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27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1.3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752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8736in"/>
    </style:style>
    <style:style style:name="co8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2602in"/>
    </style:style>
    <style:style style:name="co12" style:family="table-column">
      <style:table-column-properties fo:break-before="auto" style:column-width="0.3264in"/>
    </style:style>
    <style:style style:name="co13" style:family="table-column">
      <style:table-column-properties fo:break-before="auto" style:column-width="0.8008in"/>
    </style:style>
    <style:style style:name="co14" style:family="table-column">
      <style:table-column-properties fo:break-before="auto" style:column-width="0.6425in"/>
    </style:style>
    <style:style style:name="co15" style:family="table-column">
      <style:table-column-properties fo:break-before="auto" style:column-width="0.5634in"/>
    </style:style>
    <style:style style:name="co16" style:family="table-column">
      <style:table-column-properties fo:break-before="auto" style:column-width="0.4508in"/>
    </style:style>
    <style:style style:name="co17" style:family="table-column">
      <style:table-column-properties fo:break-before="auto" style:column-width="0.1689in"/>
    </style:style>
    <style:style style:name="co18" style:family="table-column">
      <style:table-column-properties fo:break-before="auto" style:column-width="0.4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26" style:family="table-cell" style:parent-style-name="Default" style:data-style-name="N100"/>
    <style:style style:name="ce22" style:family="table-cell" style:parent-style-name="Default" style:data-style-name="N100">
      <style:table-cell-properties fo:background-color="#dedce6"/>
    </style:style>
    <style:style style:name="ce23" style:family="table-cell" style:parent-style-name="Default" style:data-style-name="N100">
      <style:table-cell-properties fo:background-color="#e8f2a1"/>
    </style:style>
    <style:style style:name="ce17" style:family="table-cell" style:parent-style-name="Default">
      <style:table-cell-properties fo:background-color="#e8f2a1"/>
    </style:style>
    <style:style style:name="ce16" style:family="table-cell" style:parent-style-name="Default">
      <style:table-cell-properties fo:background-color="#ffa6a6"/>
    </style:style>
    <style:style style:name="ce13" style:family="table-cell" style:parent-style-name="Default" style:data-style-name="N0"/>
    <style:style style:name="ce12" style:family="table-cell" style:parent-style-name="Default">
      <style:table-cell-properties fo:background-color="#dedce6"/>
    </style:style>
    <style:style style:name="ce27" style:family="table-cell" style:parent-style-name="Default" style:data-style-name="N124"/>
    <style:style style:name="ce31" style:family="table-cell" style:parent-style-name="Default" style:data-style-name="N135"/>
    <style:style style:name="ce32" style:family="table-cell" style:parent-style-name="Default" style:data-style-name="N137"/>
    <style:style style:name="ce33" style:family="table-cell" style:parent-style-name="Default" style:data-style-name="N136"/>
    <style:style style:name="ce34" style:family="table-cell" style:parent-style-name="Default" style:data-style-name="N4"/>
    <style:style style:name="ce5" style:family="table-cell" style:parent-style-name="Default">
      <style:table-cell-properties fo:background-color="#ffe994"/>
    </style:style>
    <style:style style:name="ce20" style:family="table-cell" style:parent-style-name="Default" style:data-style-name="N131"/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ffaa95"/>
    </style:style>
    <style:style style:name="ce1" style:family="table-cell" style:parent-style-name="Default">
      <style:table-cell-properties fo:background-color="#b7b3ca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ec9ba4"/>
    </style:style>
    <style:style style:name="ce14" style:family="table-cell" style:parent-style-name="Default" style:data-style-name="N43"/>
    <style:style style:name="ce11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e8a202"/>
    </style:style>
    <style:style style:name="ce19" style:family="table-cell" style:parent-style-name="Default" style:data-style-name="N123"/>
    <style:style style:name="ce21" style:family="table-cell" style:parent-style-name="Default" style:data-style-name="N100">
      <style:table-cell-properties fo:background-color="#ffe994"/>
    </style:style>
    <style:style style:name="ce24" style:family="table-cell" style:parent-style-name="Default" style:data-style-name="N100">
      <style:table-cell-properties fo:background-color="#ffa6a6"/>
    </style:style>
    <style:style style:name="ce25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24">
      <style:table-cell-properties fo:background-color="#dde8cb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#e0c2cd"/>
    </style:style>
    <style:style style:name="ce47" style:family="table-cell" style:parent-style-name="Default">
      <style:table-cell-properties fo:background-color="#b4c7dc"/>
    </style:style>
    <style:style style:name="ce48" style:family="table-cell" style:parent-style-name="Default">
      <style:table-cell-properties fo:background-color="#d4ea6b"/>
    </style:style>
    <style:style style:name="ce62" style:family="table-cell" style:parent-style-name="Default" style:data-style-name="N138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5-6-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fsarp 5-6-2</text:p>
          </table:table-cell>
          <table:table-cell table:number-columns-repeated="6"/>
          <table:table-cell office:value-type="float" office:value="0.46" calcext:value-type="float">
            <text:p>0.46</text:p>
          </table:table-cell>
          <table:table-cell table:number-columns-repeated="23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style-name="ce26"/>
          <table:table-cell table:number-columns-repeated="30"/>
        </table:table-row>
        <table:table-row table:style-name="ro1">
          <table:table-cell table:style-name="ce26"/>
          <table:table-cell table:number-columns-repeated="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28684" calcext:value-type="float">
            <text:p>4.28684</text:p>
          </table:table-cell>
          <table:table-cell office:value-type="float" office:value="21.4132" calcext:value-type="float">
            <text:p>21.4132</text:p>
          </table:table-cell>
          <table:table-cell office:value-type="float" office:value="2.45" calcext:value-type="float">
            <text:p>2.45</text:p>
          </table:table-cell>
          <table:table-cell office:value-type="float" office:value="21.7279" calcext:value-type="float">
            <text:p>21.7279</text:p>
          </table:table-cell>
          <table:table-cell office:value-type="float" office:value="0.316479" calcext:value-type="float">
            <text:p>0.316479</text:p>
          </table:table-cell>
          <table:table-cell office:value-type="float" office:value="4.69459" calcext:value-type="float">
            <text:p>4.69459</text:p>
          </table:table-cell>
          <table:table-cell office:value-type="float" office:value="3.02608" calcext:value-type="float">
            <text:p>3.02608</text:p>
          </table:table-cell>
          <table:table-cell office:value-type="float" office:value="2.50835" calcext:value-type="float">
            <text:p>2.50835</text:p>
          </table:table-cell>
          <table:table-cell office:value-type="float" office:value="5.74022" calcext:value-type="float">
            <text:p>5.74022</text:p>
          </table:table-cell>
          <table:table-cell office:value-type="float" office:value="2.05794" calcext:value-type="float">
            <text:p>2.05794</text:p>
          </table:table-cell>
          <table:table-cell office:value-type="float" office:value="2.81692" calcext:value-type="float">
            <text:p>2.81692</text:p>
          </table:table-cell>
          <table:table-cell office:value-type="float" office:value="2.0555" calcext:value-type="float">
            <text:p>2.0555</text:p>
          </table:table-cell>
          <table:table-cell office:value-type="float" office:value="21.5461" calcext:value-type="float">
            <text:p>21.5461</text:p>
          </table:table-cell>
          <table:table-cell office:value-type="float" office:value="9.59451" calcext:value-type="float">
            <text:p>9.59451</text:p>
          </table:table-cell>
          <table:table-cell office:value-type="float" office:value="1.28099" calcext:value-type="float">
            <text:p>1.28099</text:p>
          </table:table-cell>
          <table:table-cell office:value-type="float" office:value="2.0611" calcext:value-type="float">
            <text:p>2.0611</text:p>
          </table:table-cell>
          <table:table-cell office:value-type="float" office:value="4.00877" calcext:value-type="float">
            <text:p>4.00877</text:p>
          </table:table-cell>
          <table:table-cell office:value-type="float" office:value="4.19923" calcext:value-type="float">
            <text:p>4.19923</text:p>
          </table:table-cell>
          <table:table-cell office:value-type="float" office:value="22.1548" calcext:value-type="float">
            <text:p>22.1548</text:p>
          </table:table-cell>
          <table:table-cell office:value-type="float" office:value="8.46113" calcext:value-type="float">
            <text:p>8.46113</text:p>
          </table:table-cell>
          <table:table-cell office:value-type="float" office:value="3.61106" calcext:value-type="float">
            <text:p>3.61106</text:p>
          </table:table-cell>
          <table:table-cell table:number-columns-repeated="2" office:value-type="float" office:value="6.66412" calcext:value-type="float">
            <text:p>6.66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2" office:value-type="float" office:value="1" calcext:value-type="float">
            <text:p>1</text:p>
          </table:table-cell>
          <table:table-cell office:value-type="float" office:value="4.28684" calcext:value-type="float">
            <text:p>4.28684</text:p>
          </table:table-cell>
          <table:table-cell office:value-type="float" office:value="0" calcext:value-type="float">
            <text:p>0</text:p>
          </table:table-cell>
          <table:table-cell office:value-type="float" office:value="17.3882" calcext:value-type="float">
            <text:p>17.3882</text:p>
          </table:table-cell>
          <table:table-cell office:value-type="float" office:value="2.49051" calcext:value-type="float">
            <text:p>2.49051</text:p>
          </table:table-cell>
          <table:table-cell office:value-type="float" office:value="17.7092" calcext:value-type="float">
            <text:p>17.7092</text:p>
          </table:table-cell>
          <table:table-cell office:value-type="float" office:value="4.09861" calcext:value-type="float">
            <text:p>4.09861</text:p>
          </table:table-cell>
          <table:table-cell office:value-type="float" office:value="0.474458" calcext:value-type="float">
            <text:p>0.474458</text:p>
          </table:table-cell>
          <table:table-cell office:value-type="float" office:value="3.82149" calcext:value-type="float">
            <text:p>3.82149</text:p>
          </table:table-cell>
          <table:table-cell office:value-type="float" office:value="2.46016" calcext:value-type="float">
            <text:p>2.46016</text:p>
          </table:table-cell>
          <table:table-cell office:value-type="float" office:value="3.03714" calcext:value-type="float">
            <text:p>3.03714</text:p>
          </table:table-cell>
          <table:table-cell office:value-type="float" office:value="2.2294" calcext:value-type="float">
            <text:p>2.2294</text:p>
          </table:table-cell>
          <table:table-cell office:value-type="float" office:value="2.08435" calcext:value-type="float">
            <text:p>2.08435</text:p>
          </table:table-cell>
          <table:table-cell office:value-type="float" office:value="3.86614" calcext:value-type="float">
            <text:p>3.86614</text:p>
          </table:table-cell>
          <table:table-cell office:value-type="float" office:value="17.5056" calcext:value-type="float">
            <text:p>17.5056</text:p>
          </table:table-cell>
          <table:table-cell office:value-type="float" office:value="6.47187" calcext:value-type="float">
            <text:p>6.47187</text:p>
          </table:table-cell>
          <table:table-cell office:value-type="float" office:value="3.16259" calcext:value-type="float">
            <text:p>3.16259</text:p>
          </table:table-cell>
          <table:table-cell office:value-type="float" office:value="2.22586" calcext:value-type="float">
            <text:p>2.22586</text:p>
          </table:table-cell>
          <table:table-cell office:value-type="float" office:value="2.68676" calcext:value-type="float">
            <text:p>2.68676</text:p>
          </table:table-cell>
          <table:table-cell office:value-type="float" office:value="0.953564" calcext:value-type="float">
            <text:p>0.953564</text:p>
          </table:table-cell>
          <table:table-cell office:value-type="float" office:value="18.0775" calcext:value-type="float">
            <text:p>18.0775</text:p>
          </table:table-cell>
          <table:table-cell office:value-type="float" office:value="4.76735" calcext:value-type="float">
            <text:p>4.76735</text:p>
          </table:table-cell>
          <table:table-cell office:value-type="float" office:value="1.00674" calcext:value-type="float">
            <text:p>1.00674</text:p>
          </table:table-cell>
          <table:table-cell table:number-columns-repeated="2" office:value-type="float" office:value="3.47976" calcext:value-type="float">
            <text:p>3.47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2" office:value-type="float" office:value="2" calcext:value-type="float">
            <text:p>2</text:p>
          </table:table-cell>
          <table:table-cell office:value-type="float" office:value="21.4132" calcext:value-type="float">
            <text:p>21.4132</text:p>
          </table:table-cell>
          <table:table-cell office:value-type="float" office:value="17.3882" calcext:value-type="float">
            <text:p>17.3882</text:p>
          </table:table-cell>
          <table:table-cell office:value-type="float" office:value="0" calcext:value-type="float">
            <text:p>0</text:p>
          </table:table-cell>
          <table:table-cell office:value-type="float" office:value="19.0238" calcext:value-type="float">
            <text:p>19.0238</text:p>
          </table:table-cell>
          <table:table-cell office:value-type="float" office:value="0.328391" calcext:value-type="float">
            <text:p>0.328391</text:p>
          </table:table-cell>
          <table:table-cell office:value-type="float" office:value="21.3061" calcext:value-type="float">
            <text:p>21.3061</text:p>
          </table:table-cell>
          <table:table-cell office:value-type="float" office:value="17.1189" calcext:value-type="float">
            <text:p>17.1189</text:p>
          </table:table-cell>
          <table:table-cell office:value-type="float" office:value="19.2731" calcext:value-type="float">
            <text:p>19.2731</text:p>
          </table:table-cell>
          <table:table-cell office:value-type="float" office:value="18.9667" calcext:value-type="float">
            <text:p>18.9667</text:p>
          </table:table-cell>
          <table:table-cell office:value-type="float" office:value="15.8767" calcext:value-type="float">
            <text:p>15.8767</text:p>
          </table:table-cell>
          <table:table-cell office:value-type="float" office:value="19.4561" calcext:value-type="float">
            <text:p>19.4561</text:p>
          </table:table-cell>
          <table:table-cell office:value-type="float" office:value="18.6171" calcext:value-type="float">
            <text:p>18.6171</text:p>
          </table:table-cell>
          <table:table-cell office:value-type="float" office:value="21.236" calcext:value-type="float">
            <text:p>21.236</text:p>
          </table:table-cell>
          <table:table-cell office:value-type="float" office:value="0.242036" calcext:value-type="float">
            <text:p>0.242036</text:p>
          </table:table-cell>
          <table:table-cell office:value-type="float" office:value="12.4354" calcext:value-type="float">
            <text:p>12.4354</text:p>
          </table:table-cell>
          <table:table-cell office:value-type="float" office:value="20.4835" calcext:value-type="float">
            <text:p>20.4835</text:p>
          </table:table-cell>
          <table:table-cell office:value-type="float" office:value="19.4588" calcext:value-type="float">
            <text:p>19.4588</text:p>
          </table:table-cell>
          <table:table-cell office:value-type="float" office:value="17.6865" calcext:value-type="float">
            <text:p>17.6865</text:p>
          </table:table-cell>
          <table:table-cell office:value-type="float" office:value="17.9402" calcext:value-type="float">
            <text:p>17.9402</text:p>
          </table:table-cell>
          <table:table-cell office:value-type="float" office:value="1.02588" calcext:value-type="float">
            <text:p>1.02588</text:p>
          </table:table-cell>
          <table:table-cell office:value-type="float" office:value="12.9859" calcext:value-type="float">
            <text:p>12.9859</text:p>
          </table:table-cell>
          <table:table-cell office:value-type="float" office:value="18.3364" calcext:value-type="float">
            <text:p>18.3364</text:p>
          </table:table-cell>
          <table:table-cell table:number-columns-repeated="2" office:value-type="float" office:value="14.8797" calcext:value-type="float">
            <text:p>14.8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2" office:value-type="float" office:value="3" calcext:value-type="float">
            <text:p>3</text:p>
          </table:table-cell>
          <table:table-cell office:value-type="float" office:value="2.45" calcext:value-type="float">
            <text:p>2.45</text:p>
          </table:table-cell>
          <table:table-cell office:value-type="float" office:value="2.49051" calcext:value-type="float">
            <text:p>2.49051</text:p>
          </table:table-cell>
          <table:table-cell office:value-type="float" office:value="19.0238" calcext:value-type="float">
            <text:p>19.0238</text:p>
          </table:table-cell>
          <table:table-cell office:value-type="float" office:value="0" calcext:value-type="float">
            <text:p>0</text:p>
          </table:table-cell>
          <table:table-cell office:value-type="float" office:value="19.3359" calcext:value-type="float">
            <text:p>19.3359</text:p>
          </table:table-cell>
          <table:table-cell office:value-type="float" office:value="2.42551" calcext:value-type="float">
            <text:p>2.42551</text:p>
          </table:table-cell>
          <table:table-cell office:value-type="float" office:value="2.96449" calcext:value-type="float">
            <text:p>2.96449</text:p>
          </table:table-cell>
          <table:table-cell office:value-type="float" office:value="1.52384" calcext:value-type="float">
            <text:p>1.52384</text:p>
          </table:table-cell>
          <table:table-cell office:value-type="float" office:value="0.0583769" calcext:value-type="float">
            <text:p>0.0583769</text:p>
          </table:table-cell>
          <table:table-cell office:value-type="float" office:value="3.29102" calcext:value-type="float">
            <text:p>3.29102</text:p>
          </table:table-cell>
          <table:table-cell office:value-type="float" office:value="1.19681" calcext:value-type="float">
            <text:p>1.19681</text:p>
          </table:table-cell>
          <table:table-cell office:value-type="float" office:value="0.445837" calcext:value-type="float">
            <text:p>0.445837</text:p>
          </table:table-cell>
          <table:table-cell office:value-type="float" office:value="3.3149" calcext:value-type="float">
            <text:p>3.3149</text:p>
          </table:table-cell>
          <table:table-cell office:value-type="float" office:value="19.1622" calcext:value-type="float">
            <text:p>19.1622</text:p>
          </table:table-cell>
          <table:table-cell office:value-type="float" office:value="7.15059" calcext:value-type="float">
            <text:p>7.15059</text:p>
          </table:table-cell>
          <table:table-cell office:value-type="float" office:value="1.99515" calcext:value-type="float">
            <text:p>1.99515</text:p>
          </table:table-cell>
          <table:table-cell office:value-type="float" office:value="1.21389" calcext:value-type="float">
            <text:p>1.21389</text:p>
          </table:table-cell>
          <table:table-cell office:value-type="float" office:value="1.61216" calcext:value-type="float">
            <text:p>1.61216</text:p>
          </table:table-cell>
          <table:table-cell office:value-type="float" office:value="2.92745" calcext:value-type="float">
            <text:p>2.92745</text:p>
          </table:table-cell>
          <table:table-cell office:value-type="float" office:value="19.7851" calcext:value-type="float">
            <text:p>19.7851</text:p>
          </table:table-cell>
          <table:table-cell office:value-type="float" office:value="6.04489" calcext:value-type="float">
            <text:p>6.04489</text:p>
          </table:table-cell>
          <table:table-cell office:value-type="float" office:value="2.38339" calcext:value-type="float">
            <text:p>2.38339</text:p>
          </table:table-cell>
          <table:table-cell table:number-columns-repeated="2" office:value-type="float" office:value="4.21804" calcext:value-type="float">
            <text:p>4.21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2" office:value-type="float" office:value="4" calcext:value-type="float">
            <text:p>4</text:p>
          </table:table-cell>
          <table:table-cell office:value-type="float" office:value="21.7279" calcext:value-type="float">
            <text:p>21.7279</text:p>
          </table:table-cell>
          <table:table-cell office:value-type="float" office:value="17.7092" calcext:value-type="float">
            <text:p>17.7092</text:p>
          </table:table-cell>
          <table:table-cell office:value-type="float" office:value="0.328391" calcext:value-type="float">
            <text:p>0.328391</text:p>
          </table:table-cell>
          <table:table-cell office:value-type="float" office:value="19.3359" calcext:value-type="float">
            <text:p>19.3359</text:p>
          </table:table-cell>
          <table:table-cell office:value-type="float" office:value="0" calcext:value-type="float">
            <text:p>0</text:p>
          </table:table-cell>
          <table:table-cell office:value-type="float" office:value="21.6221" calcext:value-type="float">
            <text:p>21.6221</text:p>
          </table:table-cell>
          <table:table-cell office:value-type="float" office:value="17.4413" calcext:value-type="float">
            <text:p>17.4413</text:p>
          </table:table-cell>
          <table:table-cell office:value-type="float" office:value="19.5763" calcext:value-type="float">
            <text:p>19.5763</text:p>
          </table:table-cell>
          <table:table-cell office:value-type="float" office:value="19.2787" calcext:value-type="float">
            <text:p>19.2787</text:p>
          </table:table-cell>
          <table:table-cell office:value-type="float" office:value="16.1828" calcext:value-type="float">
            <text:p>16.1828</text:p>
          </table:table-cell>
          <table:table-cell office:value-type="float" office:value="19.7736" calcext:value-type="float">
            <text:p>19.7736</text:p>
          </table:table-cell>
          <table:table-cell office:value-type="float" office:value="18.9302" calcext:value-type="float">
            <text:p>18.9302</text:p>
          </table:table-cell>
          <table:table-cell office:value-type="float" office:value="21.5582" calcext:value-type="float">
            <text:p>21.5582</text:p>
          </table:table-cell>
          <table:table-cell office:value-type="float" office:value="0.348887" calcext:value-type="float">
            <text:p>0.348887</text:p>
          </table:table-cell>
          <table:table-cell office:value-type="float" office:value="12.7246" calcext:value-type="float">
            <text:p>12.7246</text:p>
          </table:table-cell>
          <table:table-cell office:value-type="float" office:value="20.8018" calcext:value-type="float">
            <text:p>20.8018</text:p>
          </table:table-cell>
          <table:table-cell office:value-type="float" office:value="19.7764" calcext:value-type="float">
            <text:p>19.7764</text:p>
          </table:table-cell>
          <table:table-cell office:value-type="float" office:value="17.9933" calcext:value-type="float">
            <text:p>17.9933</text:p>
          </table:table-cell>
          <table:table-cell office:value-type="float" office:value="18.2639" calcext:value-type="float">
            <text:p>18.2639</text:p>
          </table:table-cell>
          <table:table-cell office:value-type="float" office:value="0.915095" calcext:value-type="float">
            <text:p>0.915095</text:p>
          </table:table-cell>
          <table:table-cell office:value-type="float" office:value="13.2962" calcext:value-type="float">
            <text:p>13.2962</text:p>
          </table:table-cell>
          <table:table-cell office:value-type="float" office:value="18.6586" calcext:value-type="float">
            <text:p>18.6586</text:p>
          </table:table-cell>
          <table:table-cell table:number-columns-repeated="2" office:value-type="float" office:value="15.1869" calcext:value-type="float">
            <text:p>15.1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0.316479" calcext:value-type="float">
            <text:p>0.316479</text:p>
          </table:table-cell>
          <table:table-cell office:value-type="float" office:value="4.09861" calcext:value-type="float">
            <text:p>4.09861</text:p>
          </table:table-cell>
          <table:table-cell office:value-type="float" office:value="21.3061" calcext:value-type="float">
            <text:p>21.3061</text:p>
          </table:table-cell>
          <table:table-cell office:value-type="float" office:value="2.42551" calcext:value-type="float">
            <text:p>2.42551</text:p>
          </table:table-cell>
          <table:table-cell office:value-type="float" office:value="21.6221" calcext:value-type="float">
            <text:p>21.6221</text:p>
          </table:table-cell>
          <table:table-cell office:value-type="float" office:value="0" calcext:value-type="float">
            <text:p>0</text:p>
          </table:table-cell>
          <table:table-cell office:value-type="float" office:value="4.49194" calcext:value-type="float">
            <text:p>4.49194</text:p>
          </table:table-cell>
          <table:table-cell office:value-type="float" office:value="3.15776" calcext:value-type="float">
            <text:p>3.15776</text:p>
          </table:table-cell>
          <table:table-cell office:value-type="float" office:value="2.4832" calcext:value-type="float">
            <text:p>2.4832</text:p>
          </table:table-cell>
          <table:table-cell office:value-type="float" office:value="5.71012" calcext:value-type="float">
            <text:p>5.71012</text:p>
          </table:table-cell>
          <table:table-cell office:value-type="float" office:value="1.88304" calcext:value-type="float">
            <text:p>1.88304</text:p>
          </table:table-cell>
          <table:table-cell office:value-type="float" office:value="2.75935" calcext:value-type="float">
            <text:p>2.75935</text:p>
          </table:table-cell>
          <table:table-cell office:value-type="float" office:value="1.74783" calcext:value-type="float">
            <text:p>1.74783</text:p>
          </table:table-cell>
          <table:table-cell office:value-type="float" office:value="21.4363" calcext:value-type="float">
            <text:p>21.4363</text:p>
          </table:table-cell>
          <table:table-cell office:value-type="float" office:value="9.57403" calcext:value-type="float">
            <text:p>9.57403</text:p>
          </table:table-cell>
          <table:table-cell office:value-type="float" office:value="1.01109" calcext:value-type="float">
            <text:p>1.01109</text:p>
          </table:table-cell>
          <table:table-cell office:value-type="float" office:value="1.88386" calcext:value-type="float">
            <text:p>1.88386</text:p>
          </table:table-cell>
          <table:table-cell office:value-type="float" office:value="4.01788" calcext:value-type="float">
            <text:p>4.01788</text:p>
          </table:table-cell>
          <table:table-cell office:value-type="float" office:value="3.95805" calcext:value-type="float">
            <text:p>3.95805</text:p>
          </table:table-cell>
          <table:table-cell office:value-type="float" office:value="22.038" calcext:value-type="float">
            <text:p>22.038</text:p>
          </table:table-cell>
          <table:table-cell office:value-type="float" office:value="8.37849" calcext:value-type="float">
            <text:p>8.37849</text:p>
          </table:table-cell>
          <table:table-cell office:value-type="float" office:value="3.37821" calcext:value-type="float">
            <text:p>3.37821</text:p>
          </table:table-cell>
          <table:table-cell table:number-columns-repeated="2" office:value-type="float" office:value="6.61261" calcext:value-type="float">
            <text:p>6.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4.69459" calcext:value-type="float">
            <text:p>4.69459</text:p>
          </table:table-cell>
          <table:table-cell office:value-type="float" office:value="0.474458" calcext:value-type="float">
            <text:p>0.474458</text:p>
          </table:table-cell>
          <table:table-cell office:value-type="float" office:value="17.1189" calcext:value-type="float">
            <text:p>17.1189</text:p>
          </table:table-cell>
          <table:table-cell office:value-type="float" office:value="2.96449" calcext:value-type="float">
            <text:p>2.96449</text:p>
          </table:table-cell>
          <table:table-cell office:value-type="float" office:value="17.4413" calcext:value-type="float">
            <text:p>17.4413</text:p>
          </table:table-cell>
          <table:table-cell office:value-type="float" office:value="4.49194" calcext:value-type="float">
            <text:p>4.49194</text:p>
          </table:table-cell>
          <table:table-cell office:value-type="float" office:value="0" calcext:value-type="float">
            <text:p>0</text:p>
          </table:table-cell>
          <table:table-cell office:value-type="float" office:value="4.28816" calcext:value-type="float">
            <text:p>4.28816</text:p>
          </table:table-cell>
          <table:table-cell office:value-type="float" office:value="2.93445" calcext:value-type="float">
            <text:p>2.93445</text:p>
          </table:table-cell>
          <table:table-cell office:value-type="float" office:value="3.23385" calcext:value-type="float">
            <text:p>3.23385</text:p>
          </table:table-cell>
          <table:table-cell office:value-type="float" office:value="2.6456" calcext:value-type="float">
            <text:p>2.6456</text:p>
          </table:table-cell>
          <table:table-cell office:value-type="float" office:value="2.55861" calcext:value-type="float">
            <text:p>2.55861</text:p>
          </table:table-cell>
          <table:table-cell office:value-type="float" office:value="4.11748" calcext:value-type="float">
            <text:p>4.11748</text:p>
          </table:table-cell>
          <table:table-cell office:value-type="float" office:value="17.2315" calcext:value-type="float">
            <text:p>17.2315</text:p>
          </table:table-cell>
          <table:table-cell office:value-type="float" office:value="6.46756" calcext:value-type="float">
            <text:p>6.46756</text:p>
          </table:table-cell>
          <table:table-cell office:value-type="float" office:value="3.52998" calcext:value-type="float">
            <text:p>3.52998</text:p>
          </table:table-cell>
          <table:table-cell office:value-type="float" office:value="2.64045" calcext:value-type="float">
            <text:p>2.64045</text:p>
          </table:table-cell>
          <table:table-cell office:value-type="float" office:value="3.09454" calcext:value-type="float">
            <text:p>3.09454</text:p>
          </table:table-cell>
          <table:table-cell office:value-type="float" office:value="0.902751" calcext:value-type="float">
            <text:p>0.902751</text:p>
          </table:table-cell>
          <table:table-cell office:value-type="float" office:value="17.7914" calcext:value-type="float">
            <text:p>17.7914</text:p>
          </table:table-cell>
          <table:table-cell office:value-type="float" office:value="4.65978" calcext:value-type="float">
            <text:p>4.65978</text:p>
          </table:table-cell>
          <table:table-cell office:value-type="float" office:value="1.21921" calcext:value-type="float">
            <text:p>1.21921</text:p>
          </table:table-cell>
          <table:table-cell table:number-columns-repeated="2" office:value-type="float" office:value="3.54875" calcext:value-type="float">
            <text:p>3.5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5" office:value-type="float" office:value="7" calcext:value-type="float">
            <text:p>7</text:p>
          </table:table-cell>
          <table:table-cell office:value-type="float" office:value="3.02608" calcext:value-type="float">
            <text:p>3.02608</text:p>
          </table:table-cell>
          <table:table-cell office:value-type="float" office:value="3.82149" calcext:value-type="float">
            <text:p>3.82149</text:p>
          </table:table-cell>
          <table:table-cell office:value-type="float" office:value="19.2731" calcext:value-type="float">
            <text:p>19.2731</text:p>
          </table:table-cell>
          <table:table-cell office:value-type="float" office:value="1.52384" calcext:value-type="float">
            <text:p>1.52384</text:p>
          </table:table-cell>
          <table:table-cell office:value-type="float" office:value="19.5763" calcext:value-type="float">
            <text:p>19.5763</text:p>
          </table:table-cell>
          <table:table-cell office:value-type="float" office:value="3.15776" calcext:value-type="float">
            <text:p>3.15776</text:p>
          </table:table-cell>
          <table:table-cell office:value-type="float" office:value="4.28816" calcext:value-type="float">
            <text:p>4.28816</text:p>
          </table:table-cell>
          <table:table-cell office:value-type="float" office:value="0" calcext:value-type="float">
            <text:p>0</text:p>
          </table:table-cell>
          <table:table-cell office:value-type="float" office:value="1.51999" calcext:value-type="float">
            <text:p>1.51999</text:p>
          </table:table-cell>
          <table:table-cell office:value-type="float" office:value="3.4204" calcext:value-type="float">
            <text:p>3.4204</text:p>
          </table:table-cell>
          <table:table-cell office:value-type="float" office:value="2.64839" calcext:value-type="float">
            <text:p>2.64839</text:p>
          </table:table-cell>
          <table:table-cell office:value-type="float" office:value="1.79502" calcext:value-type="float">
            <text:p>1.79502</text:p>
          </table:table-cell>
          <table:table-cell office:value-type="float" office:value="4.51704" calcext:value-type="float">
            <text:p>4.51704</text:p>
          </table:table-cell>
          <table:table-cell office:value-type="float" office:value="19.4266" calcext:value-type="float">
            <text:p>19.4266</text:p>
          </table:table-cell>
          <table:table-cell office:value-type="float" office:value="7.01894" calcext:value-type="float">
            <text:p>7.01894</text:p>
          </table:table-cell>
          <table:table-cell office:value-type="float" office:value="3.16732" calcext:value-type="float">
            <text:p>3.16732</text:p>
          </table:table-cell>
          <table:table-cell office:value-type="float" office:value="2.66599" calcext:value-type="float">
            <text:p>2.66599</text:p>
          </table:table-cell>
          <table:table-cell office:value-type="float" office:value="1.67707" calcext:value-type="float">
            <text:p>1.67707</text:p>
          </table:table-cell>
          <table:table-cell office:value-type="float" office:value="4.39793" calcext:value-type="float">
            <text:p>4.39793</text:p>
          </table:table-cell>
          <table:table-cell office:value-type="float" office:value="20.0849" calcext:value-type="float">
            <text:p>20.0849</text:p>
          </table:table-cell>
          <table:table-cell office:value-type="float" office:value="6.35847" calcext:value-type="float">
            <text:p>6.35847</text:p>
          </table:table-cell>
          <table:table-cell office:value-type="float" office:value="3.88306" calcext:value-type="float">
            <text:p>3.88306</text:p>
          </table:table-cell>
          <table:table-cell table:number-columns-repeated="2" office:value-type="float" office:value="4.42617" calcext:value-type="float">
            <text:p>4.42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5" office:value-type="float" office:value="8" calcext:value-type="float">
            <text:p>8</text:p>
          </table:table-cell>
          <table:table-cell office:value-type="float" office:value="2.50835" calcext:value-type="float">
            <text:p>2.50835</text:p>
          </table:table-cell>
          <table:table-cell office:value-type="float" office:value="2.46016" calcext:value-type="float">
            <text:p>2.46016</text:p>
          </table:table-cell>
          <table:table-cell office:value-type="float" office:value="18.9667" calcext:value-type="float">
            <text:p>18.9667</text:p>
          </table:table-cell>
          <table:table-cell office:value-type="float" office:value="0.0583769" calcext:value-type="float">
            <text:p>0.0583769</text:p>
          </table:table-cell>
          <table:table-cell office:value-type="float" office:value="19.2787" calcext:value-type="float">
            <text:p>19.2787</text:p>
          </table:table-cell>
          <table:table-cell office:value-type="float" office:value="2.4832" calcext:value-type="float">
            <text:p>2.4832</text:p>
          </table:table-cell>
          <table:table-cell office:value-type="float" office:value="2.93445" calcext:value-type="float">
            <text:p>2.93445</text:p>
          </table:table-cell>
          <table:table-cell office:value-type="float" office:value="1.51999" calcext:value-type="float">
            <text:p>1.51999</text:p>
          </table:table-cell>
          <table:table-cell office:value-type="float" office:value="0" calcext:value-type="float">
            <text:p>0</text:p>
          </table:table-cell>
          <table:table-cell office:value-type="float" office:value="3.23275" calcext:value-type="float">
            <text:p>3.23275</text:p>
          </table:table-cell>
          <table:table-cell office:value-type="float" office:value="1.22835" calcext:value-type="float">
            <text:p>1.22835</text:p>
          </table:table-cell>
          <table:table-cell office:value-type="float" office:value="0.400049" calcext:value-type="float">
            <text:p>0.400049</text:p>
          </table:table-cell>
          <table:table-cell office:value-type="float" office:value="3.36001" calcext:value-type="float">
            <text:p>3.36001</text:p>
          </table:table-cell>
          <table:table-cell office:value-type="float" office:value="19.1052" calcext:value-type="float">
            <text:p>19.1052</text:p>
          </table:table-cell>
          <table:table-cell office:value-type="float" office:value="7.09256" calcext:value-type="float">
            <text:p>7.09256</text:p>
          </table:table-cell>
          <table:table-cell office:value-type="float" office:value="2.04438" calcext:value-type="float">
            <text:p>2.04438</text:p>
          </table:table-cell>
          <table:table-cell office:value-type="float" office:value="1.24525" calcext:value-type="float">
            <text:p>1.24525</text:p>
          </table:table-cell>
          <table:table-cell office:value-type="float" office:value="1.55763" calcext:value-type="float">
            <text:p>1.55763</text:p>
          </table:table-cell>
          <table:table-cell office:value-type="float" office:value="2.91404" calcext:value-type="float">
            <text:p>2.91404</text:p>
          </table:table-cell>
          <table:table-cell office:value-type="float" office:value="19.7285" calcext:value-type="float">
            <text:p>19.7285</text:p>
          </table:table-cell>
          <table:table-cell office:value-type="float" office:value="5.98737" calcext:value-type="float">
            <text:p>5.98737</text:p>
          </table:table-cell>
          <table:table-cell office:value-type="float" office:value="2.37577" calcext:value-type="float">
            <text:p>2.37577</text:p>
          </table:table-cell>
          <table:table-cell table:number-columns-repeated="2" office:value-type="float" office:value="4.15972" calcext:value-type="float">
            <text:p>4.15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5" office:value-type="float" office:value="9" calcext:value-type="float">
            <text:p>9</text:p>
          </table:table-cell>
          <table:table-cell office:value-type="float" office:value="5.74022" calcext:value-type="float">
            <text:p>5.74022</text:p>
          </table:table-cell>
          <table:table-cell office:value-type="float" office:value="3.03714" calcext:value-type="float">
            <text:p>3.03714</text:p>
          </table:table-cell>
          <table:table-cell office:value-type="float" office:value="15.8767" calcext:value-type="float">
            <text:p>15.8767</text:p>
          </table:table-cell>
          <table:table-cell office:value-type="float" office:value="3.29102" calcext:value-type="float">
            <text:p>3.29102</text:p>
          </table:table-cell>
          <table:table-cell office:value-type="float" office:value="16.1828" calcext:value-type="float">
            <text:p>16.1828</text:p>
          </table:table-cell>
          <table:table-cell office:value-type="float" office:value="5.71012" calcext:value-type="float">
            <text:p>5.71012</text:p>
          </table:table-cell>
          <table:table-cell office:value-type="float" office:value="3.23385" calcext:value-type="float">
            <text:p>3.23385</text:p>
          </table:table-cell>
          <table:table-cell office:value-type="float" office:value="3.4204" calcext:value-type="float">
            <text:p>3.4204</text:p>
          </table:table-cell>
          <table:table-cell office:value-type="float" office:value="3.23275" calcext:value-type="float">
            <text:p>3.23275</text:p>
          </table:table-cell>
          <table:table-cell office:value-type="float" office:value="0" calcext:value-type="float">
            <text:p>0</text:p>
          </table:table-cell>
          <table:table-cell office:value-type="float" office:value="4.0965" calcext:value-type="float">
            <text:p>4.0965</text:p>
          </table:table-cell>
          <table:table-cell office:value-type="float" office:value="2.96009" calcext:value-type="float">
            <text:p>2.96009</text:p>
          </table:table-cell>
          <table:table-cell office:value-type="float" office:value="6.27794" calcext:value-type="float">
            <text:p>6.27794</text:p>
          </table:table-cell>
          <table:table-cell office:value-type="float" office:value="16.0261" calcext:value-type="float">
            <text:p>16.0261</text:p>
          </table:table-cell>
          <table:table-cell office:value-type="float" office:value="3.86656" calcext:value-type="float">
            <text:p>3.86656</text:p>
          </table:table-cell>
          <table:table-cell office:value-type="float" office:value="5.12266" calcext:value-type="float">
            <text:p>5.12266</text:p>
          </table:table-cell>
          <table:table-cell office:value-type="float" office:value="4.10658" calcext:value-type="float">
            <text:p>4.10658</text:p>
          </table:table-cell>
          <table:table-cell office:value-type="float" office:value="1.81289" calcext:value-type="float">
            <text:p>1.81289</text:p>
          </table:table-cell>
          <table:table-cell office:value-type="float" office:value="3.9907" calcext:value-type="float">
            <text:p>3.9907</text:p>
          </table:table-cell>
          <table:table-cell office:value-type="float" office:value="16.6763" calcext:value-type="float">
            <text:p>16.6763</text:p>
          </table:table-cell>
          <table:table-cell office:value-type="float" office:value="2.93893" calcext:value-type="float">
            <text:p>2.93893</text:p>
          </table:table-cell>
          <table:table-cell office:value-type="float" office:value="3.90065" calcext:value-type="float">
            <text:p>3.90065</text:p>
          </table:table-cell>
          <table:table-cell table:number-columns-repeated="2" office:value-type="float" office:value="1.00577" calcext:value-type="float">
            <text:p>1.00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office:value-type="float" office:value="2.05794" calcext:value-type="float">
            <text:p>2.05794</text:p>
          </table:table-cell>
          <table:table-cell office:value-type="float" office:value="2.2294" calcext:value-type="float">
            <text:p>2.2294</text:p>
          </table:table-cell>
          <table:table-cell office:value-type="float" office:value="19.4561" calcext:value-type="float">
            <text:p>19.4561</text:p>
          </table:table-cell>
          <table:table-cell office:value-type="float" office:value="1.19681" calcext:value-type="float">
            <text:p>1.19681</text:p>
          </table:table-cell>
          <table:table-cell office:value-type="float" office:value="19.7736" calcext:value-type="float">
            <text:p>19.7736</text:p>
          </table:table-cell>
          <table:table-cell office:value-type="float" office:value="1.88304" calcext:value-type="float">
            <text:p>1.88304</text:p>
          </table:table-cell>
          <table:table-cell office:value-type="float" office:value="2.6456" calcext:value-type="float">
            <text:p>2.6456</text:p>
          </table:table-cell>
          <table:table-cell office:value-type="float" office:value="2.64839" calcext:value-type="float">
            <text:p>2.64839</text:p>
          </table:table-cell>
          <table:table-cell office:value-type="float" office:value="1.22835" calcext:value-type="float">
            <text:p>1.22835</text:p>
          </table:table-cell>
          <table:table-cell office:value-type="float" office:value="4.0965" calcext:value-type="float">
            <text:p>4.0965</text:p>
          </table:table-cell>
          <table:table-cell office:value-type="float" office:value="0" calcext:value-type="float">
            <text:p>0</text:p>
          </table:table-cell>
          <table:table-cell office:value-type="float" office:value="1.24464" calcext:value-type="float">
            <text:p>1.24464</text:p>
          </table:table-cell>
          <table:table-cell office:value-type="float" office:value="2.21517" calcext:value-type="float">
            <text:p>2.21517</text:p>
          </table:table-cell>
          <table:table-cell office:value-type="float" office:value="19.5828" calcext:value-type="float">
            <text:p>19.5828</text:p>
          </table:table-cell>
          <table:table-cell office:value-type="float" office:value="7.93979" calcext:value-type="float">
            <text:p>7.93979</text:p>
          </table:table-cell>
          <table:table-cell office:value-type="float" office:value="1.05014" calcext:value-type="float">
            <text:p>1.05014</text:p>
          </table:table-cell>
          <table:table-cell office:value-type="float" office:value="0.017595" calcext:value-type="float">
            <text:p>0.017595</text:p>
          </table:table-cell>
          <table:table-cell office:value-type="float" office:value="2.65999" calcext:value-type="float">
            <text:p>2.65999</text:p>
          </table:table-cell>
          <table:table-cell office:value-type="float" office:value="2.25416" calcext:value-type="float">
            <text:p>2.25416</text:p>
          </table:table-cell>
          <table:table-cell office:value-type="float" office:value="20.1769" calcext:value-type="float">
            <text:p>20.1769</text:p>
          </table:table-cell>
          <table:table-cell office:value-type="float" office:value="6.58352" calcext:value-type="float">
            <text:p>6.58352</text:p>
          </table:table-cell>
          <table:table-cell office:value-type="float" office:value="1.65105" calcext:value-type="float">
            <text:p>1.65105</text:p>
          </table:table-cell>
          <table:table-cell table:number-columns-repeated="2" office:value-type="float" office:value="4.91105" calcext:value-type="float">
            <text:p>4.91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office:value-type="float" office:value="2.81692" calcext:value-type="float">
            <text:p>2.81692</text:p>
          </table:table-cell>
          <table:table-cell office:value-type="float" office:value="2.08435" calcext:value-type="float">
            <text:p>2.08435</text:p>
          </table:table-cell>
          <table:table-cell office:value-type="float" office:value="18.6171" calcext:value-type="float">
            <text:p>18.6171</text:p>
          </table:table-cell>
          <table:table-cell office:value-type="float" office:value="0.445837" calcext:value-type="float">
            <text:p>0.445837</text:p>
          </table:table-cell>
          <table:table-cell office:value-type="float" office:value="18.9302" calcext:value-type="float">
            <text:p>18.9302</text:p>
          </table:table-cell>
          <table:table-cell office:value-type="float" office:value="2.75935" calcext:value-type="float">
            <text:p>2.75935</text:p>
          </table:table-cell>
          <table:table-cell office:value-type="float" office:value="2.55861" calcext:value-type="float">
            <text:p>2.55861</text:p>
          </table:table-cell>
          <table:table-cell office:value-type="float" office:value="1.79502" calcext:value-type="float">
            <text:p>1.79502</text:p>
          </table:table-cell>
          <table:table-cell office:value-type="float" office:value="0.400049" calcext:value-type="float">
            <text:p>0.400049</text:p>
          </table:table-cell>
          <table:table-cell office:value-type="float" office:value="2.96009" calcext:value-type="float">
            <text:p>2.96009</text:p>
          </table:table-cell>
          <table:table-cell office:value-type="float" office:value="1.24464" calcext:value-type="float">
            <text:p>1.24464</text:p>
          </table:table-cell>
          <table:table-cell office:value-type="float" office:value="0" calcext:value-type="float">
            <text:p>0</text:p>
          </table:table-cell>
          <table:table-cell office:value-type="float" office:value="3.45241" calcext:value-type="float">
            <text:p>3.45241</text:p>
          </table:table-cell>
          <table:table-cell office:value-type="float" office:value="18.7536" calcext:value-type="float">
            <text:p>18.7536</text:p>
          </table:table-cell>
          <table:table-cell office:value-type="float" office:value="6.82661" calcext:value-type="float">
            <text:p>6.82661</text:p>
          </table:table-cell>
          <table:table-cell office:value-type="float" office:value="2.19541" calcext:value-type="float">
            <text:p>2.19541</text:p>
          </table:table-cell>
          <table:table-cell office:value-type="float" office:value="1.25911" calcext:value-type="float">
            <text:p>1.25911</text:p>
          </table:table-cell>
          <table:table-cell office:value-type="float" office:value="1.41566" calcext:value-type="float">
            <text:p>1.41566</text:p>
          </table:table-cell>
          <table:table-cell office:value-type="float" office:value="2.60291" calcext:value-type="float">
            <text:p>2.60291</text:p>
          </table:table-cell>
          <table:table-cell office:value-type="float" office:value="19.3721" calcext:value-type="float">
            <text:p>19.3721</text:p>
          </table:table-cell>
          <table:table-cell office:value-type="float" office:value="5.64826" calcext:value-type="float">
            <text:p>5.64826</text:p>
          </table:table-cell>
          <table:table-cell office:value-type="float" office:value="2.09742" calcext:value-type="float">
            <text:p>2.09742</text:p>
          </table:table-cell>
          <table:table-cell table:number-columns-repeated="2" office:value-type="float" office:value="3.85367" calcext:value-type="float">
            <text:p>3.85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office:value-type="float" office:value="2.0555" calcext:value-type="float">
            <text:p>2.0555</text:p>
          </table:table-cell>
          <table:table-cell office:value-type="float" office:value="3.86614" calcext:value-type="float">
            <text:p>3.86614</text:p>
          </table:table-cell>
          <table:table-cell office:value-type="float" office:value="21.236" calcext:value-type="float">
            <text:p>21.236</text:p>
          </table:table-cell>
          <table:table-cell office:value-type="float" office:value="3.3149" calcext:value-type="float">
            <text:p>3.3149</text:p>
          </table:table-cell>
          <table:table-cell office:value-type="float" office:value="21.5582" calcext:value-type="float">
            <text:p>21.5582</text:p>
          </table:table-cell>
          <table:table-cell office:value-type="float" office:value="1.74783" calcext:value-type="float">
            <text:p>1.74783</text:p>
          </table:table-cell>
          <table:table-cell office:value-type="float" office:value="4.11748" calcext:value-type="float">
            <text:p>4.11748</text:p>
          </table:table-cell>
          <table:table-cell office:value-type="float" office:value="4.51704" calcext:value-type="float">
            <text:p>4.51704</text:p>
          </table:table-cell>
          <table:table-cell office:value-type="float" office:value="3.36001" calcext:value-type="float">
            <text:p>3.36001</text:p>
          </table:table-cell>
          <table:table-cell office:value-type="float" office:value="6.27794" calcext:value-type="float">
            <text:p>6.27794</text:p>
          </table:table-cell>
          <table:table-cell office:value-type="float" office:value="2.21517" calcext:value-type="float">
            <text:p>2.21517</text:p>
          </table:table-cell>
          <table:table-cell office:value-type="float" office:value="3.45241" calcext:value-type="float">
            <text:p>3.45241</text:p>
          </table:table-cell>
          <table:table-cell office:value-type="float" office:value="0" calcext:value-type="float">
            <text:p>0</text:p>
          </table:table-cell>
          <table:table-cell office:value-type="float" office:value="21.349" calcext:value-type="float">
            <text:p>21.349</text:p>
          </table:table-cell>
          <table:table-cell office:value-type="float" office:value="10.0819" calcext:value-type="float">
            <text:p>10.0819</text:p>
          </table:table-cell>
          <table:table-cell office:value-type="float" office:value="1.35421" calcext:value-type="float">
            <text:p>1.35421</text:p>
          </table:table-cell>
          <table:table-cell office:value-type="float" office:value="2.20228" calcext:value-type="float">
            <text:p>2.20228</text:p>
          </table:table-cell>
          <table:table-cell office:value-type="float" office:value="4.86648" calcext:value-type="float">
            <text:p>4.86648</text:p>
          </table:table-cell>
          <table:table-cell office:value-type="float" office:value="3.33013" calcext:value-type="float">
            <text:p>3.33013</text:p>
          </table:table-cell>
          <table:table-cell office:value-type="float" office:value="21.9075" calcext:value-type="float">
            <text:p>21.9075</text:p>
          </table:table-cell>
          <table:table-cell office:value-type="float" office:value="8.57729" calcext:value-type="float">
            <text:p>8.57729</text:p>
          </table:table-cell>
          <table:table-cell office:value-type="float" office:value="2.89964" calcext:value-type="float">
            <text:p>2.89964</text:p>
          </table:table-cell>
          <table:table-cell table:number-columns-repeated="2" office:value-type="float" office:value="7.03392" calcext:value-type="float">
            <text:p>7.03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office:value-type="float" office:value="21.5461" calcext:value-type="float">
            <text:p>21.5461</text:p>
          </table:table-cell>
          <table:table-cell office:value-type="float" office:value="17.5056" calcext:value-type="float">
            <text:p>17.5056</text:p>
          </table:table-cell>
          <table:table-cell office:value-type="float" office:value="0.242036" calcext:value-type="float">
            <text:p>0.242036</text:p>
          </table:table-cell>
          <table:table-cell office:value-type="float" office:value="19.1622" calcext:value-type="float">
            <text:p>19.1622</text:p>
          </table:table-cell>
          <table:table-cell office:value-type="float" office:value="0.348887" calcext:value-type="float">
            <text:p>0.348887</text:p>
          </table:table-cell>
          <table:table-cell office:value-type="float" office:value="21.4363" calcext:value-type="float">
            <text:p>21.4363</text:p>
          </table:table-cell>
          <table:table-cell office:value-type="float" office:value="17.2315" calcext:value-type="float">
            <text:p>17.2315</text:p>
          </table:table-cell>
          <table:table-cell office:value-type="float" office:value="19.4266" calcext:value-type="float">
            <text:p>19.4266</text:p>
          </table:table-cell>
          <table:table-cell office:value-type="float" office:value="19.1052" calcext:value-type="float">
            <text:p>19.1052</text:p>
          </table:table-cell>
          <table:table-cell office:value-type="float" office:value="16.0261" calcext:value-type="float">
            <text:p>16.0261</text:p>
          </table:table-cell>
          <table:table-cell office:value-type="float" office:value="19.5828" calcext:value-type="float">
            <text:p>19.5828</text:p>
          </table:table-cell>
          <table:table-cell office:value-type="float" office:value="18.7536" calcext:value-type="float">
            <text:p>18.7536</text:p>
          </table:table-cell>
          <table:table-cell office:value-type="float" office:value="21.349" calcext:value-type="float">
            <text:p>21.349</text:p>
          </table:table-cell>
          <table:table-cell office:value-type="float" office:value="0" calcext:value-type="float">
            <text:p>0</text:p>
          </table:table-cell>
          <table:table-cell office:value-type="float" office:value="12.6076" calcext:value-type="float">
            <text:p>12.6076</text:p>
          </table:table-cell>
          <table:table-cell office:value-type="float" office:value="20.6079" calcext:value-type="float">
            <text:p>20.6079</text:p>
          </table:table-cell>
          <table:table-cell office:value-type="float" office:value="19.5853" calcext:value-type="float">
            <text:p>19.5853</text:p>
          </table:table-cell>
          <table:table-cell office:value-type="float" office:value="17.8345" calcext:value-type="float">
            <text:p>17.8345</text:p>
          </table:table-cell>
          <table:table-cell office:value-type="float" office:value="18.0482" calcext:value-type="float">
            <text:p>18.0482</text:p>
          </table:table-cell>
          <table:table-cell office:value-type="float" office:value="0.791084" calcext:value-type="float">
            <text:p>0.791084</text:p>
          </table:table-cell>
          <table:table-cell office:value-type="float" office:value="13.1284" calcext:value-type="float">
            <text:p>13.1284</text:p>
          </table:table-cell>
          <table:table-cell office:value-type="float" office:value="18.4497" calcext:value-type="float">
            <text:p>18.4497</text:p>
          </table:table-cell>
          <table:table-cell table:number-columns-repeated="2" office:value-type="float" office:value="15.0275" calcext:value-type="float">
            <text:p>15.0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office:value-type="float" office:value="9.59451" calcext:value-type="float">
            <text:p>9.59451</text:p>
          </table:table-cell>
          <table:table-cell office:value-type="float" office:value="6.47187" calcext:value-type="float">
            <text:p>6.47187</text:p>
          </table:table-cell>
          <table:table-cell office:value-type="float" office:value="12.4354" calcext:value-type="float">
            <text:p>12.4354</text:p>
          </table:table-cell>
          <table:table-cell office:value-type="float" office:value="7.15059" calcext:value-type="float">
            <text:p>7.15059</text:p>
          </table:table-cell>
          <table:table-cell office:value-type="float" office:value="12.7246" calcext:value-type="float">
            <text:p>12.7246</text:p>
          </table:table-cell>
          <table:table-cell office:value-type="float" office:value="9.57403" calcext:value-type="float">
            <text:p>9.57403</text:p>
          </table:table-cell>
          <table:table-cell office:value-type="float" office:value="6.46756" calcext:value-type="float">
            <text:p>6.46756</text:p>
          </table:table-cell>
          <table:table-cell office:value-type="float" office:value="7.01894" calcext:value-type="float">
            <text:p>7.01894</text:p>
          </table:table-cell>
          <table:table-cell office:value-type="float" office:value="7.09256" calcext:value-type="float">
            <text:p>7.09256</text:p>
          </table:table-cell>
          <table:table-cell office:value-type="float" office:value="3.86656" calcext:value-type="float">
            <text:p>3.86656</text:p>
          </table:table-cell>
          <table:table-cell office:value-type="float" office:value="7.93979" calcext:value-type="float">
            <text:p>7.93979</text:p>
          </table:table-cell>
          <table:table-cell office:value-type="float" office:value="6.82661" calcext:value-type="float">
            <text:p>6.82661</text:p>
          </table:table-cell>
          <table:table-cell office:value-type="float" office:value="10.0819" calcext:value-type="float">
            <text:p>10.0819</text:p>
          </table:table-cell>
          <table:table-cell office:value-type="float" office:value="12.6076" calcext:value-type="float">
            <text:p>12.6076</text:p>
          </table:table-cell>
          <table:table-cell office:value-type="float" office:value="0" calcext:value-type="float">
            <text:p>0</text:p>
          </table:table-cell>
          <table:table-cell office:value-type="float" office:value="8.97724" calcext:value-type="float">
            <text:p>8.97724</text:p>
          </table:table-cell>
          <table:table-cell office:value-type="float" office:value="7.94876" calcext:value-type="float">
            <text:p>7.94876</text:p>
          </table:table-cell>
          <table:table-cell office:value-type="float" office:value="5.60286" calcext:value-type="float">
            <text:p>5.60286</text:p>
          </table:table-cell>
          <table:table-cell office:value-type="float" office:value="7.35737" calcext:value-type="float">
            <text:p>7.35737</text:p>
          </table:table-cell>
          <table:table-cell office:value-type="float" office:value="13.3098" calcext:value-type="float">
            <text:p>13.3098</text:p>
          </table:table-cell>
          <table:table-cell office:value-type="float" office:value="2.13411" calcext:value-type="float">
            <text:p>2.13411</text:p>
          </table:table-cell>
          <table:table-cell office:value-type="float" office:value="7.45821" calcext:value-type="float">
            <text:p>7.45821</text:p>
          </table:table-cell>
          <table:table-cell table:number-columns-repeated="2" office:value-type="float" office:value="3.04983" calcext:value-type="float">
            <text:p>3.04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7" office:value-type="float" office:value="15" calcext:value-type="float">
            <text:p>15</text:p>
          </table:table-cell>
          <table:table-cell office:value-type="float" office:value="1.28099" calcext:value-type="float">
            <text:p>1.28099</text:p>
          </table:table-cell>
          <table:table-cell office:value-type="float" office:value="3.16259" calcext:value-type="float">
            <text:p>3.16259</text:p>
          </table:table-cell>
          <table:table-cell office:value-type="float" office:value="20.4835" calcext:value-type="float">
            <text:p>20.4835</text:p>
          </table:table-cell>
          <table:table-cell office:value-type="float" office:value="1.99515" calcext:value-type="float">
            <text:p>1.99515</text:p>
          </table:table-cell>
          <table:table-cell office:value-type="float" office:value="20.8018" calcext:value-type="float">
            <text:p>20.8018</text:p>
          </table:table-cell>
          <table:table-cell office:value-type="float" office:value="1.01109" calcext:value-type="float">
            <text:p>1.01109</text:p>
          </table:table-cell>
          <table:table-cell office:value-type="float" office:value="3.52998" calcext:value-type="float">
            <text:p>3.52998</text:p>
          </table:table-cell>
          <table:table-cell office:value-type="float" office:value="3.16732" calcext:value-type="float">
            <text:p>3.16732</text:p>
          </table:table-cell>
          <table:table-cell office:value-type="float" office:value="2.04438" calcext:value-type="float">
            <text:p>2.04438</text:p>
          </table:table-cell>
          <table:table-cell office:value-type="float" office:value="5.12266" calcext:value-type="float">
            <text:p>5.12266</text:p>
          </table:table-cell>
          <table:table-cell office:value-type="float" office:value="1.05014" calcext:value-type="float">
            <text:p>1.05014</text:p>
          </table:table-cell>
          <table:table-cell office:value-type="float" office:value="2.19541" calcext:value-type="float">
            <text:p>2.19541</text:p>
          </table:table-cell>
          <table:table-cell office:value-type="float" office:value="1.35421" calcext:value-type="float">
            <text:p>1.35421</text:p>
          </table:table-cell>
          <table:table-cell office:value-type="float" office:value="20.6079" calcext:value-type="float">
            <text:p>20.6079</text:p>
          </table:table-cell>
          <table:table-cell office:value-type="float" office:value="8.97724" calcext:value-type="float">
            <text:p>8.97724</text:p>
          </table:table-cell>
          <table:table-cell office:value-type="float" office:value="0" calcext:value-type="float">
            <text:p>0</text:p>
          </table:table-cell>
          <table:table-cell office:value-type="float" office:value="1.04393" calcext:value-type="float">
            <text:p>1.04393</text:p>
          </table:table-cell>
          <table:table-cell office:value-type="float" office:value="3.5864" calcext:value-type="float">
            <text:p>3.5864</text:p>
          </table:table-cell>
          <table:table-cell office:value-type="float" office:value="2.95421" calcext:value-type="float">
            <text:p>2.95421</text:p>
          </table:table-cell>
          <table:table-cell office:value-type="float" office:value="21.1957" calcext:value-type="float">
            <text:p>21.1957</text:p>
          </table:table-cell>
          <table:table-cell office:value-type="float" office:value="7.63188" calcext:value-type="float">
            <text:p>7.63188</text:p>
          </table:table-cell>
          <table:table-cell office:value-type="float" office:value="2.38302" calcext:value-type="float">
            <text:p>2.38302</text:p>
          </table:table-cell>
          <table:table-cell table:number-columns-repeated="2" office:value-type="float" office:value="5.95613" calcext:value-type="float">
            <text:p>5.95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6" office:value-type="float" office:value="16" calcext:value-type="float">
            <text:p>16</text:p>
          </table:table-cell>
          <table:table-cell office:value-type="float" office:value="2.0611" calcext:value-type="float">
            <text:p>2.0611</text:p>
          </table:table-cell>
          <table:table-cell office:value-type="float" office:value="2.22586" calcext:value-type="float">
            <text:p>2.22586</text:p>
          </table:table-cell>
          <table:table-cell office:value-type="float" office:value="19.4588" calcext:value-type="float">
            <text:p>19.4588</text:p>
          </table:table-cell>
          <table:table-cell office:value-type="float" office:value="1.21389" calcext:value-type="float">
            <text:p>1.21389</text:p>
          </table:table-cell>
          <table:table-cell office:value-type="float" office:value="19.7764" calcext:value-type="float">
            <text:p>19.7764</text:p>
          </table:table-cell>
          <table:table-cell office:value-type="float" office:value="1.88386" calcext:value-type="float">
            <text:p>1.88386</text:p>
          </table:table-cell>
          <table:table-cell office:value-type="float" office:value="2.64045" calcext:value-type="float">
            <text:p>2.64045</text:p>
          </table:table-cell>
          <table:table-cell office:value-type="float" office:value="2.66599" calcext:value-type="float">
            <text:p>2.66599</text:p>
          </table:table-cell>
          <table:table-cell office:value-type="float" office:value="1.24525" calcext:value-type="float">
            <text:p>1.24525</text:p>
          </table:table-cell>
          <table:table-cell office:value-type="float" office:value="4.10658" calcext:value-type="float">
            <text:p>4.10658</text:p>
          </table:table-cell>
          <table:table-cell office:value-type="float" office:value="0.017595" calcext:value-type="float">
            <text:p>0.017595</text:p>
          </table:table-cell>
          <table:table-cell office:value-type="float" office:value="1.25911" calcext:value-type="float">
            <text:p>1.25911</text:p>
          </table:table-cell>
          <table:table-cell office:value-type="float" office:value="2.20228" calcext:value-type="float">
            <text:p>2.20228</text:p>
          </table:table-cell>
          <table:table-cell office:value-type="float" office:value="19.5853" calcext:value-type="float">
            <text:p>19.5853</text:p>
          </table:table-cell>
          <table:table-cell office:value-type="float" office:value="7.94876" calcext:value-type="float">
            <text:p>7.94876</text:p>
          </table:table-cell>
          <table:table-cell office:value-type="float" office:value="1.04393" calcext:value-type="float">
            <text:p>1.04393</text:p>
          </table:table-cell>
          <table:table-cell office:value-type="float" office:value="0" calcext:value-type="float">
            <text:p>0</text:p>
          </table:table-cell>
          <table:table-cell office:value-type="float" office:value="2.67427" calcext:value-type="float">
            <text:p>2.67427</text:p>
          </table:table-cell>
          <table:table-cell office:value-type="float" office:value="2.24376" calcext:value-type="float">
            <text:p>2.24376</text:p>
          </table:table-cell>
          <table:table-cell office:value-type="float" office:value="20.1789" calcext:value-type="float">
            <text:p>20.1789</text:p>
          </table:table-cell>
          <table:table-cell office:value-type="float" office:value="6.58884" calcext:value-type="float">
            <text:p>6.58884</text:p>
          </table:table-cell>
          <table:table-cell office:value-type="float" office:value="1.64061" calcext:value-type="float">
            <text:p>1.64061</text:p>
          </table:table-cell>
          <table:table-cell table:number-columns-repeated="2" office:value-type="float" office:value="4.91915" calcext:value-type="float">
            <text:p>4.91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6" office:value-type="float" office:value="17" calcext:value-type="float">
            <text:p>17</text:p>
          </table:table-cell>
          <table:table-cell office:value-type="float" office:value="4.00877" calcext:value-type="float">
            <text:p>4.00877</text:p>
          </table:table-cell>
          <table:table-cell office:value-type="float" office:value="2.68676" calcext:value-type="float">
            <text:p>2.68676</text:p>
          </table:table-cell>
          <table:table-cell office:value-type="float" office:value="17.6865" calcext:value-type="float">
            <text:p>17.6865</text:p>
          </table:table-cell>
          <table:table-cell office:value-type="float" office:value="1.61216" calcext:value-type="float">
            <text:p>1.61216</text:p>
          </table:table-cell>
          <table:table-cell office:value-type="float" office:value="17.9933" calcext:value-type="float">
            <text:p>17.9933</text:p>
          </table:table-cell>
          <table:table-cell office:value-type="float" office:value="4.01788" calcext:value-type="float">
            <text:p>4.01788</text:p>
          </table:table-cell>
          <table:table-cell office:value-type="float" office:value="3.09454" calcext:value-type="float">
            <text:p>3.09454</text:p>
          </table:table-cell>
          <table:table-cell office:value-type="float" office:value="1.67707" calcext:value-type="float">
            <text:p>1.67707</text:p>
          </table:table-cell>
          <table:table-cell office:value-type="float" office:value="1.55763" calcext:value-type="float">
            <text:p>1.55763</text:p>
          </table:table-cell>
          <table:table-cell office:value-type="float" office:value="1.81289" calcext:value-type="float">
            <text:p>1.81289</text:p>
          </table:table-cell>
          <table:table-cell office:value-type="float" office:value="2.65999" calcext:value-type="float">
            <text:p>2.65999</text:p>
          </table:table-cell>
          <table:table-cell office:value-type="float" office:value="1.41566" calcext:value-type="float">
            <text:p>1.41566</text:p>
          </table:table-cell>
          <table:table-cell office:value-type="float" office:value="4.86648" calcext:value-type="float">
            <text:p>4.86648</text:p>
          </table:table-cell>
          <table:table-cell office:value-type="float" office:value="17.8345" calcext:value-type="float">
            <text:p>17.8345</text:p>
          </table:table-cell>
          <table:table-cell office:value-type="float" office:value="5.60286" calcext:value-type="float">
            <text:p>5.60286</text:p>
          </table:table-cell>
          <table:table-cell office:value-type="float" office:value="3.5864" calcext:value-type="float">
            <text:p>3.5864</text:p>
          </table:table-cell>
          <table:table-cell office:value-type="float" office:value="2.67427" calcext:value-type="float">
            <text:p>2.67427</text:p>
          </table:table-cell>
          <table:table-cell office:value-type="float" office:value="0" calcext:value-type="float">
            <text:p>0</text:p>
          </table:table-cell>
          <table:table-cell office:value-type="float" office:value="3.50267" calcext:value-type="float">
            <text:p>3.50267</text:p>
          </table:table-cell>
          <table:table-cell office:value-type="float" office:value="18.4809" calcext:value-type="float">
            <text:p>18.4809</text:p>
          </table:table-cell>
          <table:table-cell office:value-type="float" office:value="4.72341" calcext:value-type="float">
            <text:p>4.72341</text:p>
          </table:table-cell>
          <table:table-cell office:value-type="float" office:value="3.14992" calcext:value-type="float">
            <text:p>3.14992</text:p>
          </table:table-cell>
          <table:table-cell table:number-columns-repeated="2" office:value-type="float" office:value="2.80703" calcext:value-type="float">
            <text:p>2.80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6" office:value-type="float" office:value="18" calcext:value-type="float">
            <text:p>18</text:p>
          </table:table-cell>
          <table:table-cell office:value-type="float" office:value="4.19923" calcext:value-type="float">
            <text:p>4.19923</text:p>
          </table:table-cell>
          <table:table-cell office:value-type="float" office:value="0.953564" calcext:value-type="float">
            <text:p>0.953564</text:p>
          </table:table-cell>
          <table:table-cell office:value-type="float" office:value="17.9402" calcext:value-type="float">
            <text:p>17.9402</text:p>
          </table:table-cell>
          <table:table-cell office:value-type="float" office:value="2.92745" calcext:value-type="float">
            <text:p>2.92745</text:p>
          </table:table-cell>
          <table:table-cell office:value-type="float" office:value="18.2639" calcext:value-type="float">
            <text:p>18.2639</text:p>
          </table:table-cell>
          <table:table-cell office:value-type="float" office:value="3.95805" calcext:value-type="float">
            <text:p>3.95805</text:p>
          </table:table-cell>
          <table:table-cell office:value-type="float" office:value="0.902751" calcext:value-type="float">
            <text:p>0.902751</text:p>
          </table:table-cell>
          <table:table-cell office:value-type="float" office:value="4.39793" calcext:value-type="float">
            <text:p>4.39793</text:p>
          </table:table-cell>
          <table:table-cell office:value-type="float" office:value="2.91404" calcext:value-type="float">
            <text:p>2.91404</text:p>
          </table:table-cell>
          <table:table-cell office:value-type="float" office:value="3.9907" calcext:value-type="float">
            <text:p>3.9907</text:p>
          </table:table-cell>
          <table:table-cell office:value-type="float" office:value="2.25416" calcext:value-type="float">
            <text:p>2.25416</text:p>
          </table:table-cell>
          <table:table-cell office:value-type="float" office:value="2.60291" calcext:value-type="float">
            <text:p>2.60291</text:p>
          </table:table-cell>
          <table:table-cell office:value-type="float" office:value="3.33013" calcext:value-type="float">
            <text:p>3.33013</text:p>
          </table:table-cell>
          <table:table-cell office:value-type="float" office:value="18.0482" calcext:value-type="float">
            <text:p>18.0482</text:p>
          </table:table-cell>
          <table:table-cell office:value-type="float" office:value="7.35737" calcext:value-type="float">
            <text:p>7.35737</text:p>
          </table:table-cell>
          <table:table-cell office:value-type="float" office:value="2.95421" calcext:value-type="float">
            <text:p>2.95421</text:p>
          </table:table-cell>
          <table:table-cell office:value-type="float" office:value="2.24376" calcext:value-type="float">
            <text:p>2.24376</text:p>
          </table:table-cell>
          <table:table-cell office:value-type="float" office:value="3.50267" calcext:value-type="float">
            <text:p>3.50267</text:p>
          </table:table-cell>
          <table:table-cell office:value-type="float" office:value="0" calcext:value-type="float">
            <text:p>0</text:p>
          </table:table-cell>
          <table:table-cell office:value-type="float" office:value="18.5955" calcext:value-type="float">
            <text:p>18.5955</text:p>
          </table:table-cell>
          <table:table-cell office:value-type="float" office:value="5.56228" calcext:value-type="float">
            <text:p>5.56228</text:p>
          </table:table-cell>
          <table:table-cell office:value-type="float" office:value="0.603164" calcext:value-type="float">
            <text:p>0.603164</text:p>
          </table:table-cell>
          <table:table-cell table:number-columns-repeated="2" office:value-type="float" office:value="4.40365" calcext:value-type="float">
            <text:p>4.40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6" office:value-type="float" office:value="19" calcext:value-type="float">
            <text:p>19</text:p>
          </table:table-cell>
          <table:table-cell office:value-type="float" office:value="22.1548" calcext:value-type="float">
            <text:p>22.1548</text:p>
          </table:table-cell>
          <table:table-cell office:value-type="float" office:value="18.0775" calcext:value-type="float">
            <text:p>18.0775</text:p>
          </table:table-cell>
          <table:table-cell office:value-type="float" office:value="1.02588" calcext:value-type="float">
            <text:p>1.02588</text:p>
          </table:table-cell>
          <table:table-cell office:value-type="float" office:value="19.7851" calcext:value-type="float">
            <text:p>19.7851</text:p>
          </table:table-cell>
          <table:table-cell office:value-type="float" office:value="0.915095" calcext:value-type="float">
            <text:p>0.915095</text:p>
          </table:table-cell>
          <table:table-cell office:value-type="float" office:value="22.038" calcext:value-type="float">
            <text:p>22.038</text:p>
          </table:table-cell>
          <table:table-cell office:value-type="float" office:value="17.7914" calcext:value-type="float">
            <text:p>17.7914</text:p>
          </table:table-cell>
          <table:table-cell office:value-type="float" office:value="20.0849" calcext:value-type="float">
            <text:p>20.0849</text:p>
          </table:table-cell>
          <table:table-cell office:value-type="float" office:value="19.7285" calcext:value-type="float">
            <text:p>19.7285</text:p>
          </table:table-cell>
          <table:table-cell office:value-type="float" office:value="16.6763" calcext:value-type="float">
            <text:p>16.6763</text:p>
          </table:table-cell>
          <table:table-cell office:value-type="float" office:value="20.1769" calcext:value-type="float">
            <text:p>20.1769</text:p>
          </table:table-cell>
          <table:table-cell office:value-type="float" office:value="19.3721" calcext:value-type="float">
            <text:p>19.3721</text:p>
          </table:table-cell>
          <table:table-cell office:value-type="float" office:value="21.9075" calcext:value-type="float">
            <text:p>21.9075</text:p>
          </table:table-cell>
          <table:table-cell office:value-type="float" office:value="0.791084" calcext:value-type="float">
            <text:p>0.791084</text:p>
          </table:table-cell>
          <table:table-cell office:value-type="float" office:value="13.3098" calcext:value-type="float">
            <text:p>13.3098</text:p>
          </table:table-cell>
          <table:table-cell office:value-type="float" office:value="21.1957" calcext:value-type="float">
            <text:p>21.1957</text:p>
          </table:table-cell>
          <table:table-cell office:value-type="float" office:value="20.1789" calcext:value-type="float">
            <text:p>20.1789</text:p>
          </table:table-cell>
          <table:table-cell office:value-type="float" office:value="18.4809" calcext:value-type="float">
            <text:p>18.4809</text:p>
          </table:table-cell>
          <table:table-cell office:value-type="float" office:value="18.5955" calcext:value-type="float">
            <text:p>18.5955</text:p>
          </table:table-cell>
          <table:table-cell office:value-type="float" office:value="0" calcext:value-type="float">
            <text:p>0</text:p>
          </table:table-cell>
          <table:table-cell office:value-type="float" office:value="13.7648" calcext:value-type="float">
            <text:p>13.7648</text:p>
          </table:table-cell>
          <table:table-cell office:value-type="float" office:value="19.0106" calcext:value-type="float">
            <text:p>19.0106</text:p>
          </table:table-cell>
          <table:table-cell table:number-columns-repeated="2" office:value-type="float" office:value="15.6748" calcext:value-type="float">
            <text:p>15.6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6" office:value-type="float" office:value="20" calcext:value-type="float">
            <text:p>20</text:p>
          </table:table-cell>
          <table:table-cell office:value-type="float" office:value="8.46113" calcext:value-type="float">
            <text:p>8.46113</text:p>
          </table:table-cell>
          <table:table-cell office:value-type="float" office:value="4.76735" calcext:value-type="float">
            <text:p>4.76735</text:p>
          </table:table-cell>
          <table:table-cell office:value-type="float" office:value="12.9859" calcext:value-type="float">
            <text:p>12.9859</text:p>
          </table:table-cell>
          <table:table-cell office:value-type="float" office:value="6.04489" calcext:value-type="float">
            <text:p>6.04489</text:p>
          </table:table-cell>
          <table:table-cell office:value-type="float" office:value="13.2962" calcext:value-type="float">
            <text:p>13.2962</text:p>
          </table:table-cell>
          <table:table-cell office:value-type="float" office:value="8.37849" calcext:value-type="float">
            <text:p>8.37849</text:p>
          </table:table-cell>
          <table:table-cell office:value-type="float" office:value="4.65978" calcext:value-type="float">
            <text:p>4.65978</text:p>
          </table:table-cell>
          <table:table-cell office:value-type="float" office:value="6.35847" calcext:value-type="float">
            <text:p>6.35847</text:p>
          </table:table-cell>
          <table:table-cell office:value-type="float" office:value="5.98737" calcext:value-type="float">
            <text:p>5.98737</text:p>
          </table:table-cell>
          <table:table-cell office:value-type="float" office:value="2.93893" calcext:value-type="float">
            <text:p>2.93893</text:p>
          </table:table-cell>
          <table:table-cell office:value-type="float" office:value="6.58352" calcext:value-type="float">
            <text:p>6.58352</text:p>
          </table:table-cell>
          <table:table-cell office:value-type="float" office:value="5.64826" calcext:value-type="float">
            <text:p>5.64826</text:p>
          </table:table-cell>
          <table:table-cell office:value-type="float" office:value="8.57729" calcext:value-type="float">
            <text:p>8.57729</text:p>
          </table:table-cell>
          <table:table-cell office:value-type="float" office:value="13.1284" calcext:value-type="float">
            <text:p>13.1284</text:p>
          </table:table-cell>
          <table:table-cell office:value-type="float" office:value="2.13411" calcext:value-type="float">
            <text:p>2.13411</text:p>
          </table:table-cell>
          <table:table-cell office:value-type="float" office:value="7.63188" calcext:value-type="float">
            <text:p>7.63188</text:p>
          </table:table-cell>
          <table:table-cell office:value-type="float" office:value="6.58884" calcext:value-type="float">
            <text:p>6.58884</text:p>
          </table:table-cell>
          <table:table-cell office:value-type="float" office:value="4.72341" calcext:value-type="float">
            <text:p>4.72341</text:p>
          </table:table-cell>
          <table:table-cell office:value-type="float" office:value="5.56228" calcext:value-type="float">
            <text:p>5.56228</text:p>
          </table:table-cell>
          <table:table-cell office:value-type="float" office:value="13.7648" calcext:value-type="float">
            <text:p>13.7648</text:p>
          </table:table-cell>
          <table:table-cell office:value-type="float" office:value="0" calcext:value-type="float">
            <text:p>0</text:p>
          </table:table-cell>
          <table:table-cell office:value-type="float" office:value="5.77399" calcext:value-type="float">
            <text:p>5.77399</text:p>
          </table:table-cell>
          <table:table-cell table:number-columns-repeated="2" office:value-type="float" office:value="1.93412" calcext:value-type="float">
            <text:p>1.93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6" office:value-type="float" office:value="21" calcext:value-type="float">
            <text:p>21</text:p>
          </table:table-cell>
          <table:table-cell office:value-type="float" office:value="3.61106" calcext:value-type="float">
            <text:p>3.61106</text:p>
          </table:table-cell>
          <table:table-cell office:value-type="float" office:value="1.00674" calcext:value-type="float">
            <text:p>1.00674</text:p>
          </table:table-cell>
          <table:table-cell office:value-type="float" office:value="18.3364" calcext:value-type="float">
            <text:p>18.3364</text:p>
          </table:table-cell>
          <table:table-cell office:value-type="float" office:value="2.38339" calcext:value-type="float">
            <text:p>2.38339</text:p>
          </table:table-cell>
          <table:table-cell office:value-type="float" office:value="18.6586" calcext:value-type="float">
            <text:p>18.6586</text:p>
          </table:table-cell>
          <table:table-cell office:value-type="float" office:value="3.37821" calcext:value-type="float">
            <text:p>3.37821</text:p>
          </table:table-cell>
          <table:table-cell office:value-type="float" office:value="1.21921" calcext:value-type="float">
            <text:p>1.21921</text:p>
          </table:table-cell>
          <table:table-cell office:value-type="float" office:value="3.88306" calcext:value-type="float">
            <text:p>3.88306</text:p>
          </table:table-cell>
          <table:table-cell office:value-type="float" office:value="2.37577" calcext:value-type="float">
            <text:p>2.37577</text:p>
          </table:table-cell>
          <table:table-cell office:value-type="float" office:value="3.90065" calcext:value-type="float">
            <text:p>3.90065</text:p>
          </table:table-cell>
          <table:table-cell office:value-type="float" office:value="1.65105" calcext:value-type="float">
            <text:p>1.65105</text:p>
          </table:table-cell>
          <table:table-cell office:value-type="float" office:value="2.09742" calcext:value-type="float">
            <text:p>2.09742</text:p>
          </table:table-cell>
          <table:table-cell office:value-type="float" office:value="2.89964" calcext:value-type="float">
            <text:p>2.89964</text:p>
          </table:table-cell>
          <table:table-cell office:value-type="float" office:value="18.4497" calcext:value-type="float">
            <text:p>18.4497</text:p>
          </table:table-cell>
          <table:table-cell office:value-type="float" office:value="7.45821" calcext:value-type="float">
            <text:p>7.45821</text:p>
          </table:table-cell>
          <table:table-cell office:value-type="float" office:value="2.38302" calcext:value-type="float">
            <text:p>2.38302</text:p>
          </table:table-cell>
          <table:table-cell office:value-type="float" office:value="1.64061" calcext:value-type="float">
            <text:p>1.64061</text:p>
          </table:table-cell>
          <table:table-cell office:value-type="float" office:value="3.14992" calcext:value-type="float">
            <text:p>3.14992</text:p>
          </table:table-cell>
          <table:table-cell office:value-type="float" office:value="0.603164" calcext:value-type="float">
            <text:p>0.603164</text:p>
          </table:table-cell>
          <table:table-cell office:value-type="float" office:value="19.0106" calcext:value-type="float">
            <text:p>19.0106</text:p>
          </table:table-cell>
          <table:table-cell office:value-type="float" office:value="5.77399" calcext:value-type="float">
            <text:p>5.773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44125" calcext:value-type="float">
            <text:p>4.44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.66412" calcext:value-type="float">
            <text:p>6.6641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14.8797" calcext:value-type="float">
            <text:p>14.8797</text:p>
          </table:table-cell>
          <table:table-cell office:value-type="float" office:value="4.21804" calcext:value-type="float">
            <text:p>4.21804</text:p>
          </table:table-cell>
          <table:table-cell office:value-type="float" office:value="15.1869" calcext:value-type="float">
            <text:p>15.1869</text:p>
          </table:table-cell>
          <table:table-cell office:value-type="float" office:value="6.61261" calcext:value-type="float">
            <text:p>6.61261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42617" calcext:value-type="float">
            <text:p>4.42617</text:p>
          </table:table-cell>
          <table:table-cell office:value-type="float" office:value="4.15972" calcext:value-type="float">
            <text:p>4.15972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4.91105" calcext:value-type="float">
            <text:p>4.91105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7.03392" calcext:value-type="float">
            <text:p>7.03392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3.04983" calcext:value-type="float">
            <text:p>3.04983</text:p>
          </table:table-cell>
          <table:table-cell office:value-type="float" office:value="5.95613" calcext:value-type="float">
            <text:p>5.95613</text:p>
          </table:table-cell>
          <table:table-cell office:value-type="float" office:value="4.91915" calcext:value-type="float">
            <text:p>4.91915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40365" calcext:value-type="float">
            <text:p>4.40365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1.93412" calcext:value-type="float">
            <text:p>1.93412</text:p>
          </table:table-cell>
          <table:table-cell office:value-type="float" office:value="4.44125" calcext:value-type="float">
            <text:p>4.441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.66412" calcext:value-type="float">
            <text:p>6.66412</text:p>
          </table:table-cell>
          <table:table-cell office:value-type="float" office:value="3.47976" calcext:value-type="float">
            <text:p>3.47976</text:p>
          </table:table-cell>
          <table:table-cell office:value-type="float" office:value="14.8797" calcext:value-type="float">
            <text:p>14.8797</text:p>
          </table:table-cell>
          <table:table-cell office:value-type="float" office:value="4.21804" calcext:value-type="float">
            <text:p>4.21804</text:p>
          </table:table-cell>
          <table:table-cell office:value-type="float" office:value="15.1869" calcext:value-type="float">
            <text:p>15.1869</text:p>
          </table:table-cell>
          <table:table-cell office:value-type="float" office:value="6.61261" calcext:value-type="float">
            <text:p>6.61261</text:p>
          </table:table-cell>
          <table:table-cell office:value-type="float" office:value="3.54875" calcext:value-type="float">
            <text:p>3.54875</text:p>
          </table:table-cell>
          <table:table-cell office:value-type="float" office:value="4.42617" calcext:value-type="float">
            <text:p>4.42617</text:p>
          </table:table-cell>
          <table:table-cell office:value-type="float" office:value="4.15972" calcext:value-type="float">
            <text:p>4.15972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4.91105" calcext:value-type="float">
            <text:p>4.91105</text:p>
          </table:table-cell>
          <table:table-cell office:value-type="float" office:value="3.85367" calcext:value-type="float">
            <text:p>3.85367</text:p>
          </table:table-cell>
          <table:table-cell office:value-type="float" office:value="7.03392" calcext:value-type="float">
            <text:p>7.03392</text:p>
          </table:table-cell>
          <table:table-cell office:value-type="float" office:value="15.0275" calcext:value-type="float">
            <text:p>15.0275</text:p>
          </table:table-cell>
          <table:table-cell office:value-type="float" office:value="3.04983" calcext:value-type="float">
            <text:p>3.04983</text:p>
          </table:table-cell>
          <table:table-cell office:value-type="float" office:value="5.95613" calcext:value-type="float">
            <text:p>5.95613</text:p>
          </table:table-cell>
          <table:table-cell office:value-type="float" office:value="4.91915" calcext:value-type="float">
            <text:p>4.91915</text:p>
          </table:table-cell>
          <table:table-cell office:value-type="float" office:value="2.80703" calcext:value-type="float">
            <text:p>2.80703</text:p>
          </table:table-cell>
          <table:table-cell office:value-type="float" office:value="4.40365" calcext:value-type="float">
            <text:p>4.40365</text:p>
          </table:table-cell>
          <table:table-cell office:value-type="float" office:value="15.6748" calcext:value-type="float">
            <text:p>15.6748</text:p>
          </table:table-cell>
          <table:table-cell office:value-type="float" office:value="1.93412" calcext:value-type="float">
            <text:p>1.93412</text:p>
          </table:table-cell>
          <table:table-cell office:value-type="float" office:value="4.44125" calcext:value-type="float">
            <text:p>4.441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22" office:value-type="string" calcext:value-type="string">
            <text:p>0:</text:p>
          </table:table-cell>
          <table:table-cell office:value-type="float" office:value="13.6167" calcext:value-type="float">
            <text:p>13.6167</text:p>
          </table:table-cell>
          <table:table-cell office:value-type="float" office:value="13.7833" calcext:value-type="float">
            <text:p>13.7833</text:p>
          </table:table-cell>
          <table:table-cell table:number-columns-repeated="28"/>
        </table:table-row>
        <table:table-row table:style-name="ro1">
          <table:table-cell table:style-name="ce22" office:value-type="string" calcext:value-type="string">
            <text:p>1:</text:p>
          </table:table-cell>
          <table:table-cell office:value-type="float" office:value="12.45" calcext:value-type="float">
            <text:p>12.45</text:p>
          </table:table-cell>
          <table:table-cell office:value-type="float" office:value="12.6167" calcext:value-type="float">
            <text:p>12.6167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2" office:value-type="string" calcext:value-type="string">
            <text:p>2:</text:p>
          </table:table-cell>
          <table:table-cell office:value-type="float" office:value="11.5" calcext:value-type="float">
            <text:p>11.5</text:p>
          </table:table-cell>
          <table:table-cell office:value-type="float" office:value="11.6667" calcext:value-type="float">
            <text:p>11.6667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20" table:formula="of:=[.F7]/41" office:value-type="float" office:value="0" calcext:value-type="float">
            <text:p>0.000000</text:p>
          </table:table-cell>
          <table:table-cell table:style-name="ce20" table:formula="of:=[.G7]/41" office:value-type="float" office:value="0.104557073170732" calcext:value-type="float">
            <text:p>0.104557</text:p>
          </table:table-cell>
          <table:table-cell table:style-name="ce20" table:formula="of:=[.H7]/41" office:value-type="float" office:value="0.522273170731707" calcext:value-type="float">
            <text:p>0.522273</text:p>
          </table:table-cell>
          <table:table-cell table:style-name="ce20" table:formula="of:=[.I7]/41" office:value-type="float" office:value="0.0597560975609756" calcext:value-type="float">
            <text:p>0.059756</text:p>
          </table:table-cell>
          <table:table-cell table:style-name="ce20" table:formula="of:=[.J7]/41" office:value-type="float" office:value="0.529948780487805" calcext:value-type="float">
            <text:p>0.529949</text:p>
          </table:table-cell>
          <table:table-cell table:style-name="ce20" table:formula="of:=[.K7]/41" office:value-type="float" office:value="0.007719" calcext:value-type="float">
            <text:p>0.007719</text:p>
          </table:table-cell>
          <table:table-cell table:style-name="ce20" table:formula="of:=[.L7]/41" office:value-type="float" office:value="0.114502195121951" calcext:value-type="float">
            <text:p>0.114502</text:p>
          </table:table-cell>
          <table:table-cell table:style-name="ce20" table:formula="of:=[.M7]/41" office:value-type="float" office:value="0.0738068292682927" calcext:value-type="float">
            <text:p>0.073807</text:p>
          </table:table-cell>
          <table:table-cell table:style-name="ce20" table:formula="of:=[.N7]/41" office:value-type="float" office:value="0.0611792682926829" calcext:value-type="float">
            <text:p>0.061179</text:p>
          </table:table-cell>
          <table:table-cell table:style-name="ce20" table:formula="of:=[.O7]/41" office:value-type="float" office:value="0.140005365853659" calcext:value-type="float">
            <text:p>0.140005</text:p>
          </table:table-cell>
          <table:table-cell table:style-name="ce20" table:formula="of:=[.P7]/41" office:value-type="float" office:value="0.0501936585365854" calcext:value-type="float">
            <text:p>0.050194</text:p>
          </table:table-cell>
          <table:table-cell table:style-name="ce20" table:formula="of:=[.Q7]/41" office:value-type="float" office:value="0.0687053658536585" calcext:value-type="float">
            <text:p>0.068705</text:p>
          </table:table-cell>
          <table:table-cell table:style-name="ce20" table:formula="of:=[.R7]/41" office:value-type="float" office:value="0.0501341463414634" calcext:value-type="float">
            <text:p>0.050134</text:p>
          </table:table-cell>
          <table:table-cell table:style-name="ce20" table:formula="of:=[.S7]/41" office:value-type="float" office:value="0.525514634146342" calcext:value-type="float">
            <text:p>0.525515</text:p>
          </table:table-cell>
          <table:table-cell table:style-name="ce20" table:formula="of:=[.T7]/41" office:value-type="float" office:value="0.23401243902439" calcext:value-type="float">
            <text:p>0.234012</text:p>
          </table:table-cell>
          <table:table-cell table:style-name="ce20" table:formula="of:=[.U7]/41" office:value-type="float" office:value="0.0312436585365854" calcext:value-type="float">
            <text:p>0.031244</text:p>
          </table:table-cell>
          <table:table-cell table:style-name="ce20" table:formula="of:=[.V7]/41" office:value-type="float" office:value="0.0502707317073171" calcext:value-type="float">
            <text:p>0.050271</text:p>
          </table:table-cell>
          <table:table-cell table:style-name="ce20" table:formula="of:=[.W7]/41" office:value-type="float" office:value="0.0977748780487805" calcext:value-type="float">
            <text:p>0.097775</text:p>
          </table:table-cell>
          <table:table-cell table:style-name="ce20" table:formula="of:=[.X7]/41" office:value-type="float" office:value="0.102420243902439" calcext:value-type="float">
            <text:p>0.102420</text:p>
          </table:table-cell>
          <table:table-cell table:style-name="ce20" table:formula="of:=[.Y7]/41" office:value-type="float" office:value="0.540360975609756" calcext:value-type="float">
            <text:p>0.540361</text:p>
          </table:table-cell>
          <table:table-cell table:style-name="ce20" table:formula="of:=[.Z7]/41" office:value-type="float" office:value="0.206369024390244" calcext:value-type="float">
            <text:p>0.206369</text:p>
          </table:table-cell>
          <table:table-cell table:style-name="ce20" table:formula="of:=[.AA7]/41" office:value-type="float" office:value="0.0880746341463415" calcext:value-type="float">
            <text:p>0.088075</text:p>
          </table:table-cell>
          <table:table-cell table:style-name="ce20" table:formula="of:=[.AB7]/41" office:value-type="float" office:value="0.162539512195122" calcext:value-type="float">
            <text:p>0.162540</text:p>
          </table:table-cell>
          <table:table-cell table:style-name="ce20" table:formula="of:=[.AC7]/41" office:value-type="float" office:value="0.162539512195122" calcext:value-type="float">
            <text:p>0.162540</text:p>
          </table:table-cell>
          <table:table-cell table:style-name="ce20" table:formula="of:=[.AD7]/41" office:value-type="float" office:value="0" calcext:value-type="float">
            <text:p>0.000000</text:p>
          </table:table-cell>
          <table:table-cell table:style-name="ce20" table:formula="of:=[.AE7]/41" office:value-type="float" office:value="0" calcext:value-type="float">
            <text:p>0.000000</text:p>
          </table:table-cell>
        </table:table-row>
        <table:table-row table:style-name="ro1">
          <table:table-cell table:style-name="ce22" office:value-type="string" calcext:value-type="string">
            <text:p>3:</text:p>
          </table:table-cell>
          <table:table-cell office:value-type="float" office:value="12.6833" calcext:value-type="float">
            <text:p>12.6833</text:p>
          </table:table-cell>
          <table:table-cell office:value-type="float" office:value="12.85" calcext:value-type="float">
            <text:p>12.85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20" table:formula="of:=[.F8]/41" office:value-type="float" office:value="0.104557073170732" calcext:value-type="float">
            <text:p>0.104557</text:p>
          </table:table-cell>
          <table:table-cell table:style-name="ce20" table:formula="of:=[.G8]/41" office:value-type="float" office:value="0" calcext:value-type="float">
            <text:p>0.000000</text:p>
          </table:table-cell>
          <table:table-cell table:style-name="ce20" table:formula="of:=[.H8]/41" office:value-type="float" office:value="0.42410243902439" calcext:value-type="float">
            <text:p>0.424102</text:p>
          </table:table-cell>
          <table:table-cell table:style-name="ce20" table:formula="of:=[.I8]/41" office:value-type="float" office:value="0.0607441463414634" calcext:value-type="float">
            <text:p>0.060744</text:p>
          </table:table-cell>
          <table:table-cell table:style-name="ce20" table:formula="of:=[.J8]/41" office:value-type="float" office:value="0.431931707317073" calcext:value-type="float">
            <text:p>0.431932</text:p>
          </table:table-cell>
          <table:table-cell table:style-name="ce20" table:formula="of:=[.K8]/41" office:value-type="float" office:value="0.0999660975609756" calcext:value-type="float">
            <text:p>0.099966</text:p>
          </table:table-cell>
          <table:table-cell table:style-name="ce20" table:formula="of:=[.L8]/41" office:value-type="float" office:value="0.0115721463414634" calcext:value-type="float">
            <text:p>0.011572</text:p>
          </table:table-cell>
          <table:table-cell table:style-name="ce20" table:formula="of:=[.M8]/41" office:value-type="float" office:value="0.0932070731707317" calcext:value-type="float">
            <text:p>0.093207</text:p>
          </table:table-cell>
          <table:table-cell table:style-name="ce20" table:formula="of:=[.N8]/41" office:value-type="float" office:value="0.0600039024390244" calcext:value-type="float">
            <text:p>0.060004</text:p>
          </table:table-cell>
          <table:table-cell table:style-name="ce20" table:formula="of:=[.O8]/41" office:value-type="float" office:value="0.0740765853658537" calcext:value-type="float">
            <text:p>0.074077</text:p>
          </table:table-cell>
          <table:table-cell table:style-name="ce20" table:formula="of:=[.P8]/41" office:value-type="float" office:value="0.0543756097560976" calcext:value-type="float">
            <text:p>0.054376</text:p>
          </table:table-cell>
          <table:table-cell table:style-name="ce20" table:formula="of:=[.Q8]/41" office:value-type="float" office:value="0.0508378048780488" calcext:value-type="float">
            <text:p>0.050838</text:p>
          </table:table-cell>
          <table:table-cell table:style-name="ce20" table:formula="of:=[.R8]/41" office:value-type="float" office:value="0.0942960975609756" calcext:value-type="float">
            <text:p>0.094296</text:p>
          </table:table-cell>
          <table:table-cell table:style-name="ce20" table:formula="of:=[.S8]/41" office:value-type="float" office:value="0.426965853658537" calcext:value-type="float">
            <text:p>0.426966</text:p>
          </table:table-cell>
          <table:table-cell table:style-name="ce20" table:formula="of:=[.T8]/41" office:value-type="float" office:value="0.157850487804878" calcext:value-type="float">
            <text:p>0.157850</text:p>
          </table:table-cell>
          <table:table-cell table:style-name="ce20" table:formula="of:=[.U8]/41" office:value-type="float" office:value="0.0771363414634146" calcext:value-type="float">
            <text:p>0.077136</text:p>
          </table:table-cell>
          <table:table-cell table:style-name="ce20" table:formula="of:=[.V8]/41" office:value-type="float" office:value="0.0542892682926829" calcext:value-type="float">
            <text:p>0.054289</text:p>
          </table:table-cell>
          <table:table-cell table:style-name="ce20" table:formula="of:=[.W8]/41" office:value-type="float" office:value="0.0655307317073171" calcext:value-type="float">
            <text:p>0.065531</text:p>
          </table:table-cell>
          <table:table-cell table:style-name="ce20" table:formula="of:=[.X8]/41" office:value-type="float" office:value="0.0232576585365854" calcext:value-type="float">
            <text:p>0.023258</text:p>
          </table:table-cell>
          <table:table-cell table:style-name="ce20" table:formula="of:=[.Y8]/41" office:value-type="float" office:value="0.440914634146341" calcext:value-type="float">
            <text:p>0.440915</text:p>
          </table:table-cell>
          <table:table-cell table:style-name="ce20" table:formula="of:=[.Z8]/41" office:value-type="float" office:value="0.116276829268293" calcext:value-type="float">
            <text:p>0.116277</text:p>
          </table:table-cell>
          <table:table-cell table:style-name="ce20" table:formula="of:=[.AA8]/41" office:value-type="float" office:value="0.0245546341463415" calcext:value-type="float">
            <text:p>0.024555</text:p>
          </table:table-cell>
          <table:table-cell table:style-name="ce20" table:formula="of:=[.AB8]/41" office:value-type="float" office:value="0.0848721951219512" calcext:value-type="float">
            <text:p>0.084872</text:p>
          </table:table-cell>
          <table:table-cell table:style-name="ce20" table:formula="of:=[.AC8]/41" office:value-type="float" office:value="0.0848721951219512" calcext:value-type="float">
            <text:p>0.084872</text:p>
          </table:table-cell>
          <table:table-cell table:style-name="ce20" table:formula="of:=[.AD8]/41" office:value-type="float" office:value="0" calcext:value-type="float">
            <text:p>0.000000</text:p>
          </table:table-cell>
          <table:table-cell table:style-name="ce20" table:formula="of:=[.AE8]/41" office:value-type="float" office:value="0" calcext:value-type="float">
            <text:p>0.000000</text:p>
          </table:table-cell>
        </table:table-row>
        <table:table-row table:style-name="ro1">
          <table:table-cell table:style-name="ce22" office:value-type="string" calcext:value-type="string">
            <text:p>4:</text:p>
          </table:table-cell>
          <table:table-cell office:value-type="float" office:value="15.3667" calcext:value-type="float">
            <text:p>15.3667</text:p>
          </table:table-cell>
          <table:table-cell office:value-type="float" office:value="15.5333" calcext:value-type="float">
            <text:p>15.53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20" table:formula="of:=[.F9]/41" office:value-type="float" office:value="0.522273170731707" calcext:value-type="float">
            <text:p>0.522273</text:p>
          </table:table-cell>
          <table:table-cell table:style-name="ce20" table:formula="of:=[.G9]/41" office:value-type="float" office:value="0.42410243902439" calcext:value-type="float">
            <text:p>0.424102</text:p>
          </table:table-cell>
          <table:table-cell table:style-name="ce20" table:formula="of:=[.H9]/41" office:value-type="float" office:value="0" calcext:value-type="float">
            <text:p>0.000000</text:p>
          </table:table-cell>
          <table:table-cell table:style-name="ce20" table:formula="of:=[.I9]/41" office:value-type="float" office:value="0.46399512195122" calcext:value-type="float">
            <text:p>0.463995</text:p>
          </table:table-cell>
          <table:table-cell table:style-name="ce20" table:formula="of:=[.J9]/41" office:value-type="float" office:value="0.00800953658536585" calcext:value-type="float">
            <text:p>0.008010</text:p>
          </table:table-cell>
          <table:table-cell table:style-name="ce20" table:formula="of:=[.K9]/41" office:value-type="float" office:value="0.519660975609756" calcext:value-type="float">
            <text:p>0.519661</text:p>
          </table:table-cell>
          <table:table-cell table:style-name="ce20" table:formula="of:=[.L9]/41" office:value-type="float" office:value="0.417534146341463" calcext:value-type="float">
            <text:p>0.417534</text:p>
          </table:table-cell>
          <table:table-cell table:style-name="ce20" table:formula="of:=[.M9]/41" office:value-type="float" office:value="0.470075609756097" calcext:value-type="float">
            <text:p>0.470076</text:p>
          </table:table-cell>
          <table:table-cell table:style-name="ce20" table:formula="of:=[.N9]/41" office:value-type="float" office:value="0.46260243902439" calcext:value-type="float">
            <text:p>0.462602</text:p>
          </table:table-cell>
          <table:table-cell table:style-name="ce20" table:formula="of:=[.O9]/41" office:value-type="float" office:value="0.387236585365854" calcext:value-type="float">
            <text:p>0.387237</text:p>
          </table:table-cell>
          <table:table-cell table:style-name="ce20" table:formula="of:=[.P9]/41" office:value-type="float" office:value="0.474539024390244" calcext:value-type="float">
            <text:p>0.474539</text:p>
          </table:table-cell>
          <table:table-cell table:style-name="ce20" table:formula="of:=[.Q9]/41" office:value-type="float" office:value="0.454075609756098" calcext:value-type="float">
            <text:p>0.454076</text:p>
          </table:table-cell>
          <table:table-cell table:style-name="ce20" table:formula="of:=[.R9]/41" office:value-type="float" office:value="0.517951219512195" calcext:value-type="float">
            <text:p>0.517951</text:p>
          </table:table-cell>
          <table:table-cell table:style-name="ce20" table:formula="of:=[.S9]/41" office:value-type="float" office:value="0.00590331707317073" calcext:value-type="float">
            <text:p>0.005903</text:p>
          </table:table-cell>
          <table:table-cell table:style-name="ce20" table:formula="of:=[.T9]/41" office:value-type="float" office:value="0.30330243902439" calcext:value-type="float">
            <text:p>0.303302</text:p>
          </table:table-cell>
          <table:table-cell table:style-name="ce20" table:formula="of:=[.U9]/41" office:value-type="float" office:value="0.49959756097561" calcext:value-type="float">
            <text:p>0.499598</text:p>
          </table:table-cell>
          <table:table-cell table:style-name="ce20" table:formula="of:=[.V9]/41" office:value-type="float" office:value="0.47460487804878" calcext:value-type="float">
            <text:p>0.474605</text:p>
          </table:table-cell>
          <table:table-cell table:style-name="ce20" table:formula="of:=[.W9]/41" office:value-type="float" office:value="0.431378048780488" calcext:value-type="float">
            <text:p>0.431378</text:p>
          </table:table-cell>
          <table:table-cell table:style-name="ce20" table:formula="of:=[.X9]/41" office:value-type="float" office:value="0.437565853658537" calcext:value-type="float">
            <text:p>0.437566</text:p>
          </table:table-cell>
          <table:table-cell table:style-name="ce20" table:formula="of:=[.Y9]/41" office:value-type="float" office:value="0.0250214634146341" calcext:value-type="float">
            <text:p>0.025021</text:p>
          </table:table-cell>
          <table:table-cell table:style-name="ce20" table:formula="of:=[.Z9]/41" office:value-type="float" office:value="0.316729268292683" calcext:value-type="float">
            <text:p>0.316729</text:p>
          </table:table-cell>
          <table:table-cell table:style-name="ce20" table:formula="of:=[.AA9]/41" office:value-type="float" office:value="0.447229268292683" calcext:value-type="float">
            <text:p>0.447229</text:p>
          </table:table-cell>
          <table:table-cell table:style-name="ce20" table:formula="of:=[.AB9]/41" office:value-type="float" office:value="0.362919512195122" calcext:value-type="float">
            <text:p>0.362920</text:p>
          </table:table-cell>
          <table:table-cell table:style-name="ce20" table:formula="of:=[.AC9]/41" office:value-type="float" office:value="0.362919512195122" calcext:value-type="float">
            <text:p>0.362920</text:p>
          </table:table-cell>
          <table:table-cell table:style-name="ce20" table:formula="of:=[.AD9]/41" office:value-type="float" office:value="0" calcext:value-type="float">
            <text:p>0.000000</text:p>
          </table:table-cell>
          <table:table-cell table:style-name="ce20" table:formula="of:=[.AE9]/41" office:value-type="float" office:value="0" calcext:value-type="float">
            <text:p>0.000000</text:p>
          </table:table-cell>
        </table:table-row>
        <table:table-row table:style-name="ro1">
          <table:table-cell table:style-name="ce23" office:value-type="string" calcext:value-type="string">
            <text:p>5:</text:p>
          </table:table-cell>
          <table:table-cell office:value-type="float" office:value="13.7077" calcext:value-type="float">
            <text:p>13.7077</text:p>
          </table:table-cell>
          <table:table-cell office:value-type="float" office:value="13.8744" calcext:value-type="float">
            <text:p>13.8744</text:p>
          </table:table-cell>
          <table:table-cell table:formula="of:=[.C40]-[.B35]" office:value-type="float" office:value="0.2577" calcext:value-type="float">
            <text:p>0.2577</text:p>
          </table:table-cell>
          <table:table-cell table:style-name="ce12" office:value-type="float" office:value="3" calcext:value-type="float">
            <text:p>3</text:p>
          </table:table-cell>
          <table:table-cell table:style-name="ce20" table:formula="of:=[.F10]/41" office:value-type="float" office:value="0.0597560975609756" calcext:value-type="float">
            <text:p>0.059756</text:p>
          </table:table-cell>
          <table:table-cell table:style-name="ce20" table:formula="of:=[.G10]/41" office:value-type="float" office:value="0.0607441463414634" calcext:value-type="float">
            <text:p>0.060744</text:p>
          </table:table-cell>
          <table:table-cell table:style-name="ce20" table:formula="of:=[.H10]/41" office:value-type="float" office:value="0.46399512195122" calcext:value-type="float">
            <text:p>0.463995</text:p>
          </table:table-cell>
          <table:table-cell table:style-name="ce20" table:formula="of:=[.I10]/41" office:value-type="float" office:value="0" calcext:value-type="float">
            <text:p>0.000000</text:p>
          </table:table-cell>
          <table:table-cell table:style-name="ce20" table:formula="of:=[.J10]/41" office:value-type="float" office:value="0.471607317073171" calcext:value-type="float">
            <text:p>0.471607</text:p>
          </table:table-cell>
          <table:table-cell table:style-name="ce20" table:formula="of:=[.K10]/41" office:value-type="float" office:value="0.0591587804878049" calcext:value-type="float">
            <text:p>0.059159</text:p>
          </table:table-cell>
          <table:table-cell table:style-name="ce20" table:formula="of:=[.L10]/41" office:value-type="float" office:value="0.0723046341463415" calcext:value-type="float">
            <text:p>0.072305</text:p>
          </table:table-cell>
          <table:table-cell table:style-name="ce20" table:formula="of:=[.M10]/41" office:value-type="float" office:value="0.0371668292682927" calcext:value-type="float">
            <text:p>0.037167</text:p>
          </table:table-cell>
          <table:table-cell table:style-name="ce20" table:formula="of:=[.N10]/41" office:value-type="float" office:value="0.00142382682926829" calcext:value-type="float">
            <text:p>0.001424</text:p>
          </table:table-cell>
          <table:table-cell table:style-name="ce20" table:formula="of:=[.O10]/41" office:value-type="float" office:value="0.0802687804878049" calcext:value-type="float">
            <text:p>0.080269</text:p>
          </table:table-cell>
          <table:table-cell table:style-name="ce20" table:formula="of:=[.P10]/41" office:value-type="float" office:value="0.029190487804878" calcext:value-type="float">
            <text:p>0.029190</text:p>
          </table:table-cell>
          <table:table-cell table:style-name="ce20" table:formula="of:=[.Q10]/41" office:value-type="float" office:value="0.0108740731707317" calcext:value-type="float">
            <text:p>0.010874</text:p>
          </table:table-cell>
          <table:table-cell table:style-name="ce20" table:formula="of:=[.R10]/41" office:value-type="float" office:value="0.0808512195121951" calcext:value-type="float">
            <text:p>0.080851</text:p>
          </table:table-cell>
          <table:table-cell table:style-name="ce20" table:formula="of:=[.S10]/41" office:value-type="float" office:value="0.467370731707317" calcext:value-type="float">
            <text:p>0.467371</text:p>
          </table:table-cell>
          <table:table-cell table:style-name="ce20" table:formula="of:=[.T10]/41" office:value-type="float" office:value="0.174404634146341" calcext:value-type="float">
            <text:p>0.174405</text:p>
          </table:table-cell>
          <table:table-cell table:style-name="ce20" table:formula="of:=[.U10]/41" office:value-type="float" office:value="0.0486621951219512" calcext:value-type="float">
            <text:p>0.048662</text:p>
          </table:table-cell>
          <table:table-cell table:style-name="ce20" table:formula="of:=[.V10]/41" office:value-type="float" office:value="0.0296070731707317" calcext:value-type="float">
            <text:p>0.029607</text:p>
          </table:table-cell>
          <table:table-cell table:style-name="ce20" table:formula="of:=[.W10]/41" office:value-type="float" office:value="0.0393209756097561" calcext:value-type="float">
            <text:p>0.039321</text:p>
          </table:table-cell>
          <table:table-cell table:style-name="ce20" table:formula="of:=[.X10]/41" office:value-type="float" office:value="0.0714012195121951" calcext:value-type="float">
            <text:p>0.071401</text:p>
          </table:table-cell>
          <table:table-cell table:style-name="ce20" table:formula="of:=[.Y10]/41" office:value-type="float" office:value="0.482563414634146" calcext:value-type="float">
            <text:p>0.482563</text:p>
          </table:table-cell>
          <table:table-cell table:style-name="ce20" table:formula="of:=[.Z10]/41" office:value-type="float" office:value="0.147436341463415" calcext:value-type="float">
            <text:p>0.147436</text:p>
          </table:table-cell>
          <table:table-cell table:style-name="ce20" table:formula="of:=[.AA10]/41" office:value-type="float" office:value="0.0581314634146341" calcext:value-type="float">
            <text:p>0.058131</text:p>
          </table:table-cell>
          <table:table-cell table:style-name="ce20" table:formula="of:=[.AB10]/41" office:value-type="float" office:value="0.102879024390244" calcext:value-type="float">
            <text:p>0.102879</text:p>
          </table:table-cell>
          <table:table-cell table:style-name="ce20" table:formula="of:=[.AC10]/41" office:value-type="float" office:value="0.102879024390244" calcext:value-type="float">
            <text:p>0.102879</text:p>
          </table:table-cell>
          <table:table-cell table:style-name="ce20" table:formula="of:=[.AD10]/41" office:value-type="float" office:value="0" calcext:value-type="float">
            <text:p>0.000000</text:p>
          </table:table-cell>
          <table:table-cell table:style-name="ce20" table:formula="of:=[.AE10]/41" office:value-type="float" office:value="0" calcext:value-type="float">
            <text:p>0.000000</text:p>
          </table:table-cell>
        </table:table-row>
        <table:table-row table:style-name="ro1">
          <table:table-cell table:style-name="ce23" office:value-type="string" calcext:value-type="string">
            <text:p>6:</text:p>
          </table:table-cell>
          <table:table-cell office:value-type="float" office:value="12.5449" calcext:value-type="float">
            <text:p>12.5449</text:p>
          </table:table-cell>
          <table:table-cell office:value-type="float" office:value="12.7116" calcext:value-type="float">
            <text:p>12.7116</text:p>
          </table:table-cell>
          <table:table-cell table:formula="of:=[.C41]-[.B36]" office:value-type="float" office:value="0.261600000000001" calcext:value-type="float">
            <text:p>0.261600000000001</text:p>
          </table:table-cell>
          <table:table-cell table:style-name="ce12" office:value-type="float" office:value="4" calcext:value-type="float">
            <text:p>4</text:p>
          </table:table-cell>
          <table:table-cell table:style-name="ce20" table:formula="of:=[.F11]/41" office:value-type="float" office:value="0.529948780487805" calcext:value-type="float">
            <text:p>0.529949</text:p>
          </table:table-cell>
          <table:table-cell table:style-name="ce20" table:formula="of:=[.G11]/41" office:value-type="float" office:value="0.431931707317073" calcext:value-type="float">
            <text:p>0.431932</text:p>
          </table:table-cell>
          <table:table-cell table:style-name="ce20" table:formula="of:=[.H11]/41" office:value-type="float" office:value="0.00800953658536585" calcext:value-type="float">
            <text:p>0.008010</text:p>
          </table:table-cell>
          <table:table-cell table:style-name="ce20" table:formula="of:=[.I11]/41" office:value-type="float" office:value="0.471607317073171" calcext:value-type="float">
            <text:p>0.471607</text:p>
          </table:table-cell>
          <table:table-cell table:style-name="ce20" table:formula="of:=[.J11]/41" office:value-type="float" office:value="0" calcext:value-type="float">
            <text:p>0.000000</text:p>
          </table:table-cell>
          <table:table-cell table:style-name="ce20" table:formula="of:=[.K11]/41" office:value-type="float" office:value="0.527368292682927" calcext:value-type="float">
            <text:p>0.527368</text:p>
          </table:table-cell>
          <table:table-cell table:style-name="ce20" table:formula="of:=[.L11]/41" office:value-type="float" office:value="0.42539756097561" calcext:value-type="float">
            <text:p>0.425398</text:p>
          </table:table-cell>
          <table:table-cell table:style-name="ce20" table:formula="of:=[.M11]/41" office:value-type="float" office:value="0.477470731707317" calcext:value-type="float">
            <text:p>0.477471</text:p>
          </table:table-cell>
          <table:table-cell table:style-name="ce20" table:formula="of:=[.N11]/41" office:value-type="float" office:value="0.470212195121951" calcext:value-type="float">
            <text:p>0.470212</text:p>
          </table:table-cell>
          <table:table-cell table:style-name="ce20" table:formula="of:=[.O11]/41" office:value-type="float" office:value="0.39470243902439" calcext:value-type="float">
            <text:p>0.394702</text:p>
          </table:table-cell>
          <table:table-cell table:style-name="ce20" table:formula="of:=[.P11]/41" office:value-type="float" office:value="0.482282926829268" calcext:value-type="float">
            <text:p>0.482283</text:p>
          </table:table-cell>
          <table:table-cell table:style-name="ce20" table:formula="of:=[.Q11]/41" office:value-type="float" office:value="0.461712195121951" calcext:value-type="float">
            <text:p>0.461712</text:p>
          </table:table-cell>
          <table:table-cell table:style-name="ce20" table:formula="of:=[.R11]/41" office:value-type="float" office:value="0.525809756097561" calcext:value-type="float">
            <text:p>0.525810</text:p>
          </table:table-cell>
          <table:table-cell table:style-name="ce20" table:formula="of:=[.S11]/41" office:value-type="float" office:value="0.00850943902439024" calcext:value-type="float">
            <text:p>0.008509</text:p>
          </table:table-cell>
          <table:table-cell table:style-name="ce20" table:formula="of:=[.T11]/41" office:value-type="float" office:value="0.310356097560976" calcext:value-type="float">
            <text:p>0.310356</text:p>
          </table:table-cell>
          <table:table-cell table:style-name="ce20" table:formula="of:=[.U11]/41" office:value-type="float" office:value="0.507360975609756" calcext:value-type="float">
            <text:p>0.507361</text:p>
          </table:table-cell>
          <table:table-cell table:style-name="ce20" table:formula="of:=[.V11]/41" office:value-type="float" office:value="0.482351219512195" calcext:value-type="float">
            <text:p>0.482351</text:p>
          </table:table-cell>
          <table:table-cell table:style-name="ce20" table:formula="of:=[.W11]/41" office:value-type="float" office:value="0.438860975609756" calcext:value-type="float">
            <text:p>0.438861</text:p>
          </table:table-cell>
          <table:table-cell table:style-name="ce20" table:formula="of:=[.X11]/41" office:value-type="float" office:value="0.445460975609756" calcext:value-type="float">
            <text:p>0.445461</text:p>
          </table:table-cell>
          <table:table-cell table:style-name="ce20" table:formula="of:=[.Y11]/41" office:value-type="float" office:value="0.0223193902439024" calcext:value-type="float">
            <text:p>0.022319</text:p>
          </table:table-cell>
          <table:table-cell table:style-name="ce20" table:formula="of:=[.Z11]/41" office:value-type="float" office:value="0.32429756097561" calcext:value-type="float">
            <text:p>0.324298</text:p>
          </table:table-cell>
          <table:table-cell table:style-name="ce20" table:formula="of:=[.AA11]/41" office:value-type="float" office:value="0.455087804878049" calcext:value-type="float">
            <text:p>0.455088</text:p>
          </table:table-cell>
          <table:table-cell table:style-name="ce20" table:formula="of:=[.AB11]/41" office:value-type="float" office:value="0.370412195121951" calcext:value-type="float">
            <text:p>0.370412</text:p>
          </table:table-cell>
          <table:table-cell table:style-name="ce20" table:formula="of:=[.AC11]/41" office:value-type="float" office:value="0.370412195121951" calcext:value-type="float">
            <text:p>0.370412</text:p>
          </table:table-cell>
          <table:table-cell table:style-name="ce20" table:formula="of:=[.AD11]/41" office:value-type="float" office:value="0" calcext:value-type="float">
            <text:p>0.000000</text:p>
          </table:table-cell>
          <table:table-cell table:style-name="ce20" table:formula="of:=[.AE11]/41" office:value-type="float" office:value="0" calcext:value-type="float">
            <text:p>0.000000</text:p>
          </table:table-cell>
        </table:table-row>
        <table:table-row table:style-name="ro1">
          <table:table-cell table:style-name="ce23" office:value-type="string" calcext:value-type="string">
            <text:p>7:</text:p>
          </table:table-cell>
          <table:table-cell office:value-type="float" office:value="12.2051" calcext:value-type="float">
            <text:p>12.2051</text:p>
          </table:table-cell>
          <table:table-cell office:value-type="float" office:value="12.3718" calcext:value-type="float">
            <text:p>12.3718</text:p>
          </table:table-cell>
          <table:table-cell table:formula="of:=[.C42]-[.B37]" office:value-type="float" office:value="0.8718" calcext:value-type="float">
            <text:p>0.8718</text:p>
          </table:table-cell>
          <table:table-cell table:style-name="ce5" office:value-type="float" office:value="5" calcext:value-type="float">
            <text:p>5</text:p>
          </table:table-cell>
          <table:table-cell table:style-name="ce20" table:formula="of:=[.F12]/41" office:value-type="float" office:value="0.007719" calcext:value-type="float">
            <text:p>0.007719</text:p>
          </table:table-cell>
          <table:table-cell table:style-name="ce20" table:formula="of:=[.G12]/41" office:value-type="float" office:value="0.0999660975609756" calcext:value-type="float">
            <text:p>0.099966</text:p>
          </table:table-cell>
          <table:table-cell table:style-name="ce20" table:formula="of:=[.H12]/41" office:value-type="float" office:value="0.519660975609756" calcext:value-type="float">
            <text:p>0.519661</text:p>
          </table:table-cell>
          <table:table-cell table:style-name="ce20" table:formula="of:=[.I12]/41" office:value-type="float" office:value="0.0591587804878049" calcext:value-type="float">
            <text:p>0.059159</text:p>
          </table:table-cell>
          <table:table-cell table:style-name="ce20" table:formula="of:=[.J12]/41" office:value-type="float" office:value="0.527368292682927" calcext:value-type="float">
            <text:p>0.527368</text:p>
          </table:table-cell>
          <table:table-cell table:style-name="ce20" table:formula="of:=[.K12]/41" office:value-type="float" office:value="0" calcext:value-type="float">
            <text:p>0.000000</text:p>
          </table:table-cell>
          <table:table-cell table:style-name="ce20" table:formula="of:=[.L12]/41" office:value-type="float" office:value="0.109559512195122" calcext:value-type="float">
            <text:p>0.109560</text:p>
          </table:table-cell>
          <table:table-cell table:style-name="ce20" table:formula="of:=[.M12]/41" office:value-type="float" office:value="0.0770185365853659" calcext:value-type="float">
            <text:p>0.077019</text:p>
          </table:table-cell>
          <table:table-cell table:style-name="ce20" table:formula="of:=[.N12]/41" office:value-type="float" office:value="0.0605658536585366" calcext:value-type="float">
            <text:p>0.060566</text:p>
          </table:table-cell>
          <table:table-cell table:style-name="ce20" table:formula="of:=[.O12]/41" office:value-type="float" office:value="0.139271219512195" calcext:value-type="float">
            <text:p>0.139271</text:p>
          </table:table-cell>
          <table:table-cell table:style-name="ce20" table:formula="of:=[.P12]/41" office:value-type="float" office:value="0.0459278048780488" calcext:value-type="float">
            <text:p>0.045928</text:p>
          </table:table-cell>
          <table:table-cell table:style-name="ce20" table:formula="of:=[.Q12]/41" office:value-type="float" office:value="0.0673012195121951" calcext:value-type="float">
            <text:p>0.067301</text:p>
          </table:table-cell>
          <table:table-cell table:style-name="ce20" table:formula="of:=[.R12]/41" office:value-type="float" office:value="0.04263" calcext:value-type="float">
            <text:p>0.042630</text:p>
          </table:table-cell>
          <table:table-cell table:style-name="ce20" table:formula="of:=[.S12]/41" office:value-type="float" office:value="0.522836585365854" calcext:value-type="float">
            <text:p>0.522837</text:p>
          </table:table-cell>
          <table:table-cell table:style-name="ce20" table:formula="of:=[.T12]/41" office:value-type="float" office:value="0.233512926829268" calcext:value-type="float">
            <text:p>0.233513</text:p>
          </table:table-cell>
          <table:table-cell table:style-name="ce20" table:formula="of:=[.U12]/41" office:value-type="float" office:value="0.0246607317073171" calcext:value-type="float">
            <text:p>0.024661</text:p>
          </table:table-cell>
          <table:table-cell table:style-name="ce20" table:formula="of:=[.V12]/41" office:value-type="float" office:value="0.0459478048780488" calcext:value-type="float">
            <text:p>0.045948</text:p>
          </table:table-cell>
          <table:table-cell table:style-name="ce20" table:formula="of:=[.W12]/41" office:value-type="float" office:value="0.0979970731707317" calcext:value-type="float">
            <text:p>0.097997</text:p>
          </table:table-cell>
          <table:table-cell table:style-name="ce20" table:formula="of:=[.X12]/41" office:value-type="float" office:value="0.0965378048780488" calcext:value-type="float">
            <text:p>0.096538</text:p>
          </table:table-cell>
          <table:table-cell table:style-name="ce20" table:formula="of:=[.Y12]/41" office:value-type="float" office:value="0.537512195121951" calcext:value-type="float">
            <text:p>0.537512</text:p>
          </table:table-cell>
          <table:table-cell table:style-name="ce20" table:formula="of:=[.Z12]/41" office:value-type="float" office:value="0.204353414634146" calcext:value-type="float">
            <text:p>0.204353</text:p>
          </table:table-cell>
          <table:table-cell table:style-name="ce20" table:formula="of:=[.AA12]/41" office:value-type="float" office:value="0.0823953658536585" calcext:value-type="float">
            <text:p>0.082395</text:p>
          </table:table-cell>
          <table:table-cell table:style-name="ce20" table:formula="of:=[.AB12]/41" office:value-type="float" office:value="0.161283170731707" calcext:value-type="float">
            <text:p>0.161283</text:p>
          </table:table-cell>
          <table:table-cell table:style-name="ce20" table:formula="of:=[.AC12]/41" office:value-type="float" office:value="0.161283170731707" calcext:value-type="float">
            <text:p>0.161283</text:p>
          </table:table-cell>
          <table:table-cell table:style-name="ce20" table:formula="of:=[.AD12]/41" office:value-type="float" office:value="0" calcext:value-type="float">
            <text:p>0.000000</text:p>
          </table:table-cell>
          <table:table-cell table:style-name="ce20" table:formula="of:=[.AE12]/41" office:value-type="float" office:value="0" calcext:value-type="float">
            <text:p>0.000000</text:p>
          </table:table-cell>
        </table:table-row>
        <table:table-row table:style-name="ro1">
          <table:table-cell table:style-name="ce23" office:value-type="string" calcext:value-type="string">
            <text:p>8:</text:p>
          </table:table-cell>
          <table:table-cell office:value-type="float" office:value="12.7681" calcext:value-type="float">
            <text:p>12.7681</text:p>
          </table:table-cell>
          <table:table-cell office:value-type="float" office:value="12.9348" calcext:value-type="float">
            <text:p>12.9348</text:p>
          </table:table-cell>
          <table:table-cell table:formula="of:=[.C43]-[.B38]" office:value-type="float" office:value="0.2515" calcext:value-type="float">
            <text:p>0.2515</text:p>
          </table:table-cell>
          <table:table-cell table:style-name="ce5" office:value-type="float" office:value="6" calcext:value-type="float">
            <text:p>6</text:p>
          </table:table-cell>
          <table:table-cell table:style-name="ce20" table:formula="of:=[.F13]/41" office:value-type="float" office:value="0.114502195121951" calcext:value-type="float">
            <text:p>0.114502</text:p>
          </table:table-cell>
          <table:table-cell table:style-name="ce20" table:formula="of:=[.G13]/41" office:value-type="float" office:value="0.0115721463414634" calcext:value-type="float">
            <text:p>0.011572</text:p>
          </table:table-cell>
          <table:table-cell table:style-name="ce20" table:formula="of:=[.H13]/41" office:value-type="float" office:value="0.417534146341463" calcext:value-type="float">
            <text:p>0.417534</text:p>
          </table:table-cell>
          <table:table-cell table:style-name="ce20" table:formula="of:=[.I13]/41" office:value-type="float" office:value="0.0723046341463415" calcext:value-type="float">
            <text:p>0.072305</text:p>
          </table:table-cell>
          <table:table-cell table:style-name="ce20" table:formula="of:=[.J13]/41" office:value-type="float" office:value="0.42539756097561" calcext:value-type="float">
            <text:p>0.425398</text:p>
          </table:table-cell>
          <table:table-cell table:style-name="ce20" table:formula="of:=[.K13]/41" office:value-type="float" office:value="0.109559512195122" calcext:value-type="float">
            <text:p>0.109560</text:p>
          </table:table-cell>
          <table:table-cell table:style-name="ce20" table:formula="of:=[.L13]/41" office:value-type="float" office:value="0" calcext:value-type="float">
            <text:p>0.000000</text:p>
          </table:table-cell>
          <table:table-cell table:style-name="ce20" table:formula="of:=[.M13]/41" office:value-type="float" office:value="0.104589268292683" calcext:value-type="float">
            <text:p>0.104589</text:p>
          </table:table-cell>
          <table:table-cell table:style-name="ce20" table:formula="of:=[.N13]/41" office:value-type="float" office:value="0.0715719512195122" calcext:value-type="float">
            <text:p>0.071572</text:p>
          </table:table-cell>
          <table:table-cell table:style-name="ce20" table:formula="of:=[.O13]/41" office:value-type="float" office:value="0.0788743902439024" calcext:value-type="float">
            <text:p>0.078874</text:p>
          </table:table-cell>
          <table:table-cell table:style-name="ce20" table:formula="of:=[.P13]/41" office:value-type="float" office:value="0.0645268292682927" calcext:value-type="float">
            <text:p>0.064527</text:p>
          </table:table-cell>
          <table:table-cell table:style-name="ce20" table:formula="of:=[.Q13]/41" office:value-type="float" office:value="0.0624051219512195" calcext:value-type="float">
            <text:p>0.062405</text:p>
          </table:table-cell>
          <table:table-cell table:style-name="ce20" table:formula="of:=[.R13]/41" office:value-type="float" office:value="0.100426341463415" calcext:value-type="float">
            <text:p>0.100426</text:p>
          </table:table-cell>
          <table:table-cell table:style-name="ce20" table:formula="of:=[.S13]/41" office:value-type="float" office:value="0.420280487804878" calcext:value-type="float">
            <text:p>0.420280</text:p>
          </table:table-cell>
          <table:table-cell table:style-name="ce20" table:formula="of:=[.T13]/41" office:value-type="float" office:value="0.157745365853659" calcext:value-type="float">
            <text:p>0.157745</text:p>
          </table:table-cell>
          <table:table-cell table:style-name="ce20" table:formula="of:=[.U13]/41" office:value-type="float" office:value="0.0860970731707317" calcext:value-type="float">
            <text:p>0.086097</text:p>
          </table:table-cell>
          <table:table-cell table:style-name="ce20" table:formula="of:=[.V13]/41" office:value-type="float" office:value="0.0644012195121951" calcext:value-type="float">
            <text:p>0.064401</text:p>
          </table:table-cell>
          <table:table-cell table:style-name="ce20" table:formula="of:=[.W13]/41" office:value-type="float" office:value="0.0754765853658537" calcext:value-type="float">
            <text:p>0.075477</text:p>
          </table:table-cell>
          <table:table-cell table:style-name="ce20" table:formula="of:=[.X13]/41" office:value-type="float" office:value="0.0220183170731707" calcext:value-type="float">
            <text:p>0.022018</text:p>
          </table:table-cell>
          <table:table-cell table:style-name="ce20" table:formula="of:=[.Y13]/41" office:value-type="float" office:value="0.433936585365854" calcext:value-type="float">
            <text:p>0.433937</text:p>
          </table:table-cell>
          <table:table-cell table:style-name="ce20" table:formula="of:=[.Z13]/41" office:value-type="float" office:value="0.113653170731707" calcext:value-type="float">
            <text:p>0.113653</text:p>
          </table:table-cell>
          <table:table-cell table:style-name="ce20" table:formula="of:=[.AA13]/41" office:value-type="float" office:value="0.0297368292682927" calcext:value-type="float">
            <text:p>0.029737</text:p>
          </table:table-cell>
          <table:table-cell table:style-name="ce20" table:formula="of:=[.AB13]/41" office:value-type="float" office:value="0.0865548780487805" calcext:value-type="float">
            <text:p>0.086555</text:p>
          </table:table-cell>
          <table:table-cell table:style-name="ce20" table:formula="of:=[.AC13]/41" office:value-type="float" office:value="0.0865548780487805" calcext:value-type="float">
            <text:p>0.086555</text:p>
          </table:table-cell>
          <table:table-cell table:style-name="ce20" table:formula="of:=[.AD13]/41" office:value-type="float" office:value="0" calcext:value-type="float">
            <text:p>0.000000</text:p>
          </table:table-cell>
          <table:table-cell table:style-name="ce20" table:formula="of:=[.AE13]/41" office:value-type="float" office:value="0" calcext:value-type="float">
            <text:p>0.000000</text:p>
          </table:table-cell>
        </table:table-row>
        <table:table-row table:style-name="ro1">
          <table:table-cell table:style-name="ce23" office:value-type="string" calcext:value-type="string">
            <text:p>9:</text:p>
          </table:table-cell>
          <table:table-cell office:value-type="float" office:value="15.9587" calcext:value-type="float">
            <text:p>15.9587</text:p>
          </table:table-cell>
          <table:table-cell office:value-type="float" office:value="16.1254" calcext:value-type="float">
            <text:p>16.1254</text:p>
          </table:table-cell>
          <table:table-cell table:formula="of:=[.C44]-[.B39]" office:value-type="float" office:value="0.758699999999999" calcext:value-type="float">
            <text:p>0.758699999999999</text:p>
          </table:table-cell>
          <table:table-cell table:style-name="ce5" office:value-type="float" office:value="7" calcext:value-type="float">
            <text:p>7</text:p>
          </table:table-cell>
          <table:table-cell table:style-name="ce20" table:formula="of:=[.F14]/41" office:value-type="float" office:value="0.0738068292682927" calcext:value-type="float">
            <text:p>0.073807</text:p>
          </table:table-cell>
          <table:table-cell table:style-name="ce20" table:formula="of:=[.G14]/41" office:value-type="float" office:value="0.0932070731707317" calcext:value-type="float">
            <text:p>0.093207</text:p>
          </table:table-cell>
          <table:table-cell table:style-name="ce20" table:formula="of:=[.H14]/41" office:value-type="float" office:value="0.470075609756097" calcext:value-type="float">
            <text:p>0.470076</text:p>
          </table:table-cell>
          <table:table-cell table:style-name="ce20" table:formula="of:=[.I14]/41" office:value-type="float" office:value="0.0371668292682927" calcext:value-type="float">
            <text:p>0.037167</text:p>
          </table:table-cell>
          <table:table-cell table:style-name="ce20" table:formula="of:=[.J14]/41" office:value-type="float" office:value="0.477470731707317" calcext:value-type="float">
            <text:p>0.477471</text:p>
          </table:table-cell>
          <table:table-cell table:style-name="ce20" table:formula="of:=[.K14]/41" office:value-type="float" office:value="0.0770185365853659" calcext:value-type="float">
            <text:p>0.077019</text:p>
          </table:table-cell>
          <table:table-cell table:style-name="ce20" table:formula="of:=[.L14]/41" office:value-type="float" office:value="0.104589268292683" calcext:value-type="float">
            <text:p>0.104589</text:p>
          </table:table-cell>
          <table:table-cell table:style-name="ce20" table:formula="of:=[.M14]/41" office:value-type="float" office:value="0" calcext:value-type="float">
            <text:p>0.000000</text:p>
          </table:table-cell>
          <table:table-cell table:style-name="ce20" table:formula="of:=[.N14]/41" office:value-type="float" office:value="0.0370729268292683" calcext:value-type="float">
            <text:p>0.037073</text:p>
          </table:table-cell>
          <table:table-cell table:style-name="ce20" table:formula="of:=[.O14]/41" office:value-type="float" office:value="0.0834243902439024" calcext:value-type="float">
            <text:p>0.083424</text:p>
          </table:table-cell>
          <table:table-cell table:style-name="ce20" table:formula="of:=[.P14]/41" office:value-type="float" office:value="0.0645948780487805" calcext:value-type="float">
            <text:p>0.064595</text:p>
          </table:table-cell>
          <table:table-cell table:style-name="ce20" table:formula="of:=[.Q14]/41" office:value-type="float" office:value="0.0437809756097561" calcext:value-type="float">
            <text:p>0.043781</text:p>
          </table:table-cell>
          <table:table-cell table:style-name="ce20" table:formula="of:=[.R14]/41" office:value-type="float" office:value="0.110171707317073" calcext:value-type="float">
            <text:p>0.110172</text:p>
          </table:table-cell>
          <table:table-cell table:style-name="ce20" table:formula="of:=[.S14]/41" office:value-type="float" office:value="0.473819512195122" calcext:value-type="float">
            <text:p>0.473820</text:p>
          </table:table-cell>
          <table:table-cell table:style-name="ce20" table:formula="of:=[.T14]/41" office:value-type="float" office:value="0.171193658536585" calcext:value-type="float">
            <text:p>0.171194</text:p>
          </table:table-cell>
          <table:table-cell table:style-name="ce20" table:formula="of:=[.U14]/41" office:value-type="float" office:value="0.0772517073170732" calcext:value-type="float">
            <text:p>0.077252</text:p>
          </table:table-cell>
          <table:table-cell table:style-name="ce20" table:formula="of:=[.V14]/41" office:value-type="float" office:value="0.0650241463414634" calcext:value-type="float">
            <text:p>0.065024</text:p>
          </table:table-cell>
          <table:table-cell table:style-name="ce20" table:formula="of:=[.W14]/41" office:value-type="float" office:value="0.0409041463414634" calcext:value-type="float">
            <text:p>0.040904</text:p>
          </table:table-cell>
          <table:table-cell table:style-name="ce20" table:formula="of:=[.X14]/41" office:value-type="float" office:value="0.107266585365854" calcext:value-type="float">
            <text:p>0.107267</text:p>
          </table:table-cell>
          <table:table-cell table:style-name="ce20" table:formula="of:=[.Y14]/41" office:value-type="float" office:value="0.489875609756098" calcext:value-type="float">
            <text:p>0.489876</text:p>
          </table:table-cell>
          <table:table-cell table:style-name="ce20" table:formula="of:=[.Z14]/41" office:value-type="float" office:value="0.155084634146341" calcext:value-type="float">
            <text:p>0.155085</text:p>
          </table:table-cell>
          <table:table-cell table:style-name="ce20" table:formula="of:=[.AA14]/41" office:value-type="float" office:value="0.0947087804878049" calcext:value-type="float">
            <text:p>0.094709</text:p>
          </table:table-cell>
          <table:table-cell table:style-name="ce20" table:formula="of:=[.AB14]/41" office:value-type="float" office:value="0.107955365853659" calcext:value-type="float">
            <text:p>0.107955</text:p>
          </table:table-cell>
          <table:table-cell table:style-name="ce20" table:formula="of:=[.AC14]/41" office:value-type="float" office:value="0.107955365853659" calcext:value-type="float">
            <text:p>0.107955</text:p>
          </table:table-cell>
          <table:table-cell table:style-name="ce20" table:formula="of:=[.AD14]/41" office:value-type="float" office:value="0" calcext:value-type="float">
            <text:p>0.000000</text:p>
          </table:table-cell>
          <table:table-cell table:style-name="ce20" table:formula="of:=[.AE14]/41" office:value-type="float" office:value="0" calcext:value-type="float">
            <text:p>0.000000</text:p>
          </table:table-cell>
        </table:table-row>
        <table:table-row table:style-name="ro1">
          <table:table-cell table:style-name="ce17"/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20" table:formula="of:=[.F15]/41" office:value-type="float" office:value="0.0611792682926829" calcext:value-type="float">
            <text:p>0.061179</text:p>
          </table:table-cell>
          <table:table-cell table:style-name="ce20" table:formula="of:=[.G15]/41" office:value-type="float" office:value="0.0600039024390244" calcext:value-type="float">
            <text:p>0.060004</text:p>
          </table:table-cell>
          <table:table-cell table:style-name="ce20" table:formula="of:=[.H15]/41" office:value-type="float" office:value="0.46260243902439" calcext:value-type="float">
            <text:p>0.462602</text:p>
          </table:table-cell>
          <table:table-cell table:style-name="ce20" table:formula="of:=[.I15]/41" office:value-type="float" office:value="0.00142382682926829" calcext:value-type="float">
            <text:p>0.001424</text:p>
          </table:table-cell>
          <table:table-cell table:style-name="ce20" table:formula="of:=[.J15]/41" office:value-type="float" office:value="0.470212195121951" calcext:value-type="float">
            <text:p>0.470212</text:p>
          </table:table-cell>
          <table:table-cell table:style-name="ce20" table:formula="of:=[.K15]/41" office:value-type="float" office:value="0.0605658536585366" calcext:value-type="float">
            <text:p>0.060566</text:p>
          </table:table-cell>
          <table:table-cell table:style-name="ce20" table:formula="of:=[.L15]/41" office:value-type="float" office:value="0.0715719512195122" calcext:value-type="float">
            <text:p>0.071572</text:p>
          </table:table-cell>
          <table:table-cell table:style-name="ce20" table:formula="of:=[.M15]/41" office:value-type="float" office:value="0.0370729268292683" calcext:value-type="float">
            <text:p>0.037073</text:p>
          </table:table-cell>
          <table:table-cell table:style-name="ce20" table:formula="of:=[.N15]/41" office:value-type="float" office:value="0" calcext:value-type="float">
            <text:p>0.000000</text:p>
          </table:table-cell>
          <table:table-cell table:style-name="ce20" table:formula="of:=[.O15]/41" office:value-type="float" office:value="0.0788475609756098" calcext:value-type="float">
            <text:p>0.078848</text:p>
          </table:table-cell>
          <table:table-cell table:style-name="ce20" table:formula="of:=[.P15]/41" office:value-type="float" office:value="0.029959756097561" calcext:value-type="float">
            <text:p>0.029960</text:p>
          </table:table-cell>
          <table:table-cell table:style-name="ce20" table:formula="of:=[.Q15]/41" office:value-type="float" office:value="0.00975729268292683" calcext:value-type="float">
            <text:p>0.009757</text:p>
          </table:table-cell>
          <table:table-cell table:style-name="ce20" table:formula="of:=[.R15]/41" office:value-type="float" office:value="0.0819514634146342" calcext:value-type="float">
            <text:p>0.081951</text:p>
          </table:table-cell>
          <table:table-cell table:style-name="ce20" table:formula="of:=[.S15]/41" office:value-type="float" office:value="0.465980487804878" calcext:value-type="float">
            <text:p>0.465980</text:p>
          </table:table-cell>
          <table:table-cell table:style-name="ce20" table:formula="of:=[.T15]/41" office:value-type="float" office:value="0.172989268292683" calcext:value-type="float">
            <text:p>0.172989</text:p>
          </table:table-cell>
          <table:table-cell table:style-name="ce20" table:formula="of:=[.U15]/41" office:value-type="float" office:value="0.0498629268292683" calcext:value-type="float">
            <text:p>0.049863</text:p>
          </table:table-cell>
          <table:table-cell table:style-name="ce20" table:formula="of:=[.V15]/41" office:value-type="float" office:value="0.0303719512195122" calcext:value-type="float">
            <text:p>0.030372</text:p>
          </table:table-cell>
          <table:table-cell table:style-name="ce20" table:formula="of:=[.W15]/41" office:value-type="float" office:value="0.0379909756097561" calcext:value-type="float">
            <text:p>0.037991</text:p>
          </table:table-cell>
          <table:table-cell table:style-name="ce20" table:formula="of:=[.X15]/41" office:value-type="float" office:value="0.0710741463414634" calcext:value-type="float">
            <text:p>0.071074</text:p>
          </table:table-cell>
          <table:table-cell table:style-name="ce20" table:formula="of:=[.Y15]/41" office:value-type="float" office:value="0.481182926829268" calcext:value-type="float">
            <text:p>0.481183</text:p>
          </table:table-cell>
          <table:table-cell table:style-name="ce20" table:formula="of:=[.Z15]/41" office:value-type="float" office:value="0.146033414634146" calcext:value-type="float">
            <text:p>0.146033</text:p>
          </table:table-cell>
          <table:table-cell table:style-name="ce20" table:formula="of:=[.AA15]/41" office:value-type="float" office:value="0.0579456097560976" calcext:value-type="float">
            <text:p>0.057946</text:p>
          </table:table-cell>
          <table:table-cell table:style-name="ce20" table:formula="of:=[.AB15]/41" office:value-type="float" office:value="0.101456585365854" calcext:value-type="float">
            <text:p>0.101457</text:p>
          </table:table-cell>
          <table:table-cell table:style-name="ce20" table:formula="of:=[.AC15]/41" office:value-type="float" office:value="0.101456585365854" calcext:value-type="float">
            <text:p>0.101457</text:p>
          </table:table-cell>
          <table:table-cell table:style-name="ce20" table:formula="of:=[.AD15]/41" office:value-type="float" office:value="0" calcext:value-type="float">
            <text:p>0.000000</text:p>
          </table:table-cell>
          <table:table-cell table:style-name="ce20" table:formula="of:=[.AE15]/41" office:value-type="float" office:value="0" calcext:value-type="float">
            <text:p>0.000000</text:p>
          </table:table-cell>
        </table:table-row>
        <table:table-row table:style-name="ro1">
          <table:table-cell table:formula="of:=5/60" office:value-type="float" office:value="0.0833333333333333" calcext:value-type="float">
            <text:p>0.083333333333333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20" table:formula="of:=[.F16]/41" office:value-type="float" office:value="0.140005365853659" calcext:value-type="float">
            <text:p>0.140005</text:p>
          </table:table-cell>
          <table:table-cell table:style-name="ce20" table:formula="of:=[.G16]/41" office:value-type="float" office:value="0.0740765853658537" calcext:value-type="float">
            <text:p>0.074077</text:p>
          </table:table-cell>
          <table:table-cell table:style-name="ce20" table:formula="of:=[.H16]/41" office:value-type="float" office:value="0.387236585365854" calcext:value-type="float">
            <text:p>0.387237</text:p>
          </table:table-cell>
          <table:table-cell table:style-name="ce20" table:formula="of:=[.I16]/41" office:value-type="float" office:value="0.0802687804878049" calcext:value-type="float">
            <text:p>0.080269</text:p>
          </table:table-cell>
          <table:table-cell table:style-name="ce20" table:formula="of:=[.J16]/41" office:value-type="float" office:value="0.39470243902439" calcext:value-type="float">
            <text:p>0.394702</text:p>
          </table:table-cell>
          <table:table-cell table:style-name="ce20" table:formula="of:=[.K16]/41" office:value-type="float" office:value="0.139271219512195" calcext:value-type="float">
            <text:p>0.139271</text:p>
          </table:table-cell>
          <table:table-cell table:style-name="ce20" table:formula="of:=[.L16]/41" office:value-type="float" office:value="0.0788743902439024" calcext:value-type="float">
            <text:p>0.078874</text:p>
          </table:table-cell>
          <table:table-cell table:style-name="ce20" table:formula="of:=[.M16]/41" office:value-type="float" office:value="0.0834243902439024" calcext:value-type="float">
            <text:p>0.083424</text:p>
          </table:table-cell>
          <table:table-cell table:style-name="ce20" table:formula="of:=[.N16]/41" office:value-type="float" office:value="0.0788475609756098" calcext:value-type="float">
            <text:p>0.078848</text:p>
          </table:table-cell>
          <table:table-cell table:style-name="ce20" table:formula="of:=[.O16]/41" office:value-type="float" office:value="0" calcext:value-type="float">
            <text:p>0.000000</text:p>
          </table:table-cell>
          <table:table-cell table:style-name="ce20" table:formula="of:=[.P16]/41" office:value-type="float" office:value="0.0999146341463415" calcext:value-type="float">
            <text:p>0.099915</text:p>
          </table:table-cell>
          <table:table-cell table:style-name="ce20" table:formula="of:=[.Q16]/41" office:value-type="float" office:value="0.0721973170731707" calcext:value-type="float">
            <text:p>0.072197</text:p>
          </table:table-cell>
          <table:table-cell table:style-name="ce20" table:formula="of:=[.R16]/41" office:value-type="float" office:value="0.153120487804878" calcext:value-type="float">
            <text:p>0.153120</text:p>
          </table:table-cell>
          <table:table-cell table:style-name="ce20" table:formula="of:=[.S16]/41" office:value-type="float" office:value="0.390880487804878" calcext:value-type="float">
            <text:p>0.390880</text:p>
          </table:table-cell>
          <table:table-cell table:style-name="ce20" table:formula="of:=[.T16]/41" office:value-type="float" office:value="0.0943063414634147" calcext:value-type="float">
            <text:p>0.094306</text:p>
          </table:table-cell>
          <table:table-cell table:style-name="ce20" table:formula="of:=[.U16]/41" office:value-type="float" office:value="0.124942926829268" calcext:value-type="float">
            <text:p>0.124943</text:p>
          </table:table-cell>
          <table:table-cell table:style-name="ce20" table:formula="of:=[.V16]/41" office:value-type="float" office:value="0.100160487804878" calcext:value-type="float">
            <text:p>0.100160</text:p>
          </table:table-cell>
          <table:table-cell table:style-name="ce20" table:formula="of:=[.W16]/41" office:value-type="float" office:value="0.0442168292682927" calcext:value-type="float">
            <text:p>0.044217</text:p>
          </table:table-cell>
          <table:table-cell table:style-name="ce20" table:formula="of:=[.X16]/41" office:value-type="float" office:value="0.0973341463414634" calcext:value-type="float">
            <text:p>0.097334</text:p>
          </table:table-cell>
          <table:table-cell table:style-name="ce20" table:formula="of:=[.Y16]/41" office:value-type="float" office:value="0.406739024390244" calcext:value-type="float">
            <text:p>0.406739</text:p>
          </table:table-cell>
          <table:table-cell table:style-name="ce20" table:formula="of:=[.Z16]/41" office:value-type="float" office:value="0.0716812195121951" calcext:value-type="float">
            <text:p>0.071681</text:p>
          </table:table-cell>
          <table:table-cell table:style-name="ce20" table:formula="of:=[.AA16]/41" office:value-type="float" office:value="0.0951378048780488" calcext:value-type="float">
            <text:p>0.095138</text:p>
          </table:table-cell>
          <table:table-cell table:style-name="ce20" table:formula="of:=[.AB16]/41" office:value-type="float" office:value="0.0245309756097561" calcext:value-type="float">
            <text:p>0.024531</text:p>
          </table:table-cell>
          <table:table-cell table:style-name="ce20" table:formula="of:=[.AC16]/41" office:value-type="float" office:value="0.0245309756097561" calcext:value-type="float">
            <text:p>0.024531</text:p>
          </table:table-cell>
          <table:table-cell table:style-name="ce20" table:formula="of:=[.AD16]/41" office:value-type="float" office:value="0" calcext:value-type="float">
            <text:p>0.000000</text:p>
          </table:table-cell>
          <table:table-cell table:style-name="ce20" table:formula="of:=[.AE16]/41" office:value-type="float" office:value="0" calcext:value-type="float">
            <text:p>0.00000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20" table:formula="of:=[.F17]/41" office:value-type="float" office:value="0.0501936585365854" calcext:value-type="float">
            <text:p>0.050194</text:p>
          </table:table-cell>
          <table:table-cell table:style-name="ce20" table:formula="of:=[.G17]/41" office:value-type="float" office:value="0.0543756097560976" calcext:value-type="float">
            <text:p>0.054376</text:p>
          </table:table-cell>
          <table:table-cell table:style-name="ce20" table:formula="of:=[.H17]/41" office:value-type="float" office:value="0.474539024390244" calcext:value-type="float">
            <text:p>0.474539</text:p>
          </table:table-cell>
          <table:table-cell table:style-name="ce20" table:formula="of:=[.I17]/41" office:value-type="float" office:value="0.029190487804878" calcext:value-type="float">
            <text:p>0.029190</text:p>
          </table:table-cell>
          <table:table-cell table:style-name="ce20" table:formula="of:=[.J17]/41" office:value-type="float" office:value="0.482282926829268" calcext:value-type="float">
            <text:p>0.482283</text:p>
          </table:table-cell>
          <table:table-cell table:style-name="ce20" table:formula="of:=[.K17]/41" office:value-type="float" office:value="0.0459278048780488" calcext:value-type="float">
            <text:p>0.045928</text:p>
          </table:table-cell>
          <table:table-cell table:style-name="ce20" table:formula="of:=[.L17]/41" office:value-type="float" office:value="0.0645268292682927" calcext:value-type="float">
            <text:p>0.064527</text:p>
          </table:table-cell>
          <table:table-cell table:style-name="ce20" table:formula="of:=[.M17]/41" office:value-type="float" office:value="0.0645948780487805" calcext:value-type="float">
            <text:p>0.064595</text:p>
          </table:table-cell>
          <table:table-cell table:style-name="ce20" table:formula="of:=[.N17]/41" office:value-type="float" office:value="0.029959756097561" calcext:value-type="float">
            <text:p>0.029960</text:p>
          </table:table-cell>
          <table:table-cell table:style-name="ce20" table:formula="of:=[.O17]/41" office:value-type="float" office:value="0.0999146341463415" calcext:value-type="float">
            <text:p>0.099915</text:p>
          </table:table-cell>
          <table:table-cell table:style-name="ce20" table:formula="of:=[.P17]/41" office:value-type="float" office:value="0" calcext:value-type="float">
            <text:p>0.000000</text:p>
          </table:table-cell>
          <table:table-cell table:style-name="ce20" table:formula="of:=[.Q17]/41" office:value-type="float" office:value="0.0303570731707317" calcext:value-type="float">
            <text:p>0.030357</text:p>
          </table:table-cell>
          <table:table-cell table:style-name="ce20" table:formula="of:=[.R17]/41" office:value-type="float" office:value="0.0540285365853659" calcext:value-type="float">
            <text:p>0.054029</text:p>
          </table:table-cell>
          <table:table-cell table:style-name="ce20" table:formula="of:=[.S17]/41" office:value-type="float" office:value="0.477629268292683" calcext:value-type="float">
            <text:p>0.477629</text:p>
          </table:table-cell>
          <table:table-cell table:style-name="ce20" table:formula="of:=[.T17]/41" office:value-type="float" office:value="0.193653414634146" calcext:value-type="float">
            <text:p>0.193653</text:p>
          </table:table-cell>
          <table:table-cell table:style-name="ce20" table:formula="of:=[.U17]/41" office:value-type="float" office:value="0.0256131707317073" calcext:value-type="float">
            <text:p>0.025613</text:p>
          </table:table-cell>
          <table:table-cell table:style-name="ce20" table:formula="of:=[.V17]/41" office:value-type="float" office:value="0.000429146341463415" calcext:value-type="float">
            <text:p>0.000429</text:p>
          </table:table-cell>
          <table:table-cell table:style-name="ce20" table:formula="of:=[.W17]/41" office:value-type="float" office:value="0.0648778048780488" calcext:value-type="float">
            <text:p>0.064878</text:p>
          </table:table-cell>
          <table:table-cell table:style-name="ce20" table:formula="of:=[.X17]/41" office:value-type="float" office:value="0.054979512195122" calcext:value-type="float">
            <text:p>0.054980</text:p>
          </table:table-cell>
          <table:table-cell table:style-name="ce20" table:formula="of:=[.Y17]/41" office:value-type="float" office:value="0.492119512195122" calcext:value-type="float">
            <text:p>0.492120</text:p>
          </table:table-cell>
          <table:table-cell table:style-name="ce20" table:formula="of:=[.Z17]/41" office:value-type="float" office:value="0.160573658536585" calcext:value-type="float">
            <text:p>0.160574</text:p>
          </table:table-cell>
          <table:table-cell table:style-name="ce20" table:formula="of:=[.AA17]/41" office:value-type="float" office:value="0.040269512195122" calcext:value-type="float">
            <text:p>0.040270</text:p>
          </table:table-cell>
          <table:table-cell table:style-name="ce20" table:formula="of:=[.AB17]/41" office:value-type="float" office:value="0.119781707317073" calcext:value-type="float">
            <text:p>0.119782</text:p>
          </table:table-cell>
          <table:table-cell table:style-name="ce20" table:formula="of:=[.AC17]/41" office:value-type="float" office:value="0.119781707317073" calcext:value-type="float">
            <text:p>0.119782</text:p>
          </table:table-cell>
          <table:table-cell table:style-name="ce20" table:formula="of:=[.AD17]/41" office:value-type="float" office:value="0" calcext:value-type="float">
            <text:p>0.000000</text:p>
          </table:table-cell>
          <table:table-cell table:style-name="ce20" table:formula="of:=[.AE17]/41" office:value-type="float" office:value="0" calcext:value-type="float">
            <text:p>0.00000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table:style-name="ce20" table:formula="of:=[.F18]/41" office:value-type="float" office:value="0.0687053658536585" calcext:value-type="float">
            <text:p>0.068705</text:p>
          </table:table-cell>
          <table:table-cell table:style-name="ce20" table:formula="of:=[.G18]/41" office:value-type="float" office:value="0.0508378048780488" calcext:value-type="float">
            <text:p>0.050838</text:p>
          </table:table-cell>
          <table:table-cell table:style-name="ce20" table:formula="of:=[.H18]/41" office:value-type="float" office:value="0.454075609756098" calcext:value-type="float">
            <text:p>0.454076</text:p>
          </table:table-cell>
          <table:table-cell table:style-name="ce20" table:formula="of:=[.I18]/41" office:value-type="float" office:value="0.0108740731707317" calcext:value-type="float">
            <text:p>0.010874</text:p>
          </table:table-cell>
          <table:table-cell table:style-name="ce20" table:formula="of:=[.J18]/41" office:value-type="float" office:value="0.461712195121951" calcext:value-type="float">
            <text:p>0.461712</text:p>
          </table:table-cell>
          <table:table-cell table:style-name="ce20" table:formula="of:=[.K18]/41" office:value-type="float" office:value="0.0673012195121951" calcext:value-type="float">
            <text:p>0.067301</text:p>
          </table:table-cell>
          <table:table-cell table:style-name="ce20" table:formula="of:=[.L18]/41" office:value-type="float" office:value="0.0624051219512195" calcext:value-type="float">
            <text:p>0.062405</text:p>
          </table:table-cell>
          <table:table-cell table:style-name="ce20" table:formula="of:=[.M18]/41" office:value-type="float" office:value="0.0437809756097561" calcext:value-type="float">
            <text:p>0.043781</text:p>
          </table:table-cell>
          <table:table-cell table:style-name="ce20" table:formula="of:=[.N18]/41" office:value-type="float" office:value="0.00975729268292683" calcext:value-type="float">
            <text:p>0.009757</text:p>
          </table:table-cell>
          <table:table-cell table:style-name="ce20" table:formula="of:=[.O18]/41" office:value-type="float" office:value="0.0721973170731707" calcext:value-type="float">
            <text:p>0.072197</text:p>
          </table:table-cell>
          <table:table-cell table:style-name="ce20" table:formula="of:=[.P18]/41" office:value-type="float" office:value="0.0303570731707317" calcext:value-type="float">
            <text:p>0.030357</text:p>
          </table:table-cell>
          <table:table-cell table:style-name="ce20" table:formula="of:=[.Q18]/41" office:value-type="float" office:value="0" calcext:value-type="float">
            <text:p>0.000000</text:p>
          </table:table-cell>
          <table:table-cell table:style-name="ce20" table:formula="of:=[.R18]/41" office:value-type="float" office:value="0.0842051219512195" calcext:value-type="float">
            <text:p>0.084205</text:p>
          </table:table-cell>
          <table:table-cell table:style-name="ce20" table:formula="of:=[.S18]/41" office:value-type="float" office:value="0.45740487804878" calcext:value-type="float">
            <text:p>0.457405</text:p>
          </table:table-cell>
          <table:table-cell table:style-name="ce20" table:formula="of:=[.T18]/41" office:value-type="float" office:value="0.166502682926829" calcext:value-type="float">
            <text:p>0.166503</text:p>
          </table:table-cell>
          <table:table-cell table:style-name="ce20" table:formula="of:=[.U18]/41" office:value-type="float" office:value="0.0535465853658537" calcext:value-type="float">
            <text:p>0.053547</text:p>
          </table:table-cell>
          <table:table-cell table:style-name="ce20" table:formula="of:=[.V18]/41" office:value-type="float" office:value="0.03071" calcext:value-type="float">
            <text:p>0.030710</text:p>
          </table:table-cell>
          <table:table-cell table:style-name="ce20" table:formula="of:=[.W18]/41" office:value-type="float" office:value="0.0345282926829268" calcext:value-type="float">
            <text:p>0.034528</text:p>
          </table:table-cell>
          <table:table-cell table:style-name="ce20" table:formula="of:=[.X18]/41" office:value-type="float" office:value="0.0634856097560976" calcext:value-type="float">
            <text:p>0.063486</text:p>
          </table:table-cell>
          <table:table-cell table:style-name="ce20" table:formula="of:=[.Y18]/41" office:value-type="float" office:value="0.472490243902439" calcext:value-type="float">
            <text:p>0.472490</text:p>
          </table:table-cell>
          <table:table-cell table:style-name="ce20" table:formula="of:=[.Z18]/41" office:value-type="float" office:value="0.13776243902439" calcext:value-type="float">
            <text:p>0.137762</text:p>
          </table:table-cell>
          <table:table-cell table:style-name="ce20" table:formula="of:=[.AA18]/41" office:value-type="float" office:value="0.0511565853658537" calcext:value-type="float">
            <text:p>0.051157</text:p>
          </table:table-cell>
          <table:table-cell table:style-name="ce20" table:formula="of:=[.AB18]/41" office:value-type="float" office:value="0.0939919512195122" calcext:value-type="float">
            <text:p>0.093992</text:p>
          </table:table-cell>
          <table:table-cell table:style-name="ce20" table:formula="of:=[.AC18]/41" office:value-type="float" office:value="0.0939919512195122" calcext:value-type="float">
            <text:p>0.093992</text:p>
          </table:table-cell>
          <table:table-cell table:style-name="ce20" table:formula="of:=[.AD18]/41" office:value-type="float" office:value="0" calcext:value-type="float">
            <text:p>0.000000</text:p>
          </table:table-cell>
          <table:table-cell table:style-name="ce20" table:formula="of:=[.AE18]/41" office:value-type="float" office:value="0" calcext:value-type="float">
            <text:p>0.00000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table:style-name="ce20" table:formula="of:=[.F19]/41" office:value-type="float" office:value="0.0501341463414634" calcext:value-type="float">
            <text:p>0.050134</text:p>
          </table:table-cell>
          <table:table-cell table:style-name="ce20" table:formula="of:=[.G19]/41" office:value-type="float" office:value="0.0942960975609756" calcext:value-type="float">
            <text:p>0.094296</text:p>
          </table:table-cell>
          <table:table-cell table:style-name="ce20" table:formula="of:=[.H19]/41" office:value-type="float" office:value="0.517951219512195" calcext:value-type="float">
            <text:p>0.517951</text:p>
          </table:table-cell>
          <table:table-cell table:style-name="ce20" table:formula="of:=[.I19]/41" office:value-type="float" office:value="0.0808512195121951" calcext:value-type="float">
            <text:p>0.080851</text:p>
          </table:table-cell>
          <table:table-cell table:style-name="ce20" table:formula="of:=[.J19]/41" office:value-type="float" office:value="0.525809756097561" calcext:value-type="float">
            <text:p>0.525810</text:p>
          </table:table-cell>
          <table:table-cell table:style-name="ce20" table:formula="of:=[.K19]/41" office:value-type="float" office:value="0.04263" calcext:value-type="float">
            <text:p>0.042630</text:p>
          </table:table-cell>
          <table:table-cell table:style-name="ce20" table:formula="of:=[.L19]/41" office:value-type="float" office:value="0.100426341463415" calcext:value-type="float">
            <text:p>0.100426</text:p>
          </table:table-cell>
          <table:table-cell table:style-name="ce20" table:formula="of:=[.M19]/41" office:value-type="float" office:value="0.110171707317073" calcext:value-type="float">
            <text:p>0.110172</text:p>
          </table:table-cell>
          <table:table-cell table:style-name="ce20" table:formula="of:=[.N19]/41" office:value-type="float" office:value="0.0819514634146342" calcext:value-type="float">
            <text:p>0.081951</text:p>
          </table:table-cell>
          <table:table-cell table:style-name="ce20" table:formula="of:=[.O19]/41" office:value-type="float" office:value="0.153120487804878" calcext:value-type="float">
            <text:p>0.153120</text:p>
          </table:table-cell>
          <table:table-cell table:style-name="ce20" table:formula="of:=[.P19]/41" office:value-type="float" office:value="0.0540285365853659" calcext:value-type="float">
            <text:p>0.054029</text:p>
          </table:table-cell>
          <table:table-cell table:style-name="ce20" table:formula="of:=[.Q19]/41" office:value-type="float" office:value="0.0842051219512195" calcext:value-type="float">
            <text:p>0.084205</text:p>
          </table:table-cell>
          <table:table-cell table:style-name="ce20" table:formula="of:=[.R19]/41" office:value-type="float" office:value="0" calcext:value-type="float">
            <text:p>0.000000</text:p>
          </table:table-cell>
          <table:table-cell table:style-name="ce20" table:formula="of:=[.S19]/41" office:value-type="float" office:value="0.520707317073171" calcext:value-type="float">
            <text:p>0.520707</text:p>
          </table:table-cell>
          <table:table-cell table:style-name="ce20" table:formula="of:=[.T19]/41" office:value-type="float" office:value="0.2459" calcext:value-type="float">
            <text:p>0.245900</text:p>
          </table:table-cell>
          <table:table-cell table:style-name="ce20" table:formula="of:=[.U19]/41" office:value-type="float" office:value="0.033029512195122" calcext:value-type="float">
            <text:p>0.033030</text:p>
          </table:table-cell>
          <table:table-cell table:style-name="ce20" table:formula="of:=[.V19]/41" office:value-type="float" office:value="0.0537141463414634" calcext:value-type="float">
            <text:p>0.053714</text:p>
          </table:table-cell>
          <table:table-cell table:style-name="ce20" table:formula="of:=[.W19]/41" office:value-type="float" office:value="0.118694634146341" calcext:value-type="float">
            <text:p>0.118695</text:p>
          </table:table-cell>
          <table:table-cell table:style-name="ce20" table:formula="of:=[.X19]/41" office:value-type="float" office:value="0.0812226829268293" calcext:value-type="float">
            <text:p>0.081223</text:p>
          </table:table-cell>
          <table:table-cell table:style-name="ce20" table:formula="of:=[.Y19]/41" office:value-type="float" office:value="0.534329268292683" calcext:value-type="float">
            <text:p>0.534329</text:p>
          </table:table-cell>
          <table:table-cell table:style-name="ce20" table:formula="of:=[.Z19]/41" office:value-type="float" office:value="0.209202195121951" calcext:value-type="float">
            <text:p>0.209202</text:p>
          </table:table-cell>
          <table:table-cell table:style-name="ce20" table:formula="of:=[.AA19]/41" office:value-type="float" office:value="0.0707229268292683" calcext:value-type="float">
            <text:p>0.070723</text:p>
          </table:table-cell>
          <table:table-cell table:style-name="ce20" table:formula="of:=[.AB19]/41" office:value-type="float" office:value="0.171559024390244" calcext:value-type="float">
            <text:p>0.171559</text:p>
          </table:table-cell>
          <table:table-cell table:style-name="ce20" table:formula="of:=[.AC19]/41" office:value-type="float" office:value="0.171559024390244" calcext:value-type="float">
            <text:p>0.171559</text:p>
          </table:table-cell>
          <table:table-cell table:style-name="ce20" table:formula="of:=[.AD19]/41" office:value-type="float" office:value="0" calcext:value-type="float">
            <text:p>0.000000</text:p>
          </table:table-cell>
          <table:table-cell table:style-name="ce20" table:formula="of:=[.AE19]/41" office:value-type="float" office:value="0" calcext:value-type="float">
            <text:p>0.00000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table:style-name="ce20" table:formula="of:=[.F20]/41" office:value-type="float" office:value="0.525514634146342" calcext:value-type="float">
            <text:p>0.525515</text:p>
          </table:table-cell>
          <table:table-cell table:style-name="ce20" table:formula="of:=[.G20]/41" office:value-type="float" office:value="0.426965853658537" calcext:value-type="float">
            <text:p>0.426966</text:p>
          </table:table-cell>
          <table:table-cell table:style-name="ce20" table:formula="of:=[.H20]/41" office:value-type="float" office:value="0.00590331707317073" calcext:value-type="float">
            <text:p>0.005903</text:p>
          </table:table-cell>
          <table:table-cell table:style-name="ce20" table:formula="of:=[.I20]/41" office:value-type="float" office:value="0.467370731707317" calcext:value-type="float">
            <text:p>0.467371</text:p>
          </table:table-cell>
          <table:table-cell table:style-name="ce20" table:formula="of:=[.J20]/41" office:value-type="float" office:value="0.00850943902439024" calcext:value-type="float">
            <text:p>0.008509</text:p>
          </table:table-cell>
          <table:table-cell table:style-name="ce20" table:formula="of:=[.K20]/41" office:value-type="float" office:value="0.522836585365854" calcext:value-type="float">
            <text:p>0.522837</text:p>
          </table:table-cell>
          <table:table-cell table:style-name="ce20" table:formula="of:=[.L20]/41" office:value-type="float" office:value="0.420280487804878" calcext:value-type="float">
            <text:p>0.420280</text:p>
          </table:table-cell>
          <table:table-cell table:style-name="ce20" table:formula="of:=[.M20]/41" office:value-type="float" office:value="0.473819512195122" calcext:value-type="float">
            <text:p>0.473820</text:p>
          </table:table-cell>
          <table:table-cell table:style-name="ce20" table:formula="of:=[.N20]/41" office:value-type="float" office:value="0.465980487804878" calcext:value-type="float">
            <text:p>0.465980</text:p>
          </table:table-cell>
          <table:table-cell table:style-name="ce20" table:formula="of:=[.O20]/41" office:value-type="float" office:value="0.390880487804878" calcext:value-type="float">
            <text:p>0.390880</text:p>
          </table:table-cell>
          <table:table-cell table:style-name="ce20" table:formula="of:=[.P20]/41" office:value-type="float" office:value="0.477629268292683" calcext:value-type="float">
            <text:p>0.477629</text:p>
          </table:table-cell>
          <table:table-cell table:style-name="ce20" table:formula="of:=[.Q20]/41" office:value-type="float" office:value="0.45740487804878" calcext:value-type="float">
            <text:p>0.457405</text:p>
          </table:table-cell>
          <table:table-cell table:style-name="ce20" table:formula="of:=[.R20]/41" office:value-type="float" office:value="0.520707317073171" calcext:value-type="float">
            <text:p>0.520707</text:p>
          </table:table-cell>
          <table:table-cell table:style-name="ce20" table:formula="of:=[.S20]/41" office:value-type="float" office:value="0" calcext:value-type="float">
            <text:p>0.000000</text:p>
          </table:table-cell>
          <table:table-cell table:style-name="ce20" table:formula="of:=[.T20]/41" office:value-type="float" office:value="0.30750243902439" calcext:value-type="float">
            <text:p>0.307502</text:p>
          </table:table-cell>
          <table:table-cell table:style-name="ce20" table:formula="of:=[.U20]/41" office:value-type="float" office:value="0.502631707317073" calcext:value-type="float">
            <text:p>0.502632</text:p>
          </table:table-cell>
          <table:table-cell table:style-name="ce20" table:formula="of:=[.V20]/41" office:value-type="float" office:value="0.477690243902439" calcext:value-type="float">
            <text:p>0.477690</text:p>
          </table:table-cell>
          <table:table-cell table:style-name="ce20" table:formula="of:=[.W20]/41" office:value-type="float" office:value="0.434987804878049" calcext:value-type="float">
            <text:p>0.434988</text:p>
          </table:table-cell>
          <table:table-cell table:style-name="ce20" table:formula="of:=[.X20]/41" office:value-type="float" office:value="0.4402" calcext:value-type="float">
            <text:p>0.440200</text:p>
          </table:table-cell>
          <table:table-cell table:style-name="ce20" table:formula="of:=[.Y20]/41" office:value-type="float" office:value="0.0192947317073171" calcext:value-type="float">
            <text:p>0.019295</text:p>
          </table:table-cell>
          <table:table-cell table:style-name="ce20" table:formula="of:=[.Z20]/41" office:value-type="float" office:value="0.32020487804878" calcext:value-type="float">
            <text:p>0.320205</text:p>
          </table:table-cell>
          <table:table-cell table:style-name="ce20" table:formula="of:=[.AA20]/41" office:value-type="float" office:value="0.449992682926829" calcext:value-type="float">
            <text:p>0.449993</text:p>
          </table:table-cell>
          <table:table-cell table:style-name="ce20" table:formula="of:=[.AB20]/41" office:value-type="float" office:value="0.366524390243902" calcext:value-type="float">
            <text:p>0.366524</text:p>
          </table:table-cell>
          <table:table-cell table:style-name="ce20" table:formula="of:=[.AC20]/41" office:value-type="float" office:value="0.366524390243902" calcext:value-type="float">
            <text:p>0.366524</text:p>
          </table:table-cell>
          <table:table-cell table:style-name="ce20" table:formula="of:=[.AD20]/41" office:value-type="float" office:value="0" calcext:value-type="float">
            <text:p>0.000000</text:p>
          </table:table-cell>
          <table:table-cell table:style-name="ce20" table:formula="of:=[.AE20]/41" office:value-type="float" office:value="0" calcext:value-type="float">
            <text:p>0.00000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table:style-name="ce20" table:formula="of:=[.F21]/41" office:value-type="float" office:value="0.23401243902439" calcext:value-type="float">
            <text:p>0.234012</text:p>
          </table:table-cell>
          <table:table-cell table:style-name="ce20" table:formula="of:=[.G21]/41" office:value-type="float" office:value="0.157850487804878" calcext:value-type="float">
            <text:p>0.157850</text:p>
          </table:table-cell>
          <table:table-cell table:style-name="ce20" table:formula="of:=[.H21]/41" office:value-type="float" office:value="0.30330243902439" calcext:value-type="float">
            <text:p>0.303302</text:p>
          </table:table-cell>
          <table:table-cell table:style-name="ce20" table:formula="of:=[.I21]/41" office:value-type="float" office:value="0.174404634146341" calcext:value-type="float">
            <text:p>0.174405</text:p>
          </table:table-cell>
          <table:table-cell table:style-name="ce20" table:formula="of:=[.J21]/41" office:value-type="float" office:value="0.310356097560976" calcext:value-type="float">
            <text:p>0.310356</text:p>
          </table:table-cell>
          <table:table-cell table:style-name="ce20" table:formula="of:=[.K21]/41" office:value-type="float" office:value="0.233512926829268" calcext:value-type="float">
            <text:p>0.233513</text:p>
          </table:table-cell>
          <table:table-cell table:style-name="ce20" table:formula="of:=[.L21]/41" office:value-type="float" office:value="0.157745365853659" calcext:value-type="float">
            <text:p>0.157745</text:p>
          </table:table-cell>
          <table:table-cell table:style-name="ce20" table:formula="of:=[.M21]/41" office:value-type="float" office:value="0.171193658536585" calcext:value-type="float">
            <text:p>0.171194</text:p>
          </table:table-cell>
          <table:table-cell table:style-name="ce20" table:formula="of:=[.N21]/41" office:value-type="float" office:value="0.172989268292683" calcext:value-type="float">
            <text:p>0.172989</text:p>
          </table:table-cell>
          <table:table-cell table:style-name="ce20" table:formula="of:=[.O21]/41" office:value-type="float" office:value="0.0943063414634147" calcext:value-type="float">
            <text:p>0.094306</text:p>
          </table:table-cell>
          <table:table-cell table:style-name="ce20" table:formula="of:=[.P21]/41" office:value-type="float" office:value="0.193653414634146" calcext:value-type="float">
            <text:p>0.193653</text:p>
          </table:table-cell>
          <table:table-cell table:style-name="ce20" table:formula="of:=[.Q21]/41" office:value-type="float" office:value="0.166502682926829" calcext:value-type="float">
            <text:p>0.166503</text:p>
          </table:table-cell>
          <table:table-cell table:style-name="ce20" table:formula="of:=[.R21]/41" office:value-type="float" office:value="0.2459" calcext:value-type="float">
            <text:p>0.245900</text:p>
          </table:table-cell>
          <table:table-cell table:style-name="ce20" table:formula="of:=[.S21]/41" office:value-type="float" office:value="0.30750243902439" calcext:value-type="float">
            <text:p>0.307502</text:p>
          </table:table-cell>
          <table:table-cell table:style-name="ce20" table:formula="of:=[.T21]/41" office:value-type="float" office:value="0" calcext:value-type="float">
            <text:p>0.000000</text:p>
          </table:table-cell>
          <table:table-cell table:style-name="ce20" table:formula="of:=[.U21]/41" office:value-type="float" office:value="0.218957073170732" calcext:value-type="float">
            <text:p>0.218957</text:p>
          </table:table-cell>
          <table:table-cell table:style-name="ce20" table:formula="of:=[.V21]/41" office:value-type="float" office:value="0.193872195121951" calcext:value-type="float">
            <text:p>0.193872</text:p>
          </table:table-cell>
          <table:table-cell table:style-name="ce20" table:formula="of:=[.W21]/41" office:value-type="float" office:value="0.13665512195122" calcext:value-type="float">
            <text:p>0.136655</text:p>
          </table:table-cell>
          <table:table-cell table:style-name="ce20" table:formula="of:=[.X21]/41" office:value-type="float" office:value="0.179448048780488" calcext:value-type="float">
            <text:p>0.179448</text:p>
          </table:table-cell>
          <table:table-cell table:style-name="ce20" table:formula="of:=[.Y21]/41" office:value-type="float" office:value="0.324629268292683" calcext:value-type="float">
            <text:p>0.324629</text:p>
          </table:table-cell>
          <table:table-cell table:style-name="ce20" table:formula="of:=[.Z21]/41" office:value-type="float" office:value="0.0520514634146342" calcext:value-type="float">
            <text:p>0.052051</text:p>
          </table:table-cell>
          <table:table-cell table:style-name="ce20" table:formula="of:=[.AA21]/41" office:value-type="float" office:value="0.18190756097561" calcext:value-type="float">
            <text:p>0.181908</text:p>
          </table:table-cell>
          <table:table-cell table:style-name="ce20" table:formula="of:=[.AB21]/41" office:value-type="float" office:value="0.0743860975609756" calcext:value-type="float">
            <text:p>0.074386</text:p>
          </table:table-cell>
          <table:table-cell table:style-name="ce20" table:formula="of:=[.AC21]/41" office:value-type="float" office:value="0.0743860975609756" calcext:value-type="float">
            <text:p>0.074386</text:p>
          </table:table-cell>
          <table:table-cell table:style-name="ce20" table:formula="of:=[.AD21]/41" office:value-type="float" office:value="0" calcext:value-type="float">
            <text:p>0.000000</text:p>
          </table:table-cell>
          <table:table-cell table:style-name="ce20" table:formula="of:=[.AE21]/41" office:value-type="float" office:value="0" calcext:value-type="float">
            <text:p>0.00000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7" office:value-type="float" office:value="15" calcext:value-type="float">
            <text:p>15</text:p>
          </table:table-cell>
          <table:table-cell table:style-name="ce20" table:formula="of:=[.F22]/41" office:value-type="float" office:value="0.0312436585365854" calcext:value-type="float">
            <text:p>0.031244</text:p>
          </table:table-cell>
          <table:table-cell table:style-name="ce20" table:formula="of:=[.G22]/41" office:value-type="float" office:value="0.0771363414634146" calcext:value-type="float">
            <text:p>0.077136</text:p>
          </table:table-cell>
          <table:table-cell table:style-name="ce20" table:formula="of:=[.H22]/41" office:value-type="float" office:value="0.49959756097561" calcext:value-type="float">
            <text:p>0.499598</text:p>
          </table:table-cell>
          <table:table-cell table:style-name="ce20" table:formula="of:=[.I22]/41" office:value-type="float" office:value="0.0486621951219512" calcext:value-type="float">
            <text:p>0.048662</text:p>
          </table:table-cell>
          <table:table-cell table:style-name="ce20" table:formula="of:=[.J22]/41" office:value-type="float" office:value="0.507360975609756" calcext:value-type="float">
            <text:p>0.507361</text:p>
          </table:table-cell>
          <table:table-cell table:style-name="ce20" table:formula="of:=[.K22]/41" office:value-type="float" office:value="0.0246607317073171" calcext:value-type="float">
            <text:p>0.024661</text:p>
          </table:table-cell>
          <table:table-cell table:style-name="ce20" table:formula="of:=[.L22]/41" office:value-type="float" office:value="0.0860970731707317" calcext:value-type="float">
            <text:p>0.086097</text:p>
          </table:table-cell>
          <table:table-cell table:style-name="ce20" table:formula="of:=[.M22]/41" office:value-type="float" office:value="0.0772517073170732" calcext:value-type="float">
            <text:p>0.077252</text:p>
          </table:table-cell>
          <table:table-cell table:style-name="ce20" table:formula="of:=[.N22]/41" office:value-type="float" office:value="0.0498629268292683" calcext:value-type="float">
            <text:p>0.049863</text:p>
          </table:table-cell>
          <table:table-cell table:style-name="ce20" table:formula="of:=[.O22]/41" office:value-type="float" office:value="0.124942926829268" calcext:value-type="float">
            <text:p>0.124943</text:p>
          </table:table-cell>
          <table:table-cell table:style-name="ce20" table:formula="of:=[.P22]/41" office:value-type="float" office:value="0.0256131707317073" calcext:value-type="float">
            <text:p>0.025613</text:p>
          </table:table-cell>
          <table:table-cell table:style-name="ce20" table:formula="of:=[.Q22]/41" office:value-type="float" office:value="0.0535465853658537" calcext:value-type="float">
            <text:p>0.053547</text:p>
          </table:table-cell>
          <table:table-cell table:style-name="ce20" table:formula="of:=[.R22]/41" office:value-type="float" office:value="0.033029512195122" calcext:value-type="float">
            <text:p>0.033030</text:p>
          </table:table-cell>
          <table:table-cell table:style-name="ce20" table:formula="of:=[.S22]/41" office:value-type="float" office:value="0.502631707317073" calcext:value-type="float">
            <text:p>0.502632</text:p>
          </table:table-cell>
          <table:table-cell table:style-name="ce20" table:formula="of:=[.T22]/41" office:value-type="float" office:value="0.218957073170732" calcext:value-type="float">
            <text:p>0.218957</text:p>
          </table:table-cell>
          <table:table-cell table:style-name="ce20" table:formula="of:=[.U22]/41" office:value-type="float" office:value="0" calcext:value-type="float">
            <text:p>0.000000</text:p>
          </table:table-cell>
          <table:table-cell table:style-name="ce20" table:formula="of:=[.V22]/41" office:value-type="float" office:value="0.0254617073170732" calcext:value-type="float">
            <text:p>0.025462</text:p>
          </table:table-cell>
          <table:table-cell table:style-name="ce20" table:formula="of:=[.W22]/41" office:value-type="float" office:value="0.0874731707317073" calcext:value-type="float">
            <text:p>0.087473</text:p>
          </table:table-cell>
          <table:table-cell table:style-name="ce20" table:formula="of:=[.X22]/41" office:value-type="float" office:value="0.0720539024390244" calcext:value-type="float">
            <text:p>0.072054</text:p>
          </table:table-cell>
          <table:table-cell table:style-name="ce20" table:formula="of:=[.Y22]/41" office:value-type="float" office:value="0.516968292682927" calcext:value-type="float">
            <text:p>0.516968</text:p>
          </table:table-cell>
          <table:table-cell table:style-name="ce20" table:formula="of:=[.Z22]/41" office:value-type="float" office:value="0.186143414634146" calcext:value-type="float">
            <text:p>0.186143</text:p>
          </table:table-cell>
          <table:table-cell table:style-name="ce20" table:formula="of:=[.AA22]/41" office:value-type="float" office:value="0.0581224390243902" calcext:value-type="float">
            <text:p>0.058122</text:p>
          </table:table-cell>
          <table:table-cell table:style-name="ce20" table:formula="of:=[.AB22]/41" office:value-type="float" office:value="0.145271463414634" calcext:value-type="float">
            <text:p>0.145271</text:p>
          </table:table-cell>
          <table:table-cell table:style-name="ce20" table:formula="of:=[.AC22]/41" office:value-type="float" office:value="0.145271463414634" calcext:value-type="float">
            <text:p>0.145271</text:p>
          </table:table-cell>
          <table:table-cell table:style-name="ce20" table:formula="of:=[.AD22]/41" office:value-type="float" office:value="0" calcext:value-type="float">
            <text:p>0.000000</text:p>
          </table:table-cell>
          <table:table-cell table:style-name="ce20" table:formula="of:=[.AE22]/41" office:value-type="float" office:value="0" calcext:value-type="float">
            <text:p>0.00000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6" office:value-type="float" office:value="16" calcext:value-type="float">
            <text:p>16</text:p>
          </table:table-cell>
          <table:table-cell table:style-name="ce20" table:formula="of:=[.F23]/41" office:value-type="float" office:value="0.0502707317073171" calcext:value-type="float">
            <text:p>0.050271</text:p>
          </table:table-cell>
          <table:table-cell table:style-name="ce20" table:formula="of:=[.G23]/41" office:value-type="float" office:value="0.0542892682926829" calcext:value-type="float">
            <text:p>0.054289</text:p>
          </table:table-cell>
          <table:table-cell table:style-name="ce20" table:formula="of:=[.H23]/41" office:value-type="float" office:value="0.47460487804878" calcext:value-type="float">
            <text:p>0.474605</text:p>
          </table:table-cell>
          <table:table-cell table:style-name="ce20" table:formula="of:=[.I23]/41" office:value-type="float" office:value="0.0296070731707317" calcext:value-type="float">
            <text:p>0.029607</text:p>
          </table:table-cell>
          <table:table-cell table:style-name="ce20" table:formula="of:=[.J23]/41" office:value-type="float" office:value="0.482351219512195" calcext:value-type="float">
            <text:p>0.482351</text:p>
          </table:table-cell>
          <table:table-cell table:style-name="ce20" table:formula="of:=[.K23]/41" office:value-type="float" office:value="0.0459478048780488" calcext:value-type="float">
            <text:p>0.045948</text:p>
          </table:table-cell>
          <table:table-cell table:style-name="ce20" table:formula="of:=[.L23]/41" office:value-type="float" office:value="0.0644012195121951" calcext:value-type="float">
            <text:p>0.064401</text:p>
          </table:table-cell>
          <table:table-cell table:style-name="ce20" table:formula="of:=[.M23]/41" office:value-type="float" office:value="0.0650241463414634" calcext:value-type="float">
            <text:p>0.065024</text:p>
          </table:table-cell>
          <table:table-cell table:style-name="ce20" table:formula="of:=[.N23]/41" office:value-type="float" office:value="0.0303719512195122" calcext:value-type="float">
            <text:p>0.030372</text:p>
          </table:table-cell>
          <table:table-cell table:style-name="ce20" table:formula="of:=[.O23]/41" office:value-type="float" office:value="0.100160487804878" calcext:value-type="float">
            <text:p>0.100160</text:p>
          </table:table-cell>
          <table:table-cell table:style-name="ce20" table:formula="of:=[.P23]/41" office:value-type="float" office:value="0.000429146341463415" calcext:value-type="float">
            <text:p>0.000429</text:p>
          </table:table-cell>
          <table:table-cell table:style-name="ce20" table:formula="of:=[.Q23]/41" office:value-type="float" office:value="0.03071" calcext:value-type="float">
            <text:p>0.030710</text:p>
          </table:table-cell>
          <table:table-cell table:style-name="ce20" table:formula="of:=[.R23]/41" office:value-type="float" office:value="0.0537141463414634" calcext:value-type="float">
            <text:p>0.053714</text:p>
          </table:table-cell>
          <table:table-cell table:style-name="ce20" table:formula="of:=[.S23]/41" office:value-type="float" office:value="0.477690243902439" calcext:value-type="float">
            <text:p>0.477690</text:p>
          </table:table-cell>
          <table:table-cell table:style-name="ce20" table:formula="of:=[.T23]/41" office:value-type="float" office:value="0.193872195121951" calcext:value-type="float">
            <text:p>0.193872</text:p>
          </table:table-cell>
          <table:table-cell table:style-name="ce20" table:formula="of:=[.U23]/41" office:value-type="float" office:value="0.0254617073170732" calcext:value-type="float">
            <text:p>0.025462</text:p>
          </table:table-cell>
          <table:table-cell table:style-name="ce20" table:formula="of:=[.V23]/41" office:value-type="float" office:value="0" calcext:value-type="float">
            <text:p>0.000000</text:p>
          </table:table-cell>
          <table:table-cell table:style-name="ce20" table:formula="of:=[.W23]/41" office:value-type="float" office:value="0.0652260975609756" calcext:value-type="float">
            <text:p>0.065226</text:p>
          </table:table-cell>
          <table:table-cell table:style-name="ce20" table:formula="of:=[.X23]/41" office:value-type="float" office:value="0.0547258536585366" calcext:value-type="float">
            <text:p>0.054726</text:p>
          </table:table-cell>
          <table:table-cell table:style-name="ce20" table:formula="of:=[.Y23]/41" office:value-type="float" office:value="0.492168292682927" calcext:value-type="float">
            <text:p>0.492168</text:p>
          </table:table-cell>
          <table:table-cell table:style-name="ce20" table:formula="of:=[.Z23]/41" office:value-type="float" office:value="0.160703414634146" calcext:value-type="float">
            <text:p>0.160703</text:p>
          </table:table-cell>
          <table:table-cell table:style-name="ce20" table:formula="of:=[.AA23]/41" office:value-type="float" office:value="0.0400148780487805" calcext:value-type="float">
            <text:p>0.040015</text:p>
          </table:table-cell>
          <table:table-cell table:style-name="ce20" table:formula="of:=[.AB23]/41" office:value-type="float" office:value="0.119979268292683" calcext:value-type="float">
            <text:p>0.119979</text:p>
          </table:table-cell>
          <table:table-cell table:style-name="ce20" table:formula="of:=[.AC23]/41" office:value-type="float" office:value="0.119979268292683" calcext:value-type="float">
            <text:p>0.119979</text:p>
          </table:table-cell>
          <table:table-cell table:style-name="ce20" table:formula="of:=[.AD23]/41" office:value-type="float" office:value="0" calcext:value-type="float">
            <text:p>0.000000</text:p>
          </table:table-cell>
          <table:table-cell table:style-name="ce20" table:formula="of:=[.AE23]/41" office:value-type="float" office:value="0" calcext:value-type="float">
            <text:p>0.00000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6" office:value-type="float" office:value="17" calcext:value-type="float">
            <text:p>17</text:p>
          </table:table-cell>
          <table:table-cell table:style-name="ce20" table:formula="of:=[.F24]/41" office:value-type="float" office:value="0.0977748780487805" calcext:value-type="float">
            <text:p>0.097775</text:p>
          </table:table-cell>
          <table:table-cell table:style-name="ce20" table:formula="of:=[.G24]/41" office:value-type="float" office:value="0.0655307317073171" calcext:value-type="float">
            <text:p>0.065531</text:p>
          </table:table-cell>
          <table:table-cell table:style-name="ce20" table:formula="of:=[.H24]/41" office:value-type="float" office:value="0.431378048780488" calcext:value-type="float">
            <text:p>0.431378</text:p>
          </table:table-cell>
          <table:table-cell table:style-name="ce20" table:formula="of:=[.I24]/41" office:value-type="float" office:value="0.0393209756097561" calcext:value-type="float">
            <text:p>0.039321</text:p>
          </table:table-cell>
          <table:table-cell table:style-name="ce20" table:formula="of:=[.J24]/41" office:value-type="float" office:value="0.438860975609756" calcext:value-type="float">
            <text:p>0.438861</text:p>
          </table:table-cell>
          <table:table-cell table:style-name="ce20" table:formula="of:=[.K24]/41" office:value-type="float" office:value="0.0979970731707317" calcext:value-type="float">
            <text:p>0.097997</text:p>
          </table:table-cell>
          <table:table-cell table:style-name="ce20" table:formula="of:=[.L24]/41" office:value-type="float" office:value="0.0754765853658537" calcext:value-type="float">
            <text:p>0.075477</text:p>
          </table:table-cell>
          <table:table-cell table:style-name="ce20" table:formula="of:=[.M24]/41" office:value-type="float" office:value="0.0409041463414634" calcext:value-type="float">
            <text:p>0.040904</text:p>
          </table:table-cell>
          <table:table-cell table:style-name="ce20" table:formula="of:=[.N24]/41" office:value-type="float" office:value="0.0379909756097561" calcext:value-type="float">
            <text:p>0.037991</text:p>
          </table:table-cell>
          <table:table-cell table:style-name="ce20" table:formula="of:=[.O24]/41" office:value-type="float" office:value="0.0442168292682927" calcext:value-type="float">
            <text:p>0.044217</text:p>
          </table:table-cell>
          <table:table-cell table:style-name="ce20" table:formula="of:=[.P24]/41" office:value-type="float" office:value="0.0648778048780488" calcext:value-type="float">
            <text:p>0.064878</text:p>
          </table:table-cell>
          <table:table-cell table:style-name="ce20" table:formula="of:=[.Q24]/41" office:value-type="float" office:value="0.0345282926829268" calcext:value-type="float">
            <text:p>0.034528</text:p>
          </table:table-cell>
          <table:table-cell table:style-name="ce20" table:formula="of:=[.R24]/41" office:value-type="float" office:value="0.118694634146341" calcext:value-type="float">
            <text:p>0.118695</text:p>
          </table:table-cell>
          <table:table-cell table:style-name="ce20" table:formula="of:=[.S24]/41" office:value-type="float" office:value="0.434987804878049" calcext:value-type="float">
            <text:p>0.434988</text:p>
          </table:table-cell>
          <table:table-cell table:style-name="ce20" table:formula="of:=[.T24]/41" office:value-type="float" office:value="0.13665512195122" calcext:value-type="float">
            <text:p>0.136655</text:p>
          </table:table-cell>
          <table:table-cell table:style-name="ce20" table:formula="of:=[.U24]/41" office:value-type="float" office:value="0.0874731707317073" calcext:value-type="float">
            <text:p>0.087473</text:p>
          </table:table-cell>
          <table:table-cell table:style-name="ce20" table:formula="of:=[.V24]/41" office:value-type="float" office:value="0.0652260975609756" calcext:value-type="float">
            <text:p>0.065226</text:p>
          </table:table-cell>
          <table:table-cell table:style-name="ce20" table:formula="of:=[.W24]/41" office:value-type="float" office:value="0" calcext:value-type="float">
            <text:p>0.000000</text:p>
          </table:table-cell>
          <table:table-cell table:style-name="ce20" table:formula="of:=[.X24]/41" office:value-type="float" office:value="0.0854309756097561" calcext:value-type="float">
            <text:p>0.085431</text:p>
          </table:table-cell>
          <table:table-cell table:style-name="ce20" table:formula="of:=[.Y24]/41" office:value-type="float" office:value="0.450753658536585" calcext:value-type="float">
            <text:p>0.450754</text:p>
          </table:table-cell>
          <table:table-cell table:style-name="ce20" table:formula="of:=[.Z24]/41" office:value-type="float" office:value="0.11520512195122" calcext:value-type="float">
            <text:p>0.115205</text:p>
          </table:table-cell>
          <table:table-cell table:style-name="ce20" table:formula="of:=[.AA24]/41" office:value-type="float" office:value="0.0768273170731707" calcext:value-type="float">
            <text:p>0.076827</text:p>
          </table:table-cell>
          <table:table-cell table:style-name="ce20" table:formula="of:=[.AB24]/41" office:value-type="float" office:value="0.0684641463414634" calcext:value-type="float">
            <text:p>0.068464</text:p>
          </table:table-cell>
          <table:table-cell table:style-name="ce20" table:formula="of:=[.AC24]/41" office:value-type="float" office:value="0.0684641463414634" calcext:value-type="float">
            <text:p>0.068464</text:p>
          </table:table-cell>
          <table:table-cell table:style-name="ce20" table:formula="of:=[.AD24]/41" office:value-type="float" office:value="0" calcext:value-type="float">
            <text:p>0.000000</text:p>
          </table:table-cell>
          <table:table-cell table:style-name="ce20" table:formula="of:=[.AE24]/41" office:value-type="float" office:value="0" calcext:value-type="float">
            <text:p>0.00000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6" office:value-type="float" office:value="18" calcext:value-type="float">
            <text:p>18</text:p>
          </table:table-cell>
          <table:table-cell table:style-name="ce20" table:formula="of:=[.F25]/41" office:value-type="float" office:value="0.102420243902439" calcext:value-type="float">
            <text:p>0.102420</text:p>
          </table:table-cell>
          <table:table-cell table:style-name="ce20" table:formula="of:=[.G25]/41" office:value-type="float" office:value="0.0232576585365854" calcext:value-type="float">
            <text:p>0.023258</text:p>
          </table:table-cell>
          <table:table-cell table:style-name="ce20" table:formula="of:=[.H25]/41" office:value-type="float" office:value="0.437565853658537" calcext:value-type="float">
            <text:p>0.437566</text:p>
          </table:table-cell>
          <table:table-cell table:style-name="ce20" table:formula="of:=[.I25]/41" office:value-type="float" office:value="0.0714012195121951" calcext:value-type="float">
            <text:p>0.071401</text:p>
          </table:table-cell>
          <table:table-cell table:style-name="ce20" table:formula="of:=[.J25]/41" office:value-type="float" office:value="0.445460975609756" calcext:value-type="float">
            <text:p>0.445461</text:p>
          </table:table-cell>
          <table:table-cell table:style-name="ce20" table:formula="of:=[.K25]/41" office:value-type="float" office:value="0.0965378048780488" calcext:value-type="float">
            <text:p>0.096538</text:p>
          </table:table-cell>
          <table:table-cell table:style-name="ce20" table:formula="of:=[.L25]/41" office:value-type="float" office:value="0.0220183170731707" calcext:value-type="float">
            <text:p>0.022018</text:p>
          </table:table-cell>
          <table:table-cell table:style-name="ce20" table:formula="of:=[.M25]/41" office:value-type="float" office:value="0.107266585365854" calcext:value-type="float">
            <text:p>0.107267</text:p>
          </table:table-cell>
          <table:table-cell table:style-name="ce20" table:formula="of:=[.N25]/41" office:value-type="float" office:value="0.0710741463414634" calcext:value-type="float">
            <text:p>0.071074</text:p>
          </table:table-cell>
          <table:table-cell table:style-name="ce20" table:formula="of:=[.O25]/41" office:value-type="float" office:value="0.0973341463414634" calcext:value-type="float">
            <text:p>0.097334</text:p>
          </table:table-cell>
          <table:table-cell table:style-name="ce20" table:formula="of:=[.P25]/41" office:value-type="float" office:value="0.054979512195122" calcext:value-type="float">
            <text:p>0.054980</text:p>
          </table:table-cell>
          <table:table-cell table:style-name="ce20" table:formula="of:=[.Q25]/41" office:value-type="float" office:value="0.0634856097560976" calcext:value-type="float">
            <text:p>0.063486</text:p>
          </table:table-cell>
          <table:table-cell table:style-name="ce20" table:formula="of:=[.R25]/41" office:value-type="float" office:value="0.0812226829268293" calcext:value-type="float">
            <text:p>0.081223</text:p>
          </table:table-cell>
          <table:table-cell table:style-name="ce20" table:formula="of:=[.S25]/41" office:value-type="float" office:value="0.4402" calcext:value-type="float">
            <text:p>0.440200</text:p>
          </table:table-cell>
          <table:table-cell table:style-name="ce20" table:formula="of:=[.T25]/41" office:value-type="float" office:value="0.179448048780488" calcext:value-type="float">
            <text:p>0.179448</text:p>
          </table:table-cell>
          <table:table-cell table:style-name="ce20" table:formula="of:=[.U25]/41" office:value-type="float" office:value="0.0720539024390244" calcext:value-type="float">
            <text:p>0.072054</text:p>
          </table:table-cell>
          <table:table-cell table:style-name="ce20" table:formula="of:=[.V25]/41" office:value-type="float" office:value="0.0547258536585366" calcext:value-type="float">
            <text:p>0.054726</text:p>
          </table:table-cell>
          <table:table-cell table:style-name="ce20" table:formula="of:=[.W25]/41" office:value-type="float" office:value="0.0854309756097561" calcext:value-type="float">
            <text:p>0.085431</text:p>
          </table:table-cell>
          <table:table-cell table:style-name="ce20" table:formula="of:=[.X25]/41" office:value-type="float" office:value="0" calcext:value-type="float">
            <text:p>0.000000</text:p>
          </table:table-cell>
          <table:table-cell table:style-name="ce20" table:formula="of:=[.Y25]/41" office:value-type="float" office:value="0.453548780487805" calcext:value-type="float">
            <text:p>0.453549</text:p>
          </table:table-cell>
          <table:table-cell table:style-name="ce20" table:formula="of:=[.Z25]/41" office:value-type="float" office:value="0.135665365853659" calcext:value-type="float">
            <text:p>0.135665</text:p>
          </table:table-cell>
          <table:table-cell table:style-name="ce20" table:formula="of:=[.AA25]/41" office:value-type="float" office:value="0.0147113170731707" calcext:value-type="float">
            <text:p>0.014711</text:p>
          </table:table-cell>
          <table:table-cell table:style-name="ce20" table:formula="of:=[.AB25]/41" office:value-type="float" office:value="0.107406097560976" calcext:value-type="float">
            <text:p>0.107406</text:p>
          </table:table-cell>
          <table:table-cell table:style-name="ce20" table:formula="of:=[.AC25]/41" office:value-type="float" office:value="0.107406097560976" calcext:value-type="float">
            <text:p>0.107406</text:p>
          </table:table-cell>
          <table:table-cell table:style-name="ce20" table:formula="of:=[.AD25]/41" office:value-type="float" office:value="0" calcext:value-type="float">
            <text:p>0.000000</text:p>
          </table:table-cell>
          <table:table-cell table:style-name="ce20" table:formula="of:=[.AE25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table:style-name="ce16" office:value-type="float" office:value="19" calcext:value-type="float">
            <text:p>19</text:p>
          </table:table-cell>
          <table:table-cell table:style-name="ce20" table:formula="of:=[.F26]/41" office:value-type="float" office:value="0.540360975609756" calcext:value-type="float">
            <text:p>0.540361</text:p>
          </table:table-cell>
          <table:table-cell table:style-name="ce20" table:formula="of:=[.G26]/41" office:value-type="float" office:value="0.440914634146341" calcext:value-type="float">
            <text:p>0.440915</text:p>
          </table:table-cell>
          <table:table-cell table:style-name="ce20" table:formula="of:=[.H26]/41" office:value-type="float" office:value="0.0250214634146341" calcext:value-type="float">
            <text:p>0.025021</text:p>
          </table:table-cell>
          <table:table-cell table:style-name="ce20" table:formula="of:=[.I26]/41" office:value-type="float" office:value="0.482563414634146" calcext:value-type="float">
            <text:p>0.482563</text:p>
          </table:table-cell>
          <table:table-cell table:style-name="ce20" table:formula="of:=[.J26]/41" office:value-type="float" office:value="0.0223193902439024" calcext:value-type="float">
            <text:p>0.022319</text:p>
          </table:table-cell>
          <table:table-cell table:style-name="ce20" table:formula="of:=[.K26]/41" office:value-type="float" office:value="0.537512195121951" calcext:value-type="float">
            <text:p>0.537512</text:p>
          </table:table-cell>
          <table:table-cell table:style-name="ce20" table:formula="of:=[.L26]/41" office:value-type="float" office:value="0.433936585365854" calcext:value-type="float">
            <text:p>0.433937</text:p>
          </table:table-cell>
          <table:table-cell table:style-name="ce20" table:formula="of:=[.M26]/41" office:value-type="float" office:value="0.489875609756098" calcext:value-type="float">
            <text:p>0.489876</text:p>
          </table:table-cell>
          <table:table-cell table:style-name="ce20" table:formula="of:=[.N26]/41" office:value-type="float" office:value="0.481182926829268" calcext:value-type="float">
            <text:p>0.481183</text:p>
          </table:table-cell>
          <table:table-cell table:style-name="ce20" table:formula="of:=[.O26]/41" office:value-type="float" office:value="0.406739024390244" calcext:value-type="float">
            <text:p>0.406739</text:p>
          </table:table-cell>
          <table:table-cell table:style-name="ce20" table:formula="of:=[.P26]/41" office:value-type="float" office:value="0.492119512195122" calcext:value-type="float">
            <text:p>0.492120</text:p>
          </table:table-cell>
          <table:table-cell table:style-name="ce20" table:formula="of:=[.Q26]/41" office:value-type="float" office:value="0.472490243902439" calcext:value-type="float">
            <text:p>0.472490</text:p>
          </table:table-cell>
          <table:table-cell table:style-name="ce20" table:formula="of:=[.R26]/41" office:value-type="float" office:value="0.534329268292683" calcext:value-type="float">
            <text:p>0.534329</text:p>
          </table:table-cell>
          <table:table-cell table:style-name="ce20" table:formula="of:=[.S26]/41" office:value-type="float" office:value="0.0192947317073171" calcext:value-type="float">
            <text:p>0.019295</text:p>
          </table:table-cell>
          <table:table-cell table:style-name="ce20" table:formula="of:=[.T26]/41" office:value-type="float" office:value="0.324629268292683" calcext:value-type="float">
            <text:p>0.324629</text:p>
          </table:table-cell>
          <table:table-cell table:style-name="ce20" table:formula="of:=[.U26]/41" office:value-type="float" office:value="0.516968292682927" calcext:value-type="float">
            <text:p>0.516968</text:p>
          </table:table-cell>
          <table:table-cell table:style-name="ce20" table:formula="of:=[.V26]/41" office:value-type="float" office:value="0.492168292682927" calcext:value-type="float">
            <text:p>0.492168</text:p>
          </table:table-cell>
          <table:table-cell table:style-name="ce20" table:formula="of:=[.W26]/41" office:value-type="float" office:value="0.450753658536585" calcext:value-type="float">
            <text:p>0.450754</text:p>
          </table:table-cell>
          <table:table-cell table:style-name="ce20" table:formula="of:=[.X26]/41" office:value-type="float" office:value="0.453548780487805" calcext:value-type="float">
            <text:p>0.453549</text:p>
          </table:table-cell>
          <table:table-cell table:style-name="ce20" table:formula="of:=[.Y26]/41" office:value-type="float" office:value="0" calcext:value-type="float">
            <text:p>0.000000</text:p>
          </table:table-cell>
          <table:table-cell table:style-name="ce20" table:formula="of:=[.Z26]/41" office:value-type="float" office:value="0.335726829268293" calcext:value-type="float">
            <text:p>0.335727</text:p>
          </table:table-cell>
          <table:table-cell table:style-name="ce20" table:formula="of:=[.AA26]/41" office:value-type="float" office:value="0.463673170731707" calcext:value-type="float">
            <text:p>0.463673</text:p>
          </table:table-cell>
          <table:table-cell table:style-name="ce20" table:formula="of:=[.AB26]/41" office:value-type="float" office:value="0.382312195121951" calcext:value-type="float">
            <text:p>0.382312</text:p>
          </table:table-cell>
          <table:table-cell table:style-name="ce20" table:formula="of:=[.AC26]/41" office:value-type="float" office:value="0.382312195121951" calcext:value-type="float">
            <text:p>0.382312</text:p>
          </table:table-cell>
          <table:table-cell table:style-name="ce20" table:formula="of:=[.AD26]/41" office:value-type="float" office:value="0" calcext:value-type="float">
            <text:p>0.000000</text:p>
          </table:table-cell>
          <table:table-cell table:style-name="ce20" table:formula="of:=[.AE26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table:style-name="ce16" office:value-type="float" office:value="20" calcext:value-type="float">
            <text:p>20</text:p>
          </table:table-cell>
          <table:table-cell table:style-name="ce20" table:formula="of:=[.F27]/41" office:value-type="float" office:value="0.206369024390244" calcext:value-type="float">
            <text:p>0.206369</text:p>
          </table:table-cell>
          <table:table-cell table:style-name="ce20" table:formula="of:=[.G27]/41" office:value-type="float" office:value="0.116276829268293" calcext:value-type="float">
            <text:p>0.116277</text:p>
          </table:table-cell>
          <table:table-cell table:style-name="ce20" table:formula="of:=[.H27]/41" office:value-type="float" office:value="0.316729268292683" calcext:value-type="float">
            <text:p>0.316729</text:p>
          </table:table-cell>
          <table:table-cell table:style-name="ce20" table:formula="of:=[.I27]/41" office:value-type="float" office:value="0.147436341463415" calcext:value-type="float">
            <text:p>0.147436</text:p>
          </table:table-cell>
          <table:table-cell table:style-name="ce20" table:formula="of:=[.J27]/41" office:value-type="float" office:value="0.32429756097561" calcext:value-type="float">
            <text:p>0.324298</text:p>
          </table:table-cell>
          <table:table-cell table:style-name="ce20" table:formula="of:=[.K27]/41" office:value-type="float" office:value="0.204353414634146" calcext:value-type="float">
            <text:p>0.204353</text:p>
          </table:table-cell>
          <table:table-cell table:style-name="ce20" table:formula="of:=[.L27]/41" office:value-type="float" office:value="0.113653170731707" calcext:value-type="float">
            <text:p>0.113653</text:p>
          </table:table-cell>
          <table:table-cell table:style-name="ce20" table:formula="of:=[.M27]/41" office:value-type="float" office:value="0.155084634146341" calcext:value-type="float">
            <text:p>0.155085</text:p>
          </table:table-cell>
          <table:table-cell table:style-name="ce20" table:formula="of:=[.N27]/41" office:value-type="float" office:value="0.146033414634146" calcext:value-type="float">
            <text:p>0.146033</text:p>
          </table:table-cell>
          <table:table-cell table:style-name="ce20" table:formula="of:=[.O27]/41" office:value-type="float" office:value="0.0716812195121951" calcext:value-type="float">
            <text:p>0.071681</text:p>
          </table:table-cell>
          <table:table-cell table:style-name="ce20" table:formula="of:=[.P27]/41" office:value-type="float" office:value="0.160573658536585" calcext:value-type="float">
            <text:p>0.160574</text:p>
          </table:table-cell>
          <table:table-cell table:style-name="ce20" table:formula="of:=[.Q27]/41" office:value-type="float" office:value="0.13776243902439" calcext:value-type="float">
            <text:p>0.137762</text:p>
          </table:table-cell>
          <table:table-cell table:style-name="ce20" table:formula="of:=[.R27]/41" office:value-type="float" office:value="0.209202195121951" calcext:value-type="float">
            <text:p>0.209202</text:p>
          </table:table-cell>
          <table:table-cell table:style-name="ce20" table:formula="of:=[.S27]/41" office:value-type="float" office:value="0.32020487804878" calcext:value-type="float">
            <text:p>0.320205</text:p>
          </table:table-cell>
          <table:table-cell table:style-name="ce20" table:formula="of:=[.T27]/41" office:value-type="float" office:value="0.0520514634146342" calcext:value-type="float">
            <text:p>0.052051</text:p>
          </table:table-cell>
          <table:table-cell table:style-name="ce20" table:formula="of:=[.U27]/41" office:value-type="float" office:value="0.186143414634146" calcext:value-type="float">
            <text:p>0.186143</text:p>
          </table:table-cell>
          <table:table-cell table:style-name="ce20" table:formula="of:=[.V27]/41" office:value-type="float" office:value="0.160703414634146" calcext:value-type="float">
            <text:p>0.160703</text:p>
          </table:table-cell>
          <table:table-cell table:style-name="ce20" table:formula="of:=[.W27]/41" office:value-type="float" office:value="0.11520512195122" calcext:value-type="float">
            <text:p>0.115205</text:p>
          </table:table-cell>
          <table:table-cell table:style-name="ce20" table:formula="of:=[.X27]/41" office:value-type="float" office:value="0.135665365853659" calcext:value-type="float">
            <text:p>0.135665</text:p>
          </table:table-cell>
          <table:table-cell table:style-name="ce20" table:formula="of:=[.Y27]/41" office:value-type="float" office:value="0.335726829268293" calcext:value-type="float">
            <text:p>0.335727</text:p>
          </table:table-cell>
          <table:table-cell table:style-name="ce20" table:formula="of:=[.Z27]/41" office:value-type="float" office:value="0" calcext:value-type="float">
            <text:p>0.000000</text:p>
          </table:table-cell>
          <table:table-cell table:style-name="ce20" table:formula="of:=[.AA27]/41" office:value-type="float" office:value="0.140829024390244" calcext:value-type="float">
            <text:p>0.140829</text:p>
          </table:table-cell>
          <table:table-cell table:style-name="ce20" table:formula="of:=[.AB27]/41" office:value-type="float" office:value="0.0471736585365854" calcext:value-type="float">
            <text:p>0.047174</text:p>
          </table:table-cell>
          <table:table-cell table:style-name="ce20" table:formula="of:=[.AC27]/41" office:value-type="float" office:value="0.0471736585365854" calcext:value-type="float">
            <text:p>0.047174</text:p>
          </table:table-cell>
          <table:table-cell table:style-name="ce20" table:formula="of:=[.AD27]/41" office:value-type="float" office:value="0" calcext:value-type="float">
            <text:p>0.000000</text:p>
          </table:table-cell>
          <table:table-cell table:style-name="ce20" table:formula="of:=[.AE27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table:style-name="ce16" office:value-type="float" office:value="21" calcext:value-type="float">
            <text:p>21</text:p>
          </table:table-cell>
          <table:table-cell table:style-name="ce20" table:formula="of:=[.F28]/41" office:value-type="float" office:value="0.0880746341463415" calcext:value-type="float">
            <text:p>0.088075</text:p>
          </table:table-cell>
          <table:table-cell table:style-name="ce20" table:formula="of:=[.G28]/41" office:value-type="float" office:value="0.0245546341463415" calcext:value-type="float">
            <text:p>0.024555</text:p>
          </table:table-cell>
          <table:table-cell table:style-name="ce20" table:formula="of:=[.H28]/41" office:value-type="float" office:value="0.447229268292683" calcext:value-type="float">
            <text:p>0.447229</text:p>
          </table:table-cell>
          <table:table-cell table:style-name="ce20" table:formula="of:=[.I28]/41" office:value-type="float" office:value="0.0581314634146341" calcext:value-type="float">
            <text:p>0.058131</text:p>
          </table:table-cell>
          <table:table-cell table:style-name="ce20" table:formula="of:=[.J28]/41" office:value-type="float" office:value="0.455087804878049" calcext:value-type="float">
            <text:p>0.455088</text:p>
          </table:table-cell>
          <table:table-cell table:style-name="ce20" table:formula="of:=[.K28]/41" office:value-type="float" office:value="0.0823953658536585" calcext:value-type="float">
            <text:p>0.082395</text:p>
          </table:table-cell>
          <table:table-cell table:style-name="ce20" table:formula="of:=[.L28]/41" office:value-type="float" office:value="0.0297368292682927" calcext:value-type="float">
            <text:p>0.029737</text:p>
          </table:table-cell>
          <table:table-cell table:style-name="ce20" table:formula="of:=[.M28]/41" office:value-type="float" office:value="0.0947087804878049" calcext:value-type="float">
            <text:p>0.094709</text:p>
          </table:table-cell>
          <table:table-cell table:style-name="ce20" table:formula="of:=[.N28]/41" office:value-type="float" office:value="0.0579456097560976" calcext:value-type="float">
            <text:p>0.057946</text:p>
          </table:table-cell>
          <table:table-cell table:style-name="ce20" table:formula="of:=[.O28]/41" office:value-type="float" office:value="0.0951378048780488" calcext:value-type="float">
            <text:p>0.095138</text:p>
          </table:table-cell>
          <table:table-cell table:style-name="ce20" table:formula="of:=[.P28]/41" office:value-type="float" office:value="0.040269512195122" calcext:value-type="float">
            <text:p>0.040270</text:p>
          </table:table-cell>
          <table:table-cell table:style-name="ce20" table:formula="of:=[.Q28]/41" office:value-type="float" office:value="0.0511565853658537" calcext:value-type="float">
            <text:p>0.051157</text:p>
          </table:table-cell>
          <table:table-cell table:style-name="ce20" table:formula="of:=[.R28]/41" office:value-type="float" office:value="0.0707229268292683" calcext:value-type="float">
            <text:p>0.070723</text:p>
          </table:table-cell>
          <table:table-cell table:style-name="ce20" table:formula="of:=[.S28]/41" office:value-type="float" office:value="0.449992682926829" calcext:value-type="float">
            <text:p>0.449993</text:p>
          </table:table-cell>
          <table:table-cell table:style-name="ce20" table:formula="of:=[.T28]/41" office:value-type="float" office:value="0.18190756097561" calcext:value-type="float">
            <text:p>0.181908</text:p>
          </table:table-cell>
          <table:table-cell table:style-name="ce20" table:formula="of:=[.U28]/41" office:value-type="float" office:value="0.0581224390243902" calcext:value-type="float">
            <text:p>0.058122</text:p>
          </table:table-cell>
          <table:table-cell table:style-name="ce20" table:formula="of:=[.V28]/41" office:value-type="float" office:value="0.0400148780487805" calcext:value-type="float">
            <text:p>0.040015</text:p>
          </table:table-cell>
          <table:table-cell table:style-name="ce20" table:formula="of:=[.W28]/41" office:value-type="float" office:value="0.0768273170731707" calcext:value-type="float">
            <text:p>0.076827</text:p>
          </table:table-cell>
          <table:table-cell table:style-name="ce20" table:formula="of:=[.X28]/41" office:value-type="float" office:value="0.0147113170731707" calcext:value-type="float">
            <text:p>0.014711</text:p>
          </table:table-cell>
          <table:table-cell table:style-name="ce20" table:formula="of:=[.Y28]/41" office:value-type="float" office:value="0.463673170731707" calcext:value-type="float">
            <text:p>0.463673</text:p>
          </table:table-cell>
          <table:table-cell table:style-name="ce20" table:formula="of:=[.Z28]/41" office:value-type="float" office:value="0.140829024390244" calcext:value-type="float">
            <text:p>0.140829</text:p>
          </table:table-cell>
          <table:table-cell table:style-name="ce20" table:formula="of:=[.AA28]/41" office:value-type="float" office:value="0" calcext:value-type="float">
            <text:p>0.000000</text:p>
          </table:table-cell>
          <table:table-cell table:style-name="ce20" table:formula="of:=[.AB28]/41" office:value-type="float" office:value="0.108323170731707" calcext:value-type="float">
            <text:p>0.108323</text:p>
          </table:table-cell>
          <table:table-cell table:style-name="ce20" table:formula="of:=[.AC28]/41" office:value-type="float" office:value="0.108323170731707" calcext:value-type="float">
            <text:p>0.108323</text:p>
          </table:table-cell>
          <table:table-cell table:style-name="ce20" table:formula="of:=[.AD28]/41" office:value-type="float" office:value="0" calcext:value-type="float">
            <text:p>0.000000</text:p>
          </table:table-cell>
          <table:table-cell table:style-name="ce20" table:formula="of:=[.AE28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style-name="ce20" table:formula="of:=[.F29]/41" office:value-type="float" office:value="0.162539512195122" calcext:value-type="float">
            <text:p>0.162540</text:p>
          </table:table-cell>
          <table:table-cell table:style-name="ce20" table:formula="of:=[.G29]/41" office:value-type="float" office:value="0.0848721951219512" calcext:value-type="float">
            <text:p>0.084872</text:p>
          </table:table-cell>
          <table:table-cell table:style-name="ce20" table:formula="of:=[.H29]/41" office:value-type="float" office:value="0.362919512195122" calcext:value-type="float">
            <text:p>0.362920</text:p>
          </table:table-cell>
          <table:table-cell table:style-name="ce20" table:formula="of:=[.I29]/41" office:value-type="float" office:value="0.102879024390244" calcext:value-type="float">
            <text:p>0.102879</text:p>
          </table:table-cell>
          <table:table-cell table:style-name="ce20" table:formula="of:=[.J29]/41" office:value-type="float" office:value="0.370412195121951" calcext:value-type="float">
            <text:p>0.370412</text:p>
          </table:table-cell>
          <table:table-cell table:style-name="ce20" table:formula="of:=[.K29]/41" office:value-type="float" office:value="0.161283170731707" calcext:value-type="float">
            <text:p>0.161283</text:p>
          </table:table-cell>
          <table:table-cell table:style-name="ce20" table:formula="of:=[.L29]/41" office:value-type="float" office:value="0.0865548780487805" calcext:value-type="float">
            <text:p>0.086555</text:p>
          </table:table-cell>
          <table:table-cell table:style-name="ce20" table:formula="of:=[.M29]/41" office:value-type="float" office:value="0.107955365853659" calcext:value-type="float">
            <text:p>0.107955</text:p>
          </table:table-cell>
          <table:table-cell table:style-name="ce20" table:formula="of:=[.N29]/41" office:value-type="float" office:value="0.101456585365854" calcext:value-type="float">
            <text:p>0.101457</text:p>
          </table:table-cell>
          <table:table-cell table:style-name="ce20" table:formula="of:=[.O29]/41" office:value-type="float" office:value="0.0245309756097561" calcext:value-type="float">
            <text:p>0.024531</text:p>
          </table:table-cell>
          <table:table-cell table:style-name="ce20" table:formula="of:=[.P29]/41" office:value-type="float" office:value="0.119781707317073" calcext:value-type="float">
            <text:p>0.119782</text:p>
          </table:table-cell>
          <table:table-cell table:style-name="ce20" table:formula="of:=[.Q29]/41" office:value-type="float" office:value="0.0939919512195122" calcext:value-type="float">
            <text:p>0.093992</text:p>
          </table:table-cell>
          <table:table-cell table:style-name="ce20" table:formula="of:=[.R29]/41" office:value-type="float" office:value="0.171559024390244" calcext:value-type="float">
            <text:p>0.171559</text:p>
          </table:table-cell>
          <table:table-cell table:style-name="ce20" table:formula="of:=[.S29]/41" office:value-type="float" office:value="0.366524390243902" calcext:value-type="float">
            <text:p>0.366524</text:p>
          </table:table-cell>
          <table:table-cell table:style-name="ce20" table:formula="of:=[.T29]/41" office:value-type="float" office:value="0.0743860975609756" calcext:value-type="float">
            <text:p>0.074386</text:p>
          </table:table-cell>
          <table:table-cell table:style-name="ce20" table:formula="of:=[.U29]/41" office:value-type="float" office:value="0.145271463414634" calcext:value-type="float">
            <text:p>0.145271</text:p>
          </table:table-cell>
          <table:table-cell table:style-name="ce20" table:formula="of:=[.V29]/41" office:value-type="float" office:value="0.119979268292683" calcext:value-type="float">
            <text:p>0.119979</text:p>
          </table:table-cell>
          <table:table-cell table:style-name="ce20" table:formula="of:=[.W29]/41" office:value-type="float" office:value="0.0684641463414634" calcext:value-type="float">
            <text:p>0.068464</text:p>
          </table:table-cell>
          <table:table-cell table:style-name="ce20" table:formula="of:=[.X29]/41" office:value-type="float" office:value="0.107406097560976" calcext:value-type="float">
            <text:p>0.107406</text:p>
          </table:table-cell>
          <table:table-cell table:style-name="ce20" table:formula="of:=[.Y29]/41" office:value-type="float" office:value="0.382312195121951" calcext:value-type="float">
            <text:p>0.382312</text:p>
          </table:table-cell>
          <table:table-cell table:style-name="ce20" table:formula="of:=[.Z29]/41" office:value-type="float" office:value="0.0471736585365854" calcext:value-type="float">
            <text:p>0.047174</text:p>
          </table:table-cell>
          <table:table-cell table:style-name="ce20" table:formula="of:=[.AA29]/41" office:value-type="float" office:value="0.108323170731707" calcext:value-type="float">
            <text:p>0.108323</text:p>
          </table:table-cell>
          <table:table-cell table:style-name="ce20" table:formula="of:=[.AB29]/41" office:value-type="float" office:value="0" calcext:value-type="float">
            <text:p>0.000000</text:p>
          </table:table-cell>
          <table:table-cell table:style-name="ce20" table:formula="of:=[.AC29]/41" office:value-type="float" office:value="0" calcext:value-type="float">
            <text:p>0.000000</text:p>
          </table:table-cell>
          <table:table-cell table:style-name="ce20" table:formula="of:=[.AD29]/41" office:value-type="float" office:value="0" calcext:value-type="float">
            <text:p>0.000000</text:p>
          </table:table-cell>
          <table:table-cell table:style-name="ce20" table:formula="of:=[.AE29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ce20" table:formula="of:=[.F30]/41" office:value-type="float" office:value="0.162539512195122" calcext:value-type="float">
            <text:p>0.162540</text:p>
          </table:table-cell>
          <table:table-cell table:style-name="ce20" table:formula="of:=[.G30]/41" office:value-type="float" office:value="0.0848721951219512" calcext:value-type="float">
            <text:p>0.084872</text:p>
          </table:table-cell>
          <table:table-cell table:style-name="ce20" table:formula="of:=[.H30]/41" office:value-type="float" office:value="0.362919512195122" calcext:value-type="float">
            <text:p>0.362920</text:p>
          </table:table-cell>
          <table:table-cell table:style-name="ce20" table:formula="of:=[.I30]/41" office:value-type="float" office:value="0.102879024390244" calcext:value-type="float">
            <text:p>0.102879</text:p>
          </table:table-cell>
          <table:table-cell table:style-name="ce20" table:formula="of:=[.J30]/41" office:value-type="float" office:value="0.370412195121951" calcext:value-type="float">
            <text:p>0.370412</text:p>
          </table:table-cell>
          <table:table-cell table:style-name="ce20" table:formula="of:=[.K30]/41" office:value-type="float" office:value="0.161283170731707" calcext:value-type="float">
            <text:p>0.161283</text:p>
          </table:table-cell>
          <table:table-cell table:style-name="ce20" table:formula="of:=[.L30]/41" office:value-type="float" office:value="0.0865548780487805" calcext:value-type="float">
            <text:p>0.086555</text:p>
          </table:table-cell>
          <table:table-cell table:style-name="ce20" table:formula="of:=[.M30]/41" office:value-type="float" office:value="0.107955365853659" calcext:value-type="float">
            <text:p>0.107955</text:p>
          </table:table-cell>
          <table:table-cell table:style-name="ce20" table:formula="of:=[.N30]/41" office:value-type="float" office:value="0.101456585365854" calcext:value-type="float">
            <text:p>0.101457</text:p>
          </table:table-cell>
          <table:table-cell table:style-name="ce20" table:formula="of:=[.O30]/41" office:value-type="float" office:value="0.0245309756097561" calcext:value-type="float">
            <text:p>0.024531</text:p>
          </table:table-cell>
          <table:table-cell table:style-name="ce20" table:formula="of:=[.P30]/41" office:value-type="float" office:value="0.119781707317073" calcext:value-type="float">
            <text:p>0.119782</text:p>
          </table:table-cell>
          <table:table-cell table:style-name="ce20" table:formula="of:=[.Q30]/41" office:value-type="float" office:value="0.0939919512195122" calcext:value-type="float">
            <text:p>0.093992</text:p>
          </table:table-cell>
          <table:table-cell table:style-name="ce20" table:formula="of:=[.R30]/41" office:value-type="float" office:value="0.171559024390244" calcext:value-type="float">
            <text:p>0.171559</text:p>
          </table:table-cell>
          <table:table-cell table:style-name="ce20" table:formula="of:=[.S30]/41" office:value-type="float" office:value="0.366524390243902" calcext:value-type="float">
            <text:p>0.366524</text:p>
          </table:table-cell>
          <table:table-cell table:style-name="ce20" table:formula="of:=[.T30]/41" office:value-type="float" office:value="0.0743860975609756" calcext:value-type="float">
            <text:p>0.074386</text:p>
          </table:table-cell>
          <table:table-cell table:style-name="ce20" table:formula="of:=[.U30]/41" office:value-type="float" office:value="0.145271463414634" calcext:value-type="float">
            <text:p>0.145271</text:p>
          </table:table-cell>
          <table:table-cell table:style-name="ce20" table:formula="of:=[.V30]/41" office:value-type="float" office:value="0.119979268292683" calcext:value-type="float">
            <text:p>0.119979</text:p>
          </table:table-cell>
          <table:table-cell table:style-name="ce20" table:formula="of:=[.W30]/41" office:value-type="float" office:value="0.0684641463414634" calcext:value-type="float">
            <text:p>0.068464</text:p>
          </table:table-cell>
          <table:table-cell table:style-name="ce20" table:formula="of:=[.X30]/41" office:value-type="float" office:value="0.107406097560976" calcext:value-type="float">
            <text:p>0.107406</text:p>
          </table:table-cell>
          <table:table-cell table:style-name="ce20" table:formula="of:=[.Y30]/41" office:value-type="float" office:value="0.382312195121951" calcext:value-type="float">
            <text:p>0.382312</text:p>
          </table:table-cell>
          <table:table-cell table:style-name="ce20" table:formula="of:=[.Z30]/41" office:value-type="float" office:value="0.0471736585365854" calcext:value-type="float">
            <text:p>0.047174</text:p>
          </table:table-cell>
          <table:table-cell table:style-name="ce20" table:formula="of:=[.AA30]/41" office:value-type="float" office:value="0.108323170731707" calcext:value-type="float">
            <text:p>0.108323</text:p>
          </table:table-cell>
          <table:table-cell table:style-name="ce20" table:formula="of:=[.AB30]/41" office:value-type="float" office:value="0" calcext:value-type="float">
            <text:p>0.000000</text:p>
          </table:table-cell>
          <table:table-cell table:style-name="ce20" table:formula="of:=[.AC30]/41" office:value-type="float" office:value="0" calcext:value-type="float">
            <text:p>0.000000</text:p>
          </table:table-cell>
          <table:table-cell table:style-name="ce20" table:formula="of:=[.AD30]/41" office:value-type="float" office:value="0" calcext:value-type="float">
            <text:p>0.000000</text:p>
          </table:table-cell>
          <table:table-cell table:style-name="ce20" table:formula="of:=[.AE30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style-name="ce20" table:formula="of:=[.F31]/41" office:value-type="float" office:value="0" calcext:value-type="float">
            <text:p>0.000000</text:p>
          </table:table-cell>
          <table:table-cell table:style-name="ce20" table:formula="of:=[.G31]/41" office:value-type="float" office:value="0" calcext:value-type="float">
            <text:p>0.000000</text:p>
          </table:table-cell>
          <table:table-cell table:style-name="ce20" table:formula="of:=[.H31]/41" office:value-type="float" office:value="0" calcext:value-type="float">
            <text:p>0.000000</text:p>
          </table:table-cell>
          <table:table-cell table:style-name="ce20" table:formula="of:=[.I31]/41" office:value-type="float" office:value="0" calcext:value-type="float">
            <text:p>0.000000</text:p>
          </table:table-cell>
          <table:table-cell table:style-name="ce20" table:formula="of:=[.J31]/41" office:value-type="float" office:value="0" calcext:value-type="float">
            <text:p>0.000000</text:p>
          </table:table-cell>
          <table:table-cell table:style-name="ce20" table:formula="of:=[.K31]/41" office:value-type="float" office:value="0" calcext:value-type="float">
            <text:p>0.000000</text:p>
          </table:table-cell>
          <table:table-cell table:style-name="ce20" table:formula="of:=[.L31]/41" office:value-type="float" office:value="0" calcext:value-type="float">
            <text:p>0.000000</text:p>
          </table:table-cell>
          <table:table-cell table:style-name="ce20" table:formula="of:=[.M31]/41" office:value-type="float" office:value="0" calcext:value-type="float">
            <text:p>0.000000</text:p>
          </table:table-cell>
          <table:table-cell table:style-name="ce20" table:formula="of:=[.N31]/41" office:value-type="float" office:value="0" calcext:value-type="float">
            <text:p>0.000000</text:p>
          </table:table-cell>
          <table:table-cell table:style-name="ce20" table:formula="of:=[.O31]/41" office:value-type="float" office:value="0" calcext:value-type="float">
            <text:p>0.000000</text:p>
          </table:table-cell>
          <table:table-cell table:style-name="ce20" table:formula="of:=[.P31]/41" office:value-type="float" office:value="0" calcext:value-type="float">
            <text:p>0.000000</text:p>
          </table:table-cell>
          <table:table-cell table:style-name="ce20" table:formula="of:=[.Q31]/41" office:value-type="float" office:value="0" calcext:value-type="float">
            <text:p>0.000000</text:p>
          </table:table-cell>
          <table:table-cell table:style-name="ce20" table:formula="of:=[.R31]/41" office:value-type="float" office:value="0" calcext:value-type="float">
            <text:p>0.000000</text:p>
          </table:table-cell>
          <table:table-cell table:style-name="ce20" table:formula="of:=[.S31]/41" office:value-type="float" office:value="0" calcext:value-type="float">
            <text:p>0.000000</text:p>
          </table:table-cell>
          <table:table-cell table:style-name="ce20" table:formula="of:=[.T31]/41" office:value-type="float" office:value="0" calcext:value-type="float">
            <text:p>0.000000</text:p>
          </table:table-cell>
          <table:table-cell table:style-name="ce20" table:formula="of:=[.U31]/41" office:value-type="float" office:value="0" calcext:value-type="float">
            <text:p>0.000000</text:p>
          </table:table-cell>
          <table:table-cell table:style-name="ce20" table:formula="of:=[.V31]/41" office:value-type="float" office:value="0" calcext:value-type="float">
            <text:p>0.000000</text:p>
          </table:table-cell>
          <table:table-cell table:style-name="ce20" table:formula="of:=[.W31]/41" office:value-type="float" office:value="0" calcext:value-type="float">
            <text:p>0.000000</text:p>
          </table:table-cell>
          <table:table-cell table:style-name="ce20" table:formula="of:=[.X31]/41" office:value-type="float" office:value="0" calcext:value-type="float">
            <text:p>0.000000</text:p>
          </table:table-cell>
          <table:table-cell table:style-name="ce20" table:formula="of:=[.Y31]/41" office:value-type="float" office:value="0" calcext:value-type="float">
            <text:p>0.000000</text:p>
          </table:table-cell>
          <table:table-cell table:style-name="ce20" table:formula="of:=[.Z31]/41" office:value-type="float" office:value="0" calcext:value-type="float">
            <text:p>0.000000</text:p>
          </table:table-cell>
          <table:table-cell table:style-name="ce20" table:formula="of:=[.AA31]/41" office:value-type="float" office:value="0" calcext:value-type="float">
            <text:p>0.000000</text:p>
          </table:table-cell>
          <table:table-cell table:style-name="ce20" table:formula="of:=[.AB31]/41" office:value-type="float" office:value="0" calcext:value-type="float">
            <text:p>0.000000</text:p>
          </table:table-cell>
          <table:table-cell table:style-name="ce20" table:formula="of:=[.AC31]/41" office:value-type="float" office:value="0" calcext:value-type="float">
            <text:p>0.000000</text:p>
          </table:table-cell>
          <table:table-cell table:style-name="ce20" table:formula="of:=[.AD31]/41" office:value-type="float" office:value="0" calcext:value-type="float">
            <text:p>0.000000</text:p>
          </table:table-cell>
          <table:table-cell table:style-name="ce20" table:formula="of:=[.AE31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ce20" table:formula="of:=[.F32]/41" office:value-type="float" office:value="0" calcext:value-type="float">
            <text:p>0.000000</text:p>
          </table:table-cell>
          <table:table-cell table:style-name="ce20" table:formula="of:=[.G32]/41" office:value-type="float" office:value="0" calcext:value-type="float">
            <text:p>0.000000</text:p>
          </table:table-cell>
          <table:table-cell table:style-name="ce20" table:formula="of:=[.H32]/41" office:value-type="float" office:value="0" calcext:value-type="float">
            <text:p>0.000000</text:p>
          </table:table-cell>
          <table:table-cell table:style-name="ce20" table:formula="of:=[.I32]/41" office:value-type="float" office:value="0" calcext:value-type="float">
            <text:p>0.000000</text:p>
          </table:table-cell>
          <table:table-cell table:style-name="ce20" table:formula="of:=[.J32]/41" office:value-type="float" office:value="0" calcext:value-type="float">
            <text:p>0.000000</text:p>
          </table:table-cell>
          <table:table-cell table:style-name="ce20" table:formula="of:=[.K32]/41" office:value-type="float" office:value="0" calcext:value-type="float">
            <text:p>0.000000</text:p>
          </table:table-cell>
          <table:table-cell table:style-name="ce20" table:formula="of:=[.L32]/41" office:value-type="float" office:value="0" calcext:value-type="float">
            <text:p>0.000000</text:p>
          </table:table-cell>
          <table:table-cell table:style-name="ce20" table:formula="of:=[.M32]/41" office:value-type="float" office:value="0" calcext:value-type="float">
            <text:p>0.000000</text:p>
          </table:table-cell>
          <table:table-cell table:style-name="ce20" table:formula="of:=[.N32]/41" office:value-type="float" office:value="0" calcext:value-type="float">
            <text:p>0.000000</text:p>
          </table:table-cell>
          <table:table-cell table:style-name="ce20" table:formula="of:=[.O32]/41" office:value-type="float" office:value="0" calcext:value-type="float">
            <text:p>0.000000</text:p>
          </table:table-cell>
          <table:table-cell table:style-name="ce20" table:formula="of:=[.P32]/41" office:value-type="float" office:value="0" calcext:value-type="float">
            <text:p>0.000000</text:p>
          </table:table-cell>
          <table:table-cell table:style-name="ce20" table:formula="of:=[.Q32]/41" office:value-type="float" office:value="0" calcext:value-type="float">
            <text:p>0.000000</text:p>
          </table:table-cell>
          <table:table-cell table:style-name="ce20" table:formula="of:=[.R32]/41" office:value-type="float" office:value="0" calcext:value-type="float">
            <text:p>0.000000</text:p>
          </table:table-cell>
          <table:table-cell table:style-name="ce20" table:formula="of:=[.S32]/41" office:value-type="float" office:value="0" calcext:value-type="float">
            <text:p>0.000000</text:p>
          </table:table-cell>
          <table:table-cell table:style-name="ce20" table:formula="of:=[.T32]/41" office:value-type="float" office:value="0" calcext:value-type="float">
            <text:p>0.000000</text:p>
          </table:table-cell>
          <table:table-cell table:style-name="ce20" table:formula="of:=[.U32]/41" office:value-type="float" office:value="0" calcext:value-type="float">
            <text:p>0.000000</text:p>
          </table:table-cell>
          <table:table-cell table:style-name="ce20" table:formula="of:=[.V32]/41" office:value-type="float" office:value="0" calcext:value-type="float">
            <text:p>0.000000</text:p>
          </table:table-cell>
          <table:table-cell table:style-name="ce20" table:formula="of:=[.W32]/41" office:value-type="float" office:value="0" calcext:value-type="float">
            <text:p>0.000000</text:p>
          </table:table-cell>
          <table:table-cell table:style-name="ce20" table:formula="of:=[.X32]/41" office:value-type="float" office:value="0" calcext:value-type="float">
            <text:p>0.000000</text:p>
          </table:table-cell>
          <table:table-cell table:style-name="ce20" table:formula="of:=[.Y32]/41" office:value-type="float" office:value="0" calcext:value-type="float">
            <text:p>0.000000</text:p>
          </table:table-cell>
          <table:table-cell table:style-name="ce20" table:formula="of:=[.Z32]/41" office:value-type="float" office:value="0" calcext:value-type="float">
            <text:p>0.000000</text:p>
          </table:table-cell>
          <table:table-cell table:style-name="ce20" table:formula="of:=[.AA32]/41" office:value-type="float" office:value="0" calcext:value-type="float">
            <text:p>0.000000</text:p>
          </table:table-cell>
          <table:table-cell table:style-name="ce20" table:formula="of:=[.AB32]/41" office:value-type="float" office:value="0" calcext:value-type="float">
            <text:p>0.000000</text:p>
          </table:table-cell>
          <table:table-cell table:style-name="ce20" table:formula="of:=[.AC32]/41" office:value-type="float" office:value="0" calcext:value-type="float">
            <text:p>0.000000</text:p>
          </table:table-cell>
          <table:table-cell table:style-name="ce20" table:formula="of:=[.AD32]/41" office:value-type="float" office:value="0" calcext:value-type="float">
            <text:p>0.000000</text:p>
          </table:table-cell>
          <table:table-cell table:style-name="ce20" table:formula="of:=[.AE32]/41" office:value-type="float" office:value="0" calcext:value-type="float">
            <text:p>0.000000</text:p>
          </table:table-cell>
        </table:table-row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fip</text:p>
          </table:table-cell>
          <table:table-cell office:value-type="string" calcext:value-type="string">
            <text:p>Profits:</text:p>
          </table:table-cell>
          <table:table-cell table:number-columns-repeated="3"/>
          <table:table-cell table:style-name="ce26"/>
          <table:table-cell table:number-columns-repeated="24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22" office:value-type="string" calcext:value-type="string">
            <text:p>0:</text:p>
          </table:table-cell>
          <table:table-cell table:style-name="ce31" office:value-type="float" office:value="3.56597" calcext:value-type="float">
            <text:p>3.56597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1:</text:p>
          </table:table-cell>
          <table:table-cell table:style-name="ce31" office:value-type="float" office:value="3.72869" calcext:value-type="float">
            <text:p>3.72869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22" office:value-type="string" calcext:value-type="string">
            <text:p>2:</text:p>
          </table:table-cell>
          <table:table-cell table:style-name="ce31" office:value-type="float" office:value="23.0913" calcext:value-type="float">
            <text:p>23.09130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3:</text:p>
          </table:table-cell>
          <table:table-cell table:style-name="ce31" office:value-type="float" office:value="3.30013" calcext:value-type="float">
            <text:p>3.30013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22" office:value-type="string" calcext:value-type="string">
            <text:p>4:</text:p>
          </table:table-cell>
          <table:table-cell table:style-name="ce31" office:value-type="float" office:value="19.9083" calcext:value-type="float">
            <text:p>19.90830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10:</text:p>
          </table:table-cell>
          <table:table-cell table:style-name="ce31" office:value-type="float" office:value="2.7546" calcext:value-type="float">
            <text:p>2.75460</text:p>
          </table:table-cell>
          <table:table-cell table:number-columns-repeated="2"/>
          <table:table-cell table:style-name="ce34" office:value-type="string" calcext:value-type="string">
            <text:p>18.787930151262</text:p>
          </table:table-cell>
          <table:table-cell table:style-name="ce34"/>
          <table:table-cell table:style-name="ce34" office:value-type="float" office:value="23.9131887467513" calcext:value-type="float">
            <text:p>23.91</text:p>
          </table:table-cell>
          <table:table-cell table:style-name="ce34"/>
          <table:table-cell table:number-columns-repeated="21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11:</text:p>
          </table:table-cell>
          <table:table-cell table:style-name="ce31" office:value-type="float" office:value="3.915" calcext:value-type="float">
            <text:p>3.91500</text:p>
          </table:table-cell>
          <table:table-cell table:number-columns-repeated="2"/>
          <table:table-cell table:style-name="ce34" office:value-type="string" calcext:value-type="string">
            <text:p>4.35940086625618</text:p>
          </table:table-cell>
          <table:table-cell table:style-name="ce34" table:number-columns-repeated="3"/>
          <table:table-cell table:number-columns-repeated="21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12:</text:p>
          </table:table-cell>
          <table:table-cell table:style-name="ce31" office:value-type="float" office:value="5.50401" calcext:value-type="float">
            <text:p>5.50401</text:p>
          </table:table-cell>
          <table:table-cell table:number-columns-repeated="2"/>
          <table:table-cell table:style-name="ce31" table:formula="of:=[.G69]+[.G70]" office:value-type="float" office:value="23.1473310175182" calcext:value-type="float">
            <office:annotation draw:style-name="gr1" draw:text-style-name="P2" svg:width="1.1413in" svg:height="0.7083in" svg:x="6.4937in" svg:y="11.8535in" draw:caption-point-x="-0.2402in" draw:caption-point-y="0.5945in">
              <dc:date>2022-07-21T00:00:00</dc:date>
              <text:p text:style-name="P1">Calculate impact of discount factor in this solution</text:p>
            </office:annotation>
            <text:p>23.14733</text:p>
          </table:table-cell>
          <table:table-cell table:style-name="ce34" table:number-columns-repeated="3"/>
          <table:table-cell table:number-columns-repeated="21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13:</text:p>
          </table:table-cell>
          <table:table-cell table:style-name="ce31" office:value-type="float" office:value="3.3966" calcext:value-type="float">
            <text:p>3.39660</text:p>
          </table:table-cell>
          <table:table-cell table:number-columns-repeated="2"/>
          <table:table-cell table:style-name="ce34" table:number-columns-repeated="4"/>
          <table:table-cell table:number-columns-repeated="21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14:</text:p>
          </table:table-cell>
          <table:table-cell table:style-name="ce31" office:value-type="float" office:value="4.51131" calcext:value-type="float">
            <text:p>4.51131</text:p>
          </table:table-cell>
          <table:table-cell table:number-columns-repeated="2"/>
          <table:table-cell table:style-name="ce34" table:number-columns-repeated="4"/>
          <table:table-cell table:number-columns-repeated="21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15:</text:p>
          </table:table-cell>
          <table:table-cell table:style-name="ce31" office:value-type="float" office:value="4.7179" calcext:value-type="float">
            <text:p>4.71790</text:p>
          </table:table-cell>
          <table:table-cell table:number-columns-repeated="2"/>
          <table:table-cell table:style-name="ce34" table:number-columns-repeated="4"/>
          <table:table-cell table:number-columns-repeated="21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/>
          <table:table-cell table:style-name="ce31"/>
          <table:table-cell table:number-columns-repeated="3"/>
          <table:table-cell table:style-name="ce26"/>
          <table:table-cell table:number-columns-repeated="23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/>
          <table:table-cell table:style-name="ce31"/>
          <table:table-cell table:number-columns-repeated="3"/>
          <table:table-cell table:style-name="ce26"/>
          <table:table-cell table:number-columns-repeated="23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/>
          <table:table-cell table:style-name="ce31"/>
          <table:table-cell table:number-columns-repeated="3"/>
          <table:table-cell table:style-name="ce26"/>
          <table:table-cell table:number-columns-repeated="23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/>
          <table:table-cell table:style-name="ce31"/>
          <table:table-cell table:number-columns-repeated="3"/>
          <table:table-cell table:style-name="ce26"/>
          <table:table-cell table:number-columns-repeated="2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5"/>
          <table:table-cell table:style-name="ce26"/>
          <table:table-cell table:number-columns-repeated="23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26"/>
          <table:table-cell table:number-columns-repeated="4"/>
          <table:table-cell table:style-name="ce26"/>
          <table:table-cell table:number-columns-repeated="23"/>
        </table:table-row>
        <table:table-row table:style-name="ro1">
          <table:table-cell table:number-columns-repeated="2"/>
          <table:table-cell table:style-name="ce32"/>
          <table:table-cell table:number-columns-repeated="4"/>
          <table:table-cell table:style-name="ce26"/>
          <table:table-cell table:number-columns-repeated="23"/>
        </table:table-row>
        <table:table-row table:style-name="ro1">
          <table:table-cell office:value-type="string" calcext:value-type="string">
            <text:p>Bundle value: </text:p>
          </table:table-cell>
          <table:table-cell table:style-name="ce27" office:value-type="float" office:value="28.6480201216373" calcext:value-type="float">
            <text:p>28.64802</text:p>
          </table:table-cell>
          <table:table-cell table:style-name="ce26"/>
          <table:table-cell table:number-columns-repeated="28"/>
        </table:table-row>
        <table:table-row table:style-name="ro1">
          <table:table-cell/>
          <table:table-cell table:style-name="ce27"/>
          <table:table-cell table:style-name="ce26"/>
          <table:table-cell table:number-columns-repeated="2"/>
          <table:table-cell table:style-name="ce37" office:value-type="string" calcext:value-type="string" table:number-columns-spanned="3" table:number-rows-spanned="1">
            <text:p>cost matrix (with cost factor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Customer</text:p>
          </table:table-cell>
          <table:table-cell table:style-name="ce31" office:value-type="float" office:value="36.8939533981183" calcext:value-type="float">
            <text:p>36.89395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rcel</text:p>
          </table:table-cell>
          <table:table-cell table:style-name="ce31" office:value-type="float" office:value="18.6482196654742" calcext:value-type="float">
            <text:p>18.64822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formula="of:=[.F7]*[.$H$1]" office:value-type="float" office:value="0" calcext:value-type="float">
            <text:p>0</text:p>
          </table:table-cell>
          <table:table-cell table:formula="of:=[.G7]*[.$H$1]" office:value-type="float" office:value="1.9719464" calcext:value-type="float">
            <text:p>1.9719464</text:p>
          </table:table-cell>
          <table:table-cell table:formula="of:=[.H7]*[.$H$1]" office:value-type="float" office:value="9.850072" calcext:value-type="float">
            <text:p>9.850072</text:p>
          </table:table-cell>
          <table:table-cell table:formula="of:=[.I7]*[.$H$1]" office:value-type="float" office:value="1.127" calcext:value-type="float">
            <text:p>1.127</text:p>
          </table:table-cell>
          <table:table-cell table:formula="of:=[.J7]*[.$H$1]" office:value-type="float" office:value="9.994834" calcext:value-type="float">
            <text:p>9.994834</text:p>
          </table:table-cell>
          <table:table-cell table:formula="of:=[.K7]*[.$H$1]" office:value-type="float" office:value="0.14558034" calcext:value-type="float">
            <text:p>0.14558034</text:p>
          </table:table-cell>
          <table:table-cell table:formula="of:=[.L7]*[.$H$1]" office:value-type="float" office:value="2.1595114" calcext:value-type="float">
            <text:p>2.1595114</text:p>
          </table:table-cell>
          <table:table-cell table:formula="of:=[.M7]*[.$H$1]" office:value-type="float" office:value="1.3919968" calcext:value-type="float">
            <text:p>1.3919968</text:p>
          </table:table-cell>
          <table:table-cell table:formula="of:=[.N7]*[.$H$1]" office:value-type="float" office:value="1.153841" calcext:value-type="float">
            <text:p>1.153841</text:p>
          </table:table-cell>
          <table:table-cell table:formula="of:=[.O7]*[.$H$1]" office:value-type="float" office:value="2.6405012" calcext:value-type="float">
            <text:p>2.6405012</text:p>
          </table:table-cell>
          <table:table-cell table:formula="of:=[.P7]*[.$H$1]" office:value-type="float" office:value="0.9466524" calcext:value-type="float">
            <text:p>0.9466524</text:p>
          </table:table-cell>
          <table:table-cell table:formula="of:=[.Q7]*[.$H$1]" office:value-type="float" office:value="1.2957832" calcext:value-type="float">
            <text:p>1.2957832</text:p>
          </table:table-cell>
          <table:table-cell table:formula="of:=[.R7]*[.$H$1]" office:value-type="float" office:value="0.94553" calcext:value-type="float">
            <text:p>0.94553</text:p>
          </table:table-cell>
          <table:table-cell table:formula="of:=[.S7]*[.$H$1]" office:value-type="float" office:value="9.911206" calcext:value-type="float">
            <text:p>9.911206</text:p>
          </table:table-cell>
          <table:table-cell table:formula="of:=[.T7]*[.$H$1]" office:value-type="float" office:value="4.4134746" calcext:value-type="float">
            <text:p>4.4134746</text:p>
          </table:table-cell>
          <table:table-cell table:formula="of:=[.U7]*[.$H$1]" office:value-type="float" office:value="0.5892554" calcext:value-type="float">
            <text:p>0.5892554</text:p>
          </table:table-cell>
          <table:table-cell table:formula="of:=[.V7]*[.$H$1]" office:value-type="float" office:value="0.948106" calcext:value-type="float">
            <text:p>0.948106</text:p>
          </table:table-cell>
          <table:table-cell table:formula="of:=[.W7]*[.$H$1]" office:value-type="float" office:value="1.8440342" calcext:value-type="float">
            <text:p>1.8440342</text:p>
          </table:table-cell>
          <table:table-cell table:formula="of:=[.X7]*[.$H$1]" office:value-type="float" office:value="1.9316458" calcext:value-type="float">
            <text:p>1.9316458</text:p>
          </table:table-cell>
          <table:table-cell table:formula="of:=[.Y7]*[.$H$1]" office:value-type="float" office:value="10.191208" calcext:value-type="float">
            <text:p>10.191208</text:p>
          </table:table-cell>
          <table:table-cell table:formula="of:=[.Z7]*[.$H$1]" office:value-type="float" office:value="3.8921198" calcext:value-type="float">
            <text:p>3.8921198</text:p>
          </table:table-cell>
          <table:table-cell table:formula="of:=[.AA7]*[.$H$1]" office:value-type="float" office:value="1.6610876" calcext:value-type="float">
            <text:p>1.6610876</text:p>
          </table:table-cell>
          <table:table-cell table:formula="of:=[.AB7]*[.$H$1]" office:value-type="float" office:value="3.0654952" calcext:value-type="float">
            <text:p>3.0654952</text:p>
          </table:table-cell>
          <table:table-cell table:formula="of:=[.AC7]*[.$H$1]" office:value-type="float" office:value="3.0654952" calcext:value-type="float">
            <text:p>3.0654952</text:p>
          </table:table-cell>
          <table:table-cell table:formula="of:=[.AD7]*[.$H$1]" office:value-type="float" office:value="0" calcext:value-type="float">
            <text:p>0</text:p>
          </table:table-cell>
          <table:table-cell table:formula="of:=[.AE7]*[.$H$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s:</text:p>
          </table:table-cell>
          <table:table-cell table:style-name="ce27" office:value-type="float" office:value="26.8941529419552" calcext:value-type="float">
            <text:p>26.89415</text:p>
          </table:table-cell>
          <table:table-cell table:style-name="ce26"/>
          <table:table-cell/>
          <table:table-cell table:style-name="ce12" office:value-type="float" office:value="1" calcext:value-type="float">
            <text:p>1</text:p>
          </table:table-cell>
          <table:table-cell table:formula="of:=[.F8]*[.$H$1]" office:value-type="float" office:value="1.9719464" calcext:value-type="float">
            <text:p>1.9719464</text:p>
          </table:table-cell>
          <table:table-cell table:formula="of:=[.G8]*[.$H$1]" office:value-type="float" office:value="0" calcext:value-type="float">
            <text:p>0</text:p>
          </table:table-cell>
          <table:table-cell table:formula="of:=[.H8]*[.$H$1]" office:value-type="float" office:value="7.998572" calcext:value-type="float">
            <text:p>7.998572</text:p>
          </table:table-cell>
          <table:table-cell table:formula="of:=[.I8]*[.$H$1]" office:value-type="float" office:value="1.1456346" calcext:value-type="float">
            <text:p>1.1456346</text:p>
          </table:table-cell>
          <table:table-cell table:formula="of:=[.J8]*[.$H$1]" office:value-type="float" office:value="8.146232" calcext:value-type="float">
            <text:p>8.146232</text:p>
          </table:table-cell>
          <table:table-cell table:formula="of:=[.K8]*[.$H$1]" office:value-type="float" office:value="1.8853606" calcext:value-type="float">
            <text:p>1.8853606</text:p>
          </table:table-cell>
          <table:table-cell table:formula="of:=[.L8]*[.$H$1]" office:value-type="float" office:value="0.21825068" calcext:value-type="float">
            <text:p>0.21825068</text:p>
          </table:table-cell>
          <table:table-cell table:formula="of:=[.M8]*[.$H$1]" office:value-type="float" office:value="1.7578854" calcext:value-type="float">
            <text:p>1.7578854</text:p>
          </table:table-cell>
          <table:table-cell table:formula="of:=[.N8]*[.$H$1]" office:value-type="float" office:value="1.1316736" calcext:value-type="float">
            <text:p>1.1316736</text:p>
          </table:table-cell>
          <table:table-cell table:formula="of:=[.O8]*[.$H$1]" office:value-type="float" office:value="1.3970844" calcext:value-type="float">
            <text:p>1.3970844</text:p>
          </table:table-cell>
          <table:table-cell table:formula="of:=[.P8]*[.$H$1]" office:value-type="float" office:value="1.025524" calcext:value-type="float">
            <text:p>1.025524</text:p>
          </table:table-cell>
          <table:table-cell table:formula="of:=[.Q8]*[.$H$1]" office:value-type="float" office:value="0.958801" calcext:value-type="float">
            <text:p>0.958801</text:p>
          </table:table-cell>
          <table:table-cell table:formula="of:=[.R8]*[.$H$1]" office:value-type="float" office:value="1.7784244" calcext:value-type="float">
            <text:p>1.7784244</text:p>
          </table:table-cell>
          <table:table-cell table:formula="of:=[.S8]*[.$H$1]" office:value-type="float" office:value="8.052576" calcext:value-type="float">
            <text:p>8.052576</text:p>
          </table:table-cell>
          <table:table-cell table:formula="of:=[.T8]*[.$H$1]" office:value-type="float" office:value="2.9770602" calcext:value-type="float">
            <text:p>2.9770602</text:p>
          </table:table-cell>
          <table:table-cell table:formula="of:=[.U8]*[.$H$1]" office:value-type="float" office:value="1.4547914" calcext:value-type="float">
            <text:p>1.4547914</text:p>
          </table:table-cell>
          <table:table-cell table:formula="of:=[.V8]*[.$H$1]" office:value-type="float" office:value="1.0238956" calcext:value-type="float">
            <text:p>1.0238956</text:p>
          </table:table-cell>
          <table:table-cell table:formula="of:=[.W8]*[.$H$1]" office:value-type="float" office:value="1.2359096" calcext:value-type="float">
            <text:p>1.2359096</text:p>
          </table:table-cell>
          <table:table-cell table:formula="of:=[.X8]*[.$H$1]" office:value-type="float" office:value="0.43863944" calcext:value-type="float">
            <text:p>0.43863944</text:p>
          </table:table-cell>
          <table:table-cell table:formula="of:=[.Y8]*[.$H$1]" office:value-type="float" office:value="8.31565" calcext:value-type="float">
            <text:p>8.31565</text:p>
          </table:table-cell>
          <table:table-cell table:formula="of:=[.Z8]*[.$H$1]" office:value-type="float" office:value="2.192981" calcext:value-type="float">
            <text:p>2.192981</text:p>
          </table:table-cell>
          <table:table-cell table:formula="of:=[.AA8]*[.$H$1]" office:value-type="float" office:value="0.4631004" calcext:value-type="float">
            <text:p>0.4631004</text:p>
          </table:table-cell>
          <table:table-cell table:formula="of:=[.AB8]*[.$H$1]" office:value-type="float" office:value="1.6006896" calcext:value-type="float">
            <text:p>1.6006896</text:p>
          </table:table-cell>
          <table:table-cell table:formula="of:=[.AC8]*[.$H$1]" office:value-type="float" office:value="1.6006896" calcext:value-type="float">
            <text:p>1.6006896</text:p>
          </table:table-cell>
          <table:table-cell table:formula="of:=[.AD8]*[.$H$1]" office:value-type="float" office:value="0" calcext:value-type="float">
            <text:p>0</text:p>
          </table:table-cell>
          <table:table-cell table:formula="of:=[.AE8]*[.$H$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formula="of:=[.F9]*[.$H$1]" office:value-type="float" office:value="9.850072" calcext:value-type="float">
            <text:p>9.850072</text:p>
          </table:table-cell>
          <table:table-cell table:formula="of:=[.G9]*[.$H$1]" office:value-type="float" office:value="7.998572" calcext:value-type="float">
            <text:p>7.998572</text:p>
          </table:table-cell>
          <table:table-cell table:formula="of:=[.H9]*[.$H$1]" office:value-type="float" office:value="0" calcext:value-type="float">
            <text:p>0</text:p>
          </table:table-cell>
          <table:table-cell table:formula="of:=[.I9]*[.$H$1]" office:value-type="float" office:value="8.750948" calcext:value-type="float">
            <text:p>8.750948</text:p>
          </table:table-cell>
          <table:table-cell table:formula="of:=[.J9]*[.$H$1]" office:value-type="float" office:value="0.15105986" calcext:value-type="float">
            <text:p>0.15105986</text:p>
          </table:table-cell>
          <table:table-cell table:formula="of:=[.K9]*[.$H$1]" office:value-type="float" office:value="9.800806" calcext:value-type="float">
            <text:p>9.800806</text:p>
          </table:table-cell>
          <table:table-cell table:formula="of:=[.L9]*[.$H$1]" office:value-type="float" office:value="7.874694" calcext:value-type="float">
            <text:p>7.874694</text:p>
          </table:table-cell>
          <table:table-cell table:formula="of:=[.M9]*[.$H$1]" office:value-type="float" office:value="8.865626" calcext:value-type="float">
            <text:p>8.865626</text:p>
          </table:table-cell>
          <table:table-cell table:formula="of:=[.N9]*[.$H$1]" office:value-type="float" office:value="8.724682" calcext:value-type="float">
            <text:p>8.724682</text:p>
          </table:table-cell>
          <table:table-cell table:formula="of:=[.O9]*[.$H$1]" office:value-type="float" office:value="7.303282" calcext:value-type="float">
            <text:p>7.303282</text:p>
          </table:table-cell>
          <table:table-cell table:formula="of:=[.P9]*[.$H$1]" office:value-type="float" office:value="8.949806" calcext:value-type="float">
            <text:p>8.949806</text:p>
          </table:table-cell>
          <table:table-cell table:formula="of:=[.Q9]*[.$H$1]" office:value-type="float" office:value="8.563866" calcext:value-type="float">
            <text:p>8.563866</text:p>
          </table:table-cell>
          <table:table-cell table:formula="of:=[.R9]*[.$H$1]" office:value-type="float" office:value="9.76856" calcext:value-type="float">
            <text:p>9.76856</text:p>
          </table:table-cell>
          <table:table-cell table:formula="of:=[.S9]*[.$H$1]" office:value-type="float" office:value="0.11133656" calcext:value-type="float">
            <text:p>0.11133656</text:p>
          </table:table-cell>
          <table:table-cell table:formula="of:=[.T9]*[.$H$1]" office:value-type="float" office:value="5.720284" calcext:value-type="float">
            <text:p>5.720284</text:p>
          </table:table-cell>
          <table:table-cell table:formula="of:=[.U9]*[.$H$1]" office:value-type="float" office:value="9.42241" calcext:value-type="float">
            <text:p>9.42241</text:p>
          </table:table-cell>
          <table:table-cell table:formula="of:=[.V9]*[.$H$1]" office:value-type="float" office:value="8.951048" calcext:value-type="float">
            <text:p>8.951048</text:p>
          </table:table-cell>
          <table:table-cell table:formula="of:=[.W9]*[.$H$1]" office:value-type="float" office:value="8.13579" calcext:value-type="float">
            <text:p>8.13579</text:p>
          </table:table-cell>
          <table:table-cell table:formula="of:=[.X9]*[.$H$1]" office:value-type="float" office:value="8.252492" calcext:value-type="float">
            <text:p>8.252492</text:p>
          </table:table-cell>
          <table:table-cell table:formula="of:=[.Y9]*[.$H$1]" office:value-type="float" office:value="0.4719048" calcext:value-type="float">
            <text:p>0.4719048</text:p>
          </table:table-cell>
          <table:table-cell table:formula="of:=[.Z9]*[.$H$1]" office:value-type="float" office:value="5.973514" calcext:value-type="float">
            <text:p>5.973514</text:p>
          </table:table-cell>
          <table:table-cell table:formula="of:=[.AA9]*[.$H$1]" office:value-type="float" office:value="8.434744" calcext:value-type="float">
            <text:p>8.434744</text:p>
          </table:table-cell>
          <table:table-cell table:formula="of:=[.AB9]*[.$H$1]" office:value-type="float" office:value="6.844662" calcext:value-type="float">
            <text:p>6.844662</text:p>
          </table:table-cell>
          <table:table-cell table:formula="of:=[.AC9]*[.$H$1]" office:value-type="float" office:value="6.844662" calcext:value-type="float">
            <text:p>6.844662</text:p>
          </table:table-cell>
          <table:table-cell table:formula="of:=[.AD9]*[.$H$1]" office:value-type="float" office:value="0" calcext:value-type="float">
            <text:p>0</text:p>
          </table:table-cell>
          <table:table-cell table:formula="of:=[.AE9]*[.$H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70]" office:value-type="float" office:value="3.915" calcext:value-type="float">
            <text:p>3.915</text:p>
          </table:table-cell>
          <table:table-cell table:style-name="ce33" table:formula="of:=[.Q87]+[.M96]-[.M87]" office:value-type="float" office:value="0.523949200000001" calcext:value-type="float">
            <text:p>0.523949</text:p>
          </table:table-cell>
          <table:table-cell table:style-name="ce33" table:formula="of:=[.B88]-[.C88]" office:value-type="float" office:value="3.3910508" calcext:value-type="float">
            <text:p>3.391051</text:p>
          </table:table-cell>
          <table:table-cell table:style-name="ce12" office:value-type="float" office:value="3" calcext:value-type="float">
            <text:p>3</text:p>
          </table:table-cell>
          <table:table-cell table:formula="of:=[.F10]*[.$H$1]" office:value-type="float" office:value="1.127" calcext:value-type="float">
            <text:p>1.127</text:p>
          </table:table-cell>
          <table:table-cell table:formula="of:=[.G10]*[.$H$1]" office:value-type="float" office:value="1.1456346" calcext:value-type="float">
            <text:p>1.1456346</text:p>
          </table:table-cell>
          <table:table-cell table:formula="of:=[.H10]*[.$H$1]" office:value-type="float" office:value="8.750948" calcext:value-type="float">
            <text:p>8.750948</text:p>
          </table:table-cell>
          <table:table-cell table:formula="of:=[.I10]*[.$H$1]" office:value-type="float" office:value="0" calcext:value-type="float">
            <text:p>0</text:p>
          </table:table-cell>
          <table:table-cell table:formula="of:=[.J10]*[.$H$1]" office:value-type="float" office:value="8.894514" calcext:value-type="float">
            <text:p>8.894514</text:p>
          </table:table-cell>
          <table:table-cell table:formula="of:=[.K10]*[.$H$1]" office:value-type="float" office:value="1.1157346" calcext:value-type="float">
            <text:p>1.1157346</text:p>
          </table:table-cell>
          <table:table-cell table:formula="of:=[.L10]*[.$H$1]" office:value-type="float" office:value="1.3636654" calcext:value-type="float">
            <text:p>1.3636654</text:p>
          </table:table-cell>
          <table:table-cell table:formula="of:=[.M10]*[.$H$1]" office:value-type="float" office:value="0.7009664" calcext:value-type="float">
            <text:p>0.7009664</text:p>
          </table:table-cell>
          <table:table-cell table:formula="of:=[.N10]*[.$H$1]" office:value-type="float" office:value="0.026853374" calcext:value-type="float">
            <text:p>0.026853374</text:p>
          </table:table-cell>
          <table:table-cell table:formula="of:=[.O10]*[.$H$1]" office:value-type="float" office:value="1.5138692" calcext:value-type="float">
            <text:p>1.5138692</text:p>
          </table:table-cell>
          <table:table-cell table:formula="of:=[.P10]*[.$H$1]" office:value-type="float" office:value="0.5505326" calcext:value-type="float">
            <text:p>0.5505326</text:p>
          </table:table-cell>
          <table:table-cell table:formula="of:=[.Q10]*[.$H$1]" office:value-type="float" office:value="0.20508502" calcext:value-type="float">
            <text:p>0.20508502</text:p>
          </table:table-cell>
          <table:table-cell table:formula="of:=[.R10]*[.$H$1]" office:value-type="float" office:value="1.524854" calcext:value-type="float">
            <text:p>1.524854</text:p>
          </table:table-cell>
          <table:table-cell table:formula="of:=[.S10]*[.$H$1]" office:value-type="float" office:value="8.814612" calcext:value-type="float">
            <text:p>8.814612</text:p>
          </table:table-cell>
          <table:table-cell table:formula="of:=[.T10]*[.$H$1]" office:value-type="float" office:value="3.2892714" calcext:value-type="float">
            <text:p>3.2892714</text:p>
          </table:table-cell>
          <table:table-cell table:formula="of:=[.U10]*[.$H$1]" office:value-type="float" office:value="0.917769" calcext:value-type="float">
            <text:p>0.917769</text:p>
          </table:table-cell>
          <table:table-cell table:formula="of:=[.V10]*[.$H$1]" office:value-type="float" office:value="0.5583894" calcext:value-type="float">
            <text:p>0.5583894</text:p>
          </table:table-cell>
          <table:table-cell table:formula="of:=[.W10]*[.$H$1]" office:value-type="float" office:value="0.7415936" calcext:value-type="float">
            <text:p>0.7415936</text:p>
          </table:table-cell>
          <table:table-cell table:formula="of:=[.X10]*[.$H$1]" office:value-type="float" office:value="1.346627" calcext:value-type="float">
            <text:p>1.346627</text:p>
          </table:table-cell>
          <table:table-cell table:formula="of:=[.Y10]*[.$H$1]" office:value-type="float" office:value="9.101146" calcext:value-type="float">
            <text:p>9.101146</text:p>
          </table:table-cell>
          <table:table-cell table:formula="of:=[.Z10]*[.$H$1]" office:value-type="float" office:value="2.7806494" calcext:value-type="float">
            <text:p>2.7806494</text:p>
          </table:table-cell>
          <table:table-cell table:formula="of:=[.AA10]*[.$H$1]" office:value-type="float" office:value="1.0963594" calcext:value-type="float">
            <text:p>1.0963594</text:p>
          </table:table-cell>
          <table:table-cell table:formula="of:=[.AB10]*[.$H$1]" office:value-type="float" office:value="1.9402984" calcext:value-type="float">
            <text:p>1.9402984</text:p>
          </table:table-cell>
          <table:table-cell table:formula="of:=[.AC10]*[.$H$1]" office:value-type="float" office:value="1.9402984" calcext:value-type="float">
            <text:p>1.9402984</text:p>
          </table:table-cell>
          <table:table-cell table:formula="of:=[.AD10]*[.$H$1]" office:value-type="float" office:value="0" calcext:value-type="float">
            <text:p>0</text:p>
          </table:table-cell>
          <table:table-cell table:formula="of:=[.AE10]*[.$H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33" table:formula="of:=[.W92]+[.G102]-[.G92]" office:value-type="float" office:value="0.2494764" calcext:value-type="float">
            <text:p>0.249476</text:p>
          </table:table-cell>
          <table:table-cell table:style-name="ce33"/>
          <table:table-cell table:style-name="ce12" office:value-type="float" office:value="4" calcext:value-type="float">
            <text:p>4</text:p>
          </table:table-cell>
          <table:table-cell table:formula="of:=[.F11]*[.$H$1]" office:value-type="float" office:value="9.994834" calcext:value-type="float">
            <text:p>9.994834</text:p>
          </table:table-cell>
          <table:table-cell table:formula="of:=[.G11]*[.$H$1]" office:value-type="float" office:value="8.146232" calcext:value-type="float">
            <text:p>8.146232</text:p>
          </table:table-cell>
          <table:table-cell table:formula="of:=[.H11]*[.$H$1]" office:value-type="float" office:value="0.15105986" calcext:value-type="float">
            <text:p>0.15105986</text:p>
          </table:table-cell>
          <table:table-cell table:formula="of:=[.I11]*[.$H$1]" office:value-type="float" office:value="8.894514" calcext:value-type="float">
            <text:p>8.894514</text:p>
          </table:table-cell>
          <table:table-cell table:formula="of:=[.J11]*[.$H$1]" office:value-type="float" office:value="0" calcext:value-type="float">
            <text:p>0</text:p>
          </table:table-cell>
          <table:table-cell table:formula="of:=[.K11]*[.$H$1]" office:value-type="float" office:value="9.946166" calcext:value-type="float">
            <text:p>9.946166</text:p>
          </table:table-cell>
          <table:table-cell table:formula="of:=[.L11]*[.$H$1]" office:value-type="float" office:value="8.022998" calcext:value-type="float">
            <text:p>8.022998</text:p>
          </table:table-cell>
          <table:table-cell table:formula="of:=[.M11]*[.$H$1]" office:value-type="float" office:value="9.005098" calcext:value-type="float">
            <text:p>9.005098</text:p>
          </table:table-cell>
          <table:table-cell table:formula="of:=[.N11]*[.$H$1]" office:value-type="float" office:value="8.868202" calcext:value-type="float">
            <text:p>8.868202</text:p>
          </table:table-cell>
          <table:table-cell table:formula="of:=[.O11]*[.$H$1]" office:value-type="float" office:value="7.444088" calcext:value-type="float">
            <text:p>7.444088</text:p>
          </table:table-cell>
          <table:table-cell table:formula="of:=[.P11]*[.$H$1]" office:value-type="float" office:value="9.095856" calcext:value-type="float">
            <text:p>9.095856</text:p>
          </table:table-cell>
          <table:table-cell table:formula="of:=[.Q11]*[.$H$1]" office:value-type="float" office:value="8.707892" calcext:value-type="float">
            <text:p>8.707892</text:p>
          </table:table-cell>
          <table:table-cell table:formula="of:=[.R11]*[.$H$1]" office:value-type="float" office:value="9.916772" calcext:value-type="float">
            <text:p>9.916772</text:p>
          </table:table-cell>
          <table:table-cell table:formula="of:=[.S11]*[.$H$1]" office:value-type="float" office:value="0.16048802" calcext:value-type="float">
            <text:p>0.16048802</text:p>
          </table:table-cell>
          <table:table-cell table:formula="of:=[.T11]*[.$H$1]" office:value-type="float" office:value="5.853316" calcext:value-type="float">
            <text:p>5.853316</text:p>
          </table:table-cell>
          <table:table-cell table:formula="of:=[.U11]*[.$H$1]" office:value-type="float" office:value="9.568828" calcext:value-type="float">
            <text:p>9.568828</text:p>
          </table:table-cell>
          <table:table-cell table:formula="of:=[.V11]*[.$H$1]" office:value-type="float" office:value="9.097144" calcext:value-type="float">
            <text:p>9.097144</text:p>
          </table:table-cell>
          <table:table-cell table:formula="of:=[.W11]*[.$H$1]" office:value-type="float" office:value="8.276918" calcext:value-type="float">
            <text:p>8.276918</text:p>
          </table:table-cell>
          <table:table-cell table:formula="of:=[.X11]*[.$H$1]" office:value-type="float" office:value="8.401394" calcext:value-type="float">
            <text:p>8.401394</text:p>
          </table:table-cell>
          <table:table-cell table:formula="of:=[.Y11]*[.$H$1]" office:value-type="float" office:value="0.4209437" calcext:value-type="float">
            <text:p>0.4209437</text:p>
          </table:table-cell>
          <table:table-cell table:formula="of:=[.Z11]*[.$H$1]" office:value-type="float" office:value="6.116252" calcext:value-type="float">
            <text:p>6.116252</text:p>
          </table:table-cell>
          <table:table-cell table:formula="of:=[.AA11]*[.$H$1]" office:value-type="float" office:value="8.582956" calcext:value-type="float">
            <text:p>8.582956</text:p>
          </table:table-cell>
          <table:table-cell table:formula="of:=[.AB11]*[.$H$1]" office:value-type="float" office:value="6.985974" calcext:value-type="float">
            <text:p>6.985974</text:p>
          </table:table-cell>
          <table:table-cell table:formula="of:=[.AC11]*[.$H$1]" office:value-type="float" office:value="6.985974" calcext:value-type="float">
            <text:p>6.985974</text:p>
          </table:table-cell>
          <table:table-cell table:formula="of:=[.AD11]*[.$H$1]" office:value-type="float" office:value="0" calcext:value-type="float">
            <text:p>0</text:p>
          </table:table-cell>
          <table:table-cell table:formula="of:=[.AE11]*[.$H$1]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formula="of:=[.D69]" office:value-type="float" office:value="2.7546" calcext:value-type="float">
            <text:p>2.7546</text:p>
          </table:table-cell>
          <table:table-cell table:style-name="ce33" table:formula="of:=[.P91]+[.I95]-[.I91]" office:value-type="float" office:value="0.4038432" calcext:value-type="float">
            <text:p>0.403843</text:p>
          </table:table-cell>
          <table:table-cell table:style-name="ce33" table:formula="of:=[.B90]-[.C90]" office:value-type="float" office:value="2.3507568" calcext:value-type="float">
            <text:p>2.350757</text:p>
          </table:table-cell>
          <table:table-cell table:style-name="ce5" office:value-type="float" office:value="5" calcext:value-type="float">
            <text:p>5</text:p>
          </table:table-cell>
          <table:table-cell table:formula="of:=[.F12]*[.$H$1]" office:value-type="float" office:value="0.14558034" calcext:value-type="float">
            <text:p>0.14558034</text:p>
          </table:table-cell>
          <table:table-cell table:formula="of:=[.G12]*[.$H$1]" office:value-type="float" office:value="1.8853606" calcext:value-type="float">
            <text:p>1.8853606</text:p>
          </table:table-cell>
          <table:table-cell table:formula="of:=[.H12]*[.$H$1]" office:value-type="float" office:value="9.800806" calcext:value-type="float">
            <text:p>9.800806</text:p>
          </table:table-cell>
          <table:table-cell table:formula="of:=[.I12]*[.$H$1]" office:value-type="float" office:value="1.1157346" calcext:value-type="float">
            <text:p>1.1157346</text:p>
          </table:table-cell>
          <table:table-cell table:formula="of:=[.J12]*[.$H$1]" office:value-type="float" office:value="9.946166" calcext:value-type="float">
            <text:p>9.946166</text:p>
          </table:table-cell>
          <table:table-cell table:formula="of:=[.K12]*[.$H$1]" office:value-type="float" office:value="0" calcext:value-type="float">
            <text:p>0</text:p>
          </table:table-cell>
          <table:table-cell table:formula="of:=[.L12]*[.$H$1]" office:value-type="float" office:value="2.0662924" calcext:value-type="float">
            <text:p>2.0662924</text:p>
          </table:table-cell>
          <table:table-cell table:formula="of:=[.M12]*[.$H$1]" office:value-type="float" office:value="1.4525696" calcext:value-type="float">
            <text:p>1.4525696</text:p>
          </table:table-cell>
          <table:table-cell table:formula="of:=[.N12]*[.$H$1]" office:value-type="float" office:value="1.142272" calcext:value-type="float">
            <text:p>1.142272</text:p>
          </table:table-cell>
          <table:table-cell table:formula="of:=[.O12]*[.$H$1]" office:value-type="float" office:value="2.6266552" calcext:value-type="float">
            <text:p>2.6266552</text:p>
          </table:table-cell>
          <table:table-cell table:formula="of:=[.P12]*[.$H$1]" office:value-type="float" office:value="0.8661984" calcext:value-type="float">
            <text:p>0.8661984</text:p>
          </table:table-cell>
          <table:table-cell table:formula="of:=[.Q12]*[.$H$1]" office:value-type="float" office:value="1.269301" calcext:value-type="float">
            <text:p>1.269301</text:p>
          </table:table-cell>
          <table:table-cell table:formula="of:=[.R12]*[.$H$1]" office:value-type="float" office:value="0.8040018" calcext:value-type="float">
            <text:p>0.8040018</text:p>
          </table:table-cell>
          <table:table-cell table:formula="of:=[.S12]*[.$H$1]" office:value-type="float" office:value="9.860698" calcext:value-type="float">
            <text:p>9.860698</text:p>
          </table:table-cell>
          <table:table-cell table:formula="of:=[.T12]*[.$H$1]" office:value-type="float" office:value="4.4040538" calcext:value-type="float">
            <text:p>4.4040538</text:p>
          </table:table-cell>
          <table:table-cell table:formula="of:=[.U12]*[.$H$1]" office:value-type="float" office:value="0.4651014" calcext:value-type="float">
            <text:p>0.4651014</text:p>
          </table:table-cell>
          <table:table-cell table:formula="of:=[.V12]*[.$H$1]" office:value-type="float" office:value="0.8665756" calcext:value-type="float">
            <text:p>0.8665756</text:p>
          </table:table-cell>
          <table:table-cell table:formula="of:=[.W12]*[.$H$1]" office:value-type="float" office:value="1.8482248" calcext:value-type="float">
            <text:p>1.8482248</text:p>
          </table:table-cell>
          <table:table-cell table:formula="of:=[.X12]*[.$H$1]" office:value-type="float" office:value="1.820703" calcext:value-type="float">
            <text:p>1.820703</text:p>
          </table:table-cell>
          <table:table-cell table:formula="of:=[.Y12]*[.$H$1]" office:value-type="float" office:value="10.13748" calcext:value-type="float">
            <text:p>10.13748</text:p>
          </table:table-cell>
          <table:table-cell table:formula="of:=[.Z12]*[.$H$1]" office:value-type="float" office:value="3.8541054" calcext:value-type="float">
            <text:p>3.8541054</text:p>
          </table:table-cell>
          <table:table-cell table:formula="of:=[.AA12]*[.$H$1]" office:value-type="float" office:value="1.5539766" calcext:value-type="float">
            <text:p>1.5539766</text:p>
          </table:table-cell>
          <table:table-cell table:formula="of:=[.AB12]*[.$H$1]" office:value-type="float" office:value="3.0418006" calcext:value-type="float">
            <text:p>3.0418006</text:p>
          </table:table-cell>
          <table:table-cell table:formula="of:=[.AC12]*[.$H$1]" office:value-type="float" office:value="3.0418006" calcext:value-type="float">
            <text:p>3.0418006</text:p>
          </table:table-cell>
          <table:table-cell table:formula="of:=[.AD12]*[.$H$1]" office:value-type="float" office:value="0" calcext:value-type="float">
            <text:p>0</text:p>
          </table:table-cell>
          <table:table-cell table:formula="of:=[.AE12]*[.$H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33" table:formula="of:=[.V93]+[.F101]-[.F93]" office:value-type="float" office:value="0.36708" calcext:value-type="float">
            <text:p>0.367080</text:p>
          </table:table-cell>
          <table:table-cell table:style-name="ce34"/>
          <table:table-cell table:style-name="ce5" office:value-type="float" office:value="6" calcext:value-type="float">
            <text:p>6</text:p>
          </table:table-cell>
          <table:table-cell table:formula="of:=[.F13]*[.$H$1]" office:value-type="float" office:value="2.1595114" calcext:value-type="float">
            <text:p>2.1595114</text:p>
          </table:table-cell>
          <table:table-cell table:formula="of:=[.G13]*[.$H$1]" office:value-type="float" office:value="0.21825068" calcext:value-type="float">
            <text:p>0.21825068</text:p>
          </table:table-cell>
          <table:table-cell table:formula="of:=[.H13]*[.$H$1]" office:value-type="float" office:value="7.874694" calcext:value-type="float">
            <text:p>7.874694</text:p>
          </table:table-cell>
          <table:table-cell table:formula="of:=[.I13]*[.$H$1]" office:value-type="float" office:value="1.3636654" calcext:value-type="float">
            <text:p>1.3636654</text:p>
          </table:table-cell>
          <table:table-cell table:formula="of:=[.J13]*[.$H$1]" office:value-type="float" office:value="8.022998" calcext:value-type="float">
            <text:p>8.022998</text:p>
          </table:table-cell>
          <table:table-cell table:formula="of:=[.K13]*[.$H$1]" office:value-type="float" office:value="2.0662924" calcext:value-type="float">
            <text:p>2.0662924</text:p>
          </table:table-cell>
          <table:table-cell table:formula="of:=[.L13]*[.$H$1]" office:value-type="float" office:value="0" calcext:value-type="float">
            <text:p>0</text:p>
          </table:table-cell>
          <table:table-cell table:formula="of:=[.M13]*[.$H$1]" office:value-type="float" office:value="1.9725536" calcext:value-type="float">
            <text:p>1.9725536</text:p>
          </table:table-cell>
          <table:table-cell table:formula="of:=[.N13]*[.$H$1]" office:value-type="float" office:value="1.349847" calcext:value-type="float">
            <text:p>1.349847</text:p>
          </table:table-cell>
          <table:table-cell table:formula="of:=[.O13]*[.$H$1]" office:value-type="float" office:value="1.487571" calcext:value-type="float">
            <text:p>1.487571</text:p>
          </table:table-cell>
          <table:table-cell table:formula="of:=[.P13]*[.$H$1]" office:value-type="float" office:value="1.216976" calcext:value-type="float">
            <text:p>1.216976</text:p>
          </table:table-cell>
          <table:table-cell table:formula="of:=[.Q13]*[.$H$1]" office:value-type="float" office:value="1.1769606" calcext:value-type="float">
            <text:p>1.1769606</text:p>
          </table:table-cell>
          <table:table-cell table:formula="of:=[.R13]*[.$H$1]" office:value-type="float" office:value="1.8940408" calcext:value-type="float">
            <text:p>1.8940408</text:p>
          </table:table-cell>
          <table:table-cell table:formula="of:=[.S13]*[.$H$1]" office:value-type="float" office:value="7.92649" calcext:value-type="float">
            <text:p>7.92649</text:p>
          </table:table-cell>
          <table:table-cell table:formula="of:=[.T13]*[.$H$1]" office:value-type="float" office:value="2.9750776" calcext:value-type="float">
            <text:p>2.9750776</text:p>
          </table:table-cell>
          <table:table-cell table:formula="of:=[.U13]*[.$H$1]" office:value-type="float" office:value="1.6237908" calcext:value-type="float">
            <text:p>1.6237908</text:p>
          </table:table-cell>
          <table:table-cell table:formula="of:=[.V13]*[.$H$1]" office:value-type="float" office:value="1.214607" calcext:value-type="float">
            <text:p>1.214607</text:p>
          </table:table-cell>
          <table:table-cell table:formula="of:=[.W13]*[.$H$1]" office:value-type="float" office:value="1.4234884" calcext:value-type="float">
            <text:p>1.4234884</text:p>
          </table:table-cell>
          <table:table-cell table:formula="of:=[.X13]*[.$H$1]" office:value-type="float" office:value="0.41526546" calcext:value-type="float">
            <text:p>0.41526546</text:p>
          </table:table-cell>
          <table:table-cell table:formula="of:=[.Y13]*[.$H$1]" office:value-type="float" office:value="8.184044" calcext:value-type="float">
            <text:p>8.184044</text:p>
          </table:table-cell>
          <table:table-cell table:formula="of:=[.Z13]*[.$H$1]" office:value-type="float" office:value="2.1434988" calcext:value-type="float">
            <text:p>2.1434988</text:p>
          </table:table-cell>
          <table:table-cell table:formula="of:=[.AA13]*[.$H$1]" office:value-type="float" office:value="0.5608366" calcext:value-type="float">
            <text:p>0.5608366</text:p>
          </table:table-cell>
          <table:table-cell table:formula="of:=[.AB13]*[.$H$1]" office:value-type="float" office:value="1.632425" calcext:value-type="float">
            <text:p>1.632425</text:p>
          </table:table-cell>
          <table:table-cell table:formula="of:=[.AC13]*[.$H$1]" office:value-type="float" office:value="1.632425" calcext:value-type="float">
            <text:p>1.632425</text:p>
          </table:table-cell>
          <table:table-cell table:formula="of:=[.AD13]*[.$H$1]" office:value-type="float" office:value="0" calcext:value-type="float">
            <text:p>0</text:p>
          </table:table-cell>
          <table:table-cell table:formula="of:=[.AE13]*[.$H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4"/>
          <table:table-cell table:style-name="ce5" office:value-type="float" office:value="7" calcext:value-type="float">
            <text:p>7</text:p>
          </table:table-cell>
          <table:table-cell table:formula="of:=[.F14]*[.$H$1]" office:value-type="float" office:value="1.3919968" calcext:value-type="float">
            <text:p>1.3919968</text:p>
          </table:table-cell>
          <table:table-cell table:formula="of:=[.G14]*[.$H$1]" office:value-type="float" office:value="1.7578854" calcext:value-type="float">
            <text:p>1.7578854</text:p>
          </table:table-cell>
          <table:table-cell table:formula="of:=[.H14]*[.$H$1]" office:value-type="float" office:value="8.865626" calcext:value-type="float">
            <text:p>8.865626</text:p>
          </table:table-cell>
          <table:table-cell table:formula="of:=[.I14]*[.$H$1]" office:value-type="float" office:value="0.7009664" calcext:value-type="float">
            <text:p>0.7009664</text:p>
          </table:table-cell>
          <table:table-cell table:formula="of:=[.J14]*[.$H$1]" office:value-type="float" office:value="9.005098" calcext:value-type="float">
            <text:p>9.005098</text:p>
          </table:table-cell>
          <table:table-cell table:formula="of:=[.K14]*[.$H$1]" office:value-type="float" office:value="1.4525696" calcext:value-type="float">
            <text:p>1.4525696</text:p>
          </table:table-cell>
          <table:table-cell table:formula="of:=[.L14]*[.$H$1]" office:value-type="float" office:value="1.9725536" calcext:value-type="float">
            <text:p>1.9725536</text:p>
          </table:table-cell>
          <table:table-cell table:formula="of:=[.M14]*[.$H$1]" office:value-type="float" office:value="0" calcext:value-type="float">
            <text:p>0</text:p>
          </table:table-cell>
          <table:table-cell table:formula="of:=[.N14]*[.$H$1]" office:value-type="float" office:value="0.6991954" calcext:value-type="float">
            <text:p>0.6991954</text:p>
          </table:table-cell>
          <table:table-cell table:formula="of:=[.O14]*[.$H$1]" office:value-type="float" office:value="1.573384" calcext:value-type="float">
            <text:p>1.573384</text:p>
          </table:table-cell>
          <table:table-cell table:formula="of:=[.P14]*[.$H$1]" office:value-type="float" office:value="1.2182594" calcext:value-type="float">
            <text:p>1.2182594</text:p>
          </table:table-cell>
          <table:table-cell table:formula="of:=[.Q14]*[.$H$1]" office:value-type="float" office:value="0.8257092" calcext:value-type="float">
            <text:p>0.8257092</text:p>
          </table:table-cell>
          <table:table-cell table:formula="of:=[.R14]*[.$H$1]" office:value-type="float" office:value="2.0778384" calcext:value-type="float">
            <text:p>2.0778384</text:p>
          </table:table-cell>
          <table:table-cell table:formula="of:=[.S14]*[.$H$1]" office:value-type="float" office:value="8.936236" calcext:value-type="float">
            <text:p>8.936236</text:p>
          </table:table-cell>
          <table:table-cell table:formula="of:=[.T14]*[.$H$1]" office:value-type="float" office:value="3.2287124" calcext:value-type="float">
            <text:p>3.2287124</text:p>
          </table:table-cell>
          <table:table-cell table:formula="of:=[.U14]*[.$H$1]" office:value-type="float" office:value="1.4569672" calcext:value-type="float">
            <text:p>1.4569672</text:p>
          </table:table-cell>
          <table:table-cell table:formula="of:=[.V14]*[.$H$1]" office:value-type="float" office:value="1.2263554" calcext:value-type="float">
            <text:p>1.2263554</text:p>
          </table:table-cell>
          <table:table-cell table:formula="of:=[.W14]*[.$H$1]" office:value-type="float" office:value="0.7714522" calcext:value-type="float">
            <text:p>0.7714522</text:p>
          </table:table-cell>
          <table:table-cell table:formula="of:=[.X14]*[.$H$1]" office:value-type="float" office:value="2.0230478" calcext:value-type="float">
            <text:p>2.0230478</text:p>
          </table:table-cell>
          <table:table-cell table:formula="of:=[.Y14]*[.$H$1]" office:value-type="float" office:value="9.239054" calcext:value-type="float">
            <text:p>9.239054</text:p>
          </table:table-cell>
          <table:table-cell table:formula="of:=[.Z14]*[.$H$1]" office:value-type="float" office:value="2.9248962" calcext:value-type="float">
            <text:p>2.9248962</text:p>
          </table:table-cell>
          <table:table-cell table:formula="of:=[.AA14]*[.$H$1]" office:value-type="float" office:value="1.7862076" calcext:value-type="float">
            <text:p>1.7862076</text:p>
          </table:table-cell>
          <table:table-cell table:formula="of:=[.AB14]*[.$H$1]" office:value-type="float" office:value="2.0360382" calcext:value-type="float">
            <text:p>2.0360382</text:p>
          </table:table-cell>
          <table:table-cell table:formula="of:=[.AC14]*[.$H$1]" office:value-type="float" office:value="2.0360382" calcext:value-type="float">
            <text:p>2.0360382</text:p>
          </table:table-cell>
          <table:table-cell table:formula="of:=[.AD14]*[.$H$1]" office:value-type="float" office:value="0" calcext:value-type="float">
            <text:p>0</text:p>
          </table:table-cell>
          <table:table-cell table:formula="of:=[.AE14]*[.$H$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34"/>
          <table:table-cell table:style-name="ce5" office:value-type="float" office:value="8" calcext:value-type="float">
            <text:p>8</text:p>
          </table:table-cell>
          <table:table-cell table:formula="of:=[.F15]*[.$H$1]" office:value-type="float" office:value="1.153841" calcext:value-type="float">
            <text:p>1.153841</text:p>
          </table:table-cell>
          <table:table-cell table:formula="of:=[.G15]*[.$H$1]" office:value-type="float" office:value="1.1316736" calcext:value-type="float">
            <text:p>1.1316736</text:p>
          </table:table-cell>
          <table:table-cell table:formula="of:=[.H15]*[.$H$1]" office:value-type="float" office:value="8.724682" calcext:value-type="float">
            <text:p>8.724682</text:p>
          </table:table-cell>
          <table:table-cell table:formula="of:=[.I15]*[.$H$1]" office:value-type="float" office:value="0.026853374" calcext:value-type="float">
            <text:p>0.026853374</text:p>
          </table:table-cell>
          <table:table-cell table:formula="of:=[.J15]*[.$H$1]" office:value-type="float" office:value="8.868202" calcext:value-type="float">
            <text:p>8.868202</text:p>
          </table:table-cell>
          <table:table-cell table:formula="of:=[.K15]*[.$H$1]" office:value-type="float" office:value="1.142272" calcext:value-type="float">
            <text:p>1.142272</text:p>
          </table:table-cell>
          <table:table-cell table:formula="of:=[.L15]*[.$H$1]" office:value-type="float" office:value="1.349847" calcext:value-type="float">
            <text:p>1.349847</text:p>
          </table:table-cell>
          <table:table-cell table:formula="of:=[.M15]*[.$H$1]" office:value-type="float" office:value="0.6991954" calcext:value-type="float">
            <text:p>0.6991954</text:p>
          </table:table-cell>
          <table:table-cell table:formula="of:=[.N15]*[.$H$1]" office:value-type="float" office:value="0" calcext:value-type="float">
            <text:p>0</text:p>
          </table:table-cell>
          <table:table-cell table:formula="of:=[.O15]*[.$H$1]" office:value-type="float" office:value="1.487065" calcext:value-type="float">
            <text:p>1.487065</text:p>
          </table:table-cell>
          <table:table-cell table:formula="of:=[.P15]*[.$H$1]" office:value-type="float" office:value="0.565041" calcext:value-type="float">
            <text:p>0.565041</text:p>
          </table:table-cell>
          <table:table-cell table:formula="of:=[.Q15]*[.$H$1]" office:value-type="float" office:value="0.18402254" calcext:value-type="float">
            <text:p>0.18402254</text:p>
          </table:table-cell>
          <table:table-cell table:formula="of:=[.R15]*[.$H$1]" office:value-type="float" office:value="1.5456046" calcext:value-type="float">
            <text:p>1.5456046</text:p>
          </table:table-cell>
          <table:table-cell table:formula="of:=[.S15]*[.$H$1]" office:value-type="float" office:value="8.788392" calcext:value-type="float">
            <text:p>8.788392</text:p>
          </table:table-cell>
          <table:table-cell table:formula="of:=[.T15]*[.$H$1]" office:value-type="float" office:value="3.2625776" calcext:value-type="float">
            <text:p>3.2625776</text:p>
          </table:table-cell>
          <table:table-cell table:formula="of:=[.U15]*[.$H$1]" office:value-type="float" office:value="0.9404148" calcext:value-type="float">
            <text:p>0.9404148</text:p>
          </table:table-cell>
          <table:table-cell table:formula="of:=[.V15]*[.$H$1]" office:value-type="float" office:value="0.572815" calcext:value-type="float">
            <text:p>0.572815</text:p>
          </table:table-cell>
          <table:table-cell table:formula="of:=[.W15]*[.$H$1]" office:value-type="float" office:value="0.7165098" calcext:value-type="float">
            <text:p>0.7165098</text:p>
          </table:table-cell>
          <table:table-cell table:formula="of:=[.X15]*[.$H$1]" office:value-type="float" office:value="1.3404584" calcext:value-type="float">
            <text:p>1.3404584</text:p>
          </table:table-cell>
          <table:table-cell table:formula="of:=[.Y15]*[.$H$1]" office:value-type="float" office:value="9.07511" calcext:value-type="float">
            <text:p>9.07511</text:p>
          </table:table-cell>
          <table:table-cell table:formula="of:=[.Z15]*[.$H$1]" office:value-type="float" office:value="2.7541902" calcext:value-type="float">
            <text:p>2.7541902</text:p>
          </table:table-cell>
          <table:table-cell table:formula="of:=[.AA15]*[.$H$1]" office:value-type="float" office:value="1.0928542" calcext:value-type="float">
            <text:p>1.0928542</text:p>
          </table:table-cell>
          <table:table-cell table:formula="of:=[.AB15]*[.$H$1]" office:value-type="float" office:value="1.9134712" calcext:value-type="float">
            <text:p>1.9134712</text:p>
          </table:table-cell>
          <table:table-cell table:formula="of:=[.AC15]*[.$H$1]" office:value-type="float" office:value="1.9134712" calcext:value-type="float">
            <text:p>1.9134712</text:p>
          </table:table-cell>
          <table:table-cell table:formula="of:=[.AD15]*[.$H$1]" office:value-type="float" office:value="0" calcext:value-type="float">
            <text:p>0</text:p>
          </table:table-cell>
          <table:table-cell table:formula="of:=[.AE15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5" office:value-type="float" office:value="9" calcext:value-type="float">
            <text:p>9</text:p>
          </table:table-cell>
          <table:table-cell table:formula="of:=[.F16]*[.$H$1]" office:value-type="float" office:value="2.6405012" calcext:value-type="float">
            <text:p>2.6405012</text:p>
          </table:table-cell>
          <table:table-cell table:formula="of:=[.G16]*[.$H$1]" office:value-type="float" office:value="1.3970844" calcext:value-type="float">
            <text:p>1.3970844</text:p>
          </table:table-cell>
          <table:table-cell table:formula="of:=[.H16]*[.$H$1]" office:value-type="float" office:value="7.303282" calcext:value-type="float">
            <text:p>7.303282</text:p>
          </table:table-cell>
          <table:table-cell table:formula="of:=[.I16]*[.$H$1]" office:value-type="float" office:value="1.5138692" calcext:value-type="float">
            <text:p>1.5138692</text:p>
          </table:table-cell>
          <table:table-cell table:formula="of:=[.J16]*[.$H$1]" office:value-type="float" office:value="7.444088" calcext:value-type="float">
            <text:p>7.444088</text:p>
          </table:table-cell>
          <table:table-cell table:formula="of:=[.K16]*[.$H$1]" office:value-type="float" office:value="2.6266552" calcext:value-type="float">
            <text:p>2.6266552</text:p>
          </table:table-cell>
          <table:table-cell table:formula="of:=[.L16]*[.$H$1]" office:value-type="float" office:value="1.487571" calcext:value-type="float">
            <text:p>1.487571</text:p>
          </table:table-cell>
          <table:table-cell table:formula="of:=[.M16]*[.$H$1]" office:value-type="float" office:value="1.573384" calcext:value-type="float">
            <text:p>1.573384</text:p>
          </table:table-cell>
          <table:table-cell table:formula="of:=[.N16]*[.$H$1]" office:value-type="float" office:value="1.487065" calcext:value-type="float">
            <text:p>1.487065</text:p>
          </table:table-cell>
          <table:table-cell table:formula="of:=[.O16]*[.$H$1]" office:value-type="float" office:value="0" calcext:value-type="float">
            <text:p>0</text:p>
          </table:table-cell>
          <table:table-cell table:formula="of:=[.P16]*[.$H$1]" office:value-type="float" office:value="1.88439" calcext:value-type="float">
            <text:p>1.88439</text:p>
          </table:table-cell>
          <table:table-cell table:formula="of:=[.Q16]*[.$H$1]" office:value-type="float" office:value="1.3616414" calcext:value-type="float">
            <text:p>1.3616414</text:p>
          </table:table-cell>
          <table:table-cell table:formula="of:=[.R16]*[.$H$1]" office:value-type="float" office:value="2.8878524" calcext:value-type="float">
            <text:p>2.8878524</text:p>
          </table:table-cell>
          <table:table-cell table:formula="of:=[.S16]*[.$H$1]" office:value-type="float" office:value="7.372006" calcext:value-type="float">
            <text:p>7.372006</text:p>
          </table:table-cell>
          <table:table-cell table:formula="of:=[.T16]*[.$H$1]" office:value-type="float" office:value="1.7786176" calcext:value-type="float">
            <text:p>1.7786176</text:p>
          </table:table-cell>
          <table:table-cell table:formula="of:=[.U16]*[.$H$1]" office:value-type="float" office:value="2.3564236" calcext:value-type="float">
            <text:p>2.3564236</text:p>
          </table:table-cell>
          <table:table-cell table:formula="of:=[.V16]*[.$H$1]" office:value-type="float" office:value="1.8890268" calcext:value-type="float">
            <text:p>1.8890268</text:p>
          </table:table-cell>
          <table:table-cell table:formula="of:=[.W16]*[.$H$1]" office:value-type="float" office:value="0.8339294" calcext:value-type="float">
            <text:p>0.8339294</text:p>
          </table:table-cell>
          <table:table-cell table:formula="of:=[.X16]*[.$H$1]" office:value-type="float" office:value="1.835722" calcext:value-type="float">
            <text:p>1.835722</text:p>
          </table:table-cell>
          <table:table-cell table:formula="of:=[.Y16]*[.$H$1]" office:value-type="float" office:value="7.671098" calcext:value-type="float">
            <text:p>7.671098</text:p>
          </table:table-cell>
          <table:table-cell table:formula="of:=[.Z16]*[.$H$1]" office:value-type="float" office:value="1.3519078" calcext:value-type="float">
            <text:p>1.3519078</text:p>
          </table:table-cell>
          <table:table-cell table:formula="of:=[.AA16]*[.$H$1]" office:value-type="float" office:value="1.794299" calcext:value-type="float">
            <text:p>1.794299</text:p>
          </table:table-cell>
          <table:table-cell table:formula="of:=[.AB16]*[.$H$1]" office:value-type="float" office:value="0.4626542" calcext:value-type="float">
            <text:p>0.4626542</text:p>
          </table:table-cell>
          <table:table-cell table:formula="of:=[.AC16]*[.$H$1]" office:value-type="float" office:value="0.4626542" calcext:value-type="float">
            <text:p>0.4626542</text:p>
          </table:table-cell>
          <table:table-cell table:formula="of:=[.AD16]*[.$H$1]" office:value-type="float" office:value="0" calcext:value-type="float">
            <text:p>0</text:p>
          </table:table-cell>
          <table:table-cell table:formula="of:=[.AE16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office:value-type="float" office:value="10" calcext:value-type="float">
            <text:p>10</text:p>
          </table:table-cell>
          <table:table-cell table:formula="of:=[.F17]*[.$H$1]" office:value-type="float" office:value="0.9466524" calcext:value-type="float">
            <text:p>0.9466524</text:p>
          </table:table-cell>
          <table:table-cell table:formula="of:=[.G17]*[.$H$1]" office:value-type="float" office:value="1.025524" calcext:value-type="float">
            <text:p>1.025524</text:p>
          </table:table-cell>
          <table:table-cell table:formula="of:=[.H17]*[.$H$1]" office:value-type="float" office:value="8.949806" calcext:value-type="float">
            <text:p>8.949806</text:p>
          </table:table-cell>
          <table:table-cell table:formula="of:=[.I17]*[.$H$1]" office:value-type="float" office:value="0.5505326" calcext:value-type="float">
            <text:p>0.5505326</text:p>
          </table:table-cell>
          <table:table-cell table:formula="of:=[.J17]*[.$H$1]" office:value-type="float" office:value="9.095856" calcext:value-type="float">
            <text:p>9.095856</text:p>
          </table:table-cell>
          <table:table-cell table:formula="of:=[.K17]*[.$H$1]" office:value-type="float" office:value="0.8661984" calcext:value-type="float">
            <text:p>0.8661984</text:p>
          </table:table-cell>
          <table:table-cell table:formula="of:=[.L17]*[.$H$1]" office:value-type="float" office:value="1.216976" calcext:value-type="float">
            <text:p>1.216976</text:p>
          </table:table-cell>
          <table:table-cell table:formula="of:=[.M17]*[.$H$1]" office:value-type="float" office:value="1.2182594" calcext:value-type="float">
            <text:p>1.2182594</text:p>
          </table:table-cell>
          <table:table-cell table:formula="of:=[.N17]*[.$H$1]" office:value-type="float" office:value="0.565041" calcext:value-type="float">
            <text:p>0.565041</text:p>
          </table:table-cell>
          <table:table-cell table:formula="of:=[.O17]*[.$H$1]" office:value-type="float" office:value="1.88439" calcext:value-type="float">
            <text:p>1.88439</text:p>
          </table:table-cell>
          <table:table-cell table:formula="of:=[.P17]*[.$H$1]" office:value-type="float" office:value="0" calcext:value-type="float">
            <text:p>0</text:p>
          </table:table-cell>
          <table:table-cell table:formula="of:=[.Q17]*[.$H$1]" office:value-type="float" office:value="0.5725344" calcext:value-type="float">
            <text:p>0.5725344</text:p>
          </table:table-cell>
          <table:table-cell table:formula="of:=[.R17]*[.$H$1]" office:value-type="float" office:value="1.0189782" calcext:value-type="float">
            <text:p>1.0189782</text:p>
          </table:table-cell>
          <table:table-cell table:formula="of:=[.S17]*[.$H$1]" office:value-type="float" office:value="9.008088" calcext:value-type="float">
            <text:p>9.008088</text:p>
          </table:table-cell>
          <table:table-cell table:formula="of:=[.T17]*[.$H$1]" office:value-type="float" office:value="3.6523034" calcext:value-type="float">
            <text:p>3.6523034</text:p>
          </table:table-cell>
          <table:table-cell table:formula="of:=[.U17]*[.$H$1]" office:value-type="float" office:value="0.4830644" calcext:value-type="float">
            <text:p>0.4830644</text:p>
          </table:table-cell>
          <table:table-cell table:formula="of:=[.V17]*[.$H$1]" office:value-type="float" office:value="0.0080937" calcext:value-type="float">
            <text:p>0.0080937</text:p>
          </table:table-cell>
          <table:table-cell table:formula="of:=[.W17]*[.$H$1]" office:value-type="float" office:value="1.2235954" calcext:value-type="float">
            <text:p>1.2235954</text:p>
          </table:table-cell>
          <table:table-cell table:formula="of:=[.X17]*[.$H$1]" office:value-type="float" office:value="1.0369136" calcext:value-type="float">
            <text:p>1.0369136</text:p>
          </table:table-cell>
          <table:table-cell table:formula="of:=[.Y17]*[.$H$1]" office:value-type="float" office:value="9.281374" calcext:value-type="float">
            <text:p>9.281374</text:p>
          </table:table-cell>
          <table:table-cell table:formula="of:=[.Z17]*[.$H$1]" office:value-type="float" office:value="3.0284192" calcext:value-type="float">
            <text:p>3.0284192</text:p>
          </table:table-cell>
          <table:table-cell table:formula="of:=[.AA17]*[.$H$1]" office:value-type="float" office:value="0.759483" calcext:value-type="float">
            <text:p>0.759483</text:p>
          </table:table-cell>
          <table:table-cell table:formula="of:=[.AB17]*[.$H$1]" office:value-type="float" office:value="2.259083" calcext:value-type="float">
            <text:p>2.259083</text:p>
          </table:table-cell>
          <table:table-cell table:formula="of:=[.AC17]*[.$H$1]" office:value-type="float" office:value="2.259083" calcext:value-type="float">
            <text:p>2.259083</text:p>
          </table:table-cell>
          <table:table-cell table:formula="of:=[.AD17]*[.$H$1]" office:value-type="float" office:value="0" calcext:value-type="float">
            <text:p>0</text:p>
          </table:table-cell>
          <table:table-cell table:formula="of:=[.AE17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office:value-type="float" office:value="11" calcext:value-type="float">
            <text:p>11</text:p>
          </table:table-cell>
          <table:table-cell table:formula="of:=[.F18]*[.$H$1]" office:value-type="float" office:value="1.2957832" calcext:value-type="float">
            <text:p>1.2957832</text:p>
          </table:table-cell>
          <table:table-cell table:formula="of:=[.G18]*[.$H$1]" office:value-type="float" office:value="0.958801" calcext:value-type="float">
            <text:p>0.958801</text:p>
          </table:table-cell>
          <table:table-cell table:formula="of:=[.H18]*[.$H$1]" office:value-type="float" office:value="8.563866" calcext:value-type="float">
            <text:p>8.563866</text:p>
          </table:table-cell>
          <table:table-cell table:formula="of:=[.I18]*[.$H$1]" office:value-type="float" office:value="0.20508502" calcext:value-type="float">
            <text:p>0.20508502</text:p>
          </table:table-cell>
          <table:table-cell table:formula="of:=[.J18]*[.$H$1]" office:value-type="float" office:value="8.707892" calcext:value-type="float">
            <text:p>8.707892</text:p>
          </table:table-cell>
          <table:table-cell table:formula="of:=[.K18]*[.$H$1]" office:value-type="float" office:value="1.269301" calcext:value-type="float">
            <text:p>1.269301</text:p>
          </table:table-cell>
          <table:table-cell table:formula="of:=[.L18]*[.$H$1]" office:value-type="float" office:value="1.1769606" calcext:value-type="float">
            <text:p>1.1769606</text:p>
          </table:table-cell>
          <table:table-cell table:formula="of:=[.M18]*[.$H$1]" office:value-type="float" office:value="0.8257092" calcext:value-type="float">
            <text:p>0.8257092</text:p>
          </table:table-cell>
          <table:table-cell table:formula="of:=[.N18]*[.$H$1]" office:value-type="float" office:value="0.18402254" calcext:value-type="float">
            <text:p>0.18402254</text:p>
          </table:table-cell>
          <table:table-cell table:formula="of:=[.O18]*[.$H$1]" office:value-type="float" office:value="1.3616414" calcext:value-type="float">
            <text:p>1.3616414</text:p>
          </table:table-cell>
          <table:table-cell table:formula="of:=[.P18]*[.$H$1]" office:value-type="float" office:value="0.5725344" calcext:value-type="float">
            <text:p>0.5725344</text:p>
          </table:table-cell>
          <table:table-cell table:formula="of:=[.Q18]*[.$H$1]" office:value-type="float" office:value="0" calcext:value-type="float">
            <text:p>0</text:p>
          </table:table-cell>
          <table:table-cell table:formula="of:=[.R18]*[.$H$1]" office:value-type="float" office:value="1.5881086" calcext:value-type="float">
            <text:p>1.5881086</text:p>
          </table:table-cell>
          <table:table-cell table:formula="of:=[.S18]*[.$H$1]" office:value-type="float" office:value="8.626656" calcext:value-type="float">
            <text:p>8.626656</text:p>
          </table:table-cell>
          <table:table-cell table:formula="of:=[.T18]*[.$H$1]" office:value-type="float" office:value="3.1402406" calcext:value-type="float">
            <text:p>3.1402406</text:p>
          </table:table-cell>
          <table:table-cell table:formula="of:=[.U18]*[.$H$1]" office:value-type="float" office:value="1.0098886" calcext:value-type="float">
            <text:p>1.0098886</text:p>
          </table:table-cell>
          <table:table-cell table:formula="of:=[.V18]*[.$H$1]" office:value-type="float" office:value="0.5791906" calcext:value-type="float">
            <text:p>0.5791906</text:p>
          </table:table-cell>
          <table:table-cell table:formula="of:=[.W18]*[.$H$1]" office:value-type="float" office:value="0.6512036" calcext:value-type="float">
            <text:p>0.6512036</text:p>
          </table:table-cell>
          <table:table-cell table:formula="of:=[.X18]*[.$H$1]" office:value-type="float" office:value="1.1973386" calcext:value-type="float">
            <text:p>1.1973386</text:p>
          </table:table-cell>
          <table:table-cell table:formula="of:=[.Y18]*[.$H$1]" office:value-type="float" office:value="8.911166" calcext:value-type="float">
            <text:p>8.911166</text:p>
          </table:table-cell>
          <table:table-cell table:formula="of:=[.Z18]*[.$H$1]" office:value-type="float" office:value="2.5981996" calcext:value-type="float">
            <text:p>2.5981996</text:p>
          </table:table-cell>
          <table:table-cell table:formula="of:=[.AA18]*[.$H$1]" office:value-type="float" office:value="0.9648132" calcext:value-type="float">
            <text:p>0.9648132</text:p>
          </table:table-cell>
          <table:table-cell table:formula="of:=[.AB18]*[.$H$1]" office:value-type="float" office:value="1.7726882" calcext:value-type="float">
            <text:p>1.7726882</text:p>
          </table:table-cell>
          <table:table-cell table:formula="of:=[.AC18]*[.$H$1]" office:value-type="float" office:value="1.7726882" calcext:value-type="float">
            <text:p>1.7726882</text:p>
          </table:table-cell>
          <table:table-cell table:formula="of:=[.AD18]*[.$H$1]" office:value-type="float" office:value="0" calcext:value-type="float">
            <text:p>0</text:p>
          </table:table-cell>
          <table:table-cell table:formula="of:=[.AE18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office:value-type="float" office:value="12" calcext:value-type="float">
            <text:p>12</text:p>
          </table:table-cell>
          <table:table-cell table:formula="of:=[.F19]*[.$H$1]" office:value-type="float" office:value="0.94553" calcext:value-type="float">
            <text:p>0.94553</text:p>
          </table:table-cell>
          <table:table-cell table:formula="of:=[.G19]*[.$H$1]" office:value-type="float" office:value="1.7784244" calcext:value-type="float">
            <text:p>1.7784244</text:p>
          </table:table-cell>
          <table:table-cell table:formula="of:=[.H19]*[.$H$1]" office:value-type="float" office:value="9.76856" calcext:value-type="float">
            <text:p>9.76856</text:p>
          </table:table-cell>
          <table:table-cell table:formula="of:=[.I19]*[.$H$1]" office:value-type="float" office:value="1.524854" calcext:value-type="float">
            <text:p>1.524854</text:p>
          </table:table-cell>
          <table:table-cell table:formula="of:=[.J19]*[.$H$1]" office:value-type="float" office:value="9.916772" calcext:value-type="float">
            <text:p>9.916772</text:p>
          </table:table-cell>
          <table:table-cell table:formula="of:=[.K19]*[.$H$1]" office:value-type="float" office:value="0.8040018" calcext:value-type="float">
            <text:p>0.8040018</text:p>
          </table:table-cell>
          <table:table-cell table:formula="of:=[.L19]*[.$H$1]" office:value-type="float" office:value="1.8940408" calcext:value-type="float">
            <text:p>1.8940408</text:p>
          </table:table-cell>
          <table:table-cell table:formula="of:=[.M19]*[.$H$1]" office:value-type="float" office:value="2.0778384" calcext:value-type="float">
            <text:p>2.0778384</text:p>
          </table:table-cell>
          <table:table-cell table:formula="of:=[.N19]*[.$H$1]" office:value-type="float" office:value="1.5456046" calcext:value-type="float">
            <text:p>1.5456046</text:p>
          </table:table-cell>
          <table:table-cell table:formula="of:=[.O19]*[.$H$1]" office:value-type="float" office:value="2.8878524" calcext:value-type="float">
            <text:p>2.8878524</text:p>
          </table:table-cell>
          <table:table-cell table:formula="of:=[.P19]*[.$H$1]" office:value-type="float" office:value="1.0189782" calcext:value-type="float">
            <text:p>1.0189782</text:p>
          </table:table-cell>
          <table:table-cell table:formula="of:=[.Q19]*[.$H$1]" office:value-type="float" office:value="1.5881086" calcext:value-type="float">
            <text:p>1.5881086</text:p>
          </table:table-cell>
          <table:table-cell table:formula="of:=[.R19]*[.$H$1]" office:value-type="float" office:value="0" calcext:value-type="float">
            <text:p>0</text:p>
          </table:table-cell>
          <table:table-cell table:formula="of:=[.S19]*[.$H$1]" office:value-type="float" office:value="9.82054" calcext:value-type="float">
            <text:p>9.82054</text:p>
          </table:table-cell>
          <table:table-cell table:formula="of:=[.T19]*[.$H$1]" office:value-type="float" office:value="4.637674" calcext:value-type="float">
            <text:p>4.637674</text:p>
          </table:table-cell>
          <table:table-cell table:formula="of:=[.U19]*[.$H$1]" office:value-type="float" office:value="0.6229366" calcext:value-type="float">
            <text:p>0.6229366</text:p>
          </table:table-cell>
          <table:table-cell table:formula="of:=[.V19]*[.$H$1]" office:value-type="float" office:value="1.0130488" calcext:value-type="float">
            <text:p>1.0130488</text:p>
          </table:table-cell>
          <table:table-cell table:formula="of:=[.W19]*[.$H$1]" office:value-type="float" office:value="2.2385808" calcext:value-type="float">
            <text:p>2.2385808</text:p>
          </table:table-cell>
          <table:table-cell table:formula="of:=[.X19]*[.$H$1]" office:value-type="float" office:value="1.5318598" calcext:value-type="float">
            <text:p>1.5318598</text:p>
          </table:table-cell>
          <table:table-cell table:formula="of:=[.Y19]*[.$H$1]" office:value-type="float" office:value="10.07745" calcext:value-type="float">
            <text:p>10.07745</text:p>
          </table:table-cell>
          <table:table-cell table:formula="of:=[.Z19]*[.$H$1]" office:value-type="float" office:value="3.9455534" calcext:value-type="float">
            <text:p>3.9455534</text:p>
          </table:table-cell>
          <table:table-cell table:formula="of:=[.AA19]*[.$H$1]" office:value-type="float" office:value="1.3338344" calcext:value-type="float">
            <text:p>1.3338344</text:p>
          </table:table-cell>
          <table:table-cell table:formula="of:=[.AB19]*[.$H$1]" office:value-type="float" office:value="3.2356032" calcext:value-type="float">
            <text:p>3.2356032</text:p>
          </table:table-cell>
          <table:table-cell table:formula="of:=[.AC19]*[.$H$1]" office:value-type="float" office:value="3.2356032" calcext:value-type="float">
            <text:p>3.2356032</text:p>
          </table:table-cell>
          <table:table-cell table:formula="of:=[.AD19]*[.$H$1]" office:value-type="float" office:value="0" calcext:value-type="float">
            <text:p>0</text:p>
          </table:table-cell>
          <table:table-cell table:formula="of:=[.AE19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office:value-type="float" office:value="13" calcext:value-type="float">
            <text:p>13</text:p>
          </table:table-cell>
          <table:table-cell table:formula="of:=[.F20]*[.$H$1]" office:value-type="float" office:value="9.911206" calcext:value-type="float">
            <text:p>9.911206</text:p>
          </table:table-cell>
          <table:table-cell table:formula="of:=[.G20]*[.$H$1]" office:value-type="float" office:value="8.052576" calcext:value-type="float">
            <text:p>8.052576</text:p>
          </table:table-cell>
          <table:table-cell table:formula="of:=[.H20]*[.$H$1]" office:value-type="float" office:value="0.11133656" calcext:value-type="float">
            <text:p>0.11133656</text:p>
          </table:table-cell>
          <table:table-cell table:formula="of:=[.I20]*[.$H$1]" office:value-type="float" office:value="8.814612" calcext:value-type="float">
            <text:p>8.814612</text:p>
          </table:table-cell>
          <table:table-cell table:formula="of:=[.J20]*[.$H$1]" office:value-type="float" office:value="0.16048802" calcext:value-type="float">
            <text:p>0.16048802</text:p>
          </table:table-cell>
          <table:table-cell table:formula="of:=[.K20]*[.$H$1]" office:value-type="float" office:value="9.860698" calcext:value-type="float">
            <text:p>9.860698</text:p>
          </table:table-cell>
          <table:table-cell table:formula="of:=[.L20]*[.$H$1]" office:value-type="float" office:value="7.92649" calcext:value-type="float">
            <text:p>7.92649</text:p>
          </table:table-cell>
          <table:table-cell table:formula="of:=[.M20]*[.$H$1]" office:value-type="float" office:value="8.936236" calcext:value-type="float">
            <text:p>8.936236</text:p>
          </table:table-cell>
          <table:table-cell table:formula="of:=[.N20]*[.$H$1]" office:value-type="float" office:value="8.788392" calcext:value-type="float">
            <text:p>8.788392</text:p>
          </table:table-cell>
          <table:table-cell table:formula="of:=[.O20]*[.$H$1]" office:value-type="float" office:value="7.372006" calcext:value-type="float">
            <text:p>7.372006</text:p>
          </table:table-cell>
          <table:table-cell table:formula="of:=[.P20]*[.$H$1]" office:value-type="float" office:value="9.008088" calcext:value-type="float">
            <text:p>9.008088</text:p>
          </table:table-cell>
          <table:table-cell table:formula="of:=[.Q20]*[.$H$1]" office:value-type="float" office:value="8.626656" calcext:value-type="float">
            <text:p>8.626656</text:p>
          </table:table-cell>
          <table:table-cell table:formula="of:=[.R20]*[.$H$1]" office:value-type="float" office:value="9.82054" calcext:value-type="float">
            <text:p>9.82054</text:p>
          </table:table-cell>
          <table:table-cell table:formula="of:=[.S20]*[.$H$1]" office:value-type="float" office:value="0" calcext:value-type="float">
            <text:p>0</text:p>
          </table:table-cell>
          <table:table-cell table:formula="of:=[.T20]*[.$H$1]" office:value-type="float" office:value="5.799496" calcext:value-type="float">
            <text:p>5.799496</text:p>
          </table:table-cell>
          <table:table-cell table:formula="of:=[.U20]*[.$H$1]" office:value-type="float" office:value="9.479634" calcext:value-type="float">
            <text:p>9.479634</text:p>
          </table:table-cell>
          <table:table-cell table:formula="of:=[.V20]*[.$H$1]" office:value-type="float" office:value="9.009238" calcext:value-type="float">
            <text:p>9.009238</text:p>
          </table:table-cell>
          <table:table-cell table:formula="of:=[.W20]*[.$H$1]" office:value-type="float" office:value="8.20387" calcext:value-type="float">
            <text:p>8.20387</text:p>
          </table:table-cell>
          <table:table-cell table:formula="of:=[.X20]*[.$H$1]" office:value-type="float" office:value="8.302172" calcext:value-type="float">
            <text:p>8.302172</text:p>
          </table:table-cell>
          <table:table-cell table:formula="of:=[.Y20]*[.$H$1]" office:value-type="float" office:value="0.36389864" calcext:value-type="float">
            <text:p>0.36389864</text:p>
          </table:table-cell>
          <table:table-cell table:formula="of:=[.Z20]*[.$H$1]" office:value-type="float" office:value="6.039064" calcext:value-type="float">
            <text:p>6.039064</text:p>
          </table:table-cell>
          <table:table-cell table:formula="of:=[.AA20]*[.$H$1]" office:value-type="float" office:value="8.486862" calcext:value-type="float">
            <text:p>8.486862</text:p>
          </table:table-cell>
          <table:table-cell table:formula="of:=[.AB20]*[.$H$1]" office:value-type="float" office:value="6.91265" calcext:value-type="float">
            <text:p>6.91265</text:p>
          </table:table-cell>
          <table:table-cell table:formula="of:=[.AC20]*[.$H$1]" office:value-type="float" office:value="6.91265" calcext:value-type="float">
            <text:p>6.91265</text:p>
          </table:table-cell>
          <table:table-cell table:formula="of:=[.AD20]*[.$H$1]" office:value-type="float" office:value="0" calcext:value-type="float">
            <text:p>0</text:p>
          </table:table-cell>
          <table:table-cell table:formula="of:=[.AE20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office:value-type="float" office:value="14" calcext:value-type="float">
            <text:p>14</text:p>
          </table:table-cell>
          <table:table-cell table:formula="of:=[.F21]*[.$H$1]" office:value-type="float" office:value="4.4134746" calcext:value-type="float">
            <text:p>4.4134746</text:p>
          </table:table-cell>
          <table:table-cell table:formula="of:=[.G21]*[.$H$1]" office:value-type="float" office:value="2.9770602" calcext:value-type="float">
            <text:p>2.9770602</text:p>
          </table:table-cell>
          <table:table-cell table:formula="of:=[.H21]*[.$H$1]" office:value-type="float" office:value="5.720284" calcext:value-type="float">
            <text:p>5.720284</text:p>
          </table:table-cell>
          <table:table-cell table:formula="of:=[.I21]*[.$H$1]" office:value-type="float" office:value="3.2892714" calcext:value-type="float">
            <text:p>3.2892714</text:p>
          </table:table-cell>
          <table:table-cell table:formula="of:=[.J21]*[.$H$1]" office:value-type="float" office:value="5.853316" calcext:value-type="float">
            <text:p>5.853316</text:p>
          </table:table-cell>
          <table:table-cell table:formula="of:=[.K21]*[.$H$1]" office:value-type="float" office:value="4.4040538" calcext:value-type="float">
            <text:p>4.4040538</text:p>
          </table:table-cell>
          <table:table-cell table:formula="of:=[.L21]*[.$H$1]" office:value-type="float" office:value="2.9750776" calcext:value-type="float">
            <text:p>2.9750776</text:p>
          </table:table-cell>
          <table:table-cell table:formula="of:=[.M21]*[.$H$1]" office:value-type="float" office:value="3.2287124" calcext:value-type="float">
            <text:p>3.2287124</text:p>
          </table:table-cell>
          <table:table-cell table:formula="of:=[.N21]*[.$H$1]" office:value-type="float" office:value="3.2625776" calcext:value-type="float">
            <text:p>3.2625776</text:p>
          </table:table-cell>
          <table:table-cell table:formula="of:=[.O21]*[.$H$1]" office:value-type="float" office:value="1.7786176" calcext:value-type="float">
            <text:p>1.7786176</text:p>
          </table:table-cell>
          <table:table-cell table:formula="of:=[.P21]*[.$H$1]" office:value-type="float" office:value="3.6523034" calcext:value-type="float">
            <text:p>3.6523034</text:p>
          </table:table-cell>
          <table:table-cell table:formula="of:=[.Q21]*[.$H$1]" office:value-type="float" office:value="3.1402406" calcext:value-type="float">
            <text:p>3.1402406</text:p>
          </table:table-cell>
          <table:table-cell table:formula="of:=[.R21]*[.$H$1]" office:value-type="float" office:value="4.637674" calcext:value-type="float">
            <text:p>4.637674</text:p>
          </table:table-cell>
          <table:table-cell table:formula="of:=[.S21]*[.$H$1]" office:value-type="float" office:value="5.799496" calcext:value-type="float">
            <text:p>5.799496</text:p>
          </table:table-cell>
          <table:table-cell table:formula="of:=[.T21]*[.$H$1]" office:value-type="float" office:value="0" calcext:value-type="float">
            <text:p>0</text:p>
          </table:table-cell>
          <table:table-cell table:formula="of:=[.U21]*[.$H$1]" office:value-type="float" office:value="4.1295304" calcext:value-type="float">
            <text:p>4.1295304</text:p>
          </table:table-cell>
          <table:table-cell table:formula="of:=[.V21]*[.$H$1]" office:value-type="float" office:value="3.6564296" calcext:value-type="float">
            <text:p>3.6564296</text:p>
          </table:table-cell>
          <table:table-cell table:formula="of:=[.W21]*[.$H$1]" office:value-type="float" office:value="2.5773156" calcext:value-type="float">
            <text:p>2.5773156</text:p>
          </table:table-cell>
          <table:table-cell table:formula="of:=[.X21]*[.$H$1]" office:value-type="float" office:value="3.3843902" calcext:value-type="float">
            <text:p>3.3843902</text:p>
          </table:table-cell>
          <table:table-cell table:formula="of:=[.Y21]*[.$H$1]" office:value-type="float" office:value="6.122508" calcext:value-type="float">
            <text:p>6.122508</text:p>
          </table:table-cell>
          <table:table-cell table:formula="of:=[.Z21]*[.$H$1]" office:value-type="float" office:value="0.9816906" calcext:value-type="float">
            <text:p>0.9816906</text:p>
          </table:table-cell>
          <table:table-cell table:formula="of:=[.AA21]*[.$H$1]" office:value-type="float" office:value="3.4307766" calcext:value-type="float">
            <text:p>3.4307766</text:p>
          </table:table-cell>
          <table:table-cell table:formula="of:=[.AB21]*[.$H$1]" office:value-type="float" office:value="1.4029218" calcext:value-type="float">
            <text:p>1.4029218</text:p>
          </table:table-cell>
          <table:table-cell table:formula="of:=[.AC21]*[.$H$1]" office:value-type="float" office:value="1.4029218" calcext:value-type="float">
            <text:p>1.4029218</text:p>
          </table:table-cell>
          <table:table-cell table:formula="of:=[.AD21]*[.$H$1]" office:value-type="float" office:value="0" calcext:value-type="float">
            <text:p>0</text:p>
          </table:table-cell>
          <table:table-cell table:formula="of:=[.AE21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office:value-type="float" office:value="15" calcext:value-type="float">
            <text:p>15</text:p>
          </table:table-cell>
          <table:table-cell table:formula="of:=[.F22]*[.$H$1]" office:value-type="float" office:value="0.5892554" calcext:value-type="float">
            <text:p>0.5892554</text:p>
          </table:table-cell>
          <table:table-cell table:formula="of:=[.G22]*[.$H$1]" office:value-type="float" office:value="1.4547914" calcext:value-type="float">
            <text:p>1.4547914</text:p>
          </table:table-cell>
          <table:table-cell table:formula="of:=[.H22]*[.$H$1]" office:value-type="float" office:value="9.42241" calcext:value-type="float">
            <text:p>9.42241</text:p>
          </table:table-cell>
          <table:table-cell table:formula="of:=[.I22]*[.$H$1]" office:value-type="float" office:value="0.917769" calcext:value-type="float">
            <text:p>0.917769</text:p>
          </table:table-cell>
          <table:table-cell table:formula="of:=[.J22]*[.$H$1]" office:value-type="float" office:value="9.568828" calcext:value-type="float">
            <text:p>9.568828</text:p>
          </table:table-cell>
          <table:table-cell table:formula="of:=[.K22]*[.$H$1]" office:value-type="float" office:value="0.4651014" calcext:value-type="float">
            <text:p>0.4651014</text:p>
          </table:table-cell>
          <table:table-cell table:formula="of:=[.L22]*[.$H$1]" office:value-type="float" office:value="1.6237908" calcext:value-type="float">
            <text:p>1.6237908</text:p>
          </table:table-cell>
          <table:table-cell table:formula="of:=[.M22]*[.$H$1]" office:value-type="float" office:value="1.4569672" calcext:value-type="float">
            <text:p>1.4569672</text:p>
          </table:table-cell>
          <table:table-cell table:formula="of:=[.N22]*[.$H$1]" office:value-type="float" office:value="0.9404148" calcext:value-type="float">
            <text:p>0.9404148</text:p>
          </table:table-cell>
          <table:table-cell table:formula="of:=[.O22]*[.$H$1]" office:value-type="float" office:value="2.3564236" calcext:value-type="float">
            <text:p>2.3564236</text:p>
          </table:table-cell>
          <table:table-cell table:formula="of:=[.P22]*[.$H$1]" office:value-type="float" office:value="0.4830644" calcext:value-type="float">
            <text:p>0.4830644</text:p>
          </table:table-cell>
          <table:table-cell table:formula="of:=[.Q22]*[.$H$1]" office:value-type="float" office:value="1.0098886" calcext:value-type="float">
            <text:p>1.0098886</text:p>
          </table:table-cell>
          <table:table-cell table:formula="of:=[.R22]*[.$H$1]" office:value-type="float" office:value="0.6229366" calcext:value-type="float">
            <text:p>0.6229366</text:p>
          </table:table-cell>
          <table:table-cell table:formula="of:=[.S22]*[.$H$1]" office:value-type="float" office:value="9.479634" calcext:value-type="float">
            <text:p>9.479634</text:p>
          </table:table-cell>
          <table:table-cell table:formula="of:=[.T22]*[.$H$1]" office:value-type="float" office:value="4.1295304" calcext:value-type="float">
            <text:p>4.1295304</text:p>
          </table:table-cell>
          <table:table-cell table:formula="of:=[.U22]*[.$H$1]" office:value-type="float" office:value="0" calcext:value-type="float">
            <text:p>0</text:p>
          </table:table-cell>
          <table:table-cell table:formula="of:=[.V22]*[.$H$1]" office:value-type="float" office:value="0.4802078" calcext:value-type="float">
            <text:p>0.4802078</text:p>
          </table:table-cell>
          <table:table-cell table:formula="of:=[.W22]*[.$H$1]" office:value-type="float" office:value="1.649744" calcext:value-type="float">
            <text:p>1.649744</text:p>
          </table:table-cell>
          <table:table-cell table:formula="of:=[.X22]*[.$H$1]" office:value-type="float" office:value="1.3589366" calcext:value-type="float">
            <text:p>1.3589366</text:p>
          </table:table-cell>
          <table:table-cell table:formula="of:=[.Y22]*[.$H$1]" office:value-type="float" office:value="9.750022" calcext:value-type="float">
            <text:p>9.750022</text:p>
          </table:table-cell>
          <table:table-cell table:formula="of:=[.Z22]*[.$H$1]" office:value-type="float" office:value="3.5106648" calcext:value-type="float">
            <text:p>3.5106648</text:p>
          </table:table-cell>
          <table:table-cell table:formula="of:=[.AA22]*[.$H$1]" office:value-type="float" office:value="1.0961892" calcext:value-type="float">
            <text:p>1.0961892</text:p>
          </table:table-cell>
          <table:table-cell table:formula="of:=[.AB22]*[.$H$1]" office:value-type="float" office:value="2.7398198" calcext:value-type="float">
            <text:p>2.7398198</text:p>
          </table:table-cell>
          <table:table-cell table:formula="of:=[.AC22]*[.$H$1]" office:value-type="float" office:value="2.7398198" calcext:value-type="float">
            <text:p>2.7398198</text:p>
          </table:table-cell>
          <table:table-cell table:formula="of:=[.AD22]*[.$H$1]" office:value-type="float" office:value="0" calcext:value-type="float">
            <text:p>0</text:p>
          </table:table-cell>
          <table:table-cell table:formula="of:=[.AE22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16" calcext:value-type="float">
            <text:p>16</text:p>
          </table:table-cell>
          <table:table-cell table:formula="of:=[.F23]*[.$H$1]" office:value-type="float" office:value="0.948106" calcext:value-type="float">
            <text:p>0.948106</text:p>
          </table:table-cell>
          <table:table-cell table:formula="of:=[.G23]*[.$H$1]" office:value-type="float" office:value="1.0238956" calcext:value-type="float">
            <text:p>1.0238956</text:p>
          </table:table-cell>
          <table:table-cell table:formula="of:=[.H23]*[.$H$1]" office:value-type="float" office:value="8.951048" calcext:value-type="float">
            <text:p>8.951048</text:p>
          </table:table-cell>
          <table:table-cell table:formula="of:=[.I23]*[.$H$1]" office:value-type="float" office:value="0.5583894" calcext:value-type="float">
            <text:p>0.5583894</text:p>
          </table:table-cell>
          <table:table-cell table:formula="of:=[.J23]*[.$H$1]" office:value-type="float" office:value="9.097144" calcext:value-type="float">
            <text:p>9.097144</text:p>
          </table:table-cell>
          <table:table-cell table:formula="of:=[.K23]*[.$H$1]" office:value-type="float" office:value="0.8665756" calcext:value-type="float">
            <text:p>0.8665756</text:p>
          </table:table-cell>
          <table:table-cell table:formula="of:=[.L23]*[.$H$1]" office:value-type="float" office:value="1.214607" calcext:value-type="float">
            <text:p>1.214607</text:p>
          </table:table-cell>
          <table:table-cell table:formula="of:=[.M23]*[.$H$1]" office:value-type="float" office:value="1.2263554" calcext:value-type="float">
            <text:p>1.2263554</text:p>
          </table:table-cell>
          <table:table-cell table:formula="of:=[.N23]*[.$H$1]" office:value-type="float" office:value="0.572815" calcext:value-type="float">
            <text:p>0.572815</text:p>
          </table:table-cell>
          <table:table-cell table:formula="of:=[.O23]*[.$H$1]" office:value-type="float" office:value="1.8890268" calcext:value-type="float">
            <text:p>1.8890268</text:p>
          </table:table-cell>
          <table:table-cell table:formula="of:=[.P23]*[.$H$1]" office:value-type="float" office:value="0.0080937" calcext:value-type="float">
            <text:p>0.0080937</text:p>
          </table:table-cell>
          <table:table-cell table:formula="of:=[.Q23]*[.$H$1]" office:value-type="float" office:value="0.5791906" calcext:value-type="float">
            <text:p>0.5791906</text:p>
          </table:table-cell>
          <table:table-cell table:formula="of:=[.R23]*[.$H$1]" office:value-type="float" office:value="1.0130488" calcext:value-type="float">
            <text:p>1.0130488</text:p>
          </table:table-cell>
          <table:table-cell table:formula="of:=[.S23]*[.$H$1]" office:value-type="float" office:value="9.009238" calcext:value-type="float">
            <text:p>9.009238</text:p>
          </table:table-cell>
          <table:table-cell table:formula="of:=[.T23]*[.$H$1]" office:value-type="float" office:value="3.6564296" calcext:value-type="float">
            <text:p>3.6564296</text:p>
          </table:table-cell>
          <table:table-cell table:formula="of:=[.U23]*[.$H$1]" office:value-type="float" office:value="0.4802078" calcext:value-type="float">
            <text:p>0.4802078</text:p>
          </table:table-cell>
          <table:table-cell table:formula="of:=[.V23]*[.$H$1]" office:value-type="float" office:value="0" calcext:value-type="float">
            <text:p>0</text:p>
          </table:table-cell>
          <table:table-cell table:formula="of:=[.W23]*[.$H$1]" office:value-type="float" office:value="1.2301642" calcext:value-type="float">
            <text:p>1.2301642</text:p>
          </table:table-cell>
          <table:table-cell table:formula="of:=[.X23]*[.$H$1]" office:value-type="float" office:value="1.0321296" calcext:value-type="float">
            <text:p>1.0321296</text:p>
          </table:table-cell>
          <table:table-cell table:formula="of:=[.Y23]*[.$H$1]" office:value-type="float" office:value="9.282294" calcext:value-type="float">
            <text:p>9.282294</text:p>
          </table:table-cell>
          <table:table-cell table:formula="of:=[.Z23]*[.$H$1]" office:value-type="float" office:value="3.0308664" calcext:value-type="float">
            <text:p>3.0308664</text:p>
          </table:table-cell>
          <table:table-cell table:formula="of:=[.AA23]*[.$H$1]" office:value-type="float" office:value="0.7546806" calcext:value-type="float">
            <text:p>0.7546806</text:p>
          </table:table-cell>
          <table:table-cell table:formula="of:=[.AB23]*[.$H$1]" office:value-type="float" office:value="2.262809" calcext:value-type="float">
            <text:p>2.262809</text:p>
          </table:table-cell>
          <table:table-cell table:formula="of:=[.AC23]*[.$H$1]" office:value-type="float" office:value="2.262809" calcext:value-type="float">
            <text:p>2.262809</text:p>
          </table:table-cell>
          <table:table-cell table:formula="of:=[.AD23]*[.$H$1]" office:value-type="float" office:value="0" calcext:value-type="float">
            <text:p>0</text:p>
          </table:table-cell>
          <table:table-cell table:formula="of:=[.AE23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17" calcext:value-type="float">
            <text:p>17</text:p>
          </table:table-cell>
          <table:table-cell table:formula="of:=[.F24]*[.$H$1]" office:value-type="float" office:value="1.8440342" calcext:value-type="float">
            <text:p>1.8440342</text:p>
          </table:table-cell>
          <table:table-cell table:formula="of:=[.G24]*[.$H$1]" office:value-type="float" office:value="1.2359096" calcext:value-type="float">
            <text:p>1.2359096</text:p>
          </table:table-cell>
          <table:table-cell table:formula="of:=[.H24]*[.$H$1]" office:value-type="float" office:value="8.13579" calcext:value-type="float">
            <text:p>8.13579</text:p>
          </table:table-cell>
          <table:table-cell table:formula="of:=[.I24]*[.$H$1]" office:value-type="float" office:value="0.7415936" calcext:value-type="float">
            <text:p>0.7415936</text:p>
          </table:table-cell>
          <table:table-cell table:formula="of:=[.J24]*[.$H$1]" office:value-type="float" office:value="8.276918" calcext:value-type="float">
            <text:p>8.276918</text:p>
          </table:table-cell>
          <table:table-cell table:formula="of:=[.K24]*[.$H$1]" office:value-type="float" office:value="1.8482248" calcext:value-type="float">
            <text:p>1.8482248</text:p>
          </table:table-cell>
          <table:table-cell table:formula="of:=[.L24]*[.$H$1]" office:value-type="float" office:value="1.4234884" calcext:value-type="float">
            <text:p>1.4234884</text:p>
          </table:table-cell>
          <table:table-cell table:formula="of:=[.M24]*[.$H$1]" office:value-type="float" office:value="0.7714522" calcext:value-type="float">
            <text:p>0.7714522</text:p>
          </table:table-cell>
          <table:table-cell table:formula="of:=[.N24]*[.$H$1]" office:value-type="float" office:value="0.7165098" calcext:value-type="float">
            <text:p>0.7165098</text:p>
          </table:table-cell>
          <table:table-cell table:formula="of:=[.O24]*[.$H$1]" office:value-type="float" office:value="0.8339294" calcext:value-type="float">
            <text:p>0.8339294</text:p>
          </table:table-cell>
          <table:table-cell table:formula="of:=[.P24]*[.$H$1]" office:value-type="float" office:value="1.2235954" calcext:value-type="float">
            <text:p>1.2235954</text:p>
          </table:table-cell>
          <table:table-cell table:formula="of:=[.Q24]*[.$H$1]" office:value-type="float" office:value="0.6512036" calcext:value-type="float">
            <text:p>0.6512036</text:p>
          </table:table-cell>
          <table:table-cell table:formula="of:=[.R24]*[.$H$1]" office:value-type="float" office:value="2.2385808" calcext:value-type="float">
            <text:p>2.2385808</text:p>
          </table:table-cell>
          <table:table-cell table:formula="of:=[.S24]*[.$H$1]" office:value-type="float" office:value="8.20387" calcext:value-type="float">
            <text:p>8.20387</text:p>
          </table:table-cell>
          <table:table-cell table:formula="of:=[.T24]*[.$H$1]" office:value-type="float" office:value="2.5773156" calcext:value-type="float">
            <text:p>2.5773156</text:p>
          </table:table-cell>
          <table:table-cell table:formula="of:=[.U24]*[.$H$1]" office:value-type="float" office:value="1.649744" calcext:value-type="float">
            <text:p>1.649744</text:p>
          </table:table-cell>
          <table:table-cell table:formula="of:=[.V24]*[.$H$1]" office:value-type="float" office:value="1.2301642" calcext:value-type="float">
            <text:p>1.2301642</text:p>
          </table:table-cell>
          <table:table-cell table:formula="of:=[.W24]*[.$H$1]" office:value-type="float" office:value="0" calcext:value-type="float">
            <text:p>0</text:p>
          </table:table-cell>
          <table:table-cell table:formula="of:=[.X24]*[.$H$1]" office:value-type="float" office:value="1.6112282" calcext:value-type="float">
            <text:p>1.6112282</text:p>
          </table:table-cell>
          <table:table-cell table:formula="of:=[.Y24]*[.$H$1]" office:value-type="float" office:value="8.501214" calcext:value-type="float">
            <text:p>8.501214</text:p>
          </table:table-cell>
          <table:table-cell table:formula="of:=[.Z24]*[.$H$1]" office:value-type="float" office:value="2.1727686" calcext:value-type="float">
            <text:p>2.1727686</text:p>
          </table:table-cell>
          <table:table-cell table:formula="of:=[.AA24]*[.$H$1]" office:value-type="float" office:value="1.4489632" calcext:value-type="float">
            <text:p>1.4489632</text:p>
          </table:table-cell>
          <table:table-cell table:formula="of:=[.AB24]*[.$H$1]" office:value-type="float" office:value="1.2912338" calcext:value-type="float">
            <text:p>1.2912338</text:p>
          </table:table-cell>
          <table:table-cell table:formula="of:=[.AC24]*[.$H$1]" office:value-type="float" office:value="1.2912338" calcext:value-type="float">
            <text:p>1.2912338</text:p>
          </table:table-cell>
          <table:table-cell table:formula="of:=[.AD24]*[.$H$1]" office:value-type="float" office:value="0" calcext:value-type="float">
            <text:p>0</text:p>
          </table:table-cell>
          <table:table-cell table:formula="of:=[.AE24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18" calcext:value-type="float">
            <text:p>18</text:p>
          </table:table-cell>
          <table:table-cell table:formula="of:=[.F25]*[.$H$1]" office:value-type="float" office:value="1.9316458" calcext:value-type="float">
            <text:p>1.9316458</text:p>
          </table:table-cell>
          <table:table-cell table:formula="of:=[.G25]*[.$H$1]" office:value-type="float" office:value="0.43863944" calcext:value-type="float">
            <text:p>0.43863944</text:p>
          </table:table-cell>
          <table:table-cell table:formula="of:=[.H25]*[.$H$1]" office:value-type="float" office:value="8.252492" calcext:value-type="float">
            <text:p>8.252492</text:p>
          </table:table-cell>
          <table:table-cell table:formula="of:=[.I25]*[.$H$1]" office:value-type="float" office:value="1.346627" calcext:value-type="float">
            <text:p>1.346627</text:p>
          </table:table-cell>
          <table:table-cell table:formula="of:=[.J25]*[.$H$1]" office:value-type="float" office:value="8.401394" calcext:value-type="float">
            <text:p>8.401394</text:p>
          </table:table-cell>
          <table:table-cell table:formula="of:=[.K25]*[.$H$1]" office:value-type="float" office:value="1.820703" calcext:value-type="float">
            <text:p>1.820703</text:p>
          </table:table-cell>
          <table:table-cell table:formula="of:=[.L25]*[.$H$1]" office:value-type="float" office:value="0.41526546" calcext:value-type="float">
            <text:p>0.41526546</text:p>
          </table:table-cell>
          <table:table-cell table:formula="of:=[.M25]*[.$H$1]" office:value-type="float" office:value="2.0230478" calcext:value-type="float">
            <text:p>2.0230478</text:p>
          </table:table-cell>
          <table:table-cell table:formula="of:=[.N25]*[.$H$1]" office:value-type="float" office:value="1.3404584" calcext:value-type="float">
            <text:p>1.3404584</text:p>
          </table:table-cell>
          <table:table-cell table:formula="of:=[.O25]*[.$H$1]" office:value-type="float" office:value="1.835722" calcext:value-type="float">
            <text:p>1.835722</text:p>
          </table:table-cell>
          <table:table-cell table:formula="of:=[.P25]*[.$H$1]" office:value-type="float" office:value="1.0369136" calcext:value-type="float">
            <text:p>1.0369136</text:p>
          </table:table-cell>
          <table:table-cell table:formula="of:=[.Q25]*[.$H$1]" office:value-type="float" office:value="1.1973386" calcext:value-type="float">
            <text:p>1.1973386</text:p>
          </table:table-cell>
          <table:table-cell table:formula="of:=[.R25]*[.$H$1]" office:value-type="float" office:value="1.5318598" calcext:value-type="float">
            <text:p>1.5318598</text:p>
          </table:table-cell>
          <table:table-cell table:formula="of:=[.S25]*[.$H$1]" office:value-type="float" office:value="8.302172" calcext:value-type="float">
            <text:p>8.302172</text:p>
          </table:table-cell>
          <table:table-cell table:formula="of:=[.T25]*[.$H$1]" office:value-type="float" office:value="3.3843902" calcext:value-type="float">
            <text:p>3.3843902</text:p>
          </table:table-cell>
          <table:table-cell table:formula="of:=[.U25]*[.$H$1]" office:value-type="float" office:value="1.3589366" calcext:value-type="float">
            <text:p>1.3589366</text:p>
          </table:table-cell>
          <table:table-cell table:formula="of:=[.V25]*[.$H$1]" office:value-type="float" office:value="1.0321296" calcext:value-type="float">
            <text:p>1.0321296</text:p>
          </table:table-cell>
          <table:table-cell table:formula="of:=[.W25]*[.$H$1]" office:value-type="float" office:value="1.6112282" calcext:value-type="float">
            <text:p>1.6112282</text:p>
          </table:table-cell>
          <table:table-cell table:formula="of:=[.X25]*[.$H$1]" office:value-type="float" office:value="0" calcext:value-type="float">
            <text:p>0</text:p>
          </table:table-cell>
          <table:table-cell table:formula="of:=[.Y25]*[.$H$1]" office:value-type="float" office:value="8.55393" calcext:value-type="float">
            <text:p>8.55393</text:p>
          </table:table-cell>
          <table:table-cell table:formula="of:=[.Z25]*[.$H$1]" office:value-type="float" office:value="2.5586488" calcext:value-type="float">
            <text:p>2.5586488</text:p>
          </table:table-cell>
          <table:table-cell table:formula="of:=[.AA25]*[.$H$1]" office:value-type="float" office:value="0.27745544" calcext:value-type="float">
            <text:p>0.27745544</text:p>
          </table:table-cell>
          <table:table-cell table:formula="of:=[.AB25]*[.$H$1]" office:value-type="float" office:value="2.025679" calcext:value-type="float">
            <text:p>2.025679</text:p>
          </table:table-cell>
          <table:table-cell table:formula="of:=[.AC25]*[.$H$1]" office:value-type="float" office:value="2.025679" calcext:value-type="float">
            <text:p>2.025679</text:p>
          </table:table-cell>
          <table:table-cell table:formula="of:=[.AD25]*[.$H$1]" office:value-type="float" office:value="0" calcext:value-type="float">
            <text:p>0</text:p>
          </table:table-cell>
          <table:table-cell table:formula="of:=[.AE25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19" calcext:value-type="float">
            <text:p>19</text:p>
          </table:table-cell>
          <table:table-cell table:formula="of:=[.F26]*[.$H$1]" office:value-type="float" office:value="10.191208" calcext:value-type="float">
            <text:p>10.191208</text:p>
          </table:table-cell>
          <table:table-cell table:formula="of:=[.G26]*[.$H$1]" office:value-type="float" office:value="8.31565" calcext:value-type="float">
            <text:p>8.31565</text:p>
          </table:table-cell>
          <table:table-cell table:formula="of:=[.H26]*[.$H$1]" office:value-type="float" office:value="0.4719048" calcext:value-type="float">
            <text:p>0.4719048</text:p>
          </table:table-cell>
          <table:table-cell table:formula="of:=[.I26]*[.$H$1]" office:value-type="float" office:value="9.101146" calcext:value-type="float">
            <text:p>9.101146</text:p>
          </table:table-cell>
          <table:table-cell table:formula="of:=[.J26]*[.$H$1]" office:value-type="float" office:value="0.4209437" calcext:value-type="float">
            <text:p>0.4209437</text:p>
          </table:table-cell>
          <table:table-cell table:formula="of:=[.K26]*[.$H$1]" office:value-type="float" office:value="10.13748" calcext:value-type="float">
            <text:p>10.13748</text:p>
          </table:table-cell>
          <table:table-cell table:formula="of:=[.L26]*[.$H$1]" office:value-type="float" office:value="8.184044" calcext:value-type="float">
            <text:p>8.184044</text:p>
          </table:table-cell>
          <table:table-cell table:formula="of:=[.M26]*[.$H$1]" office:value-type="float" office:value="9.239054" calcext:value-type="float">
            <text:p>9.239054</text:p>
          </table:table-cell>
          <table:table-cell table:formula="of:=[.N26]*[.$H$1]" office:value-type="float" office:value="9.07511" calcext:value-type="float">
            <text:p>9.07511</text:p>
          </table:table-cell>
          <table:table-cell table:formula="of:=[.O26]*[.$H$1]" office:value-type="float" office:value="7.671098" calcext:value-type="float">
            <text:p>7.671098</text:p>
          </table:table-cell>
          <table:table-cell table:formula="of:=[.P26]*[.$H$1]" office:value-type="float" office:value="9.281374" calcext:value-type="float">
            <text:p>9.281374</text:p>
          </table:table-cell>
          <table:table-cell table:formula="of:=[.Q26]*[.$H$1]" office:value-type="float" office:value="8.911166" calcext:value-type="float">
            <text:p>8.911166</text:p>
          </table:table-cell>
          <table:table-cell table:formula="of:=[.R26]*[.$H$1]" office:value-type="float" office:value="10.07745" calcext:value-type="float">
            <text:p>10.07745</text:p>
          </table:table-cell>
          <table:table-cell table:formula="of:=[.S26]*[.$H$1]" office:value-type="float" office:value="0.36389864" calcext:value-type="float">
            <text:p>0.36389864</text:p>
          </table:table-cell>
          <table:table-cell table:formula="of:=[.T26]*[.$H$1]" office:value-type="float" office:value="6.122508" calcext:value-type="float">
            <text:p>6.122508</text:p>
          </table:table-cell>
          <table:table-cell table:formula="of:=[.U26]*[.$H$1]" office:value-type="float" office:value="9.750022" calcext:value-type="float">
            <text:p>9.750022</text:p>
          </table:table-cell>
          <table:table-cell table:formula="of:=[.V26]*[.$H$1]" office:value-type="float" office:value="9.282294" calcext:value-type="float">
            <text:p>9.282294</text:p>
          </table:table-cell>
          <table:table-cell table:formula="of:=[.W26]*[.$H$1]" office:value-type="float" office:value="8.501214" calcext:value-type="float">
            <text:p>8.501214</text:p>
          </table:table-cell>
          <table:table-cell table:formula="of:=[.X26]*[.$H$1]" office:value-type="float" office:value="8.55393" calcext:value-type="float">
            <text:p>8.55393</text:p>
          </table:table-cell>
          <table:table-cell table:formula="of:=[.Y26]*[.$H$1]" office:value-type="float" office:value="0" calcext:value-type="float">
            <text:p>0</text:p>
          </table:table-cell>
          <table:table-cell table:formula="of:=[.Z26]*[.$H$1]" office:value-type="float" office:value="6.331808" calcext:value-type="float">
            <text:p>6.331808</text:p>
          </table:table-cell>
          <table:table-cell table:formula="of:=[.AA26]*[.$H$1]" office:value-type="float" office:value="8.744876" calcext:value-type="float">
            <text:p>8.744876</text:p>
          </table:table-cell>
          <table:table-cell table:formula="of:=[.AB26]*[.$H$1]" office:value-type="float" office:value="7.210408" calcext:value-type="float">
            <text:p>7.210408</text:p>
          </table:table-cell>
          <table:table-cell table:formula="of:=[.AC26]*[.$H$1]" office:value-type="float" office:value="7.210408" calcext:value-type="float">
            <text:p>7.210408</text:p>
          </table:table-cell>
          <table:table-cell table:formula="of:=[.AD26]*[.$H$1]" office:value-type="float" office:value="0" calcext:value-type="float">
            <text:p>0</text:p>
          </table:table-cell>
          <table:table-cell table:formula="of:=[.AE26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20" calcext:value-type="float">
            <text:p>20</text:p>
          </table:table-cell>
          <table:table-cell table:formula="of:=[.F27]*[.$H$1]" office:value-type="float" office:value="3.8921198" calcext:value-type="float">
            <text:p>3.8921198</text:p>
          </table:table-cell>
          <table:table-cell table:formula="of:=[.G27]*[.$H$1]" office:value-type="float" office:value="2.192981" calcext:value-type="float">
            <text:p>2.192981</text:p>
          </table:table-cell>
          <table:table-cell table:formula="of:=[.H27]*[.$H$1]" office:value-type="float" office:value="5.973514" calcext:value-type="float">
            <text:p>5.973514</text:p>
          </table:table-cell>
          <table:table-cell table:formula="of:=[.I27]*[.$H$1]" office:value-type="float" office:value="2.7806494" calcext:value-type="float">
            <text:p>2.7806494</text:p>
          </table:table-cell>
          <table:table-cell table:formula="of:=[.J27]*[.$H$1]" office:value-type="float" office:value="6.116252" calcext:value-type="float">
            <text:p>6.116252</text:p>
          </table:table-cell>
          <table:table-cell table:formula="of:=[.K27]*[.$H$1]" office:value-type="float" office:value="3.8541054" calcext:value-type="float">
            <text:p>3.8541054</text:p>
          </table:table-cell>
          <table:table-cell table:formula="of:=[.L27]*[.$H$1]" office:value-type="float" office:value="2.1434988" calcext:value-type="float">
            <text:p>2.1434988</text:p>
          </table:table-cell>
          <table:table-cell table:formula="of:=[.M27]*[.$H$1]" office:value-type="float" office:value="2.9248962" calcext:value-type="float">
            <text:p>2.9248962</text:p>
          </table:table-cell>
          <table:table-cell table:formula="of:=[.N27]*[.$H$1]" office:value-type="float" office:value="2.7541902" calcext:value-type="float">
            <text:p>2.7541902</text:p>
          </table:table-cell>
          <table:table-cell table:formula="of:=[.O27]*[.$H$1]" office:value-type="float" office:value="1.3519078" calcext:value-type="float">
            <text:p>1.3519078</text:p>
          </table:table-cell>
          <table:table-cell table:formula="of:=[.P27]*[.$H$1]" office:value-type="float" office:value="3.0284192" calcext:value-type="float">
            <text:p>3.0284192</text:p>
          </table:table-cell>
          <table:table-cell table:formula="of:=[.Q27]*[.$H$1]" office:value-type="float" office:value="2.5981996" calcext:value-type="float">
            <text:p>2.5981996</text:p>
          </table:table-cell>
          <table:table-cell table:formula="of:=[.R27]*[.$H$1]" office:value-type="float" office:value="3.9455534" calcext:value-type="float">
            <text:p>3.9455534</text:p>
          </table:table-cell>
          <table:table-cell table:formula="of:=[.S27]*[.$H$1]" office:value-type="float" office:value="6.039064" calcext:value-type="float">
            <text:p>6.039064</text:p>
          </table:table-cell>
          <table:table-cell table:formula="of:=[.T27]*[.$H$1]" office:value-type="float" office:value="0.9816906" calcext:value-type="float">
            <text:p>0.9816906</text:p>
          </table:table-cell>
          <table:table-cell table:formula="of:=[.U27]*[.$H$1]" office:value-type="float" office:value="3.5106648" calcext:value-type="float">
            <text:p>3.5106648</text:p>
          </table:table-cell>
          <table:table-cell table:formula="of:=[.V27]*[.$H$1]" office:value-type="float" office:value="3.0308664" calcext:value-type="float">
            <text:p>3.0308664</text:p>
          </table:table-cell>
          <table:table-cell table:formula="of:=[.W27]*[.$H$1]" office:value-type="float" office:value="2.1727686" calcext:value-type="float">
            <text:p>2.1727686</text:p>
          </table:table-cell>
          <table:table-cell table:formula="of:=[.X27]*[.$H$1]" office:value-type="float" office:value="2.5586488" calcext:value-type="float">
            <text:p>2.5586488</text:p>
          </table:table-cell>
          <table:table-cell table:formula="of:=[.Y27]*[.$H$1]" office:value-type="float" office:value="6.331808" calcext:value-type="float">
            <text:p>6.331808</text:p>
          </table:table-cell>
          <table:table-cell table:formula="of:=[.Z27]*[.$H$1]" office:value-type="float" office:value="0" calcext:value-type="float">
            <text:p>0</text:p>
          </table:table-cell>
          <table:table-cell table:formula="of:=[.AA27]*[.$H$1]" office:value-type="float" office:value="2.6560354" calcext:value-type="float">
            <text:p>2.6560354</text:p>
          </table:table-cell>
          <table:table-cell table:formula="of:=[.AB27]*[.$H$1]" office:value-type="float" office:value="0.8896952" calcext:value-type="float">
            <text:p>0.8896952</text:p>
          </table:table-cell>
          <table:table-cell table:formula="of:=[.AC27]*[.$H$1]" office:value-type="float" office:value="0.8896952" calcext:value-type="float">
            <text:p>0.8896952</text:p>
          </table:table-cell>
          <table:table-cell table:formula="of:=[.AD27]*[.$H$1]" office:value-type="float" office:value="0" calcext:value-type="float">
            <text:p>0</text:p>
          </table:table-cell>
          <table:table-cell table:formula="of:=[.AE27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21" calcext:value-type="float">
            <text:p>21</text:p>
          </table:table-cell>
          <table:table-cell table:formula="of:=[.F28]*[.$H$1]" office:value-type="float" office:value="1.6610876" calcext:value-type="float">
            <text:p>1.6610876</text:p>
          </table:table-cell>
          <table:table-cell table:formula="of:=[.G28]*[.$H$1]" office:value-type="float" office:value="0.4631004" calcext:value-type="float">
            <text:p>0.4631004</text:p>
          </table:table-cell>
          <table:table-cell table:formula="of:=[.H28]*[.$H$1]" office:value-type="float" office:value="8.434744" calcext:value-type="float">
            <text:p>8.434744</text:p>
          </table:table-cell>
          <table:table-cell table:formula="of:=[.I28]*[.$H$1]" office:value-type="float" office:value="1.0963594" calcext:value-type="float">
            <text:p>1.0963594</text:p>
          </table:table-cell>
          <table:table-cell table:formula="of:=[.J28]*[.$H$1]" office:value-type="float" office:value="8.582956" calcext:value-type="float">
            <text:p>8.582956</text:p>
          </table:table-cell>
          <table:table-cell table:formula="of:=[.K28]*[.$H$1]" office:value-type="float" office:value="1.5539766" calcext:value-type="float">
            <text:p>1.5539766</text:p>
          </table:table-cell>
          <table:table-cell table:formula="of:=[.L28]*[.$H$1]" office:value-type="float" office:value="0.5608366" calcext:value-type="float">
            <text:p>0.5608366</text:p>
          </table:table-cell>
          <table:table-cell table:formula="of:=[.M28]*[.$H$1]" office:value-type="float" office:value="1.7862076" calcext:value-type="float">
            <text:p>1.7862076</text:p>
          </table:table-cell>
          <table:table-cell table:formula="of:=[.N28]*[.$H$1]" office:value-type="float" office:value="1.0928542" calcext:value-type="float">
            <text:p>1.0928542</text:p>
          </table:table-cell>
          <table:table-cell table:formula="of:=[.O28]*[.$H$1]" office:value-type="float" office:value="1.794299" calcext:value-type="float">
            <text:p>1.794299</text:p>
          </table:table-cell>
          <table:table-cell table:formula="of:=[.P28]*[.$H$1]" office:value-type="float" office:value="0.759483" calcext:value-type="float">
            <text:p>0.759483</text:p>
          </table:table-cell>
          <table:table-cell table:formula="of:=[.Q28]*[.$H$1]" office:value-type="float" office:value="0.9648132" calcext:value-type="float">
            <text:p>0.9648132</text:p>
          </table:table-cell>
          <table:table-cell table:formula="of:=[.R28]*[.$H$1]" office:value-type="float" office:value="1.3338344" calcext:value-type="float">
            <text:p>1.3338344</text:p>
          </table:table-cell>
          <table:table-cell table:formula="of:=[.S28]*[.$H$1]" office:value-type="float" office:value="8.486862" calcext:value-type="float">
            <text:p>8.486862</text:p>
          </table:table-cell>
          <table:table-cell table:formula="of:=[.T28]*[.$H$1]" office:value-type="float" office:value="3.4307766" calcext:value-type="float">
            <text:p>3.4307766</text:p>
          </table:table-cell>
          <table:table-cell table:formula="of:=[.U28]*[.$H$1]" office:value-type="float" office:value="1.0961892" calcext:value-type="float">
            <text:p>1.0961892</text:p>
          </table:table-cell>
          <table:table-cell table:formula="of:=[.V28]*[.$H$1]" office:value-type="float" office:value="0.7546806" calcext:value-type="float">
            <text:p>0.7546806</text:p>
          </table:table-cell>
          <table:table-cell table:formula="of:=[.W28]*[.$H$1]" office:value-type="float" office:value="1.4489632" calcext:value-type="float">
            <text:p>1.4489632</text:p>
          </table:table-cell>
          <table:table-cell table:formula="of:=[.X28]*[.$H$1]" office:value-type="float" office:value="0.27745544" calcext:value-type="float">
            <text:p>0.27745544</text:p>
          </table:table-cell>
          <table:table-cell table:formula="of:=[.Y28]*[.$H$1]" office:value-type="float" office:value="8.744876" calcext:value-type="float">
            <text:p>8.744876</text:p>
          </table:table-cell>
          <table:table-cell table:formula="of:=[.Z28]*[.$H$1]" office:value-type="float" office:value="2.6560354" calcext:value-type="float">
            <text:p>2.6560354</text:p>
          </table:table-cell>
          <table:table-cell table:formula="of:=[.AA28]*[.$H$1]" office:value-type="float" office:value="0" calcext:value-type="float">
            <text:p>0</text:p>
          </table:table-cell>
          <table:table-cell table:formula="of:=[.AB28]*[.$H$1]" office:value-type="float" office:value="2.042975" calcext:value-type="float">
            <text:p>2.042975</text:p>
          </table:table-cell>
          <table:table-cell table:formula="of:=[.AC28]*[.$H$1]" office:value-type="float" office:value="2.042975" calcext:value-type="float">
            <text:p>2.042975</text:p>
          </table:table-cell>
          <table:table-cell table:formula="of:=[.AD28]*[.$H$1]" office:value-type="float" office:value="0" calcext:value-type="float">
            <text:p>0</text:p>
          </table:table-cell>
          <table:table-cell table:formula="of:=[.AE28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F29]*[.$H$1]" office:value-type="float" office:value="3.0654952" calcext:value-type="float">
            <text:p>3.0654952</text:p>
          </table:table-cell>
          <table:table-cell table:formula="of:=[.G29]*[.$H$1]" office:value-type="float" office:value="1.6006896" calcext:value-type="float">
            <text:p>1.6006896</text:p>
          </table:table-cell>
          <table:table-cell table:formula="of:=[.H29]*[.$H$1]" office:value-type="float" office:value="6.844662" calcext:value-type="float">
            <text:p>6.844662</text:p>
          </table:table-cell>
          <table:table-cell table:formula="of:=[.I29]*[.$H$1]" office:value-type="float" office:value="1.9402984" calcext:value-type="float">
            <text:p>1.9402984</text:p>
          </table:table-cell>
          <table:table-cell table:formula="of:=[.J29]*[.$H$1]" office:value-type="float" office:value="6.985974" calcext:value-type="float">
            <text:p>6.985974</text:p>
          </table:table-cell>
          <table:table-cell table:formula="of:=[.K29]*[.$H$1]" office:value-type="float" office:value="3.0418006" calcext:value-type="float">
            <text:p>3.0418006</text:p>
          </table:table-cell>
          <table:table-cell table:formula="of:=[.L29]*[.$H$1]" office:value-type="float" office:value="1.632425" calcext:value-type="float">
            <text:p>1.632425</text:p>
          </table:table-cell>
          <table:table-cell table:formula="of:=[.M29]*[.$H$1]" office:value-type="float" office:value="2.0360382" calcext:value-type="float">
            <text:p>2.0360382</text:p>
          </table:table-cell>
          <table:table-cell table:formula="of:=[.N29]*[.$H$1]" office:value-type="float" office:value="1.9134712" calcext:value-type="float">
            <text:p>1.9134712</text:p>
          </table:table-cell>
          <table:table-cell table:formula="of:=[.O29]*[.$H$1]" office:value-type="float" office:value="0.4626542" calcext:value-type="float">
            <text:p>0.4626542</text:p>
          </table:table-cell>
          <table:table-cell table:formula="of:=[.P29]*[.$H$1]" office:value-type="float" office:value="2.259083" calcext:value-type="float">
            <text:p>2.259083</text:p>
          </table:table-cell>
          <table:table-cell table:formula="of:=[.Q29]*[.$H$1]" office:value-type="float" office:value="1.7726882" calcext:value-type="float">
            <text:p>1.7726882</text:p>
          </table:table-cell>
          <table:table-cell table:formula="of:=[.R29]*[.$H$1]" office:value-type="float" office:value="3.2356032" calcext:value-type="float">
            <text:p>3.2356032</text:p>
          </table:table-cell>
          <table:table-cell table:formula="of:=[.S29]*[.$H$1]" office:value-type="float" office:value="6.91265" calcext:value-type="float">
            <text:p>6.91265</text:p>
          </table:table-cell>
          <table:table-cell table:formula="of:=[.T29]*[.$H$1]" office:value-type="float" office:value="1.4029218" calcext:value-type="float">
            <text:p>1.4029218</text:p>
          </table:table-cell>
          <table:table-cell table:formula="of:=[.U29]*[.$H$1]" office:value-type="float" office:value="2.7398198" calcext:value-type="float">
            <text:p>2.7398198</text:p>
          </table:table-cell>
          <table:table-cell table:formula="of:=[.V29]*[.$H$1]" office:value-type="float" office:value="2.262809" calcext:value-type="float">
            <text:p>2.262809</text:p>
          </table:table-cell>
          <table:table-cell table:formula="of:=[.W29]*[.$H$1]" office:value-type="float" office:value="1.2912338" calcext:value-type="float">
            <text:p>1.2912338</text:p>
          </table:table-cell>
          <table:table-cell table:formula="of:=[.X29]*[.$H$1]" office:value-type="float" office:value="2.025679" calcext:value-type="float">
            <text:p>2.025679</text:p>
          </table:table-cell>
          <table:table-cell table:formula="of:=[.Y29]*[.$H$1]" office:value-type="float" office:value="7.210408" calcext:value-type="float">
            <text:p>7.210408</text:p>
          </table:table-cell>
          <table:table-cell table:formula="of:=[.Z29]*[.$H$1]" office:value-type="float" office:value="0.8896952" calcext:value-type="float">
            <text:p>0.8896952</text:p>
          </table:table-cell>
          <table:table-cell table:formula="of:=[.AA29]*[.$H$1]" office:value-type="float" office:value="2.042975" calcext:value-type="float">
            <text:p>2.042975</text:p>
          </table:table-cell>
          <table:table-cell table:formula="of:=[.AB29]*[.$H$1]" office:value-type="float" office:value="0" calcext:value-type="float">
            <text:p>0</text:p>
          </table:table-cell>
          <table:table-cell table:formula="of:=[.AC29]*[.$H$1]" office:value-type="float" office:value="0" calcext:value-type="float">
            <text:p>0</text:p>
          </table:table-cell>
          <table:table-cell table:formula="of:=[.AD29]*[.$H$1]" office:value-type="float" office:value="0" calcext:value-type="float">
            <text:p>0</text:p>
          </table:table-cell>
          <table:table-cell table:formula="of:=[.AE29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F30]*[.$H$1]" office:value-type="float" office:value="3.0654952" calcext:value-type="float">
            <text:p>3.0654952</text:p>
          </table:table-cell>
          <table:table-cell table:formula="of:=[.G30]*[.$H$1]" office:value-type="float" office:value="1.6006896" calcext:value-type="float">
            <text:p>1.6006896</text:p>
          </table:table-cell>
          <table:table-cell table:formula="of:=[.H30]*[.$H$1]" office:value-type="float" office:value="6.844662" calcext:value-type="float">
            <text:p>6.844662</text:p>
          </table:table-cell>
          <table:table-cell table:formula="of:=[.I30]*[.$H$1]" office:value-type="float" office:value="1.9402984" calcext:value-type="float">
            <text:p>1.9402984</text:p>
          </table:table-cell>
          <table:table-cell table:formula="of:=[.J30]*[.$H$1]" office:value-type="float" office:value="6.985974" calcext:value-type="float">
            <text:p>6.985974</text:p>
          </table:table-cell>
          <table:table-cell table:formula="of:=[.K30]*[.$H$1]" office:value-type="float" office:value="3.0418006" calcext:value-type="float">
            <text:p>3.0418006</text:p>
          </table:table-cell>
          <table:table-cell table:formula="of:=[.L30]*[.$H$1]" office:value-type="float" office:value="1.632425" calcext:value-type="float">
            <text:p>1.632425</text:p>
          </table:table-cell>
          <table:table-cell table:formula="of:=[.M30]*[.$H$1]" office:value-type="float" office:value="2.0360382" calcext:value-type="float">
            <text:p>2.0360382</text:p>
          </table:table-cell>
          <table:table-cell table:formula="of:=[.N30]*[.$H$1]" office:value-type="float" office:value="1.9134712" calcext:value-type="float">
            <text:p>1.9134712</text:p>
          </table:table-cell>
          <table:table-cell table:formula="of:=[.O30]*[.$H$1]" office:value-type="float" office:value="0.4626542" calcext:value-type="float">
            <text:p>0.4626542</text:p>
          </table:table-cell>
          <table:table-cell table:formula="of:=[.P30]*[.$H$1]" office:value-type="float" office:value="2.259083" calcext:value-type="float">
            <text:p>2.259083</text:p>
          </table:table-cell>
          <table:table-cell table:formula="of:=[.Q30]*[.$H$1]" office:value-type="float" office:value="1.7726882" calcext:value-type="float">
            <text:p>1.7726882</text:p>
          </table:table-cell>
          <table:table-cell table:formula="of:=[.R30]*[.$H$1]" office:value-type="float" office:value="3.2356032" calcext:value-type="float">
            <text:p>3.2356032</text:p>
          </table:table-cell>
          <table:table-cell table:formula="of:=[.S30]*[.$H$1]" office:value-type="float" office:value="6.91265" calcext:value-type="float">
            <text:p>6.91265</text:p>
          </table:table-cell>
          <table:table-cell table:formula="of:=[.T30]*[.$H$1]" office:value-type="float" office:value="1.4029218" calcext:value-type="float">
            <text:p>1.4029218</text:p>
          </table:table-cell>
          <table:table-cell table:formula="of:=[.U30]*[.$H$1]" office:value-type="float" office:value="2.7398198" calcext:value-type="float">
            <text:p>2.7398198</text:p>
          </table:table-cell>
          <table:table-cell table:formula="of:=[.V30]*[.$H$1]" office:value-type="float" office:value="2.262809" calcext:value-type="float">
            <text:p>2.262809</text:p>
          </table:table-cell>
          <table:table-cell table:formula="of:=[.W30]*[.$H$1]" office:value-type="float" office:value="1.2912338" calcext:value-type="float">
            <text:p>1.2912338</text:p>
          </table:table-cell>
          <table:table-cell table:formula="of:=[.X30]*[.$H$1]" office:value-type="float" office:value="2.025679" calcext:value-type="float">
            <text:p>2.025679</text:p>
          </table:table-cell>
          <table:table-cell table:formula="of:=[.Y30]*[.$H$1]" office:value-type="float" office:value="7.210408" calcext:value-type="float">
            <text:p>7.210408</text:p>
          </table:table-cell>
          <table:table-cell table:formula="of:=[.Z30]*[.$H$1]" office:value-type="float" office:value="0.8896952" calcext:value-type="float">
            <text:p>0.8896952</text:p>
          </table:table-cell>
          <table:table-cell table:formula="of:=[.AA30]*[.$H$1]" office:value-type="float" office:value="2.042975" calcext:value-type="float">
            <text:p>2.042975</text:p>
          </table:table-cell>
          <table:table-cell table:formula="of:=[.AB30]*[.$H$1]" office:value-type="float" office:value="0" calcext:value-type="float">
            <text:p>0</text:p>
          </table:table-cell>
          <table:table-cell table:formula="of:=[.AC30]*[.$H$1]" office:value-type="float" office:value="0" calcext:value-type="float">
            <text:p>0</text:p>
          </table:table-cell>
          <table:table-cell table:formula="of:=[.AD30]*[.$H$1]" office:value-type="float" office:value="0" calcext:value-type="float">
            <text:p>0</text:p>
          </table:table-cell>
          <table:table-cell table:formula="of:=[.AE30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F31]*[.$H$1]" office:value-type="float" office:value="0" calcext:value-type="float">
            <text:p>0</text:p>
          </table:table-cell>
          <table:table-cell table:formula="of:=[.G31]*[.$H$1]" office:value-type="float" office:value="0" calcext:value-type="float">
            <text:p>0</text:p>
          </table:table-cell>
          <table:table-cell table:formula="of:=[.H31]*[.$H$1]" office:value-type="float" office:value="0" calcext:value-type="float">
            <text:p>0</text:p>
          </table:table-cell>
          <table:table-cell table:formula="of:=[.I31]*[.$H$1]" office:value-type="float" office:value="0" calcext:value-type="float">
            <text:p>0</text:p>
          </table:table-cell>
          <table:table-cell table:formula="of:=[.J31]*[.$H$1]" office:value-type="float" office:value="0" calcext:value-type="float">
            <text:p>0</text:p>
          </table:table-cell>
          <table:table-cell table:formula="of:=[.K31]*[.$H$1]" office:value-type="float" office:value="0" calcext:value-type="float">
            <text:p>0</text:p>
          </table:table-cell>
          <table:table-cell table:formula="of:=[.L31]*[.$H$1]" office:value-type="float" office:value="0" calcext:value-type="float">
            <text:p>0</text:p>
          </table:table-cell>
          <table:table-cell table:formula="of:=[.M31]*[.$H$1]" office:value-type="float" office:value="0" calcext:value-type="float">
            <text:p>0</text:p>
          </table:table-cell>
          <table:table-cell table:formula="of:=[.N31]*[.$H$1]" office:value-type="float" office:value="0" calcext:value-type="float">
            <text:p>0</text:p>
          </table:table-cell>
          <table:table-cell table:formula="of:=[.O31]*[.$H$1]" office:value-type="float" office:value="0" calcext:value-type="float">
            <text:p>0</text:p>
          </table:table-cell>
          <table:table-cell table:formula="of:=[.P31]*[.$H$1]" office:value-type="float" office:value="0" calcext:value-type="float">
            <text:p>0</text:p>
          </table:table-cell>
          <table:table-cell table:formula="of:=[.Q31]*[.$H$1]" office:value-type="float" office:value="0" calcext:value-type="float">
            <text:p>0</text:p>
          </table:table-cell>
          <table:table-cell table:formula="of:=[.R31]*[.$H$1]" office:value-type="float" office:value="0" calcext:value-type="float">
            <text:p>0</text:p>
          </table:table-cell>
          <table:table-cell table:formula="of:=[.S31]*[.$H$1]" office:value-type="float" office:value="0" calcext:value-type="float">
            <text:p>0</text:p>
          </table:table-cell>
          <table:table-cell table:formula="of:=[.T31]*[.$H$1]" office:value-type="float" office:value="0" calcext:value-type="float">
            <text:p>0</text:p>
          </table:table-cell>
          <table:table-cell table:formula="of:=[.U31]*[.$H$1]" office:value-type="float" office:value="0" calcext:value-type="float">
            <text:p>0</text:p>
          </table:table-cell>
          <table:table-cell table:formula="of:=[.V31]*[.$H$1]" office:value-type="float" office:value="0" calcext:value-type="float">
            <text:p>0</text:p>
          </table:table-cell>
          <table:table-cell table:formula="of:=[.W31]*[.$H$1]" office:value-type="float" office:value="0" calcext:value-type="float">
            <text:p>0</text:p>
          </table:table-cell>
          <table:table-cell table:formula="of:=[.X31]*[.$H$1]" office:value-type="float" office:value="0" calcext:value-type="float">
            <text:p>0</text:p>
          </table:table-cell>
          <table:table-cell table:formula="of:=[.Y31]*[.$H$1]" office:value-type="float" office:value="0" calcext:value-type="float">
            <text:p>0</text:p>
          </table:table-cell>
          <table:table-cell table:formula="of:=[.Z31]*[.$H$1]" office:value-type="float" office:value="0" calcext:value-type="float">
            <text:p>0</text:p>
          </table:table-cell>
          <table:table-cell table:formula="of:=[.AA31]*[.$H$1]" office:value-type="float" office:value="0" calcext:value-type="float">
            <text:p>0</text:p>
          </table:table-cell>
          <table:table-cell table:formula="of:=[.AB31]*[.$H$1]" office:value-type="float" office:value="0" calcext:value-type="float">
            <text:p>0</text:p>
          </table:table-cell>
          <table:table-cell table:formula="of:=[.AC31]*[.$H$1]" office:value-type="float" office:value="0" calcext:value-type="float">
            <text:p>0</text:p>
          </table:table-cell>
          <table:table-cell table:formula="of:=[.AD31]*[.$H$1]" office:value-type="float" office:value="0" calcext:value-type="float">
            <text:p>0</text:p>
          </table:table-cell>
          <table:table-cell table:formula="of:=[.AE31]*[.$H$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F32]*[.$H$1]" office:value-type="float" office:value="0" calcext:value-type="float">
            <text:p>0</text:p>
          </table:table-cell>
          <table:table-cell table:formula="of:=[.G32]*[.$H$1]" office:value-type="float" office:value="0" calcext:value-type="float">
            <text:p>0</text:p>
          </table:table-cell>
          <table:table-cell table:formula="of:=[.H32]*[.$H$1]" office:value-type="float" office:value="0" calcext:value-type="float">
            <text:p>0</text:p>
          </table:table-cell>
          <table:table-cell table:formula="of:=[.I32]*[.$H$1]" office:value-type="float" office:value="0" calcext:value-type="float">
            <text:p>0</text:p>
          </table:table-cell>
          <table:table-cell table:formula="of:=[.J32]*[.$H$1]" office:value-type="float" office:value="0" calcext:value-type="float">
            <text:p>0</text:p>
          </table:table-cell>
          <table:table-cell table:formula="of:=[.K32]*[.$H$1]" office:value-type="float" office:value="0" calcext:value-type="float">
            <text:p>0</text:p>
          </table:table-cell>
          <table:table-cell table:formula="of:=[.L32]*[.$H$1]" office:value-type="float" office:value="0" calcext:value-type="float">
            <text:p>0</text:p>
          </table:table-cell>
          <table:table-cell table:formula="of:=[.M32]*[.$H$1]" office:value-type="float" office:value="0" calcext:value-type="float">
            <text:p>0</text:p>
          </table:table-cell>
          <table:table-cell table:formula="of:=[.N32]*[.$H$1]" office:value-type="float" office:value="0" calcext:value-type="float">
            <text:p>0</text:p>
          </table:table-cell>
          <table:table-cell table:formula="of:=[.O32]*[.$H$1]" office:value-type="float" office:value="0" calcext:value-type="float">
            <text:p>0</text:p>
          </table:table-cell>
          <table:table-cell table:formula="of:=[.P32]*[.$H$1]" office:value-type="float" office:value="0" calcext:value-type="float">
            <text:p>0</text:p>
          </table:table-cell>
          <table:table-cell table:formula="of:=[.Q32]*[.$H$1]" office:value-type="float" office:value="0" calcext:value-type="float">
            <text:p>0</text:p>
          </table:table-cell>
          <table:table-cell table:formula="of:=[.R32]*[.$H$1]" office:value-type="float" office:value="0" calcext:value-type="float">
            <text:p>0</text:p>
          </table:table-cell>
          <table:table-cell table:formula="of:=[.S32]*[.$H$1]" office:value-type="float" office:value="0" calcext:value-type="float">
            <text:p>0</text:p>
          </table:table-cell>
          <table:table-cell table:formula="of:=[.T32]*[.$H$1]" office:value-type="float" office:value="0" calcext:value-type="float">
            <text:p>0</text:p>
          </table:table-cell>
          <table:table-cell table:formula="of:=[.U32]*[.$H$1]" office:value-type="float" office:value="0" calcext:value-type="float">
            <text:p>0</text:p>
          </table:table-cell>
          <table:table-cell table:formula="of:=[.V32]*[.$H$1]" office:value-type="float" office:value="0" calcext:value-type="float">
            <text:p>0</text:p>
          </table:table-cell>
          <table:table-cell table:formula="of:=[.W32]*[.$H$1]" office:value-type="float" office:value="0" calcext:value-type="float">
            <text:p>0</text:p>
          </table:table-cell>
          <table:table-cell table:formula="of:=[.X32]*[.$H$1]" office:value-type="float" office:value="0" calcext:value-type="float">
            <text:p>0</text:p>
          </table:table-cell>
          <table:table-cell table:formula="of:=[.Y32]*[.$H$1]" office:value-type="float" office:value="0" calcext:value-type="float">
            <text:p>0</text:p>
          </table:table-cell>
          <table:table-cell table:formula="of:=[.Z32]*[.$H$1]" office:value-type="float" office:value="0" calcext:value-type="float">
            <text:p>0</text:p>
          </table:table-cell>
          <table:table-cell table:formula="of:=[.AA32]*[.$H$1]" office:value-type="float" office:value="0" calcext:value-type="float">
            <text:p>0</text:p>
          </table:table-cell>
          <table:table-cell table:formula="of:=[.AB32]*[.$H$1]" office:value-type="float" office:value="0" calcext:value-type="float">
            <text:p>0</text:p>
          </table:table-cell>
          <table:table-cell table:formula="of:=[.AC32]*[.$H$1]" office:value-type="float" office:value="0" calcext:value-type="float">
            <text:p>0</text:p>
          </table:table-cell>
          <table:table-cell table:formula="of:=[.AD32]*[.$H$1]" office:value-type="float" office:value="0" calcext:value-type="float">
            <text:p>0</text:p>
          </table:table-cell>
          <table:table-cell table:formula="of:=[.AE32]*[.$H$1]" office:value-type="float" office:value="0" calcext:value-type="float">
            <text:p>0</text:p>
          </table:table-cell>
        </table:table-row>
        <table:table-row table:style-name="ro1" table:number-rows-repeated="30">
          <table:table-cell table:number-columns-repeated="31"/>
        </table:table-row>
        <table:table-row table:style-name="ro1">
          <table:table-cell/>
          <table:table-cell office:value-type="string" calcext:value-type="string">
            <text:p>4 - 9 - 14 - 1 - 6 - 18 - 3 - 8 - 27 - 2 - 7 - 23 - 0 - 5</text:p>
          </table:table-cell>
          <table:table-cell table:number-columns-repeated="29"/>
        </table:table-row>
        <table:table-row table:style-name="ro1" table:number-rows-repeated="3">
          <table:table-cell table:number-columns-repeated="6"/>
          <table:table-cell table:style-name="ce5"/>
          <table:table-cell table:number-columns-repeated="24"/>
        </table:table-row>
        <table:table-row table:style-name="ro1">
          <table:table-cell/>
          <table:table-cell office:value-type="string" calcext:value-type="string">
            <text:p>23 - 9 - 4 - 18 - 10 - 1 - 19 - 13 - 3 - 22 - 8 - 2 - 17 - 5 - 0 - 14 - 24</text:p>
          </table:table-cell>
          <table:table-cell table:number-columns-repeated="4"/>
          <table:table-cell table:style-name="ce5"/>
          <table:table-cell table:number-columns-repeated="24"/>
        </table:table-row>
        <table:table-row table:style-name="ro1">
          <table:table-cell table:number-columns-repeated="6"/>
          <table:table-cell table:style-name="ce5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</table:table>
      <table:table table:name="Sheet1" table:style-name="ta1">
        <table:table-column table:style-name="co4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16" table:default-cell-style-name="Default"/>
        <table:table-column table:style-name="co12" table:default-cell-style-name="Default"/>
        <table:table-column table:style-name="co4" table:number-columns-repeated="7" table:default-cell-style-name="Default"/>
        <table:table-column table:style-name="co13" table:default-cell-style-name="ce19"/>
        <table:table-column table:style-name="co2" table:number-columns-repeated="3" table:default-cell-style-name="ce19"/>
        <table:table-column table:style-name="co13" table:default-cell-style-name="ce19"/>
        <table:table-column table:style-name="co2" table:number-columns-repeated="3" table:default-cell-style-name="ce19"/>
        <table:table-column table:style-name="co13" table:default-cell-style-name="ce19"/>
        <table:table-column table:style-name="co14" table:default-cell-style-name="ce19"/>
        <table:table-column table:style-name="co2" table:default-cell-style-name="ce19"/>
        <table:table-column table:style-name="co14" table:default-cell-style-name="ce19"/>
        <table:table-column table:style-name="co2" table:number-columns-repeated="2" table:default-cell-style-name="ce19"/>
        <table:table-column table:style-name="co14" table:number-columns-repeated="2" table:default-cell-style-name="ce19"/>
        <table:table-column table:style-name="co13" table:default-cell-style-name="ce19"/>
        <table:table-column table:style-name="co14" table:default-cell-style-name="ce19"/>
        <table:table-column table:style-name="co2" table:default-cell-style-name="ce19"/>
        <table:table-column table:style-name="co14" table:number-columns-repeated="3" table:default-cell-style-name="ce19"/>
        <table:table-column table:style-name="co2" table:number-columns-repeated="3" table:default-cell-style-name="ce19"/>
        <table:table-column table:style-name="co14" table:number-columns-repeated="3" table:default-cell-style-name="ce19"/>
        <table:table-column table:style-name="co15" table:number-columns-repeated="2" table:default-cell-style-name="ce19"/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5/60" office:value-type="float" office:value="0.0833333333333333" calcext:value-type="float">
            <text:p>0.083333333333333</text:p>
          </table:table-cell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AF1]*2" office:value-type="float" office:value="0.166666666666667" calcext:value-type="float">
            <text:p>0.166666666666667</text:p>
          </table:table-cell>
          <table:table-cell table:style-name="ce5" office:value-type="string" calcext:value-type="string">
            <text:p>b(0):</text:p>
          </table:table-cell>
          <table:table-cell office:value-type="float" office:value="10.7833333333333" calcext:value-type="float">
            <text:p>10.7833333333333</text:p>
          </table:table-cell>
          <table:table-cell table:formula="of:=[.AH2]+[.AT36]" office:value-type="float" office:value="10.787723504065" calcext:value-type="float">
            <text:p>10.787723504065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.0000</text:p>
          </table:table-cell>
          <table:table-cell office:value-type="float" office:value="2.79172" calcext:value-type="float">
            <text:p>2.7917</text:p>
          </table:table-cell>
          <table:table-cell office:value-type="float" office:value="1.35989" calcext:value-type="float">
            <text:p>1.3599</text:p>
          </table:table-cell>
          <table:table-cell office:value-type="float" office:value="0.462275" calcext:value-type="float">
            <text:p>0.4623</text:p>
          </table:table-cell>
          <table:table-cell office:value-type="float" office:value="0.0832813" calcext:value-type="float">
            <text:p>0.0833</text:p>
          </table:table-cell>
          <table:table-cell office:value-type="float" office:value="3.64506" calcext:value-type="float">
            <text:p>3.6451</text:p>
          </table:table-cell>
          <table:table-cell office:value-type="float" office:value="0.443051" calcext:value-type="float">
            <text:p>0.4431</text:p>
          </table:table-cell>
          <table:table-cell table:style-name="ce20" office:value-type="float" office:value="0.179997" calcext:value-type="float">
            <text:p>0.179997</text:p>
          </table:table-cell>
          <table:table-cell office:value-type="float" office:value="2.21103" calcext:value-type="float">
            <text:p>2.2110</text:p>
          </table:table-cell>
          <table:table-cell office:value-type="float" office:value="2.44868" calcext:value-type="float">
            <text:p>2.4487</text:p>
          </table:table-cell>
          <table:table-cell office:value-type="float" office:value="0.802738" calcext:value-type="float">
            <text:p>0.8027</text:p>
          </table:table-cell>
          <table:table-cell office:value-type="float" office:value="1.51454" calcext:value-type="float">
            <text:p>1.5145</text:p>
          </table:table-cell>
          <table:table-cell office:value-type="float" office:value="2.73669" calcext:value-type="float">
            <text:p>2.7367</text:p>
          </table:table-cell>
          <table:table-cell office:value-type="float" office:value="0.132425" calcext:value-type="float">
            <text:p>0.1324</text:p>
          </table:table-cell>
          <table:table-cell office:value-type="float" office:value="7.49383" calcext:value-type="float">
            <text:p>7.4938</text:p>
          </table:table-cell>
          <table:table-cell office:value-type="float" office:value="7.70411" calcext:value-type="float">
            <text:p>7.7041</text:p>
          </table:table-cell>
          <table:table-cell office:value-type="float" office:value="2.29517" calcext:value-type="float">
            <text:p>2.2952</text:p>
          </table:table-cell>
          <table:table-cell office:value-type="float" office:value="18.8131" calcext:value-type="float">
            <text:p>18.8131</text:p>
          </table:table-cell>
          <table:table-cell office:value-type="float" office:value="3.64599" calcext:value-type="float">
            <text:p>3.6460</text:p>
          </table:table-cell>
          <table:table-cell office:value-type="float" office:value="6.75105" calcext:value-type="float">
            <text:p>6.7511</text:p>
          </table:table-cell>
          <table:table-cell office:value-type="float" office:value="6.6034" calcext:value-type="float">
            <text:p>6.6034</text:p>
          </table:table-cell>
          <table:table-cell office:value-type="float" office:value="2.6808" calcext:value-type="float">
            <text:p>2.6808</text:p>
          </table:table-cell>
          <table:table-cell office:value-type="float" office:value="3.25443" calcext:value-type="float">
            <text:p>3.2544</text:p>
          </table:table-cell>
          <table:table-cell office:value-type="float" office:value="0.503533" calcext:value-type="float">
            <text:p>0.5035</text:p>
          </table:table-cell>
          <table:table-cell office:value-type="float" office:value="3.64599" calcext:value-type="float">
            <text:p>3.6460</text:p>
          </table:table-cell>
          <table:table-cell office:value-type="float" office:value="6.04999" calcext:value-type="float">
            <text:p>6.0500</text:p>
          </table:table-cell>
          <table:table-cell table:number-columns-repeated="2" office:value-type="float" office:value="4.70653" calcext:value-type="float">
            <text:p>4.7065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1):</text:p>
          </table:table-cell>
          <table:table-cell office:value-type="float" office:value="9.81666666666667" calcext:value-type="float">
            <text:p>9.81666666666667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office:value-type="float" office:value="2.79172" calcext:value-type="float">
            <text:p>2.7917</text:p>
          </table:table-cell>
          <table:table-cell office:value-type="float" office:value="0" calcext:value-type="float">
            <text:p>0.0000</text:p>
          </table:table-cell>
          <table:table-cell office:value-type="float" office:value="2.31764" calcext:value-type="float">
            <text:p>2.3176</text:p>
          </table:table-cell>
          <table:table-cell office:value-type="float" office:value="2.44333" calcext:value-type="float">
            <text:p>2.4433</text:p>
          </table:table-cell>
          <table:table-cell office:value-type="float" office:value="2.87201" calcext:value-type="float">
            <text:p>2.8720</text:p>
          </table:table-cell>
          <table:table-cell office:value-type="float" office:value="1.99412" calcext:value-type="float">
            <text:p>1.9941</text:p>
          </table:table-cell>
          <table:table-cell office:value-type="float" office:value="2.59447" calcext:value-type="float">
            <text:p>2.5945</text:p>
          </table:table-cell>
          <table:table-cell office:value-type="float" office:value="2.65317" calcext:value-type="float">
            <text:p>2.6532</text:p>
          </table:table-cell>
          <table:table-cell office:value-type="float" office:value="0.581268" calcext:value-type="float">
            <text:p>0.5813</text:p>
          </table:table-cell>
          <table:table-cell office:value-type="float" office:value="1.20729" calcext:value-type="float">
            <text:p>1.2073</text:p>
          </table:table-cell>
          <table:table-cell office:value-type="float" office:value="3.15578" calcext:value-type="float">
            <text:p>3.1558</text:p>
          </table:table-cell>
          <table:table-cell office:value-type="float" office:value="1.62303" calcext:value-type="float">
            <text:p>1.6230</text:p>
          </table:table-cell>
          <table:table-cell office:value-type="float" office:value="1.67173" calcext:value-type="float">
            <text:p>1.6717</text:p>
          </table:table-cell>
          <table:table-cell office:value-type="float" office:value="2.66897" calcext:value-type="float">
            <text:p>2.6690</text:p>
          </table:table-cell>
          <table:table-cell office:value-type="float" office:value="9.34335" calcext:value-type="float">
            <text:p>9.3434</text:p>
          </table:table-cell>
          <table:table-cell office:value-type="float" office:value="8.94282" calcext:value-type="float">
            <text:p>8.9428</text:p>
          </table:table-cell>
          <table:table-cell office:value-type="float" office:value="0.496558" calcext:value-type="float">
            <text:p>0.4966</text:p>
          </table:table-cell>
          <table:table-cell office:value-type="float" office:value="21.5502" calcext:value-type="float">
            <text:p>21.5502</text:p>
          </table:table-cell>
          <table:table-cell office:value-type="float" office:value="2.99363" calcext:value-type="float">
            <text:p>2.9936</text:p>
          </table:table-cell>
          <table:table-cell office:value-type="float" office:value="4.96187" calcext:value-type="float">
            <text:p>4.9619</text:p>
          </table:table-cell>
          <table:table-cell office:value-type="float" office:value="7.92683" calcext:value-type="float">
            <text:p>7.9268</text:p>
          </table:table-cell>
          <table:table-cell office:value-type="float" office:value="3.68103" calcext:value-type="float">
            <text:p>3.6810</text:p>
          </table:table-cell>
          <table:table-cell office:value-type="float" office:value="2.45268" calcext:value-type="float">
            <text:p>2.4527</text:p>
          </table:table-cell>
          <table:table-cell office:value-type="float" office:value="2.28886" calcext:value-type="float">
            <text:p>2.2889</text:p>
          </table:table-cell>
          <table:table-cell office:value-type="float" office:value="2.99363" calcext:value-type="float">
            <text:p>2.9936</text:p>
          </table:table-cell>
          <table:table-cell office:value-type="float" office:value="4.75933" calcext:value-type="float">
            <text:p>4.7593</text:p>
          </table:table-cell>
          <table:table-cell table:number-columns-repeated="2" office:value-type="float" office:value="6.30626" calcext:value-type="float">
            <text:p>6.3063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2):</text:p>
          </table:table-cell>
          <table:table-cell office:value-type="float" office:value="13.2833333333333" calcext:value-type="float">
            <text:p>13.2833333333333</text:p>
          </table:table-cell>
          <table:table-cell table:number-columns-repeated="3"/>
          <table:table-cell table:style-name="ce5" office:value-type="float" office:value="2" calcext:value-type="float">
            <text:p>2</text:p>
          </table:table-cell>
          <table:table-cell office:value-type="float" office:value="1.35989" calcext:value-type="float">
            <text:p>1.3599</text:p>
          </table:table-cell>
          <table:table-cell office:value-type="float" office:value="2.31764" calcext:value-type="float">
            <text:p>2.3176</text:p>
          </table:table-cell>
          <table:table-cell office:value-type="float" office:value="0" calcext:value-type="float">
            <text:p>0.0000</text:p>
          </table:table-cell>
          <table:table-cell office:value-type="float" office:value="0.930888" calcext:value-type="float">
            <text:p>0.9309</text:p>
          </table:table-cell>
          <table:table-cell office:value-type="float" office:value="1.3887" calcext:value-type="float">
            <text:p>1.3887</text:p>
          </table:table-cell>
          <table:table-cell office:value-type="float" office:value="2.45083" calcext:value-type="float">
            <text:p>2.4508</text:p>
          </table:table-cell>
          <table:table-cell office:value-type="float" office:value="0.918167" calcext:value-type="float">
            <text:p>0.9182</text:p>
          </table:table-cell>
          <table:table-cell office:value-type="float" office:value="1.18923" calcext:value-type="float">
            <text:p>1.1892</text:p>
          </table:table-cell>
          <table:table-cell office:value-type="float" office:value="1.84571" calcext:value-type="float">
            <text:p>1.8457</text:p>
          </table:table-cell>
          <table:table-cell office:value-type="float" office:value="1.44523" calcext:value-type="float">
            <text:p>1.4452</text:p>
          </table:table-cell>
          <table:table-cell office:value-type="float" office:value="1.10115" calcext:value-type="float">
            <text:p>1.1012</text:p>
          </table:table-cell>
          <table:table-cell office:value-type="float" office:value="1.92598" calcext:value-type="float">
            <text:p>1.9260</text:p>
          </table:table-cell>
          <table:table-cell office:value-type="float" office:value="1.53969" calcext:value-type="float">
            <text:p>1.5397</text:p>
          </table:table-cell>
          <table:table-cell office:value-type="float" office:value="1.25265" calcext:value-type="float">
            <text:p>1.2527</text:p>
          </table:table-cell>
          <table:table-cell office:value-type="float" office:value="7.10081" calcext:value-type="float">
            <text:p>7.1008</text:p>
          </table:table-cell>
          <table:table-cell office:value-type="float" office:value="6.94137" calcext:value-type="float">
            <text:p>6.9414</text:p>
          </table:table-cell>
          <table:table-cell office:value-type="float" office:value="1.8974" calcext:value-type="float">
            <text:p>1.8974</text:p>
          </table:table-cell>
          <table:table-cell office:value-type="float" office:value="19.3652" calcext:value-type="float">
            <text:p>19.3652</text:p>
          </table:table-cell>
          <table:table-cell office:value-type="float" office:value="2.28788" calcext:value-type="float">
            <text:p>2.2879</text:p>
          </table:table-cell>
          <table:table-cell office:value-type="float" office:value="5.45252" calcext:value-type="float">
            <text:p>5.4525</text:p>
          </table:table-cell>
          <table:table-cell office:value-type="float" office:value="5.87131" calcext:value-type="float">
            <text:p>5.8713</text:p>
          </table:table-cell>
          <table:table-cell office:value-type="float" office:value="1.62592" calcext:value-type="float">
            <text:p>1.6259</text:p>
          </table:table-cell>
          <table:table-cell office:value-type="float" office:value="1.92102" calcext:value-type="float">
            <text:p>1.9210</text:p>
          </table:table-cell>
          <table:table-cell office:value-type="float" office:value="1.17732" calcext:value-type="float">
            <text:p>1.1773</text:p>
          </table:table-cell>
          <table:table-cell office:value-type="float" office:value="2.28788" calcext:value-type="float">
            <text:p>2.2879</text:p>
          </table:table-cell>
          <table:table-cell office:value-type="float" office:value="4.69919" calcext:value-type="float">
            <text:p>4.6992</text:p>
          </table:table-cell>
          <table:table-cell table:number-columns-repeated="2" office:value-type="float" office:value="4.10818" calcext:value-type="float">
            <text:p>4.108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3):</text:p>
          </table:table-cell>
          <table:table-cell office:value-type="float" office:value="10.6166666666667" calcext:value-type="float">
            <text:p>10.6166666666667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float" office:value="0.462275" calcext:value-type="float">
            <text:p>0.4623</text:p>
          </table:table-cell>
          <table:table-cell office:value-type="float" office:value="2.44333" calcext:value-type="float">
            <text:p>2.4433</text:p>
          </table:table-cell>
          <table:table-cell office:value-type="float" office:value="0.930888" calcext:value-type="float">
            <text:p>0.9309</text:p>
          </table:table-cell>
          <table:table-cell office:value-type="float" office:value="0" calcext:value-type="float">
            <text:p>0.0000</text:p>
          </table:table-cell>
          <table:table-cell office:value-type="float" office:value="0.516176" calcext:value-type="float">
            <text:p>0.5162</text:p>
          </table:table-cell>
          <table:table-cell office:value-type="float" office:value="3.18484" calcext:value-type="float">
            <text:p>3.1848</text:p>
          </table:table-cell>
          <table:table-cell office:value-type="float" office:value="0.170266" calcext:value-type="float">
            <text:p>0.1703</text:p>
          </table:table-cell>
          <table:table-cell office:value-type="float" office:value="0.282294" calcext:value-type="float">
            <text:p>0.2823</text:p>
          </table:table-cell>
          <table:table-cell office:value-type="float" office:value="1.87128" calcext:value-type="float">
            <text:p>1.8713</text:p>
          </table:table-cell>
          <table:table-cell office:value-type="float" office:value="1.99943" calcext:value-type="float">
            <text:p>1.9994</text:p>
          </table:table-cell>
          <table:table-cell office:value-type="float" office:value="0.792679" calcext:value-type="float">
            <text:p>0.7927</text:p>
          </table:table-cell>
          <table:table-cell office:value-type="float" office:value="1.39259" calcext:value-type="float">
            <text:p>1.3926</text:p>
          </table:table-cell>
          <table:table-cell office:value-type="float" office:value="2.27502" calcext:value-type="float">
            <text:p>2.2750</text:p>
          </table:table-cell>
          <table:table-cell office:value-type="float" office:value="0.337274" calcext:value-type="float">
            <text:p>0.3373</text:p>
          </table:table-cell>
          <table:table-cell office:value-type="float" office:value="7.47621" calcext:value-type="float">
            <text:p>7.4762</text:p>
          </table:table-cell>
          <table:table-cell office:value-type="float" office:value="7.55449" calcext:value-type="float">
            <text:p>7.5545</text:p>
          </table:table-cell>
          <table:table-cell office:value-type="float" office:value="1.95065" calcext:value-type="float">
            <text:p>1.9507</text:p>
          </table:table-cell>
          <table:table-cell office:value-type="float" office:value="19.1133" calcext:value-type="float">
            <text:p>19.1133</text:p>
          </table:table-cell>
          <table:table-cell office:value-type="float" office:value="3.2031" calcext:value-type="float">
            <text:p>3.2031</text:p>
          </table:table-cell>
          <table:table-cell office:value-type="float" office:value="6.28922" calcext:value-type="float">
            <text:p>6.2892</text:p>
          </table:table-cell>
          <table:table-cell office:value-type="float" office:value="6.46148" calcext:value-type="float">
            <text:p>6.4615</text:p>
          </table:table-cell>
          <table:table-cell office:value-type="float" office:value="2.38724" calcext:value-type="float">
            <text:p>2.3872</text:p>
          </table:table-cell>
          <table:table-cell office:value-type="float" office:value="2.79912" calcext:value-type="float">
            <text:p>2.7991</text:p>
          </table:table-cell>
          <table:table-cell office:value-type="float" office:value="0.336856" calcext:value-type="float">
            <text:p>0.3369</text:p>
          </table:table-cell>
          <table:table-cell office:value-type="float" office:value="3.2031" calcext:value-type="float">
            <text:p>3.2031</text:p>
          </table:table-cell>
          <table:table-cell office:value-type="float" office:value="5.59876" calcext:value-type="float">
            <text:p>5.5988</text:p>
          </table:table-cell>
          <table:table-cell table:number-columns-repeated="2" office:value-type="float" office:value="4.60128" calcext:value-type="float">
            <text:p>4.6013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4):</text:p>
          </table:table-cell>
          <table:table-cell office:value-type="float" office:value="16.2166666666667" calcext:value-type="float">
            <text:p>16.216666666666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float" office:value="0.0832813" calcext:value-type="float">
            <text:p>0.0833</text:p>
          </table:table-cell>
          <table:table-cell office:value-type="float" office:value="2.87201" calcext:value-type="float">
            <text:p>2.8720</text:p>
          </table:table-cell>
          <table:table-cell office:value-type="float" office:value="1.3887" calcext:value-type="float">
            <text:p>1.3887</text:p>
          </table:table-cell>
          <table:table-cell office:value-type="float" office:value="0.516176" calcext:value-type="float">
            <text:p>0.5162</text:p>
          </table:table-cell>
          <table:table-cell office:value-type="float" office:value="0" calcext:value-type="float">
            <text:p>0.0000</text:p>
          </table:table-cell>
          <table:table-cell office:value-type="float" office:value="3.70083" calcext:value-type="float">
            <text:p>3.7008</text:p>
          </table:table-cell>
          <table:table-cell office:value-type="float" office:value="0.471463" calcext:value-type="float">
            <text:p>0.4715</text:p>
          </table:table-cell>
          <table:table-cell office:value-type="float" office:value="0.238564" calcext:value-type="float">
            <text:p>0.2386</text:p>
          </table:table-cell>
          <table:table-cell office:value-type="float" office:value="2.29156" calcext:value-type="float">
            <text:p>2.2916</text:p>
          </table:table-cell>
          <table:table-cell office:value-type="float" office:value="2.51194" calcext:value-type="float">
            <text:p>2.5119</text:p>
          </table:table-cell>
          <table:table-cell office:value-type="float" office:value="0.757462" calcext:value-type="float">
            <text:p>0.7575</text:p>
          </table:table-cell>
          <table:table-cell office:value-type="float" office:value="1.59593" calcext:value-type="float">
            <text:p>1.5959</text:p>
          </table:table-cell>
          <table:table-cell office:value-type="float" office:value="2.79006" calcext:value-type="float">
            <text:p>2.7901</text:p>
          </table:table-cell>
          <table:table-cell office:value-type="float" office:value="0.205071" calcext:value-type="float">
            <text:p>0.2051</text:p>
          </table:table-cell>
          <table:table-cell office:value-type="float" office:value="7.43066" calcext:value-type="float">
            <text:p>7.4307</text:p>
          </table:table-cell>
          <table:table-cell office:value-type="float" office:value="7.6591" calcext:value-type="float">
            <text:p>7.6591</text:p>
          </table:table-cell>
          <table:table-cell office:value-type="float" office:value="2.37546" calcext:value-type="float">
            <text:p>2.3755</text:p>
          </table:table-cell>
          <table:table-cell office:value-type="float" office:value="18.7299" calcext:value-type="float">
            <text:p>18.7299</text:p>
          </table:table-cell>
          <table:table-cell office:value-type="float" office:value="3.67656" calcext:value-type="float">
            <text:p>3.6766</text:p>
          </table:table-cell>
          <table:table-cell office:value-type="float" office:value="6.79807" calcext:value-type="float">
            <text:p>6.7981</text:p>
          </table:table-cell>
          <table:table-cell office:value-type="float" office:value="6.55757" calcext:value-type="float">
            <text:p>6.5576</text:p>
          </table:table-cell>
          <table:table-cell office:value-type="float" office:value="2.66739" calcext:value-type="float">
            <text:p>2.6674</text:p>
          </table:table-cell>
          <table:table-cell office:value-type="float" office:value="3.29342" calcext:value-type="float">
            <text:p>3.2934</text:p>
          </table:table-cell>
          <table:table-cell office:value-type="float" office:value="0.584993" calcext:value-type="float">
            <text:p>0.5850</text:p>
          </table:table-cell>
          <table:table-cell office:value-type="float" office:value="3.67656" calcext:value-type="float">
            <text:p>3.6766</text:p>
          </table:table-cell>
          <table:table-cell office:value-type="float" office:value="6.08493" calcext:value-type="float">
            <text:p>6.0849</text:p>
          </table:table-cell>
          <table:table-cell table:number-columns-repeated="2" office:value-type="float" office:value="4.6562" calcext:value-type="float">
            <text:p>4.656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1"/>
          <table:table-cell table:style-name="ce5" office:value-type="string" calcext:value-type="string">
            <text:p>b(5):</text:p>
          </table:table-cell>
          <table:table-cell office:value-type="float" office:value="11.6666666666667" calcext:value-type="float">
            <text:p>11.6666666666667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3.64506" calcext:value-type="float">
            <text:p>3.6451</text:p>
          </table:table-cell>
          <table:table-cell office:value-type="float" office:value="1.99412" calcext:value-type="float">
            <text:p>1.9941</text:p>
          </table:table-cell>
          <table:table-cell office:value-type="float" office:value="2.45083" calcext:value-type="float">
            <text:p>2.4508</text:p>
          </table:table-cell>
          <table:table-cell office:value-type="float" office:value="3.18484" calcext:value-type="float">
            <text:p>3.1848</text:p>
          </table:table-cell>
          <table:table-cell office:value-type="float" office:value="3.70083" calcext:value-type="float">
            <text:p>3.7008</text:p>
          </table:table-cell>
          <table:table-cell office:value-type="float" office:value="0" calcext:value-type="float">
            <text:p>0.0000</text:p>
          </table:table-cell>
          <table:table-cell office:value-type="float" office:value="3.25493" calcext:value-type="float">
            <text:p>3.2549</text:p>
          </table:table-cell>
          <table:table-cell office:value-type="float" office:value="3.46598" calcext:value-type="float">
            <text:p>3.4660</text:p>
          </table:table-cell>
          <table:table-cell office:value-type="float" office:value="2.17266" calcext:value-type="float">
            <text:p>2.1727</text:p>
          </table:table-cell>
          <table:table-cell office:value-type="float" office:value="1.25446" calcext:value-type="float">
            <text:p>1.2545</text:p>
          </table:table-cell>
          <table:table-cell office:value-type="float" office:value="3.55192" calcext:value-type="float">
            <text:p>3.5519</text:p>
          </table:table-cell>
          <table:table-cell office:value-type="float" office:value="3.19825" calcext:value-type="float">
            <text:p>3.1983</text:p>
          </table:table-cell>
          <table:table-cell office:value-type="float" office:value="0.917687" calcext:value-type="float">
            <text:p>0.9177</text:p>
          </table:table-cell>
          <table:table-cell office:value-type="float" office:value="3.5153" calcext:value-type="float">
            <text:p>3.5153</text:p>
          </table:table-cell>
          <table:table-cell office:value-type="float" office:value="8.3959" calcext:value-type="float">
            <text:p>8.3959</text:p>
          </table:table-cell>
          <table:table-cell office:value-type="float" office:value="7.5934" calcext:value-type="float">
            <text:p>7.5934</text:p>
          </table:table-cell>
          <table:table-cell office:value-type="float" office:value="2.11746" calcext:value-type="float">
            <text:p>2.1175</text:p>
          </table:table-cell>
          <table:table-cell office:value-type="float" office:value="21.5461" calcext:value-type="float">
            <text:p>21.5461</text:p>
          </table:table-cell>
          <table:table-cell office:value-type="float" office:value="1.30521" calcext:value-type="float">
            <text:p>1.3052</text:p>
          </table:table-cell>
          <table:table-cell office:value-type="float" office:value="3.17264" calcext:value-type="float">
            <text:p>3.1726</text:p>
          </table:table-cell>
          <table:table-cell office:value-type="float" office:value="6.681" calcext:value-type="float">
            <text:p>6.6810</text:p>
          </table:table-cell>
          <table:table-cell office:value-type="float" office:value="2.89136" calcext:value-type="float">
            <text:p>2.8914</text:p>
          </table:table-cell>
          <table:table-cell office:value-type="float" office:value="0.941163" calcext:value-type="float">
            <text:p>0.9412</text:p>
          </table:table-cell>
          <table:table-cell office:value-type="float" office:value="3.24827" calcext:value-type="float">
            <text:p>3.2483</text:p>
          </table:table-cell>
          <table:table-cell office:value-type="float" office:value="1.30521" calcext:value-type="float">
            <text:p>1.3052</text:p>
          </table:table-cell>
          <table:table-cell office:value-type="float" office:value="2.78138" calcext:value-type="float">
            <text:p>2.7814</text:p>
          </table:table-cell>
          <table:table-cell table:number-columns-repeated="2" office:value-type="float" office:value="5.38235" calcext:value-type="float">
            <text:p>5.382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5" office:value-type="string" calcext:value-type="string">
            <text:p>b(6):</text:p>
          </table:table-cell>
          <table:table-cell office:value-type="float" office:value="10.9166666666667" calcext:value-type="float">
            <text:p>10.9166666666667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0.443051" calcext:value-type="float">
            <text:p>0.4431</text:p>
          </table:table-cell>
          <table:table-cell office:value-type="float" office:value="2.59447" calcext:value-type="float">
            <text:p>2.5945</text:p>
          </table:table-cell>
          <table:table-cell office:value-type="float" office:value="0.918167" calcext:value-type="float">
            <text:p>0.9182</text:p>
          </table:table-cell>
          <table:table-cell office:value-type="float" office:value="0.170266" calcext:value-type="float">
            <text:p>0.1703</text:p>
          </table:table-cell>
          <table:table-cell office:value-type="float" office:value="0.471463" calcext:value-type="float">
            <text:p>0.4715</text:p>
          </table:table-cell>
          <table:table-cell office:value-type="float" office:value="3.25493" calcext:value-type="float">
            <text:p>3.2549</text:p>
          </table:table-cell>
          <table:table-cell office:value-type="float" office:value="0" calcext:value-type="float">
            <text:p>0.0000</text:p>
          </table:table-cell>
          <table:table-cell office:value-type="float" office:value="0.282362" calcext:value-type="float">
            <text:p>0.2824</text:p>
          </table:table-cell>
          <table:table-cell office:value-type="float" office:value="2.02622" calcext:value-type="float">
            <text:p>2.0262</text:p>
          </table:table-cell>
          <table:table-cell office:value-type="float" office:value="2.09524" calcext:value-type="float">
            <text:p>2.0952</text:p>
          </table:table-cell>
          <table:table-cell office:value-type="float" office:value="0.622487" calcext:value-type="float">
            <text:p>0.6225</text:p>
          </table:table-cell>
          <table:table-cell office:value-type="float" office:value="1.56013" calcext:value-type="float">
            <text:p>1.5601</text:p>
          </table:table-cell>
          <table:table-cell office:value-type="float" office:value="2.33974" calcext:value-type="float">
            <text:p>2.3397</text:p>
          </table:table-cell>
          <table:table-cell office:value-type="float" office:value="0.348187" calcext:value-type="float">
            <text:p>0.3482</text:p>
          </table:table-cell>
          <table:table-cell office:value-type="float" office:value="7.31406" calcext:value-type="float">
            <text:p>7.3141</text:p>
          </table:table-cell>
          <table:table-cell office:value-type="float" office:value="7.41458" calcext:value-type="float">
            <text:p>7.4146</text:p>
          </table:table-cell>
          <table:table-cell office:value-type="float" office:value="2.10416" calcext:value-type="float">
            <text:p>2.1042</text:p>
          </table:table-cell>
          <table:table-cell office:value-type="float" office:value="18.9578" calcext:value-type="float">
            <text:p>18.9578</text:p>
          </table:table-cell>
          <table:table-cell office:value-type="float" office:value="3.20567" calcext:value-type="float">
            <text:p>3.2057</text:p>
          </table:table-cell>
          <table:table-cell office:value-type="float" office:value="6.3341" calcext:value-type="float">
            <text:p>6.3341</text:p>
          </table:table-cell>
          <table:table-cell office:value-type="float" office:value="6.31949" calcext:value-type="float">
            <text:p>6.3195</text:p>
          </table:table-cell>
          <table:table-cell office:value-type="float" office:value="2.28733" calcext:value-type="float">
            <text:p>2.2873</text:p>
          </table:table-cell>
          <table:table-cell office:value-type="float" office:value="2.82315" calcext:value-type="float">
            <text:p>2.8232</text:p>
          </table:table-cell>
          <table:table-cell office:value-type="float" office:value="0.490895" calcext:value-type="float">
            <text:p>0.4909</text:p>
          </table:table-cell>
          <table:table-cell office:value-type="float" office:value="3.20567" calcext:value-type="float">
            <text:p>3.2057</text:p>
          </table:table-cell>
          <table:table-cell office:value-type="float" office:value="5.61347" calcext:value-type="float">
            <text:p>5.6135</text:p>
          </table:table-cell>
          <table:table-cell table:number-columns-repeated="2" office:value-type="float" office:value="4.45097" calcext:value-type="float">
            <text:p>4.4510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7):</text:p>
          </table:table-cell>
          <table:table-cell office:value-type="float" office:value="10.85" calcext:value-type="float">
            <text:p>10.85</text:p>
          </table:table-cell>
          <table:table-cell table:style-name="ce16" table:formula="of:=[.AH2]+[.AF1]+[.AT36]" office:value-type="float" office:value="10.8710568373983" calcext:value-type="float">
            <text:p>10.8710568373983</text:p>
          </table:table-cell>
          <table:table-cell table:number-columns-repeated="2"/>
          <table:table-cell table:style-name="ce12" office:value-type="float" office:value="7" calcext:value-type="float">
            <text:p>7</text:p>
          </table:table-cell>
          <table:table-cell office:value-type="float" office:value="0.179997" calcext:value-type="float">
            <text:p>0.1800</text:p>
          </table:table-cell>
          <table:table-cell office:value-type="float" office:value="2.65317" calcext:value-type="float">
            <text:p>2.6532</text:p>
          </table:table-cell>
          <table:table-cell office:value-type="float" office:value="1.18923" calcext:value-type="float">
            <text:p>1.1892</text:p>
          </table:table-cell>
          <table:table-cell office:value-type="float" office:value="0.282294" calcext:value-type="float">
            <text:p>0.2823</text:p>
          </table:table-cell>
          <table:table-cell office:value-type="float" office:value="0.238564" calcext:value-type="float">
            <text:p>0.2386</text:p>
          </table:table-cell>
          <table:table-cell office:value-type="float" office:value="3.46598" calcext:value-type="float">
            <text:p>3.4660</text:p>
          </table:table-cell>
          <table:table-cell office:value-type="float" office:value="0.282362" calcext:value-type="float">
            <text:p>0.2824</text:p>
          </table:table-cell>
          <table:table-cell office:value-type="float" office:value="0" calcext:value-type="float">
            <text:p>0.0000</text:p>
          </table:table-cell>
          <table:table-cell office:value-type="float" office:value="2.07439" calcext:value-type="float">
            <text:p>2.0744</text:p>
          </table:table-cell>
          <table:table-cell office:value-type="float" office:value="2.27358" calcext:value-type="float">
            <text:p>2.2736</text:p>
          </table:table-cell>
          <table:table-cell office:value-type="float" office:value="0.764473" calcext:value-type="float">
            <text:p>0.7645</text:p>
          </table:table-cell>
          <table:table-cell office:value-type="float" office:value="1.45268" calcext:value-type="float">
            <text:p>1.4527</text:p>
          </table:table-cell>
          <table:table-cell office:value-type="float" office:value="2.55701" calcext:value-type="float">
            <text:p>2.5570</text:p>
          </table:table-cell>
          <table:table-cell office:value-type="float" office:value="0.065852" calcext:value-type="float">
            <text:p>0.0659</text:p>
          </table:table-cell>
          <table:table-cell office:value-type="float" office:value="7.48167" calcext:value-type="float">
            <text:p>7.4817</text:p>
          </table:table-cell>
          <table:table-cell office:value-type="float" office:value="7.64108" calcext:value-type="float">
            <text:p>7.6411</text:p>
          </table:table-cell>
          <table:table-cell office:value-type="float" office:value="2.15705" calcext:value-type="float">
            <text:p>2.1571</text:p>
          </table:table-cell>
          <table:table-cell office:value-type="float" office:value="18.9277" calcext:value-type="float">
            <text:p>18.9277</text:p>
          </table:table-cell>
          <table:table-cell office:value-type="float" office:value="3.47241" calcext:value-type="float">
            <text:p>3.4724</text:p>
          </table:table-cell>
          <table:table-cell office:value-type="float" office:value="6.57115" calcext:value-type="float">
            <text:p>6.5712</text:p>
          </table:table-cell>
          <table:table-cell office:value-type="float" office:value="6.54282" calcext:value-type="float">
            <text:p>6.5428</text:p>
          </table:table-cell>
          <table:table-cell office:value-type="float" office:value="2.55914" calcext:value-type="float">
            <text:p>2.5591</text:p>
          </table:table-cell>
          <table:table-cell office:value-type="float" office:value="3.07658" calcext:value-type="float">
            <text:p>3.0766</text:p>
          </table:table-cell>
          <table:table-cell office:value-type="float" office:value="0.386592" calcext:value-type="float">
            <text:p>0.3866</text:p>
          </table:table-cell>
          <table:table-cell office:value-type="float" office:value="3.47241" calcext:value-type="float">
            <text:p>3.4724</text:p>
          </table:table-cell>
          <table:table-cell office:value-type="float" office:value="5.87369" calcext:value-type="float">
            <text:p>5.8737</text:p>
          </table:table-cell>
          <table:table-cell table:number-columns-repeated="2" office:value-type="float" office:value="4.65853" calcext:value-type="float">
            <text:p>4.6585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8):</text:p>
          </table:table-cell>
          <table:table-cell office:value-type="float" office:value="9.93333333333333" calcext:value-type="float">
            <text:p>9.93333333333333</text:p>
          </table:table-cell>
          <table:table-cell table:formula="of:=[.AH3]+[.AF1]+[.AU37]" office:value-type="float" office:value="9.91417726829269" calcext:value-type="float">
            <text:p>9.91417726829269</text:p>
          </table:table-cell>
          <table:table-cell table:number-columns-repeated="2"/>
          <table:table-cell table:style-name="ce12" office:value-type="float" office:value="8" calcext:value-type="float">
            <text:p>8</text:p>
          </table:table-cell>
          <table:table-cell office:value-type="float" office:value="2.21103" calcext:value-type="float">
            <text:p>2.2110</text:p>
          </table:table-cell>
          <table:table-cell office:value-type="float" office:value="0.581268" calcext:value-type="float">
            <text:p>0.5813</text:p>
          </table:table-cell>
          <table:table-cell office:value-type="float" office:value="1.84571" calcext:value-type="float">
            <text:p>1.8457</text:p>
          </table:table-cell>
          <table:table-cell office:value-type="float" office:value="1.87128" calcext:value-type="float">
            <text:p>1.8713</text:p>
          </table:table-cell>
          <table:table-cell office:value-type="float" office:value="2.29156" calcext:value-type="float">
            <text:p>2.2916</text:p>
          </table:table-cell>
          <table:table-cell office:value-type="float" office:value="2.17266" calcext:value-type="float">
            <text:p>2.1727</text:p>
          </table:table-cell>
          <table:table-cell office:value-type="float" office:value="2.02622" calcext:value-type="float">
            <text:p>2.0262</text:p>
          </table:table-cell>
          <table:table-cell office:value-type="float" office:value="2.07439" calcext:value-type="float">
            <text:p>2.0744</text:p>
          </table:table-cell>
          <table:table-cell office:value-type="float" office:value="0" calcext:value-type="float">
            <text:p>0.0000</text:p>
          </table:table-cell>
          <table:table-cell office:value-type="float" office:value="1.08012" calcext:value-type="float">
            <text:p>1.0801</text:p>
          </table:table-cell>
          <table:table-cell office:value-type="float" office:value="2.60233" calcext:value-type="float">
            <text:p>2.6023</text:p>
          </table:table-cell>
          <table:table-cell office:value-type="float" office:value="1.11669" calcext:value-type="float">
            <text:p>1.1167</text:p>
          </table:table-cell>
          <table:table-cell office:value-type="float" office:value="1.60005" calcext:value-type="float">
            <text:p>1.6001</text:p>
          </table:table-cell>
          <table:table-cell office:value-type="float" office:value="2.08893" calcext:value-type="float">
            <text:p>2.0889</text:p>
          </table:table-cell>
          <table:table-cell office:value-type="float" office:value="8.93426" calcext:value-type="float">
            <text:p>8.9343</text:p>
          </table:table-cell>
          <table:table-cell office:value-type="float" office:value="8.64509" calcext:value-type="float">
            <text:p>8.6451</text:p>
          </table:table-cell>
          <table:table-cell office:value-type="float" office:value="0.0879638" calcext:value-type="float">
            <text:p>0.0880</text:p>
          </table:table-cell>
          <table:table-cell office:value-type="float" office:value="20.9839" calcext:value-type="float">
            <text:p>20.9839</text:p>
          </table:table-cell>
          <table:table-cell office:value-type="float" office:value="2.9519" calcext:value-type="float">
            <text:p>2.9519</text:p>
          </table:table-cell>
          <table:table-cell office:value-type="float" office:value="5.28174" calcext:value-type="float">
            <text:p>5.2817</text:p>
          </table:table-cell>
          <table:table-cell office:value-type="float" office:value="7.60514" calcext:value-type="float">
            <text:p>7.6051</text:p>
          </table:table-cell>
          <table:table-cell office:value-type="float" office:value="3.32639" calcext:value-type="float">
            <text:p>3.3264</text:p>
          </table:table-cell>
          <table:table-cell office:value-type="float" office:value="2.40693" calcext:value-type="float">
            <text:p>2.4069</text:p>
          </table:table-cell>
          <table:table-cell office:value-type="float" office:value="1.70792" calcext:value-type="float">
            <text:p>1.7079</text:p>
          </table:table-cell>
          <table:table-cell office:value-type="float" office:value="2.9519" calcext:value-type="float">
            <text:p>2.9519</text:p>
          </table:table-cell>
          <table:table-cell office:value-type="float" office:value="4.94798" calcext:value-type="float">
            <text:p>4.9480</text:p>
          </table:table-cell>
          <table:table-cell table:number-columns-repeated="2" office:value-type="float" office:value="5.91779" calcext:value-type="float">
            <text:p>5.9178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9):</text:p>
          </table:table-cell>
          <table:table-cell office:value-type="float" office:value="13.45" calcext:value-type="float">
            <text:p>13.45</text:p>
          </table:table-cell>
          <table:table-cell table:formula="of:=[.AH4]+[.AF1]+[.AV38]" office:value-type="float" office:value="13.4019161788618" calcext:value-type="float">
            <text:p>13.4019161788618</text:p>
          </table:table-cell>
          <table:table-cell table:number-columns-repeated="2"/>
          <table:table-cell table:style-name="ce12" office:value-type="float" office:value="9" calcext:value-type="float">
            <text:p>9</text:p>
          </table:table-cell>
          <table:table-cell office:value-type="float" office:value="2.44868" calcext:value-type="float">
            <text:p>2.4487</text:p>
          </table:table-cell>
          <table:table-cell office:value-type="float" office:value="1.20729" calcext:value-type="float">
            <text:p>1.2073</text:p>
          </table:table-cell>
          <table:table-cell office:value-type="float" office:value="1.44523" calcext:value-type="float">
            <text:p>1.4452</text:p>
          </table:table-cell>
          <table:table-cell office:value-type="float" office:value="1.99943" calcext:value-type="float">
            <text:p>1.9994</text:p>
          </table:table-cell>
          <table:table-cell office:value-type="float" office:value="2.51194" calcext:value-type="float">
            <text:p>2.5119</text:p>
          </table:table-cell>
          <table:table-cell office:value-type="float" office:value="1.25446" calcext:value-type="float">
            <text:p>1.2545</text:p>
          </table:table-cell>
          <table:table-cell office:value-type="float" office:value="2.09524" calcext:value-type="float">
            <text:p>2.0952</text:p>
          </table:table-cell>
          <table:table-cell office:value-type="float" office:value="2.27358" calcext:value-type="float">
            <text:p>2.2736</text:p>
          </table:table-cell>
          <table:table-cell office:value-type="float" office:value="1.08012" calcext:value-type="float">
            <text:p>1.0801</text:p>
          </table:table-cell>
          <table:table-cell office:value-type="float" office:value="0" calcext:value-type="float">
            <text:p>0.0000</text:p>
          </table:table-cell>
          <table:table-cell office:value-type="float" office:value="2.49942" calcext:value-type="float">
            <text:p>2.4994</text:p>
          </table:table-cell>
          <table:table-cell office:value-type="float" office:value="1.97632" calcext:value-type="float">
            <text:p>1.9763</text:p>
          </table:table-cell>
          <table:table-cell office:value-type="float" office:value="0.52047" calcext:value-type="float">
            <text:p>0.5205</text:p>
          </table:table-cell>
          <table:table-cell office:value-type="float" office:value="2.31661" calcext:value-type="float">
            <text:p>2.3166</text:p>
          </table:table-cell>
          <table:table-cell office:value-type="float" office:value="8.21438" calcext:value-type="float">
            <text:p>8.2144</text:p>
          </table:table-cell>
          <table:table-cell office:value-type="float" office:value="7.74269" calcext:value-type="float">
            <text:p>7.7427</text:p>
          </table:table-cell>
          <table:table-cell office:value-type="float" office:value="1.05841" calcext:value-type="float">
            <text:p>1.0584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1.87188" calcext:value-type="float">
            <text:p>1.8719</text:p>
          </table:table-cell>
          <table:table-cell office:value-type="float" office:value="4.42663" calcext:value-type="float">
            <text:p>4.4266</text:p>
          </table:table-cell>
          <table:table-cell office:value-type="float" office:value="6.73611" calcext:value-type="float">
            <text:p>6.7361</text:p>
          </table:table-cell>
          <table:table-cell office:value-type="float" office:value="2.53155" calcext:value-type="float">
            <text:p>2.5316</text:p>
          </table:table-cell>
          <table:table-cell office:value-type="float" office:value="1.32682" calcext:value-type="float">
            <text:p>1.3268</text:p>
          </table:table-cell>
          <table:table-cell office:value-type="float" office:value="2.01926" calcext:value-type="float">
            <text:p>2.0193</text:p>
          </table:table-cell>
          <table:table-cell office:value-type="float" office:value="1.87188" calcext:value-type="float">
            <text:p>1.8719</text:p>
          </table:table-cell>
          <table:table-cell office:value-type="float" office:value="3.95038" calcext:value-type="float">
            <text:p>3.9504</text:p>
          </table:table-cell>
          <table:table-cell table:number-columns-repeated="2" office:value-type="float" office:value="5.16622" calcext:value-type="float">
            <text:p>5.166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10):</text:p>
          </table:table-cell>
          <table:table-cell office:value-type="float" office:value="10.7333333333333" calcext:value-type="float">
            <text:p>10.7333333333333</text:p>
          </table:table-cell>
          <table:table-cell table:formula="of:=[.AH5]+[.AF1]+[.AW39]" office:value-type="float" office:value="10.7193336341464" calcext:value-type="float">
            <text:p>10.7193336341464</text:p>
          </table:table-cell>
          <table:table-cell table:number-columns-repeated="2"/>
          <table:table-cell table:style-name="ce12" office:value-type="float" office:value="10" calcext:value-type="float">
            <text:p>10</text:p>
          </table:table-cell>
          <table:table-cell office:value-type="float" office:value="0.802738" calcext:value-type="float">
            <text:p>0.8027</text:p>
          </table:table-cell>
          <table:table-cell office:value-type="float" office:value="3.15578" calcext:value-type="float">
            <text:p>3.1558</text:p>
          </table:table-cell>
          <table:table-cell office:value-type="float" office:value="1.10115" calcext:value-type="float">
            <text:p>1.1012</text:p>
          </table:table-cell>
          <table:table-cell office:value-type="float" office:value="0.792679" calcext:value-type="float">
            <text:p>0.7927</text:p>
          </table:table-cell>
          <table:table-cell office:value-type="float" office:value="0.757462" calcext:value-type="float">
            <text:p>0.7575</text:p>
          </table:table-cell>
          <table:table-cell office:value-type="float" office:value="3.55192" calcext:value-type="float">
            <text:p>3.5519</text:p>
          </table:table-cell>
          <table:table-cell office:value-type="float" office:value="0.622487" calcext:value-type="float">
            <text:p>0.6225</text:p>
          </table:table-cell>
          <table:table-cell office:value-type="float" office:value="0.764473" calcext:value-type="float">
            <text:p>0.7645</text:p>
          </table:table-cell>
          <table:table-cell office:value-type="float" office:value="2.60233" calcext:value-type="float">
            <text:p>2.6023</text:p>
          </table:table-cell>
          <table:table-cell office:value-type="float" office:value="2.49942" calcext:value-type="float">
            <text:p>2.4994</text:p>
          </table:table-cell>
          <table:table-cell office:value-type="float" office:value="0" calcext:value-type="float">
            <text:p>0.0000</text:p>
          </table:table-cell>
          <table:table-cell office:value-type="float" office:value="2.17852" calcext:value-type="float">
            <text:p>2.1785</text:p>
          </table:table-cell>
          <table:table-cell office:value-type="float" office:value="2.64024" calcext:value-type="float">
            <text:p>2.6402</text:p>
          </table:table-cell>
          <table:table-cell office:value-type="float" office:value="0.809747" calcext:value-type="float">
            <text:p>0.8097</text:p>
          </table:table-cell>
          <table:table-cell office:value-type="float" office:value="6.71805" calcext:value-type="float">
            <text:p>6.7181</text:p>
          </table:table-cell>
          <table:table-cell office:value-type="float" office:value="6.90222" calcext:value-type="float">
            <text:p>6.9022</text:p>
          </table:table-cell>
          <table:table-cell office:value-type="float" office:value="2.67564" calcext:value-type="float">
            <text:p>2.6756</text:p>
          </table:table-cell>
          <table:table-cell office:value-type="float" office:value="18.4003" calcext:value-type="float">
            <text:p>18.4003</text:p>
          </table:table-cell>
          <table:table-cell office:value-type="float" office:value="3.27073" calcext:value-type="float">
            <text:p>3.2707</text:p>
          </table:table-cell>
          <table:table-cell office:value-type="float" office:value="6.51403" calcext:value-type="float">
            <text:p>6.5140</text:p>
          </table:table-cell>
          <table:table-cell office:value-type="float" office:value="5.8011" calcext:value-type="float">
            <text:p>5.8011</text:p>
          </table:table-cell>
          <table:table-cell office:value-type="float" office:value="1.98509" calcext:value-type="float">
            <text:p>1.9851</text:p>
          </table:table-cell>
          <table:table-cell office:value-type="float" office:value="2.97358" calcext:value-type="float">
            <text:p>2.9736</text:p>
          </table:table-cell>
          <table:table-cell office:value-type="float" office:value="1.09883" calcext:value-type="float">
            <text:p>1.0988</text:p>
          </table:table-cell>
          <table:table-cell office:value-type="float" office:value="3.27073" calcext:value-type="float">
            <text:p>3.2707</text:p>
          </table:table-cell>
          <table:table-cell office:value-type="float" office:value="5.69003" calcext:value-type="float">
            <text:p>5.6900</text:p>
          </table:table-cell>
          <table:table-cell table:number-columns-repeated="2" office:value-type="float" office:value="3.90445" calcext:value-type="float">
            <text:p>3.9045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/>
          <table:table-cell table:style-name="ce12" office:value-type="string" calcext:value-type="string">
            <text:p>b(11):</text:p>
          </table:table-cell>
          <table:table-cell office:value-type="float" office:value="16.3166666666667" calcext:value-type="float">
            <text:p>16.3166666666667</text:p>
          </table:table-cell>
          <table:table-cell table:style-name="ce16" table:formula="of:=[.AH6]+[.AF1]+[.AX40]" office:value-type="float" office:value="16.3389251219513" calcext:value-type="float">
            <text:p>16.3389251219513</text:p>
          </table:table-cell>
          <table:table-cell table:number-columns-repeated="2"/>
          <table:table-cell table:style-name="ce12" office:value-type="float" office:value="11" calcext:value-type="float">
            <text:p>11</text:p>
          </table:table-cell>
          <table:table-cell office:value-type="float" office:value="1.51454" calcext:value-type="float">
            <text:p>1.5145</text:p>
          </table:table-cell>
          <table:table-cell office:value-type="float" office:value="1.62303" calcext:value-type="float">
            <text:p>1.6230</text:p>
          </table:table-cell>
          <table:table-cell office:value-type="float" office:value="1.92598" calcext:value-type="float">
            <text:p>1.9260</text:p>
          </table:table-cell>
          <table:table-cell office:value-type="float" office:value="1.39259" calcext:value-type="float">
            <text:p>1.3926</text:p>
          </table:table-cell>
          <table:table-cell office:value-type="float" office:value="1.59593" calcext:value-type="float">
            <text:p>1.5959</text:p>
          </table:table-cell>
          <table:table-cell office:value-type="float" office:value="3.19825" calcext:value-type="float">
            <text:p>3.1983</text:p>
          </table:table-cell>
          <table:table-cell office:value-type="float" office:value="1.56013" calcext:value-type="float">
            <text:p>1.5601</text:p>
          </table:table-cell>
          <table:table-cell office:value-type="float" office:value="1.45268" calcext:value-type="float">
            <text:p>1.4527</text:p>
          </table:table-cell>
          <table:table-cell office:value-type="float" office:value="1.11669" calcext:value-type="float">
            <text:p>1.1167</text:p>
          </table:table-cell>
          <table:table-cell office:value-type="float" office:value="1.97632" calcext:value-type="float">
            <text:p>1.9763</text:p>
          </table:table-cell>
          <table:table-cell office:value-type="float" office:value="2.17852" calcext:value-type="float">
            <text:p>2.1785</text:p>
          </table:table-cell>
          <table:table-cell office:value-type="float" office:value="0" calcext:value-type="float">
            <text:p>0.0000</text:p>
          </table:table-cell>
          <table:table-cell office:value-type="float" office:value="2.46337" calcext:value-type="float">
            <text:p>2.4634</text:p>
          </table:table-cell>
          <table:table-cell office:value-type="float" office:value="1.43247" calcext:value-type="float">
            <text:p>1.4325</text:p>
          </table:table-cell>
          <table:table-cell office:value-type="float" office:value="8.86079" calcext:value-type="float">
            <text:p>8.8608</text:p>
          </table:table-cell>
          <table:table-cell office:value-type="float" office:value="8.8489" calcext:value-type="float">
            <text:p>8.8489</text:p>
          </table:table-cell>
          <table:table-cell office:value-type="float" office:value="1.19889" calcext:value-type="float">
            <text:p>1.1989</text:p>
          </table:table-cell>
          <table:table-cell office:value-type="float" office:value="20.273" calcext:value-type="float">
            <text:p>20.2730</text:p>
          </table:table-cell>
          <table:table-cell office:value-type="float" office:value="3.73899" calcext:value-type="float">
            <text:p>3.7390</text:p>
          </table:table-cell>
          <table:table-cell office:value-type="float" office:value="6.3538" calcext:value-type="float">
            <text:p>6.3538</text:p>
          </table:table-cell>
          <table:table-cell office:value-type="float" office:value="7.76853" calcext:value-type="float">
            <text:p>7.7685</text:p>
          </table:table-cell>
          <table:table-cell office:value-type="float" office:value="3.55176" calcext:value-type="float">
            <text:p>3.5518</text:p>
          </table:table-cell>
          <table:table-cell office:value-type="float" office:value="3.22209" calcext:value-type="float">
            <text:p>3.2221</text:p>
          </table:table-cell>
          <table:table-cell office:value-type="float" office:value="1.08208" calcext:value-type="float">
            <text:p>1.0821</text:p>
          </table:table-cell>
          <table:table-cell office:value-type="float" office:value="3.73899" calcext:value-type="float">
            <text:p>3.7390</text:p>
          </table:table-cell>
          <table:table-cell office:value-type="float" office:value="5.92652" calcext:value-type="float">
            <text:p>5.9265</text:p>
          </table:table-cell>
          <table:table-cell table:number-columns-repeated="2" office:value-type="float" office:value="5.94887" calcext:value-type="float">
            <text:p>5.9489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style-name="ce12" office:value-type="string" calcext:value-type="string">
            <text:p>b(12):</text:p>
          </table:table-cell>
          <table:table-cell office:value-type="float" office:value="11.7833333333333" calcext:value-type="float">
            <text:p>11.7833333333333</text:p>
          </table:table-cell>
          <table:table-cell table:formula="of:=[.AH7]+[.AF1]+[.AY41]" office:value-type="float" office:value="11.7723826097561" calcext:value-type="float">
            <text:p>11.7723826097561</text:p>
          </table:table-cell>
          <table:table-cell table:number-columns-repeated="2"/>
          <table:table-cell table:style-name="ce12" office:value-type="float" office:value="12" calcext:value-type="float">
            <text:p>12</text:p>
          </table:table-cell>
          <table:table-cell office:value-type="float" office:value="2.73669" calcext:value-type="float">
            <text:p>2.7367</text:p>
          </table:table-cell>
          <table:table-cell office:value-type="float" office:value="1.67173" calcext:value-type="float">
            <text:p>1.6717</text:p>
          </table:table-cell>
          <table:table-cell office:value-type="float" office:value="1.53969" calcext:value-type="float">
            <text:p>1.5397</text:p>
          </table:table-cell>
          <table:table-cell office:value-type="float" office:value="2.27502" calcext:value-type="float">
            <text:p>2.2750</text:p>
          </table:table-cell>
          <table:table-cell office:value-type="float" office:value="2.79006" calcext:value-type="float">
            <text:p>2.7901</text:p>
          </table:table-cell>
          <table:table-cell office:value-type="float" office:value="0.917687" calcext:value-type="float">
            <text:p>0.9177</text:p>
          </table:table-cell>
          <table:table-cell office:value-type="float" office:value="2.33974" calcext:value-type="float">
            <text:p>2.3397</text:p>
          </table:table-cell>
          <table:table-cell office:value-type="float" office:value="2.55701" calcext:value-type="float">
            <text:p>2.5570</text:p>
          </table:table-cell>
          <table:table-cell office:value-type="float" office:value="1.60005" calcext:value-type="float">
            <text:p>1.6001</text:p>
          </table:table-cell>
          <table:table-cell office:value-type="float" office:value="0.52047" calcext:value-type="float">
            <text:p>0.5205</text:p>
          </table:table-cell>
          <table:table-cell office:value-type="float" office:value="2.64024" calcext:value-type="float">
            <text:p>2.6402</text:p>
          </table:table-cell>
          <table:table-cell office:value-type="float" office:value="2.46337" calcext:value-type="float">
            <text:p>2.4634</text:p>
          </table:table-cell>
          <table:table-cell office:value-type="float" office:value="0" calcext:value-type="float">
            <text:p>0.0000</text:p>
          </table:table-cell>
          <table:table-cell office:value-type="float" office:value="2.6082" calcext:value-type="float">
            <text:p>2.6082</text:p>
          </table:table-cell>
          <table:table-cell office:value-type="float" office:value="7.92083" calcext:value-type="float">
            <text:p>7.9208</text:p>
          </table:table-cell>
          <table:table-cell office:value-type="float" office:value="7.34355" calcext:value-type="float">
            <text:p>7.3436</text:p>
          </table:table-cell>
          <table:table-cell office:value-type="float" office:value="1.57568" calcext:value-type="float">
            <text:p>1.5757</text:p>
          </table:table-cell>
          <table:table-cell office:value-type="float" office:value="20.7652" calcext:value-type="float">
            <text:p>20.7652</text:p>
          </table:table-cell>
          <table:table-cell office:value-type="float" office:value="1.35336" calcext:value-type="float">
            <text:p>1.3534</text:p>
          </table:table-cell>
          <table:table-cell office:value-type="float" office:value="4.03262" calcext:value-type="float">
            <text:p>4.0326</text:p>
          </table:table-cell>
          <table:table-cell office:value-type="float" office:value="6.36065" calcext:value-type="float">
            <text:p>6.3607</text:p>
          </table:table-cell>
          <table:table-cell office:value-type="float" office:value="2.26143" calcext:value-type="float">
            <text:p>2.2614</text:p>
          </table:table-cell>
          <table:table-cell office:value-type="float" office:value="0.80737" calcext:value-type="float">
            <text:p>0.8074</text:p>
          </table:table-cell>
          <table:table-cell office:value-type="float" office:value="2.35946" calcext:value-type="float">
            <text:p>2.3595</text:p>
          </table:table-cell>
          <table:table-cell office:value-type="float" office:value="1.35336" calcext:value-type="float">
            <text:p>1.3534</text:p>
          </table:table-cell>
          <table:table-cell office:value-type="float" office:value="3.47399" calcext:value-type="float">
            <text:p>3.4740</text:p>
          </table:table-cell>
          <table:table-cell table:number-columns-repeated="2" office:value-type="float" office:value="4.87281" calcext:value-type="float">
            <text:p>4.8728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style-name="ce12" office:value-type="string" calcext:value-type="string">
            <text:p>b(13):</text:p>
          </table:table-cell>
          <table:table-cell office:value-type="float" office:value="11.0333333333333" calcext:value-type="float">
            <text:p>11.0333333333333</text:p>
          </table:table-cell>
          <table:table-cell table:formula="of:=[.AH8]+[.AF1]+[.AZ42]" office:value-type="float" office:value="11.0084923658537" calcext:value-type="float">
            <text:p>11.0084923658537</text:p>
          </table:table-cell>
          <table:table-cell table:number-columns-repeated="2"/>
          <table:table-cell table:style-name="ce12" office:value-type="float" office:value="13" calcext:value-type="float">
            <text:p>13</text:p>
          </table:table-cell>
          <table:table-cell office:value-type="float" office:value="0.132425" calcext:value-type="float">
            <text:p>0.1324</text:p>
          </table:table-cell>
          <table:table-cell office:value-type="float" office:value="2.66897" calcext:value-type="float">
            <text:p>2.6690</text:p>
          </table:table-cell>
          <table:table-cell office:value-type="float" office:value="1.25265" calcext:value-type="float">
            <text:p>1.2527</text:p>
          </table:table-cell>
          <table:table-cell office:value-type="float" office:value="0.337274" calcext:value-type="float">
            <text:p>0.3373</text:p>
          </table:table-cell>
          <table:table-cell office:value-type="float" office:value="0.205071" calcext:value-type="float">
            <text:p>0.2051</text:p>
          </table:table-cell>
          <table:table-cell office:value-type="float" office:value="3.5153" calcext:value-type="float">
            <text:p>3.5153</text:p>
          </table:table-cell>
          <table:table-cell office:value-type="float" office:value="0.348187" calcext:value-type="float">
            <text:p>0.3482</text:p>
          </table:table-cell>
          <table:table-cell office:value-type="float" office:value="0.065852" calcext:value-type="float">
            <text:p>0.0659</text:p>
          </table:table-cell>
          <table:table-cell office:value-type="float" office:value="2.08893" calcext:value-type="float">
            <text:p>2.0889</text:p>
          </table:table-cell>
          <table:table-cell office:value-type="float" office:value="2.31661" calcext:value-type="float">
            <text:p>2.3166</text:p>
          </table:table-cell>
          <table:table-cell office:value-type="float" office:value="0.809747" calcext:value-type="float">
            <text:p>0.8097</text:p>
          </table:table-cell>
          <table:table-cell office:value-type="float" office:value="1.43247" calcext:value-type="float">
            <text:p>1.4325</text:p>
          </table:table-cell>
          <table:table-cell office:value-type="float" office:value="2.6082" calcext:value-type="float">
            <text:p>2.6082</text:p>
          </table:table-cell>
          <table:table-cell office:value-type="float" office:value="0" calcext:value-type="float">
            <text:p>0.0000</text:p>
          </table:table-cell>
          <table:table-cell office:value-type="float" office:value="7.52338" calcext:value-type="float">
            <text:p>7.5234</text:p>
          </table:table-cell>
          <table:table-cell office:value-type="float" office:value="7.69562" calcext:value-type="float">
            <text:p>7.6956</text:p>
          </table:table-cell>
          <table:table-cell office:value-type="float" office:value="2.17246" calcext:value-type="float">
            <text:p>2.1725</text:p>
          </table:table-cell>
          <table:table-cell office:value-type="float" office:value="18.9234" calcext:value-type="float">
            <text:p>18.9234</text:p>
          </table:table-cell>
          <table:table-cell office:value-type="float" office:value="3.53429" calcext:value-type="float">
            <text:p>3.5343</text:p>
          </table:table-cell>
          <table:table-cell office:value-type="float" office:value="6.62581" calcext:value-type="float">
            <text:p>6.6258</text:p>
          </table:table-cell>
          <table:table-cell office:value-type="float" office:value="6.59677" calcext:value-type="float">
            <text:p>6.5968</text:p>
          </table:table-cell>
          <table:table-cell office:value-type="float" office:value="2.62334" calcext:value-type="float">
            <text:p>2.6233</text:p>
          </table:table-cell>
          <table:table-cell office:value-type="float" office:value="3.13551" calcext:value-type="float">
            <text:p>3.1355</text:p>
          </table:table-cell>
          <table:table-cell office:value-type="float" office:value="0.386564" calcext:value-type="float">
            <text:p>0.3866</text:p>
          </table:table-cell>
          <table:table-cell office:value-type="float" office:value="3.53429" calcext:value-type="float">
            <text:p>3.5343</text:p>
          </table:table-cell>
          <table:table-cell office:value-type="float" office:value="5.93386" calcext:value-type="float">
            <text:p>5.9339</text:p>
          </table:table-cell>
          <table:table-cell table:number-columns-repeated="2" office:value-type="float" office:value="4.7094" calcext:value-type="float">
            <text:p>4.709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4" calcext:value-type="float">
            <text:p>14</text:p>
          </table:table-cell>
          <table:table-cell office:value-type="float" office:value="7.49383" calcext:value-type="float">
            <text:p>7.4938</text:p>
          </table:table-cell>
          <table:table-cell office:value-type="float" office:value="9.34335" calcext:value-type="float">
            <text:p>9.3434</text:p>
          </table:table-cell>
          <table:table-cell office:value-type="float" office:value="7.10081" calcext:value-type="float">
            <text:p>7.1008</text:p>
          </table:table-cell>
          <table:table-cell office:value-type="float" office:value="7.47621" calcext:value-type="float">
            <text:p>7.4762</text:p>
          </table:table-cell>
          <table:table-cell office:value-type="float" office:value="7.43066" calcext:value-type="float">
            <text:p>7.4307</text:p>
          </table:table-cell>
          <table:table-cell office:value-type="float" office:value="8.3959" calcext:value-type="float">
            <text:p>8.3959</text:p>
          </table:table-cell>
          <table:table-cell office:value-type="float" office:value="7.31406" calcext:value-type="float">
            <text:p>7.3141</text:p>
          </table:table-cell>
          <table:table-cell office:value-type="float" office:value="7.48167" calcext:value-type="float">
            <text:p>7.4817</text:p>
          </table:table-cell>
          <table:table-cell office:value-type="float" office:value="8.93426" calcext:value-type="float">
            <text:p>8.9343</text:p>
          </table:table-cell>
          <table:table-cell office:value-type="float" office:value="8.21438" calcext:value-type="float">
            <text:p>8.2144</text:p>
          </table:table-cell>
          <table:table-cell office:value-type="float" office:value="6.71805" calcext:value-type="float">
            <text:p>6.7181</text:p>
          </table:table-cell>
          <table:table-cell office:value-type="float" office:value="8.86079" calcext:value-type="float">
            <text:p>8.8608</text:p>
          </table:table-cell>
          <table:table-cell office:value-type="float" office:value="7.92083" calcext:value-type="float">
            <text:p>7.9208</text:p>
          </table:table-cell>
          <table:table-cell office:value-type="float" office:value="7.52338" calcext:value-type="float">
            <text:p>7.5234</text:p>
          </table:table-cell>
          <table:table-cell office:value-type="float" office:value="0" calcext:value-type="float">
            <text:p>0.0000</text:p>
          </table:table-cell>
          <table:table-cell office:value-type="float" office:value="2.19953" calcext:value-type="float">
            <text:p>2.1995</text:p>
          </table:table-cell>
          <table:table-cell office:value-type="float" office:value="8.97724" calcext:value-type="float">
            <text:p>8.9772</text:p>
          </table:table-cell>
          <table:table-cell office:value-type="float" office:value="14.3875" calcext:value-type="float">
            <text:p>14.3875</text:p>
          </table:table-cell>
          <table:table-cell office:value-type="float" office:value="7.15445" calcext:value-type="float">
            <text:p>7.1545</text:p>
          </table:table-cell>
          <table:table-cell office:value-type="float" office:value="9.51282" calcext:value-type="float">
            <text:p>9.5128</text:p>
          </table:table-cell>
          <table:table-cell office:value-type="float" office:value="2.13411" calcext:value-type="float">
            <text:p>2.1341</text:p>
          </table:table-cell>
          <table:table-cell office:value-type="float" office:value="5.68303" calcext:value-type="float">
            <text:p>5.6830</text:p>
          </table:table-cell>
          <table:table-cell office:value-type="float" office:value="7.45821" calcext:value-type="float">
            <text:p>7.4582</text:p>
          </table:table-cell>
          <table:table-cell office:value-type="float" office:value="7.80447" calcext:value-type="float">
            <text:p>7.8045</text:p>
          </table:table-cell>
          <table:table-cell office:value-type="float" office:value="7.15445" calcext:value-type="float">
            <text:p>7.1545</text:p>
          </table:table-cell>
          <table:table-cell office:value-type="float" office:value="8.23083" calcext:value-type="float">
            <text:p>8.2308</text:p>
          </table:table-cell>
          <table:table-cell table:number-columns-repeated="2" office:value-type="float" office:value="3.04983" calcext:value-type="float">
            <text:p>3.0498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5" calcext:value-type="float">
            <text:p>15</text:p>
          </table:table-cell>
          <table:table-cell office:value-type="float" office:value="7.70411" calcext:value-type="float">
            <text:p>7.7041</text:p>
          </table:table-cell>
          <table:table-cell office:value-type="float" office:value="8.94282" calcext:value-type="float">
            <text:p>8.9428</text:p>
          </table:table-cell>
          <table:table-cell office:value-type="float" office:value="6.94137" calcext:value-type="float">
            <text:p>6.9414</text:p>
          </table:table-cell>
          <table:table-cell office:value-type="float" office:value="7.55449" calcext:value-type="float">
            <text:p>7.5545</text:p>
          </table:table-cell>
          <table:table-cell office:value-type="float" office:value="7.6591" calcext:value-type="float">
            <text:p>7.6591</text:p>
          </table:table-cell>
          <table:table-cell office:value-type="float" office:value="7.5934" calcext:value-type="float">
            <text:p>7.5934</text:p>
          </table:table-cell>
          <table:table-cell office:value-type="float" office:value="7.41458" calcext:value-type="float">
            <text:p>7.4146</text:p>
          </table:table-cell>
          <table:table-cell office:value-type="float" office:value="7.64108" calcext:value-type="float">
            <text:p>7.6411</text:p>
          </table:table-cell>
          <table:table-cell office:value-type="float" office:value="8.64509" calcext:value-type="float">
            <text:p>8.6451</text:p>
          </table:table-cell>
          <table:table-cell office:value-type="float" office:value="7.74269" calcext:value-type="float">
            <text:p>7.7427</text:p>
          </table:table-cell>
          <table:table-cell office:value-type="float" office:value="6.90222" calcext:value-type="float">
            <text:p>6.9022</text:p>
          </table:table-cell>
          <table:table-cell office:value-type="float" office:value="8.8489" calcext:value-type="float">
            <text:p>8.8489</text:p>
          </table:table-cell>
          <table:table-cell office:value-type="float" office:value="7.34355" calcext:value-type="float">
            <text:p>7.3436</text:p>
          </table:table-cell>
          <table:table-cell office:value-type="float" office:value="7.69562" calcext:value-type="float">
            <text:p>7.6956</text:p>
          </table:table-cell>
          <table:table-cell office:value-type="float" office:value="2.19953" calcext:value-type="float">
            <text:p>2.1995</text:p>
          </table:table-cell>
          <table:table-cell office:value-type="float" office:value="0" calcext:value-type="float">
            <text:p>0.0000</text:p>
          </table:table-cell>
          <table:table-cell office:value-type="float" office:value="8.66791" calcext:value-type="float">
            <text:p>8.6679</text:p>
          </table:table-cell>
          <table:table-cell office:value-type="float" office:value="16.447" calcext:value-type="float">
            <text:p>16.4470</text:p>
          </table:table-cell>
          <table:table-cell office:value-type="float" office:value="6.28898" calcext:value-type="float">
            <text:p>6.2890</text:p>
          </table:table-cell>
          <table:table-cell office:value-type="float" office:value="8.02348" calcext:value-type="float">
            <text:p>8.0235</text:p>
          </table:table-cell>
          <table:table-cell office:value-type="float" office:value="1.10435" calcext:value-type="float">
            <text:p>1.1044</text:p>
          </table:table-cell>
          <table:table-cell office:value-type="float" office:value="5.33577" calcext:value-type="float">
            <text:p>5.3358</text:p>
          </table:table-cell>
          <table:table-cell office:value-type="float" office:value="6.71279" calcext:value-type="float">
            <text:p>6.7128</text:p>
          </table:table-cell>
          <table:table-cell office:value-type="float" office:value="7.89073" calcext:value-type="float">
            <text:p>7.8907</text:p>
          </table:table-cell>
          <table:table-cell office:value-type="float" office:value="6.28898" calcext:value-type="float">
            <text:p>6.2890</text:p>
          </table:table-cell>
          <table:table-cell office:value-type="float" office:value="6.76448" calcext:value-type="float">
            <text:p>6.7645</text:p>
          </table:table-cell>
          <table:table-cell table:number-columns-repeated="2" office:value-type="float" office:value="3.03635" calcext:value-type="float">
            <text:p>3.036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6" calcext:value-type="float">
            <text:p>16</text:p>
          </table:table-cell>
          <table:table-cell office:value-type="float" office:value="2.29517" calcext:value-type="float">
            <text:p>2.2952</text:p>
          </table:table-cell>
          <table:table-cell office:value-type="float" office:value="0.496558" calcext:value-type="float">
            <text:p>0.4966</text:p>
          </table:table-cell>
          <table:table-cell office:value-type="float" office:value="1.8974" calcext:value-type="float">
            <text:p>1.8974</text:p>
          </table:table-cell>
          <table:table-cell office:value-type="float" office:value="1.95065" calcext:value-type="float">
            <text:p>1.9507</text:p>
          </table:table-cell>
          <table:table-cell office:value-type="float" office:value="2.37546" calcext:value-type="float">
            <text:p>2.3755</text:p>
          </table:table-cell>
          <table:table-cell office:value-type="float" office:value="2.11746" calcext:value-type="float">
            <text:p>2.1175</text:p>
          </table:table-cell>
          <table:table-cell office:value-type="float" office:value="2.10416" calcext:value-type="float">
            <text:p>2.1042</text:p>
          </table:table-cell>
          <table:table-cell office:value-type="float" office:value="2.15705" calcext:value-type="float">
            <text:p>2.1571</text:p>
          </table:table-cell>
          <table:table-cell office:value-type="float" office:value="0.0879638" calcext:value-type="float">
            <text:p>0.0880</text:p>
          </table:table-cell>
          <table:table-cell office:value-type="float" office:value="1.05841" calcext:value-type="float">
            <text:p>1.0584</text:p>
          </table:table-cell>
          <table:table-cell office:value-type="float" office:value="2.67564" calcext:value-type="float">
            <text:p>2.6756</text:p>
          </table:table-cell>
          <table:table-cell office:value-type="float" office:value="1.19889" calcext:value-type="float">
            <text:p>1.1989</text:p>
          </table:table-cell>
          <table:table-cell office:value-type="float" office:value="1.57568" calcext:value-type="float">
            <text:p>1.5757</text:p>
          </table:table-cell>
          <table:table-cell office:value-type="float" office:value="2.17246" calcext:value-type="float">
            <text:p>2.1725</text:p>
          </table:table-cell>
          <table:table-cell office:value-type="float" office:value="8.97724" calcext:value-type="float">
            <text:p>8.9772</text:p>
          </table:table-cell>
          <table:table-cell office:value-type="float" office:value="8.66791" calcext:value-type="float">
            <text:p>8.6679</text:p>
          </table:table-cell>
          <table:table-cell office:value-type="float" office:value="0" calcext:value-type="float">
            <text:p>0.0000</text:p>
          </table:table-cell>
          <table:table-cell office:value-type="float" office:value="21.0619" calcext:value-type="float">
            <text:p>21.0619</text:p>
          </table:table-cell>
          <table:table-cell office:value-type="float" office:value="2.92899" calcext:value-type="float">
            <text:p>2.9290</text:p>
          </table:table-cell>
          <table:table-cell office:value-type="float" office:value="5.21418" calcext:value-type="float">
            <text:p>5.2142</text:p>
          </table:table-cell>
          <table:table-cell office:value-type="float" office:value="7.63188" calcext:value-type="float">
            <text:p>7.6319</text:p>
          </table:table-cell>
          <table:table-cell office:value-type="float" office:value="3.35651" calcext:value-type="float">
            <text:p>3.3565</text:p>
          </table:table-cell>
          <table:table-cell office:value-type="float" office:value="2.38302" calcext:value-type="float">
            <text:p>2.3830</text:p>
          </table:table-cell>
          <table:table-cell office:value-type="float" office:value="1.79237" calcext:value-type="float">
            <text:p>1.7924</text:p>
          </table:table-cell>
          <table:table-cell office:value-type="float" office:value="2.92899" calcext:value-type="float">
            <text:p>2.9290</text:p>
          </table:table-cell>
          <table:table-cell office:value-type="float" office:value="4.89608" calcext:value-type="float">
            <text:p>4.8961</text:p>
          </table:table-cell>
          <table:table-cell table:number-columns-repeated="2" office:value-type="float" office:value="5.95613" calcext:value-type="float">
            <text:p>5.9561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7" calcext:value-type="float">
            <text:p>17</text:p>
          </table:table-cell>
          <table:table-cell office:value-type="float" office:value="18.8131" calcext:value-type="float">
            <text:p>18.8131</text:p>
          </table:table-cell>
          <table:table-cell office:value-type="float" office:value="21.5502" calcext:value-type="float">
            <text:p>21.5502</text:p>
          </table:table-cell>
          <table:table-cell office:value-type="float" office:value="19.3652" calcext:value-type="float">
            <text:p>19.3652</text:p>
          </table:table-cell>
          <table:table-cell office:value-type="float" office:value="19.1133" calcext:value-type="float">
            <text:p>19.1133</text:p>
          </table:table-cell>
          <table:table-cell office:value-type="float" office:value="18.7299" calcext:value-type="float">
            <text:p>18.7299</text:p>
          </table:table-cell>
          <table:table-cell office:value-type="float" office:value="21.5461" calcext:value-type="float">
            <text:p>21.5461</text:p>
          </table:table-cell>
          <table:table-cell office:value-type="float" office:value="18.9578" calcext:value-type="float">
            <text:p>18.9578</text:p>
          </table:table-cell>
          <table:table-cell office:value-type="float" office:value="18.9277" calcext:value-type="float">
            <text:p>18.9277</text:p>
          </table:table-cell>
          <table:table-cell office:value-type="float" office:value="20.9839" calcext:value-type="float">
            <text:p>20.9839</text:p>
          </table:table-cell>
          <table:table-cell office:value-type="float" office:value="20.8036" calcext:value-type="float">
            <text:p>20.8036</text:p>
          </table:table-cell>
          <table:table-cell office:value-type="float" office:value="18.4003" calcext:value-type="float">
            <text:p>18.4003</text:p>
          </table:table-cell>
          <table:table-cell office:value-type="float" office:value="20.273" calcext:value-type="float">
            <text:p>20.2730</text:p>
          </table:table-cell>
          <table:table-cell office:value-type="float" office:value="20.7652" calcext:value-type="float">
            <text:p>20.7652</text:p>
          </table:table-cell>
          <table:table-cell office:value-type="float" office:value="18.9234" calcext:value-type="float">
            <text:p>18.9234</text:p>
          </table:table-cell>
          <table:table-cell office:value-type="float" office:value="14.3875" calcext:value-type="float">
            <text:p>14.3875</text:p>
          </table:table-cell>
          <table:table-cell office:value-type="float" office:value="16.447" calcext:value-type="float">
            <text:p>16.4470</text:p>
          </table:table-cell>
          <table:table-cell office:value-type="float" office:value="21.0619" calcext:value-type="float">
            <text:p>21.0619</text:p>
          </table:table-cell>
          <table:table-cell office:value-type="float" office:value="0" calcext:value-type="float">
            <text:p>0.0000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23.5437" calcext:value-type="float">
            <text:p>23.5437</text:p>
          </table:table-cell>
          <table:table-cell office:value-type="float" office:value="16.506" calcext:value-type="float">
            <text:p>16.5060</text:p>
          </table:table-cell>
          <table:table-cell office:value-type="float" office:value="18.692" calcext:value-type="float">
            <text:p>18.6920</text:p>
          </table:table-cell>
          <table:table-cell office:value-type="float" office:value="20.6668" calcext:value-type="float">
            <text:p>20.6668</text:p>
          </table:table-cell>
          <table:table-cell office:value-type="float" office:value="19.3099" calcext:value-type="float">
            <text:p>19.3099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22.2955" calcext:value-type="float">
            <text:p>22.2955</text:p>
          </table:table-cell>
          <table:table-cell table:number-columns-repeated="2" office:value-type="float" office:value="16.6364" calcext:value-type="float">
            <text:p>16.636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8" calcext:value-type="float">
            <text:p>18</text:p>
          </table:table-cell>
          <table:table-cell office:value-type="float" office:value="3.64599" calcext:value-type="float">
            <text:p>3.6460</text:p>
          </table:table-cell>
          <table:table-cell office:value-type="float" office:value="2.99363" calcext:value-type="float">
            <text:p>2.9936</text:p>
          </table:table-cell>
          <table:table-cell office:value-type="float" office:value="2.28788" calcext:value-type="float">
            <text:p>2.2879</text:p>
          </table:table-cell>
          <table:table-cell office:value-type="float" office:value="3.2031" calcext:value-type="float">
            <text:p>3.2031</text:p>
          </table:table-cell>
          <table:table-cell office:value-type="float" office:value="3.67656" calcext:value-type="float">
            <text:p>3.6766</text:p>
          </table:table-cell>
          <table:table-cell office:value-type="float" office:value="1.30521" calcext:value-type="float">
            <text:p>1.3052</text:p>
          </table:table-cell>
          <table:table-cell office:value-type="float" office:value="3.20567" calcext:value-type="float">
            <text:p>3.2057</text:p>
          </table:table-cell>
          <table:table-cell office:value-type="float" office:value="3.47241" calcext:value-type="float">
            <text:p>3.4724</text:p>
          </table:table-cell>
          <table:table-cell office:value-type="float" office:value="2.9519" calcext:value-type="float">
            <text:p>2.9519</text:p>
          </table:table-cell>
          <table:table-cell office:value-type="float" office:value="1.87188" calcext:value-type="float">
            <text:p>1.8719</text:p>
          </table:table-cell>
          <table:table-cell office:value-type="float" office:value="3.27073" calcext:value-type="float">
            <text:p>3.2707</text:p>
          </table:table-cell>
          <table:table-cell office:value-type="float" office:value="3.73899" calcext:value-type="float">
            <text:p>3.7390</text:p>
          </table:table-cell>
          <table:table-cell office:value-type="float" office:value="1.35336" calcext:value-type="float">
            <text:p>1.3534</text:p>
          </table:table-cell>
          <table:table-cell office:value-type="float" office:value="3.53429" calcext:value-type="float">
            <text:p>3.5343</text:p>
          </table:table-cell>
          <table:table-cell office:value-type="float" office:value="7.15445" calcext:value-type="float">
            <text:p>7.1545</text:p>
          </table:table-cell>
          <table:table-cell office:value-type="float" office:value="6.28898" calcext:value-type="float">
            <text:p>6.2890</text:p>
          </table:table-cell>
          <table:table-cell office:value-type="float" office:value="2.92899" calcext:value-type="float">
            <text:p>2.9290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0" calcext:value-type="float">
            <text:p>0.0000</text:p>
          </table:table-cell>
          <table:table-cell office:value-type="float" office:value="3.30635" calcext:value-type="float">
            <text:p>3.3064</text:p>
          </table:table-cell>
          <table:table-cell office:value-type="float" office:value="5.38727" calcext:value-type="float">
            <text:p>5.3873</text:p>
          </table:table-cell>
          <table:table-cell office:value-type="float" office:value="1.93302" calcext:value-type="float">
            <text:p>1.9330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3.39114" calcext:value-type="float">
            <text:p>3.3911</text:p>
          </table:table-cell>
          <table:table-cell office:value-type="float" office:value="0" calcext:value-type="float">
            <text:p>0.0000</text:p>
          </table:table-cell>
          <table:table-cell office:value-type="float" office:value="2.42119" calcext:value-type="float">
            <text:p>2.4212</text:p>
          </table:table-cell>
          <table:table-cell table:number-columns-repeated="2" office:value-type="float" office:value="4.18535" calcext:value-type="float">
            <text:p>4.185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7" office:value-type="float" office:value="19" calcext:value-type="float">
            <text:p>19</text:p>
          </table:table-cell>
          <table:table-cell office:value-type="float" office:value="6.75105" calcext:value-type="float">
            <text:p>6.7511</text:p>
          </table:table-cell>
          <table:table-cell office:value-type="float" office:value="4.96187" calcext:value-type="float">
            <text:p>4.9619</text:p>
          </table:table-cell>
          <table:table-cell office:value-type="float" office:value="5.45252" calcext:value-type="float">
            <text:p>5.4525</text:p>
          </table:table-cell>
          <table:table-cell office:value-type="float" office:value="6.28922" calcext:value-type="float">
            <text:p>6.2892</text:p>
          </table:table-cell>
          <table:table-cell office:value-type="float" office:value="6.79807" calcext:value-type="float">
            <text:p>6.7981</text:p>
          </table:table-cell>
          <table:table-cell office:value-type="float" office:value="3.17264" calcext:value-type="float">
            <text:p>3.1726</text:p>
          </table:table-cell>
          <table:table-cell office:value-type="float" office:value="6.3341" calcext:value-type="float">
            <text:p>6.3341</text:p>
          </table:table-cell>
          <table:table-cell office:value-type="float" office:value="6.57115" calcext:value-type="float">
            <text:p>6.5712</text:p>
          </table:table-cell>
          <table:table-cell office:value-type="float" office:value="5.28174" calcext:value-type="float">
            <text:p>5.2817</text:p>
          </table:table-cell>
          <table:table-cell office:value-type="float" office:value="4.42663" calcext:value-type="float">
            <text:p>4.4266</text:p>
          </table:table-cell>
          <table:table-cell office:value-type="float" office:value="6.51403" calcext:value-type="float">
            <text:p>6.5140</text:p>
          </table:table-cell>
          <table:table-cell office:value-type="float" office:value="6.3538" calcext:value-type="float">
            <text:p>6.3538</text:p>
          </table:table-cell>
          <table:table-cell office:value-type="float" office:value="4.03262" calcext:value-type="float">
            <text:p>4.0326</text:p>
          </table:table-cell>
          <table:table-cell office:value-type="float" office:value="6.62581" calcext:value-type="float">
            <text:p>6.6258</text:p>
          </table:table-cell>
          <table:table-cell office:value-type="float" office:value="9.51282" calcext:value-type="float">
            <text:p>9.5128</text:p>
          </table:table-cell>
          <table:table-cell office:value-type="float" office:value="8.02348" calcext:value-type="float">
            <text:p>8.0235</text:p>
          </table:table-cell>
          <table:table-cell office:value-type="float" office:value="5.21418" calcext:value-type="float">
            <text:p>5.2142</text:p>
          </table:table-cell>
          <table:table-cell office:value-type="float" office:value="23.5437" calcext:value-type="float">
            <text:p>23.5437</text:p>
          </table:table-cell>
          <table:table-cell office:value-type="float" office:value="3.30635" calcext:value-type="float">
            <text:p>3.3064</text:p>
          </table:table-cell>
          <table:table-cell office:value-type="float" office:value="0" calcext:value-type="float">
            <text:p>0.0000</text:p>
          </table:table-cell>
          <table:table-cell office:value-type="float" office:value="7.44693" calcext:value-type="float">
            <text:p>7.4469</text:p>
          </table:table-cell>
          <table:table-cell office:value-type="float" office:value="5.1791" calcext:value-type="float">
            <text:p>5.1791</text:p>
          </table:table-cell>
          <table:table-cell office:value-type="float" office:value="3.54061" calcext:value-type="float">
            <text:p>3.5406</text:p>
          </table:table-cell>
          <table:table-cell office:value-type="float" office:value="6.39183" calcext:value-type="float">
            <text:p>6.3918</text:p>
          </table:table-cell>
          <table:table-cell office:value-type="float" office:value="3.30635" calcext:value-type="float">
            <text:p>3.3064</text:p>
          </table:table-cell>
          <table:table-cell office:value-type="float" office:value="1.28209" calcext:value-type="float">
            <text:p>1.2821</text:p>
          </table:table-cell>
          <table:table-cell table:number-columns-repeated="2" office:value-type="float" office:value="6.90866" calcext:value-type="float">
            <text:p>6.9087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6" office:value-type="float" office:value="20" calcext:value-type="float">
            <text:p>20</text:p>
          </table:table-cell>
          <table:table-cell office:value-type="float" office:value="6.6034" calcext:value-type="float">
            <text:p>6.6034</text:p>
          </table:table-cell>
          <table:table-cell office:value-type="float" office:value="7.92683" calcext:value-type="float">
            <text:p>7.9268</text:p>
          </table:table-cell>
          <table:table-cell office:value-type="float" office:value="5.87131" calcext:value-type="float">
            <text:p>5.8713</text:p>
          </table:table-cell>
          <table:table-cell office:value-type="float" office:value="6.46148" calcext:value-type="float">
            <text:p>6.4615</text:p>
          </table:table-cell>
          <table:table-cell office:value-type="float" office:value="6.55757" calcext:value-type="float">
            <text:p>6.5576</text:p>
          </table:table-cell>
          <table:table-cell office:value-type="float" office:value="6.681" calcext:value-type="float">
            <text:p>6.6810</text:p>
          </table:table-cell>
          <table:table-cell office:value-type="float" office:value="6.31949" calcext:value-type="float">
            <text:p>6.3195</text:p>
          </table:table-cell>
          <table:table-cell office:value-type="float" office:value="6.54282" calcext:value-type="float">
            <text:p>6.5428</text:p>
          </table:table-cell>
          <table:table-cell office:value-type="float" office:value="7.60514" calcext:value-type="float">
            <text:p>7.6051</text:p>
          </table:table-cell>
          <table:table-cell office:value-type="float" office:value="6.73611" calcext:value-type="float">
            <text:p>6.7361</text:p>
          </table:table-cell>
          <table:table-cell office:value-type="float" office:value="5.8011" calcext:value-type="float">
            <text:p>5.8011</text:p>
          </table:table-cell>
          <table:table-cell office:value-type="float" office:value="7.76853" calcext:value-type="float">
            <text:p>7.7685</text:p>
          </table:table-cell>
          <table:table-cell office:value-type="float" office:value="6.36065" calcext:value-type="float">
            <text:p>6.3607</text:p>
          </table:table-cell>
          <table:table-cell office:value-type="float" office:value="6.59677" calcext:value-type="float">
            <text:p>6.5968</text:p>
          </table:table-cell>
          <table:table-cell office:value-type="float" office:value="2.13411" calcext:value-type="float">
            <text:p>2.1341</text:p>
          </table:table-cell>
          <table:table-cell office:value-type="float" office:value="1.10435" calcext:value-type="float">
            <text:p>1.1044</text:p>
          </table:table-cell>
          <table:table-cell office:value-type="float" office:value="7.63188" calcext:value-type="float">
            <text:p>7.6319</text:p>
          </table:table-cell>
          <table:table-cell office:value-type="float" office:value="16.506" calcext:value-type="float">
            <text:p>16.5060</text:p>
          </table:table-cell>
          <table:table-cell office:value-type="float" office:value="5.38727" calcext:value-type="float">
            <text:p>5.3873</text:p>
          </table:table-cell>
          <table:table-cell office:value-type="float" office:value="7.44693" calcext:value-type="float">
            <text:p>7.4469</text:p>
          </table:table-cell>
          <table:table-cell office:value-type="float" office:value="0" calcext:value-type="float">
            <text:p>0.0000</text:p>
          </table:table-cell>
          <table:table-cell office:value-type="float" office:value="4.28211" calcext:value-type="float">
            <text:p>4.2821</text:p>
          </table:table-cell>
          <table:table-cell office:value-type="float" office:value="5.77399" calcext:value-type="float">
            <text:p>5.7740</text:p>
          </table:table-cell>
          <table:table-cell office:value-type="float" office:value="6.79808" calcext:value-type="float">
            <text:p>6.7981</text:p>
          </table:table-cell>
          <table:table-cell office:value-type="float" office:value="5.38727" calcext:value-type="float">
            <text:p>5.3873</text:p>
          </table:table-cell>
          <table:table-cell office:value-type="float" office:value="6.16697" calcext:value-type="float">
            <text:p>6.1670</text:p>
          </table:table-cell>
          <table:table-cell table:number-columns-repeated="2" office:value-type="float" office:value="1.93412" calcext:value-type="float">
            <text:p>1.9341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6" office:value-type="float" office:value="21" calcext:value-type="float">
            <text:p>21</text:p>
          </table:table-cell>
          <table:table-cell office:value-type="float" office:value="2.6808" calcext:value-type="float">
            <text:p>2.6808</text:p>
          </table:table-cell>
          <table:table-cell office:value-type="float" office:value="3.68103" calcext:value-type="float">
            <text:p>3.6810</text:p>
          </table:table-cell>
          <table:table-cell office:value-type="float" office:value="1.62592" calcext:value-type="float">
            <text:p>1.6259</text:p>
          </table:table-cell>
          <table:table-cell office:value-type="float" office:value="2.38724" calcext:value-type="float">
            <text:p>2.3872</text:p>
          </table:table-cell>
          <table:table-cell office:value-type="float" office:value="2.66739" calcext:value-type="float">
            <text:p>2.6674</text:p>
          </table:table-cell>
          <table:table-cell office:value-type="float" office:value="2.89136" calcext:value-type="float">
            <text:p>2.8914</text:p>
          </table:table-cell>
          <table:table-cell office:value-type="float" office:value="2.28733" calcext:value-type="float">
            <text:p>2.2873</text:p>
          </table:table-cell>
          <table:table-cell office:value-type="float" office:value="2.55914" calcext:value-type="float">
            <text:p>2.5591</text:p>
          </table:table-cell>
          <table:table-cell office:value-type="float" office:value="3.32639" calcext:value-type="float">
            <text:p>3.3264</text:p>
          </table:table-cell>
          <table:table-cell office:value-type="float" office:value="2.53155" calcext:value-type="float">
            <text:p>2.5316</text:p>
          </table:table-cell>
          <table:table-cell office:value-type="float" office:value="1.98509" calcext:value-type="float">
            <text:p>1.9851</text:p>
          </table:table-cell>
          <table:table-cell office:value-type="float" office:value="3.55176" calcext:value-type="float">
            <text:p>3.5518</text:p>
          </table:table-cell>
          <table:table-cell office:value-type="float" office:value="2.26143" calcext:value-type="float">
            <text:p>2.2614</text:p>
          </table:table-cell>
          <table:table-cell office:value-type="float" office:value="2.62334" calcext:value-type="float">
            <text:p>2.6233</text:p>
          </table:table-cell>
          <table:table-cell office:value-type="float" office:value="5.68303" calcext:value-type="float">
            <text:p>5.6830</text:p>
          </table:table-cell>
          <table:table-cell office:value-type="float" office:value="5.33577" calcext:value-type="float">
            <text:p>5.3358</text:p>
          </table:table-cell>
          <table:table-cell office:value-type="float" office:value="3.35651" calcext:value-type="float">
            <text:p>3.3565</text:p>
          </table:table-cell>
          <table:table-cell office:value-type="float" office:value="18.692" calcext:value-type="float">
            <text:p>18.6920</text:p>
          </table:table-cell>
          <table:table-cell office:value-type="float" office:value="1.93302" calcext:value-type="float">
            <text:p>1.9330</text:p>
          </table:table-cell>
          <table:table-cell office:value-type="float" office:value="5.1791" calcext:value-type="float">
            <text:p>5.1791</text:p>
          </table:table-cell>
          <table:table-cell office:value-type="float" office:value="4.28211" calcext:value-type="float">
            <text:p>4.2821</text:p>
          </table:table-cell>
          <table:table-cell office:value-type="float" office:value="0" calcext:value-type="float">
            <text:p>0.0000</text:p>
          </table:table-cell>
          <table:table-cell office:value-type="float" office:value="1.97973" calcext:value-type="float">
            <text:p>1.9797</text:p>
          </table:table-cell>
          <table:table-cell office:value-type="float" office:value="2.70332" calcext:value-type="float">
            <text:p>2.7033</text:p>
          </table:table-cell>
          <table:table-cell office:value-type="float" office:value="1.93302" calcext:value-type="float">
            <text:p>1.9330</text:p>
          </table:table-cell>
          <table:table-cell office:value-type="float" office:value="4.13329" calcext:value-type="float">
            <text:p>4.1333</text:p>
          </table:table-cell>
          <table:table-cell table:number-columns-repeated="2" office:value-type="float" office:value="2.63473" calcext:value-type="float">
            <text:p>2.6347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style-name="ce11"/>
          <table:table-cell table:number-columns-repeated="5"/>
          <table:table-cell table:style-name="ce16" office:value-type="float" office:value="22" calcext:value-type="float">
            <text:p>22</text:p>
          </table:table-cell>
          <table:table-cell office:value-type="float" office:value="3.25443" calcext:value-type="float">
            <text:p>3.2544</text:p>
          </table:table-cell>
          <table:table-cell office:value-type="float" office:value="2.45268" calcext:value-type="float">
            <text:p>2.4527</text:p>
          </table:table-cell>
          <table:table-cell office:value-type="float" office:value="1.92102" calcext:value-type="float">
            <text:p>1.9210</text:p>
          </table:table-cell>
          <table:table-cell office:value-type="float" office:value="2.79912" calcext:value-type="float">
            <text:p>2.7991</text:p>
          </table:table-cell>
          <table:table-cell office:value-type="float" office:value="3.29342" calcext:value-type="float">
            <text:p>3.2934</text:p>
          </table:table-cell>
          <table:table-cell office:value-type="float" office:value="0.941163" calcext:value-type="float">
            <text:p>0.9412</text:p>
          </table:table-cell>
          <table:table-cell office:value-type="float" office:value="2.82315" calcext:value-type="float">
            <text:p>2.8232</text:p>
          </table:table-cell>
          <table:table-cell office:value-type="float" office:value="3.07658" calcext:value-type="float">
            <text:p>3.0766</text:p>
          </table:table-cell>
          <table:table-cell office:value-type="float" office:value="2.40693" calcext:value-type="float">
            <text:p>2.4069</text:p>
          </table:table-cell>
          <table:table-cell office:value-type="float" office:value="1.32682" calcext:value-type="float">
            <text:p>1.3268</text:p>
          </table:table-cell>
          <table:table-cell office:value-type="float" office:value="2.97358" calcext:value-type="float">
            <text:p>2.9736</text:p>
          </table:table-cell>
          <table:table-cell office:value-type="float" office:value="3.22209" calcext:value-type="float">
            <text:p>3.2221</text:p>
          </table:table-cell>
          <table:table-cell office:value-type="float" office:value="0.80737" calcext:value-type="float">
            <text:p>0.8074</text:p>
          </table:table-cell>
          <table:table-cell office:value-type="float" office:value="3.13551" calcext:value-type="float">
            <text:p>3.1355</text:p>
          </table:table-cell>
          <table:table-cell office:value-type="float" office:value="7.45821" calcext:value-type="float">
            <text:p>7.4582</text:p>
          </table:table-cell>
          <table:table-cell office:value-type="float" office:value="6.71279" calcext:value-type="float">
            <text:p>6.7128</text:p>
          </table:table-cell>
          <table:table-cell office:value-type="float" office:value="2.38302" calcext:value-type="float">
            <text:p>2.3830</text:p>
          </table:table-cell>
          <table:table-cell office:value-type="float" office:value="20.6668" calcext:value-type="float">
            <text:p>20.6668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3.54061" calcext:value-type="float">
            <text:p>3.5406</text:p>
          </table:table-cell>
          <table:table-cell office:value-type="float" office:value="5.77399" calcext:value-type="float">
            <text:p>5.7740</text:p>
          </table:table-cell>
          <table:table-cell office:value-type="float" office:value="1.97973" calcext:value-type="float">
            <text:p>1.9797</text:p>
          </table:table-cell>
          <table:table-cell office:value-type="float" office:value="0" calcext:value-type="float">
            <text:p>0.0000</text:p>
          </table:table-cell>
          <table:table-cell office:value-type="float" office:value="2.95437" calcext:value-type="float">
            <text:p>2.9544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2.80415" calcext:value-type="float">
            <text:p>2.8042</text:p>
          </table:table-cell>
          <table:table-cell table:number-columns-repeated="2" office:value-type="float" office:value="4.44125" calcext:value-type="float">
            <text:p>4.4413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"/>
          <table:table-cell table:style-name="ce16" office:value-type="float" office:value="23" calcext:value-type="float">
            <text:p>23</text:p>
          </table:table-cell>
          <table:table-cell office:value-type="float" office:value="0.503533" calcext:value-type="float">
            <text:p>0.5035</text:p>
          </table:table-cell>
          <table:table-cell office:value-type="float" office:value="2.28886" calcext:value-type="float">
            <text:p>2.2889</text:p>
          </table:table-cell>
          <table:table-cell office:value-type="float" office:value="1.17732" calcext:value-type="float">
            <text:p>1.1773</text:p>
          </table:table-cell>
          <table:table-cell office:value-type="float" office:value="0.336856" calcext:value-type="float">
            <text:p>0.3369</text:p>
          </table:table-cell>
          <table:table-cell office:value-type="float" office:value="0.584993" calcext:value-type="float">
            <text:p>0.5850</text:p>
          </table:table-cell>
          <table:table-cell office:value-type="float" office:value="3.24827" calcext:value-type="float">
            <text:p>3.2483</text:p>
          </table:table-cell>
          <table:table-cell office:value-type="float" office:value="0.490895" calcext:value-type="float">
            <text:p>0.4909</text:p>
          </table:table-cell>
          <table:table-cell office:value-type="float" office:value="0.386592" calcext:value-type="float">
            <text:p>0.3866</text:p>
          </table:table-cell>
          <table:table-cell office:value-type="float" office:value="1.70792" calcext:value-type="float">
            <text:p>1.7079</text:p>
          </table:table-cell>
          <table:table-cell office:value-type="float" office:value="2.01926" calcext:value-type="float">
            <text:p>2.0193</text:p>
          </table:table-cell>
          <table:table-cell office:value-type="float" office:value="1.09883" calcext:value-type="float">
            <text:p>1.0988</text:p>
          </table:table-cell>
          <table:table-cell office:value-type="float" office:value="1.08208" calcext:value-type="float">
            <text:p>1.0821</text:p>
          </table:table-cell>
          <table:table-cell office:value-type="float" office:value="2.35946" calcext:value-type="float">
            <text:p>2.3595</text:p>
          </table:table-cell>
          <table:table-cell office:value-type="float" office:value="0.386564" calcext:value-type="float">
            <text:p>0.3866</text:p>
          </table:table-cell>
          <table:table-cell office:value-type="float" office:value="7.80447" calcext:value-type="float">
            <text:p>7.8045</text:p>
          </table:table-cell>
          <table:table-cell office:value-type="float" office:value="7.89073" calcext:value-type="float">
            <text:p>7.8907</text:p>
          </table:table-cell>
          <table:table-cell office:value-type="float" office:value="1.79237" calcext:value-type="float">
            <text:p>1.7924</text:p>
          </table:table-cell>
          <table:table-cell office:value-type="float" office:value="19.3099" calcext:value-type="float">
            <text:p>19.3099</text:p>
          </table:table-cell>
          <table:table-cell office:value-type="float" office:value="3.39114" calcext:value-type="float">
            <text:p>3.3911</text:p>
          </table:table-cell>
          <table:table-cell office:value-type="float" office:value="6.39183" calcext:value-type="float">
            <text:p>6.3918</text:p>
          </table:table-cell>
          <table:table-cell office:value-type="float" office:value="6.79808" calcext:value-type="float">
            <text:p>6.7981</text:p>
          </table:table-cell>
          <table:table-cell office:value-type="float" office:value="2.70332" calcext:value-type="float">
            <text:p>2.7033</text:p>
          </table:table-cell>
          <table:table-cell office:value-type="float" office:value="2.95437" calcext:value-type="float">
            <text:p>2.9544</text:p>
          </table:table-cell>
          <table:table-cell office:value-type="float" office:value="0" calcext:value-type="float">
            <text:p>0.0000</text:p>
          </table:table-cell>
          <table:table-cell office:value-type="float" office:value="3.39114" calcext:value-type="float">
            <text:p>3.3911</text:p>
          </table:table-cell>
          <table:table-cell office:value-type="float" office:value="5.75811" calcext:value-type="float">
            <text:p>5.7581</text:p>
          </table:table-cell>
          <table:table-cell table:number-columns-repeated="2" office:value-type="float" office:value="4.93762" calcext:value-type="float">
            <text:p>4.9376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16" office:value-type="float" office:value="24" calcext:value-type="float">
            <text:p>24</text:p>
          </table:table-cell>
          <table:table-cell office:value-type="float" office:value="3.64599" calcext:value-type="float">
            <text:p>3.6460</text:p>
          </table:table-cell>
          <table:table-cell office:value-type="float" office:value="2.99363" calcext:value-type="float">
            <text:p>2.9936</text:p>
          </table:table-cell>
          <table:table-cell office:value-type="float" office:value="2.28788" calcext:value-type="float">
            <text:p>2.2879</text:p>
          </table:table-cell>
          <table:table-cell office:value-type="float" office:value="3.2031" calcext:value-type="float">
            <text:p>3.2031</text:p>
          </table:table-cell>
          <table:table-cell office:value-type="float" office:value="3.67656" calcext:value-type="float">
            <text:p>3.6766</text:p>
          </table:table-cell>
          <table:table-cell office:value-type="float" office:value="1.30521" calcext:value-type="float">
            <text:p>1.3052</text:p>
          </table:table-cell>
          <table:table-cell office:value-type="float" office:value="3.20567" calcext:value-type="float">
            <text:p>3.2057</text:p>
          </table:table-cell>
          <table:table-cell office:value-type="float" office:value="3.47241" calcext:value-type="float">
            <text:p>3.4724</text:p>
          </table:table-cell>
          <table:table-cell office:value-type="float" office:value="2.9519" calcext:value-type="float">
            <text:p>2.9519</text:p>
          </table:table-cell>
          <table:table-cell office:value-type="float" office:value="1.87188" calcext:value-type="float">
            <text:p>1.8719</text:p>
          </table:table-cell>
          <table:table-cell office:value-type="float" office:value="3.27073" calcext:value-type="float">
            <text:p>3.2707</text:p>
          </table:table-cell>
          <table:table-cell office:value-type="float" office:value="3.73899" calcext:value-type="float">
            <text:p>3.7390</text:p>
          </table:table-cell>
          <table:table-cell office:value-type="float" office:value="1.35336" calcext:value-type="float">
            <text:p>1.3534</text:p>
          </table:table-cell>
          <table:table-cell office:value-type="float" office:value="3.53429" calcext:value-type="float">
            <text:p>3.5343</text:p>
          </table:table-cell>
          <table:table-cell office:value-type="float" office:value="7.15445" calcext:value-type="float">
            <text:p>7.1545</text:p>
          </table:table-cell>
          <table:table-cell office:value-type="float" office:value="6.28898" calcext:value-type="float">
            <text:p>6.2890</text:p>
          </table:table-cell>
          <table:table-cell office:value-type="float" office:value="2.92899" calcext:value-type="float">
            <text:p>2.9290</text:p>
          </table:table-cell>
          <table:table-cell office:value-type="float" office:value="20.5886" calcext:value-type="float">
            <text:p>20.5886</text:p>
          </table:table-cell>
          <table:table-cell office:value-type="float" office:value="0" calcext:value-type="float">
            <text:p>0.0000</text:p>
          </table:table-cell>
          <table:table-cell office:value-type="float" office:value="3.30635" calcext:value-type="float">
            <text:p>3.3064</text:p>
          </table:table-cell>
          <table:table-cell office:value-type="float" office:value="5.38727" calcext:value-type="float">
            <text:p>5.3873</text:p>
          </table:table-cell>
          <table:table-cell office:value-type="float" office:value="1.93302" calcext:value-type="float">
            <text:p>1.9330</text:p>
          </table:table-cell>
          <table:table-cell office:value-type="float" office:value="0.546461" calcext:value-type="float">
            <text:p>0.5465</text:p>
          </table:table-cell>
          <table:table-cell office:value-type="float" office:value="3.39114" calcext:value-type="float">
            <text:p>3.3911</text:p>
          </table:table-cell>
          <table:table-cell office:value-type="float" office:value="0" calcext:value-type="float">
            <text:p>0.0000</text:p>
          </table:table-cell>
          <table:table-cell office:value-type="float" office:value="2.42119" calcext:value-type="float">
            <text:p>2.4212</text:p>
          </table:table-cell>
          <table:table-cell table:number-columns-repeated="2" office:value-type="float" office:value="4.18535" calcext:value-type="float">
            <text:p>4.1854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6" office:value-type="float" office:value="25" calcext:value-type="float">
            <text:p>25</text:p>
          </table:table-cell>
          <table:table-cell office:value-type="float" office:value="6.04999" calcext:value-type="float">
            <text:p>6.0500</text:p>
          </table:table-cell>
          <table:table-cell office:value-type="float" office:value="4.75933" calcext:value-type="float">
            <text:p>4.7593</text:p>
          </table:table-cell>
          <table:table-cell office:value-type="float" office:value="4.69919" calcext:value-type="float">
            <text:p>4.6992</text:p>
          </table:table-cell>
          <table:table-cell office:value-type="float" office:value="5.59876" calcext:value-type="float">
            <text:p>5.5988</text:p>
          </table:table-cell>
          <table:table-cell office:value-type="float" office:value="6.08493" calcext:value-type="float">
            <text:p>6.0849</text:p>
          </table:table-cell>
          <table:table-cell office:value-type="float" office:value="2.78138" calcext:value-type="float">
            <text:p>2.7814</text:p>
          </table:table-cell>
          <table:table-cell office:value-type="float" office:value="5.61347" calcext:value-type="float">
            <text:p>5.6135</text:p>
          </table:table-cell>
          <table:table-cell office:value-type="float" office:value="5.87369" calcext:value-type="float">
            <text:p>5.8737</text:p>
          </table:table-cell>
          <table:table-cell office:value-type="float" office:value="4.94798" calcext:value-type="float">
            <text:p>4.9480</text:p>
          </table:table-cell>
          <table:table-cell office:value-type="float" office:value="3.95038" calcext:value-type="float">
            <text:p>3.9504</text:p>
          </table:table-cell>
          <table:table-cell office:value-type="float" office:value="5.69003" calcext:value-type="float">
            <text:p>5.6900</text:p>
          </table:table-cell>
          <table:table-cell office:value-type="float" office:value="5.92652" calcext:value-type="float">
            <text:p>5.9265</text:p>
          </table:table-cell>
          <table:table-cell office:value-type="float" office:value="3.47399" calcext:value-type="float">
            <text:p>3.4740</text:p>
          </table:table-cell>
          <table:table-cell office:value-type="float" office:value="5.93386" calcext:value-type="float">
            <text:p>5.9339</text:p>
          </table:table-cell>
          <table:table-cell office:value-type="float" office:value="8.23083" calcext:value-type="float">
            <text:p>8.2308</text:p>
          </table:table-cell>
          <table:table-cell office:value-type="float" office:value="6.76448" calcext:value-type="float">
            <text:p>6.7645</text:p>
          </table:table-cell>
          <table:table-cell office:value-type="float" office:value="4.89608" calcext:value-type="float">
            <text:p>4.8961</text:p>
          </table:table-cell>
          <table:table-cell office:value-type="float" office:value="22.2955" calcext:value-type="float">
            <text:p>22.2955</text:p>
          </table:table-cell>
          <table:table-cell office:value-type="float" office:value="2.42119" calcext:value-type="float">
            <text:p>2.4212</text:p>
          </table:table-cell>
          <table:table-cell office:value-type="float" office:value="1.28209" calcext:value-type="float">
            <text:p>1.2821</text:p>
          </table:table-cell>
          <table:table-cell office:value-type="float" office:value="6.16697" calcext:value-type="float">
            <text:p>6.1670</text:p>
          </table:table-cell>
          <table:table-cell office:value-type="float" office:value="4.13329" calcext:value-type="float">
            <text:p>4.1333</text:p>
          </table:table-cell>
          <table:table-cell office:value-type="float" office:value="2.80415" calcext:value-type="float">
            <text:p>2.8042</text:p>
          </table:table-cell>
          <table:table-cell office:value-type="float" office:value="5.75811" calcext:value-type="float">
            <text:p>5.7581</text:p>
          </table:table-cell>
          <table:table-cell office:value-type="float" office:value="2.42119" calcext:value-type="float">
            <text:p>2.4212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5.66017" calcext:value-type="float">
            <text:p>5.6602</text:p>
          </table:table-cell>
          <table:table-cell table:number-columns-repeated="2" office:value-type="float" office:value="0" calcext:value-type="float">
            <text:p>0.000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7"/>
          <table:table-cell table:style-name="ce18" office:value-type="float" office:value="26" calcext:value-type="float">
            <text:p>26</text:p>
          </table:table-cell>
          <table:table-cell office:value-type="float" office:value="4.70653" calcext:value-type="float">
            <text:p>4.7065</text:p>
          </table:table-cell>
          <table:table-cell office:value-type="float" office:value="6.30626" calcext:value-type="float">
            <text:p>6.3063</text:p>
          </table:table-cell>
          <table:table-cell office:value-type="float" office:value="4.10818" calcext:value-type="float">
            <text:p>4.1082</text:p>
          </table:table-cell>
          <table:table-cell office:value-type="float" office:value="4.60128" calcext:value-type="float">
            <text:p>4.6013</text:p>
          </table:table-cell>
          <table:table-cell office:value-type="float" office:value="4.6562" calcext:value-type="float">
            <text:p>4.6562</text:p>
          </table:table-cell>
          <table:table-cell office:value-type="float" office:value="5.38235" calcext:value-type="float">
            <text:p>5.3824</text:p>
          </table:table-cell>
          <table:table-cell office:value-type="float" office:value="4.45097" calcext:value-type="float">
            <text:p>4.4510</text:p>
          </table:table-cell>
          <table:table-cell office:value-type="float" office:value="4.65853" calcext:value-type="float">
            <text:p>4.6585</text:p>
          </table:table-cell>
          <table:table-cell office:value-type="float" office:value="5.91779" calcext:value-type="float">
            <text:p>5.9178</text:p>
          </table:table-cell>
          <table:table-cell office:value-type="float" office:value="5.16622" calcext:value-type="float">
            <text:p>5.1662</text:p>
          </table:table-cell>
          <table:table-cell office:value-type="float" office:value="3.90445" calcext:value-type="float">
            <text:p>3.9045</text:p>
          </table:table-cell>
          <table:table-cell office:value-type="float" office:value="5.94887" calcext:value-type="float">
            <text:p>5.9489</text:p>
          </table:table-cell>
          <table:table-cell office:value-type="float" office:value="4.87281" calcext:value-type="float">
            <text:p>4.8728</text:p>
          </table:table-cell>
          <table:table-cell office:value-type="float" office:value="4.7094" calcext:value-type="float">
            <text:p>4.7094</text:p>
          </table:table-cell>
          <table:table-cell office:value-type="float" office:value="3.04983" calcext:value-type="float">
            <text:p>3.0498</text:p>
          </table:table-cell>
          <table:table-cell office:value-type="float" office:value="3.03635" calcext:value-type="float">
            <text:p>3.0364</text:p>
          </table:table-cell>
          <table:table-cell office:value-type="float" office:value="5.95613" calcext:value-type="float">
            <text:p>5.9561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4.18535" calcext:value-type="float">
            <text:p>4.1854</text:p>
          </table:table-cell>
          <table:table-cell office:value-type="float" office:value="6.90866" calcext:value-type="float">
            <text:p>6.9087</text:p>
          </table:table-cell>
          <table:table-cell office:value-type="float" office:value="1.93412" calcext:value-type="float">
            <text:p>1.9341</text:p>
          </table:table-cell>
          <table:table-cell office:value-type="float" office:value="2.63473" calcext:value-type="float">
            <text:p>2.6347</text:p>
          </table:table-cell>
          <table:table-cell office:value-type="float" office:value="4.44125" calcext:value-type="float">
            <text:p>4.4413</text:p>
          </table:table-cell>
          <table:table-cell office:value-type="float" office:value="4.93762" calcext:value-type="float">
            <text:p>4.9376</text:p>
          </table:table-cell>
          <table:table-cell office:value-type="float" office:value="4.18535" calcext:value-type="float">
            <text:p>4.1854</text:p>
          </table:table-cell>
          <table:table-cell office:value-type="float" office:value="5.66017" calcext:value-type="float">
            <text:p>5.6602</text:p>
          </table:table-cell>
          <table:table-cell table:number-columns-repeated="4" office:value-type="float" office:value="0" calcext:value-type="float">
            <text:p>0.000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-7</text:p>
          </table:table-cell>
          <table:table-cell table:number-columns-repeated="3"/>
          <table:table-cell table:style-name="ce18" office:value-type="float" office:value="27" calcext:value-type="float">
            <text:p>27</text:p>
          </table:table-cell>
          <table:table-cell office:value-type="float" office:value="4.70653" calcext:value-type="float">
            <text:p>4.7065</text:p>
          </table:table-cell>
          <table:table-cell office:value-type="float" office:value="6.30626" calcext:value-type="float">
            <text:p>6.3063</text:p>
          </table:table-cell>
          <table:table-cell office:value-type="float" office:value="4.10818" calcext:value-type="float">
            <text:p>4.1082</text:p>
          </table:table-cell>
          <table:table-cell office:value-type="float" office:value="4.60128" calcext:value-type="float">
            <text:p>4.6013</text:p>
          </table:table-cell>
          <table:table-cell office:value-type="float" office:value="4.6562" calcext:value-type="float">
            <text:p>4.6562</text:p>
          </table:table-cell>
          <table:table-cell office:value-type="float" office:value="5.38235" calcext:value-type="float">
            <text:p>5.3824</text:p>
          </table:table-cell>
          <table:table-cell office:value-type="float" office:value="4.45097" calcext:value-type="float">
            <text:p>4.4510</text:p>
          </table:table-cell>
          <table:table-cell office:value-type="float" office:value="4.65853" calcext:value-type="float">
            <text:p>4.6585</text:p>
          </table:table-cell>
          <table:table-cell office:value-type="float" office:value="5.91779" calcext:value-type="float">
            <text:p>5.9178</text:p>
          </table:table-cell>
          <table:table-cell office:value-type="float" office:value="5.16622" calcext:value-type="float">
            <text:p>5.1662</text:p>
          </table:table-cell>
          <table:table-cell office:value-type="float" office:value="3.90445" calcext:value-type="float">
            <text:p>3.9045</text:p>
          </table:table-cell>
          <table:table-cell office:value-type="float" office:value="5.94887" calcext:value-type="float">
            <text:p>5.9489</text:p>
          </table:table-cell>
          <table:table-cell office:value-type="float" office:value="4.87281" calcext:value-type="float">
            <text:p>4.8728</text:p>
          </table:table-cell>
          <table:table-cell office:value-type="float" office:value="4.7094" calcext:value-type="float">
            <text:p>4.7094</text:p>
          </table:table-cell>
          <table:table-cell office:value-type="float" office:value="3.04983" calcext:value-type="float">
            <text:p>3.0498</text:p>
          </table:table-cell>
          <table:table-cell office:value-type="float" office:value="3.03635" calcext:value-type="float">
            <text:p>3.0364</text:p>
          </table:table-cell>
          <table:table-cell office:value-type="float" office:value="5.95613" calcext:value-type="float">
            <text:p>5.9561</text:p>
          </table:table-cell>
          <table:table-cell office:value-type="float" office:value="16.6364" calcext:value-type="float">
            <text:p>16.6364</text:p>
          </table:table-cell>
          <table:table-cell office:value-type="float" office:value="4.18535" calcext:value-type="float">
            <text:p>4.1854</text:p>
          </table:table-cell>
          <table:table-cell office:value-type="float" office:value="6.90866" calcext:value-type="float">
            <text:p>6.9087</text:p>
          </table:table-cell>
          <table:table-cell office:value-type="float" office:value="1.93412" calcext:value-type="float">
            <text:p>1.9341</text:p>
          </table:table-cell>
          <table:table-cell office:value-type="float" office:value="2.63473" calcext:value-type="float">
            <text:p>2.6347</text:p>
          </table:table-cell>
          <table:table-cell office:value-type="float" office:value="4.44125" calcext:value-type="float">
            <text:p>4.4413</text:p>
          </table:table-cell>
          <table:table-cell office:value-type="float" office:value="4.93762" calcext:value-type="float">
            <text:p>4.9376</text:p>
          </table:table-cell>
          <table:table-cell office:value-type="float" office:value="4.18535" calcext:value-type="float">
            <text:p>4.1854</text:p>
          </table:table-cell>
          <table:table-cell office:value-type="float" office:value="5.66017" calcext:value-type="float">
            <text:p>5.6602</text:p>
          </table:table-cell>
          <table:table-cell table:number-columns-repeated="4" office:value-type="float" office:value="0" calcext:value-type="float">
            <text:p>0.000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1-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0" office:value-type="float" office:value="0" calcext:value-type="float">
            <text:p>0.000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2-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30" office:value-type="float" office:value="0" calcext:value-type="float">
            <text:p>0.0000</text:p>
          </table:table-cell>
        </table:table-row>
        <table:table-row table:style-name="ro1">
          <table:table-cell table:number-columns-repeated="33"/>
          <table:table-cell office:value-type="string" calcext:value-type="string">
            <text:p>3-10</text:p>
          </table:table-cell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4-11</text:p>
          </table:table-cell>
          <table:table-cell table:number-columns-repeated="34"/>
        </table:table-row>
        <table:table-row table:style-name="ro1">
          <table:table-cell table:number-columns-repeated="33"/>
          <table:table-cell office:value-type="string" calcext:value-type="string">
            <text:p>5-12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27 - 1 - 8 - 3 - 10 - 0 - 7 - 6 - 13 - 5 - 12 - 2 - 9 - 4 - 11 - 29</text:p>
          </table:table-cell>
          <table:table-cell table:number-columns-repeated="29"/>
          <table:table-cell office:value-type="string" calcext:value-type="string">
            <text:p>6-13</text:p>
          </table:table-cell>
          <table:table-cell table:number-columns-repeated="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0:</text:p>
          </table:table-cell>
          <table:table-cell office:value-type="float" office:value="10.6167" calcext:value-type="float">
            <text:p>10.6167</text:p>
          </table:table-cell>
          <table:table-cell office:value-type="float" office:value="10.7833" calcext:value-type="float">
            <text:p>10.7833</text:p>
          </table:table-cell>
          <table:table-cell table:style-name="ce5" office:value-type="string" calcext:value-type="string">
            <text:p>0:</text:p>
          </table:table-cell>
          <table:table-cell office:value-type="float" office:value="10.6666666688082" calcext:value-type="float">
            <text:p>10.6666666688082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formula="of:=[.AM2]/41" office:value-type="float" office:value="0" calcext:value-type="float">
            <text:p>0.0000</text:p>
          </table:table-cell>
          <table:table-cell table:formula="of:=[.AN2]/41" office:value-type="float" office:value="0.0680907317073171" calcext:value-type="float">
            <text:p>0.0681</text:p>
          </table:table-cell>
          <table:table-cell table:formula="of:=[.AO2]/41" office:value-type="float" office:value="0.0331680487804878" calcext:value-type="float">
            <text:p>0.0332</text:p>
          </table:table-cell>
          <table:table-cell table:formula="of:=[.AP2]/41" office:value-type="float" office:value="0.011275" calcext:value-type="float">
            <text:p>0.0113</text:p>
          </table:table-cell>
          <table:table-cell table:formula="of:=[.AQ2]/41" office:value-type="float" office:value="0.0020312512195122" calcext:value-type="float">
            <text:p>0.0020</text:p>
          </table:table-cell>
          <table:table-cell table:formula="of:=[.AR2]/41" office:value-type="float" office:value="0.0889039024390244" calcext:value-type="float">
            <text:p>0.0889</text:p>
          </table:table-cell>
          <table:table-cell table:formula="of:=[.AS2]/41" office:value-type="float" office:value="0.0108061219512195" calcext:value-type="float">
            <text:p>0.0108</text:p>
          </table:table-cell>
          <table:table-cell table:formula="of:=[.AT2]/41" office:value-type="float" office:value="0.00439017073170732" calcext:value-type="float">
            <text:p>0.0044</text:p>
          </table:table-cell>
          <table:table-cell table:formula="of:=[.AU2]/41" office:value-type="float" office:value="0.0539275609756098" calcext:value-type="float">
            <text:p>0.0539</text:p>
          </table:table-cell>
          <table:table-cell table:formula="of:=[.AV2]/41" office:value-type="float" office:value="0.0597239024390244" calcext:value-type="float">
            <text:p>0.0597</text:p>
          </table:table-cell>
          <table:table-cell table:formula="of:=[.AW2]/41" office:value-type="float" office:value="0.0195789756097561" calcext:value-type="float">
            <text:p>0.0196</text:p>
          </table:table-cell>
          <table:table-cell table:formula="of:=[.AX2]/41" office:value-type="float" office:value="0.03694" calcext:value-type="float">
            <text:p>0.0369</text:p>
          </table:table-cell>
          <table:table-cell table:formula="of:=[.AY2]/41" office:value-type="float" office:value="0.0667485365853659" calcext:value-type="float">
            <text:p>0.0667</text:p>
          </table:table-cell>
          <table:table-cell table:formula="of:=[.AZ2]/41" office:value-type="float" office:value="0.00322987804878049" calcext:value-type="float">
            <text:p>0.0032</text:p>
          </table:table-cell>
          <table:table-cell table:formula="of:=[.BA2]/41" office:value-type="float" office:value="0.182776341463415" calcext:value-type="float">
            <text:p>0.1828</text:p>
          </table:table-cell>
          <table:table-cell table:formula="of:=[.BB2]/41" office:value-type="float" office:value="0.187905121951219" calcext:value-type="float">
            <text:p>0.1879</text:p>
          </table:table-cell>
          <table:table-cell table:formula="of:=[.BC2]/41" office:value-type="float" office:value="0.055979756097561" calcext:value-type="float">
            <text:p>0.0560</text:p>
          </table:table-cell>
          <table:table-cell table:formula="of:=[.BD2]/41" office:value-type="float" office:value="0.458856097560976" calcext:value-type="float">
            <text:p>0.4589</text:p>
          </table:table-cell>
          <table:table-cell table:formula="of:=[.BE2]/41" office:value-type="float" office:value="0.0889265853658537" calcext:value-type="float">
            <text:p>0.0889</text:p>
          </table:table-cell>
          <table:table-cell table:formula="of:=[.BF2]/41" office:value-type="float" office:value="0.164659756097561" calcext:value-type="float">
            <text:p>0.1647</text:p>
          </table:table-cell>
          <table:table-cell table:formula="of:=[.BG2]/41" office:value-type="float" office:value="0.161058536585366" calcext:value-type="float">
            <text:p>0.1611</text:p>
          </table:table-cell>
          <table:table-cell table:formula="of:=[.BH2]/41" office:value-type="float" office:value="0.0653853658536585" calcext:value-type="float">
            <text:p>0.0654</text:p>
          </table:table-cell>
          <table:table-cell table:formula="of:=[.BI2]/41" office:value-type="float" office:value="0.0793763414634146" calcext:value-type="float">
            <text:p>0.0794</text:p>
          </table:table-cell>
          <table:table-cell table:formula="of:=[.BJ2]/41" office:value-type="float" office:value="0.0122812926829268" calcext:value-type="float">
            <text:p>0.0123</text:p>
          </table:table-cell>
          <table:table-cell table:formula="of:=[.BK2]/41" office:value-type="float" office:value="0.0889265853658537" calcext:value-type="float">
            <text:p>0.0889</text:p>
          </table:table-cell>
          <table:table-cell table:formula="of:=[.BL2]/41" office:value-type="float" office:value="0.147560731707317" calcext:value-type="float">
            <text:p>0.1476</text:p>
          </table:table-cell>
          <table:table-cell table:formula="of:=[.BM2]/41" office:value-type="float" office:value="0.114793414634146" calcext:value-type="float">
            <text:p>0.1148</text:p>
          </table:table-cell>
          <table:table-cell table:formula="of:=[.BN2]/41" office:value-type="float" office:value="0.114793414634146" calcext:value-type="float">
            <text:p>0.1148</text:p>
          </table:table-cell>
          <table:table-cell table:formula="of:=[.BO2]/41" office:value-type="float" office:value="0" calcext:value-type="float">
            <text:p>0.0000</text:p>
          </table:table-cell>
          <table:table-cell table:formula="of:=[.BP2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1:</text:p>
          </table:table-cell>
          <table:table-cell office:value-type="float" office:value="9.65" calcext:value-type="float">
            <text:p>9.65</text:p>
          </table:table-cell>
          <table:table-cell office:value-type="float" office:value="9.81667" calcext:value-type="float">
            <text:p>9.81667</text:p>
          </table:table-cell>
          <table:table-cell table:style-name="ce5" office:value-type="string" calcext:value-type="string">
            <text:p>1:</text:p>
          </table:table-cell>
          <table:table-cell office:value-type="float" office:value="9.75000000691574" calcext:value-type="float">
            <text:p>9.75000000691574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formula="of:=[.AM3]/41" office:value-type="float" office:value="0.0680907317073171" calcext:value-type="float">
            <text:p>0.0681</text:p>
          </table:table-cell>
          <table:table-cell table:formula="of:=[.AN3]/41" office:value-type="float" office:value="0" calcext:value-type="float">
            <text:p>0.0000</text:p>
          </table:table-cell>
          <table:table-cell table:formula="of:=[.AO3]/41" office:value-type="float" office:value="0.0565278048780488" calcext:value-type="float">
            <text:p>0.0565</text:p>
          </table:table-cell>
          <table:table-cell table:formula="of:=[.AP3]/41" office:value-type="float" office:value="0.0595934146341463" calcext:value-type="float">
            <text:p>0.0596</text:p>
          </table:table-cell>
          <table:table-cell table:formula="of:=[.AQ3]/41" office:value-type="float" office:value="0.0700490243902439" calcext:value-type="float">
            <text:p>0.0700</text:p>
          </table:table-cell>
          <table:table-cell table:formula="of:=[.AR3]/41" office:value-type="float" office:value="0.0486370731707317" calcext:value-type="float">
            <text:p>0.0486</text:p>
          </table:table-cell>
          <table:table-cell table:formula="of:=[.AS3]/41" office:value-type="float" office:value="0.063279756097561" calcext:value-type="float">
            <text:p>0.0633</text:p>
          </table:table-cell>
          <table:table-cell table:formula="of:=[.AT3]/41" office:value-type="float" office:value="0.0647114634146342" calcext:value-type="float">
            <text:p>0.0647</text:p>
          </table:table-cell>
          <table:table-cell table:formula="of:=[.AU3]/41" office:value-type="float" office:value="0.0141772682926829" calcext:value-type="float">
            <text:p>0.0142</text:p>
          </table:table-cell>
          <table:table-cell table:formula="of:=[.AV3]/41" office:value-type="float" office:value="0.0294460975609756" calcext:value-type="float">
            <text:p>0.0294</text:p>
          </table:table-cell>
          <table:table-cell table:formula="of:=[.AW3]/41" office:value-type="float" office:value="0.076970243902439" calcext:value-type="float">
            <text:p>0.0770</text:p>
          </table:table-cell>
          <table:table-cell table:formula="of:=[.AX3]/41" office:value-type="float" office:value="0.0395860975609756" calcext:value-type="float">
            <text:p>0.0396</text:p>
          </table:table-cell>
          <table:table-cell table:formula="of:=[.AY3]/41" office:value-type="float" office:value="0.0407739024390244" calcext:value-type="float">
            <text:p>0.0408</text:p>
          </table:table-cell>
          <table:table-cell table:formula="of:=[.AZ3]/41" office:value-type="float" office:value="0.0650968292682927" calcext:value-type="float">
            <text:p>0.0651</text:p>
          </table:table-cell>
          <table:table-cell table:formula="of:=[.BA3]/41" office:value-type="float" office:value="0.227886585365854" calcext:value-type="float">
            <text:p>0.2279</text:p>
          </table:table-cell>
          <table:table-cell table:formula="of:=[.BB3]/41" office:value-type="float" office:value="0.21811756097561" calcext:value-type="float">
            <text:p>0.2181</text:p>
          </table:table-cell>
          <table:table-cell table:formula="of:=[.BC3]/41" office:value-type="float" office:value="0.0121111707317073" calcext:value-type="float">
            <text:p>0.0121</text:p>
          </table:table-cell>
          <table:table-cell table:formula="of:=[.BD3]/41" office:value-type="float" office:value="0.525614634146341" calcext:value-type="float">
            <text:p>0.5256</text:p>
          </table:table-cell>
          <table:table-cell table:formula="of:=[.BE3]/41" office:value-type="float" office:value="0.0730153658536585" calcext:value-type="float">
            <text:p>0.0730</text:p>
          </table:table-cell>
          <table:table-cell table:formula="of:=[.BF3]/41" office:value-type="float" office:value="0.121021219512195" calcext:value-type="float">
            <text:p>0.1210</text:p>
          </table:table-cell>
          <table:table-cell table:formula="of:=[.BG3]/41" office:value-type="float" office:value="0.193337317073171" calcext:value-type="float">
            <text:p>0.1933</text:p>
          </table:table-cell>
          <table:table-cell table:formula="of:=[.BH3]/41" office:value-type="float" office:value="0.0897812195121951" calcext:value-type="float">
            <text:p>0.0898</text:p>
          </table:table-cell>
          <table:table-cell table:formula="of:=[.BI3]/41" office:value-type="float" office:value="0.0598214634146341" calcext:value-type="float">
            <text:p>0.0598</text:p>
          </table:table-cell>
          <table:table-cell table:formula="of:=[.BJ3]/41" office:value-type="float" office:value="0.0558258536585366" calcext:value-type="float">
            <text:p>0.0558</text:p>
          </table:table-cell>
          <table:table-cell table:formula="of:=[.BK3]/41" office:value-type="float" office:value="0.0730153658536585" calcext:value-type="float">
            <text:p>0.0730</text:p>
          </table:table-cell>
          <table:table-cell table:formula="of:=[.BL3]/41" office:value-type="float" office:value="0.116081219512195" calcext:value-type="float">
            <text:p>0.1161</text:p>
          </table:table-cell>
          <table:table-cell table:formula="of:=[.BM3]/41" office:value-type="float" office:value="0.153811219512195" calcext:value-type="float">
            <text:p>0.1538</text:p>
          </table:table-cell>
          <table:table-cell table:formula="of:=[.BN3]/41" office:value-type="float" office:value="0.153811219512195" calcext:value-type="float">
            <text:p>0.1538</text:p>
          </table:table-cell>
          <table:table-cell table:formula="of:=[.BO3]/41" office:value-type="float" office:value="0" calcext:value-type="float">
            <text:p>0.0000</text:p>
          </table:table-cell>
          <table:table-cell table:formula="of:=[.BP3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2:</text:p>
          </table:table-cell>
          <table:table-cell office:value-type="float" office:value="13.1167" calcext:value-type="float">
            <text:p>13.1167</text:p>
          </table:table-cell>
          <table:table-cell office:value-type="float" office:value="13.2833" calcext:value-type="float">
            <text:p>13.2833</text:p>
          </table:table-cell>
          <table:table-cell table:style-name="ce5" office:value-type="string" calcext:value-type="string">
            <text:p>2:</text:p>
          </table:table-cell>
          <table:table-cell office:value-type="float" office:value="13.2833333333333" calcext:value-type="float">
            <text:p>13.2833333333333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formula="of:=[.AM4]/41" office:value-type="float" office:value="0.0331680487804878" calcext:value-type="float">
            <text:p>0.0332</text:p>
          </table:table-cell>
          <table:table-cell table:formula="of:=[.AN4]/41" office:value-type="float" office:value="0.0565278048780488" calcext:value-type="float">
            <text:p>0.0565</text:p>
          </table:table-cell>
          <table:table-cell table:formula="of:=[.AO4]/41" office:value-type="float" office:value="0" calcext:value-type="float">
            <text:p>0.0000</text:p>
          </table:table-cell>
          <table:table-cell table:formula="of:=[.AP4]/41" office:value-type="float" office:value="0.0227045853658537" calcext:value-type="float">
            <text:p>0.0227</text:p>
          </table:table-cell>
          <table:table-cell table:formula="of:=[.AQ4]/41" office:value-type="float" office:value="0.0338707317073171" calcext:value-type="float">
            <text:p>0.0339</text:p>
          </table:table-cell>
          <table:table-cell table:formula="of:=[.AR4]/41" office:value-type="float" office:value="0.0597763414634146" calcext:value-type="float">
            <text:p>0.0598</text:p>
          </table:table-cell>
          <table:table-cell table:formula="of:=[.AS4]/41" office:value-type="float" office:value="0.0223943170731707" calcext:value-type="float">
            <text:p>0.0224</text:p>
          </table:table-cell>
          <table:table-cell table:formula="of:=[.AT4]/41" office:value-type="float" office:value="0.0290056097560976" calcext:value-type="float">
            <text:p>0.0290</text:p>
          </table:table-cell>
          <table:table-cell table:formula="of:=[.AU4]/41" office:value-type="float" office:value="0.0450173170731707" calcext:value-type="float">
            <text:p>0.0450</text:p>
          </table:table-cell>
          <table:table-cell table:formula="of:=[.AV4]/41" office:value-type="float" office:value="0.0352495121951219" calcext:value-type="float">
            <text:p>0.0352</text:p>
          </table:table-cell>
          <table:table-cell table:formula="of:=[.AW4]/41" office:value-type="float" office:value="0.0268573170731707" calcext:value-type="float">
            <text:p>0.0269</text:p>
          </table:table-cell>
          <table:table-cell table:formula="of:=[.AX4]/41" office:value-type="float" office:value="0.0469751219512195" calcext:value-type="float">
            <text:p>0.0470</text:p>
          </table:table-cell>
          <table:table-cell table:formula="of:=[.AY4]/41" office:value-type="float" office:value="0.0375534146341463" calcext:value-type="float">
            <text:p>0.0376</text:p>
          </table:table-cell>
          <table:table-cell table:formula="of:=[.AZ4]/41" office:value-type="float" office:value="0.0305524390243902" calcext:value-type="float">
            <text:p>0.0306</text:p>
          </table:table-cell>
          <table:table-cell table:formula="of:=[.BA4]/41" office:value-type="float" office:value="0.173190487804878" calcext:value-type="float">
            <text:p>0.1732</text:p>
          </table:table-cell>
          <table:table-cell table:formula="of:=[.BB4]/41" office:value-type="float" office:value="0.169301707317073" calcext:value-type="float">
            <text:p>0.1693</text:p>
          </table:table-cell>
          <table:table-cell table:formula="of:=[.BC4]/41" office:value-type="float" office:value="0.0462780487804878" calcext:value-type="float">
            <text:p>0.0463</text:p>
          </table:table-cell>
          <table:table-cell table:formula="of:=[.BD4]/41" office:value-type="float" office:value="0.472321951219512" calcext:value-type="float">
            <text:p>0.4723</text:p>
          </table:table-cell>
          <table:table-cell table:formula="of:=[.BE4]/41" office:value-type="float" office:value="0.0558019512195122" calcext:value-type="float">
            <text:p>0.0558</text:p>
          </table:table-cell>
          <table:table-cell table:formula="of:=[.BF4]/41" office:value-type="float" office:value="0.132988292682927" calcext:value-type="float">
            <text:p>0.1330</text:p>
          </table:table-cell>
          <table:table-cell table:formula="of:=[.BG4]/41" office:value-type="float" office:value="0.143202682926829" calcext:value-type="float">
            <text:p>0.1432</text:p>
          </table:table-cell>
          <table:table-cell table:formula="of:=[.BH4]/41" office:value-type="float" office:value="0.0396565853658537" calcext:value-type="float">
            <text:p>0.0397</text:p>
          </table:table-cell>
          <table:table-cell table:formula="of:=[.BI4]/41" office:value-type="float" office:value="0.0468541463414634" calcext:value-type="float">
            <text:p>0.0469</text:p>
          </table:table-cell>
          <table:table-cell table:formula="of:=[.BJ4]/41" office:value-type="float" office:value="0.0287151219512195" calcext:value-type="float">
            <text:p>0.0287</text:p>
          </table:table-cell>
          <table:table-cell table:formula="of:=[.BK4]/41" office:value-type="float" office:value="0.0558019512195122" calcext:value-type="float">
            <text:p>0.0558</text:p>
          </table:table-cell>
          <table:table-cell table:formula="of:=[.BL4]/41" office:value-type="float" office:value="0.114614390243902" calcext:value-type="float">
            <text:p>0.1146</text:p>
          </table:table-cell>
          <table:table-cell table:formula="of:=[.BM4]/41" office:value-type="float" office:value="0.100199512195122" calcext:value-type="float">
            <text:p>0.1002</text:p>
          </table:table-cell>
          <table:table-cell table:formula="of:=[.BN4]/41" office:value-type="float" office:value="0.100199512195122" calcext:value-type="float">
            <text:p>0.1002</text:p>
          </table:table-cell>
          <table:table-cell table:formula="of:=[.BO4]/41" office:value-type="float" office:value="0" calcext:value-type="float">
            <text:p>0.0000</text:p>
          </table:table-cell>
          <table:table-cell table:formula="of:=[.BP4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3:</text:p>
          </table:table-cell>
          <table:table-cell office:value-type="float" office:value="10.45" calcext:value-type="float">
            <text:p>10.45</text:p>
          </table:table-cell>
          <table:table-cell office:value-type="float" office:value="10.6167" calcext:value-type="float">
            <text:p>10.6167</text:p>
          </table:table-cell>
          <table:table-cell table:style-name="ce5" office:value-type="string" calcext:value-type="string">
            <text:p>3:</text:p>
          </table:table-cell>
          <table:table-cell office:value-type="float" office:value="10.5666666760977" calcext:value-type="float">
            <text:p>10.5666666760977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formula="of:=[.AM5]/41" office:value-type="float" office:value="0.011275" calcext:value-type="float">
            <text:p>0.0113</text:p>
          </table:table-cell>
          <table:table-cell table:formula="of:=[.AN5]/41" office:value-type="float" office:value="0.0595934146341463" calcext:value-type="float">
            <text:p>0.0596</text:p>
          </table:table-cell>
          <table:table-cell table:formula="of:=[.AO5]/41" office:value-type="float" office:value="0.0227045853658537" calcext:value-type="float">
            <text:p>0.0227</text:p>
          </table:table-cell>
          <table:table-cell table:formula="of:=[.AP5]/41" office:value-type="float" office:value="0" calcext:value-type="float">
            <text:p>0.0000</text:p>
          </table:table-cell>
          <table:table-cell table:formula="of:=[.AQ5]/41" office:value-type="float" office:value="0.0125896585365854" calcext:value-type="float">
            <text:p>0.0126</text:p>
          </table:table-cell>
          <table:table-cell table:formula="of:=[.AR5]/41" office:value-type="float" office:value="0.0776790243902439" calcext:value-type="float">
            <text:p>0.0777</text:p>
          </table:table-cell>
          <table:table-cell table:formula="of:=[.AS5]/41" office:value-type="float" office:value="0.00415282926829268" calcext:value-type="float">
            <text:p>0.0042</text:p>
          </table:table-cell>
          <table:table-cell table:formula="of:=[.AT5]/41" office:value-type="float" office:value="0.00688521951219512" calcext:value-type="float">
            <text:p>0.0069</text:p>
          </table:table-cell>
          <table:table-cell table:formula="of:=[.AU5]/41" office:value-type="float" office:value="0.0456409756097561" calcext:value-type="float">
            <text:p>0.0456</text:p>
          </table:table-cell>
          <table:table-cell table:formula="of:=[.AV5]/41" office:value-type="float" office:value="0.0487665853658537" calcext:value-type="float">
            <text:p>0.0488</text:p>
          </table:table-cell>
          <table:table-cell table:formula="of:=[.AW5]/41" office:value-type="float" office:value="0.0193336341463415" calcext:value-type="float">
            <text:p>0.0193</text:p>
          </table:table-cell>
          <table:table-cell table:formula="of:=[.AX5]/41" office:value-type="float" office:value="0.0339656097560976" calcext:value-type="float">
            <text:p>0.0340</text:p>
          </table:table-cell>
          <table:table-cell table:formula="of:=[.AY5]/41" office:value-type="float" office:value="0.0554882926829268" calcext:value-type="float">
            <text:p>0.0555</text:p>
          </table:table-cell>
          <table:table-cell table:formula="of:=[.AZ5]/41" office:value-type="float" office:value="0.00822619512195122" calcext:value-type="float">
            <text:p>0.0082</text:p>
          </table:table-cell>
          <table:table-cell table:formula="of:=[.BA5]/41" office:value-type="float" office:value="0.182346585365854" calcext:value-type="float">
            <text:p>0.1823</text:p>
          </table:table-cell>
          <table:table-cell table:formula="of:=[.BB5]/41" office:value-type="float" office:value="0.184255853658537" calcext:value-type="float">
            <text:p>0.1843</text:p>
          </table:table-cell>
          <table:table-cell table:formula="of:=[.BC5]/41" office:value-type="float" office:value="0.0475768292682927" calcext:value-type="float">
            <text:p>0.0476</text:p>
          </table:table-cell>
          <table:table-cell table:formula="of:=[.BD5]/41" office:value-type="float" office:value="0.466178048780488" calcext:value-type="float">
            <text:p>0.4662</text:p>
          </table:table-cell>
          <table:table-cell table:formula="of:=[.BE5]/41" office:value-type="float" office:value="0.0781243902439024" calcext:value-type="float">
            <text:p>0.0781</text:p>
          </table:table-cell>
          <table:table-cell table:formula="of:=[.BF5]/41" office:value-type="float" office:value="0.153395609756098" calcext:value-type="float">
            <text:p>0.1534</text:p>
          </table:table-cell>
          <table:table-cell table:formula="of:=[.BG5]/41" office:value-type="float" office:value="0.157597073170732" calcext:value-type="float">
            <text:p>0.1576</text:p>
          </table:table-cell>
          <table:table-cell table:formula="of:=[.BH5]/41" office:value-type="float" office:value="0.0582253658536585" calcext:value-type="float">
            <text:p>0.0582</text:p>
          </table:table-cell>
          <table:table-cell table:formula="of:=[.BI5]/41" office:value-type="float" office:value="0.0682712195121951" calcext:value-type="float">
            <text:p>0.0683</text:p>
          </table:table-cell>
          <table:table-cell table:formula="of:=[.BJ5]/41" office:value-type="float" office:value="0.008216" calcext:value-type="float">
            <text:p>0.0082</text:p>
          </table:table-cell>
          <table:table-cell table:formula="of:=[.BK5]/41" office:value-type="float" office:value="0.0781243902439024" calcext:value-type="float">
            <text:p>0.0781</text:p>
          </table:table-cell>
          <table:table-cell table:formula="of:=[.BL5]/41" office:value-type="float" office:value="0.13655512195122" calcext:value-type="float">
            <text:p>0.1366</text:p>
          </table:table-cell>
          <table:table-cell table:formula="of:=[.BM5]/41" office:value-type="float" office:value="0.112226341463415" calcext:value-type="float">
            <text:p>0.1122</text:p>
          </table:table-cell>
          <table:table-cell table:formula="of:=[.BN5]/41" office:value-type="float" office:value="0.112226341463415" calcext:value-type="float">
            <text:p>0.1122</text:p>
          </table:table-cell>
          <table:table-cell table:formula="of:=[.BO5]/41" office:value-type="float" office:value="0" calcext:value-type="float">
            <text:p>0.0000</text:p>
          </table:table-cell>
          <table:table-cell table:formula="of:=[.BP5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4:</text:p>
          </table:table-cell>
          <table:table-cell office:value-type="float" office:value="16.05" calcext:value-type="float">
            <text:p>16.05</text:p>
          </table:table-cell>
          <table:table-cell office:value-type="float" office:value="16.2167" calcext:value-type="float">
            <text:p>16.2167</text:p>
          </table:table-cell>
          <table:table-cell table:style-name="ce5" office:value-type="string" calcext:value-type="string">
            <text:p>4:</text:p>
          </table:table-cell>
          <table:table-cell office:value-type="float" office:value="16.1000000189879" calcext:value-type="float">
            <text:p>16.1000000189879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formula="of:=[.AM6]/41" office:value-type="float" office:value="0.0020312512195122" calcext:value-type="float">
            <text:p>0.0020</text:p>
          </table:table-cell>
          <table:table-cell table:formula="of:=[.AN6]/41" office:value-type="float" office:value="0.0700490243902439" calcext:value-type="float">
            <text:p>0.0700</text:p>
          </table:table-cell>
          <table:table-cell table:formula="of:=[.AO6]/41" office:value-type="float" office:value="0.0338707317073171" calcext:value-type="float">
            <text:p>0.0339</text:p>
          </table:table-cell>
          <table:table-cell table:formula="of:=[.AP6]/41" office:value-type="float" office:value="0.0125896585365854" calcext:value-type="float">
            <text:p>0.0126</text:p>
          </table:table-cell>
          <table:table-cell table:formula="of:=[.AQ6]/41" office:value-type="float" office:value="0" calcext:value-type="float">
            <text:p>0.0000</text:p>
          </table:table-cell>
          <table:table-cell table:formula="of:=[.AR6]/41" office:value-type="float" office:value="0.0902641463414634" calcext:value-type="float">
            <text:p>0.0903</text:p>
          </table:table-cell>
          <table:table-cell table:formula="of:=[.AS6]/41" office:value-type="float" office:value="0.0114990975609756" calcext:value-type="float">
            <text:p>0.0115</text:p>
          </table:table-cell>
          <table:table-cell table:formula="of:=[.AT6]/41" office:value-type="float" office:value="0.00581863414634146" calcext:value-type="float">
            <text:p>0.0058</text:p>
          </table:table-cell>
          <table:table-cell table:formula="of:=[.AU6]/41" office:value-type="float" office:value="0.0558917073170732" calcext:value-type="float">
            <text:p>0.0559</text:p>
          </table:table-cell>
          <table:table-cell table:formula="of:=[.AV6]/41" office:value-type="float" office:value="0.0612668292682927" calcext:value-type="float">
            <text:p>0.0613</text:p>
          </table:table-cell>
          <table:table-cell table:formula="of:=[.AW6]/41" office:value-type="float" office:value="0.0184746829268293" calcext:value-type="float">
            <text:p>0.0185</text:p>
          </table:table-cell>
          <table:table-cell table:formula="of:=[.AX6]/41" office:value-type="float" office:value="0.0389251219512195" calcext:value-type="float">
            <text:p>0.0389</text:p>
          </table:table-cell>
          <table:table-cell table:formula="of:=[.AY6]/41" office:value-type="float" office:value="0.068050243902439" calcext:value-type="float">
            <text:p>0.0681</text:p>
          </table:table-cell>
          <table:table-cell table:formula="of:=[.AZ6]/41" office:value-type="float" office:value="0.00500173170731707" calcext:value-type="float">
            <text:p>0.0050</text:p>
          </table:table-cell>
          <table:table-cell table:formula="of:=[.BA6]/41" office:value-type="float" office:value="0.181235609756098" calcext:value-type="float">
            <text:p>0.1812</text:p>
          </table:table-cell>
          <table:table-cell table:formula="of:=[.BB6]/41" office:value-type="float" office:value="0.186807317073171" calcext:value-type="float">
            <text:p>0.1868</text:p>
          </table:table-cell>
          <table:table-cell table:formula="of:=[.BC6]/41" office:value-type="float" office:value="0.0579380487804878" calcext:value-type="float">
            <text:p>0.0579</text:p>
          </table:table-cell>
          <table:table-cell table:formula="of:=[.BD6]/41" office:value-type="float" office:value="0.456826829268293" calcext:value-type="float">
            <text:p>0.4568</text:p>
          </table:table-cell>
          <table:table-cell table:formula="of:=[.BE6]/41" office:value-type="float" office:value="0.0896721951219512" calcext:value-type="float">
            <text:p>0.0897</text:p>
          </table:table-cell>
          <table:table-cell table:formula="of:=[.BF6]/41" office:value-type="float" office:value="0.165806585365854" calcext:value-type="float">
            <text:p>0.1658</text:p>
          </table:table-cell>
          <table:table-cell table:formula="of:=[.BG6]/41" office:value-type="float" office:value="0.159940731707317" calcext:value-type="float">
            <text:p>0.1599</text:p>
          </table:table-cell>
          <table:table-cell table:formula="of:=[.BH6]/41" office:value-type="float" office:value="0.0650582926829268" calcext:value-type="float">
            <text:p>0.0651</text:p>
          </table:table-cell>
          <table:table-cell table:formula="of:=[.BI6]/41" office:value-type="float" office:value="0.0803273170731707" calcext:value-type="float">
            <text:p>0.0803</text:p>
          </table:table-cell>
          <table:table-cell table:formula="of:=[.BJ6]/41" office:value-type="float" office:value="0.0142681219512195" calcext:value-type="float">
            <text:p>0.0143</text:p>
          </table:table-cell>
          <table:table-cell table:formula="of:=[.BK6]/41" office:value-type="float" office:value="0.0896721951219512" calcext:value-type="float">
            <text:p>0.0897</text:p>
          </table:table-cell>
          <table:table-cell table:formula="of:=[.BL6]/41" office:value-type="float" office:value="0.148412926829268" calcext:value-type="float">
            <text:p>0.1484</text:p>
          </table:table-cell>
          <table:table-cell table:formula="of:=[.BM6]/41" office:value-type="float" office:value="0.113565853658537" calcext:value-type="float">
            <text:p>0.1136</text:p>
          </table:table-cell>
          <table:table-cell table:formula="of:=[.BN6]/41" office:value-type="float" office:value="0.113565853658537" calcext:value-type="float">
            <text:p>0.1136</text:p>
          </table:table-cell>
          <table:table-cell table:formula="of:=[.BO6]/41" office:value-type="float" office:value="0" calcext:value-type="float">
            <text:p>0.0000</text:p>
          </table:table-cell>
          <table:table-cell table:formula="of:=[.BP6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5:</text:p>
          </table:table-cell>
          <table:table-cell office:value-type="float" office:value="11.5" calcext:value-type="float">
            <text:p>11.5</text:p>
          </table:table-cell>
          <table:table-cell office:value-type="float" office:value="11.6667" calcext:value-type="float">
            <text:p>11.6667</text:p>
          </table:table-cell>
          <table:table-cell table:style-name="ce5" office:value-type="string" calcext:value-type="string">
            <text:p>5:</text:p>
          </table:table-cell>
          <table:table-cell office:value-type="float" office:value="11.5833333442517" calcext:value-type="float">
            <text:p>11.5833333442517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formula="of:=[.AM7]/41" office:value-type="float" office:value="0.0889039024390244" calcext:value-type="float">
            <text:p>0.0889</text:p>
          </table:table-cell>
          <table:table-cell table:formula="of:=[.AN7]/41" office:value-type="float" office:value="0.0486370731707317" calcext:value-type="float">
            <text:p>0.0486</text:p>
          </table:table-cell>
          <table:table-cell table:formula="of:=[.AO7]/41" office:value-type="float" office:value="0.0597763414634146" calcext:value-type="float">
            <text:p>0.0598</text:p>
          </table:table-cell>
          <table:table-cell table:formula="of:=[.AP7]/41" office:value-type="float" office:value="0.0776790243902439" calcext:value-type="float">
            <text:p>0.0777</text:p>
          </table:table-cell>
          <table:table-cell table:formula="of:=[.AQ7]/41" office:value-type="float" office:value="0.0902641463414634" calcext:value-type="float">
            <text:p>0.0903</text:p>
          </table:table-cell>
          <table:table-cell table:formula="of:=[.AR7]/41" office:value-type="float" office:value="0" calcext:value-type="float">
            <text:p>0.0000</text:p>
          </table:table-cell>
          <table:table-cell table:formula="of:=[.AS7]/41" office:value-type="float" office:value="0.0793885365853658" calcext:value-type="float">
            <text:p>0.0794</text:p>
          </table:table-cell>
          <table:table-cell table:formula="of:=[.AT7]/41" office:value-type="float" office:value="0.0845360975609756" calcext:value-type="float">
            <text:p>0.0845</text:p>
          </table:table-cell>
          <table:table-cell table:formula="of:=[.AU7]/41" office:value-type="float" office:value="0.0529917073170732" calcext:value-type="float">
            <text:p>0.0530</text:p>
          </table:table-cell>
          <table:table-cell table:formula="of:=[.AV7]/41" office:value-type="float" office:value="0.0305965853658537" calcext:value-type="float">
            <text:p>0.0306</text:p>
          </table:table-cell>
          <table:table-cell table:formula="of:=[.AW7]/41" office:value-type="float" office:value="0.0866321951219512" calcext:value-type="float">
            <text:p>0.0866</text:p>
          </table:table-cell>
          <table:table-cell table:formula="of:=[.AX7]/41" office:value-type="float" office:value="0.0780060975609756" calcext:value-type="float">
            <text:p>0.0780</text:p>
          </table:table-cell>
          <table:table-cell table:formula="of:=[.AY7]/41" office:value-type="float" office:value="0.0223826097560976" calcext:value-type="float">
            <text:p>0.0224</text:p>
          </table:table-cell>
          <table:table-cell table:formula="of:=[.AZ7]/41" office:value-type="float" office:value="0.0857390243902439" calcext:value-type="float">
            <text:p>0.0857</text:p>
          </table:table-cell>
          <table:table-cell table:formula="of:=[.BA7]/41" office:value-type="float" office:value="0.204778048780488" calcext:value-type="float">
            <text:p>0.2048</text:p>
          </table:table-cell>
          <table:table-cell table:formula="of:=[.BB7]/41" office:value-type="float" office:value="0.185204878048781" calcext:value-type="float">
            <text:p>0.1852</text:p>
          </table:table-cell>
          <table:table-cell table:formula="of:=[.BC7]/41" office:value-type="float" office:value="0.0516453658536585" calcext:value-type="float">
            <text:p>0.0516</text:p>
          </table:table-cell>
          <table:table-cell table:formula="of:=[.BD7]/41" office:value-type="float" office:value="0.525514634146342" calcext:value-type="float">
            <text:p>0.5255</text:p>
          </table:table-cell>
          <table:table-cell table:formula="of:=[.BE7]/41" office:value-type="float" office:value="0.0318343902439024" calcext:value-type="float">
            <text:p>0.0318</text:p>
          </table:table-cell>
          <table:table-cell table:formula="of:=[.BF7]/41" office:value-type="float" office:value="0.0773814634146341" calcext:value-type="float">
            <text:p>0.0774</text:p>
          </table:table-cell>
          <table:table-cell table:formula="of:=[.BG7]/41" office:value-type="float" office:value="0.162951219512195" calcext:value-type="float">
            <text:p>0.1630</text:p>
          </table:table-cell>
          <table:table-cell table:formula="of:=[.BH7]/41" office:value-type="float" office:value="0.0705209756097561" calcext:value-type="float">
            <text:p>0.0705</text:p>
          </table:table-cell>
          <table:table-cell table:formula="of:=[.BI7]/41" office:value-type="float" office:value="0.0229551951219512" calcext:value-type="float">
            <text:p>0.0230</text:p>
          </table:table-cell>
          <table:table-cell table:formula="of:=[.BJ7]/41" office:value-type="float" office:value="0.0792260975609756" calcext:value-type="float">
            <text:p>0.0792</text:p>
          </table:table-cell>
          <table:table-cell table:formula="of:=[.BK7]/41" office:value-type="float" office:value="0.0318343902439024" calcext:value-type="float">
            <text:p>0.0318</text:p>
          </table:table-cell>
          <table:table-cell table:formula="of:=[.BL7]/41" office:value-type="float" office:value="0.0678385365853659" calcext:value-type="float">
            <text:p>0.0678</text:p>
          </table:table-cell>
          <table:table-cell table:formula="of:=[.BM7]/41" office:value-type="float" office:value="0.131276829268293" calcext:value-type="float">
            <text:p>0.1313</text:p>
          </table:table-cell>
          <table:table-cell table:formula="of:=[.BN7]/41" office:value-type="float" office:value="0.131276829268293" calcext:value-type="float">
            <text:p>0.1313</text:p>
          </table:table-cell>
          <table:table-cell table:formula="of:=[.BO7]/41" office:value-type="float" office:value="0" calcext:value-type="float">
            <text:p>0.0000</text:p>
          </table:table-cell>
          <table:table-cell table:formula="of:=[.BP7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5" office:value-type="string" calcext:value-type="string">
            <text:p>6:</text:p>
          </table:table-cell>
          <table:table-cell office:value-type="float" office:value="10.75" calcext:value-type="float">
            <text:p>10.75</text:p>
          </table:table-cell>
          <table:table-cell office:value-type="float" office:value="10.9167" calcext:value-type="float">
            <text:p>10.9167</text:p>
          </table:table-cell>
          <table:table-cell table:style-name="ce5" office:value-type="string" calcext:value-type="string">
            <text:p>6:</text:p>
          </table:table-cell>
          <table:table-cell office:value-type="float" office:value="10.9166666666667" calcext:value-type="float">
            <text:p>10.9166666666667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formula="of:=[.AM8]/41" office:value-type="float" office:value="0.0108061219512195" calcext:value-type="float">
            <text:p>0.0108</text:p>
          </table:table-cell>
          <table:table-cell table:formula="of:=[.AN8]/41" office:value-type="float" office:value="0.063279756097561" calcext:value-type="float">
            <text:p>0.0633</text:p>
          </table:table-cell>
          <table:table-cell table:formula="of:=[.AO8]/41" office:value-type="float" office:value="0.0223943170731707" calcext:value-type="float">
            <text:p>0.0224</text:p>
          </table:table-cell>
          <table:table-cell table:formula="of:=[.AP8]/41" office:value-type="float" office:value="0.00415282926829268" calcext:value-type="float">
            <text:p>0.0042</text:p>
          </table:table-cell>
          <table:table-cell table:formula="of:=[.AQ8]/41" office:value-type="float" office:value="0.0114990975609756" calcext:value-type="float">
            <text:p>0.0115</text:p>
          </table:table-cell>
          <table:table-cell table:formula="of:=[.AR8]/41" office:value-type="float" office:value="0.0793885365853658" calcext:value-type="float">
            <text:p>0.0794</text:p>
          </table:table-cell>
          <table:table-cell table:formula="of:=[.AS8]/41" office:value-type="float" office:value="0" calcext:value-type="float">
            <text:p>0.0000</text:p>
          </table:table-cell>
          <table:table-cell table:formula="of:=[.AT8]/41" office:value-type="float" office:value="0.00688687804878049" calcext:value-type="float">
            <text:p>0.0069</text:p>
          </table:table-cell>
          <table:table-cell table:formula="of:=[.AU8]/41" office:value-type="float" office:value="0.04942" calcext:value-type="float">
            <text:p>0.0494</text:p>
          </table:table-cell>
          <table:table-cell table:formula="of:=[.AV8]/41" office:value-type="float" office:value="0.0511034146341463" calcext:value-type="float">
            <text:p>0.0511</text:p>
          </table:table-cell>
          <table:table-cell table:formula="of:=[.AW8]/41" office:value-type="float" office:value="0.0151826097560976" calcext:value-type="float">
            <text:p>0.0152</text:p>
          </table:table-cell>
          <table:table-cell table:formula="of:=[.AX8]/41" office:value-type="float" office:value="0.0380519512195122" calcext:value-type="float">
            <text:p>0.0381</text:p>
          </table:table-cell>
          <table:table-cell table:formula="of:=[.AY8]/41" office:value-type="float" office:value="0.0570668292682927" calcext:value-type="float">
            <text:p>0.0571</text:p>
          </table:table-cell>
          <table:table-cell table:formula="of:=[.AZ8]/41" office:value-type="float" office:value="0.00849236585365854" calcext:value-type="float">
            <text:p>0.0085</text:p>
          </table:table-cell>
          <table:table-cell table:formula="of:=[.BA8]/41" office:value-type="float" office:value="0.178391707317073" calcext:value-type="float">
            <text:p>0.1784</text:p>
          </table:table-cell>
          <table:table-cell table:formula="of:=[.BB8]/41" office:value-type="float" office:value="0.180843414634146" calcext:value-type="float">
            <text:p>0.1808</text:p>
          </table:table-cell>
          <table:table-cell table:formula="of:=[.BC8]/41" office:value-type="float" office:value="0.0513209756097561" calcext:value-type="float">
            <text:p>0.0513</text:p>
          </table:table-cell>
          <table:table-cell table:formula="of:=[.BD8]/41" office:value-type="float" office:value="0.462385365853659" calcext:value-type="float">
            <text:p>0.4624</text:p>
          </table:table-cell>
          <table:table-cell table:formula="of:=[.BE8]/41" office:value-type="float" office:value="0.0781870731707317" calcext:value-type="float">
            <text:p>0.0782</text:p>
          </table:table-cell>
          <table:table-cell table:formula="of:=[.BF8]/41" office:value-type="float" office:value="0.154490243902439" calcext:value-type="float">
            <text:p>0.1545</text:p>
          </table:table-cell>
          <table:table-cell table:formula="of:=[.BG8]/41" office:value-type="float" office:value="0.154133902439024" calcext:value-type="float">
            <text:p>0.1541</text:p>
          </table:table-cell>
          <table:table-cell table:formula="of:=[.BH8]/41" office:value-type="float" office:value="0.0557885365853659" calcext:value-type="float">
            <text:p>0.0558</text:p>
          </table:table-cell>
          <table:table-cell table:formula="of:=[.BI8]/41" office:value-type="float" office:value="0.0688573170731707" calcext:value-type="float">
            <text:p>0.0689</text:p>
          </table:table-cell>
          <table:table-cell table:formula="of:=[.BJ8]/41" office:value-type="float" office:value="0.0119730487804878" calcext:value-type="float">
            <text:p>0.0120</text:p>
          </table:table-cell>
          <table:table-cell table:formula="of:=[.BK8]/41" office:value-type="float" office:value="0.0781870731707317" calcext:value-type="float">
            <text:p>0.0782</text:p>
          </table:table-cell>
          <table:table-cell table:formula="of:=[.BL8]/41" office:value-type="float" office:value="0.136913902439024" calcext:value-type="float">
            <text:p>0.1369</text:p>
          </table:table-cell>
          <table:table-cell table:formula="of:=[.BM8]/41" office:value-type="float" office:value="0.108560243902439" calcext:value-type="float">
            <text:p>0.1086</text:p>
          </table:table-cell>
          <table:table-cell table:formula="of:=[.BN8]/41" office:value-type="float" office:value="0.108560243902439" calcext:value-type="float">
            <text:p>0.1086</text:p>
          </table:table-cell>
          <table:table-cell table:formula="of:=[.BO8]/41" office:value-type="float" office:value="0" calcext:value-type="float">
            <text:p>0.0000</text:p>
          </table:table-cell>
          <table:table-cell table:formula="of:=[.BP8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7:</text:p>
          </table:table-cell>
          <table:table-cell table:number-columns-repeated="2" office:value-type="float" office:value="10.9333" calcext:value-type="float">
            <text:p>10.9333</text:p>
          </table:table-cell>
          <table:table-cell table:style-name="ce12" office:value-type="string" calcext:value-type="string">
            <text:p>7:</text:p>
          </table:table-cell>
          <table:table-cell office:value-type="float" office:value="10.6710568467494" calcext:value-type="float">
            <text:p>10.6710568467494</text:p>
          </table:table-cell>
          <table:table-cell table:number-columns-repeated="2"/>
          <table:table-cell table:style-name="ce12" office:value-type="float" office:value="7" calcext:value-type="float">
            <text:p>7</text:p>
          </table:table-cell>
          <table:table-cell table:formula="of:=[.AM9]/41" office:value-type="float" office:value="0.00439017073170732" calcext:value-type="float">
            <text:p>0.0044</text:p>
          </table:table-cell>
          <table:table-cell table:formula="of:=[.AN9]/41" office:value-type="float" office:value="0.0647114634146342" calcext:value-type="float">
            <text:p>0.0647</text:p>
          </table:table-cell>
          <table:table-cell table:formula="of:=[.AO9]/41" office:value-type="float" office:value="0.0290056097560976" calcext:value-type="float">
            <text:p>0.0290</text:p>
          </table:table-cell>
          <table:table-cell table:formula="of:=[.AP9]/41" office:value-type="float" office:value="0.00688521951219512" calcext:value-type="float">
            <text:p>0.0069</text:p>
          </table:table-cell>
          <table:table-cell table:formula="of:=[.AQ9]/41" office:value-type="float" office:value="0.00581863414634146" calcext:value-type="float">
            <text:p>0.0058</text:p>
          </table:table-cell>
          <table:table-cell table:formula="of:=[.AR9]/41" office:value-type="float" office:value="0.0845360975609756" calcext:value-type="float">
            <text:p>0.0845</text:p>
          </table:table-cell>
          <table:table-cell table:formula="of:=[.AS9]/41" office:value-type="float" office:value="0.00688687804878049" calcext:value-type="float">
            <text:p>0.0069</text:p>
          </table:table-cell>
          <table:table-cell table:formula="of:=[.AT9]/41" office:value-type="float" office:value="0" calcext:value-type="float">
            <text:p>0.0000</text:p>
          </table:table-cell>
          <table:table-cell table:formula="of:=[.AU9]/41" office:value-type="float" office:value="0.0505948780487805" calcext:value-type="float">
            <text:p>0.0506</text:p>
          </table:table-cell>
          <table:table-cell table:formula="of:=[.AV9]/41" office:value-type="float" office:value="0.0554531707317073" calcext:value-type="float">
            <text:p>0.0555</text:p>
          </table:table-cell>
          <table:table-cell table:formula="of:=[.AW9]/41" office:value-type="float" office:value="0.0186456829268293" calcext:value-type="float">
            <text:p>0.0186</text:p>
          </table:table-cell>
          <table:table-cell table:formula="of:=[.AX9]/41" office:value-type="float" office:value="0.0354312195121951" calcext:value-type="float">
            <text:p>0.0354</text:p>
          </table:table-cell>
          <table:table-cell table:formula="of:=[.AY9]/41" office:value-type="float" office:value="0.0623660975609756" calcext:value-type="float">
            <text:p>0.0624</text:p>
          </table:table-cell>
          <table:table-cell table:formula="of:=[.AZ9]/41" office:value-type="float" office:value="0.00160614634146341" calcext:value-type="float">
            <text:p>0.0016</text:p>
          </table:table-cell>
          <table:table-cell table:formula="of:=[.BA9]/41" office:value-type="float" office:value="0.182479756097561" calcext:value-type="float">
            <text:p>0.1825</text:p>
          </table:table-cell>
          <table:table-cell table:formula="of:=[.BB9]/41" office:value-type="float" office:value="0.186367804878049" calcext:value-type="float">
            <text:p>0.1864</text:p>
          </table:table-cell>
          <table:table-cell table:formula="of:=[.BC9]/41" office:value-type="float" office:value="0.0526109756097561" calcext:value-type="float">
            <text:p>0.0526</text:p>
          </table:table-cell>
          <table:table-cell table:formula="of:=[.BD9]/41" office:value-type="float" office:value="0.461651219512195" calcext:value-type="float">
            <text:p>0.4617</text:p>
          </table:table-cell>
          <table:table-cell table:formula="of:=[.BE9]/41" office:value-type="float" office:value="0.0846929268292683" calcext:value-type="float">
            <text:p>0.0847</text:p>
          </table:table-cell>
          <table:table-cell table:formula="of:=[.BF9]/41" office:value-type="float" office:value="0.160271951219512" calcext:value-type="float">
            <text:p>0.1603</text:p>
          </table:table-cell>
          <table:table-cell table:formula="of:=[.BG9]/41" office:value-type="float" office:value="0.159580975609756" calcext:value-type="float">
            <text:p>0.1596</text:p>
          </table:table-cell>
          <table:table-cell table:formula="of:=[.BH9]/41" office:value-type="float" office:value="0.0624180487804878" calcext:value-type="float">
            <text:p>0.0624</text:p>
          </table:table-cell>
          <table:table-cell table:formula="of:=[.BI9]/41" office:value-type="float" office:value="0.0750385365853659" calcext:value-type="float">
            <text:p>0.0750</text:p>
          </table:table-cell>
          <table:table-cell table:formula="of:=[.BJ9]/41" office:value-type="float" office:value="0.00942907317073171" calcext:value-type="float">
            <text:p>0.0094</text:p>
          </table:table-cell>
          <table:table-cell table:formula="of:=[.BK9]/41" office:value-type="float" office:value="0.0846929268292683" calcext:value-type="float">
            <text:p>0.0847</text:p>
          </table:table-cell>
          <table:table-cell table:formula="of:=[.BL9]/41" office:value-type="float" office:value="0.143260731707317" calcext:value-type="float">
            <text:p>0.1433</text:p>
          </table:table-cell>
          <table:table-cell table:formula="of:=[.BM9]/41" office:value-type="float" office:value="0.113622682926829" calcext:value-type="float">
            <text:p>0.1136</text:p>
          </table:table-cell>
          <table:table-cell table:formula="of:=[.BN9]/41" office:value-type="float" office:value="0.113622682926829" calcext:value-type="float">
            <text:p>0.1136</text:p>
          </table:table-cell>
          <table:table-cell table:formula="of:=[.BO9]/41" office:value-type="float" office:value="0" calcext:value-type="float">
            <text:p>0.0000</text:p>
          </table:table-cell>
          <table:table-cell table:formula="of:=[.BP9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8:</text:p>
          </table:table-cell>
          <table:table-cell table:number-columns-repeated="2" office:value-type="float" office:value="10.0167" calcext:value-type="float">
            <text:p>10.0167</text:p>
          </table:table-cell>
          <table:table-cell table:style-name="ce12" office:value-type="string" calcext:value-type="string">
            <text:p>8:</text:p>
          </table:table-cell>
          <table:table-cell office:value-type="float" office:value="9.76417726653603" calcext:value-type="float">
            <text:p>9.76417726653603</text:p>
          </table:table-cell>
          <table:table-cell table:number-columns-repeated="2"/>
          <table:table-cell table:style-name="ce12" office:value-type="float" office:value="8" calcext:value-type="float">
            <text:p>8</text:p>
          </table:table-cell>
          <table:table-cell table:formula="of:=[.AM10]/41" office:value-type="float" office:value="0.0539275609756098" calcext:value-type="float">
            <text:p>0.0539</text:p>
          </table:table-cell>
          <table:table-cell table:formula="of:=[.AN10]/41" office:value-type="float" office:value="0.0141772682926829" calcext:value-type="float">
            <text:p>0.0142</text:p>
          </table:table-cell>
          <table:table-cell table:formula="of:=[.AO10]/41" office:value-type="float" office:value="0.0450173170731707" calcext:value-type="float">
            <text:p>0.0450</text:p>
          </table:table-cell>
          <table:table-cell table:formula="of:=[.AP10]/41" office:value-type="float" office:value="0.0456409756097561" calcext:value-type="float">
            <text:p>0.0456</text:p>
          </table:table-cell>
          <table:table-cell table:formula="of:=[.AQ10]/41" office:value-type="float" office:value="0.0558917073170732" calcext:value-type="float">
            <text:p>0.0559</text:p>
          </table:table-cell>
          <table:table-cell table:formula="of:=[.AR10]/41" office:value-type="float" office:value="0.0529917073170732" calcext:value-type="float">
            <text:p>0.0530</text:p>
          </table:table-cell>
          <table:table-cell table:formula="of:=[.AS10]/41" office:value-type="float" office:value="0.04942" calcext:value-type="float">
            <text:p>0.0494</text:p>
          </table:table-cell>
          <table:table-cell table:formula="of:=[.AT10]/41" office:value-type="float" office:value="0.0505948780487805" calcext:value-type="float">
            <text:p>0.0506</text:p>
          </table:table-cell>
          <table:table-cell table:formula="of:=[.AU10]/41" office:value-type="float" office:value="0" calcext:value-type="float">
            <text:p>0.0000</text:p>
          </table:table-cell>
          <table:table-cell table:formula="of:=[.AV10]/41" office:value-type="float" office:value="0.0263443902439024" calcext:value-type="float">
            <text:p>0.0263</text:p>
          </table:table-cell>
          <table:table-cell table:formula="of:=[.AW10]/41" office:value-type="float" office:value="0.0634714634146342" calcext:value-type="float">
            <text:p>0.0635</text:p>
          </table:table-cell>
          <table:table-cell table:formula="of:=[.AX10]/41" office:value-type="float" office:value="0.0272363414634146" calcext:value-type="float">
            <text:p>0.0272</text:p>
          </table:table-cell>
          <table:table-cell table:formula="of:=[.AY10]/41" office:value-type="float" office:value="0.0390256097560976" calcext:value-type="float">
            <text:p>0.0390</text:p>
          </table:table-cell>
          <table:table-cell table:formula="of:=[.AZ10]/41" office:value-type="float" office:value="0.050949512195122" calcext:value-type="float">
            <text:p>0.0509</text:p>
          </table:table-cell>
          <table:table-cell table:formula="of:=[.BA10]/41" office:value-type="float" office:value="0.217908780487805" calcext:value-type="float">
            <text:p>0.2179</text:p>
          </table:table-cell>
          <table:table-cell table:formula="of:=[.BB10]/41" office:value-type="float" office:value="0.210855853658537" calcext:value-type="float">
            <text:p>0.2109</text:p>
          </table:table-cell>
          <table:table-cell table:formula="of:=[.BC10]/41" office:value-type="float" office:value="0.00214545853658537" calcext:value-type="float">
            <text:p>0.0021</text:p>
          </table:table-cell>
          <table:table-cell table:formula="of:=[.BD10]/41" office:value-type="float" office:value="0.51180243902439" calcext:value-type="float">
            <text:p>0.5118</text:p>
          </table:table-cell>
          <table:table-cell table:formula="of:=[.BE10]/41" office:value-type="float" office:value="0.0719975609756098" calcext:value-type="float">
            <text:p>0.0720</text:p>
          </table:table-cell>
          <table:table-cell table:formula="of:=[.BF10]/41" office:value-type="float" office:value="0.128822926829268" calcext:value-type="float">
            <text:p>0.1288</text:p>
          </table:table-cell>
          <table:table-cell table:formula="of:=[.BG10]/41" office:value-type="float" office:value="0.185491219512195" calcext:value-type="float">
            <text:p>0.1855</text:p>
          </table:table-cell>
          <table:table-cell table:formula="of:=[.BH10]/41" office:value-type="float" office:value="0.0811314634146341" calcext:value-type="float">
            <text:p>0.0811</text:p>
          </table:table-cell>
          <table:table-cell table:formula="of:=[.BI10]/41" office:value-type="float" office:value="0.0587056097560976" calcext:value-type="float">
            <text:p>0.0587</text:p>
          </table:table-cell>
          <table:table-cell table:formula="of:=[.BJ10]/41" office:value-type="float" office:value="0.0416565853658537" calcext:value-type="float">
            <text:p>0.0417</text:p>
          </table:table-cell>
          <table:table-cell table:formula="of:=[.BK10]/41" office:value-type="float" office:value="0.0719975609756098" calcext:value-type="float">
            <text:p>0.0720</text:p>
          </table:table-cell>
          <table:table-cell table:formula="of:=[.BL10]/41" office:value-type="float" office:value="0.12068243902439" calcext:value-type="float">
            <text:p>0.1207</text:p>
          </table:table-cell>
          <table:table-cell table:formula="of:=[.BM10]/41" office:value-type="float" office:value="0.144336341463415" calcext:value-type="float">
            <text:p>0.1443</text:p>
          </table:table-cell>
          <table:table-cell table:formula="of:=[.BN10]/41" office:value-type="float" office:value="0.144336341463415" calcext:value-type="float">
            <text:p>0.1443</text:p>
          </table:table-cell>
          <table:table-cell table:formula="of:=[.BO10]/41" office:value-type="float" office:value="0" calcext:value-type="float">
            <text:p>0.0000</text:p>
          </table:table-cell>
          <table:table-cell table:formula="of:=[.BP10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9:</text:p>
          </table:table-cell>
          <table:table-cell table:number-columns-repeated="2" office:value-type="float" office:value="13.5333" calcext:value-type="float">
            <text:p>13.5333</text:p>
          </table:table-cell>
          <table:table-cell table:style-name="ce12" office:value-type="string" calcext:value-type="string">
            <text:p>9:</text:p>
          </table:table-cell>
          <table:table-cell office:value-type="float" office:value="13.3352495259006" calcext:value-type="float">
            <text:p>13.3352495259006</text:p>
          </table:table-cell>
          <table:table-cell table:number-columns-repeated="2"/>
          <table:table-cell table:style-name="ce12" office:value-type="float" office:value="9" calcext:value-type="float">
            <text:p>9</text:p>
          </table:table-cell>
          <table:table-cell table:formula="of:=[.AM11]/41" office:value-type="float" office:value="0.0597239024390244" calcext:value-type="float">
            <text:p>0.0597</text:p>
          </table:table-cell>
          <table:table-cell table:formula="of:=[.AN11]/41" office:value-type="float" office:value="0.0294460975609756" calcext:value-type="float">
            <text:p>0.0294</text:p>
          </table:table-cell>
          <table:table-cell table:formula="of:=[.AO11]/41" office:value-type="float" office:value="0.0352495121951219" calcext:value-type="float">
            <text:p>0.0352</text:p>
          </table:table-cell>
          <table:table-cell table:formula="of:=[.AP11]/41" office:value-type="float" office:value="0.0487665853658537" calcext:value-type="float">
            <text:p>0.0488</text:p>
          </table:table-cell>
          <table:table-cell table:formula="of:=[.AQ11]/41" office:value-type="float" office:value="0.0612668292682927" calcext:value-type="float">
            <text:p>0.0613</text:p>
          </table:table-cell>
          <table:table-cell table:formula="of:=[.AR11]/41" office:value-type="float" office:value="0.0305965853658537" calcext:value-type="float">
            <text:p>0.0306</text:p>
          </table:table-cell>
          <table:table-cell table:formula="of:=[.AS11]/41" office:value-type="float" office:value="0.0511034146341463" calcext:value-type="float">
            <text:p>0.0511</text:p>
          </table:table-cell>
          <table:table-cell table:formula="of:=[.AT11]/41" office:value-type="float" office:value="0.0554531707317073" calcext:value-type="float">
            <text:p>0.0555</text:p>
          </table:table-cell>
          <table:table-cell table:formula="of:=[.AU11]/41" office:value-type="float" office:value="0.0263443902439024" calcext:value-type="float">
            <text:p>0.0263</text:p>
          </table:table-cell>
          <table:table-cell table:formula="of:=[.AV11]/41" office:value-type="float" office:value="0" calcext:value-type="float">
            <text:p>0.0000</text:p>
          </table:table-cell>
          <table:table-cell table:formula="of:=[.AW11]/41" office:value-type="float" office:value="0.0609614634146342" calcext:value-type="float">
            <text:p>0.0610</text:p>
          </table:table-cell>
          <table:table-cell table:formula="of:=[.AX11]/41" office:value-type="float" office:value="0.0482029268292683" calcext:value-type="float">
            <text:p>0.0482</text:p>
          </table:table-cell>
          <table:table-cell table:formula="of:=[.AY11]/41" office:value-type="float" office:value="0.0126943902439024" calcext:value-type="float">
            <text:p>0.0127</text:p>
          </table:table-cell>
          <table:table-cell table:formula="of:=[.AZ11]/41" office:value-type="float" office:value="0.0565026829268293" calcext:value-type="float">
            <text:p>0.0565</text:p>
          </table:table-cell>
          <table:table-cell table:formula="of:=[.BA11]/41" office:value-type="float" office:value="0.200350731707317" calcext:value-type="float">
            <text:p>0.2004</text:p>
          </table:table-cell>
          <table:table-cell table:formula="of:=[.BB11]/41" office:value-type="float" office:value="0.188846097560976" calcext:value-type="float">
            <text:p>0.1888</text:p>
          </table:table-cell>
          <table:table-cell table:formula="of:=[.BC11]/41" office:value-type="float" office:value="0.0258148780487805" calcext:value-type="float">
            <text:p>0.0258</text:p>
          </table:table-cell>
          <table:table-cell table:formula="of:=[.BD11]/41" office:value-type="float" office:value="0.50740487804878" calcext:value-type="float">
            <text:p>0.5074</text:p>
          </table:table-cell>
          <table:table-cell table:formula="of:=[.BE11]/41" office:value-type="float" office:value="0.0456556097560976" calcext:value-type="float">
            <text:p>0.0457</text:p>
          </table:table-cell>
          <table:table-cell table:formula="of:=[.BF11]/41" office:value-type="float" office:value="0.107966585365854" calcext:value-type="float">
            <text:p>0.1080</text:p>
          </table:table-cell>
          <table:table-cell table:formula="of:=[.BG11]/41" office:value-type="float" office:value="0.164295365853659" calcext:value-type="float">
            <text:p>0.1643</text:p>
          </table:table-cell>
          <table:table-cell table:formula="of:=[.BH11]/41" office:value-type="float" office:value="0.0617451219512195" calcext:value-type="float">
            <text:p>0.0617</text:p>
          </table:table-cell>
          <table:table-cell table:formula="of:=[.BI11]/41" office:value-type="float" office:value="0.0323614634146341" calcext:value-type="float">
            <text:p>0.0324</text:p>
          </table:table-cell>
          <table:table-cell table:formula="of:=[.BJ11]/41" office:value-type="float" office:value="0.049250243902439" calcext:value-type="float">
            <text:p>0.0493</text:p>
          </table:table-cell>
          <table:table-cell table:formula="of:=[.BK11]/41" office:value-type="float" office:value="0.0456556097560976" calcext:value-type="float">
            <text:p>0.0457</text:p>
          </table:table-cell>
          <table:table-cell table:formula="of:=[.BL11]/41" office:value-type="float" office:value="0.0963507317073171" calcext:value-type="float">
            <text:p>0.0964</text:p>
          </table:table-cell>
          <table:table-cell table:formula="of:=[.BM11]/41" office:value-type="float" office:value="0.126005365853659" calcext:value-type="float">
            <text:p>0.1260</text:p>
          </table:table-cell>
          <table:table-cell table:formula="of:=[.BN11]/41" office:value-type="float" office:value="0.126005365853659" calcext:value-type="float">
            <text:p>0.1260</text:p>
          </table:table-cell>
          <table:table-cell table:formula="of:=[.BO11]/41" office:value-type="float" office:value="0" calcext:value-type="float">
            <text:p>0.0000</text:p>
          </table:table-cell>
          <table:table-cell table:formula="of:=[.BP11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0:</text:p>
          </table:table-cell>
          <table:table-cell table:number-columns-repeated="2" office:value-type="float" office:value="10.8167" calcext:value-type="float">
            <text:p>10.8167</text:p>
          </table:table-cell>
          <table:table-cell table:style-name="ce12" office:value-type="string" calcext:value-type="string">
            <text:p>10:</text:p>
          </table:table-cell>
          <table:table-cell office:value-type="float" office:value="10.5860003190376" calcext:value-type="float">
            <text:p>10.5860003190376</text:p>
          </table:table-cell>
          <table:table-cell table:number-columns-repeated="2"/>
          <table:table-cell table:style-name="ce12" office:value-type="float" office:value="10" calcext:value-type="float">
            <text:p>10</text:p>
          </table:table-cell>
          <table:table-cell table:formula="of:=[.AM12]/41" office:value-type="float" office:value="0.0195789756097561" calcext:value-type="float">
            <text:p>0.0196</text:p>
          </table:table-cell>
          <table:table-cell table:formula="of:=[.AN12]/41" office:value-type="float" office:value="0.076970243902439" calcext:value-type="float">
            <text:p>0.0770</text:p>
          </table:table-cell>
          <table:table-cell table:formula="of:=[.AO12]/41" office:value-type="float" office:value="0.0268573170731707" calcext:value-type="float">
            <text:p>0.0269</text:p>
          </table:table-cell>
          <table:table-cell table:formula="of:=[.AP12]/41" office:value-type="float" office:value="0.0193336341463415" calcext:value-type="float">
            <text:p>0.0193</text:p>
          </table:table-cell>
          <table:table-cell table:formula="of:=[.AQ12]/41" office:value-type="float" office:value="0.0184746829268293" calcext:value-type="float">
            <text:p>0.0185</text:p>
          </table:table-cell>
          <table:table-cell table:formula="of:=[.AR12]/41" office:value-type="float" office:value="0.0866321951219512" calcext:value-type="float">
            <text:p>0.0866</text:p>
          </table:table-cell>
          <table:table-cell table:formula="of:=[.AS12]/41" office:value-type="float" office:value="0.0151826097560976" calcext:value-type="float">
            <text:p>0.0152</text:p>
          </table:table-cell>
          <table:table-cell table:formula="of:=[.AT12]/41" office:value-type="float" office:value="0.0186456829268293" calcext:value-type="float">
            <text:p>0.0186</text:p>
          </table:table-cell>
          <table:table-cell table:formula="of:=[.AU12]/41" office:value-type="float" office:value="0.0634714634146342" calcext:value-type="float">
            <text:p>0.0635</text:p>
          </table:table-cell>
          <table:table-cell table:formula="of:=[.AV12]/41" office:value-type="float" office:value="0.0609614634146342" calcext:value-type="float">
            <text:p>0.0610</text:p>
          </table:table-cell>
          <table:table-cell table:formula="of:=[.AW12]/41" office:value-type="float" office:value="0" calcext:value-type="float">
            <text:p>0.0000</text:p>
          </table:table-cell>
          <table:table-cell table:formula="of:=[.AX12]/41" office:value-type="float" office:value="0.0531346341463415" calcext:value-type="float">
            <text:p>0.0531</text:p>
          </table:table-cell>
          <table:table-cell table:formula="of:=[.AY12]/41" office:value-type="float" office:value="0.0643960975609756" calcext:value-type="float">
            <text:p>0.0644</text:p>
          </table:table-cell>
          <table:table-cell table:formula="of:=[.AZ12]/41" office:value-type="float" office:value="0.0197499268292683" calcext:value-type="float">
            <text:p>0.0197</text:p>
          </table:table-cell>
          <table:table-cell table:formula="of:=[.BA12]/41" office:value-type="float" office:value="0.16385487804878" calcext:value-type="float">
            <text:p>0.1639</text:p>
          </table:table-cell>
          <table:table-cell table:formula="of:=[.BB12]/41" office:value-type="float" office:value="0.168346829268293" calcext:value-type="float">
            <text:p>0.1683</text:p>
          </table:table-cell>
          <table:table-cell table:formula="of:=[.BC12]/41" office:value-type="float" office:value="0.065259512195122" calcext:value-type="float">
            <text:p>0.0653</text:p>
          </table:table-cell>
          <table:table-cell table:formula="of:=[.BD12]/41" office:value-type="float" office:value="0.448787804878049" calcext:value-type="float">
            <text:p>0.4488</text:p>
          </table:table-cell>
          <table:table-cell table:formula="of:=[.BE12]/41" office:value-type="float" office:value="0.0797739024390244" calcext:value-type="float">
            <text:p>0.0798</text:p>
          </table:table-cell>
          <table:table-cell table:formula="of:=[.BF12]/41" office:value-type="float" office:value="0.158878780487805" calcext:value-type="float">
            <text:p>0.1589</text:p>
          </table:table-cell>
          <table:table-cell table:formula="of:=[.BG12]/41" office:value-type="float" office:value="0.141490243902439" calcext:value-type="float">
            <text:p>0.1415</text:p>
          </table:table-cell>
          <table:table-cell table:formula="of:=[.BH12]/41" office:value-type="float" office:value="0.0484168292682927" calcext:value-type="float">
            <text:p>0.0484</text:p>
          </table:table-cell>
          <table:table-cell table:formula="of:=[.BI12]/41" office:value-type="float" office:value="0.0725263414634146" calcext:value-type="float">
            <text:p>0.0725</text:p>
          </table:table-cell>
          <table:table-cell table:formula="of:=[.BJ12]/41" office:value-type="float" office:value="0.0268007317073171" calcext:value-type="float">
            <text:p>0.0268</text:p>
          </table:table-cell>
          <table:table-cell table:formula="of:=[.BK12]/41" office:value-type="float" office:value="0.0797739024390244" calcext:value-type="float">
            <text:p>0.0798</text:p>
          </table:table-cell>
          <table:table-cell table:formula="of:=[.BL12]/41" office:value-type="float" office:value="0.138781219512195" calcext:value-type="float">
            <text:p>0.1388</text:p>
          </table:table-cell>
          <table:table-cell table:formula="of:=[.BM12]/41" office:value-type="float" office:value="0.0952304878048781" calcext:value-type="float">
            <text:p>0.0952</text:p>
          </table:table-cell>
          <table:table-cell table:formula="of:=[.BN12]/41" office:value-type="float" office:value="0.0952304878048781" calcext:value-type="float">
            <text:p>0.0952</text:p>
          </table:table-cell>
          <table:table-cell table:formula="of:=[.BO12]/41" office:value-type="float" office:value="0" calcext:value-type="float">
            <text:p>0.0000</text:p>
          </table:table-cell>
          <table:table-cell table:formula="of:=[.BP12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1:</text:p>
          </table:table-cell>
          <table:table-cell table:number-columns-repeated="2" office:value-type="float" office:value="16.4" calcext:value-type="float">
            <text:p>16.4</text:p>
          </table:table-cell>
          <table:table-cell table:style-name="ce12" office:value-type="string" calcext:value-type="string">
            <text:p>11:</text:p>
          </table:table-cell>
          <table:table-cell office:value-type="float" office:value="16.1389252438782" calcext:value-type="float">
            <text:p>16.1389252438782</text:p>
          </table:table-cell>
          <table:table-cell table:number-columns-repeated="2"/>
          <table:table-cell table:style-name="ce12" office:value-type="float" office:value="11" calcext:value-type="float">
            <text:p>11</text:p>
          </table:table-cell>
          <table:table-cell table:formula="of:=[.AM13]/41" office:value-type="float" office:value="0.03694" calcext:value-type="float">
            <text:p>0.0369</text:p>
          </table:table-cell>
          <table:table-cell table:formula="of:=[.AN13]/41" office:value-type="float" office:value="0.0395860975609756" calcext:value-type="float">
            <text:p>0.0396</text:p>
          </table:table-cell>
          <table:table-cell table:formula="of:=[.AO13]/41" office:value-type="float" office:value="0.0469751219512195" calcext:value-type="float">
            <text:p>0.0470</text:p>
          </table:table-cell>
          <table:table-cell table:formula="of:=[.AP13]/41" office:value-type="float" office:value="0.0339656097560976" calcext:value-type="float">
            <text:p>0.0340</text:p>
          </table:table-cell>
          <table:table-cell table:formula="of:=[.AQ13]/41" office:value-type="float" office:value="0.0389251219512195" calcext:value-type="float">
            <text:p>0.0389</text:p>
          </table:table-cell>
          <table:table-cell table:formula="of:=[.AR13]/41" office:value-type="float" office:value="0.0780060975609756" calcext:value-type="float">
            <text:p>0.0780</text:p>
          </table:table-cell>
          <table:table-cell table:formula="of:=[.AS13]/41" office:value-type="float" office:value="0.0380519512195122" calcext:value-type="float">
            <text:p>0.0381</text:p>
          </table:table-cell>
          <table:table-cell table:formula="of:=[.AT13]/41" office:value-type="float" office:value="0.0354312195121951" calcext:value-type="float">
            <text:p>0.0354</text:p>
          </table:table-cell>
          <table:table-cell table:formula="of:=[.AU13]/41" office:value-type="float" office:value="0.0272363414634146" calcext:value-type="float">
            <text:p>0.0272</text:p>
          </table:table-cell>
          <table:table-cell table:formula="of:=[.AV13]/41" office:value-type="float" office:value="0.0482029268292683" calcext:value-type="float">
            <text:p>0.0482</text:p>
          </table:table-cell>
          <table:table-cell table:formula="of:=[.AW13]/41" office:value-type="float" office:value="0.0531346341463415" calcext:value-type="float">
            <text:p>0.0531</text:p>
          </table:table-cell>
          <table:table-cell table:formula="of:=[.AX13]/41" office:value-type="float" office:value="0" calcext:value-type="float">
            <text:p>0.0000</text:p>
          </table:table-cell>
          <table:table-cell table:formula="of:=[.AY13]/41" office:value-type="float" office:value="0.0600821951219512" calcext:value-type="float">
            <text:p>0.0601</text:p>
          </table:table-cell>
          <table:table-cell table:formula="of:=[.AZ13]/41" office:value-type="float" office:value="0.0349382926829268" calcext:value-type="float">
            <text:p>0.0349</text:p>
          </table:table-cell>
          <table:table-cell table:formula="of:=[.BA13]/41" office:value-type="float" office:value="0.216116829268293" calcext:value-type="float">
            <text:p>0.2161</text:p>
          </table:table-cell>
          <table:table-cell table:formula="of:=[.BB13]/41" office:value-type="float" office:value="0.215826829268293" calcext:value-type="float">
            <text:p>0.2158</text:p>
          </table:table-cell>
          <table:table-cell table:formula="of:=[.BC13]/41" office:value-type="float" office:value="0.0292412195121951" calcext:value-type="float">
            <text:p>0.0292</text:p>
          </table:table-cell>
          <table:table-cell table:formula="of:=[.BD13]/41" office:value-type="float" office:value="0.494463414634146" calcext:value-type="float">
            <text:p>0.4945</text:p>
          </table:table-cell>
          <table:table-cell table:formula="of:=[.BE13]/41" office:value-type="float" office:value="0.0911948780487805" calcext:value-type="float">
            <text:p>0.0912</text:p>
          </table:table-cell>
          <table:table-cell table:formula="of:=[.BF13]/41" office:value-type="float" office:value="0.154970731707317" calcext:value-type="float">
            <text:p>0.1550</text:p>
          </table:table-cell>
          <table:table-cell table:formula="of:=[.BG13]/41" office:value-type="float" office:value="0.189476341463415" calcext:value-type="float">
            <text:p>0.1895</text:p>
          </table:table-cell>
          <table:table-cell table:formula="of:=[.BH13]/41" office:value-type="float" office:value="0.0866282926829268" calcext:value-type="float">
            <text:p>0.0866</text:p>
          </table:table-cell>
          <table:table-cell table:formula="of:=[.BI13]/41" office:value-type="float" office:value="0.0785875609756098" calcext:value-type="float">
            <text:p>0.0786</text:p>
          </table:table-cell>
          <table:table-cell table:formula="of:=[.BJ13]/41" office:value-type="float" office:value="0.0263921951219512" calcext:value-type="float">
            <text:p>0.0264</text:p>
          </table:table-cell>
          <table:table-cell table:formula="of:=[.BK13]/41" office:value-type="float" office:value="0.0911948780487805" calcext:value-type="float">
            <text:p>0.0912</text:p>
          </table:table-cell>
          <table:table-cell table:formula="of:=[.BL13]/41" office:value-type="float" office:value="0.144549268292683" calcext:value-type="float">
            <text:p>0.1445</text:p>
          </table:table-cell>
          <table:table-cell table:formula="of:=[.BM13]/41" office:value-type="float" office:value="0.145094390243902" calcext:value-type="float">
            <text:p>0.1451</text:p>
          </table:table-cell>
          <table:table-cell table:formula="of:=[.BN13]/41" office:value-type="float" office:value="0.145094390243902" calcext:value-type="float">
            <text:p>0.1451</text:p>
          </table:table-cell>
          <table:table-cell table:formula="of:=[.BO13]/41" office:value-type="float" office:value="0" calcext:value-type="float">
            <text:p>0.0000</text:p>
          </table:table-cell>
          <table:table-cell table:formula="of:=[.BP13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2:</text:p>
          </table:table-cell>
          <table:table-cell table:number-columns-repeated="2" office:value-type="float" office:value="11.8667" calcext:value-type="float">
            <text:p>11.8667</text:p>
          </table:table-cell>
          <table:table-cell table:style-name="ce12" office:value-type="string" calcext:value-type="string">
            <text:p>12:</text:p>
          </table:table-cell>
          <table:table-cell office:value-type="float" office:value="11.6057159438685" calcext:value-type="float">
            <text:p>11.6057159438685</text:p>
          </table:table-cell>
          <table:table-cell table:number-columns-repeated="2"/>
          <table:table-cell table:style-name="ce12" office:value-type="float" office:value="12" calcext:value-type="float">
            <text:p>12</text:p>
          </table:table-cell>
          <table:table-cell table:formula="of:=[.AM14]/41" office:value-type="float" office:value="0.0667485365853659" calcext:value-type="float">
            <text:p>0.0667</text:p>
          </table:table-cell>
          <table:table-cell table:formula="of:=[.AN14]/41" office:value-type="float" office:value="0.0407739024390244" calcext:value-type="float">
            <text:p>0.0408</text:p>
          </table:table-cell>
          <table:table-cell table:formula="of:=[.AO14]/41" office:value-type="float" office:value="0.0375534146341463" calcext:value-type="float">
            <text:p>0.0376</text:p>
          </table:table-cell>
          <table:table-cell table:formula="of:=[.AP14]/41" office:value-type="float" office:value="0.0554882926829268" calcext:value-type="float">
            <text:p>0.0555</text:p>
          </table:table-cell>
          <table:table-cell table:formula="of:=[.AQ14]/41" office:value-type="float" office:value="0.068050243902439" calcext:value-type="float">
            <text:p>0.0681</text:p>
          </table:table-cell>
          <table:table-cell table:formula="of:=[.AR14]/41" office:value-type="float" office:value="0.0223826097560976" calcext:value-type="float">
            <text:p>0.0224</text:p>
          </table:table-cell>
          <table:table-cell table:formula="of:=[.AS14]/41" office:value-type="float" office:value="0.0570668292682927" calcext:value-type="float">
            <text:p>0.0571</text:p>
          </table:table-cell>
          <table:table-cell table:formula="of:=[.AT14]/41" office:value-type="float" office:value="0.0623660975609756" calcext:value-type="float">
            <text:p>0.0624</text:p>
          </table:table-cell>
          <table:table-cell table:formula="of:=[.AU14]/41" office:value-type="float" office:value="0.0390256097560976" calcext:value-type="float">
            <text:p>0.0390</text:p>
          </table:table-cell>
          <table:table-cell table:formula="of:=[.AV14]/41" office:value-type="float" office:value="0.0126943902439024" calcext:value-type="float">
            <text:p>0.0127</text:p>
          </table:table-cell>
          <table:table-cell table:formula="of:=[.AW14]/41" office:value-type="float" office:value="0.0643960975609756" calcext:value-type="float">
            <text:p>0.0644</text:p>
          </table:table-cell>
          <table:table-cell table:formula="of:=[.AX14]/41" office:value-type="float" office:value="0.0600821951219512" calcext:value-type="float">
            <text:p>0.0601</text:p>
          </table:table-cell>
          <table:table-cell table:formula="of:=[.AY14]/41" office:value-type="float" office:value="0" calcext:value-type="float">
            <text:p>0.0000</text:p>
          </table:table-cell>
          <table:table-cell table:formula="of:=[.AZ14]/41" office:value-type="float" office:value="0.0636146341463415" calcext:value-type="float">
            <text:p>0.0636</text:p>
          </table:table-cell>
          <table:table-cell table:formula="of:=[.BA14]/41" office:value-type="float" office:value="0.193190975609756" calcext:value-type="float">
            <text:p>0.1932</text:p>
          </table:table-cell>
          <table:table-cell table:formula="of:=[.BB14]/41" office:value-type="float" office:value="0.179110975609756" calcext:value-type="float">
            <text:p>0.1791</text:p>
          </table:table-cell>
          <table:table-cell table:formula="of:=[.BC14]/41" office:value-type="float" office:value="0.0384312195121951" calcext:value-type="float">
            <text:p>0.0384</text:p>
          </table:table-cell>
          <table:table-cell table:formula="of:=[.BD14]/41" office:value-type="float" office:value="0.506468292682927" calcext:value-type="float">
            <text:p>0.5065</text:p>
          </table:table-cell>
          <table:table-cell table:formula="of:=[.BE14]/41" office:value-type="float" office:value="0.0330087804878049" calcext:value-type="float">
            <text:p>0.0330</text:p>
          </table:table-cell>
          <table:table-cell table:formula="of:=[.BF14]/41" office:value-type="float" office:value="0.0983565853658537" calcext:value-type="float">
            <text:p>0.0984</text:p>
          </table:table-cell>
          <table:table-cell table:formula="of:=[.BG14]/41" office:value-type="float" office:value="0.155137804878049" calcext:value-type="float">
            <text:p>0.1551</text:p>
          </table:table-cell>
          <table:table-cell table:formula="of:=[.BH14]/41" office:value-type="float" office:value="0.0551568292682927" calcext:value-type="float">
            <text:p>0.0552</text:p>
          </table:table-cell>
          <table:table-cell table:formula="of:=[.BI14]/41" office:value-type="float" office:value="0.0196919512195122" calcext:value-type="float">
            <text:p>0.0197</text:p>
          </table:table-cell>
          <table:table-cell table:formula="of:=[.BJ14]/41" office:value-type="float" office:value="0.0575478048780488" calcext:value-type="float">
            <text:p>0.0575</text:p>
          </table:table-cell>
          <table:table-cell table:formula="of:=[.BK14]/41" office:value-type="float" office:value="0.0330087804878049" calcext:value-type="float">
            <text:p>0.0330</text:p>
          </table:table-cell>
          <table:table-cell table:formula="of:=[.BL14]/41" office:value-type="float" office:value="0.0847314634146342" calcext:value-type="float">
            <text:p>0.0847</text:p>
          </table:table-cell>
          <table:table-cell table:formula="of:=[.BM14]/41" office:value-type="float" office:value="0.118849024390244" calcext:value-type="float">
            <text:p>0.1188</text:p>
          </table:table-cell>
          <table:table-cell table:formula="of:=[.BN14]/41" office:value-type="float" office:value="0.118849024390244" calcext:value-type="float">
            <text:p>0.1188</text:p>
          </table:table-cell>
          <table:table-cell table:formula="of:=[.BO14]/41" office:value-type="float" office:value="0" calcext:value-type="float">
            <text:p>0.0000</text:p>
          </table:table-cell>
          <table:table-cell table:formula="of:=[.BP14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2" office:value-type="string" calcext:value-type="string">
            <text:p>13:</text:p>
          </table:table-cell>
          <table:table-cell table:number-columns-repeated="2" office:value-type="float" office:value="11.1167" calcext:value-type="float">
            <text:p>11.1167</text:p>
          </table:table-cell>
          <table:table-cell table:style-name="ce12" office:value-type="string" calcext:value-type="string">
            <text:p>13:</text:p>
          </table:table-cell>
          <table:table-cell office:value-type="float" office:value="10.9584923711664" calcext:value-type="float">
            <text:p>10.9584923711664</text:p>
          </table:table-cell>
          <table:table-cell table:number-columns-repeated="2"/>
          <table:table-cell table:style-name="ce12" office:value-type="float" office:value="13" calcext:value-type="float">
            <text:p>13</text:p>
          </table:table-cell>
          <table:table-cell table:formula="of:=[.AM15]/41" office:value-type="float" office:value="0.00322987804878049" calcext:value-type="float">
            <text:p>0.0032</text:p>
          </table:table-cell>
          <table:table-cell table:formula="of:=[.AN15]/41" office:value-type="float" office:value="0.0650968292682927" calcext:value-type="float">
            <text:p>0.0651</text:p>
          </table:table-cell>
          <table:table-cell table:formula="of:=[.AO15]/41" office:value-type="float" office:value="0.0305524390243902" calcext:value-type="float">
            <text:p>0.0306</text:p>
          </table:table-cell>
          <table:table-cell table:formula="of:=[.AP15]/41" office:value-type="float" office:value="0.00822619512195122" calcext:value-type="float">
            <text:p>0.0082</text:p>
          </table:table-cell>
          <table:table-cell table:formula="of:=[.AQ15]/41" office:value-type="float" office:value="0.00500173170731707" calcext:value-type="float">
            <text:p>0.0050</text:p>
          </table:table-cell>
          <table:table-cell table:formula="of:=[.AR15]/41" office:value-type="float" office:value="0.0857390243902439" calcext:value-type="float">
            <text:p>0.0857</text:p>
          </table:table-cell>
          <table:table-cell table:formula="of:=[.AS15]/41" office:value-type="float" office:value="0.00849236585365854" calcext:value-type="float">
            <text:p>0.0085</text:p>
          </table:table-cell>
          <table:table-cell table:formula="of:=[.AT15]/41" office:value-type="float" office:value="0.00160614634146341" calcext:value-type="float">
            <text:p>0.0016</text:p>
          </table:table-cell>
          <table:table-cell table:formula="of:=[.AU15]/41" office:value-type="float" office:value="0.050949512195122" calcext:value-type="float">
            <text:p>0.0509</text:p>
          </table:table-cell>
          <table:table-cell table:formula="of:=[.AV15]/41" office:value-type="float" office:value="0.0565026829268293" calcext:value-type="float">
            <text:p>0.0565</text:p>
          </table:table-cell>
          <table:table-cell table:formula="of:=[.AW15]/41" office:value-type="float" office:value="0.0197499268292683" calcext:value-type="float">
            <text:p>0.0197</text:p>
          </table:table-cell>
          <table:table-cell table:formula="of:=[.AX15]/41" office:value-type="float" office:value="0.0349382926829268" calcext:value-type="float">
            <text:p>0.0349</text:p>
          </table:table-cell>
          <table:table-cell table:formula="of:=[.AY15]/41" office:value-type="float" office:value="0.0636146341463415" calcext:value-type="float">
            <text:p>0.0636</text:p>
          </table:table-cell>
          <table:table-cell table:formula="of:=[.AZ15]/41" office:value-type="float" office:value="0" calcext:value-type="float">
            <text:p>0.0000</text:p>
          </table:table-cell>
          <table:table-cell table:formula="of:=[.BA15]/41" office:value-type="float" office:value="0.183497073170732" calcext:value-type="float">
            <text:p>0.1835</text:p>
          </table:table-cell>
          <table:table-cell table:formula="of:=[.BB15]/41" office:value-type="float" office:value="0.187698048780488" calcext:value-type="float">
            <text:p>0.1877</text:p>
          </table:table-cell>
          <table:table-cell table:formula="of:=[.BC15]/41" office:value-type="float" office:value="0.0529868292682927" calcext:value-type="float">
            <text:p>0.0530</text:p>
          </table:table-cell>
          <table:table-cell table:formula="of:=[.BD15]/41" office:value-type="float" office:value="0.461546341463415" calcext:value-type="float">
            <text:p>0.4615</text:p>
          </table:table-cell>
          <table:table-cell table:formula="of:=[.BE15]/41" office:value-type="float" office:value="0.0862021951219512" calcext:value-type="float">
            <text:p>0.0862</text:p>
          </table:table-cell>
          <table:table-cell table:formula="of:=[.BF15]/41" office:value-type="float" office:value="0.16160512195122" calcext:value-type="float">
            <text:p>0.1616</text:p>
          </table:table-cell>
          <table:table-cell table:formula="of:=[.BG15]/41" office:value-type="float" office:value="0.160896829268293" calcext:value-type="float">
            <text:p>0.1609</text:p>
          </table:table-cell>
          <table:table-cell table:formula="of:=[.BH15]/41" office:value-type="float" office:value="0.0639839024390244" calcext:value-type="float">
            <text:p>0.0640</text:p>
          </table:table-cell>
          <table:table-cell table:formula="of:=[.BI15]/41" office:value-type="float" office:value="0.0764758536585366" calcext:value-type="float">
            <text:p>0.0765</text:p>
          </table:table-cell>
          <table:table-cell table:formula="of:=[.BJ15]/41" office:value-type="float" office:value="0.00942839024390244" calcext:value-type="float">
            <text:p>0.0094</text:p>
          </table:table-cell>
          <table:table-cell table:formula="of:=[.BK15]/41" office:value-type="float" office:value="0.0862021951219512" calcext:value-type="float">
            <text:p>0.0862</text:p>
          </table:table-cell>
          <table:table-cell table:formula="of:=[.BL15]/41" office:value-type="float" office:value="0.144728292682927" calcext:value-type="float">
            <text:p>0.1447</text:p>
          </table:table-cell>
          <table:table-cell table:formula="of:=[.BM15]/41" office:value-type="float" office:value="0.114863414634146" calcext:value-type="float">
            <text:p>0.1149</text:p>
          </table:table-cell>
          <table:table-cell table:formula="of:=[.BN15]/41" office:value-type="float" office:value="0.114863414634146" calcext:value-type="float">
            <text:p>0.1149</text:p>
          </table:table-cell>
          <table:table-cell table:formula="of:=[.BO15]/41" office:value-type="float" office:value="0" calcext:value-type="float">
            <text:p>0.0000</text:p>
          </table:table-cell>
          <table:table-cell table:formula="of:=[.BP15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4" calcext:value-type="float">
            <text:p>14</text:p>
          </table:table-cell>
          <table:table-cell table:formula="of:=[.AM16]/41" office:value-type="float" office:value="0.182776341463415" calcext:value-type="float">
            <text:p>0.1828</text:p>
          </table:table-cell>
          <table:table-cell table:formula="of:=[.AN16]/41" office:value-type="float" office:value="0.227886585365854" calcext:value-type="float">
            <text:p>0.2279</text:p>
          </table:table-cell>
          <table:table-cell table:formula="of:=[.AO16]/41" office:value-type="float" office:value="0.173190487804878" calcext:value-type="float">
            <text:p>0.1732</text:p>
          </table:table-cell>
          <table:table-cell table:formula="of:=[.AP16]/41" office:value-type="float" office:value="0.182346585365854" calcext:value-type="float">
            <text:p>0.1823</text:p>
          </table:table-cell>
          <table:table-cell table:formula="of:=[.AQ16]/41" office:value-type="float" office:value="0.181235609756098" calcext:value-type="float">
            <text:p>0.1812</text:p>
          </table:table-cell>
          <table:table-cell table:formula="of:=[.AR16]/41" office:value-type="float" office:value="0.204778048780488" calcext:value-type="float">
            <text:p>0.2048</text:p>
          </table:table-cell>
          <table:table-cell table:formula="of:=[.AS16]/41" office:value-type="float" office:value="0.178391707317073" calcext:value-type="float">
            <text:p>0.1784</text:p>
          </table:table-cell>
          <table:table-cell table:formula="of:=[.AT16]/41" office:value-type="float" office:value="0.182479756097561" calcext:value-type="float">
            <text:p>0.1825</text:p>
          </table:table-cell>
          <table:table-cell table:formula="of:=[.AU16]/41" office:value-type="float" office:value="0.217908780487805" calcext:value-type="float">
            <text:p>0.2179</text:p>
          </table:table-cell>
          <table:table-cell table:formula="of:=[.AV16]/41" office:value-type="float" office:value="0.200350731707317" calcext:value-type="float">
            <text:p>0.2004</text:p>
          </table:table-cell>
          <table:table-cell table:formula="of:=[.AW16]/41" office:value-type="float" office:value="0.16385487804878" calcext:value-type="float">
            <text:p>0.1639</text:p>
          </table:table-cell>
          <table:table-cell table:formula="of:=[.AX16]/41" office:value-type="float" office:value="0.216116829268293" calcext:value-type="float">
            <text:p>0.2161</text:p>
          </table:table-cell>
          <table:table-cell table:formula="of:=[.AY16]/41" office:value-type="float" office:value="0.193190975609756" calcext:value-type="float">
            <text:p>0.1932</text:p>
          </table:table-cell>
          <table:table-cell table:formula="of:=[.AZ16]/41" office:value-type="float" office:value="0.183497073170732" calcext:value-type="float">
            <text:p>0.1835</text:p>
          </table:table-cell>
          <table:table-cell table:formula="of:=[.BA16]/41" office:value-type="float" office:value="0" calcext:value-type="float">
            <text:p>0.0000</text:p>
          </table:table-cell>
          <table:table-cell table:formula="of:=[.BB16]/41" office:value-type="float" office:value="0.0536470731707317" calcext:value-type="float">
            <text:p>0.0536</text:p>
          </table:table-cell>
          <table:table-cell table:formula="of:=[.BC16]/41" office:value-type="float" office:value="0.218957073170732" calcext:value-type="float">
            <text:p>0.2190</text:p>
          </table:table-cell>
          <table:table-cell table:formula="of:=[.BD16]/41" office:value-type="float" office:value="0.350914634146341" calcext:value-type="float">
            <text:p>0.3509</text:p>
          </table:table-cell>
          <table:table-cell table:formula="of:=[.BE16]/41" office:value-type="float" office:value="0.174498780487805" calcext:value-type="float">
            <text:p>0.1745</text:p>
          </table:table-cell>
          <table:table-cell table:formula="of:=[.BF16]/41" office:value-type="float" office:value="0.23202" calcext:value-type="float">
            <text:p>0.2320</text:p>
          </table:table-cell>
          <table:table-cell table:formula="of:=[.BG16]/41" office:value-type="float" office:value="0.0520514634146342" calcext:value-type="float">
            <text:p>0.0521</text:p>
          </table:table-cell>
          <table:table-cell table:formula="of:=[.BH16]/41" office:value-type="float" office:value="0.138610487804878" calcext:value-type="float">
            <text:p>0.1386</text:p>
          </table:table-cell>
          <table:table-cell table:formula="of:=[.BI16]/41" office:value-type="float" office:value="0.18190756097561" calcext:value-type="float">
            <text:p>0.1819</text:p>
          </table:table-cell>
          <table:table-cell table:formula="of:=[.BJ16]/41" office:value-type="float" office:value="0.190352926829268" calcext:value-type="float">
            <text:p>0.1904</text:p>
          </table:table-cell>
          <table:table-cell table:formula="of:=[.BK16]/41" office:value-type="float" office:value="0.174498780487805" calcext:value-type="float">
            <text:p>0.1745</text:p>
          </table:table-cell>
          <table:table-cell table:formula="of:=[.BL16]/41" office:value-type="float" office:value="0.200751951219512" calcext:value-type="float">
            <text:p>0.2008</text:p>
          </table:table-cell>
          <table:table-cell table:formula="of:=[.BM16]/41" office:value-type="float" office:value="0.0743860975609756" calcext:value-type="float">
            <text:p>0.0744</text:p>
          </table:table-cell>
          <table:table-cell table:formula="of:=[.BN16]/41" office:value-type="float" office:value="0.0743860975609756" calcext:value-type="float">
            <text:p>0.0744</text:p>
          </table:table-cell>
          <table:table-cell table:formula="of:=[.BO16]/41" office:value-type="float" office:value="0" calcext:value-type="float">
            <text:p>0.0000</text:p>
          </table:table-cell>
          <table:table-cell table:formula="of:=[.BP16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5" calcext:value-type="float">
            <text:p>15</text:p>
          </table:table-cell>
          <table:table-cell table:formula="of:=[.AM17]/41" office:value-type="float" office:value="0.187905121951219" calcext:value-type="float">
            <text:p>0.1879</text:p>
          </table:table-cell>
          <table:table-cell table:formula="of:=[.AN17]/41" office:value-type="float" office:value="0.21811756097561" calcext:value-type="float">
            <text:p>0.2181</text:p>
          </table:table-cell>
          <table:table-cell table:formula="of:=[.AO17]/41" office:value-type="float" office:value="0.169301707317073" calcext:value-type="float">
            <text:p>0.1693</text:p>
          </table:table-cell>
          <table:table-cell table:formula="of:=[.AP17]/41" office:value-type="float" office:value="0.184255853658537" calcext:value-type="float">
            <text:p>0.1843</text:p>
          </table:table-cell>
          <table:table-cell table:formula="of:=[.AQ17]/41" office:value-type="float" office:value="0.186807317073171" calcext:value-type="float">
            <text:p>0.1868</text:p>
          </table:table-cell>
          <table:table-cell table:formula="of:=[.AR17]/41" office:value-type="float" office:value="0.185204878048781" calcext:value-type="float">
            <text:p>0.1852</text:p>
          </table:table-cell>
          <table:table-cell table:formula="of:=[.AS17]/41" office:value-type="float" office:value="0.180843414634146" calcext:value-type="float">
            <text:p>0.1808</text:p>
          </table:table-cell>
          <table:table-cell table:formula="of:=[.AT17]/41" office:value-type="float" office:value="0.186367804878049" calcext:value-type="float">
            <text:p>0.1864</text:p>
          </table:table-cell>
          <table:table-cell table:formula="of:=[.AU17]/41" office:value-type="float" office:value="0.210855853658537" calcext:value-type="float">
            <text:p>0.2109</text:p>
          </table:table-cell>
          <table:table-cell table:formula="of:=[.AV17]/41" office:value-type="float" office:value="0.188846097560976" calcext:value-type="float">
            <text:p>0.1888</text:p>
          </table:table-cell>
          <table:table-cell table:formula="of:=[.AW17]/41" office:value-type="float" office:value="0.168346829268293" calcext:value-type="float">
            <text:p>0.1683</text:p>
          </table:table-cell>
          <table:table-cell table:formula="of:=[.AX17]/41" office:value-type="float" office:value="0.215826829268293" calcext:value-type="float">
            <text:p>0.2158</text:p>
          </table:table-cell>
          <table:table-cell table:formula="of:=[.AY17]/41" office:value-type="float" office:value="0.179110975609756" calcext:value-type="float">
            <text:p>0.1791</text:p>
          </table:table-cell>
          <table:table-cell table:formula="of:=[.AZ17]/41" office:value-type="float" office:value="0.187698048780488" calcext:value-type="float">
            <text:p>0.1877</text:p>
          </table:table-cell>
          <table:table-cell table:formula="of:=[.BA17]/41" office:value-type="float" office:value="0.0536470731707317" calcext:value-type="float">
            <text:p>0.0536</text:p>
          </table:table-cell>
          <table:table-cell table:formula="of:=[.BB17]/41" office:value-type="float" office:value="0" calcext:value-type="float">
            <text:p>0.0000</text:p>
          </table:table-cell>
          <table:table-cell table:formula="of:=[.BC17]/41" office:value-type="float" office:value="0.21141243902439" calcext:value-type="float">
            <text:p>0.2114</text:p>
          </table:table-cell>
          <table:table-cell table:formula="of:=[.BD17]/41" office:value-type="float" office:value="0.401146341463415" calcext:value-type="float">
            <text:p>0.4011</text:p>
          </table:table-cell>
          <table:table-cell table:formula="of:=[.BE17]/41" office:value-type="float" office:value="0.153389756097561" calcext:value-type="float">
            <text:p>0.1534</text:p>
          </table:table-cell>
          <table:table-cell table:formula="of:=[.BF17]/41" office:value-type="float" office:value="0.195694634146341" calcext:value-type="float">
            <text:p>0.1957</text:p>
          </table:table-cell>
          <table:table-cell table:formula="of:=[.BG17]/41" office:value-type="float" office:value="0.0269353658536585" calcext:value-type="float">
            <text:p>0.0269</text:p>
          </table:table-cell>
          <table:table-cell table:formula="of:=[.BH17]/41" office:value-type="float" office:value="0.130140731707317" calcext:value-type="float">
            <text:p>0.1301</text:p>
          </table:table-cell>
          <table:table-cell table:formula="of:=[.BI17]/41" office:value-type="float" office:value="0.163726585365854" calcext:value-type="float">
            <text:p>0.1637</text:p>
          </table:table-cell>
          <table:table-cell table:formula="of:=[.BJ17]/41" office:value-type="float" office:value="0.192456829268293" calcext:value-type="float">
            <text:p>0.1925</text:p>
          </table:table-cell>
          <table:table-cell table:formula="of:=[.BK17]/41" office:value-type="float" office:value="0.153389756097561" calcext:value-type="float">
            <text:p>0.1534</text:p>
          </table:table-cell>
          <table:table-cell table:formula="of:=[.BL17]/41" office:value-type="float" office:value="0.164987317073171" calcext:value-type="float">
            <text:p>0.1650</text:p>
          </table:table-cell>
          <table:table-cell table:formula="of:=[.BM17]/41" office:value-type="float" office:value="0.0740573170731707" calcext:value-type="float">
            <text:p>0.0741</text:p>
          </table:table-cell>
          <table:table-cell table:formula="of:=[.BN17]/41" office:value-type="float" office:value="0.0740573170731707" calcext:value-type="float">
            <text:p>0.0741</text:p>
          </table:table-cell>
          <table:table-cell table:formula="of:=[.BO17]/41" office:value-type="float" office:value="0" calcext:value-type="float">
            <text:p>0.0000</text:p>
          </table:table-cell>
          <table:table-cell table:formula="of:=[.BP17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6" calcext:value-type="float">
            <text:p>16</text:p>
          </table:table-cell>
          <table:table-cell table:formula="of:=[.AM18]/41" office:value-type="float" office:value="0.055979756097561" calcext:value-type="float">
            <text:p>0.0560</text:p>
          </table:table-cell>
          <table:table-cell table:formula="of:=[.AN18]/41" office:value-type="float" office:value="0.0121111707317073" calcext:value-type="float">
            <text:p>0.0121</text:p>
          </table:table-cell>
          <table:table-cell table:formula="of:=[.AO18]/41" office:value-type="float" office:value="0.0462780487804878" calcext:value-type="float">
            <text:p>0.0463</text:p>
          </table:table-cell>
          <table:table-cell table:formula="of:=[.AP18]/41" office:value-type="float" office:value="0.0475768292682927" calcext:value-type="float">
            <text:p>0.0476</text:p>
          </table:table-cell>
          <table:table-cell table:formula="of:=[.AQ18]/41" office:value-type="float" office:value="0.0579380487804878" calcext:value-type="float">
            <text:p>0.0579</text:p>
          </table:table-cell>
          <table:table-cell table:formula="of:=[.AR18]/41" office:value-type="float" office:value="0.0516453658536585" calcext:value-type="float">
            <text:p>0.0516</text:p>
          </table:table-cell>
          <table:table-cell table:formula="of:=[.AS18]/41" office:value-type="float" office:value="0.0513209756097561" calcext:value-type="float">
            <text:p>0.0513</text:p>
          </table:table-cell>
          <table:table-cell table:formula="of:=[.AT18]/41" office:value-type="float" office:value="0.0526109756097561" calcext:value-type="float">
            <text:p>0.0526</text:p>
          </table:table-cell>
          <table:table-cell table:formula="of:=[.AU18]/41" office:value-type="float" office:value="0.00214545853658537" calcext:value-type="float">
            <text:p>0.0021</text:p>
          </table:table-cell>
          <table:table-cell table:formula="of:=[.AV18]/41" office:value-type="float" office:value="0.0258148780487805" calcext:value-type="float">
            <text:p>0.0258</text:p>
          </table:table-cell>
          <table:table-cell table:formula="of:=[.AW18]/41" office:value-type="float" office:value="0.065259512195122" calcext:value-type="float">
            <text:p>0.0653</text:p>
          </table:table-cell>
          <table:table-cell table:formula="of:=[.AX18]/41" office:value-type="float" office:value="0.0292412195121951" calcext:value-type="float">
            <text:p>0.0292</text:p>
          </table:table-cell>
          <table:table-cell table:formula="of:=[.AY18]/41" office:value-type="float" office:value="0.0384312195121951" calcext:value-type="float">
            <text:p>0.0384</text:p>
          </table:table-cell>
          <table:table-cell table:formula="of:=[.AZ18]/41" office:value-type="float" office:value="0.0529868292682927" calcext:value-type="float">
            <text:p>0.0530</text:p>
          </table:table-cell>
          <table:table-cell table:formula="of:=[.BA18]/41" office:value-type="float" office:value="0.218957073170732" calcext:value-type="float">
            <text:p>0.2190</text:p>
          </table:table-cell>
          <table:table-cell table:formula="of:=[.BB18]/41" office:value-type="float" office:value="0.21141243902439" calcext:value-type="float">
            <text:p>0.2114</text:p>
          </table:table-cell>
          <table:table-cell table:formula="of:=[.BC18]/41" office:value-type="float" office:value="0" calcext:value-type="float">
            <text:p>0.0000</text:p>
          </table:table-cell>
          <table:table-cell table:formula="of:=[.BD18]/41" office:value-type="float" office:value="0.513704878048781" calcext:value-type="float">
            <text:p>0.5137</text:p>
          </table:table-cell>
          <table:table-cell table:formula="of:=[.BE18]/41" office:value-type="float" office:value="0.0714387804878049" calcext:value-type="float">
            <text:p>0.0714</text:p>
          </table:table-cell>
          <table:table-cell table:formula="of:=[.BF18]/41" office:value-type="float" office:value="0.12717512195122" calcext:value-type="float">
            <text:p>0.1272</text:p>
          </table:table-cell>
          <table:table-cell table:formula="of:=[.BG18]/41" office:value-type="float" office:value="0.186143414634146" calcext:value-type="float">
            <text:p>0.1861</text:p>
          </table:table-cell>
          <table:table-cell table:formula="of:=[.BH18]/41" office:value-type="float" office:value="0.0818660975609756" calcext:value-type="float">
            <text:p>0.0819</text:p>
          </table:table-cell>
          <table:table-cell table:formula="of:=[.BI18]/41" office:value-type="float" office:value="0.0581224390243902" calcext:value-type="float">
            <text:p>0.0581</text:p>
          </table:table-cell>
          <table:table-cell table:formula="of:=[.BJ18]/41" office:value-type="float" office:value="0.0437163414634146" calcext:value-type="float">
            <text:p>0.0437</text:p>
          </table:table-cell>
          <table:table-cell table:formula="of:=[.BK18]/41" office:value-type="float" office:value="0.0714387804878049" calcext:value-type="float">
            <text:p>0.0714</text:p>
          </table:table-cell>
          <table:table-cell table:formula="of:=[.BL18]/41" office:value-type="float" office:value="0.119416585365854" calcext:value-type="float">
            <text:p>0.1194</text:p>
          </table:table-cell>
          <table:table-cell table:formula="of:=[.BM18]/41" office:value-type="float" office:value="0.145271463414634" calcext:value-type="float">
            <text:p>0.1453</text:p>
          </table:table-cell>
          <table:table-cell table:formula="of:=[.BN18]/41" office:value-type="float" office:value="0.145271463414634" calcext:value-type="float">
            <text:p>0.1453</text:p>
          </table:table-cell>
          <table:table-cell table:formula="of:=[.BO18]/41" office:value-type="float" office:value="0" calcext:value-type="float">
            <text:p>0.0000</text:p>
          </table:table-cell>
          <table:table-cell table:formula="of:=[.BP18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7" calcext:value-type="float">
            <text:p>17</text:p>
          </table:table-cell>
          <table:table-cell table:formula="of:=[.AM19]/41" office:value-type="float" office:value="0.458856097560976" calcext:value-type="float">
            <text:p>0.4589</text:p>
          </table:table-cell>
          <table:table-cell table:formula="of:=[.AN19]/41" office:value-type="float" office:value="0.525614634146341" calcext:value-type="float">
            <text:p>0.5256</text:p>
          </table:table-cell>
          <table:table-cell table:formula="of:=[.AO19]/41" office:value-type="float" office:value="0.472321951219512" calcext:value-type="float">
            <text:p>0.4723</text:p>
          </table:table-cell>
          <table:table-cell table:formula="of:=[.AP19]/41" office:value-type="float" office:value="0.466178048780488" calcext:value-type="float">
            <text:p>0.4662</text:p>
          </table:table-cell>
          <table:table-cell table:formula="of:=[.AQ19]/41" office:value-type="float" office:value="0.456826829268293" calcext:value-type="float">
            <text:p>0.4568</text:p>
          </table:table-cell>
          <table:table-cell table:formula="of:=[.AR19]/41" office:value-type="float" office:value="0.525514634146342" calcext:value-type="float">
            <text:p>0.5255</text:p>
          </table:table-cell>
          <table:table-cell table:formula="of:=[.AS19]/41" office:value-type="float" office:value="0.462385365853659" calcext:value-type="float">
            <text:p>0.4624</text:p>
          </table:table-cell>
          <table:table-cell table:formula="of:=[.AT19]/41" office:value-type="float" office:value="0.461651219512195" calcext:value-type="float">
            <text:p>0.4617</text:p>
          </table:table-cell>
          <table:table-cell table:formula="of:=[.AU19]/41" office:value-type="float" office:value="0.51180243902439" calcext:value-type="float">
            <text:p>0.5118</text:p>
          </table:table-cell>
          <table:table-cell table:formula="of:=[.AV19]/41" office:value-type="float" office:value="0.50740487804878" calcext:value-type="float">
            <text:p>0.5074</text:p>
          </table:table-cell>
          <table:table-cell table:formula="of:=[.AW19]/41" office:value-type="float" office:value="0.448787804878049" calcext:value-type="float">
            <text:p>0.4488</text:p>
          </table:table-cell>
          <table:table-cell table:formula="of:=[.AX19]/41" office:value-type="float" office:value="0.494463414634146" calcext:value-type="float">
            <text:p>0.4945</text:p>
          </table:table-cell>
          <table:table-cell table:formula="of:=[.AY19]/41" office:value-type="float" office:value="0.506468292682927" calcext:value-type="float">
            <text:p>0.5065</text:p>
          </table:table-cell>
          <table:table-cell table:formula="of:=[.AZ19]/41" office:value-type="float" office:value="0.461546341463415" calcext:value-type="float">
            <text:p>0.4615</text:p>
          </table:table-cell>
          <table:table-cell table:formula="of:=[.BA19]/41" office:value-type="float" office:value="0.350914634146341" calcext:value-type="float">
            <text:p>0.3509</text:p>
          </table:table-cell>
          <table:table-cell table:formula="of:=[.BB19]/41" office:value-type="float" office:value="0.401146341463415" calcext:value-type="float">
            <text:p>0.4011</text:p>
          </table:table-cell>
          <table:table-cell table:formula="of:=[.BC19]/41" office:value-type="float" office:value="0.513704878048781" calcext:value-type="float">
            <text:p>0.5137</text:p>
          </table:table-cell>
          <table:table-cell table:formula="of:=[.BD19]/41" office:value-type="float" office:value="0" calcext:value-type="float">
            <text:p>0.0000</text:p>
          </table:table-cell>
          <table:table-cell table:formula="of:=[.BE19]/41" office:value-type="float" office:value="0.502160975609756" calcext:value-type="float">
            <text:p>0.5022</text:p>
          </table:table-cell>
          <table:table-cell table:formula="of:=[.BF19]/41" office:value-type="float" office:value="0.574236585365854" calcext:value-type="float">
            <text:p>0.5742</text:p>
          </table:table-cell>
          <table:table-cell table:formula="of:=[.BG19]/41" office:value-type="float" office:value="0.402585365853659" calcext:value-type="float">
            <text:p>0.4026</text:p>
          </table:table-cell>
          <table:table-cell table:formula="of:=[.BH19]/41" office:value-type="float" office:value="0.45590243902439" calcext:value-type="float">
            <text:p>0.4559</text:p>
          </table:table-cell>
          <table:table-cell table:formula="of:=[.BI19]/41" office:value-type="float" office:value="0.504068292682927" calcext:value-type="float">
            <text:p>0.5041</text:p>
          </table:table-cell>
          <table:table-cell table:formula="of:=[.BJ19]/41" office:value-type="float" office:value="0.470973170731707" calcext:value-type="float">
            <text:p>0.4710</text:p>
          </table:table-cell>
          <table:table-cell table:formula="of:=[.BK19]/41" office:value-type="float" office:value="0.502160975609756" calcext:value-type="float">
            <text:p>0.5022</text:p>
          </table:table-cell>
          <table:table-cell table:formula="of:=[.BL19]/41" office:value-type="float" office:value="0.543792682926829" calcext:value-type="float">
            <text:p>0.5438</text:p>
          </table:table-cell>
          <table:table-cell table:formula="of:=[.BM19]/41" office:value-type="float" office:value="0.405765853658537" calcext:value-type="float">
            <text:p>0.4058</text:p>
          </table:table-cell>
          <table:table-cell table:formula="of:=[.BN19]/41" office:value-type="float" office:value="0.405765853658537" calcext:value-type="float">
            <text:p>0.4058</text:p>
          </table:table-cell>
          <table:table-cell table:formula="of:=[.BO19]/41" office:value-type="float" office:value="0" calcext:value-type="float">
            <text:p>0.0000</text:p>
          </table:table-cell>
          <table:table-cell table:formula="of:=[.BP19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7" office:value-type="float" office:value="18" calcext:value-type="float">
            <text:p>18</text:p>
          </table:table-cell>
          <table:table-cell table:formula="of:=[.AM20]/41" office:value-type="float" office:value="0.0889265853658537" calcext:value-type="float">
            <text:p>0.0889</text:p>
          </table:table-cell>
          <table:table-cell table:formula="of:=[.AN20]/41" office:value-type="float" office:value="0.0730153658536585" calcext:value-type="float">
            <text:p>0.0730</text:p>
          </table:table-cell>
          <table:table-cell table:formula="of:=[.AO20]/41" office:value-type="float" office:value="0.0558019512195122" calcext:value-type="float">
            <text:p>0.0558</text:p>
          </table:table-cell>
          <table:table-cell table:formula="of:=[.AP20]/41" office:value-type="float" office:value="0.0781243902439024" calcext:value-type="float">
            <text:p>0.0781</text:p>
          </table:table-cell>
          <table:table-cell table:formula="of:=[.AQ20]/41" office:value-type="float" office:value="0.0896721951219512" calcext:value-type="float">
            <text:p>0.0897</text:p>
          </table:table-cell>
          <table:table-cell table:formula="of:=[.AR20]/41" office:value-type="float" office:value="0.0318343902439024" calcext:value-type="float">
            <text:p>0.0318</text:p>
          </table:table-cell>
          <table:table-cell table:formula="of:=[.AS20]/41" office:value-type="float" office:value="0.0781870731707317" calcext:value-type="float">
            <text:p>0.0782</text:p>
          </table:table-cell>
          <table:table-cell table:formula="of:=[.AT20]/41" office:value-type="float" office:value="0.0846929268292683" calcext:value-type="float">
            <text:p>0.0847</text:p>
          </table:table-cell>
          <table:table-cell table:formula="of:=[.AU20]/41" office:value-type="float" office:value="0.0719975609756098" calcext:value-type="float">
            <text:p>0.0720</text:p>
          </table:table-cell>
          <table:table-cell table:formula="of:=[.AV20]/41" office:value-type="float" office:value="0.0456556097560976" calcext:value-type="float">
            <text:p>0.0457</text:p>
          </table:table-cell>
          <table:table-cell table:formula="of:=[.AW20]/41" office:value-type="float" office:value="0.0797739024390244" calcext:value-type="float">
            <text:p>0.0798</text:p>
          </table:table-cell>
          <table:table-cell table:formula="of:=[.AX20]/41" office:value-type="float" office:value="0.0911948780487805" calcext:value-type="float">
            <text:p>0.0912</text:p>
          </table:table-cell>
          <table:table-cell table:formula="of:=[.AY20]/41" office:value-type="float" office:value="0.0330087804878049" calcext:value-type="float">
            <text:p>0.0330</text:p>
          </table:table-cell>
          <table:table-cell table:formula="of:=[.AZ20]/41" office:value-type="float" office:value="0.0862021951219512" calcext:value-type="float">
            <text:p>0.0862</text:p>
          </table:table-cell>
          <table:table-cell table:formula="of:=[.BA20]/41" office:value-type="float" office:value="0.174498780487805" calcext:value-type="float">
            <text:p>0.1745</text:p>
          </table:table-cell>
          <table:table-cell table:formula="of:=[.BB20]/41" office:value-type="float" office:value="0.153389756097561" calcext:value-type="float">
            <text:p>0.1534</text:p>
          </table:table-cell>
          <table:table-cell table:formula="of:=[.BC20]/41" office:value-type="float" office:value="0.0714387804878049" calcext:value-type="float">
            <text:p>0.0714</text:p>
          </table:table-cell>
          <table:table-cell table:formula="of:=[.BD20]/41" office:value-type="float" office:value="0.502160975609756" calcext:value-type="float">
            <text:p>0.5022</text:p>
          </table:table-cell>
          <table:table-cell table:formula="of:=[.BE20]/41" office:value-type="float" office:value="0" calcext:value-type="float">
            <text:p>0.0000</text:p>
          </table:table-cell>
          <table:table-cell table:formula="of:=[.BF20]/41" office:value-type="float" office:value="0.0806426829268293" calcext:value-type="float">
            <text:p>0.0806</text:p>
          </table:table-cell>
          <table:table-cell table:formula="of:=[.BG20]/41" office:value-type="float" office:value="0.131396829268293" calcext:value-type="float">
            <text:p>0.1314</text:p>
          </table:table-cell>
          <table:table-cell table:formula="of:=[.BH20]/41" office:value-type="float" office:value="0.0471468292682927" calcext:value-type="float">
            <text:p>0.0471</text:p>
          </table:table-cell>
          <table:table-cell table:formula="of:=[.BI20]/41" office:value-type="float" office:value="0.0133283170731707" calcext:value-type="float">
            <text:p>0.0133</text:p>
          </table:table-cell>
          <table:table-cell table:formula="of:=[.BJ20]/41" office:value-type="float" office:value="0.0827107317073171" calcext:value-type="float">
            <text:p>0.0827</text:p>
          </table:table-cell>
          <table:table-cell table:formula="of:=[.BK20]/41" office:value-type="float" office:value="0" calcext:value-type="float">
            <text:p>0.0000</text:p>
          </table:table-cell>
          <table:table-cell table:formula="of:=[.BL20]/41" office:value-type="float" office:value="0.0590534146341463" calcext:value-type="float">
            <text:p>0.0591</text:p>
          </table:table-cell>
          <table:table-cell table:formula="of:=[.BM20]/41" office:value-type="float" office:value="0.102081707317073" calcext:value-type="float">
            <text:p>0.1021</text:p>
          </table:table-cell>
          <table:table-cell table:formula="of:=[.BN20]/41" office:value-type="float" office:value="0.102081707317073" calcext:value-type="float">
            <text:p>0.1021</text:p>
          </table:table-cell>
          <table:table-cell table:formula="of:=[.BO20]/41" office:value-type="float" office:value="0" calcext:value-type="float">
            <text:p>0.0000</text:p>
          </table:table-cell>
          <table:table-cell table:formula="of:=[.BP20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3" office:value-type="float" office:value="1" calcext:value-type="float">
            <text:p>1</text:p>
          </table:table-cell>
          <table:table-cell table:formula="of:=[.AF37]" office:value-type="float" office:value="9.65" calcext:value-type="float">
            <text:p>9.65</text:p>
          </table:table-cell>
          <table:table-cell table:formula="of:=[.AF37]+[.AF1]+[.AU37]" office:value-type="float" office:value="9.74751060162602" calcext:value-type="float">
            <text:p>9.74751060162602</text:p>
          </table:table-cell>
          <table:table-cell table:number-columns-repeated="4"/>
          <table:table-cell table:style-name="ce17" office:value-type="float" office:value="19" calcext:value-type="float">
            <text:p>19</text:p>
          </table:table-cell>
          <table:table-cell table:formula="of:=[.AM21]/41" office:value-type="float" office:value="0.164659756097561" calcext:value-type="float">
            <text:p>0.1647</text:p>
          </table:table-cell>
          <table:table-cell table:formula="of:=[.AN21]/41" office:value-type="float" office:value="0.121021219512195" calcext:value-type="float">
            <text:p>0.1210</text:p>
          </table:table-cell>
          <table:table-cell table:formula="of:=[.AO21]/41" office:value-type="float" office:value="0.132988292682927" calcext:value-type="float">
            <text:p>0.1330</text:p>
          </table:table-cell>
          <table:table-cell table:formula="of:=[.AP21]/41" office:value-type="float" office:value="0.153395609756098" calcext:value-type="float">
            <text:p>0.1534</text:p>
          </table:table-cell>
          <table:table-cell table:formula="of:=[.AQ21]/41" office:value-type="float" office:value="0.165806585365854" calcext:value-type="float">
            <text:p>0.1658</text:p>
          </table:table-cell>
          <table:table-cell table:formula="of:=[.AR21]/41" office:value-type="float" office:value="0.0773814634146341" calcext:value-type="float">
            <text:p>0.0774</text:p>
          </table:table-cell>
          <table:table-cell table:formula="of:=[.AS21]/41" office:value-type="float" office:value="0.154490243902439" calcext:value-type="float">
            <text:p>0.1545</text:p>
          </table:table-cell>
          <table:table-cell table:formula="of:=[.AT21]/41" office:value-type="float" office:value="0.160271951219512" calcext:value-type="float">
            <text:p>0.1603</text:p>
          </table:table-cell>
          <table:table-cell table:formula="of:=[.AU21]/41" office:value-type="float" office:value="0.128822926829268" calcext:value-type="float">
            <text:p>0.1288</text:p>
          </table:table-cell>
          <table:table-cell table:formula="of:=[.AV21]/41" office:value-type="float" office:value="0.107966585365854" calcext:value-type="float">
            <text:p>0.1080</text:p>
          </table:table-cell>
          <table:table-cell table:formula="of:=[.AW21]/41" office:value-type="float" office:value="0.158878780487805" calcext:value-type="float">
            <text:p>0.1589</text:p>
          </table:table-cell>
          <table:table-cell table:formula="of:=[.AX21]/41" office:value-type="float" office:value="0.154970731707317" calcext:value-type="float">
            <text:p>0.1550</text:p>
          </table:table-cell>
          <table:table-cell table:formula="of:=[.AY21]/41" office:value-type="float" office:value="0.0983565853658537" calcext:value-type="float">
            <text:p>0.0984</text:p>
          </table:table-cell>
          <table:table-cell table:formula="of:=[.AZ21]/41" office:value-type="float" office:value="0.16160512195122" calcext:value-type="float">
            <text:p>0.1616</text:p>
          </table:table-cell>
          <table:table-cell table:formula="of:=[.BA21]/41" office:value-type="float" office:value="0.23202" calcext:value-type="float">
            <text:p>0.2320</text:p>
          </table:table-cell>
          <table:table-cell table:formula="of:=[.BB21]/41" office:value-type="float" office:value="0.195694634146341" calcext:value-type="float">
            <text:p>0.1957</text:p>
          </table:table-cell>
          <table:table-cell table:formula="of:=[.BC21]/41" office:value-type="float" office:value="0.12717512195122" calcext:value-type="float">
            <text:p>0.1272</text:p>
          </table:table-cell>
          <table:table-cell table:formula="of:=[.BD21]/41" office:value-type="float" office:value="0.574236585365854" calcext:value-type="float">
            <text:p>0.5742</text:p>
          </table:table-cell>
          <table:table-cell table:formula="of:=[.BE21]/41" office:value-type="float" office:value="0.0806426829268293" calcext:value-type="float">
            <text:p>0.0806</text:p>
          </table:table-cell>
          <table:table-cell table:formula="of:=[.BF21]/41" office:value-type="float" office:value="0" calcext:value-type="float">
            <text:p>0.0000</text:p>
          </table:table-cell>
          <table:table-cell table:formula="of:=[.BG21]/41" office:value-type="float" office:value="0.18163243902439" calcext:value-type="float">
            <text:p>0.1816</text:p>
          </table:table-cell>
          <table:table-cell table:formula="of:=[.BH21]/41" office:value-type="float" office:value="0.126319512195122" calcext:value-type="float">
            <text:p>0.1263</text:p>
          </table:table-cell>
          <table:table-cell table:formula="of:=[.BI21]/41" office:value-type="float" office:value="0.0863563414634146" calcext:value-type="float">
            <text:p>0.0864</text:p>
          </table:table-cell>
          <table:table-cell table:formula="of:=[.BJ21]/41" office:value-type="float" office:value="0.155898292682927" calcext:value-type="float">
            <text:p>0.1559</text:p>
          </table:table-cell>
          <table:table-cell table:formula="of:=[.BK21]/41" office:value-type="float" office:value="0.0806426829268293" calcext:value-type="float">
            <text:p>0.0806</text:p>
          </table:table-cell>
          <table:table-cell table:formula="of:=[.BL21]/41" office:value-type="float" office:value="0.031270487804878" calcext:value-type="float">
            <text:p>0.0313</text:p>
          </table:table-cell>
          <table:table-cell table:formula="of:=[.BM21]/41" office:value-type="float" office:value="0.168503902439024" calcext:value-type="float">
            <text:p>0.1685</text:p>
          </table:table-cell>
          <table:table-cell table:formula="of:=[.BN21]/41" office:value-type="float" office:value="0.168503902439024" calcext:value-type="float">
            <text:p>0.1685</text:p>
          </table:table-cell>
          <table:table-cell table:formula="of:=[.BO21]/41" office:value-type="float" office:value="0" calcext:value-type="float">
            <text:p>0.0000</text:p>
          </table:table-cell>
          <table:table-cell table:formula="of:=[.BP21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3" office:value-type="float" office:value="8" calcext:value-type="float">
            <text:p>8</text:p>
          </table:table-cell>
          <table:table-cell/>
          <table:table-cell table:formula="of:=[.AF44]" office:value-type="float" office:value="10.0167" calcext:value-type="float">
            <text:p>10.0167</text:p>
          </table:table-cell>
          <table:table-cell table:formula="of:=[.AG56]+[.AF1]+[.AP44]" office:value-type="float" office:value="10.1456743089431" calcext:value-type="float">
            <text:p>10.1456743089431</text:p>
          </table:table-cell>
          <table:table-cell table:number-columns-repeated="3"/>
          <table:table-cell table:style-name="ce16" office:value-type="float" office:value="20" calcext:value-type="float">
            <text:p>20</text:p>
          </table:table-cell>
          <table:table-cell table:formula="of:=[.AM22]/41" office:value-type="float" office:value="0.161058536585366" calcext:value-type="float">
            <text:p>0.1611</text:p>
          </table:table-cell>
          <table:table-cell table:formula="of:=[.AN22]/41" office:value-type="float" office:value="0.193337317073171" calcext:value-type="float">
            <text:p>0.1933</text:p>
          </table:table-cell>
          <table:table-cell table:formula="of:=[.AO22]/41" office:value-type="float" office:value="0.143202682926829" calcext:value-type="float">
            <text:p>0.1432</text:p>
          </table:table-cell>
          <table:table-cell table:formula="of:=[.AP22]/41" office:value-type="float" office:value="0.157597073170732" calcext:value-type="float">
            <text:p>0.1576</text:p>
          </table:table-cell>
          <table:table-cell table:formula="of:=[.AQ22]/41" office:value-type="float" office:value="0.159940731707317" calcext:value-type="float">
            <text:p>0.1599</text:p>
          </table:table-cell>
          <table:table-cell table:formula="of:=[.AR22]/41" office:value-type="float" office:value="0.162951219512195" calcext:value-type="float">
            <text:p>0.1630</text:p>
          </table:table-cell>
          <table:table-cell table:formula="of:=[.AS22]/41" office:value-type="float" office:value="0.154133902439024" calcext:value-type="float">
            <text:p>0.1541</text:p>
          </table:table-cell>
          <table:table-cell table:formula="of:=[.AT22]/41" office:value-type="float" office:value="0.159580975609756" calcext:value-type="float">
            <text:p>0.1596</text:p>
          </table:table-cell>
          <table:table-cell table:formula="of:=[.AU22]/41" office:value-type="float" office:value="0.185491219512195" calcext:value-type="float">
            <text:p>0.1855</text:p>
          </table:table-cell>
          <table:table-cell table:formula="of:=[.AV22]/41" office:value-type="float" office:value="0.164295365853659" calcext:value-type="float">
            <text:p>0.1643</text:p>
          </table:table-cell>
          <table:table-cell table:formula="of:=[.AW22]/41" office:value-type="float" office:value="0.141490243902439" calcext:value-type="float">
            <text:p>0.1415</text:p>
          </table:table-cell>
          <table:table-cell table:formula="of:=[.AX22]/41" office:value-type="float" office:value="0.189476341463415" calcext:value-type="float">
            <text:p>0.1895</text:p>
          </table:table-cell>
          <table:table-cell table:formula="of:=[.AY22]/41" office:value-type="float" office:value="0.155137804878049" calcext:value-type="float">
            <text:p>0.1551</text:p>
          </table:table-cell>
          <table:table-cell table:formula="of:=[.AZ22]/41" office:value-type="float" office:value="0.160896829268293" calcext:value-type="float">
            <text:p>0.1609</text:p>
          </table:table-cell>
          <table:table-cell table:formula="of:=[.BA22]/41" office:value-type="float" office:value="0.0520514634146342" calcext:value-type="float">
            <text:p>0.0521</text:p>
          </table:table-cell>
          <table:table-cell table:formula="of:=[.BB22]/41" office:value-type="float" office:value="0.0269353658536585" calcext:value-type="float">
            <text:p>0.0269</text:p>
          </table:table-cell>
          <table:table-cell table:formula="of:=[.BC22]/41" office:value-type="float" office:value="0.186143414634146" calcext:value-type="float">
            <text:p>0.1861</text:p>
          </table:table-cell>
          <table:table-cell table:formula="of:=[.BD22]/41" office:value-type="float" office:value="0.402585365853659" calcext:value-type="float">
            <text:p>0.4026</text:p>
          </table:table-cell>
          <table:table-cell table:formula="of:=[.BE22]/41" office:value-type="float" office:value="0.131396829268293" calcext:value-type="float">
            <text:p>0.1314</text:p>
          </table:table-cell>
          <table:table-cell table:formula="of:=[.BF22]/41" office:value-type="float" office:value="0.18163243902439" calcext:value-type="float">
            <text:p>0.1816</text:p>
          </table:table-cell>
          <table:table-cell table:formula="of:=[.BG22]/41" office:value-type="float" office:value="0" calcext:value-type="float">
            <text:p>0.0000</text:p>
          </table:table-cell>
          <table:table-cell table:formula="of:=[.BH22]/41" office:value-type="float" office:value="0.104441707317073" calcext:value-type="float">
            <text:p>0.1044</text:p>
          </table:table-cell>
          <table:table-cell table:formula="of:=[.BI22]/41" office:value-type="float" office:value="0.140829024390244" calcext:value-type="float">
            <text:p>0.1408</text:p>
          </table:table-cell>
          <table:table-cell table:formula="of:=[.BJ22]/41" office:value-type="float" office:value="0.165806829268293" calcext:value-type="float">
            <text:p>0.1658</text:p>
          </table:table-cell>
          <table:table-cell table:formula="of:=[.BK22]/41" office:value-type="float" office:value="0.131396829268293" calcext:value-type="float">
            <text:p>0.1314</text:p>
          </table:table-cell>
          <table:table-cell table:formula="of:=[.BL22]/41" office:value-type="float" office:value="0.150413902439024" calcext:value-type="float">
            <text:p>0.1504</text:p>
          </table:table-cell>
          <table:table-cell table:formula="of:=[.BM22]/41" office:value-type="float" office:value="0.0471736585365854" calcext:value-type="float">
            <text:p>0.0472</text:p>
          </table:table-cell>
          <table:table-cell table:formula="of:=[.BN22]/41" office:value-type="float" office:value="0.0471736585365854" calcext:value-type="float">
            <text:p>0.0472</text:p>
          </table:table-cell>
          <table:table-cell table:formula="of:=[.BO22]/41" office:value-type="float" office:value="0" calcext:value-type="float">
            <text:p>0.0000</text:p>
          </table:table-cell>
          <table:table-cell table:formula="of:=[.BP22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2"/>
          <table:table-cell table:formula="of:=[.AF39]" office:value-type="float" office:value="10.45" calcext:value-type="float">
            <text:p>10.45</text:p>
          </table:table-cell>
          <table:table-cell table:formula="of:=[.AH57]+[.AF1]+[.AW39]" office:value-type="float" office:value="10.5526669674797" calcext:value-type="float">
            <text:p>10.5526669674797</text:p>
          </table:table-cell>
          <table:table-cell table:number-columns-repeated="2"/>
          <table:table-cell table:style-name="ce16" office:value-type="float" office:value="21" calcext:value-type="float">
            <text:p>21</text:p>
          </table:table-cell>
          <table:table-cell table:formula="of:=[.AM23]/41" office:value-type="float" office:value="0.0653853658536585" calcext:value-type="float">
            <text:p>0.0654</text:p>
          </table:table-cell>
          <table:table-cell table:formula="of:=[.AN23]/41" office:value-type="float" office:value="0.0897812195121951" calcext:value-type="float">
            <text:p>0.0898</text:p>
          </table:table-cell>
          <table:table-cell table:formula="of:=[.AO23]/41" office:value-type="float" office:value="0.0396565853658537" calcext:value-type="float">
            <text:p>0.0397</text:p>
          </table:table-cell>
          <table:table-cell table:formula="of:=[.AP23]/41" office:value-type="float" office:value="0.0582253658536585" calcext:value-type="float">
            <text:p>0.0582</text:p>
          </table:table-cell>
          <table:table-cell table:formula="of:=[.AQ23]/41" office:value-type="float" office:value="0.0650582926829268" calcext:value-type="float">
            <text:p>0.0651</text:p>
          </table:table-cell>
          <table:table-cell table:formula="of:=[.AR23]/41" office:value-type="float" office:value="0.0705209756097561" calcext:value-type="float">
            <text:p>0.0705</text:p>
          </table:table-cell>
          <table:table-cell table:formula="of:=[.AS23]/41" office:value-type="float" office:value="0.0557885365853659" calcext:value-type="float">
            <text:p>0.0558</text:p>
          </table:table-cell>
          <table:table-cell table:formula="of:=[.AT23]/41" office:value-type="float" office:value="0.0624180487804878" calcext:value-type="float">
            <text:p>0.0624</text:p>
          </table:table-cell>
          <table:table-cell table:formula="of:=[.AU23]/41" office:value-type="float" office:value="0.0811314634146341" calcext:value-type="float">
            <text:p>0.0811</text:p>
          </table:table-cell>
          <table:table-cell table:formula="of:=[.AV23]/41" office:value-type="float" office:value="0.0617451219512195" calcext:value-type="float">
            <text:p>0.0617</text:p>
          </table:table-cell>
          <table:table-cell table:formula="of:=[.AW23]/41" office:value-type="float" office:value="0.0484168292682927" calcext:value-type="float">
            <text:p>0.0484</text:p>
          </table:table-cell>
          <table:table-cell table:formula="of:=[.AX23]/41" office:value-type="float" office:value="0.0866282926829268" calcext:value-type="float">
            <text:p>0.0866</text:p>
          </table:table-cell>
          <table:table-cell table:formula="of:=[.AY23]/41" office:value-type="float" office:value="0.0551568292682927" calcext:value-type="float">
            <text:p>0.0552</text:p>
          </table:table-cell>
          <table:table-cell table:formula="of:=[.AZ23]/41" office:value-type="float" office:value="0.0639839024390244" calcext:value-type="float">
            <text:p>0.0640</text:p>
          </table:table-cell>
          <table:table-cell table:formula="of:=[.BA23]/41" office:value-type="float" office:value="0.138610487804878" calcext:value-type="float">
            <text:p>0.1386</text:p>
          </table:table-cell>
          <table:table-cell table:formula="of:=[.BB23]/41" office:value-type="float" office:value="0.130140731707317" calcext:value-type="float">
            <text:p>0.1301</text:p>
          </table:table-cell>
          <table:table-cell table:formula="of:=[.BC23]/41" office:value-type="float" office:value="0.0818660975609756" calcext:value-type="float">
            <text:p>0.0819</text:p>
          </table:table-cell>
          <table:table-cell table:formula="of:=[.BD23]/41" office:value-type="float" office:value="0.45590243902439" calcext:value-type="float">
            <text:p>0.4559</text:p>
          </table:table-cell>
          <table:table-cell table:formula="of:=[.BE23]/41" office:value-type="float" office:value="0.0471468292682927" calcext:value-type="float">
            <text:p>0.0471</text:p>
          </table:table-cell>
          <table:table-cell table:formula="of:=[.BF23]/41" office:value-type="float" office:value="0.126319512195122" calcext:value-type="float">
            <text:p>0.1263</text:p>
          </table:table-cell>
          <table:table-cell table:formula="of:=[.BG23]/41" office:value-type="float" office:value="0.104441707317073" calcext:value-type="float">
            <text:p>0.1044</text:p>
          </table:table-cell>
          <table:table-cell table:formula="of:=[.BH23]/41" office:value-type="float" office:value="0" calcext:value-type="float">
            <text:p>0.0000</text:p>
          </table:table-cell>
          <table:table-cell table:formula="of:=[.BI23]/41" office:value-type="float" office:value="0.0482860975609756" calcext:value-type="float">
            <text:p>0.0483</text:p>
          </table:table-cell>
          <table:table-cell table:formula="of:=[.BJ23]/41" office:value-type="float" office:value="0.0659346341463415" calcext:value-type="float">
            <text:p>0.0659</text:p>
          </table:table-cell>
          <table:table-cell table:formula="of:=[.BK23]/41" office:value-type="float" office:value="0.0471468292682927" calcext:value-type="float">
            <text:p>0.0471</text:p>
          </table:table-cell>
          <table:table-cell table:formula="of:=[.BL23]/41" office:value-type="float" office:value="0.100811951219512" calcext:value-type="float">
            <text:p>0.1008</text:p>
          </table:table-cell>
          <table:table-cell table:formula="of:=[.BM23]/41" office:value-type="float" office:value="0.0642617073170732" calcext:value-type="float">
            <text:p>0.0643</text:p>
          </table:table-cell>
          <table:table-cell table:formula="of:=[.BN23]/41" office:value-type="float" office:value="0.0642617073170732" calcext:value-type="float">
            <text:p>0.0643</text:p>
          </table:table-cell>
          <table:table-cell table:formula="of:=[.BO23]/41" office:value-type="float" office:value="0" calcext:value-type="float">
            <text:p>0.0000</text:p>
          </table:table-cell>
          <table:table-cell table:formula="of:=[.BP23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office:value-type="float" office:value="10" calcext:value-type="float">
            <text:p>10</text:p>
          </table:table-cell>
          <table:table-cell table:number-columns-repeated="3"/>
          <table:table-cell table:formula="of:=[.AF46]" office:value-type="float" office:value="10.8167" calcext:value-type="float">
            <text:p>10.8167</text:p>
          </table:table-cell>
          <table:table-cell table:formula="of:=[.AI58]+[.AF1]+[.AM46]" office:value-type="float" office:value="10.9196123089431" calcext:value-type="float">
            <text:p>10.9196123089431</text:p>
          </table:table-cell>
          <table:table-cell/>
          <table:table-cell table:style-name="ce16" office:value-type="float" office:value="22" calcext:value-type="float">
            <text:p>22</text:p>
          </table:table-cell>
          <table:table-cell table:formula="of:=[.AM24]/41" office:value-type="float" office:value="0.0793763414634146" calcext:value-type="float">
            <text:p>0.0794</text:p>
          </table:table-cell>
          <table:table-cell table:formula="of:=[.AN24]/41" office:value-type="float" office:value="0.0598214634146341" calcext:value-type="float">
            <text:p>0.0598</text:p>
          </table:table-cell>
          <table:table-cell table:formula="of:=[.AO24]/41" office:value-type="float" office:value="0.0468541463414634" calcext:value-type="float">
            <text:p>0.0469</text:p>
          </table:table-cell>
          <table:table-cell table:formula="of:=[.AP24]/41" office:value-type="float" office:value="0.0682712195121951" calcext:value-type="float">
            <text:p>0.0683</text:p>
          </table:table-cell>
          <table:table-cell table:formula="of:=[.AQ24]/41" office:value-type="float" office:value="0.0803273170731707" calcext:value-type="float">
            <text:p>0.0803</text:p>
          </table:table-cell>
          <table:table-cell table:formula="of:=[.AR24]/41" office:value-type="float" office:value="0.0229551951219512" calcext:value-type="float">
            <text:p>0.0230</text:p>
          </table:table-cell>
          <table:table-cell table:formula="of:=[.AS24]/41" office:value-type="float" office:value="0.0688573170731707" calcext:value-type="float">
            <text:p>0.0689</text:p>
          </table:table-cell>
          <table:table-cell table:formula="of:=[.AT24]/41" office:value-type="float" office:value="0.0750385365853659" calcext:value-type="float">
            <text:p>0.0750</text:p>
          </table:table-cell>
          <table:table-cell table:formula="of:=[.AU24]/41" office:value-type="float" office:value="0.0587056097560976" calcext:value-type="float">
            <text:p>0.0587</text:p>
          </table:table-cell>
          <table:table-cell table:formula="of:=[.AV24]/41" office:value-type="float" office:value="0.0323614634146341" calcext:value-type="float">
            <text:p>0.0324</text:p>
          </table:table-cell>
          <table:table-cell table:formula="of:=[.AW24]/41" office:value-type="float" office:value="0.0725263414634146" calcext:value-type="float">
            <text:p>0.0725</text:p>
          </table:table-cell>
          <table:table-cell table:formula="of:=[.AX24]/41" office:value-type="float" office:value="0.0785875609756098" calcext:value-type="float">
            <text:p>0.0786</text:p>
          </table:table-cell>
          <table:table-cell table:formula="of:=[.AY24]/41" office:value-type="float" office:value="0.0196919512195122" calcext:value-type="float">
            <text:p>0.0197</text:p>
          </table:table-cell>
          <table:table-cell table:formula="of:=[.AZ24]/41" office:value-type="float" office:value="0.0764758536585366" calcext:value-type="float">
            <text:p>0.0765</text:p>
          </table:table-cell>
          <table:table-cell table:formula="of:=[.BA24]/41" office:value-type="float" office:value="0.18190756097561" calcext:value-type="float">
            <text:p>0.1819</text:p>
          </table:table-cell>
          <table:table-cell table:formula="of:=[.BB24]/41" office:value-type="float" office:value="0.163726585365854" calcext:value-type="float">
            <text:p>0.1637</text:p>
          </table:table-cell>
          <table:table-cell table:formula="of:=[.BC24]/41" office:value-type="float" office:value="0.0581224390243902" calcext:value-type="float">
            <text:p>0.0581</text:p>
          </table:table-cell>
          <table:table-cell table:formula="of:=[.BD24]/41" office:value-type="float" office:value="0.504068292682927" calcext:value-type="float">
            <text:p>0.5041</text:p>
          </table:table-cell>
          <table:table-cell table:formula="of:=[.BE24]/41" office:value-type="float" office:value="0.0133283170731707" calcext:value-type="float">
            <text:p>0.0133</text:p>
          </table:table-cell>
          <table:table-cell table:formula="of:=[.BF24]/41" office:value-type="float" office:value="0.0863563414634146" calcext:value-type="float">
            <text:p>0.0864</text:p>
          </table:table-cell>
          <table:table-cell table:formula="of:=[.BG24]/41" office:value-type="float" office:value="0.140829024390244" calcext:value-type="float">
            <text:p>0.1408</text:p>
          </table:table-cell>
          <table:table-cell table:formula="of:=[.BH24]/41" office:value-type="float" office:value="0.0482860975609756" calcext:value-type="float">
            <text:p>0.0483</text:p>
          </table:table-cell>
          <table:table-cell table:formula="of:=[.BI24]/41" office:value-type="float" office:value="0" calcext:value-type="float">
            <text:p>0.0000</text:p>
          </table:table-cell>
          <table:table-cell table:formula="of:=[.BJ24]/41" office:value-type="float" office:value="0.0720578048780488" calcext:value-type="float">
            <text:p>0.0721</text:p>
          </table:table-cell>
          <table:table-cell table:formula="of:=[.BK24]/41" office:value-type="float" office:value="0.0133283170731707" calcext:value-type="float">
            <text:p>0.0133</text:p>
          </table:table-cell>
          <table:table-cell table:formula="of:=[.BL24]/41" office:value-type="float" office:value="0.0683939024390244" calcext:value-type="float">
            <text:p>0.0684</text:p>
          </table:table-cell>
          <table:table-cell table:formula="of:=[.BM24]/41" office:value-type="float" office:value="0.108323170731707" calcext:value-type="float">
            <text:p>0.1083</text:p>
          </table:table-cell>
          <table:table-cell table:formula="of:=[.BN24]/41" office:value-type="float" office:value="0.108323170731707" calcext:value-type="float">
            <text:p>0.1083</text:p>
          </table:table-cell>
          <table:table-cell table:formula="of:=[.BO24]/41" office:value-type="float" office:value="0" calcext:value-type="float">
            <text:p>0.0000</text:p>
          </table:table-cell>
          <table:table-cell table:formula="of:=[.BP24]/41" office:value-type="float" office:value="0" calcext:value-type="float">
            <text:p>0.0000</text:p>
          </table:table-cell>
        </table:table-row>
        <table:table-row table:style-name="ro1">
          <table:table-cell table:number-columns-repeated="30"/>
          <table:table-cell table:style-name="ce14" office:value-type="time" office:time-value="PT05H00M00S" calcext:value-type="time">
            <text:p>05:00:00 AM</text:p>
          </table:table-cell>
          <table:table-cell table:number-columns-repeated="6"/>
          <table:table-cell table:style-name="ce16" office:value-type="float" office:value="23" calcext:value-type="float">
            <text:p>23</text:p>
          </table:table-cell>
          <table:table-cell table:formula="of:=[.AM25]/41" office:value-type="float" office:value="0.0122812926829268" calcext:value-type="float">
            <text:p>0.0123</text:p>
          </table:table-cell>
          <table:table-cell table:formula="of:=[.AN25]/41" office:value-type="float" office:value="0.0558258536585366" calcext:value-type="float">
            <text:p>0.0558</text:p>
          </table:table-cell>
          <table:table-cell table:formula="of:=[.AO25]/41" office:value-type="float" office:value="0.0287151219512195" calcext:value-type="float">
            <text:p>0.0287</text:p>
          </table:table-cell>
          <table:table-cell table:formula="of:=[.AP25]/41" office:value-type="float" office:value="0.008216" calcext:value-type="float">
            <text:p>0.0082</text:p>
          </table:table-cell>
          <table:table-cell table:formula="of:=[.AQ25]/41" office:value-type="float" office:value="0.0142681219512195" calcext:value-type="float">
            <text:p>0.0143</text:p>
          </table:table-cell>
          <table:table-cell table:formula="of:=[.AR25]/41" office:value-type="float" office:value="0.0792260975609756" calcext:value-type="float">
            <text:p>0.0792</text:p>
          </table:table-cell>
          <table:table-cell table:formula="of:=[.AS25]/41" office:value-type="float" office:value="0.0119730487804878" calcext:value-type="float">
            <text:p>0.0120</text:p>
          </table:table-cell>
          <table:table-cell table:formula="of:=[.AT25]/41" office:value-type="float" office:value="0.00942907317073171" calcext:value-type="float">
            <text:p>0.0094</text:p>
          </table:table-cell>
          <table:table-cell table:formula="of:=[.AU25]/41" office:value-type="float" office:value="0.0416565853658537" calcext:value-type="float">
            <text:p>0.0417</text:p>
          </table:table-cell>
          <table:table-cell table:formula="of:=[.AV25]/41" office:value-type="float" office:value="0.049250243902439" calcext:value-type="float">
            <text:p>0.0493</text:p>
          </table:table-cell>
          <table:table-cell table:formula="of:=[.AW25]/41" office:value-type="float" office:value="0.0268007317073171" calcext:value-type="float">
            <text:p>0.0268</text:p>
          </table:table-cell>
          <table:table-cell table:formula="of:=[.AX25]/41" office:value-type="float" office:value="0.0263921951219512" calcext:value-type="float">
            <text:p>0.0264</text:p>
          </table:table-cell>
          <table:table-cell table:formula="of:=[.AY25]/41" office:value-type="float" office:value="0.0575478048780488" calcext:value-type="float">
            <text:p>0.0575</text:p>
          </table:table-cell>
          <table:table-cell table:formula="of:=[.AZ25]/41" office:value-type="float" office:value="0.00942839024390244" calcext:value-type="float">
            <text:p>0.0094</text:p>
          </table:table-cell>
          <table:table-cell table:formula="of:=[.BA25]/41" office:value-type="float" office:value="0.190352926829268" calcext:value-type="float">
            <text:p>0.1904</text:p>
          </table:table-cell>
          <table:table-cell table:formula="of:=[.BB25]/41" office:value-type="float" office:value="0.192456829268293" calcext:value-type="float">
            <text:p>0.1925</text:p>
          </table:table-cell>
          <table:table-cell table:formula="of:=[.BC25]/41" office:value-type="float" office:value="0.0437163414634146" calcext:value-type="float">
            <text:p>0.0437</text:p>
          </table:table-cell>
          <table:table-cell table:formula="of:=[.BD25]/41" office:value-type="float" office:value="0.470973170731707" calcext:value-type="float">
            <text:p>0.4710</text:p>
          </table:table-cell>
          <table:table-cell table:formula="of:=[.BE25]/41" office:value-type="float" office:value="0.0827107317073171" calcext:value-type="float">
            <text:p>0.0827</text:p>
          </table:table-cell>
          <table:table-cell table:formula="of:=[.BF25]/41" office:value-type="float" office:value="0.155898292682927" calcext:value-type="float">
            <text:p>0.1559</text:p>
          </table:table-cell>
          <table:table-cell table:formula="of:=[.BG25]/41" office:value-type="float" office:value="0.165806829268293" calcext:value-type="float">
            <text:p>0.1658</text:p>
          </table:table-cell>
          <table:table-cell table:formula="of:=[.BH25]/41" office:value-type="float" office:value="0.0659346341463415" calcext:value-type="float">
            <text:p>0.0659</text:p>
          </table:table-cell>
          <table:table-cell table:formula="of:=[.BI25]/41" office:value-type="float" office:value="0.0720578048780488" calcext:value-type="float">
            <text:p>0.0721</text:p>
          </table:table-cell>
          <table:table-cell table:formula="of:=[.BJ25]/41" office:value-type="float" office:value="0" calcext:value-type="float">
            <text:p>0.0000</text:p>
          </table:table-cell>
          <table:table-cell table:formula="of:=[.BK25]/41" office:value-type="float" office:value="0.0827107317073171" calcext:value-type="float">
            <text:p>0.0827</text:p>
          </table:table-cell>
          <table:table-cell table:formula="of:=[.BL25]/41" office:value-type="float" office:value="0.140441707317073" calcext:value-type="float">
            <text:p>0.1404</text:p>
          </table:table-cell>
          <table:table-cell table:formula="of:=[.BM25]/41" office:value-type="float" office:value="0.120429756097561" calcext:value-type="float">
            <text:p>0.1204</text:p>
          </table:table-cell>
          <table:table-cell table:formula="of:=[.BN25]/41" office:value-type="float" office:value="0.120429756097561" calcext:value-type="float">
            <text:p>0.1204</text:p>
          </table:table-cell>
          <table:table-cell table:formula="of:=[.BO25]/41" office:value-type="float" office:value="0" calcext:value-type="float">
            <text:p>0.0000</text:p>
          </table:table-cell>
          <table:table-cell table:formula="of:=[.BP25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6" office:value-type="float" office:value="24" calcext:value-type="float">
            <text:p>24</text:p>
          </table:table-cell>
          <table:table-cell table:formula="of:=[.AM26]/41" office:value-type="float" office:value="0.0889265853658537" calcext:value-type="float">
            <text:p>0.0889</text:p>
          </table:table-cell>
          <table:table-cell table:formula="of:=[.AN26]/41" office:value-type="float" office:value="0.0730153658536585" calcext:value-type="float">
            <text:p>0.0730</text:p>
          </table:table-cell>
          <table:table-cell table:formula="of:=[.AO26]/41" office:value-type="float" office:value="0.0558019512195122" calcext:value-type="float">
            <text:p>0.0558</text:p>
          </table:table-cell>
          <table:table-cell table:formula="of:=[.AP26]/41" office:value-type="float" office:value="0.0781243902439024" calcext:value-type="float">
            <text:p>0.0781</text:p>
          </table:table-cell>
          <table:table-cell table:formula="of:=[.AQ26]/41" office:value-type="float" office:value="0.0896721951219512" calcext:value-type="float">
            <text:p>0.0897</text:p>
          </table:table-cell>
          <table:table-cell table:formula="of:=[.AR26]/41" office:value-type="float" office:value="0.0318343902439024" calcext:value-type="float">
            <text:p>0.0318</text:p>
          </table:table-cell>
          <table:table-cell table:formula="of:=[.AS26]/41" office:value-type="float" office:value="0.0781870731707317" calcext:value-type="float">
            <text:p>0.0782</text:p>
          </table:table-cell>
          <table:table-cell table:formula="of:=[.AT26]/41" office:value-type="float" office:value="0.0846929268292683" calcext:value-type="float">
            <text:p>0.0847</text:p>
          </table:table-cell>
          <table:table-cell table:formula="of:=[.AU26]/41" office:value-type="float" office:value="0.0719975609756098" calcext:value-type="float">
            <text:p>0.0720</text:p>
          </table:table-cell>
          <table:table-cell table:formula="of:=[.AV26]/41" office:value-type="float" office:value="0.0456556097560976" calcext:value-type="float">
            <text:p>0.0457</text:p>
          </table:table-cell>
          <table:table-cell table:formula="of:=[.AW26]/41" office:value-type="float" office:value="0.0797739024390244" calcext:value-type="float">
            <text:p>0.0798</text:p>
          </table:table-cell>
          <table:table-cell table:formula="of:=[.AX26]/41" office:value-type="float" office:value="0.0911948780487805" calcext:value-type="float">
            <text:p>0.0912</text:p>
          </table:table-cell>
          <table:table-cell table:formula="of:=[.AY26]/41" office:value-type="float" office:value="0.0330087804878049" calcext:value-type="float">
            <text:p>0.0330</text:p>
          </table:table-cell>
          <table:table-cell table:formula="of:=[.AZ26]/41" office:value-type="float" office:value="0.0862021951219512" calcext:value-type="float">
            <text:p>0.0862</text:p>
          </table:table-cell>
          <table:table-cell table:formula="of:=[.BA26]/41" office:value-type="float" office:value="0.174498780487805" calcext:value-type="float">
            <text:p>0.1745</text:p>
          </table:table-cell>
          <table:table-cell table:formula="of:=[.BB26]/41" office:value-type="float" office:value="0.153389756097561" calcext:value-type="float">
            <text:p>0.1534</text:p>
          </table:table-cell>
          <table:table-cell table:formula="of:=[.BC26]/41" office:value-type="float" office:value="0.0714387804878049" calcext:value-type="float">
            <text:p>0.0714</text:p>
          </table:table-cell>
          <table:table-cell table:formula="of:=[.BD26]/41" office:value-type="float" office:value="0.502160975609756" calcext:value-type="float">
            <text:p>0.5022</text:p>
          </table:table-cell>
          <table:table-cell table:formula="of:=[.BE26]/41" office:value-type="float" office:value="0" calcext:value-type="float">
            <text:p>0.0000</text:p>
          </table:table-cell>
          <table:table-cell table:formula="of:=[.BF26]/41" office:value-type="float" office:value="0.0806426829268293" calcext:value-type="float">
            <text:p>0.0806</text:p>
          </table:table-cell>
          <table:table-cell table:formula="of:=[.BG26]/41" office:value-type="float" office:value="0.131396829268293" calcext:value-type="float">
            <text:p>0.1314</text:p>
          </table:table-cell>
          <table:table-cell table:formula="of:=[.BH26]/41" office:value-type="float" office:value="0.0471468292682927" calcext:value-type="float">
            <text:p>0.0471</text:p>
          </table:table-cell>
          <table:table-cell table:formula="of:=[.BI26]/41" office:value-type="float" office:value="0.0133283170731707" calcext:value-type="float">
            <text:p>0.0133</text:p>
          </table:table-cell>
          <table:table-cell table:formula="of:=[.BJ26]/41" office:value-type="float" office:value="0.0827107317073171" calcext:value-type="float">
            <text:p>0.0827</text:p>
          </table:table-cell>
          <table:table-cell table:formula="of:=[.BK26]/41" office:value-type="float" office:value="0" calcext:value-type="float">
            <text:p>0.0000</text:p>
          </table:table-cell>
          <table:table-cell table:formula="of:=[.BL26]/41" office:value-type="float" office:value="0.0590534146341463" calcext:value-type="float">
            <text:p>0.0591</text:p>
          </table:table-cell>
          <table:table-cell table:formula="of:=[.BM26]/41" office:value-type="float" office:value="0.102081707317073" calcext:value-type="float">
            <text:p>0.1021</text:p>
          </table:table-cell>
          <table:table-cell table:formula="of:=[.BN26]/41" office:value-type="float" office:value="0.102081707317073" calcext:value-type="float">
            <text:p>0.1021</text:p>
          </table:table-cell>
          <table:table-cell table:formula="of:=[.BO26]/41" office:value-type="float" office:value="0" calcext:value-type="float">
            <text:p>0.0000</text:p>
          </table:table-cell>
          <table:table-cell table:formula="of:=[.BP26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6" office:value-type="float" office:value="25" calcext:value-type="float">
            <text:p>25</text:p>
          </table:table-cell>
          <table:table-cell table:formula="of:=[.AM27]/41" office:value-type="float" office:value="0.147560731707317" calcext:value-type="float">
            <text:p>0.1476</text:p>
          </table:table-cell>
          <table:table-cell table:formula="of:=[.AN27]/41" office:value-type="float" office:value="0.116081219512195" calcext:value-type="float">
            <text:p>0.1161</text:p>
          </table:table-cell>
          <table:table-cell table:formula="of:=[.AO27]/41" office:value-type="float" office:value="0.114614390243902" calcext:value-type="float">
            <text:p>0.1146</text:p>
          </table:table-cell>
          <table:table-cell table:formula="of:=[.AP27]/41" office:value-type="float" office:value="0.13655512195122" calcext:value-type="float">
            <text:p>0.1366</text:p>
          </table:table-cell>
          <table:table-cell table:formula="of:=[.AQ27]/41" office:value-type="float" office:value="0.148412926829268" calcext:value-type="float">
            <text:p>0.1484</text:p>
          </table:table-cell>
          <table:table-cell table:formula="of:=[.AR27]/41" office:value-type="float" office:value="0.0678385365853659" calcext:value-type="float">
            <text:p>0.0678</text:p>
          </table:table-cell>
          <table:table-cell table:formula="of:=[.AS27]/41" office:value-type="float" office:value="0.136913902439024" calcext:value-type="float">
            <text:p>0.1369</text:p>
          </table:table-cell>
          <table:table-cell table:formula="of:=[.AT27]/41" office:value-type="float" office:value="0.143260731707317" calcext:value-type="float">
            <text:p>0.1433</text:p>
          </table:table-cell>
          <table:table-cell table:formula="of:=[.AU27]/41" office:value-type="float" office:value="0.12068243902439" calcext:value-type="float">
            <text:p>0.1207</text:p>
          </table:table-cell>
          <table:table-cell table:formula="of:=[.AV27]/41" office:value-type="float" office:value="0.0963507317073171" calcext:value-type="float">
            <text:p>0.0964</text:p>
          </table:table-cell>
          <table:table-cell table:formula="of:=[.AW27]/41" office:value-type="float" office:value="0.138781219512195" calcext:value-type="float">
            <text:p>0.1388</text:p>
          </table:table-cell>
          <table:table-cell table:formula="of:=[.AX27]/41" office:value-type="float" office:value="0.144549268292683" calcext:value-type="float">
            <text:p>0.1445</text:p>
          </table:table-cell>
          <table:table-cell table:formula="of:=[.AY27]/41" office:value-type="float" office:value="0.0847314634146342" calcext:value-type="float">
            <text:p>0.0847</text:p>
          </table:table-cell>
          <table:table-cell table:formula="of:=[.AZ27]/41" office:value-type="float" office:value="0.144728292682927" calcext:value-type="float">
            <text:p>0.1447</text:p>
          </table:table-cell>
          <table:table-cell table:formula="of:=[.BA27]/41" office:value-type="float" office:value="0.200751951219512" calcext:value-type="float">
            <text:p>0.2008</text:p>
          </table:table-cell>
          <table:table-cell table:formula="of:=[.BB27]/41" office:value-type="float" office:value="0.164987317073171" calcext:value-type="float">
            <text:p>0.1650</text:p>
          </table:table-cell>
          <table:table-cell table:formula="of:=[.BC27]/41" office:value-type="float" office:value="0.119416585365854" calcext:value-type="float">
            <text:p>0.1194</text:p>
          </table:table-cell>
          <table:table-cell table:formula="of:=[.BD27]/41" office:value-type="float" office:value="0.543792682926829" calcext:value-type="float">
            <text:p>0.5438</text:p>
          </table:table-cell>
          <table:table-cell table:formula="of:=[.BE27]/41" office:value-type="float" office:value="0.0590534146341463" calcext:value-type="float">
            <text:p>0.0591</text:p>
          </table:table-cell>
          <table:table-cell table:formula="of:=[.BF27]/41" office:value-type="float" office:value="0.031270487804878" calcext:value-type="float">
            <text:p>0.0313</text:p>
          </table:table-cell>
          <table:table-cell table:formula="of:=[.BG27]/41" office:value-type="float" office:value="0.150413902439024" calcext:value-type="float">
            <text:p>0.1504</text:p>
          </table:table-cell>
          <table:table-cell table:formula="of:=[.BH27]/41" office:value-type="float" office:value="0.100811951219512" calcext:value-type="float">
            <text:p>0.1008</text:p>
          </table:table-cell>
          <table:table-cell table:formula="of:=[.BI27]/41" office:value-type="float" office:value="0.0683939024390244" calcext:value-type="float">
            <text:p>0.0684</text:p>
          </table:table-cell>
          <table:table-cell table:formula="of:=[.BJ27]/41" office:value-type="float" office:value="0.140441707317073" calcext:value-type="float">
            <text:p>0.1404</text:p>
          </table:table-cell>
          <table:table-cell table:formula="of:=[.BK27]/41" office:value-type="float" office:value="0.0590534146341463" calcext:value-type="float">
            <text:p>0.0591</text:p>
          </table:table-cell>
          <table:table-cell table:formula="of:=[.BL27]/41" office:value-type="float" office:value="0" calcext:value-type="float">
            <text:p>0.0000</text:p>
          </table:table-cell>
          <table:table-cell table:formula="of:=[.BM27]/41" office:value-type="float" office:value="0.138052926829268" calcext:value-type="float">
            <text:p>0.1381</text:p>
          </table:table-cell>
          <table:table-cell table:formula="of:=[.BN27]/41" office:value-type="float" office:value="0.138052926829268" calcext:value-type="float">
            <text:p>0.1381</text:p>
          </table:table-cell>
          <table:table-cell table:formula="of:=[.BO27]/41" office:value-type="float" office:value="0" calcext:value-type="float">
            <text:p>0.0000</text:p>
          </table:table-cell>
          <table:table-cell table:formula="of:=[.BP27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8" office:value-type="float" office:value="26" calcext:value-type="float">
            <text:p>26</text:p>
          </table:table-cell>
          <table:table-cell table:formula="of:=[.AM28]/41" office:value-type="float" office:value="0.114793414634146" calcext:value-type="float">
            <text:p>0.1148</text:p>
          </table:table-cell>
          <table:table-cell table:formula="of:=[.AN28]/41" office:value-type="float" office:value="0.153811219512195" calcext:value-type="float">
            <text:p>0.1538</text:p>
          </table:table-cell>
          <table:table-cell table:formula="of:=[.AO28]/41" office:value-type="float" office:value="0.100199512195122" calcext:value-type="float">
            <text:p>0.1002</text:p>
          </table:table-cell>
          <table:table-cell table:formula="of:=[.AP28]/41" office:value-type="float" office:value="0.112226341463415" calcext:value-type="float">
            <text:p>0.1122</text:p>
          </table:table-cell>
          <table:table-cell table:formula="of:=[.AQ28]/41" office:value-type="float" office:value="0.113565853658537" calcext:value-type="float">
            <text:p>0.1136</text:p>
          </table:table-cell>
          <table:table-cell table:formula="of:=[.AR28]/41" office:value-type="float" office:value="0.131276829268293" calcext:value-type="float">
            <text:p>0.1313</text:p>
          </table:table-cell>
          <table:table-cell table:formula="of:=[.AS28]/41" office:value-type="float" office:value="0.108560243902439" calcext:value-type="float">
            <text:p>0.1086</text:p>
          </table:table-cell>
          <table:table-cell table:formula="of:=[.AT28]/41" office:value-type="float" office:value="0.113622682926829" calcext:value-type="float">
            <text:p>0.1136</text:p>
          </table:table-cell>
          <table:table-cell table:formula="of:=[.AU28]/41" office:value-type="float" office:value="0.144336341463415" calcext:value-type="float">
            <text:p>0.1443</text:p>
          </table:table-cell>
          <table:table-cell table:formula="of:=[.AV28]/41" office:value-type="float" office:value="0.126005365853659" calcext:value-type="float">
            <text:p>0.1260</text:p>
          </table:table-cell>
          <table:table-cell table:formula="of:=[.AW28]/41" office:value-type="float" office:value="0.0952304878048781" calcext:value-type="float">
            <text:p>0.0952</text:p>
          </table:table-cell>
          <table:table-cell table:formula="of:=[.AX28]/41" office:value-type="float" office:value="0.145094390243902" calcext:value-type="float">
            <text:p>0.1451</text:p>
          </table:table-cell>
          <table:table-cell table:formula="of:=[.AY28]/41" office:value-type="float" office:value="0.118849024390244" calcext:value-type="float">
            <text:p>0.1188</text:p>
          </table:table-cell>
          <table:table-cell table:formula="of:=[.AZ28]/41" office:value-type="float" office:value="0.114863414634146" calcext:value-type="float">
            <text:p>0.1149</text:p>
          </table:table-cell>
          <table:table-cell table:formula="of:=[.BA28]/41" office:value-type="float" office:value="0.0743860975609756" calcext:value-type="float">
            <text:p>0.0744</text:p>
          </table:table-cell>
          <table:table-cell table:formula="of:=[.BB28]/41" office:value-type="float" office:value="0.0740573170731707" calcext:value-type="float">
            <text:p>0.0741</text:p>
          </table:table-cell>
          <table:table-cell table:formula="of:=[.BC28]/41" office:value-type="float" office:value="0.145271463414634" calcext:value-type="float">
            <text:p>0.1453</text:p>
          </table:table-cell>
          <table:table-cell table:formula="of:=[.BD28]/41" office:value-type="float" office:value="0.405765853658537" calcext:value-type="float">
            <text:p>0.4058</text:p>
          </table:table-cell>
          <table:table-cell table:formula="of:=[.BE28]/41" office:value-type="float" office:value="0.102081707317073" calcext:value-type="float">
            <text:p>0.1021</text:p>
          </table:table-cell>
          <table:table-cell table:formula="of:=[.BF28]/41" office:value-type="float" office:value="0.168503902439024" calcext:value-type="float">
            <text:p>0.1685</text:p>
          </table:table-cell>
          <table:table-cell table:formula="of:=[.BG28]/41" office:value-type="float" office:value="0.0471736585365854" calcext:value-type="float">
            <text:p>0.0472</text:p>
          </table:table-cell>
          <table:table-cell table:formula="of:=[.BH28]/41" office:value-type="float" office:value="0.0642617073170732" calcext:value-type="float">
            <text:p>0.0643</text:p>
          </table:table-cell>
          <table:table-cell table:formula="of:=[.BI28]/41" office:value-type="float" office:value="0.108323170731707" calcext:value-type="float">
            <text:p>0.1083</text:p>
          </table:table-cell>
          <table:table-cell table:formula="of:=[.BJ28]/41" office:value-type="float" office:value="0.120429756097561" calcext:value-type="float">
            <text:p>0.1204</text:p>
          </table:table-cell>
          <table:table-cell table:formula="of:=[.BK28]/41" office:value-type="float" office:value="0.102081707317073" calcext:value-type="float">
            <text:p>0.1021</text:p>
          </table:table-cell>
          <table:table-cell table:formula="of:=[.BL28]/41" office:value-type="float" office:value="0.138052926829268" calcext:value-type="float">
            <text:p>0.1381</text:p>
          </table:table-cell>
          <table:table-cell table:formula="of:=[.BM28]/41" office:value-type="float" office:value="0" calcext:value-type="float">
            <text:p>0.0000</text:p>
          </table:table-cell>
          <table:table-cell table:formula="of:=[.BN28]/41" office:value-type="float" office:value="0" calcext:value-type="float">
            <text:p>0.0000</text:p>
          </table:table-cell>
          <table:table-cell table:formula="of:=[.BO28]/41" office:value-type="float" office:value="0" calcext:value-type="float">
            <text:p>0.0000</text:p>
          </table:table-cell>
          <table:table-cell table:formula="of:=[.BP28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table:style-name="ce18" office:value-type="float" office:value="27" calcext:value-type="float">
            <text:p>27</text:p>
          </table:table-cell>
          <table:table-cell table:formula="of:=[.AM29]/41" office:value-type="float" office:value="0.114793414634146" calcext:value-type="float">
            <text:p>0.1148</text:p>
          </table:table-cell>
          <table:table-cell table:formula="of:=[.AN29]/41" office:value-type="float" office:value="0.153811219512195" calcext:value-type="float">
            <text:p>0.1538</text:p>
          </table:table-cell>
          <table:table-cell table:formula="of:=[.AO29]/41" office:value-type="float" office:value="0.100199512195122" calcext:value-type="float">
            <text:p>0.1002</text:p>
          </table:table-cell>
          <table:table-cell table:formula="of:=[.AP29]/41" office:value-type="float" office:value="0.112226341463415" calcext:value-type="float">
            <text:p>0.1122</text:p>
          </table:table-cell>
          <table:table-cell table:formula="of:=[.AQ29]/41" office:value-type="float" office:value="0.113565853658537" calcext:value-type="float">
            <text:p>0.1136</text:p>
          </table:table-cell>
          <table:table-cell table:formula="of:=[.AR29]/41" office:value-type="float" office:value="0.131276829268293" calcext:value-type="float">
            <text:p>0.1313</text:p>
          </table:table-cell>
          <table:table-cell table:formula="of:=[.AS29]/41" office:value-type="float" office:value="0.108560243902439" calcext:value-type="float">
            <text:p>0.1086</text:p>
          </table:table-cell>
          <table:table-cell table:formula="of:=[.AT29]/41" office:value-type="float" office:value="0.113622682926829" calcext:value-type="float">
            <text:p>0.1136</text:p>
          </table:table-cell>
          <table:table-cell table:formula="of:=[.AU29]/41" office:value-type="float" office:value="0.144336341463415" calcext:value-type="float">
            <text:p>0.1443</text:p>
          </table:table-cell>
          <table:table-cell table:formula="of:=[.AV29]/41" office:value-type="float" office:value="0.126005365853659" calcext:value-type="float">
            <text:p>0.1260</text:p>
          </table:table-cell>
          <table:table-cell table:formula="of:=[.AW29]/41" office:value-type="float" office:value="0.0952304878048781" calcext:value-type="float">
            <text:p>0.0952</text:p>
          </table:table-cell>
          <table:table-cell table:formula="of:=[.AX29]/41" office:value-type="float" office:value="0.145094390243902" calcext:value-type="float">
            <text:p>0.1451</text:p>
          </table:table-cell>
          <table:table-cell table:formula="of:=[.AY29]/41" office:value-type="float" office:value="0.118849024390244" calcext:value-type="float">
            <text:p>0.1188</text:p>
          </table:table-cell>
          <table:table-cell table:formula="of:=[.AZ29]/41" office:value-type="float" office:value="0.114863414634146" calcext:value-type="float">
            <text:p>0.1149</text:p>
          </table:table-cell>
          <table:table-cell table:formula="of:=[.BA29]/41" office:value-type="float" office:value="0.0743860975609756" calcext:value-type="float">
            <text:p>0.0744</text:p>
          </table:table-cell>
          <table:table-cell table:formula="of:=[.BB29]/41" office:value-type="float" office:value="0.0740573170731707" calcext:value-type="float">
            <text:p>0.0741</text:p>
          </table:table-cell>
          <table:table-cell table:formula="of:=[.BC29]/41" office:value-type="float" office:value="0.145271463414634" calcext:value-type="float">
            <text:p>0.1453</text:p>
          </table:table-cell>
          <table:table-cell table:formula="of:=[.BD29]/41" office:value-type="float" office:value="0.405765853658537" calcext:value-type="float">
            <text:p>0.4058</text:p>
          </table:table-cell>
          <table:table-cell table:formula="of:=[.BE29]/41" office:value-type="float" office:value="0.102081707317073" calcext:value-type="float">
            <text:p>0.1021</text:p>
          </table:table-cell>
          <table:table-cell table:formula="of:=[.BF29]/41" office:value-type="float" office:value="0.168503902439024" calcext:value-type="float">
            <text:p>0.1685</text:p>
          </table:table-cell>
          <table:table-cell table:formula="of:=[.BG29]/41" office:value-type="float" office:value="0.0471736585365854" calcext:value-type="float">
            <text:p>0.0472</text:p>
          </table:table-cell>
          <table:table-cell table:formula="of:=[.BH29]/41" office:value-type="float" office:value="0.0642617073170732" calcext:value-type="float">
            <text:p>0.0643</text:p>
          </table:table-cell>
          <table:table-cell table:formula="of:=[.BI29]/41" office:value-type="float" office:value="0.108323170731707" calcext:value-type="float">
            <text:p>0.1083</text:p>
          </table:table-cell>
          <table:table-cell table:formula="of:=[.BJ29]/41" office:value-type="float" office:value="0.120429756097561" calcext:value-type="float">
            <text:p>0.1204</text:p>
          </table:table-cell>
          <table:table-cell table:formula="of:=[.BK29]/41" office:value-type="float" office:value="0.102081707317073" calcext:value-type="float">
            <text:p>0.1021</text:p>
          </table:table-cell>
          <table:table-cell table:formula="of:=[.BL29]/41" office:value-type="float" office:value="0.138052926829268" calcext:value-type="float">
            <text:p>0.1381</text:p>
          </table:table-cell>
          <table:table-cell table:formula="of:=[.BM29]/41" office:value-type="float" office:value="0" calcext:value-type="float">
            <text:p>0.0000</text:p>
          </table:table-cell>
          <table:table-cell table:formula="of:=[.BN29]/41" office:value-type="float" office:value="0" calcext:value-type="float">
            <text:p>0.0000</text:p>
          </table:table-cell>
          <table:table-cell table:formula="of:=[.BO29]/41" office:value-type="float" office:value="0" calcext:value-type="float">
            <text:p>0.0000</text:p>
          </table:table-cell>
          <table:table-cell table:formula="of:=[.BP29]/41" office:value-type="float" office:value="0" calcext:value-type="float">
            <text:p>0.0000</text:p>
          </table:table-cell>
        </table:table-row>
        <table:table-row table:style-name="ro1">
          <table:table-cell table:number-columns-repeated="37"/>
          <table:table-cell office:value-type="float" office:value="28" calcext:value-type="float">
            <text:p>28</text:p>
          </table:table-cell>
          <table:table-cell table:formula="of:=[.AM30]/41" office:value-type="float" office:value="0" calcext:value-type="float">
            <text:p>0.0000</text:p>
          </table:table-cell>
          <table:table-cell table:formula="of:=[.AN30]/41" office:value-type="float" office:value="0" calcext:value-type="float">
            <text:p>0.0000</text:p>
          </table:table-cell>
          <table:table-cell table:formula="of:=[.AO30]/41" office:value-type="float" office:value="0" calcext:value-type="float">
            <text:p>0.0000</text:p>
          </table:table-cell>
          <table:table-cell table:formula="of:=[.AP30]/41" office:value-type="float" office:value="0" calcext:value-type="float">
            <text:p>0.0000</text:p>
          </table:table-cell>
          <table:table-cell table:formula="of:=[.AQ30]/41" office:value-type="float" office:value="0" calcext:value-type="float">
            <text:p>0.0000</text:p>
          </table:table-cell>
          <table:table-cell table:formula="of:=[.AR30]/41" office:value-type="float" office:value="0" calcext:value-type="float">
            <text:p>0.0000</text:p>
          </table:table-cell>
          <table:table-cell table:formula="of:=[.AS30]/41" office:value-type="float" office:value="0" calcext:value-type="float">
            <text:p>0.0000</text:p>
          </table:table-cell>
          <table:table-cell table:formula="of:=[.AT30]/41" office:value-type="float" office:value="0" calcext:value-type="float">
            <text:p>0.0000</text:p>
          </table:table-cell>
          <table:table-cell table:formula="of:=[.AU30]/41" office:value-type="float" office:value="0" calcext:value-type="float">
            <text:p>0.0000</text:p>
          </table:table-cell>
          <table:table-cell table:formula="of:=[.AV30]/41" office:value-type="float" office:value="0" calcext:value-type="float">
            <text:p>0.0000</text:p>
          </table:table-cell>
          <table:table-cell table:formula="of:=[.AW30]/41" office:value-type="float" office:value="0" calcext:value-type="float">
            <text:p>0.0000</text:p>
          </table:table-cell>
          <table:table-cell table:formula="of:=[.AX30]/41" office:value-type="float" office:value="0" calcext:value-type="float">
            <text:p>0.0000</text:p>
          </table:table-cell>
          <table:table-cell table:formula="of:=[.AY30]/41" office:value-type="float" office:value="0" calcext:value-type="float">
            <text:p>0.0000</text:p>
          </table:table-cell>
          <table:table-cell table:formula="of:=[.AZ30]/41" office:value-type="float" office:value="0" calcext:value-type="float">
            <text:p>0.0000</text:p>
          </table:table-cell>
          <table:table-cell table:formula="of:=[.BA30]/41" office:value-type="float" office:value="0" calcext:value-type="float">
            <text:p>0.0000</text:p>
          </table:table-cell>
          <table:table-cell table:formula="of:=[.BB30]/41" office:value-type="float" office:value="0" calcext:value-type="float">
            <text:p>0.0000</text:p>
          </table:table-cell>
          <table:table-cell table:formula="of:=[.BC30]/41" office:value-type="float" office:value="0" calcext:value-type="float">
            <text:p>0.0000</text:p>
          </table:table-cell>
          <table:table-cell table:formula="of:=[.BD30]/41" office:value-type="float" office:value="0" calcext:value-type="float">
            <text:p>0.0000</text:p>
          </table:table-cell>
          <table:table-cell table:formula="of:=[.BE30]/41" office:value-type="float" office:value="0" calcext:value-type="float">
            <text:p>0.0000</text:p>
          </table:table-cell>
          <table:table-cell table:formula="of:=[.BF30]/41" office:value-type="float" office:value="0" calcext:value-type="float">
            <text:p>0.0000</text:p>
          </table:table-cell>
          <table:table-cell table:formula="of:=[.BG30]/41" office:value-type="float" office:value="0" calcext:value-type="float">
            <text:p>0.0000</text:p>
          </table:table-cell>
          <table:table-cell table:formula="of:=[.BH30]/41" office:value-type="float" office:value="0" calcext:value-type="float">
            <text:p>0.0000</text:p>
          </table:table-cell>
          <table:table-cell table:formula="of:=[.BI30]/41" office:value-type="float" office:value="0" calcext:value-type="float">
            <text:p>0.0000</text:p>
          </table:table-cell>
          <table:table-cell table:formula="of:=[.BJ30]/41" office:value-type="float" office:value="0" calcext:value-type="float">
            <text:p>0.0000</text:p>
          </table:table-cell>
          <table:table-cell table:formula="of:=[.BK30]/41" office:value-type="float" office:value="0" calcext:value-type="float">
            <text:p>0.0000</text:p>
          </table:table-cell>
          <table:table-cell table:formula="of:=[.BL30]/41" office:value-type="float" office:value="0" calcext:value-type="float">
            <text:p>0.0000</text:p>
          </table:table-cell>
          <table:table-cell table:formula="of:=[.BM30]/41" office:value-type="float" office:value="0" calcext:value-type="float">
            <text:p>0.0000</text:p>
          </table:table-cell>
          <table:table-cell table:formula="of:=[.BN30]/41" office:value-type="float" office:value="0" calcext:value-type="float">
            <text:p>0.0000</text:p>
          </table:table-cell>
          <table:table-cell table:formula="of:=[.BO30]/41" office:value-type="float" office:value="0" calcext:value-type="float">
            <text:p>0.0000</text:p>
          </table:table-cell>
          <table:table-cell table:formula="of:=[.BP30]/41" office:value-type="float" office:value="0" calcext:value-type="float">
            <text:p>0.0000</text:p>
          </table:table-cell>
        </table:table-row>
        <table:table-row table:style-name="ro1">
          <table:table-cell table:number-columns-repeated="31"/>
          <table:table-cell table:style-name="ce5" office:value-type="string" calcext:value-type="string">
            <text:p>0:</text:p>
          </table:table-cell>
          <table:table-cell table:style-name="ce5" office:value-type="float" office:value="10.6167" calcext:value-type="float">
            <text:p>10.6167</text:p>
          </table:table-cell>
          <table:table-cell table:style-name="ce5" office:value-type="float" office:value="10.7833" calcext:value-type="float">
            <text:p>10.7833</text:p>
          </table:table-cell>
          <table:table-cell table:style-name="ce5" table:formula="of:=[.AG65]*60" office:value-type="float" office:value="637.002" calcext:value-type="float">
            <text:p>637.002</text:p>
          </table:table-cell>
          <table:table-cell table:style-name="ce5" table:formula="of:=[.AH65]*60" office:value-type="float" office:value="646.998" calcext:value-type="float">
            <text:p>646.998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M31]/41" office:value-type="float" office:value="0" calcext:value-type="float">
            <text:p>0.0000</text:p>
          </table:table-cell>
          <table:table-cell table:formula="of:=[.AN31]/41" office:value-type="float" office:value="0" calcext:value-type="float">
            <text:p>0.0000</text:p>
          </table:table-cell>
          <table:table-cell table:formula="of:=[.AO31]/41" office:value-type="float" office:value="0" calcext:value-type="float">
            <text:p>0.0000</text:p>
          </table:table-cell>
          <table:table-cell table:formula="of:=[.AP31]/41" office:value-type="float" office:value="0" calcext:value-type="float">
            <text:p>0.0000</text:p>
          </table:table-cell>
          <table:table-cell table:formula="of:=[.AQ31]/41" office:value-type="float" office:value="0" calcext:value-type="float">
            <text:p>0.0000</text:p>
          </table:table-cell>
          <table:table-cell table:formula="of:=[.AR31]/41" office:value-type="float" office:value="0" calcext:value-type="float">
            <text:p>0.0000</text:p>
          </table:table-cell>
          <table:table-cell table:formula="of:=[.AS31]/41" office:value-type="float" office:value="0" calcext:value-type="float">
            <text:p>0.0000</text:p>
          </table:table-cell>
          <table:table-cell table:formula="of:=[.AT31]/41" office:value-type="float" office:value="0" calcext:value-type="float">
            <text:p>0.0000</text:p>
          </table:table-cell>
          <table:table-cell table:formula="of:=[.AU31]/41" office:value-type="float" office:value="0" calcext:value-type="float">
            <text:p>0.0000</text:p>
          </table:table-cell>
          <table:table-cell table:formula="of:=[.AV31]/41" office:value-type="float" office:value="0" calcext:value-type="float">
            <text:p>0.0000</text:p>
          </table:table-cell>
          <table:table-cell table:formula="of:=[.AW31]/41" office:value-type="float" office:value="0" calcext:value-type="float">
            <text:p>0.0000</text:p>
          </table:table-cell>
          <table:table-cell table:formula="of:=[.AX31]/41" office:value-type="float" office:value="0" calcext:value-type="float">
            <text:p>0.0000</text:p>
          </table:table-cell>
          <table:table-cell table:formula="of:=[.AY31]/41" office:value-type="float" office:value="0" calcext:value-type="float">
            <text:p>0.0000</text:p>
          </table:table-cell>
          <table:table-cell table:formula="of:=[.AZ31]/41" office:value-type="float" office:value="0" calcext:value-type="float">
            <text:p>0.0000</text:p>
          </table:table-cell>
          <table:table-cell table:formula="of:=[.BA31]/41" office:value-type="float" office:value="0" calcext:value-type="float">
            <text:p>0.0000</text:p>
          </table:table-cell>
          <table:table-cell table:formula="of:=[.BB31]/41" office:value-type="float" office:value="0" calcext:value-type="float">
            <text:p>0.0000</text:p>
          </table:table-cell>
          <table:table-cell table:formula="of:=[.BC31]/41" office:value-type="float" office:value="0" calcext:value-type="float">
            <text:p>0.0000</text:p>
          </table:table-cell>
          <table:table-cell table:formula="of:=[.BD31]/41" office:value-type="float" office:value="0" calcext:value-type="float">
            <text:p>0.0000</text:p>
          </table:table-cell>
          <table:table-cell table:formula="of:=[.BE31]/41" office:value-type="float" office:value="0" calcext:value-type="float">
            <text:p>0.0000</text:p>
          </table:table-cell>
          <table:table-cell table:formula="of:=[.BF31]/41" office:value-type="float" office:value="0" calcext:value-type="float">
            <text:p>0.0000</text:p>
          </table:table-cell>
          <table:table-cell table:formula="of:=[.BG31]/41" office:value-type="float" office:value="0" calcext:value-type="float">
            <text:p>0.0000</text:p>
          </table:table-cell>
          <table:table-cell table:formula="of:=[.BH31]/41" office:value-type="float" office:value="0" calcext:value-type="float">
            <text:p>0.0000</text:p>
          </table:table-cell>
          <table:table-cell table:formula="of:=[.BI31]/41" office:value-type="float" office:value="0" calcext:value-type="float">
            <text:p>0.0000</text:p>
          </table:table-cell>
          <table:table-cell table:formula="of:=[.BJ31]/41" office:value-type="float" office:value="0" calcext:value-type="float">
            <text:p>0.0000</text:p>
          </table:table-cell>
          <table:table-cell table:formula="of:=[.BK31]/41" office:value-type="float" office:value="0" calcext:value-type="float">
            <text:p>0.0000</text:p>
          </table:table-cell>
          <table:table-cell table:formula="of:=[.BL31]/41" office:value-type="float" office:value="0" calcext:value-type="float">
            <text:p>0.0000</text:p>
          </table:table-cell>
          <table:table-cell table:formula="of:=[.BM31]/41" office:value-type="float" office:value="0" calcext:value-type="float">
            <text:p>0.0000</text:p>
          </table:table-cell>
          <table:table-cell table:formula="of:=[.BN31]/41" office:value-type="float" office:value="0" calcext:value-type="float">
            <text:p>0.0000</text:p>
          </table:table-cell>
          <table:table-cell table:formula="of:=[.BO31]/41" office:value-type="float" office:value="0" calcext:value-type="float">
            <text:p>0.0000</text:p>
          </table:table-cell>
          <table:table-cell table:formula="of:=[.BP31]/41" office:value-type="float" office:value="0" calcext:value-type="float">
            <text:p>0.0000</text:p>
          </table:table-cell>
        </table:table-row>
        <table:table-row table:style-name="ro1">
          <table:table-cell table:number-columns-repeated="31"/>
          <table:table-cell table:style-name="ce5" office:value-type="string" calcext:value-type="string">
            <text:p>1:</text:p>
          </table:table-cell>
          <table:table-cell table:style-name="ce5" office:value-type="float" office:value="9.65" calcext:value-type="float">
            <text:p>9.65</text:p>
          </table:table-cell>
          <table:table-cell table:style-name="ce5" office:value-type="float" office:value="9.81667" calcext:value-type="float">
            <text:p>9.81667</text:p>
          </table:table-cell>
          <table:table-cell table:style-name="ce5" table:formula="of:=[.AG66]*60" office:value-type="float" office:value="579" calcext:value-type="float">
            <text:p>579</text:p>
          </table:table-cell>
          <table:table-cell table:style-name="ce5" table:formula="of:=[.AH66]*60" office:value-type="float" office:value="589.0002" calcext:value-type="float">
            <text:p>589.0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2:</text:p>
          </table:table-cell>
          <table:table-cell table:style-name="ce5" office:value-type="float" office:value="13.1167" calcext:value-type="float">
            <text:p>13.1167</text:p>
          </table:table-cell>
          <table:table-cell table:style-name="ce5" office:value-type="float" office:value="13.2833" calcext:value-type="float">
            <text:p>13.2833</text:p>
          </table:table-cell>
          <table:table-cell table:style-name="ce5" table:formula="of:=[.AG67]*60" office:value-type="float" office:value="787.002" calcext:value-type="float">
            <text:p>787.002</text:p>
          </table:table-cell>
          <table:table-cell table:style-name="ce5" table:formula="of:=[.AH67]*60" office:value-type="float" office:value="796.998" calcext:value-type="float">
            <text:p>796.998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3:</text:p>
          </table:table-cell>
          <table:table-cell table:style-name="ce5" office:value-type="float" office:value="10.45" calcext:value-type="float">
            <text:p>10.45</text:p>
          </table:table-cell>
          <table:table-cell table:style-name="ce5" office:value-type="float" office:value="10.6167" calcext:value-type="float">
            <text:p>10.6167</text:p>
          </table:table-cell>
          <table:table-cell table:style-name="ce5" table:formula="of:=[.AG68]*60" office:value-type="float" office:value="627" calcext:value-type="float">
            <text:p>627</text:p>
          </table:table-cell>
          <table:table-cell table:style-name="ce5" table:formula="of:=[.AH68]*60" office:value-type="float" office:value="637.002" calcext:value-type="float">
            <text:p>637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4:</text:p>
          </table:table-cell>
          <table:table-cell table:style-name="ce5" office:value-type="float" office:value="16.05" calcext:value-type="float">
            <text:p>16.05</text:p>
          </table:table-cell>
          <table:table-cell table:style-name="ce5" office:value-type="float" office:value="16.2167" calcext:value-type="float">
            <text:p>16.2167</text:p>
          </table:table-cell>
          <table:table-cell table:style-name="ce5" table:formula="of:=[.AG69]*60" office:value-type="float" office:value="963" calcext:value-type="float">
            <text:p>963</text:p>
          </table:table-cell>
          <table:table-cell table:style-name="ce5" table:formula="of:=[.AH69]*60" office:value-type="float" office:value="973.002" calcext:value-type="float">
            <text:p>973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5:</text:p>
          </table:table-cell>
          <table:table-cell table:style-name="ce5" office:value-type="float" office:value="11.5" calcext:value-type="float">
            <text:p>11.5</text:p>
          </table:table-cell>
          <table:table-cell table:style-name="ce5" office:value-type="float" office:value="11.6667" calcext:value-type="float">
            <text:p>11.6667</text:p>
          </table:table-cell>
          <table:table-cell table:style-name="ce5" table:formula="of:=[.AG70]*60" office:value-type="float" office:value="690" calcext:value-type="float">
            <text:p>690</text:p>
          </table:table-cell>
          <table:table-cell table:style-name="ce5" table:formula="of:=[.AH70]*60" office:value-type="float" office:value="700.002" calcext:value-type="float">
            <text:p>700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5" office:value-type="string" calcext:value-type="string">
            <text:p>6:</text:p>
          </table:table-cell>
          <table:table-cell table:style-name="ce5" office:value-type="float" office:value="10.75" calcext:value-type="float">
            <text:p>10.75</text:p>
          </table:table-cell>
          <table:table-cell table:style-name="ce5" office:value-type="float" office:value="10.9167" calcext:value-type="float">
            <text:p>10.9167</text:p>
          </table:table-cell>
          <table:table-cell table:style-name="ce5" table:formula="of:=[.AG71]*60" office:value-type="float" office:value="645" calcext:value-type="float">
            <text:p>645</text:p>
          </table:table-cell>
          <table:table-cell table:style-name="ce5" table:formula="of:=[.AH71]*60" office:value-type="float" office:value="655.002" calcext:value-type="float">
            <text:p>655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7:</text:p>
          </table:table-cell>
          <table:table-cell table:style-name="ce12" office:value-type="float" office:value="11.0333" calcext:value-type="float">
            <text:p>11.0333</text:p>
          </table:table-cell>
          <table:table-cell table:style-name="ce12" office:value-type="float" office:value="12.5333" calcext:value-type="float">
            <text:p>12.5333</text:p>
          </table:table-cell>
          <table:table-cell table:style-name="ce12" table:formula="of:=[.AG72]*60" office:value-type="float" office:value="661.998" calcext:value-type="float">
            <text:p>661.998</text:p>
          </table:table-cell>
          <table:table-cell table:style-name="ce12" table:formula="of:=[.AH72]*60" office:value-type="float" office:value="751.998" calcext:value-type="float">
            <text:p>751.998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8:</text:p>
          </table:table-cell>
          <table:table-cell table:style-name="ce12" office:value-type="float" office:value="9.71667" calcext:value-type="float">
            <text:p>9.71667</text:p>
          </table:table-cell>
          <table:table-cell table:style-name="ce12" office:value-type="float" office:value="11.2167" calcext:value-type="float">
            <text:p>11.2167</text:p>
          </table:table-cell>
          <table:table-cell table:style-name="ce12" table:formula="of:=[.AG73]*60" office:value-type="float" office:value="583.0002" calcext:value-type="float">
            <text:p>583.0002</text:p>
          </table:table-cell>
          <table:table-cell table:style-name="ce12" table:formula="of:=[.AH73]*60" office:value-type="float" office:value="673.002" calcext:value-type="float">
            <text:p>673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9:</text:p>
          </table:table-cell>
          <table:table-cell table:style-name="ce12" office:value-type="float" office:value="13.4167" calcext:value-type="float">
            <text:p>13.4167</text:p>
          </table:table-cell>
          <table:table-cell table:style-name="ce12" office:value-type="float" office:value="14.9167" calcext:value-type="float">
            <text:p>14.9167</text:p>
          </table:table-cell>
          <table:table-cell table:style-name="ce12" table:formula="of:=[.AG74]*60" office:value-type="float" office:value="805.002" calcext:value-type="float">
            <text:p>805.002</text:p>
          </table:table-cell>
          <table:table-cell table:style-name="ce12" table:formula="of:=[.AH74]*60" office:value-type="float" office:value="895.002" calcext:value-type="float">
            <text:p>895.002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0:</text:p>
          </table:table-cell>
          <table:table-cell table:style-name="ce12" office:value-type="float" office:value="12.8333" calcext:value-type="float">
            <text:p>12.8333</text:p>
          </table:table-cell>
          <table:table-cell table:style-name="ce12" office:value-type="float" office:value="14.3333" calcext:value-type="float">
            <text:p>14.3333</text:p>
          </table:table-cell>
          <table:table-cell table:style-name="ce12" table:formula="of:=[.AG75]*60" office:value-type="float" office:value="769.998" calcext:value-type="float">
            <text:p>769.998</text:p>
          </table:table-cell>
          <table:table-cell table:style-name="ce12" table:formula="of:=[.AH75]*60" office:value-type="float" office:value="859.998" calcext:value-type="float">
            <text:p>859.998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1:</text:p>
          </table:table-cell>
          <table:table-cell table:style-name="ce12" office:value-type="float" office:value="16.95" calcext:value-type="float">
            <text:p>16.95</text:p>
          </table:table-cell>
          <table:table-cell table:style-name="ce12" office:value-type="float" office:value="18.45" calcext:value-type="float">
            <text:p>18.45</text:p>
          </table:table-cell>
          <table:table-cell table:style-name="ce12" table:formula="of:=[.AG76]*60" office:value-type="float" office:value="1017" calcext:value-type="float">
            <text:p>1017</text:p>
          </table:table-cell>
          <table:table-cell table:style-name="ce12" table:formula="of:=[.AH76]*60" office:value-type="float" office:value="1107" calcext:value-type="float">
            <text:p>1107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2:</text:p>
          </table:table-cell>
          <table:table-cell table:style-name="ce12" office:value-type="float" office:value="11.55" calcext:value-type="float">
            <text:p>11.55</text:p>
          </table:table-cell>
          <table:table-cell table:style-name="ce12" office:value-type="float" office:value="13.05" calcext:value-type="float">
            <text:p>13.05</text:p>
          </table:table-cell>
          <table:table-cell table:style-name="ce12" table:formula="of:=[.AG77]*60" office:value-type="float" office:value="693" calcext:value-type="float">
            <text:p>693</text:p>
          </table:table-cell>
          <table:table-cell table:style-name="ce12" table:formula="of:=[.AH77]*60" office:value-type="float" office:value="783" calcext:value-type="float">
            <text:p>783</text:p>
          </table:table-cell>
          <table:table-cell table:number-columns-repeated="32"/>
        </table:table-row>
        <table:table-row table:style-name="ro1">
          <table:table-cell table:number-columns-repeated="31"/>
          <table:table-cell table:style-name="ce12" office:value-type="string" calcext:value-type="string">
            <text:p>13:</text:p>
          </table:table-cell>
          <table:table-cell table:style-name="ce12" office:value-type="float" office:value="10.8" calcext:value-type="float">
            <text:p>10.8</text:p>
          </table:table-cell>
          <table:table-cell table:style-name="ce12" office:value-type="float" office:value="12.3" calcext:value-type="float">
            <text:p>12.3</text:p>
          </table:table-cell>
          <table:table-cell table:style-name="ce12" table:formula="of:=[.AG78]*60" office:value-type="float" office:value="648" calcext:value-type="float">
            <text:p>648</text:p>
          </table:table-cell>
          <table:table-cell table:style-name="ce12" table:formula="of:=[.AH78]*60" office:value-type="float" office:value="738" calcext:value-type="float">
            <text:p>738</text:p>
          </table:table-cell>
          <table:table-cell table:number-columns-repeated="32"/>
        </table:table-row>
        <table:table-row table:style-name="ro1" table:number-rows-repeated="1048497">
          <table:table-cell table:number-columns-repeated="68"/>
        </table:table-row>
        <table:table-row table:style-name="ro1">
          <table:table-cell table:number-columns-repeated="68"/>
        </table:table-row>
      </table:table>
      <table:table table:name="Sheet2" table:style-name="ta1"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4" table:number-columns-repeated="5" table:default-cell-style-name="Default"/>
        <table:table-column table:style-name="co4" table:default-cell-style-name="ce23"/>
        <table:table-column table:style-name="co4" table:number-columns-repeated="28" table:default-cell-style-name="Default"/>
        <table:table-row table:style-name="ro1">
          <table:table-cell office:value-type="string" calcext:value-type="string">
            <text:p>5-7-1</text:p>
          </table:table-cell>
          <table:table-cell table:number-columns-repeated="7"/>
          <table:table-cell table:style-name="Default"/>
          <table:table-cell table:style-name="ce21" office:value-type="string" calcext:value-type="string">
            <text:p>0:</text:p>
          </table:table-cell>
          <table:table-cell table:style-name="ce21" office:value-type="string" calcext:value-type="string">
            <text:p>1:</text:p>
          </table:table-cell>
          <table:table-cell table:style-name="ce21" office:value-type="string" calcext:value-type="string">
            <text:p>2:</text:p>
          </table:table-cell>
          <table:table-cell table:style-name="ce21" office:value-type="string" calcext:value-type="string">
            <text:p>3:</text:p>
          </table:table-cell>
          <table:table-cell table:style-name="ce21" office:value-type="string" calcext:value-type="string">
            <text:p>4:</text:p>
          </table:table-cell>
          <table:table-cell table:style-name="ce22" office:value-type="string" calcext:value-type="string">
            <text:p>5:</text:p>
          </table:table-cell>
          <table:table-cell table:style-name="ce22" office:value-type="string" calcext:value-type="string">
            <text:p>6:</text:p>
          </table:table-cell>
          <table:table-cell table:style-name="ce22" office:value-type="string" calcext:value-type="string">
            <text:p>7:</text:p>
          </table:table-cell>
          <table:table-cell table:style-name="ce22" office:value-type="string" calcext:value-type="string">
            <text:p>8:</text:p>
          </table:table-cell>
          <table:table-cell table:style-name="ce22" office:value-type="string" calcext:value-type="string">
            <text:p>9:</text:p>
          </table:table-cell>
          <table:table-cell table:style-name="ce23" office:value-type="string" calcext:value-type="string">
            <text:p>10:</text:p>
          </table:table-cell>
          <table:table-cell table:style-name="ce23" office:value-type="string" calcext:value-type="string">
            <text:p>11:</text:p>
          </table:table-cell>
          <table:table-cell table:style-name="ce23" office:value-type="string" calcext:value-type="string">
            <text:p>12:</text:p>
          </table:table-cell>
          <table:table-cell table:style-name="ce23" office:value-type="string" calcext:value-type="string">
            <text:p>13:</text:p>
          </table:table-cell>
          <table:table-cell table:style-name="ce23" office:value-type="string" calcext:value-type="string">
            <text:p>14:</text:p>
          </table:table-cell>
          <table:table-cell table:style-name="ce23" office:value-type="string" calcext:value-type="string">
            <text:p>15:</text:p>
          </table:table-cell>
          <table:table-cell table:style-name="ce23" office:value-type="string" calcext:value-type="string">
            <text:p>16:</text:p>
          </table:table-cell>
          <table:table-cell table:style-name="ce24" office:value-type="string" calcext:value-type="string">
            <text:p>17:</text:p>
          </table:table-cell>
          <table:table-cell table:style-name="ce24" office:value-type="string" calcext:value-type="string">
            <text:p>18:</text:p>
          </table:table-cell>
          <table:table-cell table:style-name="ce24" office:value-type="string" calcext:value-type="string">
            <text:p>19:</text:p>
          </table:table-cell>
          <table:table-cell table:style-name="ce24" office:value-type="string" calcext:value-type="string">
            <text:p>20:</text:p>
          </table:table-cell>
          <table:table-cell table:style-name="ce24" office:value-type="string" calcext:value-type="string">
            <text:p>21:</text:p>
          </table:table-cell>
          <table:table-cell table:style-name="ce24" office:value-type="string" calcext:value-type="string">
            <text:p>22:</text:p>
          </table:table-cell>
          <table:table-cell table:style-name="ce24" office:value-type="string" calcext:value-type="string">
            <text:p>23:</text:p>
          </table:table-cell>
          <table:table-cell table:style-name="ce25" office:value-type="string" calcext:value-type="string">
            <text:p>24:</text:p>
          </table:table-cell>
          <table:table-cell table:style-name="ce25" office:value-type="string" calcext:value-type="string">
            <text:p>25:</text:p>
          </table:table-cell>
          <table:table-cell table:style-name="ce26" office:value-type="string" calcext:value-type="string">
            <text:p>26:</text:p>
          </table:table-cell>
          <table:table-cell table:style-name="ce26" office:value-type="string" calcext:value-type="string">
            <text:p>27:</text:p>
          </table:table-cell>
        </table:table-row>
        <table:table-row table:style-name="ro1">
          <table:table-cell table:style-name="ce21" office:value-type="string" calcext:value-type="string">
            <text:p>0: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-</text:p>
          </table:table-cell>
          <table:table-cell office:value-type="float" office:value="11.0667" calcext:value-type="float">
            <text:p>11.0667</text:p>
          </table:table-cell>
          <table:table-cell table:number-columns-repeated="4"/>
          <table:table-cell table:style-name="ce21" office:value-type="string" calcext:value-type="string">
            <text:p>0:</text:p>
          </table:table-cell>
          <table:table-cell office:value-type="float" office:value="0" calcext:value-type="float">
            <text:p>0</text:p>
          </table:table-cell>
          <table:table-cell office:value-type="float" office:value="0.578568" calcext:value-type="float">
            <text:p>0.578568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306475" calcext:value-type="float">
            <text:p>0.306475</text:p>
          </table:table-cell>
          <table:table-cell office:value-type="float" office:value="14.1116" calcext:value-type="float">
            <text:p>14.1116</text:p>
          </table:table-cell>
          <table:table-cell office:value-type="float" office:value="2.76123" calcext:value-type="float">
            <text:p>2.76123</text:p>
          </table:table-cell>
          <table:table-cell office:value-type="float" office:value="0.614319" calcext:value-type="float">
            <text:p>0.614319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2921" calcext:value-type="float">
            <text:p>0.2921</text:p>
          </table:table-cell>
          <table:table-cell office:value-type="float" office:value="1.95708" calcext:value-type="float">
            <text:p>1.95708</text:p>
          </table:table-cell>
          <table:table-cell office:value-type="float" office:value="5.08806" calcext:value-type="float">
            <text:p>5.08806</text:p>
          </table:table-cell>
          <table:table-cell office:value-type="float" office:value="3.93498" calcext:value-type="float">
            <text:p>3.93498</text:p>
          </table:table-cell>
          <table:table-cell office:value-type="float" office:value="1.99413" calcext:value-type="float">
            <text:p>1.99413</text:p>
          </table:table-cell>
          <table:table-cell office:value-type="float" office:value="2.71636" calcext:value-type="float">
            <text:p>2.71636</text:p>
          </table:table-cell>
          <table:table-cell office:value-type="float" office:value="5.98887" calcext:value-type="float">
            <text:p>5.98887</text:p>
          </table:table-cell>
          <table:table-cell office:value-type="float" office:value="0.672374" calcext:value-type="float">
            <text:p>0.672374</text:p>
          </table:table-cell>
          <table:table-cell office:value-type="float" office:value="1.24487" calcext:value-type="float">
            <text:p>1.24487</text:p>
          </table:table-cell>
          <table:table-cell office:value-type="float" office:value="7.06152" calcext:value-type="float">
            <text:p>7.06152</text:p>
          </table:table-cell>
          <table:table-cell office:value-type="float" office:value="3.26031" calcext:value-type="float">
            <text:p>3.26031</text:p>
          </table:table-cell>
          <table:table-cell office:value-type="float" office:value="1.94234" calcext:value-type="float">
            <text:p>1.94234</text:p>
          </table:table-cell>
          <table:table-cell office:value-type="float" office:value="0.530376" calcext:value-type="float">
            <text:p>0.530376</text:p>
          </table:table-cell>
          <table:table-cell office:value-type="float" office:value="5.31508" calcext:value-type="float">
            <text:p>5.31508</text:p>
          </table:table-cell>
          <table:table-cell office:value-type="float" office:value="0.663889" calcext:value-type="float">
            <text:p>0.663889</text:p>
          </table:table-cell>
          <table:table-cell office:value-type="float" office:value="0.81895" calcext:value-type="float">
            <text:p>0.81895</text:p>
          </table:table-cell>
          <table:table-cell table:number-columns-repeated="2" office:value-type="float" office:value="4.60196" calcext:value-type="float">
            <text:p>4.60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1: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-</text:p>
          </table:table-cell>
          <table:table-cell office:value-type="float" office:value="9.51667" calcext:value-type="float">
            <text:p>9.51667</text:p>
          </table:table-cell>
          <table:table-cell table:number-columns-repeated="4"/>
          <table:table-cell table:style-name="ce21" office:value-type="string" calcext:value-type="string">
            <text:p>1:</text:p>
          </table:table-cell>
          <table:table-cell office:value-type="float" office:value="0.578568" calcext:value-type="float">
            <text:p>0.578568</text:p>
          </table:table-cell>
          <table:table-cell office:value-type="float" office:value="0" calcext:value-type="float">
            <text:p>0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.556689" calcext:value-type="float">
            <text:p>0.556689</text:p>
          </table:table-cell>
          <table:table-cell office:value-type="float" office:value="13.6468" calcext:value-type="float">
            <text:p>13.6468</text:p>
          </table:table-cell>
          <table:table-cell office:value-type="float" office:value="2.44432" calcext:value-type="float">
            <text:p>2.44432</text:p>
          </table:table-cell>
          <table:table-cell office:value-type="float" office:value="0.799589" calcext:value-type="float">
            <text:p>0.799589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.568365" calcext:value-type="float">
            <text:p>0.568365</text:p>
          </table:table-cell>
          <table:table-cell office:value-type="float" office:value="1.79525" calcext:value-type="float">
            <text:p>1.79525</text:p>
          </table:table-cell>
          <table:table-cell office:value-type="float" office:value="4.71264" calcext:value-type="float">
            <text:p>4.71264</text:p>
          </table:table-cell>
          <table:table-cell office:value-type="float" office:value="3.38771" calcext:value-type="float">
            <text:p>3.38771</text:p>
          </table:table-cell>
          <table:table-cell office:value-type="float" office:value="2.38504" calcext:value-type="float">
            <text:p>2.38504</text:p>
          </table:table-cell>
          <table:table-cell office:value-type="float" office:value="2.67726" calcext:value-type="float">
            <text:p>2.67726</text:p>
          </table:table-cell>
          <table:table-cell office:value-type="float" office:value="5.51561" calcext:value-type="float">
            <text:p>5.51561</text:p>
          </table:table-cell>
          <table:table-cell office:value-type="float" office:value="0.730987" calcext:value-type="float">
            <text:p>0.730987</text:p>
          </table:table-cell>
          <table:table-cell office:value-type="float" office:value="1.71234" calcext:value-type="float">
            <text:p>1.71234</text:p>
          </table:table-cell>
          <table:table-cell office:value-type="float" office:value="6.75085" calcext:value-type="float">
            <text:p>6.75085</text:p>
          </table:table-cell>
          <table:table-cell office:value-type="float" office:value="2.90362" calcext:value-type="float">
            <text:p>2.90362</text:p>
          </table:table-cell>
          <table:table-cell office:value-type="float" office:value="2.33024" calcext:value-type="float">
            <text:p>2.33024</text:p>
          </table:table-cell>
          <table:table-cell office:value-type="float" office:value="0.887987" calcext:value-type="float">
            <text:p>0.887987</text:p>
          </table:table-cell>
          <table:table-cell office:value-type="float" office:value="4.78524" calcext:value-type="float">
            <text:p>4.78524</text:p>
          </table:table-cell>
          <table:table-cell office:value-type="float" office:value="1.21745" calcext:value-type="float">
            <text:p>1.21745</text:p>
          </table:table-cell>
          <table:table-cell office:value-type="float" office:value="1.33908" calcext:value-type="float">
            <text:p>1.33908</text:p>
          </table:table-cell>
          <table:table-cell table:number-columns-repeated="2" office:value-type="float" office:value="4.22683" calcext:value-type="float">
            <text:p>4.22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2: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-</text:p>
          </table:table-cell>
          <table:table-cell office:value-type="float" office:value="10.5667" calcext:value-type="float">
            <text:p>10.5667</text:p>
          </table:table-cell>
          <table:table-cell table:number-columns-repeated="4"/>
          <table:table-cell table:style-name="ce21" office:value-type="string" calcext:value-type="string">
            <text:p>2: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" calcext:value-type="float">
            <text:p>0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13.841" calcext:value-type="float">
            <text:p>13.841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" calcext:value-type="float">
            <text:p>0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4.2585" calcext:value-type="float">
            <text:p>4.2585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1.6746" calcext:value-type="float">
            <text:p>1.6746</text:p>
          </table:table-cell>
          <table:table-cell table:number-columns-repeated="2" office:value-type="float" office:value="4.54495" calcext:value-type="float">
            <text:p>4.54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3:</text:p>
          </table:table-cell>
          <table:table-cell office:value-type="float" office:value="11.0167" calcext:value-type="float">
            <text:p>11.0167</text:p>
          </table:table-cell>
          <table:table-cell office:value-type="string" calcext:value-type="string">
            <text:p>-</text:p>
          </table:table-cell>
          <table:table-cell office:value-type="float" office:value="11.1833" calcext:value-type="float">
            <text:p>11.1833</text:p>
          </table:table-cell>
          <table:table-cell table:number-columns-repeated="4"/>
          <table:table-cell table:style-name="ce21" office:value-type="string" calcext:value-type="string">
            <text:p>3:</text:p>
          </table:table-cell>
          <table:table-cell office:value-type="float" office:value="0.306475" calcext:value-type="float">
            <text:p>0.306475</text:p>
          </table:table-cell>
          <table:table-cell office:value-type="float" office:value="0.556689" calcext:value-type="float">
            <text:p>0.556689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0" calcext:value-type="float">
            <text:p>0</text:p>
          </table:table-cell>
          <table:table-cell office:value-type="float" office:value="14.2006" calcext:value-type="float">
            <text:p>14.2006</text:p>
          </table:table-cell>
          <table:table-cell office:value-type="float" office:value="2.47313" calcext:value-type="float">
            <text:p>2.47313</text:p>
          </table:table-cell>
          <table:table-cell office:value-type="float" office:value="0.900745" calcext:value-type="float">
            <text:p>0.900745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0.0208208" calcext:value-type="float">
            <text:p>0.0208208</text:p>
          </table:table-cell>
          <table:table-cell office:value-type="float" office:value="2.18744" calcext:value-type="float">
            <text:p>2.18744</text:p>
          </table:table-cell>
          <table:table-cell office:value-type="float" office:value="4.80837" calcext:value-type="float">
            <text:p>4.80837</text:p>
          </table:table-cell>
          <table:table-cell office:value-type="float" office:value="3.93594" calcext:value-type="float">
            <text:p>3.93594</text:p>
          </table:table-cell>
          <table:table-cell office:value-type="float" office:value="1.84137" calcext:value-type="float">
            <text:p>1.84137</text:p>
          </table:table-cell>
          <table:table-cell office:value-type="float" office:value="2.41469" calcext:value-type="float">
            <text:p>2.41469</text:p>
          </table:table-cell>
          <table:table-cell office:value-type="float" office:value="5.74688" calcext:value-type="float">
            <text:p>5.74688</text:p>
          </table:table-cell>
          <table:table-cell office:value-type="float" office:value="0.931955" calcext:value-type="float">
            <text:p>0.931955</text:p>
          </table:table-cell>
          <table:table-cell office:value-type="float" office:value="1.52412" calcext:value-type="float">
            <text:p>1.52412</text:p>
          </table:table-cell>
          <table:table-cell office:value-type="float" office:value="6.76583" calcext:value-type="float">
            <text:p>6.76583</text:p>
          </table:table-cell>
          <table:table-cell office:value-type="float" office:value="3.41606" calcext:value-type="float">
            <text:p>3.41606</text:p>
          </table:table-cell>
          <table:table-cell office:value-type="float" office:value="1.78724" calcext:value-type="float">
            <text:p>1.78724</text:p>
          </table:table-cell>
          <table:table-cell office:value-type="float" office:value="0.836541" calcext:value-type="float">
            <text:p>0.836541</text:p>
          </table:table-cell>
          <table:table-cell office:value-type="float" office:value="5.11524" calcext:value-type="float">
            <text:p>5.11524</text:p>
          </table:table-cell>
          <table:table-cell office:value-type="float" office:value="0.90021" calcext:value-type="float">
            <text:p>0.90021</text:p>
          </table:table-cell>
          <table:table-cell office:value-type="float" office:value="1.08041" calcext:value-type="float">
            <text:p>1.08041</text:p>
          </table:table-cell>
          <table:table-cell table:number-columns-repeated="2" office:value-type="float" office:value="4.74994" calcext:value-type="float">
            <text:p>4.74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4:</text:p>
          </table:table-cell>
          <table:table-cell office:value-type="float" office:value="9.03333" calcext:value-type="float">
            <text:p>9.03333</text:p>
          </table:table-cell>
          <table:table-cell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  <table:table-cell table:number-columns-repeated="4"/>
          <table:table-cell table:style-name="ce21" office:value-type="string" calcext:value-type="string">
            <text:p>4:</text:p>
          </table:table-cell>
          <table:table-cell office:value-type="float" office:value="14.1116" calcext:value-type="float">
            <text:p>14.1116</text:p>
          </table:table-cell>
          <table:table-cell office:value-type="float" office:value="13.6468" calcext:value-type="float">
            <text:p>13.6468</text:p>
          </table:table-cell>
          <table:table-cell office:value-type="float" office:value="13.841" calcext:value-type="float">
            <text:p>13.841</text:p>
          </table:table-cell>
          <table:table-cell office:value-type="float" office:value="14.2006" calcext:value-type="float">
            <text:p>14.2006</text:p>
          </table:table-cell>
          <table:table-cell office:value-type="float" office:value="0" calcext:value-type="float">
            <text:p>0</text:p>
          </table:table-cell>
          <table:table-cell office:value-type="float" office:value="14.2581" calcext:value-type="float">
            <text:p>14.2581</text:p>
          </table:table-cell>
          <table:table-cell office:value-type="float" office:value="13.7105" calcext:value-type="float">
            <text:p>13.7105</text:p>
          </table:table-cell>
          <table:table-cell office:value-type="float" office:value="13.841" calcext:value-type="float">
            <text:p>13.841</text:p>
          </table:table-cell>
          <table:table-cell office:value-type="float" office:value="14.2102" calcext:value-type="float">
            <text:p>14.2102</text:p>
          </table:table-cell>
          <table:table-cell office:value-type="float" office:value="12.4471" calcext:value-type="float">
            <text:p>12.4471</text:p>
          </table:table-cell>
          <table:table-cell office:value-type="float" office:value="14.3936" calcext:value-type="float">
            <text:p>14.3936</text:p>
          </table:table-cell>
          <table:table-cell office:value-type="float" office:value="10.4498" calcext:value-type="float">
            <text:p>10.4498</text:p>
          </table:table-cell>
          <table:table-cell office:value-type="float" office:value="16.0246" calcext:value-type="float">
            <text:p>16.0246</text:p>
          </table:table-cell>
          <table:table-cell office:value-type="float" office:value="15.49" calcext:value-type="float">
            <text:p>15.49</text:p>
          </table:table-cell>
          <table:table-cell office:value-type="float" office:value="13.2421" calcext:value-type="float">
            <text:p>13.2421</text:p>
          </table:table-cell>
          <table:table-cell office:value-type="float" office:value="13.5679" calcext:value-type="float">
            <text:p>13.5679</text:p>
          </table:table-cell>
          <table:table-cell office:value-type="float" office:value="14.3973" calcext:value-type="float">
            <text:p>14.3973</text:p>
          </table:table-cell>
          <table:table-cell office:value-type="float" office:value="15.9294" calcext:value-type="float">
            <text:p>15.9294</text:p>
          </table:table-cell>
          <table:table-cell office:value-type="float" office:value="10.9432" calcext:value-type="float">
            <text:p>10.9432</text:p>
          </table:table-cell>
          <table:table-cell office:value-type="float" office:value="15.9692" calcext:value-type="float">
            <text:p>15.9692</text:p>
          </table:table-cell>
          <table:table-cell office:value-type="float" office:value="13.9434" calcext:value-type="float">
            <text:p>13.9434</text:p>
          </table:table-cell>
          <table:table-cell office:value-type="float" office:value="12.1832" calcext:value-type="float">
            <text:p>12.1832</text:p>
          </table:table-cell>
          <table:table-cell office:value-type="float" office:value="14.4655" calcext:value-type="float">
            <text:p>14.4655</text:p>
          </table:table-cell>
          <table:table-cell office:value-type="float" office:value="14.4173" calcext:value-type="float">
            <text:p>14.4173</text:p>
          </table:table-cell>
          <table:table-cell table:number-columns-repeated="2" office:value-type="float" office:value="9.6329" calcext:value-type="float">
            <text:p>9.6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5:</text:p>
          </table:table-cell>
          <table:table-cell office:value-type="float" office:value="11.2167" calcext:value-type="float">
            <text:p>11.2167</text:p>
          </table:table-cell>
          <table:table-cell office:value-type="string" calcext:value-type="string">
            <text:p>-</text:p>
          </table:table-cell>
          <table:table-cell office:value-type="float" office:value="11.2167" calcext:value-type="float">
            <text:p>11.2167</text:p>
          </table:table-cell>
          <table:table-cell table:number-columns-repeated="4"/>
          <table:table-cell table:style-name="ce22" office:value-type="string" calcext:value-type="string">
            <text:p>5:</text:p>
          </table:table-cell>
          <table:table-cell office:value-type="float" office:value="2.76123" calcext:value-type="float">
            <text:p>2.76123</text:p>
          </table:table-cell>
          <table:table-cell office:value-type="float" office:value="2.44432" calcext:value-type="float">
            <text:p>2.44432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2.47313" calcext:value-type="float">
            <text:p>2.47313</text:p>
          </table:table-cell>
          <table:table-cell office:value-type="float" office:value="14.2581" calcext:value-type="float">
            <text:p>14.2581</text:p>
          </table:table-cell>
          <table:table-cell office:value-type="float" office:value="0" calcext:value-type="float">
            <text:p>0</text:p>
          </table:table-cell>
          <table:table-cell office:value-type="float" office:value="3.2297" calcext:value-type="float">
            <text:p>3.2297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2.4922" calcext:value-type="float">
            <text:p>2.4922</text:p>
          </table:table-cell>
          <table:table-cell office:value-type="float" office:value="4.04543" calcext:value-type="float">
            <text:p>4.04543</text:p>
          </table:table-cell>
          <table:table-cell office:value-type="float" office:value="2.34611" calcext:value-type="float">
            <text:p>2.34611</text:p>
          </table:table-cell>
          <table:table-cell office:value-type="float" office:value="3.91961" calcext:value-type="float">
            <text:p>3.91961</text:p>
          </table:table-cell>
          <table:table-cell office:value-type="float" office:value="2.95932" calcext:value-type="float">
            <text:p>2.95932</text:p>
          </table:table-cell>
          <table:table-cell office:value-type="float" office:value="1.34435" calcext:value-type="float">
            <text:p>1.34435</text:p>
          </table:table-cell>
          <table:table-cell office:value-type="float" office:value="3.47228" calcext:value-type="float">
            <text:p>3.47228</text:p>
          </table:table-cell>
          <table:table-cell office:value-type="float" office:value="3.17502" calcext:value-type="float">
            <text:p>3.17502</text:p>
          </table:table-cell>
          <table:table-cell office:value-type="float" office:value="3.99717" calcext:value-type="float">
            <text:p>3.99717</text:p>
          </table:table-cell>
          <table:table-cell office:value-type="float" office:value="4.31086" calcext:value-type="float">
            <text:p>4.31086</text:p>
          </table:table-cell>
          <table:table-cell office:value-type="float" office:value="4.60446" calcext:value-type="float">
            <text:p>4.60446</text:p>
          </table:table-cell>
          <table:table-cell office:value-type="float" office:value="2.91895" calcext:value-type="float">
            <text:p>2.91895</text:p>
          </table:table-cell>
          <table:table-cell office:value-type="float" office:value="3.25883" calcext:value-type="float">
            <text:p>3.25883</text:p>
          </table:table-cell>
          <table:table-cell office:value-type="float" office:value="3.20222" calcext:value-type="float">
            <text:p>3.20222</text:p>
          </table:table-cell>
          <table:table-cell office:value-type="float" office:value="3.35954" calcext:value-type="float">
            <text:p>3.35954</text:p>
          </table:table-cell>
          <table:table-cell office:value-type="float" office:value="3.54971" calcext:value-type="float">
            <text:p>3.54971</text:p>
          </table:table-cell>
          <table:table-cell table:number-columns-repeated="2" office:value-type="float" office:value="5.70158" calcext:value-type="float">
            <text:p>5.70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6:</text:p>
          </table:table-cell>
          <table:table-cell office:value-type="float" office:value="9.71667" calcext:value-type="float">
            <text:p>9.71667</text:p>
          </table:table-cell>
          <table:table-cell office:value-type="string" calcext:value-type="string">
            <text:p>-</text:p>
          </table:table-cell>
          <table:table-cell office:value-type="float" office:value="9.71667" calcext:value-type="float">
            <text:p>9.71667</text:p>
          </table:table-cell>
          <table:table-cell table:number-columns-repeated="4"/>
          <table:table-cell table:style-name="ce22" office:value-type="string" calcext:value-type="string">
            <text:p>6:</text:p>
          </table:table-cell>
          <table:table-cell office:value-type="float" office:value="0.614319" calcext:value-type="float">
            <text:p>0.614319</text:p>
          </table:table-cell>
          <table:table-cell office:value-type="float" office:value="0.799589" calcext:value-type="float">
            <text:p>0.799589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.900745" calcext:value-type="float">
            <text:p>0.900745</text:p>
          </table:table-cell>
          <table:table-cell office:value-type="float" office:value="13.7105" calcext:value-type="float">
            <text:p>13.7105</text:p>
          </table:table-cell>
          <table:table-cell office:value-type="float" office:value="3.2297" calcext:value-type="float">
            <text:p>3.2297</text:p>
          </table:table-cell>
          <table:table-cell office:value-type="float" office:value="0" calcext:value-type="float">
            <text:p>0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.891143" calcext:value-type="float">
            <text:p>0.891143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5.51167" calcext:value-type="float">
            <text:p>5.51167</text:p>
          </table:table-cell>
          <table:table-cell office:value-type="float" office:value="3.73389" calcext:value-type="float">
            <text:p>3.73389</text:p>
          </table:table-cell>
          <table:table-cell office:value-type="float" office:value="2.5415" calcext:value-type="float">
            <text:p>2.5415</text:p>
          </table:table-cell>
          <table:table-cell office:value-type="float" office:value="3.31152" calcext:value-type="float">
            <text:p>3.31152</text:p>
          </table:table-cell>
          <table:table-cell office:value-type="float" office:value="6.29719" calcext:value-type="float">
            <text:p>6.29719</text:p>
          </table:table-cell>
          <table:table-cell office:value-type="float" office:value="0.15728" calcext:value-type="float">
            <text:p>0.15728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7.54015" calcext:value-type="float">
            <text:p>7.54015</text:p>
          </table:table-cell>
          <table:table-cell office:value-type="float" office:value="2.78908" calcext:value-type="float">
            <text:p>2.78908</text:p>
          </table:table-cell>
          <table:table-cell office:value-type="float" office:value="2.49264" calcext:value-type="float">
            <text:p>2.49264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5.52127" calcext:value-type="float">
            <text:p>5.52127</text:p>
          </table:table-cell>
          <table:table-cell office:value-type="float" office:value="0.759503" calcext:value-type="float">
            <text:p>0.759503</text:p>
          </table:table-cell>
          <table:table-cell office:value-type="float" office:value="0.759784" calcext:value-type="float">
            <text:p>0.759784</text:p>
          </table:table-cell>
          <table:table-cell table:number-columns-repeated="2" office:value-type="float" office:value="4.13041" calcext:value-type="float">
            <text:p>4.13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7: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-</text:p>
          </table:table-cell>
          <table:table-cell office:value-type="float" office:value="10.85" calcext:value-type="float">
            <text:p>10.85</text:p>
          </table:table-cell>
          <table:table-cell table:number-columns-repeated="4"/>
          <table:table-cell table:style-name="ce22" office:value-type="string" calcext:value-type="string">
            <text:p>7:</text:p>
          </table:table-cell>
          <table:table-cell office:value-type="float" office:value="0.855659" calcext:value-type="float">
            <text:p>0.855659</text:p>
          </table:table-cell>
          <table:table-cell office:value-type="float" office:value="0.496634" calcext:value-type="float">
            <text:p>0.496634</text:p>
          </table:table-cell>
          <table:table-cell office:value-type="float" office:value="0" calcext:value-type="float">
            <text:p>0</text:p>
          </table:table-cell>
          <table:table-cell office:value-type="float" office:value="0.635439" calcext:value-type="float">
            <text:p>0.635439</text:p>
          </table:table-cell>
          <table:table-cell office:value-type="float" office:value="13.841" calcext:value-type="float">
            <text:p>13.841</text:p>
          </table:table-cell>
          <table:table-cell office:value-type="float" office:value="1.96239" calcext:value-type="float">
            <text:p>1.96239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0" calcext:value-type="float">
            <text:p>0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4.2585" calcext:value-type="float">
            <text:p>4.2585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1.6746" calcext:value-type="float">
            <text:p>1.6746</text:p>
          </table:table-cell>
          <table:table-cell table:number-columns-repeated="2" office:value-type="float" office:value="4.54495" calcext:value-type="float">
            <text:p>4.54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8: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-</text:p>
          </table:table-cell>
          <table:table-cell office:value-type="float" office:value="11.4" calcext:value-type="float">
            <text:p>11.4</text:p>
          </table:table-cell>
          <table:table-cell table:number-columns-repeated="4"/>
          <table:table-cell table:style-name="ce22" office:value-type="string" calcext:value-type="string">
            <text:p>8:</text:p>
          </table:table-cell>
          <table:table-cell office:value-type="float" office:value="0.2921" calcext:value-type="float">
            <text:p>0.2921</text:p>
          </table:table-cell>
          <table:table-cell office:value-type="float" office:value="0.568365" calcext:value-type="float">
            <text:p>0.568365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.0208208" calcext:value-type="float">
            <text:p>0.0208208</text:p>
          </table:table-cell>
          <table:table-cell office:value-type="float" office:value="14.2102" calcext:value-type="float">
            <text:p>14.2102</text:p>
          </table:table-cell>
          <table:table-cell office:value-type="float" office:value="2.4922" calcext:value-type="float">
            <text:p>2.4922</text:p>
          </table:table-cell>
          <table:table-cell office:value-type="float" office:value="0.891143" calcext:value-type="float">
            <text:p>0.891143</text:p>
          </table:table-cell>
          <table:table-cell office:value-type="float" office:value="0.656059" calcext:value-type="float">
            <text:p>0.656059</text:p>
          </table:table-cell>
          <table:table-cell office:value-type="float" office:value="0" calcext:value-type="float">
            <text:p>0</text:p>
          </table:table-cell>
          <table:table-cell office:value-type="float" office:value="2.18516" calcext:value-type="float">
            <text:p>2.18516</text:p>
          </table:table-cell>
          <table:table-cell office:value-type="float" office:value="4.82794" calcext:value-type="float">
            <text:p>4.82794</text:p>
          </table:table-cell>
          <table:table-cell office:value-type="float" office:value="3.95004" calcext:value-type="float">
            <text:p>3.95004</text:p>
          </table:table-cell>
          <table:table-cell office:value-type="float" office:value="1.83468" calcext:value-type="float">
            <text:p>1.83468</text:p>
          </table:table-cell>
          <table:table-cell office:value-type="float" office:value="2.42648" calcext:value-type="float">
            <text:p>2.42648</text:p>
          </table:table-cell>
          <table:table-cell office:value-type="float" office:value="5.76758" calcext:value-type="float">
            <text:p>5.76758</text:p>
          </table:table-cell>
          <table:table-cell office:value-type="float" office:value="0.925593" calcext:value-type="float">
            <text:p>0.925593</text:p>
          </table:table-cell>
          <table:table-cell office:value-type="float" office:value="1.50498" calcext:value-type="float">
            <text:p>1.50498</text:p>
          </table:table-cell>
          <table:table-cell office:value-type="float" office:value="6.78399" calcext:value-type="float">
            <text:p>6.78399</text:p>
          </table:table-cell>
          <table:table-cell office:value-type="float" office:value="3.42049" calcext:value-type="float">
            <text:p>3.42049</text:p>
          </table:table-cell>
          <table:table-cell office:value-type="float" office:value="1.78069" calcext:value-type="float">
            <text:p>1.78069</text:p>
          </table:table-cell>
          <table:table-cell office:value-type="float" office:value="0.822473" calcext:value-type="float">
            <text:p>0.822473</text:p>
          </table:table-cell>
          <table:table-cell office:value-type="float" office:value="5.13596" calcext:value-type="float">
            <text:p>5.13596</text:p>
          </table:table-cell>
          <table:table-cell office:value-type="float" office:value="0.879859" calcext:value-type="float">
            <text:p>0.879859</text:p>
          </table:table-cell>
          <table:table-cell office:value-type="float" office:value="1.06063" calcext:value-type="float">
            <text:p>1.06063</text:p>
          </table:table-cell>
          <table:table-cell table:number-columns-repeated="2" office:value-type="float" office:value="4.75516" calcext:value-type="float">
            <text:p>4.75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string" calcext:value-type="string">
            <text:p>9: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-</text:p>
          </table:table-cell>
          <table:table-cell office:value-type="float" office:value="9.35" calcext:value-type="float">
            <text:p>9.35</text:p>
          </table:table-cell>
          <table:table-cell table:number-columns-repeated="4"/>
          <table:table-cell table:style-name="ce22" office:value-type="string" calcext:value-type="string">
            <text:p>9:</text:p>
          </table:table-cell>
          <table:table-cell office:value-type="float" office:value="1.95708" calcext:value-type="float">
            <text:p>1.95708</text:p>
          </table:table-cell>
          <table:table-cell office:value-type="float" office:value="1.79525" calcext:value-type="float">
            <text:p>1.79525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2.18744" calcext:value-type="float">
            <text:p>2.18744</text:p>
          </table:table-cell>
          <table:table-cell office:value-type="float" office:value="12.4471" calcext:value-type="float">
            <text:p>12.4471</text:p>
          </table:table-cell>
          <table:table-cell office:value-type="float" office:value="4.04543" calcext:value-type="float">
            <text:p>4.04543</text:p>
          </table:table-cell>
          <table:table-cell office:value-type="float" office:value="1.38923" calcext:value-type="float">
            <text:p>1.38923</text:p>
          </table:table-cell>
          <table:table-cell office:value-type="float" office:value="2.26143" calcext:value-type="float">
            <text:p>2.26143</text:p>
          </table:table-cell>
          <table:table-cell office:value-type="float" office:value="2.18516" calcext:value-type="float">
            <text:p>2.18516</text:p>
          </table:table-cell>
          <table:table-cell office:value-type="float" office:value="0" calcext:value-type="float">
            <text:p>0</text:p>
          </table:table-cell>
          <table:table-cell office:value-type="float" office:value="6.10898" calcext:value-type="float">
            <text:p>6.10898</text:p>
          </table:table-cell>
          <table:table-cell office:value-type="float" office:value="2.99822" calcext:value-type="float">
            <text:p>2.99822</text:p>
          </table:table-cell>
          <table:table-cell office:value-type="float" office:value="3.92934" calcext:value-type="float">
            <text:p>3.92934</text:p>
          </table:table-cell>
          <table:table-cell office:value-type="float" office:value="4.46801" calcext:value-type="float">
            <text:p>4.46801</text:p>
          </table:table-cell>
          <table:table-cell office:value-type="float" office:value="6.58242" calcext:value-type="float">
            <text:p>6.58242</text:p>
          </table:table-cell>
          <table:table-cell office:value-type="float" office:value="1.28966" calcext:value-type="float">
            <text:p>1.28966</text:p>
          </table:table-cell>
          <table:table-cell office:value-type="float" office:value="1.95263" calcext:value-type="float">
            <text:p>1.95263</text:p>
          </table:table-cell>
          <table:table-cell office:value-type="float" office:value="8.24053" calcext:value-type="float">
            <text:p>8.24053</text:p>
          </table:table-cell>
          <table:table-cell office:value-type="float" office:value="1.51529" calcext:value-type="float">
            <text:p>1.51529</text:p>
          </table:table-cell>
          <table:table-cell office:value-type="float" office:value="3.87991" calcext:value-type="float">
            <text:p>3.87991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5.59357" calcext:value-type="float">
            <text:p>5.59357</text:p>
          </table:table-cell>
          <table:table-cell office:value-type="float" office:value="2.08296" calcext:value-type="float">
            <text:p>2.08296</text:p>
          </table:table-cell>
          <table:table-cell office:value-type="float" office:value="1.99714" calcext:value-type="float">
            <text:p>1.99714</text:p>
          </table:table-cell>
          <table:table-cell table:number-columns-repeated="2" office:value-type="float" office:value="2.81787" calcext:value-type="float">
            <text:p>2.81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0:</text:p>
          </table:table-cell>
          <table:table-cell office:value-type="float" office:value="5.08806" calcext:value-type="float">
            <text:p>5.08806</text:p>
          </table:table-cell>
          <table:table-cell office:value-type="float" office:value="4.71264" calcext:value-type="float">
            <text:p>4.71264</text:p>
          </table:table-cell>
          <table:table-cell office:value-type="float" office:value="4.2585" calcext:value-type="float">
            <text:p>4.2585</text:p>
          </table:table-cell>
          <table:table-cell office:value-type="float" office:value="4.80837" calcext:value-type="float">
            <text:p>4.80837</text:p>
          </table:table-cell>
          <table:table-cell office:value-type="float" office:value="14.3936" calcext:value-type="float">
            <text:p>14.3936</text:p>
          </table:table-cell>
          <table:table-cell office:value-type="float" office:value="2.34611" calcext:value-type="float">
            <text:p>2.34611</text:p>
          </table:table-cell>
          <table:table-cell office:value-type="float" office:value="5.51167" calcext:value-type="float">
            <text:p>5.51167</text:p>
          </table:table-cell>
          <table:table-cell office:value-type="float" office:value="4.2585" calcext:value-type="float">
            <text:p>4.2585</text:p>
          </table:table-cell>
          <table:table-cell office:value-type="float" office:value="4.82794" calcext:value-type="float">
            <text:p>4.82794</text:p>
          </table:table-cell>
          <table:table-cell office:value-type="float" office:value="6.10898" calcext:value-type="float">
            <text:p>6.10898</text:p>
          </table:table-cell>
          <table:table-cell office:value-type="float" office:value="0" calcext:value-type="float">
            <text:p>0</text:p>
          </table:table-cell>
          <table:table-cell office:value-type="float" office:value="4.91462" calcext:value-type="float">
            <text:p>4.91462</text:p>
          </table:table-cell>
          <table:table-cell office:value-type="float" office:value="5.11963" calcext:value-type="float">
            <text:p>5.11963</text:p>
          </table:table-cell>
          <table:table-cell office:value-type="float" office:value="3.17508" calcext:value-type="float">
            <text:p>3.17508</text:p>
          </table:table-cell>
          <table:table-cell office:value-type="float" office:value="1.58163" calcext:value-type="float">
            <text:p>1.58163</text:p>
          </table:table-cell>
          <table:table-cell office:value-type="float" office:value="5.43701" calcext:value-type="float">
            <text:p>5.43701</text:p>
          </table:table-cell>
          <table:table-cell office:value-type="float" office:value="6.33087" calcext:value-type="float">
            <text:p>6.33087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6.26999" calcext:value-type="float">
            <text:p>6.26999</text:p>
          </table:table-cell>
          <table:table-cell office:value-type="float" office:value="5.08923" calcext:value-type="float">
            <text:p>5.08923</text:p>
          </table:table-cell>
          <table:table-cell office:value-type="float" office:value="5.56713" calcext:value-type="float">
            <text:p>5.56713</text:p>
          </table:table-cell>
          <table:table-cell office:value-type="float" office:value="2.22898" calcext:value-type="float">
            <text:p>2.22898</text:p>
          </table:table-cell>
          <table:table-cell office:value-type="float" office:value="5.70123" calcext:value-type="float">
            <text:p>5.70123</text:p>
          </table:table-cell>
          <table:table-cell office:value-type="float" office:value="5.88823" calcext:value-type="float">
            <text:p>5.88823</text:p>
          </table:table-cell>
          <table:table-cell table:number-columns-repeated="2" office:value-type="float" office:value="7.08284" calcext:value-type="float">
            <text:p>7.08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1:</text:p>
          </table:table-cell>
          <table:table-cell office:value-type="float" office:value="3.93498" calcext:value-type="float">
            <text:p>3.93498</text:p>
          </table:table-cell>
          <table:table-cell office:value-type="float" office:value="3.38771" calcext:value-type="float">
            <text:p>3.38771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3.93594" calcext:value-type="float">
            <text:p>3.93594</text:p>
          </table:table-cell>
          <table:table-cell office:value-type="float" office:value="10.4498" calcext:value-type="float">
            <text:p>10.4498</text:p>
          </table:table-cell>
          <table:table-cell office:value-type="float" office:value="3.91961" calcext:value-type="float">
            <text:p>3.91961</text:p>
          </table:table-cell>
          <table:table-cell office:value-type="float" office:value="3.73389" calcext:value-type="float">
            <text:p>3.73389</text:p>
          </table:table-cell>
          <table:table-cell office:value-type="float" office:value="3.46861" calcext:value-type="float">
            <text:p>3.46861</text:p>
          </table:table-cell>
          <table:table-cell office:value-type="float" office:value="3.95004" calcext:value-type="float">
            <text:p>3.95004</text:p>
          </table:table-cell>
          <table:table-cell office:value-type="float" office:value="2.99822" calcext:value-type="float">
            <text:p>2.99822</text:p>
          </table:table-cell>
          <table:table-cell office:value-type="float" office:value="4.91462" calcext:value-type="float">
            <text:p>4.91462</text:p>
          </table:table-cell>
          <table:table-cell office:value-type="float" office:value="0" calcext:value-type="float">
            <text:p>0</text:p>
          </table:table-cell>
          <table:table-cell office:value-type="float" office:value="5.67294" calcext:value-type="float">
            <text:p>5.67294</text:p>
          </table:table-cell>
          <table:table-cell office:value-type="float" office:value="5.06557" calcext:value-type="float">
            <text:p>5.06557</text:p>
          </table:table-cell>
          <table:table-cell office:value-type="float" office:value="4.65764" calcext:value-type="float">
            <text:p>4.65764</text:p>
          </table:table-cell>
          <table:table-cell office:value-type="float" office:value="3.57661" calcext:value-type="float">
            <text:p>3.57661</text:p>
          </table:table-cell>
          <table:table-cell office:value-type="float" office:value="4.6696" calcext:value-type="float">
            <text:p>4.6696</text:p>
          </table:table-cell>
          <table:table-cell office:value-type="float" office:value="7.00953" calcext:value-type="float">
            <text:p>7.00953</text:p>
          </table:table-cell>
          <table:table-cell office:value-type="float" office:value="1.99007" calcext:value-type="float">
            <text:p>1.99007</text:p>
          </table:table-cell>
          <table:table-cell office:value-type="float" office:value="5.61735" calcext:value-type="float">
            <text:p>5.61735</text:p>
          </table:table-cell>
          <table:table-cell office:value-type="float" office:value="3.9596" calcext:value-type="float">
            <text:p>3.9596</text:p>
          </table:table-cell>
          <table:table-cell office:value-type="float" office:value="3.41317" calcext:value-type="float">
            <text:p>3.41317</text:p>
          </table:table-cell>
          <table:table-cell office:value-type="float" office:value="4.46003" calcext:value-type="float">
            <text:p>4.46003</text:p>
          </table:table-cell>
          <table:table-cell office:value-type="float" office:value="4.49281" calcext:value-type="float">
            <text:p>4.49281</text:p>
          </table:table-cell>
          <table:table-cell table:number-columns-repeated="2" office:value-type="float" office:value="2.25102" calcext:value-type="float">
            <text:p>2.25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2:</text:p>
          </table:table-cell>
          <table:table-cell office:value-type="float" office:value="1.99413" calcext:value-type="float">
            <text:p>1.99413</text:p>
          </table:table-cell>
          <table:table-cell office:value-type="float" office:value="2.38504" calcext:value-type="float">
            <text:p>2.38504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1.84137" calcext:value-type="float">
            <text:p>1.84137</text:p>
          </table:table-cell>
          <table:table-cell office:value-type="float" office:value="16.0246" calcext:value-type="float">
            <text:p>16.0246</text:p>
          </table:table-cell>
          <table:table-cell office:value-type="float" office:value="2.95932" calcext:value-type="float">
            <text:p>2.95932</text:p>
          </table:table-cell>
          <table:table-cell office:value-type="float" office:value="2.5415" calcext:value-type="float">
            <text:p>2.5415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1.83468" calcext:value-type="float">
            <text:p>1.83468</text:p>
          </table:table-cell>
          <table:table-cell office:value-type="float" office:value="3.92934" calcext:value-type="float">
            <text:p>3.92934</text:p>
          </table:table-cell>
          <table:table-cell office:value-type="float" office:value="5.11963" calcext:value-type="float">
            <text:p>5.11963</text:p>
          </table:table-cell>
          <table:table-cell office:value-type="float" office:value="5.67294" calcext:value-type="float">
            <text:p>5.67294</text:p>
          </table:table-cell>
          <table:table-cell office:value-type="float" office:value="0" calcext:value-type="float">
            <text:p>0</text:p>
          </table:table-cell>
          <table:table-cell office:value-type="float" office:value="1.97908" calcext:value-type="float">
            <text:p>1.97908</text:p>
          </table:table-cell>
          <table:table-cell office:value-type="float" office:value="6.41528" calcext:value-type="float">
            <text:p>6.41528</text:p>
          </table:table-cell>
          <table:table-cell office:value-type="float" office:value="2.64258" calcext:value-type="float">
            <text:p>2.64258</text:p>
          </table:table-cell>
          <table:table-cell office:value-type="float" office:value="2.47089" calcext:value-type="float">
            <text:p>2.47089</text:p>
          </table:table-cell>
          <table:table-cell office:value-type="float" office:value="6.68799" calcext:value-type="float">
            <text:p>6.68799</text:p>
          </table:table-cell>
          <table:table-cell office:value-type="float" office:value="5.24865" calcext:value-type="float">
            <text:p>5.24865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2.352" calcext:value-type="float">
            <text:p>2.352</text:p>
          </table:table-cell>
          <table:table-cell office:value-type="float" office:value="6.11905" calcext:value-type="float">
            <text:p>6.11905</text:p>
          </table:table-cell>
          <table:table-cell office:value-type="float" office:value="1.94848" calcext:value-type="float">
            <text:p>1.94848</text:p>
          </table:table-cell>
          <table:table-cell office:value-type="float" office:value="2.11752" calcext:value-type="float">
            <text:p>2.11752</text:p>
          </table:table-cell>
          <table:table-cell table:number-columns-repeated="2" office:value-type="float" office:value="6.58692" calcext:value-type="float">
            <text:p>6.58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3:</text:p>
          </table:table-cell>
          <table:table-cell office:value-type="float" office:value="2.71636" calcext:value-type="float">
            <text:p>2.71636</text:p>
          </table:table-cell>
          <table:table-cell office:value-type="float" office:value="2.67726" calcext:value-type="float">
            <text:p>2.67726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2.41469" calcext:value-type="float">
            <text:p>2.41469</text:p>
          </table:table-cell>
          <table:table-cell office:value-type="float" office:value="15.49" calcext:value-type="float">
            <text:p>15.49</text:p>
          </table:table-cell>
          <table:table-cell office:value-type="float" office:value="1.34435" calcext:value-type="float">
            <text:p>1.34435</text:p>
          </table:table-cell>
          <table:table-cell office:value-type="float" office:value="3.31152" calcext:value-type="float">
            <text:p>3.31152</text:p>
          </table:table-cell>
          <table:table-cell office:value-type="float" office:value="2.20867" calcext:value-type="float">
            <text:p>2.20867</text:p>
          </table:table-cell>
          <table:table-cell office:value-type="float" office:value="2.42648" calcext:value-type="float">
            <text:p>2.42648</text:p>
          </table:table-cell>
          <table:table-cell office:value-type="float" office:value="4.46801" calcext:value-type="float">
            <text:p>4.46801</text:p>
          </table:table-cell>
          <table:table-cell office:value-type="float" office:value="3.17508" calcext:value-type="float">
            <text:p>3.17508</text:p>
          </table:table-cell>
          <table:table-cell office:value-type="float" office:value="5.06557" calcext:value-type="float">
            <text:p>5.06557</text:p>
          </table:table-cell>
          <table:table-cell office:value-type="float" office:value="1.97908" calcext:value-type="float">
            <text:p>1.97908</text:p>
          </table:table-cell>
          <table:table-cell office:value-type="float" office:value="0" calcext:value-type="float">
            <text:p>0</text:p>
          </table:table-cell>
          <table:table-cell office:value-type="float" office:value="4.56664" calcext:value-type="float">
            <text:p>4.56664</text:p>
          </table:table-cell>
          <table:table-cell office:value-type="float" office:value="3.32078" calcext:value-type="float">
            <text:p>3.32078</text:p>
          </table:table-cell>
          <table:table-cell office:value-type="float" office:value="3.78857" calcext:value-type="float">
            <text:p>3.78857</text:p>
          </table:table-cell>
          <table:table-cell office:value-type="float" office:value="4.72548" calcext:value-type="float">
            <text:p>4.72548</text:p>
          </table:table-cell>
          <table:table-cell office:value-type="float" office:value="5.37299" calcext:value-type="float">
            <text:p>5.37299</text:p>
          </table:table-cell>
          <table:table-cell office:value-type="float" office:value="1.95626" calcext:value-type="float">
            <text:p>1.95626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4.48993" calcext:value-type="float">
            <text:p>4.48993</text:p>
          </table:table-cell>
          <table:table-cell office:value-type="float" office:value="3.12856" calcext:value-type="float">
            <text:p>3.12856</text:p>
          </table:table-cell>
          <table:table-cell office:value-type="float" office:value="3.33573" calcext:value-type="float">
            <text:p>3.33573</text:p>
          </table:table-cell>
          <table:table-cell table:number-columns-repeated="2" office:value-type="float" office:value="6.5975" calcext:value-type="float">
            <text:p>6.5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4:</text:p>
          </table:table-cell>
          <table:table-cell office:value-type="float" office:value="5.98887" calcext:value-type="float">
            <text:p>5.98887</text:p>
          </table:table-cell>
          <table:table-cell office:value-type="float" office:value="5.51561" calcext:value-type="float">
            <text:p>5.51561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5.74688" calcext:value-type="float">
            <text:p>5.74688</text:p>
          </table:table-cell>
          <table:table-cell office:value-type="float" office:value="13.2421" calcext:value-type="float">
            <text:p>13.2421</text:p>
          </table:table-cell>
          <table:table-cell office:value-type="float" office:value="3.47228" calcext:value-type="float">
            <text:p>3.47228</text:p>
          </table:table-cell>
          <table:table-cell office:value-type="float" office:value="6.29719" calcext:value-type="float">
            <text:p>6.29719</text:p>
          </table:table-cell>
          <table:table-cell office:value-type="float" office:value="5.13326" calcext:value-type="float">
            <text:p>5.13326</text:p>
          </table:table-cell>
          <table:table-cell office:value-type="float" office:value="5.76758" calcext:value-type="float">
            <text:p>5.76758</text:p>
          </table:table-cell>
          <table:table-cell office:value-type="float" office:value="6.58242" calcext:value-type="float">
            <text:p>6.58242</text:p>
          </table:table-cell>
          <table:table-cell office:value-type="float" office:value="1.58163" calcext:value-type="float">
            <text:p>1.58163</text:p>
          </table:table-cell>
          <table:table-cell office:value-type="float" office:value="4.65764" calcext:value-type="float">
            <text:p>4.65764</text:p>
          </table:table-cell>
          <table:table-cell office:value-type="float" office:value="6.41528" calcext:value-type="float">
            <text:p>6.41528</text:p>
          </table:table-cell>
          <table:table-cell office:value-type="float" office:value="4.56664" calcext:value-type="float">
            <text:p>4.56664</text:p>
          </table:table-cell>
          <table:table-cell office:value-type="float" office:value="0" calcext:value-type="float">
            <text:p>0</text:p>
          </table:table-cell>
          <table:table-cell office:value-type="float" office:value="6.19214" calcext:value-type="float">
            <text:p>6.19214</text:p>
          </table:table-cell>
          <table:table-cell office:value-type="float" office:value="7.21854" calcext:value-type="float">
            <text:p>7.21854</text:p>
          </table:table-cell>
          <table:table-cell office:value-type="float" office:value="2.70653" calcext:value-type="float">
            <text:p>2.70653</text:p>
          </table:table-cell>
          <table:table-cell office:value-type="float" office:value="6.37135" calcext:value-type="float">
            <text:p>6.37135</text:p>
          </table:table-cell>
          <table:table-cell office:value-type="float" office:value="6.37785" calcext:value-type="float">
            <text:p>6.37785</text:p>
          </table:table-cell>
          <table:table-cell office:value-type="float" office:value="6.40321" calcext:value-type="float">
            <text:p>6.40321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6.64292" calcext:value-type="float">
            <text:p>6.64292</text:p>
          </table:table-cell>
          <table:table-cell office:value-type="float" office:value="6.80782" calcext:value-type="float">
            <text:p>6.80782</text:p>
          </table:table-cell>
          <table:table-cell table:number-columns-repeated="2" office:value-type="float" office:value="6.90866" calcext:value-type="float">
            <text:p>6.90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5:</text:p>
          </table:table-cell>
          <table:table-cell office:value-type="float" office:value="0.672374" calcext:value-type="float">
            <text:p>0.672374</text:p>
          </table:table-cell>
          <table:table-cell office:value-type="float" office:value="0.730987" calcext:value-type="float">
            <text:p>0.730987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0.931955" calcext:value-type="float">
            <text:p>0.931955</text:p>
          </table:table-cell>
          <table:table-cell office:value-type="float" office:value="13.5679" calcext:value-type="float">
            <text:p>13.5679</text:p>
          </table:table-cell>
          <table:table-cell office:value-type="float" office:value="3.17502" calcext:value-type="float">
            <text:p>3.17502</text:p>
          </table:table-cell>
          <table:table-cell office:value-type="float" office:value="0.15728" calcext:value-type="float">
            <text:p>0.15728</text:p>
          </table:table-cell>
          <table:table-cell office:value-type="float" office:value="1.21839" calcext:value-type="float">
            <text:p>1.21839</text:p>
          </table:table-cell>
          <table:table-cell office:value-type="float" office:value="0.925593" calcext:value-type="float">
            <text:p>0.925593</text:p>
          </table:table-cell>
          <table:table-cell office:value-type="float" office:value="1.28966" calcext:value-type="float">
            <text:p>1.28966</text:p>
          </table:table-cell>
          <table:table-cell office:value-type="float" office:value="5.43701" calcext:value-type="float">
            <text:p>5.43701</text:p>
          </table:table-cell>
          <table:table-cell office:value-type="float" office:value="3.57661" calcext:value-type="float">
            <text:p>3.57661</text:p>
          </table:table-cell>
          <table:table-cell office:value-type="float" office:value="2.64258" calcext:value-type="float">
            <text:p>2.64258</text:p>
          </table:table-cell>
          <table:table-cell office:value-type="float" office:value="3.32078" calcext:value-type="float">
            <text:p>3.32078</text:p>
          </table:table-cell>
          <table:table-cell office:value-type="float" office:value="6.19214" calcext:value-type="float">
            <text:p>6.19214</text:p>
          </table:table-cell>
          <table:table-cell office:value-type="float" office:value="0" calcext:value-type="float">
            <text:p>0</text:p>
          </table:table-cell>
          <table:table-cell office:value-type="float" office:value="1.14462" calcext:value-type="float">
            <text:p>1.14462</text:p>
          </table:table-cell>
          <table:table-cell office:value-type="float" office:value="7.48176" calcext:value-type="float">
            <text:p>7.48176</text:p>
          </table:table-cell>
          <table:table-cell office:value-type="float" office:value="2.65582" calcext:value-type="float">
            <text:p>2.65582</text:p>
          </table:table-cell>
          <table:table-cell office:value-type="float" office:value="2.59251" calcext:value-type="float">
            <text:p>2.59251</text:p>
          </table:table-cell>
          <table:table-cell office:value-type="float" office:value="0.388591" calcext:value-type="float">
            <text:p>0.388591</text:p>
          </table:table-cell>
          <table:table-cell office:value-type="float" office:value="5.39756" calcext:value-type="float">
            <text:p>5.39756</text:p>
          </table:table-cell>
          <table:table-cell office:value-type="float" office:value="0.910096" calcext:value-type="float">
            <text:p>0.910096</text:p>
          </table:table-cell>
          <table:table-cell office:value-type="float" office:value="0.916916" calcext:value-type="float">
            <text:p>0.916916</text:p>
          </table:table-cell>
          <table:table-cell table:number-columns-repeated="2" office:value-type="float" office:value="3.99865" calcext:value-type="float">
            <text:p>3.99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string" calcext:value-type="string">
            <text:p>1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16:</text:p>
          </table:table-cell>
          <table:table-cell office:value-type="float" office:value="1.24487" calcext:value-type="float">
            <text:p>1.24487</text:p>
          </table:table-cell>
          <table:table-cell office:value-type="float" office:value="1.71234" calcext:value-type="float">
            <text:p>1.71234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1.52412" calcext:value-type="float">
            <text:p>1.52412</text:p>
          </table:table-cell>
          <table:table-cell office:value-type="float" office:value="14.3973" calcext:value-type="float">
            <text:p>14.3973</text:p>
          </table:table-cell>
          <table:table-cell office:value-type="float" office:value="3.99717" calcext:value-type="float">
            <text:p>3.99717</text:p>
          </table:table-cell>
          <table:table-cell office:value-type="float" office:value="0.99839" calcext:value-type="float">
            <text:p>0.99839</text:p>
          </table:table-cell>
          <table:table-cell office:value-type="float" office:value="2.09388" calcext:value-type="float">
            <text:p>2.09388</text:p>
          </table:table-cell>
          <table:table-cell office:value-type="float" office:value="1.50498" calcext:value-type="float">
            <text:p>1.50498</text:p>
          </table:table-cell>
          <table:table-cell office:value-type="float" office:value="1.95263" calcext:value-type="float">
            <text:p>1.95263</text:p>
          </table:table-cell>
          <table:table-cell office:value-type="float" office:value="6.33087" calcext:value-type="float">
            <text:p>6.33087</text:p>
          </table:table-cell>
          <table:table-cell office:value-type="float" office:value="4.6696" calcext:value-type="float">
            <text:p>4.6696</text:p>
          </table:table-cell>
          <table:table-cell office:value-type="float" office:value="2.47089" calcext:value-type="float">
            <text:p>2.47089</text:p>
          </table:table-cell>
          <table:table-cell office:value-type="float" office:value="3.78857" calcext:value-type="float">
            <text:p>3.78857</text:p>
          </table:table-cell>
          <table:table-cell office:value-type="float" office:value="7.21854" calcext:value-type="float">
            <text:p>7.21854</text:p>
          </table:table-cell>
          <table:table-cell office:value-type="float" office:value="1.14462" calcext:value-type="float">
            <text:p>1.14462</text:p>
          </table:table-cell>
          <table:table-cell office:value-type="float" office:value="0" calcext:value-type="float">
            <text:p>0</text:p>
          </table:table-cell>
          <table:table-cell office:value-type="float" office:value="8.28253" calcext:value-type="float">
            <text:p>8.28253</text:p>
          </table:table-cell>
          <table:table-cell office:value-type="float" office:value="3.46636" calcext:value-type="float">
            <text:p>3.46636</text:p>
          </table:table-cell>
          <table:table-cell office:value-type="float" office:value="2.43643" calcext:value-type="float">
            <text:p>2.43643</text:p>
          </table:table-cell>
          <table:table-cell office:value-type="float" office:value="0.831461" calcext:value-type="float">
            <text:p>0.831461</text:p>
          </table:table-cell>
          <table:table-cell office:value-type="float" office:value="6.49298" calcext:value-type="float">
            <text:p>6.49298</text:p>
          </table:table-cell>
          <table:table-cell office:value-type="float" office:value="0.663145" calcext:value-type="float">
            <text:p>0.663145</text:p>
          </table:table-cell>
          <table:table-cell office:value-type="float" office:value="0.457985" calcext:value-type="float">
            <text:p>0.457985</text:p>
          </table:table-cell>
          <table:table-cell table:number-columns-repeated="2" office:value-type="float" office:value="4.76486" calcext:value-type="float">
            <text:p>4.76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1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17:</text:p>
          </table:table-cell>
          <table:table-cell office:value-type="float" office:value="7.06152" calcext:value-type="float">
            <text:p>7.06152</text:p>
          </table:table-cell>
          <table:table-cell office:value-type="float" office:value="6.75085" calcext:value-type="float">
            <text:p>6.75085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6.76583" calcext:value-type="float">
            <text:p>6.76583</text:p>
          </table:table-cell>
          <table:table-cell office:value-type="float" office:value="15.9294" calcext:value-type="float">
            <text:p>15.9294</text:p>
          </table:table-cell>
          <table:table-cell office:value-type="float" office:value="4.31086" calcext:value-type="float">
            <text:p>4.31086</text:p>
          </table:table-cell>
          <table:table-cell office:value-type="float" office:value="7.54015" calcext:value-type="float">
            <text:p>7.54015</text:p>
          </table:table-cell>
          <table:table-cell office:value-type="float" office:value="6.27299" calcext:value-type="float">
            <text:p>6.27299</text:p>
          </table:table-cell>
          <table:table-cell office:value-type="float" office:value="6.78399" calcext:value-type="float">
            <text:p>6.78399</text:p>
          </table:table-cell>
          <table:table-cell office:value-type="float" office:value="8.24053" calcext:value-type="float">
            <text:p>8.24053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7.00953" calcext:value-type="float">
            <text:p>7.00953</text:p>
          </table:table-cell>
          <table:table-cell office:value-type="float" office:value="6.68799" calcext:value-type="float">
            <text:p>6.68799</text:p>
          </table:table-cell>
          <table:table-cell office:value-type="float" office:value="4.72548" calcext:value-type="float">
            <text:p>4.72548</text:p>
          </table:table-cell>
          <table:table-cell office:value-type="float" office:value="2.70653" calcext:value-type="float">
            <text:p>2.70653</text:p>
          </table:table-cell>
          <table:table-cell office:value-type="float" office:value="7.48176" calcext:value-type="float">
            <text:p>7.48176</text:p>
          </table:table-cell>
          <table:table-cell office:value-type="float" office:value="8.28253" calcext:value-type="float">
            <text:p>8.28253</text:p>
          </table:table-cell>
          <table:table-cell office:value-type="float" office:value="0" calcext:value-type="float">
            <text:p>0</text:p>
          </table:table-cell>
          <table:table-cell office:value-type="float" office:value="8.433" calcext:value-type="float">
            <text:p>8.433</text:p>
          </table:table-cell>
          <table:table-cell office:value-type="float" office:value="6.67034" calcext:value-type="float">
            <text:p>6.67034</text:p>
          </table:table-cell>
          <table:table-cell office:value-type="float" office:value="7.56729" calcext:value-type="float">
            <text:p>7.56729</text:p>
          </table:table-cell>
          <table:table-cell office:value-type="float" office:value="3.9049" calcext:value-type="float">
            <text:p>3.9049</text:p>
          </table:table-cell>
          <table:table-cell office:value-type="float" office:value="7.63015" calcext:value-type="float">
            <text:p>7.63015</text:p>
          </table:table-cell>
          <table:table-cell office:value-type="float" office:value="7.82808" calcext:value-type="float">
            <text:p>7.82808</text:p>
          </table:table-cell>
          <table:table-cell table:number-columns-repeated="2" office:value-type="float" office:value="9.21347" calcext:value-type="float">
            <text:p>9.21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18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18:</text:p>
          </table:table-cell>
          <table:table-cell office:value-type="float" office:value="3.26031" calcext:value-type="float">
            <text:p>3.26031</text:p>
          </table:table-cell>
          <table:table-cell office:value-type="float" office:value="2.90362" calcext:value-type="float">
            <text:p>2.90362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3.41606" calcext:value-type="float">
            <text:p>3.41606</text:p>
          </table:table-cell>
          <table:table-cell office:value-type="float" office:value="10.9432" calcext:value-type="float">
            <text:p>10.9432</text:p>
          </table:table-cell>
          <table:table-cell office:value-type="float" office:value="4.60446" calcext:value-type="float">
            <text:p>4.60446</text:p>
          </table:table-cell>
          <table:table-cell office:value-type="float" office:value="2.78908" calcext:value-type="float">
            <text:p>2.78908</text:p>
          </table:table-cell>
          <table:table-cell office:value-type="float" office:value="3.25168" calcext:value-type="float">
            <text:p>3.25168</text:p>
          </table:table-cell>
          <table:table-cell office:value-type="float" office:value="3.42049" calcext:value-type="float">
            <text:p>3.42049</text:p>
          </table:table-cell>
          <table:table-cell office:value-type="float" office:value="1.51529" calcext:value-type="float">
            <text:p>1.51529</text:p>
          </table:table-cell>
          <table:table-cell office:value-type="float" office:value="6.26999" calcext:value-type="float">
            <text:p>6.26999</text:p>
          </table:table-cell>
          <table:table-cell office:value-type="float" office:value="1.99007" calcext:value-type="float">
            <text:p>1.99007</text:p>
          </table:table-cell>
          <table:table-cell office:value-type="float" office:value="5.24865" calcext:value-type="float">
            <text:p>5.24865</text:p>
          </table:table-cell>
          <table:table-cell office:value-type="float" office:value="5.37299" calcext:value-type="float">
            <text:p>5.37299</text:p>
          </table:table-cell>
          <table:table-cell office:value-type="float" office:value="6.37135" calcext:value-type="float">
            <text:p>6.37135</text:p>
          </table:table-cell>
          <table:table-cell office:value-type="float" office:value="2.65582" calcext:value-type="float">
            <text:p>2.65582</text:p>
          </table:table-cell>
          <table:table-cell office:value-type="float" office:value="3.46636" calcext:value-type="float">
            <text:p>3.46636</text:p>
          </table:table-cell>
          <table:table-cell office:value-type="float" office:value="8.433" calcext:value-type="float">
            <text:p>8.433</text:p>
          </table:table-cell>
          <table:table-cell office:value-type="float" office:value="0" calcext:value-type="float">
            <text:p>0</text:p>
          </table:table-cell>
          <table:table-cell office:value-type="float" office:value="5.19568" calcext:value-type="float">
            <text:p>5.19568</text:p>
          </table:table-cell>
          <table:table-cell office:value-type="float" office:value="3.01733" calcext:value-type="float">
            <text:p>3.01733</text:p>
          </table:table-cell>
          <table:table-cell office:value-type="float" office:value="5.21029" calcext:value-type="float">
            <text:p>5.21029</text:p>
          </table:table-cell>
          <table:table-cell office:value-type="float" office:value="3.53369" calcext:value-type="float">
            <text:p>3.53369</text:p>
          </table:table-cell>
          <table:table-cell office:value-type="float" office:value="3.47581" calcext:value-type="float">
            <text:p>3.47581</text:p>
          </table:table-cell>
          <table:table-cell table:number-columns-repeated="2" office:value-type="float" office:value="1.34347" calcext:value-type="float">
            <text:p>1.34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19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19:</text:p>
          </table:table-cell>
          <table:table-cell office:value-type="float" office:value="1.94234" calcext:value-type="float">
            <text:p>1.94234</text:p>
          </table:table-cell>
          <table:table-cell office:value-type="float" office:value="2.33024" calcext:value-type="float">
            <text:p>2.33024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78724" calcext:value-type="float">
            <text:p>1.78724</text:p>
          </table:table-cell>
          <table:table-cell office:value-type="float" office:value="15.9692" calcext:value-type="float">
            <text:p>15.9692</text:p>
          </table:table-cell>
          <table:table-cell office:value-type="float" office:value="2.91895" calcext:value-type="float">
            <text:p>2.91895</text:p>
          </table:table-cell>
          <table:table-cell office:value-type="float" office:value="2.49264" calcext:value-type="float">
            <text:p>2.49264</text:p>
          </table:table-cell>
          <table:table-cell office:value-type="float" office:value="2.14943" calcext:value-type="float">
            <text:p>2.14943</text:p>
          </table:table-cell>
          <table:table-cell office:value-type="float" office:value="1.78069" calcext:value-type="float">
            <text:p>1.78069</text:p>
          </table:table-cell>
          <table:table-cell office:value-type="float" office:value="3.87991" calcext:value-type="float">
            <text:p>3.87991</text:p>
          </table:table-cell>
          <table:table-cell office:value-type="float" office:value="5.08923" calcext:value-type="float">
            <text:p>5.08923</text:p>
          </table:table-cell>
          <table:table-cell office:value-type="float" office:value="5.61735" calcext:value-type="float">
            <text:p>5.61735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1.95626" calcext:value-type="float">
            <text:p>1.95626</text:p>
          </table:table-cell>
          <table:table-cell office:value-type="float" office:value="6.37785" calcext:value-type="float">
            <text:p>6.37785</text:p>
          </table:table-cell>
          <table:table-cell office:value-type="float" office:value="2.59251" calcext:value-type="float">
            <text:p>2.59251</text:p>
          </table:table-cell>
          <table:table-cell office:value-type="float" office:value="2.43643" calcext:value-type="float">
            <text:p>2.43643</text:p>
          </table:table-cell>
          <table:table-cell office:value-type="float" office:value="6.67034" calcext:value-type="float">
            <text:p>6.67034</text:p>
          </table:table-cell>
          <table:table-cell office:value-type="float" office:value="5.19568" calcext:value-type="float">
            <text:p>5.19568</text:p>
          </table:table-cell>
          <table:table-cell office:value-type="float" office:value="0" calcext:value-type="float">
            <text:p>0</text:p>
          </table:table-cell>
          <table:table-cell office:value-type="float" office:value="2.30477" calcext:value-type="float">
            <text:p>2.30477</text:p>
          </table:table-cell>
          <table:table-cell office:value-type="float" office:value="6.07418" calcext:value-type="float">
            <text:p>6.07418</text:p>
          </table:table-cell>
          <table:table-cell office:value-type="float" office:value="1.90653" calcext:value-type="float">
            <text:p>1.90653</text:p>
          </table:table-cell>
          <table:table-cell office:value-type="float" office:value="2.07779" calcext:value-type="float">
            <text:p>2.07779</text:p>
          </table:table-cell>
          <table:table-cell table:number-columns-repeated="2" office:value-type="float" office:value="6.5336" calcext:value-type="float">
            <text:p>6.5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0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0:</text:p>
          </table:table-cell>
          <table:table-cell office:value-type="float" office:value="0.530376" calcext:value-type="float">
            <text:p>0.530376</text:p>
          </table:table-cell>
          <table:table-cell office:value-type="float" office:value="0.887987" calcext:value-type="float">
            <text:p>0.887987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0.836541" calcext:value-type="float">
            <text:p>0.836541</text:p>
          </table:table-cell>
          <table:table-cell office:value-type="float" office:value="13.9434" calcext:value-type="float">
            <text:p>13.9434</text:p>
          </table:table-cell>
          <table:table-cell office:value-type="float" office:value="3.25883" calcext:value-type="float">
            <text:p>3.25883</text:p>
          </table:table-cell>
          <table:table-cell office:value-type="float" office:value="0.235265" calcext:value-type="float">
            <text:p>0.235265</text:p>
          </table:table-cell>
          <table:table-cell office:value-type="float" office:value="1.30868" calcext:value-type="float">
            <text:p>1.30868</text:p>
          </table:table-cell>
          <table:table-cell office:value-type="float" office:value="0.822473" calcext:value-type="float">
            <text:p>0.822473</text:p>
          </table:table-cell>
          <table:table-cell office:value-type="float" office:value="1.59448" calcext:value-type="float">
            <text:p>1.59448</text:p>
          </table:table-cell>
          <table:table-cell office:value-type="float" office:value="5.56713" calcext:value-type="float">
            <text:p>5.56713</text:p>
          </table:table-cell>
          <table:table-cell office:value-type="float" office:value="3.9596" calcext:value-type="float">
            <text:p>3.9596</text:p>
          </table:table-cell>
          <table:table-cell office:value-type="float" office:value="2.352" calcext:value-type="float">
            <text:p>2.352</text:p>
          </table:table-cell>
          <table:table-cell office:value-type="float" office:value="3.24403" calcext:value-type="float">
            <text:p>3.24403</text:p>
          </table:table-cell>
          <table:table-cell office:value-type="float" office:value="6.40321" calcext:value-type="float">
            <text:p>6.40321</text:p>
          </table:table-cell>
          <table:table-cell office:value-type="float" office:value="0.388591" calcext:value-type="float">
            <text:p>0.388591</text:p>
          </table:table-cell>
          <table:table-cell office:value-type="float" office:value="0.831461" calcext:value-type="float">
            <text:p>0.831461</text:p>
          </table:table-cell>
          <table:table-cell office:value-type="float" office:value="7.56729" calcext:value-type="float">
            <text:p>7.56729</text:p>
          </table:table-cell>
          <table:table-cell office:value-type="float" office:value="3.01733" calcext:value-type="float">
            <text:p>3.01733</text:p>
          </table:table-cell>
          <table:table-cell office:value-type="float" office:value="2.30477" calcext:value-type="float">
            <text:p>2.30477</text:p>
          </table:table-cell>
          <table:table-cell office:value-type="float" office:value="0" calcext:value-type="float">
            <text:p>0</text:p>
          </table:table-cell>
          <table:table-cell office:value-type="float" office:value="5.66198" calcext:value-type="float">
            <text:p>5.66198</text:p>
          </table:table-cell>
          <table:table-cell office:value-type="float" office:value="0.524404" calcext:value-type="float">
            <text:p>0.524404</text:p>
          </table:table-cell>
          <table:table-cell office:value-type="float" office:value="0.534383" calcext:value-type="float">
            <text:p>0.534383</text:p>
          </table:table-cell>
          <table:table-cell table:number-columns-repeated="2" office:value-type="float" office:value="4.35717" calcext:value-type="float">
            <text:p>4.35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1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1:</text:p>
          </table:table-cell>
          <table:table-cell office:value-type="float" office:value="5.31508" calcext:value-type="float">
            <text:p>5.31508</text:p>
          </table:table-cell>
          <table:table-cell office:value-type="float" office:value="4.78524" calcext:value-type="float">
            <text:p>4.78524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5.11524" calcext:value-type="float">
            <text:p>5.11524</text:p>
          </table:table-cell>
          <table:table-cell office:value-type="float" office:value="12.1832" calcext:value-type="float">
            <text:p>12.1832</text:p>
          </table:table-cell>
          <table:table-cell office:value-type="float" office:value="3.20222" calcext:value-type="float">
            <text:p>3.20222</text:p>
          </table:table-cell>
          <table:table-cell office:value-type="float" office:value="5.52127" calcext:value-type="float">
            <text:p>5.52127</text:p>
          </table:table-cell>
          <table:table-cell office:value-type="float" office:value="4.48044" calcext:value-type="float">
            <text:p>4.48044</text:p>
          </table:table-cell>
          <table:table-cell office:value-type="float" office:value="5.13596" calcext:value-type="float">
            <text:p>5.13596</text:p>
          </table:table-cell>
          <table:table-cell office:value-type="float" office:value="5.59357" calcext:value-type="float">
            <text:p>5.59357</text:p>
          </table:table-cell>
          <table:table-cell office:value-type="float" office:value="2.22898" calcext:value-type="float">
            <text:p>2.22898</text:p>
          </table:table-cell>
          <table:table-cell office:value-type="float" office:value="3.41317" calcext:value-type="float">
            <text:p>3.41317</text:p>
          </table:table-cell>
          <table:table-cell office:value-type="float" office:value="6.11905" calcext:value-type="float">
            <text:p>6.11905</text:p>
          </table:table-cell>
          <table:table-cell office:value-type="float" office:value="4.48993" calcext:value-type="float">
            <text:p>4.48993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5.39756" calcext:value-type="float">
            <text:p>5.39756</text:p>
          </table:table-cell>
          <table:table-cell office:value-type="float" office:value="6.49298" calcext:value-type="float">
            <text:p>6.49298</text:p>
          </table:table-cell>
          <table:table-cell office:value-type="float" office:value="3.9049" calcext:value-type="float">
            <text:p>3.9049</text:p>
          </table:table-cell>
          <table:table-cell office:value-type="float" office:value="5.21029" calcext:value-type="float">
            <text:p>5.21029</text:p>
          </table:table-cell>
          <table:table-cell office:value-type="float" office:value="6.07418" calcext:value-type="float">
            <text:p>6.07418</text:p>
          </table:table-cell>
          <table:table-cell office:value-type="float" office:value="5.66198" calcext:value-type="float">
            <text:p>5.66198</text:p>
          </table:table-cell>
          <table:table-cell office:value-type="float" office:value="0" calcext:value-type="float">
            <text:p>0</text:p>
          </table:table-cell>
          <table:table-cell office:value-type="float" office:value="5.97893" calcext:value-type="float">
            <text:p>5.97893</text:p>
          </table:table-cell>
          <table:table-cell office:value-type="float" office:value="6.12007" calcext:value-type="float">
            <text:p>6.12007</text:p>
          </table:table-cell>
          <table:table-cell table:number-columns-repeated="2" office:value-type="float" office:value="5.66017" calcext:value-type="float">
            <text:p>5.66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2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2:</text:p>
          </table:table-cell>
          <table:table-cell office:value-type="float" office:value="0.663889" calcext:value-type="float">
            <text:p>0.663889</text:p>
          </table:table-cell>
          <table:table-cell office:value-type="float" office:value="1.21745" calcext:value-type="float">
            <text:p>1.21745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0.90021" calcext:value-type="float">
            <text:p>0.90021</text:p>
          </table:table-cell>
          <table:table-cell office:value-type="float" office:value="14.4655" calcext:value-type="float">
            <text:p>14.4655</text:p>
          </table:table-cell>
          <table:table-cell office:value-type="float" office:value="3.35954" calcext:value-type="float">
            <text:p>3.35954</text:p>
          </table:table-cell>
          <table:table-cell office:value-type="float" office:value="0.759503" calcext:value-type="float">
            <text:p>0.759503</text:p>
          </table:table-cell>
          <table:table-cell office:value-type="float" office:value="1.51269" calcext:value-type="float">
            <text:p>1.51269</text:p>
          </table:table-cell>
          <table:table-cell office:value-type="float" office:value="0.879859" calcext:value-type="float">
            <text:p>0.879859</text:p>
          </table:table-cell>
          <table:table-cell office:value-type="float" office:value="2.08296" calcext:value-type="float">
            <text:p>2.08296</text:p>
          </table:table-cell>
          <table:table-cell office:value-type="float" office:value="5.70123" calcext:value-type="float">
            <text:p>5.70123</text:p>
          </table:table-cell>
          <table:table-cell office:value-type="float" office:value="4.46003" calcext:value-type="float">
            <text:p>4.46003</text:p>
          </table:table-cell>
          <table:table-cell office:value-type="float" office:value="1.94848" calcext:value-type="float">
            <text:p>1.94848</text:p>
          </table:table-cell>
          <table:table-cell office:value-type="float" office:value="3.12856" calcext:value-type="float">
            <text:p>3.12856</text:p>
          </table:table-cell>
          <table:table-cell office:value-type="float" office:value="6.64292" calcext:value-type="float">
            <text:p>6.64292</text:p>
          </table:table-cell>
          <table:table-cell office:value-type="float" office:value="0.910096" calcext:value-type="float">
            <text:p>0.910096</text:p>
          </table:table-cell>
          <table:table-cell office:value-type="float" office:value="0.663145" calcext:value-type="float">
            <text:p>0.663145</text:p>
          </table:table-cell>
          <table:table-cell office:value-type="float" office:value="7.63015" calcext:value-type="float">
            <text:p>7.63015</text:p>
          </table:table-cell>
          <table:table-cell office:value-type="float" office:value="3.53369" calcext:value-type="float">
            <text:p>3.53369</text:p>
          </table:table-cell>
          <table:table-cell office:value-type="float" office:value="1.90653" calcext:value-type="float">
            <text:p>1.90653</text:p>
          </table:table-cell>
          <table:table-cell office:value-type="float" office:value="0.524404" calcext:value-type="float">
            <text:p>0.524404</text:p>
          </table:table-cell>
          <table:table-cell office:value-type="float" office:value="5.97893" calcext:value-type="float">
            <text:p>5.97893</text:p>
          </table:table-cell>
          <table:table-cell office:value-type="float" office:value="0" calcext:value-type="float">
            <text:p>0</text:p>
          </table:table-cell>
          <table:table-cell office:value-type="float" office:value="0.207172" calcext:value-type="float">
            <text:p>0.207172</text:p>
          </table:table-cell>
          <table:table-cell table:number-columns-repeated="2" office:value-type="float" office:value="4.87056" calcext:value-type="float">
            <text:p>4.87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string" calcext:value-type="string">
            <text:p>23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4" office:value-type="string" calcext:value-type="string">
            <text:p>23:</text:p>
          </table:table-cell>
          <table:table-cell office:value-type="float" office:value="0.81895" calcext:value-type="float">
            <text:p>0.81895</text:p>
          </table:table-cell>
          <table:table-cell office:value-type="float" office:value="1.33908" calcext:value-type="float">
            <text:p>1.33908</text:p>
          </table:table-cell>
          <table:table-cell office:value-type="float" office:value="1.6746" calcext:value-type="float">
            <text:p>1.6746</text:p>
          </table:table-cell>
          <table:table-cell office:value-type="float" office:value="1.08041" calcext:value-type="float">
            <text:p>1.08041</text:p>
          </table:table-cell>
          <table:table-cell office:value-type="float" office:value="14.4173" calcext:value-type="float">
            <text:p>14.4173</text:p>
          </table:table-cell>
          <table:table-cell office:value-type="float" office:value="3.54971" calcext:value-type="float">
            <text:p>3.54971</text:p>
          </table:table-cell>
          <table:table-cell office:value-type="float" office:value="0.759784" calcext:value-type="float">
            <text:p>0.759784</text:p>
          </table:table-cell>
          <table:table-cell office:value-type="float" office:value="1.6746" calcext:value-type="float">
            <text:p>1.6746</text:p>
          </table:table-cell>
          <table:table-cell office:value-type="float" office:value="1.06063" calcext:value-type="float">
            <text:p>1.06063</text:p>
          </table:table-cell>
          <table:table-cell office:value-type="float" office:value="1.99714" calcext:value-type="float">
            <text:p>1.99714</text:p>
          </table:table-cell>
          <table:table-cell office:value-type="float" office:value="5.88823" calcext:value-type="float">
            <text:p>5.88823</text:p>
          </table:table-cell>
          <table:table-cell office:value-type="float" office:value="4.49281" calcext:value-type="float">
            <text:p>4.49281</text:p>
          </table:table-cell>
          <table:table-cell office:value-type="float" office:value="2.11752" calcext:value-type="float">
            <text:p>2.11752</text:p>
          </table:table-cell>
          <table:table-cell office:value-type="float" office:value="3.33573" calcext:value-type="float">
            <text:p>3.33573</text:p>
          </table:table-cell>
          <table:table-cell office:value-type="float" office:value="6.80782" calcext:value-type="float">
            <text:p>6.80782</text:p>
          </table:table-cell>
          <table:table-cell office:value-type="float" office:value="0.916916" calcext:value-type="float">
            <text:p>0.916916</text:p>
          </table:table-cell>
          <table:table-cell office:value-type="float" office:value="0.457985" calcext:value-type="float">
            <text:p>0.457985</text:p>
          </table:table-cell>
          <table:table-cell office:value-type="float" office:value="7.82808" calcext:value-type="float">
            <text:p>7.82808</text:p>
          </table:table-cell>
          <table:table-cell office:value-type="float" office:value="3.47581" calcext:value-type="float">
            <text:p>3.47581</text:p>
          </table:table-cell>
          <table:table-cell office:value-type="float" office:value="2.07779" calcext:value-type="float">
            <text:p>2.07779</text:p>
          </table:table-cell>
          <table:table-cell office:value-type="float" office:value="0.534383" calcext:value-type="float">
            <text:p>0.534383</text:p>
          </table:table-cell>
          <table:table-cell office:value-type="float" office:value="6.12007" calcext:value-type="float">
            <text:p>6.12007</text:p>
          </table:table-cell>
          <table:table-cell office:value-type="float" office:value="0.207172" calcext:value-type="float">
            <text:p>0.2071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80476" calcext:value-type="float">
            <text:p>4.8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24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5" office:value-type="string" calcext:value-type="string">
            <text:p>24:</text:p>
          </table:table-cell>
          <table:table-cell office:value-type="float" office:value="4.60196" calcext:value-type="float">
            <text:p>4.60196</text:p>
          </table:table-cell>
          <table:table-cell office:value-type="float" office:value="4.22683" calcext:value-type="float">
            <text:p>4.22683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4994" calcext:value-type="float">
            <text:p>4.74994</text:p>
          </table:table-cell>
          <table:table-cell office:value-type="float" office:value="9.6329" calcext:value-type="float">
            <text:p>9.6329</text:p>
          </table:table-cell>
          <table:table-cell office:value-type="float" office:value="5.70158" calcext:value-type="float">
            <text:p>5.70158</text:p>
          </table:table-cell>
          <table:table-cell office:value-type="float" office:value="4.13041" calcext:value-type="float">
            <text:p>4.13041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5516" calcext:value-type="float">
            <text:p>4.75516</text:p>
          </table:table-cell>
          <table:table-cell office:value-type="float" office:value="2.81787" calcext:value-type="float">
            <text:p>2.81787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2.25102" calcext:value-type="float">
            <text:p>2.25102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6.5975" calcext:value-type="float">
            <text:p>6.5975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3.99865" calcext:value-type="float">
            <text:p>3.99865</text:p>
          </table:table-cell>
          <table:table-cell office:value-type="float" office:value="4.76486" calcext:value-type="float">
            <text:p>4.76486</text:p>
          </table:table-cell>
          <table:table-cell office:value-type="float" office:value="9.21347" calcext:value-type="float">
            <text:p>9.21347</text:p>
          </table:table-cell>
          <table:table-cell office:value-type="float" office:value="1.34347" calcext:value-type="float">
            <text:p>1.34347</text:p>
          </table:table-cell>
          <table:table-cell office:value-type="float" office:value="6.5336" calcext:value-type="float">
            <text:p>6.5336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87056" calcext:value-type="float">
            <text:p>4.87056</text:p>
          </table:table-cell>
          <table:table-cell office:value-type="float" office:value="4.80476" calcext:value-type="float">
            <text:p>4.804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5" office:value-type="string" calcext:value-type="string">
            <text:p>25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5" office:value-type="string" calcext:value-type="string">
            <text:p>25:</text:p>
          </table:table-cell>
          <table:table-cell office:value-type="float" office:value="4.60196" calcext:value-type="float">
            <text:p>4.60196</text:p>
          </table:table-cell>
          <table:table-cell office:value-type="float" office:value="4.22683" calcext:value-type="float">
            <text:p>4.22683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4994" calcext:value-type="float">
            <text:p>4.74994</text:p>
          </table:table-cell>
          <table:table-cell office:value-type="float" office:value="9.6329" calcext:value-type="float">
            <text:p>9.6329</text:p>
          </table:table-cell>
          <table:table-cell office:value-type="float" office:value="5.70158" calcext:value-type="float">
            <text:p>5.70158</text:p>
          </table:table-cell>
          <table:table-cell office:value-type="float" office:value="4.13041" calcext:value-type="float">
            <text:p>4.13041</text:p>
          </table:table-cell>
          <table:table-cell office:value-type="float" office:value="4.54495" calcext:value-type="float">
            <text:p>4.54495</text:p>
          </table:table-cell>
          <table:table-cell office:value-type="float" office:value="4.75516" calcext:value-type="float">
            <text:p>4.75516</text:p>
          </table:table-cell>
          <table:table-cell office:value-type="float" office:value="2.81787" calcext:value-type="float">
            <text:p>2.81787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2.25102" calcext:value-type="float">
            <text:p>2.25102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6.5975" calcext:value-type="float">
            <text:p>6.5975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3.99865" calcext:value-type="float">
            <text:p>3.99865</text:p>
          </table:table-cell>
          <table:table-cell office:value-type="float" office:value="4.76486" calcext:value-type="float">
            <text:p>4.76486</text:p>
          </table:table-cell>
          <table:table-cell office:value-type="float" office:value="9.21347" calcext:value-type="float">
            <text:p>9.21347</text:p>
          </table:table-cell>
          <table:table-cell office:value-type="float" office:value="1.34347" calcext:value-type="float">
            <text:p>1.34347</text:p>
          </table:table-cell>
          <table:table-cell office:value-type="float" office:value="6.5336" calcext:value-type="float">
            <text:p>6.5336</text:p>
          </table:table-cell>
          <table:table-cell office:value-type="float" office:value="4.35717" calcext:value-type="float">
            <text:p>4.35717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87056" calcext:value-type="float">
            <text:p>4.87056</text:p>
          </table:table-cell>
          <table:table-cell office:value-type="float" office:value="4.80476" calcext:value-type="float">
            <text:p>4.804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6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6" office:value-type="string" calcext:value-type="string">
            <text:p>26: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table:style-name="ce26" office:value-type="string" calcext:value-type="string">
            <text:p>27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style-name="ce26" office:value-type="string" calcext:value-type="string">
            <text:p>27: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28"/>
        </table:table-row>
        <table:table-row table:style-name="ro1">
          <table:table-cell table:number-columns-repeated="8"/>
          <table:table-cell table:style-name="Default"/>
          <table:table-cell table:style-name="ce21" office:value-type="string" calcext:value-type="string">
            <text:p>0:</text:p>
          </table:table-cell>
          <table:table-cell table:style-name="ce21" office:value-type="string" calcext:value-type="string">
            <text:p>1:</text:p>
          </table:table-cell>
          <table:table-cell table:style-name="ce21" office:value-type="string" calcext:value-type="string">
            <text:p>2:</text:p>
          </table:table-cell>
          <table:table-cell table:style-name="ce21" office:value-type="string" calcext:value-type="string">
            <text:p>3:</text:p>
          </table:table-cell>
          <table:table-cell table:style-name="ce21" office:value-type="string" calcext:value-type="string">
            <text:p>4:</text:p>
          </table:table-cell>
          <table:table-cell table:style-name="ce22" office:value-type="string" calcext:value-type="string">
            <text:p>5:</text:p>
          </table:table-cell>
          <table:table-cell table:style-name="ce22" office:value-type="string" calcext:value-type="string">
            <text:p>6:</text:p>
          </table:table-cell>
          <table:table-cell table:style-name="ce22" office:value-type="string" calcext:value-type="string">
            <text:p>7:</text:p>
          </table:table-cell>
          <table:table-cell table:style-name="ce22" office:value-type="string" calcext:value-type="string">
            <text:p>8:</text:p>
          </table:table-cell>
          <table:table-cell table:style-name="ce22" office:value-type="string" calcext:value-type="string">
            <text:p>9:</text:p>
          </table:table-cell>
          <table:table-cell table:style-name="ce23" office:value-type="string" calcext:value-type="string">
            <text:p>10:</text:p>
          </table:table-cell>
          <table:table-cell table:style-name="ce23" office:value-type="string" calcext:value-type="string">
            <text:p>11:</text:p>
          </table:table-cell>
          <table:table-cell table:style-name="ce23" office:value-type="string" calcext:value-type="string">
            <text:p>12:</text:p>
          </table:table-cell>
          <table:table-cell table:style-name="ce23" office:value-type="string" calcext:value-type="string">
            <text:p>13:</text:p>
          </table:table-cell>
          <table:table-cell table:style-name="ce23" office:value-type="string" calcext:value-type="string">
            <text:p>14:</text:p>
          </table:table-cell>
          <table:table-cell table:style-name="ce23" office:value-type="string" calcext:value-type="string">
            <text:p>15:</text:p>
          </table:table-cell>
          <table:table-cell table:style-name="ce23" office:value-type="string" calcext:value-type="string">
            <text:p>16:</text:p>
          </table:table-cell>
          <table:table-cell table:style-name="ce24" office:value-type="string" calcext:value-type="string">
            <text:p>17:</text:p>
          </table:table-cell>
          <table:table-cell table:style-name="ce24" office:value-type="string" calcext:value-type="string">
            <text:p>18:</text:p>
          </table:table-cell>
          <table:table-cell table:style-name="ce24" office:value-type="string" calcext:value-type="string">
            <text:p>19:</text:p>
          </table:table-cell>
          <table:table-cell table:style-name="ce24" office:value-type="string" calcext:value-type="string">
            <text:p>20:</text:p>
          </table:table-cell>
          <table:table-cell table:style-name="ce24" office:value-type="string" calcext:value-type="string">
            <text:p>21:</text:p>
          </table:table-cell>
          <table:table-cell table:style-name="ce24" office:value-type="string" calcext:value-type="string">
            <text:p>22:</text:p>
          </table:table-cell>
          <table:table-cell table:style-name="ce24" office:value-type="string" calcext:value-type="string">
            <text:p>23:</text:p>
          </table:table-cell>
          <table:table-cell table:style-name="ce25" office:value-type="string" calcext:value-type="string">
            <text:p>24:</text:p>
          </table:table-cell>
          <table:table-cell table:style-name="ce25" office:value-type="string" calcext:value-type="string">
            <text:p>25:</text:p>
          </table:table-cell>
          <table:table-cell table:style-name="ce26" office:value-type="string" calcext:value-type="string">
            <text:p>26:</text:p>
          </table:table-cell>
          <table:table-cell table:style-name="ce26" office:value-type="string" calcext:value-type="string">
            <text:p>27: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0:</text:p>
          </table:table-cell>
          <table:table-cell table:style-name="ce27" table:formula="of:=[.J2]/41" office:value-type="float" office:value="0" calcext:value-type="float">
            <text:p>0.00000</text:p>
          </table:table-cell>
          <table:table-cell table:style-name="ce27" table:formula="of:=[.K2]/41" office:value-type="float" office:value="0.0141114146341463" calcext:value-type="float">
            <text:p>0.01411</text:p>
          </table:table-cell>
          <table:table-cell table:style-name="ce27" table:formula="of:=[.L2]/41" office:value-type="float" office:value="0.0208697317073171" calcext:value-type="float">
            <text:p>0.02087</text:p>
          </table:table-cell>
          <table:table-cell table:style-name="ce27" table:formula="of:=[.M2]/41" office:value-type="float" office:value="0.007475" calcext:value-type="float">
            <text:p>0.00748</text:p>
          </table:table-cell>
          <table:table-cell table:style-name="ce27" table:formula="of:=[.N2]/41" office:value-type="float" office:value="0.344185365853658" calcext:value-type="float">
            <text:p>0.34419</text:p>
          </table:table-cell>
          <table:table-cell table:style-name="ce28" table:formula="of:=[.O2]/41" office:value-type="float" office:value="0.0673470731707317" calcext:value-type="float">
            <text:p>0.06735</text:p>
          </table:table-cell>
          <table:table-cell table:style-name="ce27" table:formula="of:=[.P2]/41" office:value-type="float" office:value="0.0149833902439024" calcext:value-type="float">
            <text:p>0.01498</text:p>
          </table:table-cell>
          <table:table-cell table:style-name="ce27" table:formula="of:=[.Q2]/41" office:value-type="float" office:value="0.0208697317073171" calcext:value-type="float">
            <text:p>0.02087</text:p>
          </table:table-cell>
          <table:table-cell table:style-name="ce27" table:formula="of:=[.R2]/41" office:value-type="float" office:value="0.00712439024390244" calcext:value-type="float">
            <text:p>0.00712</text:p>
          </table:table-cell>
          <table:table-cell table:style-name="ce27" table:formula="of:=[.S2]/41" office:value-type="float" office:value="0.0477336585365854" calcext:value-type="float">
            <text:p>0.04773</text:p>
          </table:table-cell>
          <table:table-cell table:style-name="ce27" table:formula="of:=[.T2]/41" office:value-type="float" office:value="0.124099024390244" calcext:value-type="float">
            <text:p>0.12410</text:p>
          </table:table-cell>
          <table:table-cell table:style-name="ce27" table:formula="of:=[.U2]/41" office:value-type="float" office:value="0.0959751219512195" calcext:value-type="float">
            <text:p>0.09598</text:p>
          </table:table-cell>
          <table:table-cell table:style-name="ce27" table:formula="of:=[.V2]/41" office:value-type="float" office:value="0.0486373170731707" calcext:value-type="float">
            <text:p>0.04864</text:p>
          </table:table-cell>
          <table:table-cell table:style-name="ce27" table:formula="of:=[.W2]/41" office:value-type="float" office:value="0.0662526829268293" calcext:value-type="float">
            <text:p>0.06625</text:p>
          </table:table-cell>
          <table:table-cell table:style-name="ce27" table:formula="of:=[.X2]/41" office:value-type="float" office:value="0.14607" calcext:value-type="float">
            <text:p>0.14607</text:p>
          </table:table-cell>
          <table:table-cell table:style-name="ce27" table:formula="of:=[.Y2]/41" office:value-type="float" office:value="0.0163993658536585" calcext:value-type="float">
            <text:p>0.01640</text:p>
          </table:table-cell>
          <table:table-cell table:style-name="ce27" table:formula="of:=[.Z2]/41" office:value-type="float" office:value="0.0303626829268293" calcext:value-type="float">
            <text:p>0.03036</text:p>
          </table:table-cell>
          <table:table-cell table:style-name="ce27" table:formula="of:=[.AA2]/41" office:value-type="float" office:value="0.172232195121951" calcext:value-type="float">
            <text:p>0.17223</text:p>
          </table:table-cell>
          <table:table-cell table:style-name="ce27" table:formula="of:=[.AB2]/41" office:value-type="float" office:value="0.079519756097561" calcext:value-type="float">
            <text:p>0.07952</text:p>
          </table:table-cell>
          <table:table-cell table:style-name="ce27" table:formula="of:=[.AC2]/41" office:value-type="float" office:value="0.0473741463414634" calcext:value-type="float">
            <text:p>0.04737</text:p>
          </table:table-cell>
          <table:table-cell table:style-name="ce27" table:formula="of:=[.AD2]/41" office:value-type="float" office:value="0.012936" calcext:value-type="float">
            <text:p>0.01294</text:p>
          </table:table-cell>
          <table:table-cell table:style-name="ce27" table:formula="of:=[.AE2]/41" office:value-type="float" office:value="0.129636097560976" calcext:value-type="float">
            <text:p>0.12964</text:p>
          </table:table-cell>
          <table:table-cell table:style-name="ce27" table:formula="of:=[.AF2]/41" office:value-type="float" office:value="0.0161924146341463" calcext:value-type="float">
            <text:p>0.01619</text:p>
          </table:table-cell>
          <table:table-cell table:style-name="ce27" table:formula="of:=[.AG2]/41" office:value-type="float" office:value="0.0199743902439024" calcext:value-type="float">
            <text:p>0.01997</text:p>
          </table:table-cell>
          <table:table-cell table:style-name="ce27" table:formula="of:=[.AH2]/41" office:value-type="float" office:value="0.112242926829268" calcext:value-type="float">
            <text:p>0.11224</text:p>
          </table:table-cell>
          <table:table-cell table:style-name="ce27" table:formula="of:=[.AI2]/41" office:value-type="float" office:value="0.112242926829268" calcext:value-type="float">
            <text:p>0.11224</text:p>
          </table:table-cell>
          <table:table-cell table:style-name="ce27" table:formula="of:=[.AJ2]/41" office:value-type="float" office:value="0" calcext:value-type="float">
            <text:p>0.00000</text:p>
          </table:table-cell>
          <table:table-cell table:style-name="ce27" table:formula="of:=[.AK2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1:</text:p>
          </table:table-cell>
          <table:table-cell table:style-name="ce27" table:formula="of:=[.J3]/41" office:value-type="float" office:value="0.0141114146341463" calcext:value-type="float">
            <text:p>0.01411</text:p>
          </table:table-cell>
          <table:table-cell table:style-name="ce27" table:formula="of:=[.K3]/41" office:value-type="float" office:value="0" calcext:value-type="float">
            <text:p>0.00000</text:p>
          </table:table-cell>
          <table:table-cell table:style-name="ce27" table:formula="of:=[.L3]/41" office:value-type="float" office:value="0.0121130243902439" calcext:value-type="float">
            <text:p>0.01211</text:p>
          </table:table-cell>
          <table:table-cell table:style-name="ce27" table:formula="of:=[.M3]/41" office:value-type="float" office:value="0.0135777804878049" calcext:value-type="float">
            <text:p>0.01358</text:p>
          </table:table-cell>
          <table:table-cell table:style-name="ce27" table:formula="of:=[.N3]/41" office:value-type="float" office:value="0.332848780487805" calcext:value-type="float">
            <text:p>0.33285</text:p>
          </table:table-cell>
          <table:table-cell table:style-name="ce27" table:formula="of:=[.O3]/41" office:value-type="float" office:value="0.0596175609756098" calcext:value-type="float">
            <text:p>0.05962</text:p>
          </table:table-cell>
          <table:table-cell table:style-name="ce27" table:formula="of:=[.P3]/41" office:value-type="float" office:value="0.0195021707317073" calcext:value-type="float">
            <text:p>0.01950</text:p>
          </table:table-cell>
          <table:table-cell table:style-name="ce27" table:formula="of:=[.Q3]/41" office:value-type="float" office:value="0.0121130243902439" calcext:value-type="float">
            <text:p>0.01211</text:p>
          </table:table-cell>
          <table:table-cell table:style-name="ce27" table:formula="of:=[.R3]/41" office:value-type="float" office:value="0.0138625609756098" calcext:value-type="float">
            <text:p>0.01386</text:p>
          </table:table-cell>
          <table:table-cell table:style-name="ce27" table:formula="of:=[.S3]/41" office:value-type="float" office:value="0.0437865853658537" calcext:value-type="float">
            <text:p>0.04379</text:p>
          </table:table-cell>
          <table:table-cell table:style-name="ce27" table:formula="of:=[.T3]/41" office:value-type="float" office:value="0.11494243902439" calcext:value-type="float">
            <text:p>0.11494</text:p>
          </table:table-cell>
          <table:table-cell table:style-name="ce27" table:formula="of:=[.U3]/41" office:value-type="float" office:value="0.0826270731707317" calcext:value-type="float">
            <text:p>0.08263</text:p>
          </table:table-cell>
          <table:table-cell table:style-name="ce27" table:formula="of:=[.V3]/41" office:value-type="float" office:value="0.0581717073170732" calcext:value-type="float">
            <text:p>0.05817</text:p>
          </table:table-cell>
          <table:table-cell table:style-name="ce27" table:formula="of:=[.W3]/41" office:value-type="float" office:value="0.0652990243902439" calcext:value-type="float">
            <text:p>0.06530</text:p>
          </table:table-cell>
          <table:table-cell table:style-name="ce27" table:formula="of:=[.X3]/41" office:value-type="float" office:value="0.134527073170732" calcext:value-type="float">
            <text:p>0.13453</text:p>
          </table:table-cell>
          <table:table-cell table:style-name="ce27" table:formula="of:=[.Y3]/41" office:value-type="float" office:value="0.0178289512195122" calcext:value-type="float">
            <text:p>0.01783</text:p>
          </table:table-cell>
          <table:table-cell table:style-name="ce27" table:formula="of:=[.Z3]/41" office:value-type="float" office:value="0.0417643902439025" calcext:value-type="float">
            <text:p>0.04176</text:p>
          </table:table-cell>
          <table:table-cell table:style-name="ce27" table:formula="of:=[.AA3]/41" office:value-type="float" office:value="0.16465487804878" calcext:value-type="float">
            <text:p>0.16465</text:p>
          </table:table-cell>
          <table:table-cell table:style-name="ce27" table:formula="of:=[.AB3]/41" office:value-type="float" office:value="0.07082" calcext:value-type="float">
            <text:p>0.07082</text:p>
          </table:table-cell>
          <table:table-cell table:style-name="ce27" table:formula="of:=[.AC3]/41" office:value-type="float" office:value="0.0568351219512195" calcext:value-type="float">
            <text:p>0.05684</text:p>
          </table:table-cell>
          <table:table-cell table:style-name="ce27" table:formula="of:=[.AD3]/41" office:value-type="float" office:value="0.0216582195121951" calcext:value-type="float">
            <text:p>0.02166</text:p>
          </table:table-cell>
          <table:table-cell table:style-name="ce27" table:formula="of:=[.AE3]/41" office:value-type="float" office:value="0.116713170731707" calcext:value-type="float">
            <text:p>0.11671</text:p>
          </table:table-cell>
          <table:table-cell table:style-name="ce27" table:formula="of:=[.AF3]/41" office:value-type="float" office:value="0.0296939024390244" calcext:value-type="float">
            <text:p>0.02969</text:p>
          </table:table-cell>
          <table:table-cell table:style-name="ce27" table:formula="of:=[.AG3]/41" office:value-type="float" office:value="0.032660487804878" calcext:value-type="float">
            <text:p>0.03266</text:p>
          </table:table-cell>
          <table:table-cell table:style-name="ce27" table:formula="of:=[.AH3]/41" office:value-type="float" office:value="0.103093414634146" calcext:value-type="float">
            <text:p>0.10309</text:p>
          </table:table-cell>
          <table:table-cell table:style-name="ce27" table:formula="of:=[.AI3]/41" office:value-type="float" office:value="0.103093414634146" calcext:value-type="float">
            <text:p>0.10309</text:p>
          </table:table-cell>
          <table:table-cell table:style-name="ce27" table:formula="of:=[.AJ3]/41" office:value-type="float" office:value="0" calcext:value-type="float">
            <text:p>0.00000</text:p>
          </table:table-cell>
          <table:table-cell table:style-name="ce27" table:formula="of:=[.AK3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2:</text:p>
          </table:table-cell>
          <table:table-cell table:style-name="ce27" table:formula="of:=[.J4]/41" office:value-type="float" office:value="0.0208697317073171" calcext:value-type="float">
            <text:p>0.02087</text:p>
          </table:table-cell>
          <table:table-cell table:style-name="ce27" table:formula="of:=[.K4]/41" office:value-type="float" office:value="0.0121130243902439" calcext:value-type="float">
            <text:p>0.01211</text:p>
          </table:table-cell>
          <table:table-cell table:style-name="ce27" table:formula="of:=[.L4]/41" office:value-type="float" office:value="0" calcext:value-type="float">
            <text:p>0.00000</text:p>
          </table:table-cell>
          <table:table-cell table:style-name="ce27" table:formula="of:=[.M4]/41" office:value-type="float" office:value="0.015498512195122" calcext:value-type="float">
            <text:p>0.01550</text:p>
          </table:table-cell>
          <table:table-cell table:style-name="ce27" table:formula="of:=[.N4]/41" office:value-type="float" office:value="0.337585365853658" calcext:value-type="float">
            <text:p>0.33759</text:p>
          </table:table-cell>
          <table:table-cell table:style-name="ce27" table:formula="of:=[.O4]/41" office:value-type="float" office:value="0.0478631707317073" calcext:value-type="float">
            <text:p>0.04786</text:p>
          </table:table-cell>
          <table:table-cell table:style-name="ce27" table:formula="of:=[.P4]/41" office:value-type="float" office:value="0.03091" calcext:value-type="float">
            <text:p>0.03091</text:p>
          </table:table-cell>
          <table:table-cell table:style-name="ce27" table:formula="of:=[.Q4]/41" office:value-type="float" office:value="0" calcext:value-type="float">
            <text:p>0.00000</text:p>
          </table:table-cell>
          <table:table-cell table:style-name="ce27" table:formula="of:=[.R4]/41" office:value-type="float" office:value="0.0160014390243902" calcext:value-type="float">
            <text:p>0.01600</text:p>
          </table:table-cell>
          <table:table-cell table:style-name="ce27" table:formula="of:=[.S4]/41" office:value-type="float" office:value="0.0551568292682927" calcext:value-type="float">
            <text:p>0.05516</text:p>
          </table:table-cell>
          <table:table-cell table:style-name="ce27" table:formula="of:=[.T4]/41" office:value-type="float" office:value="0.103865853658537" calcext:value-type="float">
            <text:p>0.10387</text:p>
          </table:table-cell>
          <table:table-cell table:style-name="ce27" table:formula="of:=[.U4]/41" office:value-type="float" office:value="0.084600243902439" calcext:value-type="float">
            <text:p>0.08460</text:p>
          </table:table-cell>
          <table:table-cell table:style-name="ce27" table:formula="of:=[.V4]/41" office:value-type="float" office:value="0.0537821951219512" calcext:value-type="float">
            <text:p>0.05378</text:p>
          </table:table-cell>
          <table:table-cell table:style-name="ce27" table:formula="of:=[.W4]/41" office:value-type="float" office:value="0.05387" calcext:value-type="float">
            <text:p>0.05387</text:p>
          </table:table-cell>
          <table:table-cell table:style-name="ce27" table:formula="of:=[.X4]/41" office:value-type="float" office:value="0.125201463414634" calcext:value-type="float">
            <text:p>0.12520</text:p>
          </table:table-cell>
          <table:table-cell table:style-name="ce27" table:formula="of:=[.Y4]/41" office:value-type="float" office:value="0.0297168292682927" calcext:value-type="float">
            <text:p>0.02972</text:p>
          </table:table-cell>
          <table:table-cell table:style-name="ce27" table:formula="of:=[.Z4]/41" office:value-type="float" office:value="0.051070243902439" calcext:value-type="float">
            <text:p>0.05107</text:p>
          </table:table-cell>
          <table:table-cell table:style-name="ce27" table:formula="of:=[.AA4]/41" office:value-type="float" office:value="0.152999756097561" calcext:value-type="float">
            <text:p>0.15300</text:p>
          </table:table-cell>
          <table:table-cell table:style-name="ce27" table:formula="of:=[.AB4]/41" office:value-type="float" office:value="0.0793092682926829" calcext:value-type="float">
            <text:p>0.07931</text:p>
          </table:table-cell>
          <table:table-cell table:style-name="ce27" table:formula="of:=[.AC4]/41" office:value-type="float" office:value="0.0524251219512195" calcext:value-type="float">
            <text:p>0.05243</text:p>
          </table:table-cell>
          <table:table-cell table:style-name="ce27" table:formula="of:=[.AD4]/41" office:value-type="float" office:value="0.0319190243902439" calcext:value-type="float">
            <text:p>0.03192</text:p>
          </table:table-cell>
          <table:table-cell table:style-name="ce27" table:formula="of:=[.AE4]/41" office:value-type="float" office:value="0.109279024390244" calcext:value-type="float">
            <text:p>0.10928</text:p>
          </table:table-cell>
          <table:table-cell table:style-name="ce27" table:formula="of:=[.AF4]/41" office:value-type="float" office:value="0.0368948780487805" calcext:value-type="float">
            <text:p>0.03689</text:p>
          </table:table-cell>
          <table:table-cell table:style-name="ce27" table:formula="of:=[.AG4]/41" office:value-type="float" office:value="0.0408439024390244" calcext:value-type="float">
            <text:p>0.04084</text:p>
          </table:table-cell>
          <table:table-cell table:style-name="ce27" table:formula="of:=[.AH4]/41" office:value-type="float" office:value="0.11085243902439" calcext:value-type="float">
            <text:p>0.11085</text:p>
          </table:table-cell>
          <table:table-cell table:style-name="ce27" table:formula="of:=[.AI4]/41" office:value-type="float" office:value="0.11085243902439" calcext:value-type="float">
            <text:p>0.11085</text:p>
          </table:table-cell>
          <table:table-cell table:style-name="ce27" table:formula="of:=[.AJ4]/41" office:value-type="float" office:value="0" calcext:value-type="float">
            <text:p>0.00000</text:p>
          </table:table-cell>
          <table:table-cell table:style-name="ce27" table:formula="of:=[.AK4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3:</text:p>
          </table:table-cell>
          <table:table-cell table:style-name="ce27" table:formula="of:=[.J5]/41" office:value-type="float" office:value="0.007475" calcext:value-type="float">
            <text:p>0.00748</text:p>
          </table:table-cell>
          <table:table-cell table:style-name="ce27" table:formula="of:=[.K5]/41" office:value-type="float" office:value="0.0135777804878049" calcext:value-type="float">
            <text:p>0.01358</text:p>
          </table:table-cell>
          <table:table-cell table:style-name="ce27" table:formula="of:=[.L5]/41" office:value-type="float" office:value="0.015498512195122" calcext:value-type="float">
            <text:p>0.01550</text:p>
          </table:table-cell>
          <table:table-cell table:style-name="ce27" table:formula="of:=[.M5]/41" office:value-type="float" office:value="0" calcext:value-type="float">
            <text:p>0.00000</text:p>
          </table:table-cell>
          <table:table-cell table:style-name="ce27" table:formula="of:=[.N5]/41" office:value-type="float" office:value="0.346356097560976" calcext:value-type="float">
            <text:p>0.34636</text:p>
          </table:table-cell>
          <table:table-cell table:style-name="ce27" table:formula="of:=[.O5]/41" office:value-type="float" office:value="0.060320243902439" calcext:value-type="float">
            <text:p>0.06032</text:p>
          </table:table-cell>
          <table:table-cell table:style-name="ce27" table:formula="of:=[.P5]/41" office:value-type="float" office:value="0.0219693902439024" calcext:value-type="float">
            <text:p>0.02197</text:p>
          </table:table-cell>
          <table:table-cell table:style-name="ce27" table:formula="of:=[.Q5]/41" office:value-type="float" office:value="0.015498512195122" calcext:value-type="float">
            <text:p>0.01550</text:p>
          </table:table-cell>
          <table:table-cell table:style-name="ce27" table:formula="of:=[.R5]/41" office:value-type="float" office:value="0.000507824390243902" calcext:value-type="float">
            <text:p>0.00051</text:p>
          </table:table-cell>
          <table:table-cell table:style-name="ce27" table:formula="of:=[.S5]/41" office:value-type="float" office:value="0.0533521951219512" calcext:value-type="float">
            <text:p>0.05335</text:p>
          </table:table-cell>
          <table:table-cell table:style-name="ce27" table:formula="of:=[.T5]/41" office:value-type="float" office:value="0.117277317073171" calcext:value-type="float">
            <text:p>0.11728</text:p>
          </table:table-cell>
          <table:table-cell table:style-name="ce27" table:formula="of:=[.U5]/41" office:value-type="float" office:value="0.0959985365853659" calcext:value-type="float">
            <text:p>0.09600</text:p>
          </table:table-cell>
          <table:table-cell table:style-name="ce27" table:formula="of:=[.V5]/41" office:value-type="float" office:value="0.0449114634146341" calcext:value-type="float">
            <text:p>0.04491</text:p>
          </table:table-cell>
          <table:table-cell table:style-name="ce27" table:formula="of:=[.W5]/41" office:value-type="float" office:value="0.0588948780487805" calcext:value-type="float">
            <text:p>0.05889</text:p>
          </table:table-cell>
          <table:table-cell table:style-name="ce27" table:formula="of:=[.X5]/41" office:value-type="float" office:value="0.140167804878049" calcext:value-type="float">
            <text:p>0.14017</text:p>
          </table:table-cell>
          <table:table-cell table:style-name="ce27" table:formula="of:=[.Y5]/41" office:value-type="float" office:value="0.0227306097560976" calcext:value-type="float">
            <text:p>0.02273</text:p>
          </table:table-cell>
          <table:table-cell table:style-name="ce27" table:formula="of:=[.Z5]/41" office:value-type="float" office:value="0.0371736585365854" calcext:value-type="float">
            <text:p>0.03717</text:p>
          </table:table-cell>
          <table:table-cell table:style-name="ce27" table:formula="of:=[.AA5]/41" office:value-type="float" office:value="0.165020243902439" calcext:value-type="float">
            <text:p>0.16502</text:p>
          </table:table-cell>
          <table:table-cell table:style-name="ce27" table:formula="of:=[.AB5]/41" office:value-type="float" office:value="0.0833185365853658" calcext:value-type="float">
            <text:p>0.08332</text:p>
          </table:table-cell>
          <table:table-cell table:style-name="ce27" table:formula="of:=[.AC5]/41" office:value-type="float" office:value="0.0435912195121951" calcext:value-type="float">
            <text:p>0.04359</text:p>
          </table:table-cell>
          <table:table-cell table:style-name="ce27" table:formula="of:=[.AD5]/41" office:value-type="float" office:value="0.0204034390243902" calcext:value-type="float">
            <text:p>0.02040</text:p>
          </table:table-cell>
          <table:table-cell table:style-name="ce27" table:formula="of:=[.AE5]/41" office:value-type="float" office:value="0.124761951219512" calcext:value-type="float">
            <text:p>0.12476</text:p>
          </table:table-cell>
          <table:table-cell table:style-name="ce27" table:formula="of:=[.AF5]/41" office:value-type="float" office:value="0.0219563414634146" calcext:value-type="float">
            <text:p>0.02196</text:p>
          </table:table-cell>
          <table:table-cell table:style-name="ce27" table:formula="of:=[.AG5]/41" office:value-type="float" office:value="0.0263514634146341" calcext:value-type="float">
            <text:p>0.02635</text:p>
          </table:table-cell>
          <table:table-cell table:style-name="ce27" table:formula="of:=[.AH5]/41" office:value-type="float" office:value="0.115852195121951" calcext:value-type="float">
            <text:p>0.11585</text:p>
          </table:table-cell>
          <table:table-cell table:style-name="ce27" table:formula="of:=[.AI5]/41" office:value-type="float" office:value="0.115852195121951" calcext:value-type="float">
            <text:p>0.11585</text:p>
          </table:table-cell>
          <table:table-cell table:style-name="ce27" table:formula="of:=[.AJ5]/41" office:value-type="float" office:value="0" calcext:value-type="float">
            <text:p>0.00000</text:p>
          </table:table-cell>
          <table:table-cell table:style-name="ce27" table:formula="of:=[.AK5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1" office:value-type="string" calcext:value-type="string">
            <text:p>4:</text:p>
          </table:table-cell>
          <table:table-cell table:style-name="ce27" table:formula="of:=[.J6]/41" office:value-type="float" office:value="0.344185365853658" calcext:value-type="float">
            <text:p>0.34419</text:p>
          </table:table-cell>
          <table:table-cell table:style-name="ce27" table:formula="of:=[.K6]/41" office:value-type="float" office:value="0.332848780487805" calcext:value-type="float">
            <text:p>0.33285</text:p>
          </table:table-cell>
          <table:table-cell table:style-name="ce27" table:formula="of:=[.L6]/41" office:value-type="float" office:value="0.337585365853658" calcext:value-type="float">
            <text:p>0.33759</text:p>
          </table:table-cell>
          <table:table-cell table:style-name="ce27" table:formula="of:=[.M6]/41" office:value-type="float" office:value="0.346356097560976" calcext:value-type="float">
            <text:p>0.34636</text:p>
          </table:table-cell>
          <table:table-cell table:style-name="ce27" table:formula="of:=[.N6]/41" office:value-type="float" office:value="0" calcext:value-type="float">
            <text:p>0.00000</text:p>
          </table:table-cell>
          <table:table-cell table:style-name="ce27" table:formula="of:=[.O6]/41" office:value-type="float" office:value="0.347758536585366" calcext:value-type="float">
            <text:p>0.34776</text:p>
          </table:table-cell>
          <table:table-cell table:style-name="ce27" table:formula="of:=[.P6]/41" office:value-type="float" office:value="0.33440243902439" calcext:value-type="float">
            <text:p>0.33440</text:p>
          </table:table-cell>
          <table:table-cell table:style-name="ce27" table:formula="of:=[.Q6]/41" office:value-type="float" office:value="0.337585365853658" calcext:value-type="float">
            <text:p>0.33759</text:p>
          </table:table-cell>
          <table:table-cell table:style-name="ce27" table:formula="of:=[.R6]/41" office:value-type="float" office:value="0.346590243902439" calcext:value-type="float">
            <text:p>0.34659</text:p>
          </table:table-cell>
          <table:table-cell table:style-name="ce27" table:formula="of:=[.S6]/41" office:value-type="float" office:value="0.303587804878049" calcext:value-type="float">
            <text:p>0.30359</text:p>
          </table:table-cell>
          <table:table-cell table:style-name="ce27" table:formula="of:=[.T6]/41" office:value-type="float" office:value="0.351063414634146" calcext:value-type="float">
            <text:p>0.35106</text:p>
          </table:table-cell>
          <table:table-cell table:style-name="ce27" table:formula="of:=[.U6]/41" office:value-type="float" office:value="0.254873170731707" calcext:value-type="float">
            <text:p>0.25487</text:p>
          </table:table-cell>
          <table:table-cell table:style-name="ce27" table:formula="of:=[.V6]/41" office:value-type="float" office:value="0.390843902439024" calcext:value-type="float">
            <text:p>0.39084</text:p>
          </table:table-cell>
          <table:table-cell table:style-name="ce27" table:formula="of:=[.W6]/41" office:value-type="float" office:value="0.37780487804878" calcext:value-type="float">
            <text:p>0.37780</text:p>
          </table:table-cell>
          <table:table-cell table:style-name="ce27" table:formula="of:=[.X6]/41" office:value-type="float" office:value="0.322978048780488" calcext:value-type="float">
            <text:p>0.32298</text:p>
          </table:table-cell>
          <table:table-cell table:style-name="ce27" table:formula="of:=[.Y6]/41" office:value-type="float" office:value="0.330924390243902" calcext:value-type="float">
            <text:p>0.33092</text:p>
          </table:table-cell>
          <table:table-cell table:style-name="ce27" table:formula="of:=[.Z6]/41" office:value-type="float" office:value="0.351153658536585" calcext:value-type="float">
            <text:p>0.35115</text:p>
          </table:table-cell>
          <table:table-cell table:style-name="ce27" table:formula="of:=[.AA6]/41" office:value-type="float" office:value="0.388521951219512" calcext:value-type="float">
            <text:p>0.38852</text:p>
          </table:table-cell>
          <table:table-cell table:style-name="ce27" table:formula="of:=[.AB6]/41" office:value-type="float" office:value="0.266907317073171" calcext:value-type="float">
            <text:p>0.26691</text:p>
          </table:table-cell>
          <table:table-cell table:style-name="ce27" table:formula="of:=[.AC6]/41" office:value-type="float" office:value="0.389492682926829" calcext:value-type="float">
            <text:p>0.38949</text:p>
          </table:table-cell>
          <table:table-cell table:style-name="ce27" table:formula="of:=[.AD6]/41" office:value-type="float" office:value="0.340082926829268" calcext:value-type="float">
            <text:p>0.34008</text:p>
          </table:table-cell>
          <table:table-cell table:style-name="ce27" table:formula="of:=[.AE6]/41" office:value-type="float" office:value="0.297151219512195" calcext:value-type="float">
            <text:p>0.29715</text:p>
          </table:table-cell>
          <table:table-cell table:style-name="ce27" table:formula="of:=[.AF6]/41" office:value-type="float" office:value="0.352817073170732" calcext:value-type="float">
            <text:p>0.35282</text:p>
          </table:table-cell>
          <table:table-cell table:style-name="ce27" table:formula="of:=[.AG6]/41" office:value-type="float" office:value="0.351641463414634" calcext:value-type="float">
            <text:p>0.35164</text:p>
          </table:table-cell>
          <table:table-cell table:style-name="ce27" table:formula="of:=[.AH6]/41" office:value-type="float" office:value="0.234948780487805" calcext:value-type="float">
            <text:p>0.23495</text:p>
          </table:table-cell>
          <table:table-cell table:style-name="ce27" table:formula="of:=[.AI6]/41" office:value-type="float" office:value="0.234948780487805" calcext:value-type="float">
            <text:p>0.23495</text:p>
          </table:table-cell>
          <table:table-cell table:style-name="ce27" table:formula="of:=[.AJ6]/41" office:value-type="float" office:value="0" calcext:value-type="float">
            <text:p>0.00000</text:p>
          </table:table-cell>
          <table:table-cell table:style-name="ce27" table:formula="of:=[.AK6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5:</text:p>
          </table:table-cell>
          <table:table-cell table:style-name="ce27" table:formula="of:=[.J7]/41" office:value-type="float" office:value="0.0673470731707317" calcext:value-type="float">
            <text:p>0.06735</text:p>
          </table:table-cell>
          <table:table-cell table:style-name="ce27" table:formula="of:=[.K7]/41" office:value-type="float" office:value="0.0596175609756098" calcext:value-type="float">
            <text:p>0.05962</text:p>
          </table:table-cell>
          <table:table-cell table:style-name="ce27" table:formula="of:=[.L7]/41" office:value-type="float" office:value="0.0478631707317073" calcext:value-type="float">
            <text:p>0.04786</text:p>
          </table:table-cell>
          <table:table-cell table:style-name="ce27" table:formula="of:=[.M7]/41" office:value-type="float" office:value="0.060320243902439" calcext:value-type="float">
            <text:p>0.06032</text:p>
          </table:table-cell>
          <table:table-cell table:style-name="ce27" table:formula="of:=[.N7]/41" office:value-type="float" office:value="0.347758536585366" calcext:value-type="float">
            <text:p>0.34776</text:p>
          </table:table-cell>
          <table:table-cell table:style-name="ce27" table:formula="of:=[.O7]/41" office:value-type="float" office:value="0" calcext:value-type="float">
            <text:p>0.00000</text:p>
          </table:table-cell>
          <table:table-cell table:style-name="ce27" table:formula="of:=[.P7]/41" office:value-type="float" office:value="0.0787731707317073" calcext:value-type="float">
            <text:p>0.07877</text:p>
          </table:table-cell>
          <table:table-cell table:style-name="ce27" table:formula="of:=[.Q7]/41" office:value-type="float" office:value="0.0478631707317073" calcext:value-type="float">
            <text:p>0.04786</text:p>
          </table:table-cell>
          <table:table-cell table:style-name="ce27" table:formula="of:=[.R7]/41" office:value-type="float" office:value="0.0607853658536585" calcext:value-type="float">
            <text:p>0.06079</text:p>
          </table:table-cell>
          <table:table-cell table:style-name="ce27" table:formula="of:=[.S7]/41" office:value-type="float" office:value="0.0986690243902439" calcext:value-type="float">
            <text:p>0.09867</text:p>
          </table:table-cell>
          <table:table-cell table:style-name="ce27" table:formula="of:=[.T7]/41" office:value-type="float" office:value="0.0572221951219512" calcext:value-type="float">
            <text:p>0.05722</text:p>
          </table:table-cell>
          <table:table-cell table:style-name="ce27" table:formula="of:=[.U7]/41" office:value-type="float" office:value="0.095600243902439" calcext:value-type="float">
            <text:p>0.09560</text:p>
          </table:table-cell>
          <table:table-cell table:style-name="ce27" table:formula="of:=[.V7]/41" office:value-type="float" office:value="0.0721785365853659" calcext:value-type="float">
            <text:p>0.07218</text:p>
          </table:table-cell>
          <table:table-cell table:style-name="ce27" table:formula="of:=[.W7]/41" office:value-type="float" office:value="0.0327890243902439" calcext:value-type="float">
            <text:p>0.03279</text:p>
          </table:table-cell>
          <table:table-cell table:style-name="ce27" table:formula="of:=[.X7]/41" office:value-type="float" office:value="0.084689756097561" calcext:value-type="float">
            <text:p>0.08469</text:p>
          </table:table-cell>
          <table:table-cell table:style-name="ce27" table:formula="of:=[.Y7]/41" office:value-type="float" office:value="0.077439512195122" calcext:value-type="float">
            <text:p>0.07744</text:p>
          </table:table-cell>
          <table:table-cell table:style-name="ce27" table:formula="of:=[.Z7]/41" office:value-type="float" office:value="0.0974919512195122" calcext:value-type="float">
            <text:p>0.09749</text:p>
          </table:table-cell>
          <table:table-cell table:style-name="ce27" table:formula="of:=[.AA7]/41" office:value-type="float" office:value="0.105142926829268" calcext:value-type="float">
            <text:p>0.10514</text:p>
          </table:table-cell>
          <table:table-cell table:style-name="ce27" table:formula="of:=[.AB7]/41" office:value-type="float" office:value="0.112303902439024" calcext:value-type="float">
            <text:p>0.11230</text:p>
          </table:table-cell>
          <table:table-cell table:style-name="ce27" table:formula="of:=[.AC7]/41" office:value-type="float" office:value="0.0711939024390244" calcext:value-type="float">
            <text:p>0.07119</text:p>
          </table:table-cell>
          <table:table-cell table:style-name="ce27" table:formula="of:=[.AD7]/41" office:value-type="float" office:value="0.0794836585365854" calcext:value-type="float">
            <text:p>0.07948</text:p>
          </table:table-cell>
          <table:table-cell table:style-name="ce27" table:formula="of:=[.AE7]/41" office:value-type="float" office:value="0.0781029268292683" calcext:value-type="float">
            <text:p>0.07810</text:p>
          </table:table-cell>
          <table:table-cell table:style-name="ce27" table:formula="of:=[.AF7]/41" office:value-type="float" office:value="0.08194" calcext:value-type="float">
            <text:p>0.08194</text:p>
          </table:table-cell>
          <table:table-cell table:style-name="ce27" table:formula="of:=[.AG7]/41" office:value-type="float" office:value="0.0865782926829268" calcext:value-type="float">
            <text:p>0.08658</text:p>
          </table:table-cell>
          <table:table-cell table:style-name="ce27" table:formula="of:=[.AH7]/41" office:value-type="float" office:value="0.139062926829268" calcext:value-type="float">
            <text:p>0.13906</text:p>
          </table:table-cell>
          <table:table-cell table:style-name="ce27" table:formula="of:=[.AI7]/41" office:value-type="float" office:value="0.139062926829268" calcext:value-type="float">
            <text:p>0.13906</text:p>
          </table:table-cell>
          <table:table-cell table:style-name="ce27" table:formula="of:=[.AJ7]/41" office:value-type="float" office:value="0" calcext:value-type="float">
            <text:p>0.00000</text:p>
          </table:table-cell>
          <table:table-cell table:style-name="ce27" table:formula="of:=[.AK7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6:</text:p>
          </table:table-cell>
          <table:table-cell table:style-name="ce27" table:formula="of:=[.J8]/41" office:value-type="float" office:value="0.0149833902439024" calcext:value-type="float">
            <text:p>0.01498</text:p>
          </table:table-cell>
          <table:table-cell table:style-name="ce27" table:formula="of:=[.K8]/41" office:value-type="float" office:value="0.0195021707317073" calcext:value-type="float">
            <text:p>0.01950</text:p>
          </table:table-cell>
          <table:table-cell table:style-name="ce27" table:formula="of:=[.L8]/41" office:value-type="float" office:value="0.03091" calcext:value-type="float">
            <text:p>0.03091</text:p>
          </table:table-cell>
          <table:table-cell table:style-name="ce27" table:formula="of:=[.M8]/41" office:value-type="float" office:value="0.0219693902439024" calcext:value-type="float">
            <text:p>0.02197</text:p>
          </table:table-cell>
          <table:table-cell table:style-name="ce27" table:formula="of:=[.N8]/41" office:value-type="float" office:value="0.33440243902439" calcext:value-type="float">
            <text:p>0.33440</text:p>
          </table:table-cell>
          <table:table-cell table:style-name="ce27" table:formula="of:=[.O8]/41" office:value-type="float" office:value="0.0787731707317073" calcext:value-type="float">
            <text:p>0.07877</text:p>
          </table:table-cell>
          <table:table-cell table:style-name="ce27" table:formula="of:=[.P8]/41" office:value-type="float" office:value="0" calcext:value-type="float">
            <text:p>0.00000</text:p>
          </table:table-cell>
          <table:table-cell table:style-name="ce27" table:formula="of:=[.Q8]/41" office:value-type="float" office:value="0.03091" calcext:value-type="float">
            <text:p>0.03091</text:p>
          </table:table-cell>
          <table:table-cell table:style-name="ce27" table:formula="of:=[.R8]/41" office:value-type="float" office:value="0.0217351951219512" calcext:value-type="float">
            <text:p>0.02174</text:p>
          </table:table-cell>
          <table:table-cell table:style-name="ce27" table:formula="of:=[.S8]/41" office:value-type="float" office:value="0.0338836585365854" calcext:value-type="float">
            <text:p>0.03388</text:p>
          </table:table-cell>
          <table:table-cell table:style-name="ce27" table:formula="of:=[.T8]/41" office:value-type="float" office:value="0.134430975609756" calcext:value-type="float">
            <text:p>0.13443</text:p>
          </table:table-cell>
          <table:table-cell table:style-name="ce27" table:formula="of:=[.U8]/41" office:value-type="float" office:value="0.0910704878048781" calcext:value-type="float">
            <text:p>0.09107</text:p>
          </table:table-cell>
          <table:table-cell table:style-name="ce27" table:formula="of:=[.V8]/41" office:value-type="float" office:value="0.0619878048780488" calcext:value-type="float">
            <text:p>0.06199</text:p>
          </table:table-cell>
          <table:table-cell table:style-name="ce27" table:formula="of:=[.W8]/41" office:value-type="float" office:value="0.0807687804878049" calcext:value-type="float">
            <text:p>0.08077</text:p>
          </table:table-cell>
          <table:table-cell table:style-name="ce27" table:formula="of:=[.X8]/41" office:value-type="float" office:value="0.15359" calcext:value-type="float">
            <text:p>0.15359</text:p>
          </table:table-cell>
          <table:table-cell table:style-name="ce27" table:formula="of:=[.Y8]/41" office:value-type="float" office:value="0.00383609756097561" calcext:value-type="float">
            <text:p>0.00384</text:p>
          </table:table-cell>
          <table:table-cell table:style-name="ce27" table:formula="of:=[.Z8]/41" office:value-type="float" office:value="0.0243509756097561" calcext:value-type="float">
            <text:p>0.02435</text:p>
          </table:table-cell>
          <table:table-cell table:style-name="ce27" table:formula="of:=[.AA8]/41" office:value-type="float" office:value="0.183906097560976" calcext:value-type="float">
            <text:p>0.18391</text:p>
          </table:table-cell>
          <table:table-cell table:style-name="ce27" table:formula="of:=[.AB8]/41" office:value-type="float" office:value="0.0680263414634146" calcext:value-type="float">
            <text:p>0.06803</text:p>
          </table:table-cell>
          <table:table-cell table:style-name="ce27" table:formula="of:=[.AC8]/41" office:value-type="float" office:value="0.0607960975609756" calcext:value-type="float">
            <text:p>0.06080</text:p>
          </table:table-cell>
          <table:table-cell table:style-name="ce27" table:formula="of:=[.AD8]/41" office:value-type="float" office:value="0.00573817073170732" calcext:value-type="float">
            <text:p>0.00574</text:p>
          </table:table-cell>
          <table:table-cell table:style-name="ce27" table:formula="of:=[.AE8]/41" office:value-type="float" office:value="0.13466512195122" calcext:value-type="float">
            <text:p>0.13467</text:p>
          </table:table-cell>
          <table:table-cell table:style-name="ce27" table:formula="of:=[.AF8]/41" office:value-type="float" office:value="0.0185244634146341" calcext:value-type="float">
            <text:p>0.01852</text:p>
          </table:table-cell>
          <table:table-cell table:style-name="ce27" table:formula="of:=[.AG8]/41" office:value-type="float" office:value="0.0185313170731707" calcext:value-type="float">
            <text:p>0.01853</text:p>
          </table:table-cell>
          <table:table-cell table:style-name="ce27" table:formula="of:=[.AH8]/41" office:value-type="float" office:value="0.100741707317073" calcext:value-type="float">
            <text:p>0.10074</text:p>
          </table:table-cell>
          <table:table-cell table:style-name="ce27" table:formula="of:=[.AI8]/41" office:value-type="float" office:value="0.100741707317073" calcext:value-type="float">
            <text:p>0.10074</text:p>
          </table:table-cell>
          <table:table-cell table:style-name="ce27" table:formula="of:=[.AJ8]/41" office:value-type="float" office:value="0" calcext:value-type="float">
            <text:p>0.00000</text:p>
          </table:table-cell>
          <table:table-cell table:style-name="ce27" table:formula="of:=[.AK8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7:</text:p>
          </table:table-cell>
          <table:table-cell table:style-name="ce27" table:formula="of:=[.J9]/41" office:value-type="float" office:value="0.0208697317073171" calcext:value-type="float">
            <text:p>0.02087</text:p>
          </table:table-cell>
          <table:table-cell table:style-name="ce27" table:formula="of:=[.K9]/41" office:value-type="float" office:value="0.0121130243902439" calcext:value-type="float">
            <text:p>0.01211</text:p>
          </table:table-cell>
          <table:table-cell table:style-name="ce27" table:formula="of:=[.L9]/41" office:value-type="float" office:value="0" calcext:value-type="float">
            <text:p>0.00000</text:p>
          </table:table-cell>
          <table:table-cell table:style-name="ce27" table:formula="of:=[.M9]/41" office:value-type="float" office:value="0.015498512195122" calcext:value-type="float">
            <text:p>0.01550</text:p>
          </table:table-cell>
          <table:table-cell table:style-name="ce27" table:formula="of:=[.N9]/41" office:value-type="float" office:value="0.337585365853658" calcext:value-type="float">
            <text:p>0.33759</text:p>
          </table:table-cell>
          <table:table-cell table:style-name="ce27" table:formula="of:=[.O9]/41" office:value-type="float" office:value="0.0478631707317073" calcext:value-type="float">
            <text:p>0.04786</text:p>
          </table:table-cell>
          <table:table-cell table:style-name="ce27" table:formula="of:=[.P9]/41" office:value-type="float" office:value="0.03091" calcext:value-type="float">
            <text:p>0.03091</text:p>
          </table:table-cell>
          <table:table-cell table:style-name="ce27" table:formula="of:=[.Q9]/41" office:value-type="float" office:value="0" calcext:value-type="float">
            <text:p>0.00000</text:p>
          </table:table-cell>
          <table:table-cell table:style-name="ce27" table:formula="of:=[.R9]/41" office:value-type="float" office:value="0.0160014390243902" calcext:value-type="float">
            <text:p>0.01600</text:p>
          </table:table-cell>
          <table:table-cell table:style-name="ce27" table:formula="of:=[.S9]/41" office:value-type="float" office:value="0.0551568292682927" calcext:value-type="float">
            <text:p>0.05516</text:p>
          </table:table-cell>
          <table:table-cell table:style-name="ce27" table:formula="of:=[.T9]/41" office:value-type="float" office:value="0.103865853658537" calcext:value-type="float">
            <text:p>0.10387</text:p>
          </table:table-cell>
          <table:table-cell table:style-name="ce27" table:formula="of:=[.U9]/41" office:value-type="float" office:value="0.084600243902439" calcext:value-type="float">
            <text:p>0.08460</text:p>
          </table:table-cell>
          <table:table-cell table:style-name="ce27" table:formula="of:=[.V9]/41" office:value-type="float" office:value="0.0537821951219512" calcext:value-type="float">
            <text:p>0.05378</text:p>
          </table:table-cell>
          <table:table-cell table:style-name="ce27" table:formula="of:=[.W9]/41" office:value-type="float" office:value="0.05387" calcext:value-type="float">
            <text:p>0.05387</text:p>
          </table:table-cell>
          <table:table-cell table:style-name="ce27" table:formula="of:=[.X9]/41" office:value-type="float" office:value="0.125201463414634" calcext:value-type="float">
            <text:p>0.12520</text:p>
          </table:table-cell>
          <table:table-cell table:style-name="ce27" table:formula="of:=[.Y9]/41" office:value-type="float" office:value="0.0297168292682927" calcext:value-type="float">
            <text:p>0.02972</text:p>
          </table:table-cell>
          <table:table-cell table:style-name="ce27" table:formula="of:=[.Z9]/41" office:value-type="float" office:value="0.051070243902439" calcext:value-type="float">
            <text:p>0.05107</text:p>
          </table:table-cell>
          <table:table-cell table:style-name="ce27" table:formula="of:=[.AA9]/41" office:value-type="float" office:value="0.152999756097561" calcext:value-type="float">
            <text:p>0.15300</text:p>
          </table:table-cell>
          <table:table-cell table:style-name="ce27" table:formula="of:=[.AB9]/41" office:value-type="float" office:value="0.0793092682926829" calcext:value-type="float">
            <text:p>0.07931</text:p>
          </table:table-cell>
          <table:table-cell table:style-name="ce27" table:formula="of:=[.AC9]/41" office:value-type="float" office:value="0.0524251219512195" calcext:value-type="float">
            <text:p>0.05243</text:p>
          </table:table-cell>
          <table:table-cell table:style-name="ce27" table:formula="of:=[.AD9]/41" office:value-type="float" office:value="0.0319190243902439" calcext:value-type="float">
            <text:p>0.03192</text:p>
          </table:table-cell>
          <table:table-cell table:style-name="ce27" table:formula="of:=[.AE9]/41" office:value-type="float" office:value="0.109279024390244" calcext:value-type="float">
            <text:p>0.10928</text:p>
          </table:table-cell>
          <table:table-cell table:style-name="ce27" table:formula="of:=[.AF9]/41" office:value-type="float" office:value="0.0368948780487805" calcext:value-type="float">
            <text:p>0.03689</text:p>
          </table:table-cell>
          <table:table-cell table:style-name="ce27" table:formula="of:=[.AG9]/41" office:value-type="float" office:value="0.0408439024390244" calcext:value-type="float">
            <text:p>0.04084</text:p>
          </table:table-cell>
          <table:table-cell table:style-name="ce27" table:formula="of:=[.AH9]/41" office:value-type="float" office:value="0.11085243902439" calcext:value-type="float">
            <text:p>0.11085</text:p>
          </table:table-cell>
          <table:table-cell table:style-name="ce27" table:formula="of:=[.AI9]/41" office:value-type="float" office:value="0.11085243902439" calcext:value-type="float">
            <text:p>0.11085</text:p>
          </table:table-cell>
          <table:table-cell table:style-name="ce27" table:formula="of:=[.AJ9]/41" office:value-type="float" office:value="0" calcext:value-type="float">
            <text:p>0.00000</text:p>
          </table:table-cell>
          <table:table-cell table:style-name="ce27" table:formula="of:=[.AK9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8:</text:p>
          </table:table-cell>
          <table:table-cell table:style-name="ce27" table:formula="of:=[.J10]/41" office:value-type="float" office:value="0.00712439024390244" calcext:value-type="float">
            <text:p>0.00712</text:p>
          </table:table-cell>
          <table:table-cell table:style-name="ce27" table:formula="of:=[.K10]/41" office:value-type="float" office:value="0.0138625609756098" calcext:value-type="float">
            <text:p>0.01386</text:p>
          </table:table-cell>
          <table:table-cell table:style-name="ce27" table:formula="of:=[.L10]/41" office:value-type="float" office:value="0.0160014390243902" calcext:value-type="float">
            <text:p>0.01600</text:p>
          </table:table-cell>
          <table:table-cell table:style-name="ce27" table:formula="of:=[.M10]/41" office:value-type="float" office:value="0.000507824390243902" calcext:value-type="float">
            <text:p>0.00051</text:p>
          </table:table-cell>
          <table:table-cell table:style-name="ce27" table:formula="of:=[.N10]/41" office:value-type="float" office:value="0.346590243902439" calcext:value-type="float">
            <text:p>0.34659</text:p>
          </table:table-cell>
          <table:table-cell table:style-name="ce27" table:formula="of:=[.O10]/41" office:value-type="float" office:value="0.0607853658536585" calcext:value-type="float">
            <text:p>0.06079</text:p>
          </table:table-cell>
          <table:table-cell table:style-name="ce27" table:formula="of:=[.P10]/41" office:value-type="float" office:value="0.0217351951219512" calcext:value-type="float">
            <text:p>0.02174</text:p>
          </table:table-cell>
          <table:table-cell table:style-name="ce27" table:formula="of:=[.Q10]/41" office:value-type="float" office:value="0.0160014390243902" calcext:value-type="float">
            <text:p>0.01600</text:p>
          </table:table-cell>
          <table:table-cell table:style-name="ce27" table:formula="of:=[.R10]/41" office:value-type="float" office:value="0" calcext:value-type="float">
            <text:p>0.00000</text:p>
          </table:table-cell>
          <table:table-cell table:style-name="ce27" table:formula="of:=[.S10]/41" office:value-type="float" office:value="0.0532965853658537" calcext:value-type="float">
            <text:p>0.05330</text:p>
          </table:table-cell>
          <table:table-cell table:style-name="ce27" table:formula="of:=[.T10]/41" office:value-type="float" office:value="0.117754634146341" calcext:value-type="float">
            <text:p>0.11775</text:p>
          </table:table-cell>
          <table:table-cell table:style-name="ce27" table:formula="of:=[.U10]/41" office:value-type="float" office:value="0.0963424390243902" calcext:value-type="float">
            <text:p>0.09634</text:p>
          </table:table-cell>
          <table:table-cell table:style-name="ce27" table:formula="of:=[.V10]/41" office:value-type="float" office:value="0.0447482926829268" calcext:value-type="float">
            <text:p>0.04475</text:p>
          </table:table-cell>
          <table:table-cell table:style-name="ce27" table:formula="of:=[.W10]/41" office:value-type="float" office:value="0.0591824390243903" calcext:value-type="float">
            <text:p>0.05918</text:p>
          </table:table-cell>
          <table:table-cell table:style-name="ce27" table:formula="of:=[.X10]/41" office:value-type="float" office:value="0.140672682926829" calcext:value-type="float">
            <text:p>0.14067</text:p>
          </table:table-cell>
          <table:table-cell table:style-name="ce27" table:formula="of:=[.Y10]/41" office:value-type="float" office:value="0.0225754390243902" calcext:value-type="float">
            <text:p>0.02258</text:p>
          </table:table-cell>
          <table:table-cell table:style-name="ce27" table:formula="of:=[.Z10]/41" office:value-type="float" office:value="0.0367068292682927" calcext:value-type="float">
            <text:p>0.03671</text:p>
          </table:table-cell>
          <table:table-cell table:style-name="ce27" table:formula="of:=[.AA10]/41" office:value-type="float" office:value="0.165463170731707" calcext:value-type="float">
            <text:p>0.16546</text:p>
          </table:table-cell>
          <table:table-cell table:style-name="ce27" table:formula="of:=[.AB10]/41" office:value-type="float" office:value="0.0834265853658537" calcext:value-type="float">
            <text:p>0.08343</text:p>
          </table:table-cell>
          <table:table-cell table:style-name="ce27" table:formula="of:=[.AC10]/41" office:value-type="float" office:value="0.0434314634146342" calcext:value-type="float">
            <text:p>0.04343</text:p>
          </table:table-cell>
          <table:table-cell table:style-name="ce27" table:formula="of:=[.AD10]/41" office:value-type="float" office:value="0.0200603170731707" calcext:value-type="float">
            <text:p>0.02006</text:p>
          </table:table-cell>
          <table:table-cell table:style-name="ce27" table:formula="of:=[.AE10]/41" office:value-type="float" office:value="0.125267317073171" calcext:value-type="float">
            <text:p>0.12527</text:p>
          </table:table-cell>
          <table:table-cell table:style-name="ce27" table:formula="of:=[.AF10]/41" office:value-type="float" office:value="0.0214599756097561" calcext:value-type="float">
            <text:p>0.02146</text:p>
          </table:table-cell>
          <table:table-cell table:style-name="ce27" table:formula="of:=[.AG10]/41" office:value-type="float" office:value="0.0258690243902439" calcext:value-type="float">
            <text:p>0.02587</text:p>
          </table:table-cell>
          <table:table-cell table:style-name="ce27" table:formula="of:=[.AH10]/41" office:value-type="float" office:value="0.115979512195122" calcext:value-type="float">
            <text:p>0.11598</text:p>
          </table:table-cell>
          <table:table-cell table:style-name="ce27" table:formula="of:=[.AI10]/41" office:value-type="float" office:value="0.115979512195122" calcext:value-type="float">
            <text:p>0.11598</text:p>
          </table:table-cell>
          <table:table-cell table:style-name="ce27" table:formula="of:=[.AJ10]/41" office:value-type="float" office:value="0" calcext:value-type="float">
            <text:p>0.00000</text:p>
          </table:table-cell>
          <table:table-cell table:style-name="ce27" table:formula="of:=[.AK10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2" office:value-type="string" calcext:value-type="string">
            <text:p>9:</text:p>
          </table:table-cell>
          <table:table-cell table:style-name="ce27" table:formula="of:=[.J11]/41" office:value-type="float" office:value="0.0477336585365854" calcext:value-type="float">
            <text:p>0.04773</text:p>
          </table:table-cell>
          <table:table-cell table:style-name="ce27" table:formula="of:=[.K11]/41" office:value-type="float" office:value="0.0437865853658537" calcext:value-type="float">
            <text:p>0.04379</text:p>
          </table:table-cell>
          <table:table-cell table:style-name="ce27" table:formula="of:=[.L11]/41" office:value-type="float" office:value="0.0551568292682927" calcext:value-type="float">
            <text:p>0.05516</text:p>
          </table:table-cell>
          <table:table-cell table:style-name="ce27" table:formula="of:=[.M11]/41" office:value-type="float" office:value="0.0533521951219512" calcext:value-type="float">
            <text:p>0.05335</text:p>
          </table:table-cell>
          <table:table-cell table:style-name="ce27" table:formula="of:=[.N11]/41" office:value-type="float" office:value="0.303587804878049" calcext:value-type="float">
            <text:p>0.30359</text:p>
          </table:table-cell>
          <table:table-cell table:style-name="ce27" table:formula="of:=[.O11]/41" office:value-type="float" office:value="0.0986690243902439" calcext:value-type="float">
            <text:p>0.09867</text:p>
          </table:table-cell>
          <table:table-cell table:style-name="ce27" table:formula="of:=[.P11]/41" office:value-type="float" office:value="0.0338836585365854" calcext:value-type="float">
            <text:p>0.03388</text:p>
          </table:table-cell>
          <table:table-cell table:style-name="ce27" table:formula="of:=[.Q11]/41" office:value-type="float" office:value="0.0551568292682927" calcext:value-type="float">
            <text:p>0.05516</text:p>
          </table:table-cell>
          <table:table-cell table:style-name="ce27" table:formula="of:=[.R11]/41" office:value-type="float" office:value="0.0532965853658537" calcext:value-type="float">
            <text:p>0.05330</text:p>
          </table:table-cell>
          <table:table-cell table:style-name="ce27" table:formula="of:=[.S11]/41" office:value-type="float" office:value="0" calcext:value-type="float">
            <text:p>0.00000</text:p>
          </table:table-cell>
          <table:table-cell table:style-name="ce27" table:formula="of:=[.T11]/41" office:value-type="float" office:value="0.148999512195122" calcext:value-type="float">
            <text:p>0.14900</text:p>
          </table:table-cell>
          <table:table-cell table:style-name="ce27" table:formula="of:=[.U11]/41" office:value-type="float" office:value="0.0731273170731707" calcext:value-type="float">
            <text:p>0.07313</text:p>
          </table:table-cell>
          <table:table-cell table:style-name="ce27" table:formula="of:=[.V11]/41" office:value-type="float" office:value="0.0958375609756098" calcext:value-type="float">
            <text:p>0.09584</text:p>
          </table:table-cell>
          <table:table-cell table:style-name="ce27" table:formula="of:=[.W11]/41" office:value-type="float" office:value="0.108975853658537" calcext:value-type="float">
            <text:p>0.10898</text:p>
          </table:table-cell>
          <table:table-cell table:style-name="ce27" table:formula="of:=[.X11]/41" office:value-type="float" office:value="0.160546829268293" calcext:value-type="float">
            <text:p>0.16055</text:p>
          </table:table-cell>
          <table:table-cell table:style-name="ce27" table:formula="of:=[.Y11]/41" office:value-type="float" office:value="0.0314551219512195" calcext:value-type="float">
            <text:p>0.03146</text:p>
          </table:table-cell>
          <table:table-cell table:style-name="ce27" table:formula="of:=[.Z11]/41" office:value-type="float" office:value="0.0476251219512195" calcext:value-type="float">
            <text:p>0.04763</text:p>
          </table:table-cell>
          <table:table-cell table:style-name="ce27" table:formula="of:=[.AA11]/41" office:value-type="float" office:value="0.200988536585366" calcext:value-type="float">
            <text:p>0.20099</text:p>
          </table:table-cell>
          <table:table-cell table:style-name="ce27" table:formula="of:=[.AB11]/41" office:value-type="float" office:value="0.0369582926829268" calcext:value-type="float">
            <text:p>0.03696</text:p>
          </table:table-cell>
          <table:table-cell table:style-name="ce27" table:formula="of:=[.AC11]/41" office:value-type="float" office:value="0.0946319512195122" calcext:value-type="float">
            <text:p>0.09463</text:p>
          </table:table-cell>
          <table:table-cell table:style-name="ce27" table:formula="of:=[.AD11]/41" office:value-type="float" office:value="0.038889756097561" calcext:value-type="float">
            <text:p>0.03889</text:p>
          </table:table-cell>
          <table:table-cell table:style-name="ce27" table:formula="of:=[.AE11]/41" office:value-type="float" office:value="0.136428536585366" calcext:value-type="float">
            <text:p>0.13643</text:p>
          </table:table-cell>
          <table:table-cell table:style-name="ce27" table:formula="of:=[.AF11]/41" office:value-type="float" office:value="0.0508039024390244" calcext:value-type="float">
            <text:p>0.05080</text:p>
          </table:table-cell>
          <table:table-cell table:style-name="ce27" table:formula="of:=[.AG11]/41" office:value-type="float" office:value="0.0487107317073171" calcext:value-type="float">
            <text:p>0.04871</text:p>
          </table:table-cell>
          <table:table-cell table:style-name="ce27" table:formula="of:=[.AH11]/41" office:value-type="float" office:value="0.0687285365853659" calcext:value-type="float">
            <text:p>0.06873</text:p>
          </table:table-cell>
          <table:table-cell table:style-name="ce27" table:formula="of:=[.AI11]/41" office:value-type="float" office:value="0.0687285365853659" calcext:value-type="float">
            <text:p>0.06873</text:p>
          </table:table-cell>
          <table:table-cell table:style-name="ce27" table:formula="of:=[.AJ11]/41" office:value-type="float" office:value="0" calcext:value-type="float">
            <text:p>0.00000</text:p>
          </table:table-cell>
          <table:table-cell table:style-name="ce27" table:formula="of:=[.AK11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</text:p>
          </table:table-cell>
          <table:table-cell table:style-name="ce27" table:formula="of:=[.J12]/41" office:value-type="float" office:value="0.124099024390244" calcext:value-type="float">
            <text:p>0.12410</text:p>
          </table:table-cell>
          <table:table-cell table:style-name="ce27" table:formula="of:=[.K12]/41" office:value-type="float" office:value="0.11494243902439" calcext:value-type="float">
            <text:p>0.11494</text:p>
          </table:table-cell>
          <table:table-cell table:style-name="ce27" table:formula="of:=[.L12]/41" office:value-type="float" office:value="0.103865853658537" calcext:value-type="float">
            <text:p>0.10387</text:p>
          </table:table-cell>
          <table:table-cell table:style-name="ce27" table:formula="of:=[.M12]/41" office:value-type="float" office:value="0.117277317073171" calcext:value-type="float">
            <text:p>0.11728</text:p>
          </table:table-cell>
          <table:table-cell table:style-name="ce27" table:formula="of:=[.N12]/41" office:value-type="float" office:value="0.351063414634146" calcext:value-type="float">
            <text:p>0.35106</text:p>
          </table:table-cell>
          <table:table-cell table:style-name="ce27" table:formula="of:=[.O12]/41" office:value-type="float" office:value="0.0572221951219512" calcext:value-type="float">
            <text:p>0.05722</text:p>
          </table:table-cell>
          <table:table-cell table:style-name="ce27" table:formula="of:=[.P12]/41" office:value-type="float" office:value="0.134430975609756" calcext:value-type="float">
            <text:p>0.13443</text:p>
          </table:table-cell>
          <table:table-cell table:style-name="ce27" table:formula="of:=[.Q12]/41" office:value-type="float" office:value="0.103865853658537" calcext:value-type="float">
            <text:p>0.10387</text:p>
          </table:table-cell>
          <table:table-cell table:style-name="ce27" table:formula="of:=[.R12]/41" office:value-type="float" office:value="0.117754634146341" calcext:value-type="float">
            <text:p>0.11775</text:p>
          </table:table-cell>
          <table:table-cell table:style-name="ce27" table:formula="of:=[.S12]/41" office:value-type="float" office:value="0.148999512195122" calcext:value-type="float">
            <text:p>0.14900</text:p>
          </table:table-cell>
          <table:table-cell table:style-name="ce27" table:formula="of:=[.T12]/41" office:value-type="float" office:value="0" calcext:value-type="float">
            <text:p>0.00000</text:p>
          </table:table-cell>
          <table:table-cell table:style-name="ce27" table:formula="of:=[.U12]/41" office:value-type="float" office:value="0.119868780487805" calcext:value-type="float">
            <text:p>0.11987</text:p>
          </table:table-cell>
          <table:table-cell table:style-name="ce27" table:formula="of:=[.V12]/41" office:value-type="float" office:value="0.124869024390244" calcext:value-type="float">
            <text:p>0.12487</text:p>
          </table:table-cell>
          <table:table-cell table:style-name="ce27" table:formula="of:=[.W12]/41" office:value-type="float" office:value="0.0774409756097561" calcext:value-type="float">
            <text:p>0.07744</text:p>
          </table:table-cell>
          <table:table-cell table:style-name="ce27" table:formula="of:=[.X12]/41" office:value-type="float" office:value="0.0385763414634146" calcext:value-type="float">
            <text:p>0.03858</text:p>
          </table:table-cell>
          <table:table-cell table:style-name="ce27" table:formula="of:=[.Y12]/41" office:value-type="float" office:value="0.13261" calcext:value-type="float">
            <text:p>0.13261</text:p>
          </table:table-cell>
          <table:table-cell table:style-name="ce27" table:formula="of:=[.Z12]/41" office:value-type="float" office:value="0.154411463414634" calcext:value-type="float">
            <text:p>0.15441</text:p>
          </table:table-cell>
          <table:table-cell table:style-name="ce27" table:formula="of:=[.AA12]/41" office:value-type="float" office:value="0.052789756097561" calcext:value-type="float">
            <text:p>0.05279</text:p>
          </table:table-cell>
          <table:table-cell table:style-name="ce27" table:formula="of:=[.AB12]/41" office:value-type="float" office:value="0.152926585365854" calcext:value-type="float">
            <text:p>0.15293</text:p>
          </table:table-cell>
          <table:table-cell table:style-name="ce27" table:formula="of:=[.AC12]/41" office:value-type="float" office:value="0.12412756097561" calcext:value-type="float">
            <text:p>0.12413</text:p>
          </table:table-cell>
          <table:table-cell table:style-name="ce27" table:formula="of:=[.AD12]/41" office:value-type="float" office:value="0.135783658536585" calcext:value-type="float">
            <text:p>0.13578</text:p>
          </table:table-cell>
          <table:table-cell table:style-name="ce27" table:formula="of:=[.AE12]/41" office:value-type="float" office:value="0.0543653658536585" calcext:value-type="float">
            <text:p>0.05437</text:p>
          </table:table-cell>
          <table:table-cell table:style-name="ce27" table:formula="of:=[.AF12]/41" office:value-type="float" office:value="0.139054390243902" calcext:value-type="float">
            <text:p>0.13905</text:p>
          </table:table-cell>
          <table:table-cell table:style-name="ce27" table:formula="of:=[.AG12]/41" office:value-type="float" office:value="0.143615365853659" calcext:value-type="float">
            <text:p>0.14362</text:p>
          </table:table-cell>
          <table:table-cell table:style-name="ce27" table:formula="of:=[.AH12]/41" office:value-type="float" office:value="0.172752195121951" calcext:value-type="float">
            <text:p>0.17275</text:p>
          </table:table-cell>
          <table:table-cell table:style-name="ce27" table:formula="of:=[.AI12]/41" office:value-type="float" office:value="0.172752195121951" calcext:value-type="float">
            <text:p>0.17275</text:p>
          </table:table-cell>
          <table:table-cell table:style-name="ce27" table:formula="of:=[.AJ12]/41" office:value-type="float" office:value="0" calcext:value-type="float">
            <text:p>0.00000</text:p>
          </table:table-cell>
          <table:table-cell table:style-name="ce27" table:formula="of:=[.AK12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</text:p>
          </table:table-cell>
          <table:table-cell table:style-name="ce27" table:formula="of:=[.J13]/41" office:value-type="float" office:value="0.0959751219512195" calcext:value-type="float">
            <text:p>0.09598</text:p>
          </table:table-cell>
          <table:table-cell table:style-name="ce27" table:formula="of:=[.K13]/41" office:value-type="float" office:value="0.0826270731707317" calcext:value-type="float">
            <text:p>0.08263</text:p>
          </table:table-cell>
          <table:table-cell table:style-name="ce27" table:formula="of:=[.L13]/41" office:value-type="float" office:value="0.084600243902439" calcext:value-type="float">
            <text:p>0.08460</text:p>
          </table:table-cell>
          <table:table-cell table:style-name="ce27" table:formula="of:=[.M13]/41" office:value-type="float" office:value="0.0959985365853659" calcext:value-type="float">
            <text:p>0.09600</text:p>
          </table:table-cell>
          <table:table-cell table:style-name="ce27" table:formula="of:=[.N13]/41" office:value-type="float" office:value="0.254873170731707" calcext:value-type="float">
            <text:p>0.25487</text:p>
          </table:table-cell>
          <table:table-cell table:style-name="ce27" table:formula="of:=[.O13]/41" office:value-type="float" office:value="0.095600243902439" calcext:value-type="float">
            <text:p>0.09560</text:p>
          </table:table-cell>
          <table:table-cell table:style-name="ce27" table:formula="of:=[.P13]/41" office:value-type="float" office:value="0.0910704878048781" calcext:value-type="float">
            <text:p>0.09107</text:p>
          </table:table-cell>
          <table:table-cell table:style-name="ce27" table:formula="of:=[.Q13]/41" office:value-type="float" office:value="0.084600243902439" calcext:value-type="float">
            <text:p>0.08460</text:p>
          </table:table-cell>
          <table:table-cell table:style-name="ce27" table:formula="of:=[.R13]/41" office:value-type="float" office:value="0.0963424390243902" calcext:value-type="float">
            <text:p>0.09634</text:p>
          </table:table-cell>
          <table:table-cell table:style-name="ce27" table:formula="of:=[.S13]/41" office:value-type="float" office:value="0.0731273170731707" calcext:value-type="float">
            <text:p>0.07313</text:p>
          </table:table-cell>
          <table:table-cell table:style-name="ce27" table:formula="of:=[.T13]/41" office:value-type="float" office:value="0.119868780487805" calcext:value-type="float">
            <text:p>0.11987</text:p>
          </table:table-cell>
          <table:table-cell table:style-name="ce27" table:formula="of:=[.U13]/41" office:value-type="float" office:value="0" calcext:value-type="float">
            <text:p>0.00000</text:p>
          </table:table-cell>
          <table:table-cell table:style-name="ce27" table:formula="of:=[.V13]/41" office:value-type="float" office:value="0.138364390243902" calcext:value-type="float">
            <text:p>0.13836</text:p>
          </table:table-cell>
          <table:table-cell table:style-name="ce27" table:formula="of:=[.W13]/41" office:value-type="float" office:value="0.123550487804878" calcext:value-type="float">
            <text:p>0.12355</text:p>
          </table:table-cell>
          <table:table-cell table:style-name="ce27" table:formula="of:=[.X13]/41" office:value-type="float" office:value="0.113600975609756" calcext:value-type="float">
            <text:p>0.11360</text:p>
          </table:table-cell>
          <table:table-cell table:style-name="ce27" table:formula="of:=[.Y13]/41" office:value-type="float" office:value="0.0872343902439024" calcext:value-type="float">
            <text:p>0.08723</text:p>
          </table:table-cell>
          <table:table-cell table:style-name="ce27" table:formula="of:=[.Z13]/41" office:value-type="float" office:value="0.113892682926829" calcext:value-type="float">
            <text:p>0.11389</text:p>
          </table:table-cell>
          <table:table-cell table:style-name="ce27" table:formula="of:=[.AA13]/41" office:value-type="float" office:value="0.170964146341463" calcext:value-type="float">
            <text:p>0.17096</text:p>
          </table:table-cell>
          <table:table-cell table:style-name="ce27" table:formula="of:=[.AB13]/41" office:value-type="float" office:value="0.0485382926829268" calcext:value-type="float">
            <text:p>0.04854</text:p>
          </table:table-cell>
          <table:table-cell table:style-name="ce27" table:formula="of:=[.AC13]/41" office:value-type="float" office:value="0.137008536585366" calcext:value-type="float">
            <text:p>0.13701</text:p>
          </table:table-cell>
          <table:table-cell table:style-name="ce27" table:formula="of:=[.AD13]/41" office:value-type="float" office:value="0.0965756097560976" calcext:value-type="float">
            <text:p>0.09658</text:p>
          </table:table-cell>
          <table:table-cell table:style-name="ce27" table:formula="of:=[.AE13]/41" office:value-type="float" office:value="0.0832480487804878" calcext:value-type="float">
            <text:p>0.08325</text:p>
          </table:table-cell>
          <table:table-cell table:style-name="ce27" table:formula="of:=[.AF13]/41" office:value-type="float" office:value="0.108781219512195" calcext:value-type="float">
            <text:p>0.10878</text:p>
          </table:table-cell>
          <table:table-cell table:style-name="ce27" table:formula="of:=[.AG13]/41" office:value-type="float" office:value="0.109580731707317" calcext:value-type="float">
            <text:p>0.10958</text:p>
          </table:table-cell>
          <table:table-cell table:style-name="ce27" table:formula="of:=[.AH13]/41" office:value-type="float" office:value="0.0549029268292683" calcext:value-type="float">
            <text:p>0.05490</text:p>
          </table:table-cell>
          <table:table-cell table:style-name="ce27" table:formula="of:=[.AI13]/41" office:value-type="float" office:value="0.0549029268292683" calcext:value-type="float">
            <text:p>0.05490</text:p>
          </table:table-cell>
          <table:table-cell table:style-name="ce27" table:formula="of:=[.AJ13]/41" office:value-type="float" office:value="0" calcext:value-type="float">
            <text:p>0.00000</text:p>
          </table:table-cell>
          <table:table-cell table:style-name="ce27" table:formula="of:=[.AK13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</text:p>
          </table:table-cell>
          <table:table-cell table:style-name="ce27" table:formula="of:=[.J14]/41" office:value-type="float" office:value="0.0486373170731707" calcext:value-type="float">
            <text:p>0.04864</text:p>
          </table:table-cell>
          <table:table-cell table:style-name="ce27" table:formula="of:=[.K14]/41" office:value-type="float" office:value="0.0581717073170732" calcext:value-type="float">
            <text:p>0.05817</text:p>
          </table:table-cell>
          <table:table-cell table:style-name="ce27" table:formula="of:=[.L14]/41" office:value-type="float" office:value="0.0537821951219512" calcext:value-type="float">
            <text:p>0.05378</text:p>
          </table:table-cell>
          <table:table-cell table:style-name="ce27" table:formula="of:=[.M14]/41" office:value-type="float" office:value="0.0449114634146341" calcext:value-type="float">
            <text:p>0.04491</text:p>
          </table:table-cell>
          <table:table-cell table:style-name="ce27" table:formula="of:=[.N14]/41" office:value-type="float" office:value="0.390843902439024" calcext:value-type="float">
            <text:p>0.39084</text:p>
          </table:table-cell>
          <table:table-cell table:style-name="ce27" table:formula="of:=[.O14]/41" office:value-type="float" office:value="0.0721785365853659" calcext:value-type="float">
            <text:p>0.07218</text:p>
          </table:table-cell>
          <table:table-cell table:style-name="ce27" table:formula="of:=[.P14]/41" office:value-type="float" office:value="0.0619878048780488" calcext:value-type="float">
            <text:p>0.06199</text:p>
          </table:table-cell>
          <table:table-cell table:style-name="ce27" table:formula="of:=[.Q14]/41" office:value-type="float" office:value="0.0537821951219512" calcext:value-type="float">
            <text:p>0.05378</text:p>
          </table:table-cell>
          <table:table-cell table:style-name="ce27" table:formula="of:=[.R14]/41" office:value-type="float" office:value="0.0447482926829268" calcext:value-type="float">
            <text:p>0.04475</text:p>
          </table:table-cell>
          <table:table-cell table:style-name="ce27" table:formula="of:=[.S14]/41" office:value-type="float" office:value="0.0958375609756098" calcext:value-type="float">
            <text:p>0.09584</text:p>
          </table:table-cell>
          <table:table-cell table:style-name="ce27" table:formula="of:=[.T14]/41" office:value-type="float" office:value="0.124869024390244" calcext:value-type="float">
            <text:p>0.12487</text:p>
          </table:table-cell>
          <table:table-cell table:style-name="ce27" table:formula="of:=[.U14]/41" office:value-type="float" office:value="0.138364390243902" calcext:value-type="float">
            <text:p>0.13836</text:p>
          </table:table-cell>
          <table:table-cell table:style-name="ce27" table:formula="of:=[.V14]/41" office:value-type="float" office:value="0" calcext:value-type="float">
            <text:p>0.00000</text:p>
          </table:table-cell>
          <table:table-cell table:style-name="ce27" table:formula="of:=[.W14]/41" office:value-type="float" office:value="0.048270243902439" calcext:value-type="float">
            <text:p>0.04827</text:p>
          </table:table-cell>
          <table:table-cell table:style-name="ce27" table:formula="of:=[.X14]/41" office:value-type="float" office:value="0.156470243902439" calcext:value-type="float">
            <text:p>0.15647</text:p>
          </table:table-cell>
          <table:table-cell table:style-name="ce27" table:formula="of:=[.Y14]/41" office:value-type="float" office:value="0.0644531707317073" calcext:value-type="float">
            <text:p>0.06445</text:p>
          </table:table-cell>
          <table:table-cell table:style-name="ce27" table:formula="of:=[.Z14]/41" office:value-type="float" office:value="0.0602656097560976" calcext:value-type="float">
            <text:p>0.06027</text:p>
          </table:table-cell>
          <table:table-cell table:style-name="ce27" table:formula="of:=[.AA14]/41" office:value-type="float" office:value="0.163121707317073" calcext:value-type="float">
            <text:p>0.16312</text:p>
          </table:table-cell>
          <table:table-cell table:style-name="ce27" table:formula="of:=[.AB14]/41" office:value-type="float" office:value="0.128015853658537" calcext:value-type="float">
            <text:p>0.12802</text:p>
          </table:table-cell>
          <table:table-cell table:style-name="ce27" table:formula="of:=[.AC14]/41" office:value-type="float" office:value="0.00135760975609756" calcext:value-type="float">
            <text:p>0.00136</text:p>
          </table:table-cell>
          <table:table-cell table:style-name="ce27" table:formula="of:=[.AD14]/41" office:value-type="float" office:value="0.0573658536585366" calcext:value-type="float">
            <text:p>0.05737</text:p>
          </table:table-cell>
          <table:table-cell table:style-name="ce27" table:formula="of:=[.AE14]/41" office:value-type="float" office:value="0.149245121951219" calcext:value-type="float">
            <text:p>0.14925</text:p>
          </table:table-cell>
          <table:table-cell table:style-name="ce27" table:formula="of:=[.AF14]/41" office:value-type="float" office:value="0.0475239024390244" calcext:value-type="float">
            <text:p>0.04752</text:p>
          </table:table-cell>
          <table:table-cell table:style-name="ce27" table:formula="of:=[.AG14]/41" office:value-type="float" office:value="0.0516468292682927" calcext:value-type="float">
            <text:p>0.05165</text:p>
          </table:table-cell>
          <table:table-cell table:style-name="ce27" table:formula="of:=[.AH14]/41" office:value-type="float" office:value="0.160656585365854" calcext:value-type="float">
            <text:p>0.16066</text:p>
          </table:table-cell>
          <table:table-cell table:style-name="ce27" table:formula="of:=[.AI14]/41" office:value-type="float" office:value="0.160656585365854" calcext:value-type="float">
            <text:p>0.16066</text:p>
          </table:table-cell>
          <table:table-cell table:style-name="ce27" table:formula="of:=[.AJ14]/41" office:value-type="float" office:value="0" calcext:value-type="float">
            <text:p>0.00000</text:p>
          </table:table-cell>
          <table:table-cell table:style-name="ce27" table:formula="of:=[.AK14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</text:p>
          </table:table-cell>
          <table:table-cell table:style-name="ce27" table:formula="of:=[.J15]/41" office:value-type="float" office:value="0.0662526829268293" calcext:value-type="float">
            <text:p>0.06625</text:p>
          </table:table-cell>
          <table:table-cell table:style-name="ce27" table:formula="of:=[.K15]/41" office:value-type="float" office:value="0.0652990243902439" calcext:value-type="float">
            <text:p>0.06530</text:p>
          </table:table-cell>
          <table:table-cell table:style-name="ce27" table:formula="of:=[.L15]/41" office:value-type="float" office:value="0.05387" calcext:value-type="float">
            <text:p>0.05387</text:p>
          </table:table-cell>
          <table:table-cell table:style-name="ce27" table:formula="of:=[.M15]/41" office:value-type="float" office:value="0.0588948780487805" calcext:value-type="float">
            <text:p>0.05889</text:p>
          </table:table-cell>
          <table:table-cell table:style-name="ce27" table:formula="of:=[.N15]/41" office:value-type="float" office:value="0.37780487804878" calcext:value-type="float">
            <text:p>0.37780</text:p>
          </table:table-cell>
          <table:table-cell table:style-name="ce27" table:formula="of:=[.O15]/41" office:value-type="float" office:value="0.0327890243902439" calcext:value-type="float">
            <text:p>0.03279</text:p>
          </table:table-cell>
          <table:table-cell table:style-name="ce27" table:formula="of:=[.P15]/41" office:value-type="float" office:value="0.0807687804878049" calcext:value-type="float">
            <text:p>0.08077</text:p>
          </table:table-cell>
          <table:table-cell table:style-name="ce27" table:formula="of:=[.Q15]/41" office:value-type="float" office:value="0.05387" calcext:value-type="float">
            <text:p>0.05387</text:p>
          </table:table-cell>
          <table:table-cell table:style-name="ce27" table:formula="of:=[.R15]/41" office:value-type="float" office:value="0.0591824390243903" calcext:value-type="float">
            <text:p>0.05918</text:p>
          </table:table-cell>
          <table:table-cell table:style-name="ce27" table:formula="of:=[.S15]/41" office:value-type="float" office:value="0.108975853658537" calcext:value-type="float">
            <text:p>0.10898</text:p>
          </table:table-cell>
          <table:table-cell table:style-name="ce27" table:formula="of:=[.T15]/41" office:value-type="float" office:value="0.0774409756097561" calcext:value-type="float">
            <text:p>0.07744</text:p>
          </table:table-cell>
          <table:table-cell table:style-name="ce27" table:formula="of:=[.U15]/41" office:value-type="float" office:value="0.123550487804878" calcext:value-type="float">
            <text:p>0.12355</text:p>
          </table:table-cell>
          <table:table-cell table:style-name="ce27" table:formula="of:=[.V15]/41" office:value-type="float" office:value="0.048270243902439" calcext:value-type="float">
            <text:p>0.04827</text:p>
          </table:table-cell>
          <table:table-cell table:style-name="ce27" table:formula="of:=[.W15]/41" office:value-type="float" office:value="0" calcext:value-type="float">
            <text:p>0.00000</text:p>
          </table:table-cell>
          <table:table-cell table:style-name="ce27" table:formula="of:=[.X15]/41" office:value-type="float" office:value="0.111381463414634" calcext:value-type="float">
            <text:p>0.11138</text:p>
          </table:table-cell>
          <table:table-cell table:style-name="ce27" table:formula="of:=[.Y15]/41" office:value-type="float" office:value="0.0809946341463415" calcext:value-type="float">
            <text:p>0.08099</text:p>
          </table:table-cell>
          <table:table-cell table:style-name="ce27" table:formula="of:=[.Z15]/41" office:value-type="float" office:value="0.0924041463414634" calcext:value-type="float">
            <text:p>0.09240</text:p>
          </table:table-cell>
          <table:table-cell table:style-name="ce27" table:formula="of:=[.AA15]/41" office:value-type="float" office:value="0.115255609756098" calcext:value-type="float">
            <text:p>0.11526</text:p>
          </table:table-cell>
          <table:table-cell table:style-name="ce27" table:formula="of:=[.AB15]/41" office:value-type="float" office:value="0.131048536585366" calcext:value-type="float">
            <text:p>0.13105</text:p>
          </table:table-cell>
          <table:table-cell table:style-name="ce27" table:formula="of:=[.AC15]/41" office:value-type="float" office:value="0.0477136585365854" calcext:value-type="float">
            <text:p>0.04771</text:p>
          </table:table-cell>
          <table:table-cell table:style-name="ce27" table:formula="of:=[.AD15]/41" office:value-type="float" office:value="0.0791226829268293" calcext:value-type="float">
            <text:p>0.07912</text:p>
          </table:table-cell>
          <table:table-cell table:style-name="ce27" table:formula="of:=[.AE15]/41" office:value-type="float" office:value="0.109510487804878" calcext:value-type="float">
            <text:p>0.10951</text:p>
          </table:table-cell>
          <table:table-cell table:style-name="ce27" table:formula="of:=[.AF15]/41" office:value-type="float" office:value="0.0763063414634146" calcext:value-type="float">
            <text:p>0.07631</text:p>
          </table:table-cell>
          <table:table-cell table:style-name="ce27" table:formula="of:=[.AG15]/41" office:value-type="float" office:value="0.0813592682926829" calcext:value-type="float">
            <text:p>0.08136</text:p>
          </table:table-cell>
          <table:table-cell table:style-name="ce27" table:formula="of:=[.AH15]/41" office:value-type="float" office:value="0.160914634146341" calcext:value-type="float">
            <text:p>0.16091</text:p>
          </table:table-cell>
          <table:table-cell table:style-name="ce27" table:formula="of:=[.AI15]/41" office:value-type="float" office:value="0.160914634146341" calcext:value-type="float">
            <text:p>0.16091</text:p>
          </table:table-cell>
          <table:table-cell table:style-name="ce27" table:formula="of:=[.AJ15]/41" office:value-type="float" office:value="0" calcext:value-type="float">
            <text:p>0.00000</text:p>
          </table:table-cell>
          <table:table-cell table:style-name="ce27" table:formula="of:=[.AK15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</text:p>
          </table:table-cell>
          <table:table-cell table:style-name="ce27" table:formula="of:=[.J16]/41" office:value-type="float" office:value="0.14607" calcext:value-type="float">
            <text:p>0.14607</text:p>
          </table:table-cell>
          <table:table-cell table:style-name="ce27" table:formula="of:=[.K16]/41" office:value-type="float" office:value="0.134527073170732" calcext:value-type="float">
            <text:p>0.13453</text:p>
          </table:table-cell>
          <table:table-cell table:style-name="ce27" table:formula="of:=[.L16]/41" office:value-type="float" office:value="0.125201463414634" calcext:value-type="float">
            <text:p>0.12520</text:p>
          </table:table-cell>
          <table:table-cell table:style-name="ce27" table:formula="of:=[.M16]/41" office:value-type="float" office:value="0.140167804878049" calcext:value-type="float">
            <text:p>0.14017</text:p>
          </table:table-cell>
          <table:table-cell table:style-name="ce27" table:formula="of:=[.N16]/41" office:value-type="float" office:value="0.322978048780488" calcext:value-type="float">
            <text:p>0.32298</text:p>
          </table:table-cell>
          <table:table-cell table:style-name="ce27" table:formula="of:=[.O16]/41" office:value-type="float" office:value="0.084689756097561" calcext:value-type="float">
            <text:p>0.08469</text:p>
          </table:table-cell>
          <table:table-cell table:style-name="ce27" table:formula="of:=[.P16]/41" office:value-type="float" office:value="0.15359" calcext:value-type="float">
            <text:p>0.15359</text:p>
          </table:table-cell>
          <table:table-cell table:style-name="ce27" table:formula="of:=[.Q16]/41" office:value-type="float" office:value="0.125201463414634" calcext:value-type="float">
            <text:p>0.12520</text:p>
          </table:table-cell>
          <table:table-cell table:style-name="ce27" table:formula="of:=[.R16]/41" office:value-type="float" office:value="0.140672682926829" calcext:value-type="float">
            <text:p>0.14067</text:p>
          </table:table-cell>
          <table:table-cell table:style-name="ce27" table:formula="of:=[.S16]/41" office:value-type="float" office:value="0.160546829268293" calcext:value-type="float">
            <text:p>0.16055</text:p>
          </table:table-cell>
          <table:table-cell table:style-name="ce27" table:formula="of:=[.T16]/41" office:value-type="float" office:value="0.0385763414634146" calcext:value-type="float">
            <text:p>0.03858</text:p>
          </table:table-cell>
          <table:table-cell table:style-name="ce27" table:formula="of:=[.U16]/41" office:value-type="float" office:value="0.113600975609756" calcext:value-type="float">
            <text:p>0.11360</text:p>
          </table:table-cell>
          <table:table-cell table:style-name="ce27" table:formula="of:=[.V16]/41" office:value-type="float" office:value="0.156470243902439" calcext:value-type="float">
            <text:p>0.15647</text:p>
          </table:table-cell>
          <table:table-cell table:style-name="ce27" table:formula="of:=[.W16]/41" office:value-type="float" office:value="0.111381463414634" calcext:value-type="float">
            <text:p>0.11138</text:p>
          </table:table-cell>
          <table:table-cell table:style-name="ce27" table:formula="of:=[.X16]/41" office:value-type="float" office:value="0" calcext:value-type="float">
            <text:p>0.00000</text:p>
          </table:table-cell>
          <table:table-cell table:style-name="ce27" table:formula="of:=[.Y16]/41" office:value-type="float" office:value="0.151027804878049" calcext:value-type="float">
            <text:p>0.15103</text:p>
          </table:table-cell>
          <table:table-cell table:style-name="ce27" table:formula="of:=[.Z16]/41" office:value-type="float" office:value="0.176061951219512" calcext:value-type="float">
            <text:p>0.17606</text:p>
          </table:table-cell>
          <table:table-cell table:style-name="ce27" table:formula="of:=[.AA16]/41" office:value-type="float" office:value="0.0660129268292683" calcext:value-type="float">
            <text:p>0.06601</text:p>
          </table:table-cell>
          <table:table-cell table:style-name="ce27" table:formula="of:=[.AB16]/41" office:value-type="float" office:value="0.155398780487805" calcext:value-type="float">
            <text:p>0.15540</text:p>
          </table:table-cell>
          <table:table-cell table:style-name="ce27" table:formula="of:=[.AC16]/41" office:value-type="float" office:value="0.155557317073171" calcext:value-type="float">
            <text:p>0.15556</text:p>
          </table:table-cell>
          <table:table-cell table:style-name="ce27" table:formula="of:=[.AD16]/41" office:value-type="float" office:value="0.156175853658537" calcext:value-type="float">
            <text:p>0.15618</text:p>
          </table:table-cell>
          <table:table-cell table:style-name="ce27" table:formula="of:=[.AE16]/41" office:value-type="float" office:value="0.031270487804878" calcext:value-type="float">
            <text:p>0.03127</text:p>
          </table:table-cell>
          <table:table-cell table:style-name="ce27" table:formula="of:=[.AF16]/41" office:value-type="float" office:value="0.16202243902439" calcext:value-type="float">
            <text:p>0.16202</text:p>
          </table:table-cell>
          <table:table-cell table:style-name="ce27" table:formula="of:=[.AG16]/41" office:value-type="float" office:value="0.166044390243902" calcext:value-type="float">
            <text:p>0.16604</text:p>
          </table:table-cell>
          <table:table-cell table:style-name="ce27" table:formula="of:=[.AH16]/41" office:value-type="float" office:value="0.168503902439024" calcext:value-type="float">
            <text:p>0.16850</text:p>
          </table:table-cell>
          <table:table-cell table:style-name="ce27" table:formula="of:=[.AI16]/41" office:value-type="float" office:value="0.168503902439024" calcext:value-type="float">
            <text:p>0.16850</text:p>
          </table:table-cell>
          <table:table-cell table:style-name="ce27" table:formula="of:=[.AJ16]/41" office:value-type="float" office:value="0" calcext:value-type="float">
            <text:p>0.00000</text:p>
          </table:table-cell>
          <table:table-cell table:style-name="ce27" table:formula="of:=[.AK16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</text:p>
          </table:table-cell>
          <table:table-cell table:style-name="ce27" table:formula="of:=[.J17]/41" office:value-type="float" office:value="0.0163993658536585" calcext:value-type="float">
            <text:p>0.01640</text:p>
          </table:table-cell>
          <table:table-cell table:style-name="ce27" table:formula="of:=[.K17]/41" office:value-type="float" office:value="0.0178289512195122" calcext:value-type="float">
            <text:p>0.01783</text:p>
          </table:table-cell>
          <table:table-cell table:style-name="ce27" table:formula="of:=[.L17]/41" office:value-type="float" office:value="0.0297168292682927" calcext:value-type="float">
            <text:p>0.02972</text:p>
          </table:table-cell>
          <table:table-cell table:style-name="ce27" table:formula="of:=[.M17]/41" office:value-type="float" office:value="0.0227306097560976" calcext:value-type="float">
            <text:p>0.02273</text:p>
          </table:table-cell>
          <table:table-cell table:style-name="ce27" table:formula="of:=[.N17]/41" office:value-type="float" office:value="0.330924390243902" calcext:value-type="float">
            <text:p>0.33092</text:p>
          </table:table-cell>
          <table:table-cell table:style-name="ce27" table:formula="of:=[.O17]/41" office:value-type="float" office:value="0.077439512195122" calcext:value-type="float">
            <text:p>0.07744</text:p>
          </table:table-cell>
          <table:table-cell table:style-name="ce27" table:formula="of:=[.P17]/41" office:value-type="float" office:value="0.00383609756097561" calcext:value-type="float">
            <text:p>0.00384</text:p>
          </table:table-cell>
          <table:table-cell table:style-name="ce27" table:formula="of:=[.Q17]/41" office:value-type="float" office:value="0.0297168292682927" calcext:value-type="float">
            <text:p>0.02972</text:p>
          </table:table-cell>
          <table:table-cell table:style-name="ce27" table:formula="of:=[.R17]/41" office:value-type="float" office:value="0.0225754390243902" calcext:value-type="float">
            <text:p>0.02258</text:p>
          </table:table-cell>
          <table:table-cell table:style-name="ce27" table:formula="of:=[.S17]/41" office:value-type="float" office:value="0.0314551219512195" calcext:value-type="float">
            <text:p>0.03146</text:p>
          </table:table-cell>
          <table:table-cell table:style-name="ce27" table:formula="of:=[.T17]/41" office:value-type="float" office:value="0.13261" calcext:value-type="float">
            <text:p>0.13261</text:p>
          </table:table-cell>
          <table:table-cell table:style-name="ce27" table:formula="of:=[.U17]/41" office:value-type="float" office:value="0.0872343902439024" calcext:value-type="float">
            <text:p>0.08723</text:p>
          </table:table-cell>
          <table:table-cell table:style-name="ce27" table:formula="of:=[.V17]/41" office:value-type="float" office:value="0.0644531707317073" calcext:value-type="float">
            <text:p>0.06445</text:p>
          </table:table-cell>
          <table:table-cell table:style-name="ce27" table:formula="of:=[.W17]/41" office:value-type="float" office:value="0.0809946341463415" calcext:value-type="float">
            <text:p>0.08099</text:p>
          </table:table-cell>
          <table:table-cell table:style-name="ce27" table:formula="of:=[.X17]/41" office:value-type="float" office:value="0.151027804878049" calcext:value-type="float">
            <text:p>0.15103</text:p>
          </table:table-cell>
          <table:table-cell table:style-name="ce27" table:formula="of:=[.Y17]/41" office:value-type="float" office:value="0" calcext:value-type="float">
            <text:p>0.00000</text:p>
          </table:table-cell>
          <table:table-cell table:style-name="ce27" table:formula="of:=[.Z17]/41" office:value-type="float" office:value="0.0279175609756098" calcext:value-type="float">
            <text:p>0.02792</text:p>
          </table:table-cell>
          <table:table-cell table:style-name="ce27" table:formula="of:=[.AA17]/41" office:value-type="float" office:value="0.182481951219512" calcext:value-type="float">
            <text:p>0.18248</text:p>
          </table:table-cell>
          <table:table-cell table:style-name="ce27" table:formula="of:=[.AB17]/41" office:value-type="float" office:value="0.0647760975609756" calcext:value-type="float">
            <text:p>0.06478</text:p>
          </table:table-cell>
          <table:table-cell table:style-name="ce27" table:formula="of:=[.AC17]/41" office:value-type="float" office:value="0.0632319512195122" calcext:value-type="float">
            <text:p>0.06323</text:p>
          </table:table-cell>
          <table:table-cell table:style-name="ce27" table:formula="of:=[.AD17]/41" office:value-type="float" office:value="0.00947782926829268" calcext:value-type="float">
            <text:p>0.00948</text:p>
          </table:table-cell>
          <table:table-cell table:style-name="ce27" table:formula="of:=[.AE17]/41" office:value-type="float" office:value="0.131647804878049" calcext:value-type="float">
            <text:p>0.13165</text:p>
          </table:table-cell>
          <table:table-cell table:style-name="ce27" table:formula="of:=[.AF17]/41" office:value-type="float" office:value="0.0221974634146341" calcext:value-type="float">
            <text:p>0.02220</text:p>
          </table:table-cell>
          <table:table-cell table:style-name="ce27" table:formula="of:=[.AG17]/41" office:value-type="float" office:value="0.0223638048780488" calcext:value-type="float">
            <text:p>0.02236</text:p>
          </table:table-cell>
          <table:table-cell table:style-name="ce27" table:formula="of:=[.AH17]/41" office:value-type="float" office:value="0.0975280487804878" calcext:value-type="float">
            <text:p>0.09753</text:p>
          </table:table-cell>
          <table:table-cell table:style-name="ce27" table:formula="of:=[.AI17]/41" office:value-type="float" office:value="0.0975280487804878" calcext:value-type="float">
            <text:p>0.09753</text:p>
          </table:table-cell>
          <table:table-cell table:style-name="ce27" table:formula="of:=[.AJ17]/41" office:value-type="float" office:value="0" calcext:value-type="float">
            <text:p>0.00000</text:p>
          </table:table-cell>
          <table:table-cell table:style-name="ce27" table:formula="of:=[.AK17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</text:p>
          </table:table-cell>
          <table:table-cell table:style-name="ce27" table:formula="of:=[.J18]/41" office:value-type="float" office:value="0.0303626829268293" calcext:value-type="float">
            <text:p>0.03036</text:p>
          </table:table-cell>
          <table:table-cell table:style-name="ce27" table:formula="of:=[.K18]/41" office:value-type="float" office:value="0.0417643902439025" calcext:value-type="float">
            <text:p>0.04176</text:p>
          </table:table-cell>
          <table:table-cell table:style-name="ce27" table:formula="of:=[.L18]/41" office:value-type="float" office:value="0.051070243902439" calcext:value-type="float">
            <text:p>0.05107</text:p>
          </table:table-cell>
          <table:table-cell table:style-name="ce27" table:formula="of:=[.M18]/41" office:value-type="float" office:value="0.0371736585365854" calcext:value-type="float">
            <text:p>0.03717</text:p>
          </table:table-cell>
          <table:table-cell table:style-name="ce27" table:formula="of:=[.N18]/41" office:value-type="float" office:value="0.351153658536585" calcext:value-type="float">
            <text:p>0.35115</text:p>
          </table:table-cell>
          <table:table-cell table:style-name="ce27" table:formula="of:=[.O18]/41" office:value-type="float" office:value="0.0974919512195122" calcext:value-type="float">
            <text:p>0.09749</text:p>
          </table:table-cell>
          <table:table-cell table:style-name="ce27" table:formula="of:=[.P18]/41" office:value-type="float" office:value="0.0243509756097561" calcext:value-type="float">
            <text:p>0.02435</text:p>
          </table:table-cell>
          <table:table-cell table:style-name="ce27" table:formula="of:=[.Q18]/41" office:value-type="float" office:value="0.051070243902439" calcext:value-type="float">
            <text:p>0.05107</text:p>
          </table:table-cell>
          <table:table-cell table:style-name="ce27" table:formula="of:=[.R18]/41" office:value-type="float" office:value="0.0367068292682927" calcext:value-type="float">
            <text:p>0.03671</text:p>
          </table:table-cell>
          <table:table-cell table:style-name="ce27" table:formula="of:=[.S18]/41" office:value-type="float" office:value="0.0476251219512195" calcext:value-type="float">
            <text:p>0.04763</text:p>
          </table:table-cell>
          <table:table-cell table:style-name="ce27" table:formula="of:=[.T18]/41" office:value-type="float" office:value="0.154411463414634" calcext:value-type="float">
            <text:p>0.15441</text:p>
          </table:table-cell>
          <table:table-cell table:style-name="ce27" table:formula="of:=[.U18]/41" office:value-type="float" office:value="0.113892682926829" calcext:value-type="float">
            <text:p>0.11389</text:p>
          </table:table-cell>
          <table:table-cell table:style-name="ce27" table:formula="of:=[.V18]/41" office:value-type="float" office:value="0.0602656097560976" calcext:value-type="float">
            <text:p>0.06027</text:p>
          </table:table-cell>
          <table:table-cell table:style-name="ce27" table:formula="of:=[.W18]/41" office:value-type="float" office:value="0.0924041463414634" calcext:value-type="float">
            <text:p>0.09240</text:p>
          </table:table-cell>
          <table:table-cell table:style-name="ce27" table:formula="of:=[.X18]/41" office:value-type="float" office:value="0.176061951219512" calcext:value-type="float">
            <text:p>0.17606</text:p>
          </table:table-cell>
          <table:table-cell table:style-name="ce27" table:formula="of:=[.Y18]/41" office:value-type="float" office:value="0.0279175609756098" calcext:value-type="float">
            <text:p>0.02792</text:p>
          </table:table-cell>
          <table:table-cell table:style-name="ce27" table:formula="of:=[.Z18]/41" office:value-type="float" office:value="0" calcext:value-type="float">
            <text:p>0.00000</text:p>
          </table:table-cell>
          <table:table-cell table:style-name="ce27" table:formula="of:=[.AA18]/41" office:value-type="float" office:value="0.202012926829268" calcext:value-type="float">
            <text:p>0.20201</text:p>
          </table:table-cell>
          <table:table-cell table:style-name="ce27" table:formula="of:=[.AB18]/41" office:value-type="float" office:value="0.0845453658536585" calcext:value-type="float">
            <text:p>0.08455</text:p>
          </table:table-cell>
          <table:table-cell table:style-name="ce27" table:formula="of:=[.AC18]/41" office:value-type="float" office:value="0.0594251219512195" calcext:value-type="float">
            <text:p>0.05943</text:p>
          </table:table-cell>
          <table:table-cell table:style-name="ce27" table:formula="of:=[.AD18]/41" office:value-type="float" office:value="0.0202795365853659" calcext:value-type="float">
            <text:p>0.02028</text:p>
          </table:table-cell>
          <table:table-cell table:style-name="ce27" table:formula="of:=[.AE18]/41" office:value-type="float" office:value="0.158365365853659" calcext:value-type="float">
            <text:p>0.15837</text:p>
          </table:table-cell>
          <table:table-cell table:style-name="ce27" table:formula="of:=[.AF18]/41" office:value-type="float" office:value="0.0161742682926829" calcext:value-type="float">
            <text:p>0.01617</text:p>
          </table:table-cell>
          <table:table-cell table:style-name="ce27" table:formula="of:=[.AG18]/41" office:value-type="float" office:value="0.0111703658536585" calcext:value-type="float">
            <text:p>0.01117</text:p>
          </table:table-cell>
          <table:table-cell table:style-name="ce27" table:formula="of:=[.AH18]/41" office:value-type="float" office:value="0.116216097560976" calcext:value-type="float">
            <text:p>0.11622</text:p>
          </table:table-cell>
          <table:table-cell table:style-name="ce27" table:formula="of:=[.AI18]/41" office:value-type="float" office:value="0.116216097560976" calcext:value-type="float">
            <text:p>0.11622</text:p>
          </table:table-cell>
          <table:table-cell table:style-name="ce27" table:formula="of:=[.AJ18]/41" office:value-type="float" office:value="0" calcext:value-type="float">
            <text:p>0.00000</text:p>
          </table:table-cell>
          <table:table-cell table:style-name="ce27" table:formula="of:=[.AK18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17:</text:p>
          </table:table-cell>
          <table:table-cell table:style-name="ce27" table:formula="of:=[.J19]/41" office:value-type="float" office:value="0.172232195121951" calcext:value-type="float">
            <text:p>0.17223</text:p>
          </table:table-cell>
          <table:table-cell table:style-name="ce27" table:formula="of:=[.K19]/41" office:value-type="float" office:value="0.16465487804878" calcext:value-type="float">
            <text:p>0.16465</text:p>
          </table:table-cell>
          <table:table-cell table:style-name="ce27" table:formula="of:=[.L19]/41" office:value-type="float" office:value="0.152999756097561" calcext:value-type="float">
            <text:p>0.15300</text:p>
          </table:table-cell>
          <table:table-cell table:style-name="ce27" table:formula="of:=[.M19]/41" office:value-type="float" office:value="0.165020243902439" calcext:value-type="float">
            <text:p>0.16502</text:p>
          </table:table-cell>
          <table:table-cell table:style-name="ce27" table:formula="of:=[.N19]/41" office:value-type="float" office:value="0.388521951219512" calcext:value-type="float">
            <text:p>0.38852</text:p>
          </table:table-cell>
          <table:table-cell table:style-name="ce27" table:formula="of:=[.O19]/41" office:value-type="float" office:value="0.105142926829268" calcext:value-type="float">
            <text:p>0.10514</text:p>
          </table:table-cell>
          <table:table-cell table:style-name="ce27" table:formula="of:=[.P19]/41" office:value-type="float" office:value="0.183906097560976" calcext:value-type="float">
            <text:p>0.18391</text:p>
          </table:table-cell>
          <table:table-cell table:style-name="ce27" table:formula="of:=[.Q19]/41" office:value-type="float" office:value="0.152999756097561" calcext:value-type="float">
            <text:p>0.15300</text:p>
          </table:table-cell>
          <table:table-cell table:style-name="ce27" table:formula="of:=[.R19]/41" office:value-type="float" office:value="0.165463170731707" calcext:value-type="float">
            <text:p>0.16546</text:p>
          </table:table-cell>
          <table:table-cell table:style-name="ce27" table:formula="of:=[.S19]/41" office:value-type="float" office:value="0.200988536585366" calcext:value-type="float">
            <text:p>0.20099</text:p>
          </table:table-cell>
          <table:table-cell table:style-name="ce27" table:formula="of:=[.T19]/41" office:value-type="float" office:value="0.052789756097561" calcext:value-type="float">
            <text:p>0.05279</text:p>
          </table:table-cell>
          <table:table-cell table:style-name="ce27" table:formula="of:=[.U19]/41" office:value-type="float" office:value="0.170964146341463" calcext:value-type="float">
            <text:p>0.17096</text:p>
          </table:table-cell>
          <table:table-cell table:style-name="ce27" table:formula="of:=[.V19]/41" office:value-type="float" office:value="0.163121707317073" calcext:value-type="float">
            <text:p>0.16312</text:p>
          </table:table-cell>
          <table:table-cell table:style-name="ce27" table:formula="of:=[.W19]/41" office:value-type="float" office:value="0.115255609756098" calcext:value-type="float">
            <text:p>0.11526</text:p>
          </table:table-cell>
          <table:table-cell table:style-name="ce27" table:formula="of:=[.X19]/41" office:value-type="float" office:value="0.0660129268292683" calcext:value-type="float">
            <text:p>0.06601</text:p>
          </table:table-cell>
          <table:table-cell table:style-name="ce27" table:formula="of:=[.Y19]/41" office:value-type="float" office:value="0.182481951219512" calcext:value-type="float">
            <text:p>0.18248</text:p>
          </table:table-cell>
          <table:table-cell table:style-name="ce27" table:formula="of:=[.Z19]/41" office:value-type="float" office:value="0.202012926829268" calcext:value-type="float">
            <text:p>0.20201</text:p>
          </table:table-cell>
          <table:table-cell table:style-name="ce27" table:formula="of:=[.AA19]/41" office:value-type="float" office:value="0" calcext:value-type="float">
            <text:p>0.00000</text:p>
          </table:table-cell>
          <table:table-cell table:style-name="ce27" table:formula="of:=[.AB19]/41" office:value-type="float" office:value="0.205682926829268" calcext:value-type="float">
            <text:p>0.20568</text:p>
          </table:table-cell>
          <table:table-cell table:style-name="ce27" table:formula="of:=[.AC19]/41" office:value-type="float" office:value="0.162691219512195" calcext:value-type="float">
            <text:p>0.16269</text:p>
          </table:table-cell>
          <table:table-cell table:style-name="ce27" table:formula="of:=[.AD19]/41" office:value-type="float" office:value="0.184568048780488" calcext:value-type="float">
            <text:p>0.18457</text:p>
          </table:table-cell>
          <table:table-cell table:style-name="ce27" table:formula="of:=[.AE19]/41" office:value-type="float" office:value="0.0952414634146341" calcext:value-type="float">
            <text:p>0.09524</text:p>
          </table:table-cell>
          <table:table-cell table:style-name="ce27" table:formula="of:=[.AF19]/41" office:value-type="float" office:value="0.186101219512195" calcext:value-type="float">
            <text:p>0.18610</text:p>
          </table:table-cell>
          <table:table-cell table:style-name="ce27" table:formula="of:=[.AG19]/41" office:value-type="float" office:value="0.190928780487805" calcext:value-type="float">
            <text:p>0.19093</text:p>
          </table:table-cell>
          <table:table-cell table:style-name="ce27" table:formula="of:=[.AH19]/41" office:value-type="float" office:value="0.224718780487805" calcext:value-type="float">
            <text:p>0.22472</text:p>
          </table:table-cell>
          <table:table-cell table:style-name="ce27" table:formula="of:=[.AI19]/41" office:value-type="float" office:value="0.224718780487805" calcext:value-type="float">
            <text:p>0.22472</text:p>
          </table:table-cell>
          <table:table-cell table:style-name="ce27" table:formula="of:=[.AJ19]/41" office:value-type="float" office:value="0" calcext:value-type="float">
            <text:p>0.00000</text:p>
          </table:table-cell>
          <table:table-cell table:style-name="ce27" table:formula="of:=[.AK19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18:</text:p>
          </table:table-cell>
          <table:table-cell table:style-name="ce27" table:formula="of:=[.J20]/41" office:value-type="float" office:value="0.079519756097561" calcext:value-type="float">
            <text:p>0.07952</text:p>
          </table:table-cell>
          <table:table-cell table:style-name="ce27" table:formula="of:=[.K20]/41" office:value-type="float" office:value="0.07082" calcext:value-type="float">
            <text:p>0.07082</text:p>
          </table:table-cell>
          <table:table-cell table:style-name="ce27" table:formula="of:=[.L20]/41" office:value-type="float" office:value="0.0793092682926829" calcext:value-type="float">
            <text:p>0.07931</text:p>
          </table:table-cell>
          <table:table-cell table:style-name="ce27" table:formula="of:=[.M20]/41" office:value-type="float" office:value="0.0833185365853658" calcext:value-type="float">
            <text:p>0.08332</text:p>
          </table:table-cell>
          <table:table-cell table:style-name="ce27" table:formula="of:=[.N20]/41" office:value-type="float" office:value="0.266907317073171" calcext:value-type="float">
            <text:p>0.26691</text:p>
          </table:table-cell>
          <table:table-cell table:style-name="ce27" table:formula="of:=[.O20]/41" office:value-type="float" office:value="0.112303902439024" calcext:value-type="float">
            <text:p>0.11230</text:p>
          </table:table-cell>
          <table:table-cell table:style-name="ce27" table:formula="of:=[.P20]/41" office:value-type="float" office:value="0.0680263414634146" calcext:value-type="float">
            <text:p>0.06803</text:p>
          </table:table-cell>
          <table:table-cell table:style-name="ce27" table:formula="of:=[.Q20]/41" office:value-type="float" office:value="0.0793092682926829" calcext:value-type="float">
            <text:p>0.07931</text:p>
          </table:table-cell>
          <table:table-cell table:style-name="ce27" table:formula="of:=[.R20]/41" office:value-type="float" office:value="0.0834265853658537" calcext:value-type="float">
            <text:p>0.08343</text:p>
          </table:table-cell>
          <table:table-cell table:style-name="ce27" table:formula="of:=[.S20]/41" office:value-type="float" office:value="0.0369582926829268" calcext:value-type="float">
            <text:p>0.03696</text:p>
          </table:table-cell>
          <table:table-cell table:style-name="ce27" table:formula="of:=[.T20]/41" office:value-type="float" office:value="0.152926585365854" calcext:value-type="float">
            <text:p>0.15293</text:p>
          </table:table-cell>
          <table:table-cell table:style-name="ce27" table:formula="of:=[.U20]/41" office:value-type="float" office:value="0.0485382926829268" calcext:value-type="float">
            <text:p>0.04854</text:p>
          </table:table-cell>
          <table:table-cell table:style-name="ce27" table:formula="of:=[.V20]/41" office:value-type="float" office:value="0.128015853658537" calcext:value-type="float">
            <text:p>0.12802</text:p>
          </table:table-cell>
          <table:table-cell table:style-name="ce27" table:formula="of:=[.W20]/41" office:value-type="float" office:value="0.131048536585366" calcext:value-type="float">
            <text:p>0.13105</text:p>
          </table:table-cell>
          <table:table-cell table:style-name="ce27" table:formula="of:=[.X20]/41" office:value-type="float" office:value="0.155398780487805" calcext:value-type="float">
            <text:p>0.15540</text:p>
          </table:table-cell>
          <table:table-cell table:style-name="ce27" table:formula="of:=[.Y20]/41" office:value-type="float" office:value="0.0647760975609756" calcext:value-type="float">
            <text:p>0.06478</text:p>
          </table:table-cell>
          <table:table-cell table:style-name="ce27" table:formula="of:=[.Z20]/41" office:value-type="float" office:value="0.0845453658536585" calcext:value-type="float">
            <text:p>0.08455</text:p>
          </table:table-cell>
          <table:table-cell table:style-name="ce27" table:formula="of:=[.AA20]/41" office:value-type="float" office:value="0.205682926829268" calcext:value-type="float">
            <text:p>0.20568</text:p>
          </table:table-cell>
          <table:table-cell table:style-name="ce27" table:formula="of:=[.AB20]/41" office:value-type="float" office:value="0" calcext:value-type="float">
            <text:p>0.00000</text:p>
          </table:table-cell>
          <table:table-cell table:style-name="ce27" table:formula="of:=[.AC20]/41" office:value-type="float" office:value="0.126723902439024" calcext:value-type="float">
            <text:p>0.12672</text:p>
          </table:table-cell>
          <table:table-cell table:style-name="ce27" table:formula="of:=[.AD20]/41" office:value-type="float" office:value="0.0735934146341463" calcext:value-type="float">
            <text:p>0.07359</text:p>
          </table:table-cell>
          <table:table-cell table:style-name="ce27" table:formula="of:=[.AE20]/41" office:value-type="float" office:value="0.127080243902439" calcext:value-type="float">
            <text:p>0.12708</text:p>
          </table:table-cell>
          <table:table-cell table:style-name="ce27" table:formula="of:=[.AF20]/41" office:value-type="float" office:value="0.0861875609756098" calcext:value-type="float">
            <text:p>0.08619</text:p>
          </table:table-cell>
          <table:table-cell table:style-name="ce27" table:formula="of:=[.AG20]/41" office:value-type="float" office:value="0.0847758536585366" calcext:value-type="float">
            <text:p>0.08478</text:p>
          </table:table-cell>
          <table:table-cell table:style-name="ce27" table:formula="of:=[.AH20]/41" office:value-type="float" office:value="0.0327675609756098" calcext:value-type="float">
            <text:p>0.03277</text:p>
          </table:table-cell>
          <table:table-cell table:style-name="ce27" table:formula="of:=[.AI20]/41" office:value-type="float" office:value="0.0327675609756098" calcext:value-type="float">
            <text:p>0.03277</text:p>
          </table:table-cell>
          <table:table-cell table:style-name="ce27" table:formula="of:=[.AJ20]/41" office:value-type="float" office:value="0" calcext:value-type="float">
            <text:p>0.00000</text:p>
          </table:table-cell>
          <table:table-cell table:style-name="ce27" table:formula="of:=[.AK20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19:</text:p>
          </table:table-cell>
          <table:table-cell table:style-name="ce27" table:formula="of:=[.J21]/41" office:value-type="float" office:value="0.0473741463414634" calcext:value-type="float">
            <text:p>0.04737</text:p>
          </table:table-cell>
          <table:table-cell table:style-name="ce27" table:formula="of:=[.K21]/41" office:value-type="float" office:value="0.0568351219512195" calcext:value-type="float">
            <text:p>0.05684</text:p>
          </table:table-cell>
          <table:table-cell table:style-name="ce27" table:formula="of:=[.L21]/41" office:value-type="float" office:value="0.0524251219512195" calcext:value-type="float">
            <text:p>0.05243</text:p>
          </table:table-cell>
          <table:table-cell table:style-name="ce27" table:formula="of:=[.M21]/41" office:value-type="float" office:value="0.0435912195121951" calcext:value-type="float">
            <text:p>0.04359</text:p>
          </table:table-cell>
          <table:table-cell table:style-name="ce27" table:formula="of:=[.N21]/41" office:value-type="float" office:value="0.389492682926829" calcext:value-type="float">
            <text:p>0.38949</text:p>
          </table:table-cell>
          <table:table-cell table:style-name="ce27" table:formula="of:=[.O21]/41" office:value-type="float" office:value="0.0711939024390244" calcext:value-type="float">
            <text:p>0.07119</text:p>
          </table:table-cell>
          <table:table-cell table:style-name="ce27" table:formula="of:=[.P21]/41" office:value-type="float" office:value="0.0607960975609756" calcext:value-type="float">
            <text:p>0.06080</text:p>
          </table:table-cell>
          <table:table-cell table:style-name="ce27" table:formula="of:=[.Q21]/41" office:value-type="float" office:value="0.0524251219512195" calcext:value-type="float">
            <text:p>0.05243</text:p>
          </table:table-cell>
          <table:table-cell table:style-name="ce27" table:formula="of:=[.R21]/41" office:value-type="float" office:value="0.0434314634146342" calcext:value-type="float">
            <text:p>0.04343</text:p>
          </table:table-cell>
          <table:table-cell table:style-name="ce27" table:formula="of:=[.S21]/41" office:value-type="float" office:value="0.0946319512195122" calcext:value-type="float">
            <text:p>0.09463</text:p>
          </table:table-cell>
          <table:table-cell table:style-name="ce27" table:formula="of:=[.T21]/41" office:value-type="float" office:value="0.12412756097561" calcext:value-type="float">
            <text:p>0.12413</text:p>
          </table:table-cell>
          <table:table-cell table:style-name="ce27" table:formula="of:=[.U21]/41" office:value-type="float" office:value="0.137008536585366" calcext:value-type="float">
            <text:p>0.13701</text:p>
          </table:table-cell>
          <table:table-cell table:style-name="ce27" table:formula="of:=[.V21]/41" office:value-type="float" office:value="0.00135760975609756" calcext:value-type="float">
            <text:p>0.00136</text:p>
          </table:table-cell>
          <table:table-cell table:style-name="ce27" table:formula="of:=[.W21]/41" office:value-type="float" office:value="0.0477136585365854" calcext:value-type="float">
            <text:p>0.04771</text:p>
          </table:table-cell>
          <table:table-cell table:style-name="ce27" table:formula="of:=[.X21]/41" office:value-type="float" office:value="0.155557317073171" calcext:value-type="float">
            <text:p>0.15556</text:p>
          </table:table-cell>
          <table:table-cell table:style-name="ce27" table:formula="of:=[.Y21]/41" office:value-type="float" office:value="0.0632319512195122" calcext:value-type="float">
            <text:p>0.06323</text:p>
          </table:table-cell>
          <table:table-cell table:style-name="ce27" table:formula="of:=[.Z21]/41" office:value-type="float" office:value="0.0594251219512195" calcext:value-type="float">
            <text:p>0.05943</text:p>
          </table:table-cell>
          <table:table-cell table:style-name="ce27" table:formula="of:=[.AA21]/41" office:value-type="float" office:value="0.162691219512195" calcext:value-type="float">
            <text:p>0.16269</text:p>
          </table:table-cell>
          <table:table-cell table:style-name="ce27" table:formula="of:=[.AB21]/41" office:value-type="float" office:value="0.126723902439024" calcext:value-type="float">
            <text:p>0.12672</text:p>
          </table:table-cell>
          <table:table-cell table:style-name="ce27" table:formula="of:=[.AC21]/41" office:value-type="float" office:value="0" calcext:value-type="float">
            <text:p>0.00000</text:p>
          </table:table-cell>
          <table:table-cell table:style-name="ce27" table:formula="of:=[.AD21]/41" office:value-type="float" office:value="0.0562139024390244" calcext:value-type="float">
            <text:p>0.05621</text:p>
          </table:table-cell>
          <table:table-cell table:style-name="ce27" table:formula="of:=[.AE21]/41" office:value-type="float" office:value="0.148150731707317" calcext:value-type="float">
            <text:p>0.14815</text:p>
          </table:table-cell>
          <table:table-cell table:style-name="ce27" table:formula="of:=[.AF21]/41" office:value-type="float" office:value="0.0465007317073171" calcext:value-type="float">
            <text:p>0.04650</text:p>
          </table:table-cell>
          <table:table-cell table:style-name="ce27" table:formula="of:=[.AG21]/41" office:value-type="float" office:value="0.0506778048780488" calcext:value-type="float">
            <text:p>0.05068</text:p>
          </table:table-cell>
          <table:table-cell table:style-name="ce27" table:formula="of:=[.AH21]/41" office:value-type="float" office:value="0.159356097560976" calcext:value-type="float">
            <text:p>0.15936</text:p>
          </table:table-cell>
          <table:table-cell table:style-name="ce27" table:formula="of:=[.AI21]/41" office:value-type="float" office:value="0.159356097560976" calcext:value-type="float">
            <text:p>0.15936</text:p>
          </table:table-cell>
          <table:table-cell table:style-name="ce27" table:formula="of:=[.AJ21]/41" office:value-type="float" office:value="0" calcext:value-type="float">
            <text:p>0.00000</text:p>
          </table:table-cell>
          <table:table-cell table:style-name="ce27" table:formula="of:=[.AK21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0:</text:p>
          </table:table-cell>
          <table:table-cell table:style-name="ce27" table:formula="of:=[.J22]/41" office:value-type="float" office:value="0.012936" calcext:value-type="float">
            <text:p>0.01294</text:p>
          </table:table-cell>
          <table:table-cell table:style-name="ce27" table:formula="of:=[.K22]/41" office:value-type="float" office:value="0.0216582195121951" calcext:value-type="float">
            <text:p>0.02166</text:p>
          </table:table-cell>
          <table:table-cell table:style-name="ce27" table:formula="of:=[.L22]/41" office:value-type="float" office:value="0.0319190243902439" calcext:value-type="float">
            <text:p>0.03192</text:p>
          </table:table-cell>
          <table:table-cell table:style-name="ce27" table:formula="of:=[.M22]/41" office:value-type="float" office:value="0.0204034390243902" calcext:value-type="float">
            <text:p>0.02040</text:p>
          </table:table-cell>
          <table:table-cell table:style-name="ce27" table:formula="of:=[.N22]/41" office:value-type="float" office:value="0.340082926829268" calcext:value-type="float">
            <text:p>0.34008</text:p>
          </table:table-cell>
          <table:table-cell table:style-name="ce27" table:formula="of:=[.O22]/41" office:value-type="float" office:value="0.0794836585365854" calcext:value-type="float">
            <text:p>0.07948</text:p>
          </table:table-cell>
          <table:table-cell table:style-name="ce27" table:formula="of:=[.P22]/41" office:value-type="float" office:value="0.00573817073170732" calcext:value-type="float">
            <text:p>0.00574</text:p>
          </table:table-cell>
          <table:table-cell table:style-name="ce27" table:formula="of:=[.Q22]/41" office:value-type="float" office:value="0.0319190243902439" calcext:value-type="float">
            <text:p>0.03192</text:p>
          </table:table-cell>
          <table:table-cell table:style-name="ce27" table:formula="of:=[.R22]/41" office:value-type="float" office:value="0.0200603170731707" calcext:value-type="float">
            <text:p>0.02006</text:p>
          </table:table-cell>
          <table:table-cell table:style-name="ce27" table:formula="of:=[.S22]/41" office:value-type="float" office:value="0.038889756097561" calcext:value-type="float">
            <text:p>0.03889</text:p>
          </table:table-cell>
          <table:table-cell table:style-name="ce27" table:formula="of:=[.T22]/41" office:value-type="float" office:value="0.135783658536585" calcext:value-type="float">
            <text:p>0.13578</text:p>
          </table:table-cell>
          <table:table-cell table:style-name="ce27" table:formula="of:=[.U22]/41" office:value-type="float" office:value="0.0965756097560976" calcext:value-type="float">
            <text:p>0.09658</text:p>
          </table:table-cell>
          <table:table-cell table:style-name="ce27" table:formula="of:=[.V22]/41" office:value-type="float" office:value="0.0573658536585366" calcext:value-type="float">
            <text:p>0.05737</text:p>
          </table:table-cell>
          <table:table-cell table:style-name="ce27" table:formula="of:=[.W22]/41" office:value-type="float" office:value="0.0791226829268293" calcext:value-type="float">
            <text:p>0.07912</text:p>
          </table:table-cell>
          <table:table-cell table:style-name="ce27" table:formula="of:=[.X22]/41" office:value-type="float" office:value="0.156175853658537" calcext:value-type="float">
            <text:p>0.15618</text:p>
          </table:table-cell>
          <table:table-cell table:style-name="ce27" table:formula="of:=[.Y22]/41" office:value-type="float" office:value="0.00947782926829268" calcext:value-type="float">
            <text:p>0.00948</text:p>
          </table:table-cell>
          <table:table-cell table:style-name="ce27" table:formula="of:=[.Z22]/41" office:value-type="float" office:value="0.0202795365853659" calcext:value-type="float">
            <text:p>0.02028</text:p>
          </table:table-cell>
          <table:table-cell table:style-name="ce27" table:formula="of:=[.AA22]/41" office:value-type="float" office:value="0.184568048780488" calcext:value-type="float">
            <text:p>0.18457</text:p>
          </table:table-cell>
          <table:table-cell table:style-name="ce27" table:formula="of:=[.AB22]/41" office:value-type="float" office:value="0.0735934146341463" calcext:value-type="float">
            <text:p>0.07359</text:p>
          </table:table-cell>
          <table:table-cell table:style-name="ce27" table:formula="of:=[.AC22]/41" office:value-type="float" office:value="0.0562139024390244" calcext:value-type="float">
            <text:p>0.05621</text:p>
          </table:table-cell>
          <table:table-cell table:style-name="ce27" table:formula="of:=[.AD22]/41" office:value-type="float" office:value="0" calcext:value-type="float">
            <text:p>0.00000</text:p>
          </table:table-cell>
          <table:table-cell table:style-name="ce27" table:formula="of:=[.AE22]/41" office:value-type="float" office:value="0.138097073170732" calcext:value-type="float">
            <text:p>0.13810</text:p>
          </table:table-cell>
          <table:table-cell table:style-name="ce27" table:formula="of:=[.AF22]/41" office:value-type="float" office:value="0.0127903414634146" calcext:value-type="float">
            <text:p>0.01279</text:p>
          </table:table-cell>
          <table:table-cell table:style-name="ce27" table:formula="of:=[.AG22]/41" office:value-type="float" office:value="0.0130337317073171" calcext:value-type="float">
            <text:p>0.01303</text:p>
          </table:table-cell>
          <table:table-cell table:style-name="ce27" table:formula="of:=[.AH22]/41" office:value-type="float" office:value="0.10627243902439" calcext:value-type="float">
            <text:p>0.10627</text:p>
          </table:table-cell>
          <table:table-cell table:style-name="ce27" table:formula="of:=[.AI22]/41" office:value-type="float" office:value="0.10627243902439" calcext:value-type="float">
            <text:p>0.10627</text:p>
          </table:table-cell>
          <table:table-cell table:style-name="ce27" table:formula="of:=[.AJ22]/41" office:value-type="float" office:value="0" calcext:value-type="float">
            <text:p>0.00000</text:p>
          </table:table-cell>
          <table:table-cell table:style-name="ce27" table:formula="of:=[.AK22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1:</text:p>
          </table:table-cell>
          <table:table-cell table:style-name="ce27" table:formula="of:=[.J23]/41" office:value-type="float" office:value="0.129636097560976" calcext:value-type="float">
            <text:p>0.12964</text:p>
          </table:table-cell>
          <table:table-cell table:style-name="ce27" table:formula="of:=[.K23]/41" office:value-type="float" office:value="0.116713170731707" calcext:value-type="float">
            <text:p>0.11671</text:p>
          </table:table-cell>
          <table:table-cell table:style-name="ce27" table:formula="of:=[.L23]/41" office:value-type="float" office:value="0.109279024390244" calcext:value-type="float">
            <text:p>0.10928</text:p>
          </table:table-cell>
          <table:table-cell table:style-name="ce27" table:formula="of:=[.M23]/41" office:value-type="float" office:value="0.124761951219512" calcext:value-type="float">
            <text:p>0.12476</text:p>
          </table:table-cell>
          <table:table-cell table:style-name="ce27" table:formula="of:=[.N23]/41" office:value-type="float" office:value="0.297151219512195" calcext:value-type="float">
            <text:p>0.29715</text:p>
          </table:table-cell>
          <table:table-cell table:style-name="ce27" table:formula="of:=[.O23]/41" office:value-type="float" office:value="0.0781029268292683" calcext:value-type="float">
            <text:p>0.07810</text:p>
          </table:table-cell>
          <table:table-cell table:style-name="ce27" table:formula="of:=[.P23]/41" office:value-type="float" office:value="0.13466512195122" calcext:value-type="float">
            <text:p>0.13467</text:p>
          </table:table-cell>
          <table:table-cell table:style-name="ce27" table:formula="of:=[.Q23]/41" office:value-type="float" office:value="0.109279024390244" calcext:value-type="float">
            <text:p>0.10928</text:p>
          </table:table-cell>
          <table:table-cell table:style-name="ce27" table:formula="of:=[.R23]/41" office:value-type="float" office:value="0.125267317073171" calcext:value-type="float">
            <text:p>0.12527</text:p>
          </table:table-cell>
          <table:table-cell table:style-name="ce27" table:formula="of:=[.S23]/41" office:value-type="float" office:value="0.136428536585366" calcext:value-type="float">
            <text:p>0.13643</text:p>
          </table:table-cell>
          <table:table-cell table:style-name="ce27" table:formula="of:=[.T23]/41" office:value-type="float" office:value="0.0543653658536585" calcext:value-type="float">
            <text:p>0.05437</text:p>
          </table:table-cell>
          <table:table-cell table:style-name="ce27" table:formula="of:=[.U23]/41" office:value-type="float" office:value="0.0832480487804878" calcext:value-type="float">
            <text:p>0.08325</text:p>
          </table:table-cell>
          <table:table-cell table:style-name="ce27" table:formula="of:=[.V23]/41" office:value-type="float" office:value="0.149245121951219" calcext:value-type="float">
            <text:p>0.14925</text:p>
          </table:table-cell>
          <table:table-cell table:style-name="ce27" table:formula="of:=[.W23]/41" office:value-type="float" office:value="0.109510487804878" calcext:value-type="float">
            <text:p>0.10951</text:p>
          </table:table-cell>
          <table:table-cell table:style-name="ce27" table:formula="of:=[.X23]/41" office:value-type="float" office:value="0.031270487804878" calcext:value-type="float">
            <text:p>0.03127</text:p>
          </table:table-cell>
          <table:table-cell table:style-name="ce27" table:formula="of:=[.Y23]/41" office:value-type="float" office:value="0.131647804878049" calcext:value-type="float">
            <text:p>0.13165</text:p>
          </table:table-cell>
          <table:table-cell table:style-name="ce27" table:formula="of:=[.Z23]/41" office:value-type="float" office:value="0.158365365853659" calcext:value-type="float">
            <text:p>0.15837</text:p>
          </table:table-cell>
          <table:table-cell table:style-name="ce27" table:formula="of:=[.AA23]/41" office:value-type="float" office:value="0.0952414634146341" calcext:value-type="float">
            <text:p>0.09524</text:p>
          </table:table-cell>
          <table:table-cell table:style-name="ce27" table:formula="of:=[.AB23]/41" office:value-type="float" office:value="0.127080243902439" calcext:value-type="float">
            <text:p>0.12708</text:p>
          </table:table-cell>
          <table:table-cell table:style-name="ce27" table:formula="of:=[.AC23]/41" office:value-type="float" office:value="0.148150731707317" calcext:value-type="float">
            <text:p>0.14815</text:p>
          </table:table-cell>
          <table:table-cell table:style-name="ce27" table:formula="of:=[.AD23]/41" office:value-type="float" office:value="0.138097073170732" calcext:value-type="float">
            <text:p>0.13810</text:p>
          </table:table-cell>
          <table:table-cell table:style-name="ce27" table:formula="of:=[.AE23]/41" office:value-type="float" office:value="0" calcext:value-type="float">
            <text:p>0.00000</text:p>
          </table:table-cell>
          <table:table-cell table:style-name="ce27" table:formula="of:=[.AF23]/41" office:value-type="float" office:value="0.14582756097561" calcext:value-type="float">
            <text:p>0.14583</text:p>
          </table:table-cell>
          <table:table-cell table:style-name="ce27" table:formula="of:=[.AG23]/41" office:value-type="float" office:value="0.14927" calcext:value-type="float">
            <text:p>0.14927</text:p>
          </table:table-cell>
          <table:table-cell table:style-name="ce27" table:formula="of:=[.AH23]/41" office:value-type="float" office:value="0.138052926829268" calcext:value-type="float">
            <text:p>0.13805</text:p>
          </table:table-cell>
          <table:table-cell table:style-name="ce27" table:formula="of:=[.AI23]/41" office:value-type="float" office:value="0.138052926829268" calcext:value-type="float">
            <text:p>0.13805</text:p>
          </table:table-cell>
          <table:table-cell table:style-name="ce27" table:formula="of:=[.AJ23]/41" office:value-type="float" office:value="0" calcext:value-type="float">
            <text:p>0.00000</text:p>
          </table:table-cell>
          <table:table-cell table:style-name="ce27" table:formula="of:=[.AK23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2:</text:p>
          </table:table-cell>
          <table:table-cell table:style-name="ce27" table:formula="of:=[.J24]/41" office:value-type="float" office:value="0.0161924146341463" calcext:value-type="float">
            <text:p>0.01619</text:p>
          </table:table-cell>
          <table:table-cell table:style-name="ce27" table:formula="of:=[.K24]/41" office:value-type="float" office:value="0.0296939024390244" calcext:value-type="float">
            <text:p>0.02969</text:p>
          </table:table-cell>
          <table:table-cell table:style-name="ce27" table:formula="of:=[.L24]/41" office:value-type="float" office:value="0.0368948780487805" calcext:value-type="float">
            <text:p>0.03689</text:p>
          </table:table-cell>
          <table:table-cell table:style-name="ce27" table:formula="of:=[.M24]/41" office:value-type="float" office:value="0.0219563414634146" calcext:value-type="float">
            <text:p>0.02196</text:p>
          </table:table-cell>
          <table:table-cell table:style-name="ce27" table:formula="of:=[.N24]/41" office:value-type="float" office:value="0.352817073170732" calcext:value-type="float">
            <text:p>0.35282</text:p>
          </table:table-cell>
          <table:table-cell table:style-name="ce27" table:formula="of:=[.O24]/41" office:value-type="float" office:value="0.08194" calcext:value-type="float">
            <text:p>0.08194</text:p>
          </table:table-cell>
          <table:table-cell table:style-name="ce27" table:formula="of:=[.P24]/41" office:value-type="float" office:value="0.0185244634146341" calcext:value-type="float">
            <text:p>0.01852</text:p>
          </table:table-cell>
          <table:table-cell table:style-name="ce27" table:formula="of:=[.Q24]/41" office:value-type="float" office:value="0.0368948780487805" calcext:value-type="float">
            <text:p>0.03689</text:p>
          </table:table-cell>
          <table:table-cell table:style-name="ce27" table:formula="of:=[.R24]/41" office:value-type="float" office:value="0.0214599756097561" calcext:value-type="float">
            <text:p>0.02146</text:p>
          </table:table-cell>
          <table:table-cell table:style-name="ce27" table:formula="of:=[.S24]/41" office:value-type="float" office:value="0.0508039024390244" calcext:value-type="float">
            <text:p>0.05080</text:p>
          </table:table-cell>
          <table:table-cell table:style-name="ce27" table:formula="of:=[.T24]/41" office:value-type="float" office:value="0.139054390243902" calcext:value-type="float">
            <text:p>0.13905</text:p>
          </table:table-cell>
          <table:table-cell table:style-name="ce27" table:formula="of:=[.U24]/41" office:value-type="float" office:value="0.108781219512195" calcext:value-type="float">
            <text:p>0.10878</text:p>
          </table:table-cell>
          <table:table-cell table:style-name="ce27" table:formula="of:=[.V24]/41" office:value-type="float" office:value="0.0475239024390244" calcext:value-type="float">
            <text:p>0.04752</text:p>
          </table:table-cell>
          <table:table-cell table:style-name="ce27" table:formula="of:=[.W24]/41" office:value-type="float" office:value="0.0763063414634146" calcext:value-type="float">
            <text:p>0.07631</text:p>
          </table:table-cell>
          <table:table-cell table:style-name="ce27" table:formula="of:=[.X24]/41" office:value-type="float" office:value="0.16202243902439" calcext:value-type="float">
            <text:p>0.16202</text:p>
          </table:table-cell>
          <table:table-cell table:style-name="ce27" table:formula="of:=[.Y24]/41" office:value-type="float" office:value="0.0221974634146341" calcext:value-type="float">
            <text:p>0.02220</text:p>
          </table:table-cell>
          <table:table-cell table:style-name="ce27" table:formula="of:=[.Z24]/41" office:value-type="float" office:value="0.0161742682926829" calcext:value-type="float">
            <text:p>0.01617</text:p>
          </table:table-cell>
          <table:table-cell table:style-name="ce27" table:formula="of:=[.AA24]/41" office:value-type="float" office:value="0.186101219512195" calcext:value-type="float">
            <text:p>0.18610</text:p>
          </table:table-cell>
          <table:table-cell table:style-name="ce27" table:formula="of:=[.AB24]/41" office:value-type="float" office:value="0.0861875609756098" calcext:value-type="float">
            <text:p>0.08619</text:p>
          </table:table-cell>
          <table:table-cell table:style-name="ce27" table:formula="of:=[.AC24]/41" office:value-type="float" office:value="0.0465007317073171" calcext:value-type="float">
            <text:p>0.04650</text:p>
          </table:table-cell>
          <table:table-cell table:style-name="ce27" table:formula="of:=[.AD24]/41" office:value-type="float" office:value="0.0127903414634146" calcext:value-type="float">
            <text:p>0.01279</text:p>
          </table:table-cell>
          <table:table-cell table:style-name="ce27" table:formula="of:=[.AE24]/41" office:value-type="float" office:value="0.14582756097561" calcext:value-type="float">
            <text:p>0.14583</text:p>
          </table:table-cell>
          <table:table-cell table:style-name="ce27" table:formula="of:=[.AF24]/41" office:value-type="float" office:value="0" calcext:value-type="float">
            <text:p>0.00000</text:p>
          </table:table-cell>
          <table:table-cell table:style-name="ce27" table:formula="of:=[.AG24]/41" office:value-type="float" office:value="0.0050529756097561" calcext:value-type="float">
            <text:p>0.00505</text:p>
          </table:table-cell>
          <table:table-cell table:style-name="ce27" table:formula="of:=[.AH24]/41" office:value-type="float" office:value="0.118794146341463" calcext:value-type="float">
            <text:p>0.11879</text:p>
          </table:table-cell>
          <table:table-cell table:style-name="ce27" table:formula="of:=[.AI24]/41" office:value-type="float" office:value="0.118794146341463" calcext:value-type="float">
            <text:p>0.11879</text:p>
          </table:table-cell>
          <table:table-cell table:style-name="ce27" table:formula="of:=[.AJ24]/41" office:value-type="float" office:value="0" calcext:value-type="float">
            <text:p>0.00000</text:p>
          </table:table-cell>
          <table:table-cell table:style-name="ce27" table:formula="of:=[.AK24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4" office:value-type="string" calcext:value-type="string">
            <text:p>23:</text:p>
          </table:table-cell>
          <table:table-cell table:style-name="ce27" table:formula="of:=[.J25]/41" office:value-type="float" office:value="0.0199743902439024" calcext:value-type="float">
            <text:p>0.01997</text:p>
          </table:table-cell>
          <table:table-cell table:style-name="ce27" table:formula="of:=[.K25]/41" office:value-type="float" office:value="0.032660487804878" calcext:value-type="float">
            <text:p>0.03266</text:p>
          </table:table-cell>
          <table:table-cell table:style-name="ce27" table:formula="of:=[.L25]/41" office:value-type="float" office:value="0.0408439024390244" calcext:value-type="float">
            <text:p>0.04084</text:p>
          </table:table-cell>
          <table:table-cell table:style-name="ce27" table:formula="of:=[.M25]/41" office:value-type="float" office:value="0.0263514634146341" calcext:value-type="float">
            <text:p>0.02635</text:p>
          </table:table-cell>
          <table:table-cell table:style-name="ce27" table:formula="of:=[.N25]/41" office:value-type="float" office:value="0.351641463414634" calcext:value-type="float">
            <text:p>0.35164</text:p>
          </table:table-cell>
          <table:table-cell table:style-name="ce27" table:formula="of:=[.O25]/41" office:value-type="float" office:value="0.0865782926829268" calcext:value-type="float">
            <text:p>0.08658</text:p>
          </table:table-cell>
          <table:table-cell table:style-name="ce27" table:formula="of:=[.P25]/41" office:value-type="float" office:value="0.0185313170731707" calcext:value-type="float">
            <text:p>0.01853</text:p>
          </table:table-cell>
          <table:table-cell table:style-name="ce27" table:formula="of:=[.Q25]/41" office:value-type="float" office:value="0.0408439024390244" calcext:value-type="float">
            <text:p>0.04084</text:p>
          </table:table-cell>
          <table:table-cell table:style-name="ce27" table:formula="of:=[.R25]/41" office:value-type="float" office:value="0.0258690243902439" calcext:value-type="float">
            <text:p>0.02587</text:p>
          </table:table-cell>
          <table:table-cell table:style-name="ce27" table:formula="of:=[.S25]/41" office:value-type="float" office:value="0.0487107317073171" calcext:value-type="float">
            <text:p>0.04871</text:p>
          </table:table-cell>
          <table:table-cell table:style-name="ce27" table:formula="of:=[.T25]/41" office:value-type="float" office:value="0.143615365853659" calcext:value-type="float">
            <text:p>0.14362</text:p>
          </table:table-cell>
          <table:table-cell table:style-name="ce27" table:formula="of:=[.U25]/41" office:value-type="float" office:value="0.109580731707317" calcext:value-type="float">
            <text:p>0.10958</text:p>
          </table:table-cell>
          <table:table-cell table:style-name="ce27" table:formula="of:=[.V25]/41" office:value-type="float" office:value="0.0516468292682927" calcext:value-type="float">
            <text:p>0.05165</text:p>
          </table:table-cell>
          <table:table-cell table:style-name="ce27" table:formula="of:=[.W25]/41" office:value-type="float" office:value="0.0813592682926829" calcext:value-type="float">
            <text:p>0.08136</text:p>
          </table:table-cell>
          <table:table-cell table:style-name="ce27" table:formula="of:=[.X25]/41" office:value-type="float" office:value="0.166044390243902" calcext:value-type="float">
            <text:p>0.16604</text:p>
          </table:table-cell>
          <table:table-cell table:style-name="ce27" table:formula="of:=[.Y25]/41" office:value-type="float" office:value="0.0223638048780488" calcext:value-type="float">
            <text:p>0.02236</text:p>
          </table:table-cell>
          <table:table-cell table:style-name="ce27" table:formula="of:=[.Z25]/41" office:value-type="float" office:value="0.0111703658536585" calcext:value-type="float">
            <text:p>0.01117</text:p>
          </table:table-cell>
          <table:table-cell table:style-name="ce27" table:formula="of:=[.AA25]/41" office:value-type="float" office:value="0.190928780487805" calcext:value-type="float">
            <text:p>0.19093</text:p>
          </table:table-cell>
          <table:table-cell table:style-name="ce27" table:formula="of:=[.AB25]/41" office:value-type="float" office:value="0.0847758536585366" calcext:value-type="float">
            <text:p>0.08478</text:p>
          </table:table-cell>
          <table:table-cell table:style-name="ce27" table:formula="of:=[.AC25]/41" office:value-type="float" office:value="0.0506778048780488" calcext:value-type="float">
            <text:p>0.05068</text:p>
          </table:table-cell>
          <table:table-cell table:style-name="ce27" table:formula="of:=[.AD25]/41" office:value-type="float" office:value="0.0130337317073171" calcext:value-type="float">
            <text:p>0.01303</text:p>
          </table:table-cell>
          <table:table-cell table:style-name="ce27" table:formula="of:=[.AE25]/41" office:value-type="float" office:value="0.14927" calcext:value-type="float">
            <text:p>0.14927</text:p>
          </table:table-cell>
          <table:table-cell table:style-name="ce27" table:formula="of:=[.AF25]/41" office:value-type="float" office:value="0.0050529756097561" calcext:value-type="float">
            <text:p>0.00505</text:p>
          </table:table-cell>
          <table:table-cell table:style-name="ce27" table:formula="of:=[.AG25]/41" office:value-type="float" office:value="0" calcext:value-type="float">
            <text:p>0.00000</text:p>
          </table:table-cell>
          <table:table-cell table:style-name="ce27" table:formula="of:=[.AH25]/41" office:value-type="float" office:value="0.117189268292683" calcext:value-type="float">
            <text:p>0.11719</text:p>
          </table:table-cell>
          <table:table-cell table:style-name="ce27" table:formula="of:=[.AI25]/41" office:value-type="float" office:value="0.117189268292683" calcext:value-type="float">
            <text:p>0.11719</text:p>
          </table:table-cell>
          <table:table-cell table:style-name="ce27" table:formula="of:=[.AJ25]/41" office:value-type="float" office:value="0" calcext:value-type="float">
            <text:p>0.00000</text:p>
          </table:table-cell>
          <table:table-cell table:style-name="ce27" table:formula="of:=[.AK25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5" office:value-type="string" calcext:value-type="string">
            <text:p>24:</text:p>
          </table:table-cell>
          <table:table-cell table:style-name="ce27" table:formula="of:=[.J26]/41" office:value-type="float" office:value="0.112242926829268" calcext:value-type="float">
            <text:p>0.11224</text:p>
          </table:table-cell>
          <table:table-cell table:style-name="ce27" table:formula="of:=[.K26]/41" office:value-type="float" office:value="0.103093414634146" calcext:value-type="float">
            <text:p>0.10309</text:p>
          </table:table-cell>
          <table:table-cell table:style-name="ce27" table:formula="of:=[.L26]/41" office:value-type="float" office:value="0.11085243902439" calcext:value-type="float">
            <text:p>0.11085</text:p>
          </table:table-cell>
          <table:table-cell table:style-name="ce27" table:formula="of:=[.M26]/41" office:value-type="float" office:value="0.115852195121951" calcext:value-type="float">
            <text:p>0.11585</text:p>
          </table:table-cell>
          <table:table-cell table:style-name="ce27" table:formula="of:=[.N26]/41" office:value-type="float" office:value="0.234948780487805" calcext:value-type="float">
            <text:p>0.23495</text:p>
          </table:table-cell>
          <table:table-cell table:style-name="ce27" table:formula="of:=[.O26]/41" office:value-type="float" office:value="0.139062926829268" calcext:value-type="float">
            <text:p>0.13906</text:p>
          </table:table-cell>
          <table:table-cell table:style-name="ce27" table:formula="of:=[.P26]/41" office:value-type="float" office:value="0.100741707317073" calcext:value-type="float">
            <text:p>0.10074</text:p>
          </table:table-cell>
          <table:table-cell table:style-name="ce27" table:formula="of:=[.Q26]/41" office:value-type="float" office:value="0.11085243902439" calcext:value-type="float">
            <text:p>0.11085</text:p>
          </table:table-cell>
          <table:table-cell table:style-name="ce27" table:formula="of:=[.R26]/41" office:value-type="float" office:value="0.115979512195122" calcext:value-type="float">
            <text:p>0.11598</text:p>
          </table:table-cell>
          <table:table-cell table:style-name="ce27" table:formula="of:=[.S26]/41" office:value-type="float" office:value="0.0687285365853659" calcext:value-type="float">
            <text:p>0.06873</text:p>
          </table:table-cell>
          <table:table-cell table:style-name="ce27" table:formula="of:=[.T26]/41" office:value-type="float" office:value="0.172752195121951" calcext:value-type="float">
            <text:p>0.17275</text:p>
          </table:table-cell>
          <table:table-cell table:style-name="ce27" table:formula="of:=[.U26]/41" office:value-type="float" office:value="0.0549029268292683" calcext:value-type="float">
            <text:p>0.05490</text:p>
          </table:table-cell>
          <table:table-cell table:style-name="ce27" table:formula="of:=[.V26]/41" office:value-type="float" office:value="0.160656585365854" calcext:value-type="float">
            <text:p>0.16066</text:p>
          </table:table-cell>
          <table:table-cell table:style-name="ce27" table:formula="of:=[.W26]/41" office:value-type="float" office:value="0.160914634146341" calcext:value-type="float">
            <text:p>0.16091</text:p>
          </table:table-cell>
          <table:table-cell table:style-name="ce27" table:formula="of:=[.X26]/41" office:value-type="float" office:value="0.168503902439024" calcext:value-type="float">
            <text:p>0.16850</text:p>
          </table:table-cell>
          <table:table-cell table:style-name="ce27" table:formula="of:=[.Y26]/41" office:value-type="float" office:value="0.0975280487804878" calcext:value-type="float">
            <text:p>0.09753</text:p>
          </table:table-cell>
          <table:table-cell table:style-name="ce27" table:formula="of:=[.Z26]/41" office:value-type="float" office:value="0.116216097560976" calcext:value-type="float">
            <text:p>0.11622</text:p>
          </table:table-cell>
          <table:table-cell table:style-name="ce27" table:formula="of:=[.AA26]/41" office:value-type="float" office:value="0.224718780487805" calcext:value-type="float">
            <text:p>0.22472</text:p>
          </table:table-cell>
          <table:table-cell table:style-name="ce27" table:formula="of:=[.AB26]/41" office:value-type="float" office:value="0.0327675609756098" calcext:value-type="float">
            <text:p>0.03277</text:p>
          </table:table-cell>
          <table:table-cell table:style-name="ce27" table:formula="of:=[.AC26]/41" office:value-type="float" office:value="0.159356097560976" calcext:value-type="float">
            <text:p>0.15936</text:p>
          </table:table-cell>
          <table:table-cell table:style-name="ce27" table:formula="of:=[.AD26]/41" office:value-type="float" office:value="0.10627243902439" calcext:value-type="float">
            <text:p>0.10627</text:p>
          </table:table-cell>
          <table:table-cell table:style-name="ce27" table:formula="of:=[.AE26]/41" office:value-type="float" office:value="0.138052926829268" calcext:value-type="float">
            <text:p>0.13805</text:p>
          </table:table-cell>
          <table:table-cell table:style-name="ce27" table:formula="of:=[.AF26]/41" office:value-type="float" office:value="0.118794146341463" calcext:value-type="float">
            <text:p>0.11879</text:p>
          </table:table-cell>
          <table:table-cell table:style-name="ce27" table:formula="of:=[.AG26]/41" office:value-type="float" office:value="0.117189268292683" calcext:value-type="float">
            <text:p>0.11719</text:p>
          </table:table-cell>
          <table:table-cell table:style-name="ce27" table:formula="of:=[.AH26]/41" office:value-type="float" office:value="0" calcext:value-type="float">
            <text:p>0.00000</text:p>
          </table:table-cell>
          <table:table-cell table:style-name="ce27" table:formula="of:=[.AI26]/41" office:value-type="float" office:value="0" calcext:value-type="float">
            <text:p>0.00000</text:p>
          </table:table-cell>
          <table:table-cell table:style-name="ce27" table:formula="of:=[.AJ26]/41" office:value-type="float" office:value="0" calcext:value-type="float">
            <text:p>0.00000</text:p>
          </table:table-cell>
          <table:table-cell table:style-name="ce27" table:formula="of:=[.AK26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5" office:value-type="string" calcext:value-type="string">
            <text:p>25:</text:p>
          </table:table-cell>
          <table:table-cell table:style-name="ce27" table:formula="of:=[.J27]/41" office:value-type="float" office:value="0.112242926829268" calcext:value-type="float">
            <text:p>0.11224</text:p>
          </table:table-cell>
          <table:table-cell table:style-name="ce27" table:formula="of:=[.K27]/41" office:value-type="float" office:value="0.103093414634146" calcext:value-type="float">
            <text:p>0.10309</text:p>
          </table:table-cell>
          <table:table-cell table:style-name="ce27" table:formula="of:=[.L27]/41" office:value-type="float" office:value="0.11085243902439" calcext:value-type="float">
            <text:p>0.11085</text:p>
          </table:table-cell>
          <table:table-cell table:style-name="ce27" table:formula="of:=[.M27]/41" office:value-type="float" office:value="0.115852195121951" calcext:value-type="float">
            <text:p>0.11585</text:p>
          </table:table-cell>
          <table:table-cell table:style-name="ce27" table:formula="of:=[.N27]/41" office:value-type="float" office:value="0.234948780487805" calcext:value-type="float">
            <text:p>0.23495</text:p>
          </table:table-cell>
          <table:table-cell table:style-name="ce27" table:formula="of:=[.O27]/41" office:value-type="float" office:value="0.139062926829268" calcext:value-type="float">
            <text:p>0.13906</text:p>
          </table:table-cell>
          <table:table-cell table:style-name="ce27" table:formula="of:=[.P27]/41" office:value-type="float" office:value="0.100741707317073" calcext:value-type="float">
            <text:p>0.10074</text:p>
          </table:table-cell>
          <table:table-cell table:style-name="ce27" table:formula="of:=[.Q27]/41" office:value-type="float" office:value="0.11085243902439" calcext:value-type="float">
            <text:p>0.11085</text:p>
          </table:table-cell>
          <table:table-cell table:style-name="ce27" table:formula="of:=[.R27]/41" office:value-type="float" office:value="0.115979512195122" calcext:value-type="float">
            <text:p>0.11598</text:p>
          </table:table-cell>
          <table:table-cell table:style-name="ce27" table:formula="of:=[.S27]/41" office:value-type="float" office:value="0.0687285365853659" calcext:value-type="float">
            <text:p>0.06873</text:p>
          </table:table-cell>
          <table:table-cell table:style-name="ce27" table:formula="of:=[.T27]/41" office:value-type="float" office:value="0.172752195121951" calcext:value-type="float">
            <text:p>0.17275</text:p>
          </table:table-cell>
          <table:table-cell table:style-name="ce27" table:formula="of:=[.U27]/41" office:value-type="float" office:value="0.0549029268292683" calcext:value-type="float">
            <text:p>0.05490</text:p>
          </table:table-cell>
          <table:table-cell table:style-name="ce27" table:formula="of:=[.V27]/41" office:value-type="float" office:value="0.160656585365854" calcext:value-type="float">
            <text:p>0.16066</text:p>
          </table:table-cell>
          <table:table-cell table:style-name="ce27" table:formula="of:=[.W27]/41" office:value-type="float" office:value="0.160914634146341" calcext:value-type="float">
            <text:p>0.16091</text:p>
          </table:table-cell>
          <table:table-cell table:style-name="ce27" table:formula="of:=[.X27]/41" office:value-type="float" office:value="0.168503902439024" calcext:value-type="float">
            <text:p>0.16850</text:p>
          </table:table-cell>
          <table:table-cell table:style-name="ce27" table:formula="of:=[.Y27]/41" office:value-type="float" office:value="0.0975280487804878" calcext:value-type="float">
            <text:p>0.09753</text:p>
          </table:table-cell>
          <table:table-cell table:style-name="ce27" table:formula="of:=[.Z27]/41" office:value-type="float" office:value="0.116216097560976" calcext:value-type="float">
            <text:p>0.11622</text:p>
          </table:table-cell>
          <table:table-cell table:style-name="ce27" table:formula="of:=[.AA27]/41" office:value-type="float" office:value="0.224718780487805" calcext:value-type="float">
            <text:p>0.22472</text:p>
          </table:table-cell>
          <table:table-cell table:style-name="ce27" table:formula="of:=[.AB27]/41" office:value-type="float" office:value="0.0327675609756098" calcext:value-type="float">
            <text:p>0.03277</text:p>
          </table:table-cell>
          <table:table-cell table:style-name="ce27" table:formula="of:=[.AC27]/41" office:value-type="float" office:value="0.159356097560976" calcext:value-type="float">
            <text:p>0.15936</text:p>
          </table:table-cell>
          <table:table-cell table:style-name="ce27" table:formula="of:=[.AD27]/41" office:value-type="float" office:value="0.10627243902439" calcext:value-type="float">
            <text:p>0.10627</text:p>
          </table:table-cell>
          <table:table-cell table:style-name="ce27" table:formula="of:=[.AE27]/41" office:value-type="float" office:value="0.138052926829268" calcext:value-type="float">
            <text:p>0.13805</text:p>
          </table:table-cell>
          <table:table-cell table:style-name="ce27" table:formula="of:=[.AF27]/41" office:value-type="float" office:value="0.118794146341463" calcext:value-type="float">
            <text:p>0.11879</text:p>
          </table:table-cell>
          <table:table-cell table:style-name="ce27" table:formula="of:=[.AG27]/41" office:value-type="float" office:value="0.117189268292683" calcext:value-type="float">
            <text:p>0.11719</text:p>
          </table:table-cell>
          <table:table-cell table:style-name="ce27" table:formula="of:=[.AH27]/41" office:value-type="float" office:value="0" calcext:value-type="float">
            <text:p>0.00000</text:p>
          </table:table-cell>
          <table:table-cell table:style-name="ce27" table:formula="of:=[.AI27]/41" office:value-type="float" office:value="0" calcext:value-type="float">
            <text:p>0.00000</text:p>
          </table:table-cell>
          <table:table-cell table:style-name="ce27" table:formula="of:=[.AJ27]/41" office:value-type="float" office:value="0" calcext:value-type="float">
            <text:p>0.00000</text:p>
          </table:table-cell>
          <table:table-cell table:style-name="ce27" table:formula="of:=[.AK27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6" office:value-type="string" calcext:value-type="string">
            <text:p>26:</text:p>
          </table:table-cell>
          <table:table-cell table:style-name="ce27" table:formula="of:=[.J28]/41" office:value-type="float" office:value="0" calcext:value-type="float">
            <text:p>0.00000</text:p>
          </table:table-cell>
          <table:table-cell table:style-name="ce27" table:formula="of:=[.K28]/41" office:value-type="float" office:value="0" calcext:value-type="float">
            <text:p>0.00000</text:p>
          </table:table-cell>
          <table:table-cell table:style-name="ce27" table:formula="of:=[.L28]/41" office:value-type="float" office:value="0" calcext:value-type="float">
            <text:p>0.00000</text:p>
          </table:table-cell>
          <table:table-cell table:style-name="ce27" table:formula="of:=[.M28]/41" office:value-type="float" office:value="0" calcext:value-type="float">
            <text:p>0.00000</text:p>
          </table:table-cell>
          <table:table-cell table:style-name="ce27" table:formula="of:=[.N28]/41" office:value-type="float" office:value="0" calcext:value-type="float">
            <text:p>0.00000</text:p>
          </table:table-cell>
          <table:table-cell table:style-name="ce27" table:formula="of:=[.O28]/41" office:value-type="float" office:value="0" calcext:value-type="float">
            <text:p>0.00000</text:p>
          </table:table-cell>
          <table:table-cell table:style-name="ce27" table:formula="of:=[.P28]/41" office:value-type="float" office:value="0" calcext:value-type="float">
            <text:p>0.00000</text:p>
          </table:table-cell>
          <table:table-cell table:style-name="ce27" table:formula="of:=[.Q28]/41" office:value-type="float" office:value="0" calcext:value-type="float">
            <text:p>0.00000</text:p>
          </table:table-cell>
          <table:table-cell table:style-name="ce27" table:formula="of:=[.R28]/41" office:value-type="float" office:value="0" calcext:value-type="float">
            <text:p>0.00000</text:p>
          </table:table-cell>
          <table:table-cell table:style-name="ce27" table:formula="of:=[.S28]/41" office:value-type="float" office:value="0" calcext:value-type="float">
            <text:p>0.00000</text:p>
          </table:table-cell>
          <table:table-cell table:style-name="ce27" table:formula="of:=[.T28]/41" office:value-type="float" office:value="0" calcext:value-type="float">
            <text:p>0.00000</text:p>
          </table:table-cell>
          <table:table-cell table:style-name="ce27" table:formula="of:=[.U28]/41" office:value-type="float" office:value="0" calcext:value-type="float">
            <text:p>0.00000</text:p>
          </table:table-cell>
          <table:table-cell table:style-name="ce27" table:formula="of:=[.V28]/41" office:value-type="float" office:value="0" calcext:value-type="float">
            <text:p>0.00000</text:p>
          </table:table-cell>
          <table:table-cell table:style-name="ce27" table:formula="of:=[.W28]/41" office:value-type="float" office:value="0" calcext:value-type="float">
            <text:p>0.00000</text:p>
          </table:table-cell>
          <table:table-cell table:style-name="ce27" table:formula="of:=[.X28]/41" office:value-type="float" office:value="0" calcext:value-type="float">
            <text:p>0.00000</text:p>
          </table:table-cell>
          <table:table-cell table:style-name="ce27" table:formula="of:=[.Y28]/41" office:value-type="float" office:value="0" calcext:value-type="float">
            <text:p>0.00000</text:p>
          </table:table-cell>
          <table:table-cell table:style-name="ce27" table:formula="of:=[.Z28]/41" office:value-type="float" office:value="0" calcext:value-type="float">
            <text:p>0.00000</text:p>
          </table:table-cell>
          <table:table-cell table:style-name="ce27" table:formula="of:=[.AA28]/41" office:value-type="float" office:value="0" calcext:value-type="float">
            <text:p>0.00000</text:p>
          </table:table-cell>
          <table:table-cell table:style-name="ce27" table:formula="of:=[.AB28]/41" office:value-type="float" office:value="0" calcext:value-type="float">
            <text:p>0.00000</text:p>
          </table:table-cell>
          <table:table-cell table:style-name="ce27" table:formula="of:=[.AC28]/41" office:value-type="float" office:value="0" calcext:value-type="float">
            <text:p>0.00000</text:p>
          </table:table-cell>
          <table:table-cell table:style-name="ce27" table:formula="of:=[.AD28]/41" office:value-type="float" office:value="0" calcext:value-type="float">
            <text:p>0.00000</text:p>
          </table:table-cell>
          <table:table-cell table:style-name="ce27" table:formula="of:=[.AE28]/41" office:value-type="float" office:value="0" calcext:value-type="float">
            <text:p>0.00000</text:p>
          </table:table-cell>
          <table:table-cell table:style-name="ce27" table:formula="of:=[.AF28]/41" office:value-type="float" office:value="0" calcext:value-type="float">
            <text:p>0.00000</text:p>
          </table:table-cell>
          <table:table-cell table:style-name="ce27" table:formula="of:=[.AG28]/41" office:value-type="float" office:value="0" calcext:value-type="float">
            <text:p>0.00000</text:p>
          </table:table-cell>
          <table:table-cell table:style-name="ce27" table:formula="of:=[.AH28]/41" office:value-type="float" office:value="0" calcext:value-type="float">
            <text:p>0.00000</text:p>
          </table:table-cell>
          <table:table-cell table:style-name="ce27" table:formula="of:=[.AI28]/41" office:value-type="float" office:value="0" calcext:value-type="float">
            <text:p>0.00000</text:p>
          </table:table-cell>
          <table:table-cell table:style-name="ce27" table:formula="of:=[.AJ28]/41" office:value-type="float" office:value="0" calcext:value-type="float">
            <text:p>0.00000</text:p>
          </table:table-cell>
          <table:table-cell table:style-name="ce27" table:formula="of:=[.AK28]/41" office:value-type="float" office:value="0" calcext:value-type="float">
            <text:p>0.00000</text:p>
          </table:table-cell>
        </table:table-row>
        <table:table-row table:style-name="ro1">
          <table:table-cell table:number-columns-repeated="8"/>
          <table:table-cell table:style-name="ce26" office:value-type="string" calcext:value-type="string">
            <text:p>27:</text:p>
          </table:table-cell>
          <table:table-cell table:style-name="ce27" table:formula="of:=[.J29]/41" office:value-type="float" office:value="0" calcext:value-type="float">
            <text:p>0.00000</text:p>
          </table:table-cell>
          <table:table-cell table:style-name="ce27" table:formula="of:=[.K29]/41" office:value-type="float" office:value="0" calcext:value-type="float">
            <text:p>0.00000</text:p>
          </table:table-cell>
          <table:table-cell table:style-name="ce27" table:formula="of:=[.L29]/41" office:value-type="float" office:value="0" calcext:value-type="float">
            <text:p>0.00000</text:p>
          </table:table-cell>
          <table:table-cell table:style-name="ce27" table:formula="of:=[.M29]/41" office:value-type="float" office:value="0" calcext:value-type="float">
            <text:p>0.00000</text:p>
          </table:table-cell>
          <table:table-cell table:style-name="ce27" table:formula="of:=[.N29]/41" office:value-type="float" office:value="0" calcext:value-type="float">
            <text:p>0.00000</text:p>
          </table:table-cell>
          <table:table-cell table:style-name="ce27" table:formula="of:=[.O29]/41" office:value-type="float" office:value="0" calcext:value-type="float">
            <text:p>0.00000</text:p>
          </table:table-cell>
          <table:table-cell table:style-name="ce27" table:formula="of:=[.P29]/41" office:value-type="float" office:value="0" calcext:value-type="float">
            <text:p>0.00000</text:p>
          </table:table-cell>
          <table:table-cell table:style-name="ce27" table:formula="of:=[.Q29]/41" office:value-type="float" office:value="0" calcext:value-type="float">
            <text:p>0.00000</text:p>
          </table:table-cell>
          <table:table-cell table:style-name="ce27" table:formula="of:=[.R29]/41" office:value-type="float" office:value="0" calcext:value-type="float">
            <text:p>0.00000</text:p>
          </table:table-cell>
          <table:table-cell table:style-name="ce27" table:formula="of:=[.S29]/41" office:value-type="float" office:value="0" calcext:value-type="float">
            <text:p>0.00000</text:p>
          </table:table-cell>
          <table:table-cell table:style-name="ce27" table:formula="of:=[.T29]/41" office:value-type="float" office:value="0" calcext:value-type="float">
            <text:p>0.00000</text:p>
          </table:table-cell>
          <table:table-cell table:style-name="ce27" table:formula="of:=[.U29]/41" office:value-type="float" office:value="0" calcext:value-type="float">
            <text:p>0.00000</text:p>
          </table:table-cell>
          <table:table-cell table:style-name="ce27" table:formula="of:=[.V29]/41" office:value-type="float" office:value="0" calcext:value-type="float">
            <text:p>0.00000</text:p>
          </table:table-cell>
          <table:table-cell table:style-name="ce27" table:formula="of:=[.W29]/41" office:value-type="float" office:value="0" calcext:value-type="float">
            <text:p>0.00000</text:p>
          </table:table-cell>
          <table:table-cell table:style-name="ce27" table:formula="of:=[.X29]/41" office:value-type="float" office:value="0" calcext:value-type="float">
            <text:p>0.00000</text:p>
          </table:table-cell>
          <table:table-cell table:style-name="ce27" table:formula="of:=[.Y29]/41" office:value-type="float" office:value="0" calcext:value-type="float">
            <text:p>0.00000</text:p>
          </table:table-cell>
          <table:table-cell table:style-name="ce27" table:formula="of:=[.Z29]/41" office:value-type="float" office:value="0" calcext:value-type="float">
            <text:p>0.00000</text:p>
          </table:table-cell>
          <table:table-cell table:style-name="ce27" table:formula="of:=[.AA29]/41" office:value-type="float" office:value="0" calcext:value-type="float">
            <text:p>0.00000</text:p>
          </table:table-cell>
          <table:table-cell table:style-name="ce27" table:formula="of:=[.AB29]/41" office:value-type="float" office:value="0" calcext:value-type="float">
            <text:p>0.00000</text:p>
          </table:table-cell>
          <table:table-cell table:style-name="ce27" table:formula="of:=[.AC29]/41" office:value-type="float" office:value="0" calcext:value-type="float">
            <text:p>0.00000</text:p>
          </table:table-cell>
          <table:table-cell table:style-name="ce27" table:formula="of:=[.AD29]/41" office:value-type="float" office:value="0" calcext:value-type="float">
            <text:p>0.00000</text:p>
          </table:table-cell>
          <table:table-cell table:style-name="ce27" table:formula="of:=[.AE29]/41" office:value-type="float" office:value="0" calcext:value-type="float">
            <text:p>0.00000</text:p>
          </table:table-cell>
          <table:table-cell table:style-name="ce27" table:formula="of:=[.AF29]/41" office:value-type="float" office:value="0" calcext:value-type="float">
            <text:p>0.00000</text:p>
          </table:table-cell>
          <table:table-cell table:style-name="ce27" table:formula="of:=[.AG29]/41" office:value-type="float" office:value="0" calcext:value-type="float">
            <text:p>0.00000</text:p>
          </table:table-cell>
          <table:table-cell table:style-name="ce27" table:formula="of:=[.AH29]/41" office:value-type="float" office:value="0" calcext:value-type="float">
            <text:p>0.00000</text:p>
          </table:table-cell>
          <table:table-cell table:style-name="ce27" table:formula="of:=[.AI29]/41" office:value-type="float" office:value="0" calcext:value-type="float">
            <text:p>0.00000</text:p>
          </table:table-cell>
          <table:table-cell table:style-name="ce27" table:formula="of:=[.AJ29]/41" office:value-type="float" office:value="0" calcext:value-type="float">
            <text:p>0.00000</text:p>
          </table:table-cell>
          <table:table-cell table:style-name="ce27" table:formula="of:=[.AK29]/41" office:value-type="float" office:value="0" calcext:value-type="float">
            <text:p>0.00000</text:p>
          </table:table-cell>
        </table:table-row>
      </table:table>
      <table:table table:name="Sheet3" table:style-name="ta1">
        <table:table-column table:style-name="co18" table:default-cell-style-name="Default"/>
        <table:table-column table:style-name="co14" table:default-cell-style-name="Default"/>
        <table:table-column table:style-name="co4" table:number-columns-repeated="30" table:default-cell-style-name="Default"/>
        <table:table-row table:style-name="ro1">
          <table:table-cell office:value-type="string" calcext:value-type="string">
            <text:p>5-5-1</text:p>
          </table:table-cell>
          <table:table-cell table:number-columns-repeated="5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0):</text:p>
          </table:table-cell>
          <table:table-cell table:style-name="ce19" office:value-type="float" office:value="10.7833333333333" calcext:value-type="float">
            <text:p>10.7833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9.1654" calcext:value-type="float">
            <text:p>19.1654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6.06722" calcext:value-type="float">
            <text:p>6.06722</text:p>
          </table:table-cell>
          <table:table-cell office:value-type="float" office:value="0.172709" calcext:value-type="float">
            <text:p>0.172709</text:p>
          </table:table-cell>
          <table:table-cell office:value-type="float" office:value="0.176714" calcext:value-type="float">
            <text:p>0.176714</text:p>
          </table:table-cell>
          <table:table-cell office:value-type="float" office:value="19.0943" calcext:value-type="float">
            <text:p>19.0943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18.1912" calcext:value-type="float">
            <text:p>18.1912</text:p>
          </table:table-cell>
          <table:table-cell office:value-type="float" office:value="17.8331" calcext:value-type="float">
            <text:p>17.8331</text:p>
          </table:table-cell>
          <table:table-cell office:value-type="float" office:value="21.2429" calcext:value-type="float">
            <text:p>21.2429</text:p>
          </table:table-cell>
          <table:table-cell office:value-type="float" office:value="19.3545" calcext:value-type="float">
            <text:p>19.3545</text:p>
          </table:table-cell>
          <table:table-cell office:value-type="float" office:value="16.4901" calcext:value-type="float">
            <text:p>16.4901</text:p>
          </table:table-cell>
          <table:table-cell office:value-type="float" office:value="20.9891" calcext:value-type="float">
            <text:p>20.9891</text:p>
          </table:table-cell>
          <table:table-cell office:value-type="float" office:value="19.78" calcext:value-type="float">
            <text:p>19.78</text:p>
          </table:table-cell>
          <table:table-cell office:value-type="float" office:value="21.3327" calcext:value-type="float">
            <text:p>21.3327</text:p>
          </table:table-cell>
          <table:table-cell office:value-type="float" office:value="19.2079" calcext:value-type="float">
            <text:p>19.2079</text:p>
          </table:table-cell>
          <table:table-cell office:value-type="float" office:value="16.5455" calcext:value-type="float">
            <text:p>16.5455</text:p>
          </table:table-cell>
          <table:table-cell office:value-type="float" office:value="20.9119" calcext:value-type="float">
            <text:p>20.9119</text:p>
          </table:table-cell>
          <table:table-cell office:value-type="float" office:value="21.1935" calcext:value-type="float">
            <text:p>21.1935</text:p>
          </table:table-cell>
          <table:table-cell office:value-type="float" office:value="15.058" calcext:value-type="float">
            <text:p>15.05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):</text:p>
          </table:table-cell>
          <table:table-cell table:style-name="ce19" office:value-type="float" office:value="9.55" calcext:value-type="float">
            <text:p>9.5500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office:value-type="float" office:value="19.1654" calcext:value-type="float">
            <text:p>19.1654</text:p>
          </table:table-cell>
          <table:table-cell office:value-type="float" office:value="0" calcext:value-type="float">
            <text:p>0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13.1367" calcext:value-type="float">
            <text:p>13.1367</text:p>
          </table:table-cell>
          <table:table-cell office:value-type="float" office:value="19.3376" calcext:value-type="float">
            <text:p>19.3376</text:p>
          </table:table-cell>
          <table:table-cell office:value-type="float" office:value="19.1238" calcext:value-type="float">
            <text:p>19.1238</text:p>
          </table:table-cell>
          <table:table-cell office:value-type="float" office:value="0.88233" calcext:value-type="float">
            <text:p>0.88233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2.83638" calcext:value-type="float">
            <text:p>2.83638</text:p>
          </table:table-cell>
          <table:table-cell office:value-type="float" office:value="2.56828" calcext:value-type="float">
            <text:p>2.56828</text:p>
          </table:table-cell>
          <table:table-cell office:value-type="float" office:value="2.11068" calcext:value-type="float">
            <text:p>2.11068</text:p>
          </table:table-cell>
          <table:table-cell office:value-type="float" office:value="1.33909" calcext:value-type="float">
            <text:p>1.33909</text:p>
          </table:table-cell>
          <table:table-cell office:value-type="float" office:value="2.68049" calcext:value-type="float">
            <text:p>2.68049</text:p>
          </table:table-cell>
          <table:table-cell office:value-type="float" office:value="1.8282" calcext:value-type="float">
            <text:p>1.8282</text:p>
          </table:table-cell>
          <table:table-cell office:value-type="float" office:value="3.49901" calcext:value-type="float">
            <text:p>3.49901</text:p>
          </table:table-cell>
          <table:table-cell office:value-type="float" office:value="2.25674" calcext:value-type="float">
            <text:p>2.25674</text:p>
          </table:table-cell>
          <table:table-cell office:value-type="float" office:value="0.712296" calcext:value-type="float">
            <text:p>0.712296</text:p>
          </table:table-cell>
          <table:table-cell office:value-type="float" office:value="2.6294" calcext:value-type="float">
            <text:p>2.6294</text:p>
          </table:table-cell>
          <table:table-cell office:value-type="float" office:value="1.74694" calcext:value-type="float">
            <text:p>1.74694</text:p>
          </table:table-cell>
          <table:table-cell office:value-type="float" office:value="5.55337" calcext:value-type="float">
            <text:p>5.55337</text:p>
          </table:table-cell>
          <table:table-cell office:value-type="float" office:value="4.6623" calcext:value-type="float">
            <text:p>4.662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2):</text:p>
          </table:table-cell>
          <table:table-cell table:style-name="ce19" office:value-type="float" office:value="11.4833333333333" calcext:value-type="float">
            <text:p>11.4833</text:p>
          </table:table-cell>
          <table:table-cell table:number-columns-repeated="3"/>
          <table:table-cell table:style-name="ce12" office:value-type="float" office:value="2" calcext:value-type="float">
            <text:p>2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0" calcext:value-type="float">
            <text:p>0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0" calcext:value-type="float">
            <text:p>0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2.9931" calcext:value-type="float">
            <text:p>2.9931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3):</text:p>
          </table:table-cell>
          <table:table-cell table:style-name="ce19" office:value-type="float" office:value="14.5333333333333" calcext:value-type="float">
            <text:p>14.5333</text:p>
          </table:table-cell>
          <table:table-cell table:number-columns-repeated="3"/>
          <table:table-cell table:style-name="ce12" office:value-type="float" office:value="3" calcext:value-type="float">
            <text:p>3</text:p>
          </table:table-cell>
          <table:table-cell office:value-type="float" office:value="6.06722" calcext:value-type="float">
            <text:p>6.06722</text:p>
          </table:table-cell>
          <table:table-cell office:value-type="float" office:value="13.1367" calcext:value-type="float">
            <text:p>13.1367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0" calcext:value-type="float">
            <text:p>0</text:p>
          </table:table-cell>
          <table:table-cell office:value-type="float" office:value="6.23744" calcext:value-type="float">
            <text:p>6.23744</text:p>
          </table:table-cell>
          <table:table-cell office:value-type="float" office:value="6.04354" calcext:value-type="float">
            <text:p>6.04354</text:p>
          </table:table-cell>
          <table:table-cell office:value-type="float" office:value="13.037" calcext:value-type="float">
            <text:p>13.037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12.1351" calcext:value-type="float">
            <text:p>12.1351</text:p>
          </table:table-cell>
          <table:table-cell office:value-type="float" office:value="11.7689" calcext:value-type="float">
            <text:p>11.7689</text:p>
          </table:table-cell>
          <table:table-cell office:value-type="float" office:value="15.2286" calcext:value-type="float">
            <text:p>15.2286</text:p>
          </table:table-cell>
          <table:table-cell office:value-type="float" office:value="13.2899" calcext:value-type="float">
            <text:p>13.2899</text:p>
          </table:table-cell>
          <table:table-cell office:value-type="float" office:value="10.4733" calcext:value-type="float">
            <text:p>10.4733</text:p>
          </table:table-cell>
          <table:table-cell office:value-type="float" office:value="14.9642" calcext:value-type="float">
            <text:p>14.9642</text:p>
          </table:table-cell>
          <table:table-cell office:value-type="float" office:value="14.0273" calcext:value-type="float">
            <text:p>14.0273</text:p>
          </table:table-cell>
          <table:table-cell office:value-type="float" office:value="15.3309" calcext:value-type="float">
            <text:p>15.3309</text:p>
          </table:table-cell>
          <table:table-cell office:value-type="float" office:value="13.1547" calcext:value-type="float">
            <text:p>13.1547</text:p>
          </table:table-cell>
          <table:table-cell office:value-type="float" office:value="10.5317" calcext:value-type="float">
            <text:p>10.5317</text:p>
          </table:table-cell>
          <table:table-cell office:value-type="float" office:value="14.8803" calcext:value-type="float">
            <text:p>14.8803</text:p>
          </table:table-cell>
          <table:table-cell office:value-type="float" office:value="15.6346" calcext:value-type="float">
            <text:p>15.6346</text:p>
          </table:table-cell>
          <table:table-cell office:value-type="float" office:value="8.99766" calcext:value-type="float">
            <text:p>8.9976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4):</text:p>
          </table:table-cell>
          <table:table-cell table:style-name="ce19" office:value-type="float" office:value="15.7166666666667" calcext:value-type="float">
            <text:p>15.7167</text:p>
          </table:table-cell>
          <table:table-cell table:number-columns-repeated="3"/>
          <table:table-cell table:style-name="ce12" office:value-type="float" office:value="4" calcext:value-type="float">
            <text:p>4</text:p>
          </table:table-cell>
          <table:table-cell office:value-type="float" office:value="0.172709" calcext:value-type="float">
            <text:p>0.172709</text:p>
          </table:table-cell>
          <table:table-cell office:value-type="float" office:value="19.3376" calcext:value-type="float">
            <text:p>19.3376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6.23744" calcext:value-type="float">
            <text:p>6.23744</text:p>
          </table:table-cell>
          <table:table-cell office:value-type="float" office:value="0" calcext:value-type="float">
            <text:p>0</text:p>
          </table:table-cell>
          <table:table-cell office:value-type="float" office:value="0.28342" calcext:value-type="float">
            <text:p>0.28342</text:p>
          </table:table-cell>
          <table:table-cell office:value-type="float" office:value="19.2657" calcext:value-type="float">
            <text:p>19.2657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18.3597" calcext:value-type="float">
            <text:p>18.3597</text:p>
          </table:table-cell>
          <table:table-cell office:value-type="float" office:value="18.0025" calcext:value-type="float">
            <text:p>18.0025</text:p>
          </table:table-cell>
          <table:table-cell office:value-type="float" office:value="21.4153" calcext:value-type="float">
            <text:p>21.4153</text:p>
          </table:table-cell>
          <table:table-cell office:value-type="float" office:value="19.5253" calcext:value-type="float">
            <text:p>19.5253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21.1614" calcext:value-type="float">
            <text:p>21.1614</text:p>
          </table:table-cell>
          <table:table-cell office:value-type="float" office:value="19.9519" calcext:value-type="float">
            <text:p>19.9519</text:p>
          </table:table-cell>
          <table:table-cell office:value-type="float" office:value="21.5053" calcext:value-type="float">
            <text:p>21.5053</text:p>
          </table:table-cell>
          <table:table-cell office:value-type="float" office:value="19.3795" calcext:value-type="float">
            <text:p>19.3795</text:p>
          </table:table-cell>
          <table:table-cell office:value-type="float" office:value="16.7178" calcext:value-type="float">
            <text:p>16.7178</text:p>
          </table:table-cell>
          <table:table-cell office:value-type="float" office:value="21.0841" calcext:value-type="float">
            <text:p>21.0841</text:p>
          </table:table-cell>
          <table:table-cell office:value-type="float" office:value="21.3635" calcext:value-type="float">
            <text:p>21.3635</text:p>
          </table:table-cell>
          <table:table-cell office:value-type="float" office:value="15.227" calcext:value-type="float">
            <text:p>15.2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5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0.176714" calcext:value-type="float">
            <text:p>0.176714</text:p>
          </table:table-cell>
          <table:table-cell office:value-type="float" office:value="19.1238" calcext:value-type="float">
            <text:p>19.1238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6.04354" calcext:value-type="float">
            <text:p>6.04354</text:p>
          </table:table-cell>
          <table:table-cell office:value-type="float" office:value="0.28342" calcext:value-type="float">
            <text:p>0.28342</text:p>
          </table:table-cell>
          <table:table-cell office:value-type="float" office:value="0" calcext:value-type="float">
            <text:p>0</text:p>
          </table:table-cell>
          <table:table-cell office:value-type="float" office:value="19.0607" calcext:value-type="float">
            <text:p>19.0607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18.1745" calcext:value-type="float">
            <text:p>18.1745</text:p>
          </table:table-cell>
          <table:table-cell office:value-type="float" office:value="17.8122" calcext:value-type="float">
            <text:p>17.8122</text:p>
          </table:table-cell>
          <table:table-cell office:value-type="float" office:value="21.1981" calcext:value-type="float">
            <text:p>21.1981</text:p>
          </table:table-cell>
          <table:table-cell office:value-type="float" office:value="19.3248" calcext:value-type="float">
            <text:p>19.3248</text:p>
          </table:table-cell>
          <table:table-cell office:value-type="float" office:value="16.447" calcext:value-type="float">
            <text:p>16.447</text:p>
          </table:table-cell>
          <table:table-cell office:value-type="float" office:value="20.9464" calcext:value-type="float">
            <text:p>20.9464</text:p>
          </table:table-cell>
          <table:table-cell office:value-type="float" office:value="19.7088" calcext:value-type="float">
            <text:p>19.7088</text:p>
          </table:table-cell>
          <table:table-cell office:value-type="float" office:value="21.2857" calcext:value-type="float">
            <text:p>21.2857</text:p>
          </table:table-cell>
          <table:table-cell office:value-type="float" office:value="19.1727" calcext:value-type="float">
            <text:p>19.1727</text:p>
          </table:table-cell>
          <table:table-cell office:value-type="float" office:value="16.5019" calcext:value-type="float">
            <text:p>16.5019</text:p>
          </table:table-cell>
          <table:table-cell office:value-type="float" office:value="20.8706" calcext:value-type="float">
            <text:p>20.8706</text:p>
          </table:table-cell>
          <table:table-cell office:value-type="float" office:value="21.1095" calcext:value-type="float">
            <text:p>21.1095</text:p>
          </table:table-cell>
          <table:table-cell office:value-type="float" office:value="15.0393" calcext:value-type="float">
            <text:p>15.03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6):</text:p>
          </table:table-cell>
          <table:table-cell table:style-name="ce19" office:value-type="float" office:value="8.4302524287018" calcext:value-type="float">
            <text:p>8.4303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19.0943" calcext:value-type="float">
            <text:p>19.0943</text:p>
          </table:table-cell>
          <table:table-cell office:value-type="float" office:value="0.88233" calcext:value-type="float">
            <text:p>0.88233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13.037" calcext:value-type="float">
            <text:p>13.037</text:p>
          </table:table-cell>
          <table:table-cell office:value-type="float" office:value="19.2657" calcext:value-type="float">
            <text:p>19.2657</text:p>
          </table:table-cell>
          <table:table-cell office:value-type="float" office:value="19.0607" calcext:value-type="float">
            <text:p>19.0607</text:p>
          </table:table-cell>
          <table:table-cell office:value-type="float" office:value="0" calcext:value-type="float">
            <text:p>0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2.01702" calcext:value-type="float">
            <text:p>2.01702</text:p>
          </table:table-cell>
          <table:table-cell office:value-type="float" office:value="1.84321" calcext:value-type="float">
            <text:p>1.84321</text:p>
          </table:table-cell>
          <table:table-cell office:value-type="float" office:value="2.51019" calcext:value-type="float">
            <text:p>2.51019</text:p>
          </table:table-cell>
          <table:table-cell office:value-type="float" office:value="0.510824" calcext:value-type="float">
            <text:p>0.510824</text:p>
          </table:table-cell>
          <table:table-cell office:value-type="float" office:value="2.7832" calcext:value-type="float">
            <text:p>2.7832</text:p>
          </table:table-cell>
          <table:table-cell office:value-type="float" office:value="2.16542" calcext:value-type="float">
            <text:p>2.16542</text:p>
          </table:table-cell>
          <table:table-cell office:value-type="float" office:value="4.38124" calcext:value-type="float">
            <text:p>4.38124</text:p>
          </table:table-cell>
          <table:table-cell office:value-type="float" office:value="2.72576" calcext:value-type="float">
            <text:p>2.72576</text:p>
          </table:table-cell>
          <table:table-cell office:value-type="float" office:value="0.205101" calcext:value-type="float">
            <text:p>0.205101</text:p>
          </table:table-cell>
          <table:table-cell office:value-type="float" office:value="2.7527" calcext:value-type="float">
            <text:p>2.7527</text:p>
          </table:table-cell>
          <table:table-cell office:value-type="float" office:value="2.01976" calcext:value-type="float">
            <text:p>2.01976</text:p>
          </table:table-cell>
          <table:table-cell office:value-type="float" office:value="6.42842" calcext:value-type="float">
            <text:p>6.42842</text:p>
          </table:table-cell>
          <table:table-cell office:value-type="float" office:value="4.2799" calcext:value-type="float">
            <text:p>4.279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7):</text:p>
          </table:table-cell>
          <table:table-cell table:style-name="ce19" office:value-type="float" office:value="14.1945533288931" calcext:value-type="float">
            <text:p>14.1946</text:p>
          </table:table-cell>
          <table:table-cell table:number-columns-repeated="3"/>
          <table:table-cell table:style-name="ce5" office:value-type="float" office:value="7" calcext:value-type="float">
            <text:p>7</text:p>
          </table:table-cell>
          <table:table-cell office:value-type="float" office:value="19.0095" calcext:value-type="float">
            <text:p>19.0095</text:p>
          </table:table-cell>
          <table:table-cell office:value-type="float" office:value="1.20553" calcext:value-type="float">
            <text:p>1.20553</text:p>
          </table:table-cell>
          <table:table-cell office:value-type="float" office:value="0" calcext:value-type="float">
            <text:p>0</text:p>
          </table:table-cell>
          <table:table-cell office:value-type="float" office:value="12.9465" calcext:value-type="float">
            <text:p>12.9465</text:p>
          </table:table-cell>
          <table:table-cell office:value-type="float" office:value="19.1805" calcext:value-type="float">
            <text:p>19.1805</text:p>
          </table:table-cell>
          <table:table-cell office:value-type="float" office:value="18.9788" calcext:value-type="float">
            <text:p>18.9788</text:p>
          </table:table-cell>
          <table:table-cell office:value-type="float" office:value="0.328556" calcext:value-type="float">
            <text:p>0.328556</text:p>
          </table:table-cell>
          <table:table-cell office:value-type="float" office:value="0" calcext:value-type="float">
            <text:p>0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2.9931" calcext:value-type="float">
            <text:p>2.9931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8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office:value-type="float" office:value="18.1912" calcext:value-type="float">
            <text:p>18.1912</text:p>
          </table:table-cell>
          <table:table-cell office:value-type="float" office:value="2.83638" calcext:value-type="float">
            <text:p>2.83638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2.1351" calcext:value-type="float">
            <text:p>12.1351</text:p>
          </table:table-cell>
          <table:table-cell office:value-type="float" office:value="18.3597" calcext:value-type="float">
            <text:p>18.3597</text:p>
          </table:table-cell>
          <table:table-cell office:value-type="float" office:value="18.1745" calcext:value-type="float">
            <text:p>18.1745</text:p>
          </table:table-cell>
          <table:table-cell office:value-type="float" office:value="2.01702" calcext:value-type="float">
            <text:p>2.01702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0" calcext:value-type="float">
            <text:p>0</text:p>
          </table:table-cell>
          <table:table-cell office:value-type="float" office:value="0.560613" calcext:value-type="float">
            <text:p>0.560613</text:p>
          </table:table-cell>
          <table:table-cell office:value-type="float" office:value="4.39783" calcext:value-type="float">
            <text:p>4.39783</text:p>
          </table:table-cell>
          <table:table-cell office:value-type="float" office:value="1.81033" calcext:value-type="float">
            <text:p>1.81033</text:p>
          </table:table-cell>
          <table:table-cell office:value-type="float" office:value="3.13455" calcext:value-type="float">
            <text:p>3.13455</text:p>
          </table:table-cell>
          <table:table-cell office:value-type="float" office:value="4.03846" calcext:value-type="float">
            <text:p>4.03846</text:p>
          </table:table-cell>
          <table:table-cell office:value-type="float" office:value="6.24833" calcext:value-type="float">
            <text:p>6.24833</text:p>
          </table:table-cell>
          <table:table-cell office:value-type="float" office:value="4.64484" calcext:value-type="float">
            <text:p>4.64484</text:p>
          </table:table-cell>
          <table:table-cell office:value-type="float" office:value="2.22166" calcext:value-type="float">
            <text:p>2.22166</text:p>
          </table:table-cell>
          <table:table-cell office:value-type="float" office:value="3.15498" calcext:value-type="float">
            <text:p>3.15498</text:p>
          </table:table-cell>
          <table:table-cell office:value-type="float" office:value="3.86532" calcext:value-type="float">
            <text:p>3.86532</text:p>
          </table:table-cell>
          <table:table-cell office:value-type="float" office:value="8.35967" calcext:value-type="float">
            <text:p>8.35967</text:p>
          </table:table-cell>
          <table:table-cell office:value-type="float" office:value="3.14033" calcext:value-type="float">
            <text:p>3.1403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9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office:value-type="float" office:value="17.8331" calcext:value-type="float">
            <text:p>17.8331</text:p>
          </table:table-cell>
          <table:table-cell office:value-type="float" office:value="2.56828" calcext:value-type="float">
            <text:p>2.56828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11.7689" calcext:value-type="float">
            <text:p>11.7689</text:p>
          </table:table-cell>
          <table:table-cell office:value-type="float" office:value="18.0025" calcext:value-type="float">
            <text:p>18.0025</text:p>
          </table:table-cell>
          <table:table-cell office:value-type="float" office:value="17.8122" calcext:value-type="float">
            <text:p>17.8122</text:p>
          </table:table-cell>
          <table:table-cell office:value-type="float" office:value="1.84321" calcext:value-type="float">
            <text:p>1.84321</text:p>
          </table:table-cell>
          <table:table-cell office:value-type="float" office:value="1.56663" calcext:value-type="float">
            <text:p>1.56663</text:p>
          </table:table-cell>
          <table:table-cell office:value-type="float" office:value="0.560613" calcext:value-type="float">
            <text:p>0.560613</text:p>
          </table:table-cell>
          <table:table-cell office:value-type="float" office:value="0" calcext:value-type="float">
            <text:p>0</text:p>
          </table:table-cell>
          <table:table-cell office:value-type="float" office:value="4.33112" calcext:value-type="float">
            <text:p>4.33112</text:p>
          </table:table-cell>
          <table:table-cell office:value-type="float" office:value="1.78243" calcext:value-type="float">
            <text:p>1.78243</text:p>
          </table:table-cell>
          <table:table-cell office:value-type="float" office:value="2.57504" calcext:value-type="float">
            <text:p>2.57504</text:p>
          </table:table-cell>
          <table:table-cell office:value-type="float" office:value="3.97772" calcext:value-type="float">
            <text:p>3.97772</text:p>
          </table:table-cell>
          <table:table-cell office:value-type="float" office:value="5.87093" calcext:value-type="float">
            <text:p>5.87093</text:p>
          </table:table-cell>
          <table:table-cell office:value-type="float" office:value="4.55903" calcext:value-type="float">
            <text:p>4.55903</text:p>
          </table:table-cell>
          <table:table-cell office:value-type="float" office:value="2.04438" calcext:value-type="float">
            <text:p>2.04438</text:p>
          </table:table-cell>
          <table:table-cell office:value-type="float" office:value="2.59656" calcext:value-type="float">
            <text:p>2.59656</text:p>
          </table:table-cell>
          <table:table-cell office:value-type="float" office:value="3.81745" calcext:value-type="float">
            <text:p>3.81745</text:p>
          </table:table-cell>
          <table:table-cell office:value-type="float" office:value="8.00718" calcext:value-type="float">
            <text:p>8.00718</text:p>
          </table:table-cell>
          <table:table-cell office:value-type="float" office:value="2.78101" calcext:value-type="float">
            <text:p>2.7810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0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office:value-type="float" office:value="21.2429" calcext:value-type="float">
            <text:p>21.2429</text:p>
          </table:table-cell>
          <table:table-cell office:value-type="float" office:value="2.11068" calcext:value-type="float">
            <text:p>2.11068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15.2286" calcext:value-type="float">
            <text:p>15.2286</text:p>
          </table:table-cell>
          <table:table-cell office:value-type="float" office:value="21.4153" calcext:value-type="float">
            <text:p>21.4153</text:p>
          </table:table-cell>
          <table:table-cell office:value-type="float" office:value="21.1981" calcext:value-type="float">
            <text:p>21.1981</text:p>
          </table:table-cell>
          <table:table-cell office:value-type="float" office:value="2.51019" calcext:value-type="float">
            <text:p>2.51019</text:p>
          </table:table-cell>
          <table:table-cell office:value-type="float" office:value="2.76472" calcext:value-type="float">
            <text:p>2.76472</text:p>
          </table:table-cell>
          <table:table-cell office:value-type="float" office:value="4.39783" calcext:value-type="float">
            <text:p>4.39783</text:p>
          </table:table-cell>
          <table:table-cell office:value-type="float" office:value="4.33112" calcext:value-type="float">
            <text:p>4.33112</text:p>
          </table:table-cell>
          <table:table-cell office:value-type="float" office:value="0" calcext:value-type="float">
            <text:p>0</text:p>
          </table:table-cell>
          <table:table-cell office:value-type="float" office:value="2.5883" calcext:value-type="float">
            <text:p>2.5883</text:p>
          </table:table-cell>
          <table:table-cell office:value-type="float" office:value="4.75584" calcext:value-type="float">
            <text:p>4.75584</text:p>
          </table:table-cell>
          <table:table-cell office:value-type="float" office:value="0.35999" calcext:value-type="float">
            <text:p>0.35999</text:p>
          </table:table-cell>
          <table:table-cell office:value-type="float" office:value="3.56318" calcext:value-type="float">
            <text:p>3.56318</text:p>
          </table:table-cell>
          <table:table-cell office:value-type="float" office:value="0.283443" calcext:value-type="float">
            <text:p>0.283443</text:p>
          </table:table-cell>
          <table:table-cell office:value-type="float" office:value="2.32368" calcext:value-type="float">
            <text:p>2.32368</text:p>
          </table:table-cell>
          <table:table-cell office:value-type="float" office:value="4.69872" calcext:value-type="float">
            <text:p>4.69872</text:p>
          </table:table-cell>
          <table:table-cell office:value-type="float" office:value="0.542243" calcext:value-type="float">
            <text:p>0.542243</text:p>
          </table:table-cell>
          <table:table-cell office:value-type="float" office:value="5.05393" calcext:value-type="float">
            <text:p>5.05393</text:p>
          </table:table-cell>
          <table:table-cell office:value-type="float" office:value="6.72953" calcext:value-type="float">
            <text:p>6.7295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1):</text:p>
          </table:table-cell>
          <table:table-cell table:style-name="ce19" office:value-type="float" office:value="10.2315142709912" calcext:value-type="float">
            <text:p>10.2315</text:p>
          </table:table-cell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office:value-type="float" office:value="19.3545" calcext:value-type="float">
            <text:p>19.3545</text:p>
          </table:table-cell>
          <table:table-cell office:value-type="float" office:value="1.33909" calcext:value-type="float">
            <text:p>1.33909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13.2899" calcext:value-type="float">
            <text:p>13.2899</text:p>
          </table:table-cell>
          <table:table-cell office:value-type="float" office:value="19.5253" calcext:value-type="float">
            <text:p>19.5253</text:p>
          </table:table-cell>
          <table:table-cell office:value-type="float" office:value="19.3248" calcext:value-type="float">
            <text:p>19.3248</text:p>
          </table:table-cell>
          <table:table-cell office:value-type="float" office:value="0.510824" calcext:value-type="float">
            <text:p>0.510824</text:p>
          </table:table-cell>
          <table:table-cell office:value-type="float" office:value="0.36493" calcext:value-type="float">
            <text:p>0.36493</text:p>
          </table:table-cell>
          <table:table-cell office:value-type="float" office:value="1.81033" calcext:value-type="float">
            <text:p>1.81033</text:p>
          </table:table-cell>
          <table:table-cell office:value-type="float" office:value="1.78243" calcext:value-type="float">
            <text:p>1.78243</text:p>
          </table:table-cell>
          <table:table-cell office:value-type="float" office:value="2.5883" calcext:value-type="float">
            <text:p>2.5883</text:p>
          </table:table-cell>
          <table:table-cell office:value-type="float" office:value="0" calcext:value-type="float">
            <text:p>0</text:p>
          </table:table-cell>
          <table:table-cell office:value-type="float" office:value="3.18689" calcext:value-type="float">
            <text:p>3.18689</text:p>
          </table:table-cell>
          <table:table-cell office:value-type="float" office:value="2.22939" calcext:value-type="float">
            <text:p>2.22939</text:p>
          </table:table-cell>
          <table:table-cell office:value-type="float" office:value="4.81981" calcext:value-type="float">
            <text:p>4.81981</text:p>
          </table:table-cell>
          <table:table-cell office:value-type="float" office:value="2.8346" calcext:value-type="float">
            <text:p>2.8346</text:p>
          </table:table-cell>
          <table:table-cell office:value-type="float" office:value="0.630096" calcext:value-type="float">
            <text:p>0.630096</text:p>
          </table:table-cell>
          <table:table-cell office:value-type="float" office:value="3.16379" calcext:value-type="float">
            <text:p>3.16379</text:p>
          </table:table-cell>
          <table:table-cell office:value-type="float" office:value="2.05885" calcext:value-type="float">
            <text:p>2.05885</text:p>
          </table:table-cell>
          <table:table-cell office:value-type="float" office:value="6.82704" calcext:value-type="float">
            <text:p>6.82704</text:p>
          </table:table-cell>
          <table:table-cell office:value-type="float" office:value="4.42122" calcext:value-type="float">
            <text:p>4.4212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2):</text:p>
          </table:table-cell>
          <table:table-cell table:style-name="ce19" office:value-type="float" office:value="15.0729291263965" calcext:value-type="float">
            <text:p>15.0729</text:p>
          </table:table-cell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office:value-type="float" office:value="16.4901" calcext:value-type="float">
            <text:p>16.4901</text:p>
          </table:table-cell>
          <table:table-cell office:value-type="float" office:value="2.68049" calcext:value-type="float">
            <text:p>2.68049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10.4733" calcext:value-type="float">
            <text:p>10.4733</text:p>
          </table:table-cell>
          <table:table-cell office:value-type="float" office:value="16.6624" calcext:value-type="float">
            <text:p>16.6624</text:p>
          </table:table-cell>
          <table:table-cell office:value-type="float" office:value="16.447" calcext:value-type="float">
            <text:p>16.447</text:p>
          </table:table-cell>
          <table:table-cell office:value-type="float" office:value="2.7832" calcext:value-type="float">
            <text:p>2.7832</text:p>
          </table:table-cell>
          <table:table-cell office:value-type="float" office:value="2.82352" calcext:value-type="float">
            <text:p>2.82352</text:p>
          </table:table-cell>
          <table:table-cell office:value-type="float" office:value="3.13455" calcext:value-type="float">
            <text:p>3.13455</text:p>
          </table:table-cell>
          <table:table-cell office:value-type="float" office:value="2.57504" calcext:value-type="float">
            <text:p>2.57504</text:p>
          </table:table-cell>
          <table:table-cell office:value-type="float" office:value="4.75584" calcext:value-type="float">
            <text:p>4.75584</text:p>
          </table:table-cell>
          <table:table-cell office:value-type="float" office:value="3.18689" calcext:value-type="float">
            <text:p>3.18689</text:p>
          </table:table-cell>
          <table:table-cell office:value-type="float" office:value="0" calcext:value-type="float">
            <text:p>0</text:p>
          </table:table-cell>
          <table:table-cell office:value-type="float" office:value="4.49936" calcext:value-type="float">
            <text:p>4.49936</text:p>
          </table:table-cell>
          <table:table-cell office:value-type="float" office:value="4.47025" calcext:value-type="float">
            <text:p>4.47025</text:p>
          </table:table-cell>
          <table:table-cell office:value-type="float" office:value="4.85974" calcext:value-type="float">
            <text:p>4.85974</text:p>
          </table:table-cell>
          <table:table-cell office:value-type="float" office:value="2.84064" calcext:value-type="float">
            <text:p>2.84064</text:p>
          </table:table-cell>
          <table:table-cell office:value-type="float" office:value="0.0760142" calcext:value-type="float">
            <text:p>0.0760142</text:p>
          </table:table-cell>
          <table:table-cell office:value-type="float" office:value="4.42678" calcext:value-type="float">
            <text:p>4.42678</text:p>
          </table:table-cell>
          <table:table-cell office:value-type="float" office:value="6.594" calcext:value-type="float">
            <text:p>6.594</text:p>
          </table:table-cell>
          <table:table-cell office:value-type="float" office:value="2.61971" calcext:value-type="float">
            <text:p>2.619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3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office:value-type="float" office:value="20.9891" calcext:value-type="float">
            <text:p>20.9891</text:p>
          </table:table-cell>
          <table:table-cell office:value-type="float" office:value="1.8282" calcext:value-type="float">
            <text:p>1.828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14.9642" calcext:value-type="float">
            <text:p>14.9642</text:p>
          </table:table-cell>
          <table:table-cell office:value-type="float" office:value="21.1614" calcext:value-type="float">
            <text:p>21.1614</text:p>
          </table:table-cell>
          <table:table-cell office:value-type="float" office:value="20.9464" calcext:value-type="float">
            <text:p>20.9464</text:p>
          </table:table-cell>
          <table:table-cell office:value-type="float" office:value="2.16542" calcext:value-type="float">
            <text:p>2.16542</text:p>
          </table:table-cell>
          <table:table-cell office:value-type="float" office:value="2.41229" calcext:value-type="float">
            <text:p>2.41229</text:p>
          </table:table-cell>
          <table:table-cell office:value-type="float" office:value="4.03846" calcext:value-type="float">
            <text:p>4.03846</text:p>
          </table:table-cell>
          <table:table-cell office:value-type="float" office:value="3.97772" calcext:value-type="float">
            <text:p>3.97772</text:p>
          </table:table-cell>
          <table:table-cell office:value-type="float" office:value="0.35999" calcext:value-type="float">
            <text:p>0.35999</text:p>
          </table:table-cell>
          <table:table-cell office:value-type="float" office:value="2.22939" calcext:value-type="float">
            <text:p>2.22939</text:p>
          </table:table-cell>
          <table:table-cell office:value-type="float" office:value="4.49936" calcext:value-type="float">
            <text:p>4.49936</text:p>
          </table:table-cell>
          <table:table-cell office:value-type="float" office:value="0" calcext:value-type="float">
            <text:p>0</text:p>
          </table:table-cell>
          <table:table-cell office:value-type="float" office:value="3.67945" calcext:value-type="float">
            <text:p>3.67945</text:p>
          </table:table-cell>
          <table:table-cell office:value-type="float" office:value="0.625839" calcext:value-type="float">
            <text:p>0.625839</text:p>
          </table:table-cell>
          <table:table-cell office:value-type="float" office:value="1.98335" calcext:value-type="float">
            <text:p>1.98335</text:p>
          </table:table-cell>
          <table:table-cell office:value-type="float" office:value="4.4451" calcext:value-type="float">
            <text:p>4.4451</text:p>
          </table:table-cell>
          <table:table-cell office:value-type="float" office:value="0.190011" calcext:value-type="float">
            <text:p>0.190011</text:p>
          </table:table-cell>
          <table:table-cell office:value-type="float" office:value="5.28049" calcext:value-type="float">
            <text:p>5.28049</text:p>
          </table:table-cell>
          <table:table-cell office:value-type="float" office:value="6.4065" calcext:value-type="float">
            <text:p>6.406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4):</text:p>
          </table:table-cell>
          <table:table-cell table:style-name="ce19" office:value-type="float" office:value="0" calcext:value-type="float">
            <text:p>0.0000</text:p>
          </table:table-cell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office:value-type="float" office:value="19.78" calcext:value-type="float">
            <text:p>19.78</text:p>
          </table:table-cell>
          <table:table-cell office:value-type="float" office:value="3.49901" calcext:value-type="float">
            <text:p>3.49901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14.0273" calcext:value-type="float">
            <text:p>14.0273</text:p>
          </table:table-cell>
          <table:table-cell office:value-type="float" office:value="19.9519" calcext:value-type="float">
            <text:p>19.9519</text:p>
          </table:table-cell>
          <table:table-cell office:value-type="float" office:value="19.7088" calcext:value-type="float">
            <text:p>19.7088</text:p>
          </table:table-cell>
          <table:table-cell office:value-type="float" office:value="4.38124" calcext:value-type="float">
            <text:p>4.38124</text:p>
          </table:table-cell>
          <table:table-cell office:value-type="float" office:value="4.70211" calcext:value-type="float">
            <text:p>4.70211</text:p>
          </table:table-cell>
          <table:table-cell office:value-type="float" office:value="6.24833" calcext:value-type="float">
            <text:p>6.24833</text:p>
          </table:table-cell>
          <table:table-cell office:value-type="float" office:value="5.87093" calcext:value-type="float">
            <text:p>5.87093</text:p>
          </table:table-cell>
          <table:table-cell office:value-type="float" office:value="3.56318" calcext:value-type="float">
            <text:p>3.56318</text:p>
          </table:table-cell>
          <table:table-cell office:value-type="float" office:value="4.81981" calcext:value-type="float">
            <text:p>4.81981</text:p>
          </table:table-cell>
          <table:table-cell office:value-type="float" office:value="4.47025" calcext:value-type="float">
            <text:p>4.47025</text:p>
          </table:table-cell>
          <table:table-cell office:value-type="float" office:value="3.67945" calcext:value-type="float">
            <text:p>3.67945</text:p>
          </table:table-cell>
          <table:table-cell office:value-type="float" office:value="0" calcext:value-type="float">
            <text:p>0</text:p>
          </table:table-cell>
          <table:table-cell office:value-type="float" office:value="3.37555" calcext:value-type="float">
            <text:p>3.37555</text:p>
          </table:table-cell>
          <table:table-cell office:value-type="float" office:value="4.20643" calcext:value-type="float">
            <text:p>4.20643</text:p>
          </table:table-cell>
          <table:table-cell office:value-type="float" office:value="4.39446" calcext:value-type="float">
            <text:p>4.39446</text:p>
          </table:table-cell>
          <table:table-cell office:value-type="float" office:value="3.80871" calcext:value-type="float">
            <text:p>3.80871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5):</text:p>
          </table:table-cell>
          <table:table-cell table:style-name="ce19" office:value-type="float" office:value="8.32241777631572" calcext:value-type="float">
            <text:p>8.3224</text:p>
          </table:table-cell>
          <table:table-cell table:number-columns-repeated="3"/>
          <table:table-cell table:style-name="ce16" office:value-type="float" office:value="15" calcext:value-type="float">
            <text:p>15</text:p>
          </table:table-cell>
          <table:table-cell office:value-type="float" office:value="21.3327" calcext:value-type="float">
            <text:p>21.3327</text:p>
          </table:table-cell>
          <table:table-cell office:value-type="float" office:value="2.25674" calcext:value-type="float">
            <text:p>2.25674</text:p>
          </table:table-cell>
          <table:table-cell office:value-type="float" office:value="2.9931" calcext:value-type="float">
            <text:p>2.9931</text:p>
          </table:table-cell>
          <table:table-cell office:value-type="float" office:value="15.3309" calcext:value-type="float">
            <text:p>15.3309</text:p>
          </table:table-cell>
          <table:table-cell office:value-type="float" office:value="21.5053" calcext:value-type="float">
            <text:p>21.5053</text:p>
          </table:table-cell>
          <table:table-cell office:value-type="float" office:value="21.2857" calcext:value-type="float">
            <text:p>21.2857</text:p>
          </table:table-cell>
          <table:table-cell office:value-type="float" office:value="2.72576" calcext:value-type="float">
            <text:p>2.72576</text:p>
          </table:table-cell>
          <table:table-cell office:value-type="float" office:value="2.9931" calcext:value-type="float">
            <text:p>2.9931</text:p>
          </table:table-cell>
          <table:table-cell office:value-type="float" office:value="4.64484" calcext:value-type="float">
            <text:p>4.64484</text:p>
          </table:table-cell>
          <table:table-cell office:value-type="float" office:value="4.55903" calcext:value-type="float">
            <text:p>4.55903</text:p>
          </table:table-cell>
          <table:table-cell office:value-type="float" office:value="0.283443" calcext:value-type="float">
            <text:p>0.283443</text:p>
          </table:table-cell>
          <table:table-cell office:value-type="float" office:value="2.8346" calcext:value-type="float">
            <text:p>2.8346</text:p>
          </table:table-cell>
          <table:table-cell office:value-type="float" office:value="4.85974" calcext:value-type="float">
            <text:p>4.85974</text:p>
          </table:table-cell>
          <table:table-cell office:value-type="float" office:value="0.625839" calcext:value-type="float">
            <text:p>0.625839</text:p>
          </table:table-cell>
          <table:table-cell office:value-type="float" office:value="3.37555" calcext:value-type="float">
            <text:p>3.37555</text:p>
          </table:table-cell>
          <table:table-cell office:value-type="float" office:value="0" calcext:value-type="float">
            <text:p>0</text:p>
          </table:table-cell>
          <table:table-cell office:value-type="float" office:value="2.53342" calcext:value-type="float">
            <text:p>2.53342</text:p>
          </table:table-cell>
          <table:table-cell office:value-type="float" office:value="4.79994" calcext:value-type="float">
            <text:p>4.79994</text:p>
          </table:table-cell>
          <table:table-cell office:value-type="float" office:value="0.814291" calcext:value-type="float">
            <text:p>0.814291</text:p>
          </table:table-cell>
          <table:table-cell office:value-type="float" office:value="4.79967" calcext:value-type="float">
            <text:p>4.79967</text:p>
          </table:table-cell>
          <table:table-cell office:value-type="float" office:value="6.90551" calcext:value-type="float">
            <text:p>6.905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(16):</text:p>
          </table:table-cell>
          <table:table-cell table:style-name="ce19" office:value-type="float" office:value="16.3224177763157" calcext:value-type="float">
            <text:p>16.3224</text:p>
          </table:table-cell>
          <table:table-cell table:number-columns-repeated="3"/>
          <table:table-cell table:style-name="ce16" office:value-type="float" office:value="16" calcext:value-type="float">
            <text:p>16</text:p>
          </table:table-cell>
          <table:table-cell office:value-type="float" office:value="19.2079" calcext:value-type="float">
            <text:p>19.2079</text:p>
          </table:table-cell>
          <table:table-cell office:value-type="float" office:value="0.712296" calcext:value-type="float">
            <text:p>0.712296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13.1547" calcext:value-type="float">
            <text:p>13.1547</text:p>
          </table:table-cell>
          <table:table-cell office:value-type="float" office:value="19.3795" calcext:value-type="float">
            <text:p>19.3795</text:p>
          </table:table-cell>
          <table:table-cell office:value-type="float" office:value="19.1727" calcext:value-type="float">
            <text:p>19.1727</text:p>
          </table:table-cell>
          <table:table-cell office:value-type="float" office:value="0.205101" calcext:value-type="float">
            <text:p>0.205101</text:p>
          </table:table-cell>
          <table:table-cell office:value-type="float" office:value="0.527476" calcext:value-type="float">
            <text:p>0.527476</text:p>
          </table:table-cell>
          <table:table-cell office:value-type="float" office:value="2.22166" calcext:value-type="float">
            <text:p>2.22166</text:p>
          </table:table-cell>
          <table:table-cell office:value-type="float" office:value="2.04438" calcext:value-type="float">
            <text:p>2.04438</text:p>
          </table:table-cell>
          <table:table-cell office:value-type="float" office:value="2.32368" calcext:value-type="float">
            <text:p>2.32368</text:p>
          </table:table-cell>
          <table:table-cell office:value-type="float" office:value="0.630096" calcext:value-type="float">
            <text:p>0.630096</text:p>
          </table:table-cell>
          <table:table-cell office:value-type="float" office:value="2.84064" calcext:value-type="float">
            <text:p>2.84064</text:p>
          </table:table-cell>
          <table:table-cell office:value-type="float" office:value="1.98335" calcext:value-type="float">
            <text:p>1.98335</text:p>
          </table:table-cell>
          <table:table-cell office:value-type="float" office:value="4.20643" calcext:value-type="float">
            <text:p>4.20643</text:p>
          </table:table-cell>
          <table:table-cell office:value-type="float" office:value="2.53342" calcext:value-type="float">
            <text:p>2.53342</text:p>
          </table:table-cell>
          <table:table-cell office:value-type="float" office:value="0" calcext:value-type="float">
            <text:p>0</text:p>
          </table:table-cell>
          <table:table-cell office:value-type="float" office:value="2.8053" calcext:value-type="float">
            <text:p>2.8053</text:p>
          </table:table-cell>
          <table:table-cell office:value-type="float" office:value="1.84397" calcext:value-type="float">
            <text:p>1.84397</text:p>
          </table:table-cell>
          <table:table-cell office:value-type="float" office:value="6.24047" calcext:value-type="float">
            <text:p>6.24047</text:p>
          </table:table-cell>
          <table:table-cell office:value-type="float" office:value="4.44017" calcext:value-type="float">
            <text:p>4.4401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7" calcext:value-type="float">
            <text:p>17</text:p>
          </table:table-cell>
          <table:table-cell office:value-type="float" office:value="16.5455" calcext:value-type="float">
            <text:p>16.5455</text:p>
          </table:table-cell>
          <table:table-cell office:value-type="float" office:value="2.6294" calcext:value-type="float">
            <text:p>2.6294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10.5317" calcext:value-type="float">
            <text:p>10.5317</text:p>
          </table:table-cell>
          <table:table-cell office:value-type="float" office:value="16.7178" calcext:value-type="float">
            <text:p>16.7178</text:p>
          </table:table-cell>
          <table:table-cell office:value-type="float" office:value="16.5019" calcext:value-type="float">
            <text:p>16.5019</text:p>
          </table:table-cell>
          <table:table-cell office:value-type="float" office:value="2.7527" calcext:value-type="float">
            <text:p>2.7527</text:p>
          </table:table-cell>
          <table:table-cell office:value-type="float" office:value="2.80134" calcext:value-type="float">
            <text:p>2.80134</text:p>
          </table:table-cell>
          <table:table-cell office:value-type="float" office:value="3.15498" calcext:value-type="float">
            <text:p>3.15498</text:p>
          </table:table-cell>
          <table:table-cell office:value-type="float" office:value="2.59656" calcext:value-type="float">
            <text:p>2.59656</text:p>
          </table:table-cell>
          <table:table-cell office:value-type="float" office:value="4.69872" calcext:value-type="float">
            <text:p>4.69872</text:p>
          </table:table-cell>
          <table:table-cell office:value-type="float" office:value="3.16379" calcext:value-type="float">
            <text:p>3.16379</text:p>
          </table:table-cell>
          <table:table-cell office:value-type="float" office:value="0.0760142" calcext:value-type="float">
            <text:p>0.0760142</text:p>
          </table:table-cell>
          <table:table-cell office:value-type="float" office:value="4.4451" calcext:value-type="float">
            <text:p>4.4451</text:p>
          </table:table-cell>
          <table:table-cell office:value-type="float" office:value="4.39446" calcext:value-type="float">
            <text:p>4.39446</text:p>
          </table:table-cell>
          <table:table-cell office:value-type="float" office:value="4.79994" calcext:value-type="float">
            <text:p>4.79994</text:p>
          </table:table-cell>
          <table:table-cell office:value-type="float" office:value="2.8053" calcext:value-type="float">
            <text:p>2.8053</text:p>
          </table:table-cell>
          <table:table-cell office:value-type="float" office:value="0" calcext:value-type="float">
            <text:p>0</text:p>
          </table:table-cell>
          <table:table-cell office:value-type="float" office:value="4.37468" calcext:value-type="float">
            <text:p>4.37468</text:p>
          </table:table-cell>
          <table:table-cell office:value-type="float" office:value="6.51887" calcext:value-type="float">
            <text:p>6.51887</text:p>
          </table:table-cell>
          <table:table-cell office:value-type="float" office:value="2.69468" calcext:value-type="float">
            <text:p>2.6946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8" calcext:value-type="float">
            <text:p>18</text:p>
          </table:table-cell>
          <table:table-cell office:value-type="float" office:value="20.9119" calcext:value-type="float">
            <text:p>20.9119</text:p>
          </table:table-cell>
          <table:table-cell office:value-type="float" office:value="1.74694" calcext:value-type="float">
            <text:p>1.74694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14.8803" calcext:value-type="float">
            <text:p>14.8803</text:p>
          </table:table-cell>
          <table:table-cell office:value-type="float" office:value="21.0841" calcext:value-type="float">
            <text:p>21.0841</text:p>
          </table:table-cell>
          <table:table-cell office:value-type="float" office:value="20.8706" calcext:value-type="float">
            <text:p>20.8706</text:p>
          </table:table-cell>
          <table:table-cell office:value-type="float" office:value="2.01976" calcext:value-type="float">
            <text:p>2.01976</text:p>
          </table:table-cell>
          <table:table-cell office:value-type="float" office:value="2.25506" calcext:value-type="float">
            <text:p>2.25506</text:p>
          </table:table-cell>
          <table:table-cell office:value-type="float" office:value="3.86532" calcext:value-type="float">
            <text:p>3.86532</text:p>
          </table:table-cell>
          <table:table-cell office:value-type="float" office:value="3.81745" calcext:value-type="float">
            <text:p>3.81745</text:p>
          </table:table-cell>
          <table:table-cell office:value-type="float" office:value="0.542243" calcext:value-type="float">
            <text:p>0.542243</text:p>
          </table:table-cell>
          <table:table-cell office:value-type="float" office:value="2.05885" calcext:value-type="float">
            <text:p>2.05885</text:p>
          </table:table-cell>
          <table:table-cell office:value-type="float" office:value="4.42678" calcext:value-type="float">
            <text:p>4.42678</text:p>
          </table:table-cell>
          <table:table-cell office:value-type="float" office:value="0.190011" calcext:value-type="float">
            <text:p>0.190011</text:p>
          </table:table-cell>
          <table:table-cell office:value-type="float" office:value="3.80871" calcext:value-type="float">
            <text:p>3.80871</text:p>
          </table:table-cell>
          <table:table-cell office:value-type="float" office:value="0.814291" calcext:value-type="float">
            <text:p>0.814291</text:p>
          </table:table-cell>
          <table:table-cell office:value-type="float" office:value="1.84397" calcext:value-type="float">
            <text:p>1.84397</text:p>
          </table:table-cell>
          <table:table-cell office:value-type="float" office:value="4.37468" calcext:value-type="float">
            <text:p>4.37468</text:p>
          </table:table-cell>
          <table:table-cell office:value-type="float" office:value="0" calcext:value-type="float">
            <text:p>0</text:p>
          </table:table-cell>
          <table:table-cell office:value-type="float" office:value="5.44716" calcext:value-type="float">
            <text:p>5.44716</text:p>
          </table:table-cell>
          <table:table-cell office:value-type="float" office:value="6.27886" calcext:value-type="float">
            <text:p>6.278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-5</text:p>
          </table:table-cell>
          <table:table-cell table:number-columns-repeated="4"/>
          <table:table-cell table:style-name="ce16" office:value-type="float" office:value="19" calcext:value-type="float">
            <text:p>19</text:p>
          </table:table-cell>
          <table:table-cell office:value-type="float" office:value="21.1935" calcext:value-type="float">
            <text:p>21.1935</text:p>
          </table:table-cell>
          <table:table-cell office:value-type="float" office:value="5.55337" calcext:value-type="float">
            <text:p>5.55337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15.6346" calcext:value-type="float">
            <text:p>15.6346</text:p>
          </table:table-cell>
          <table:table-cell office:value-type="float" office:value="21.3635" calcext:value-type="float">
            <text:p>21.3635</text:p>
          </table:table-cell>
          <table:table-cell office:value-type="float" office:value="21.1095" calcext:value-type="float">
            <text:p>21.1095</text:p>
          </table:table-cell>
          <table:table-cell office:value-type="float" office:value="6.42842" calcext:value-type="float">
            <text:p>6.42842</text:p>
          </table:table-cell>
          <table:table-cell office:value-type="float" office:value="6.75564" calcext:value-type="float">
            <text:p>6.75564</text:p>
          </table:table-cell>
          <table:table-cell office:value-type="float" office:value="8.35967" calcext:value-type="float">
            <text:p>8.35967</text:p>
          </table:table-cell>
          <table:table-cell office:value-type="float" office:value="8.00718" calcext:value-type="float">
            <text:p>8.00718</text:p>
          </table:table-cell>
          <table:table-cell office:value-type="float" office:value="5.05393" calcext:value-type="float">
            <text:p>5.05393</text:p>
          </table:table-cell>
          <table:table-cell office:value-type="float" office:value="6.82704" calcext:value-type="float">
            <text:p>6.82704</text:p>
          </table:table-cell>
          <table:table-cell office:value-type="float" office:value="6.594" calcext:value-type="float">
            <text:p>6.594</text:p>
          </table:table-cell>
          <table:table-cell office:value-type="float" office:value="5.28049" calcext:value-type="float">
            <text:p>5.28049</text:p>
          </table:table-cell>
          <table:table-cell office:value-type="float" office:value="2.16438" calcext:value-type="float">
            <text:p>2.16438</text:p>
          </table:table-cell>
          <table:table-cell office:value-type="float" office:value="4.79967" calcext:value-type="float">
            <text:p>4.79967</text:p>
          </table:table-cell>
          <table:table-cell office:value-type="float" office:value="6.24047" calcext:value-type="float">
            <text:p>6.24047</text:p>
          </table:table-cell>
          <table:table-cell office:value-type="float" office:value="6.51887" calcext:value-type="float">
            <text:p>6.51887</text:p>
          </table:table-cell>
          <table:table-cell office:value-type="float" office:value="5.44716" calcext:value-type="float">
            <text:p>5.44716</text:p>
          </table:table-cell>
          <table:table-cell office:value-type="float" office:value="0" calcext:value-type="float">
            <text:p>0</text:p>
          </table:table-cell>
          <table:table-cell office:value-type="float" office:value="9.21347" calcext:value-type="float">
            <text:p>9.2134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-6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5.058" calcext:value-type="float">
            <text:p>15.058</text:p>
          </table:table-cell>
          <table:table-cell office:value-type="float" office:value="4.6623" calcext:value-type="float">
            <text:p>4.6623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8.99766" calcext:value-type="float">
            <text:p>8.99766</text:p>
          </table:table-cell>
          <table:table-cell office:value-type="float" office:value="15.227" calcext:value-type="float">
            <text:p>15.227</text:p>
          </table:table-cell>
          <table:table-cell office:value-type="float" office:value="15.0393" calcext:value-type="float">
            <text:p>15.0393</text:p>
          </table:table-cell>
          <table:table-cell office:value-type="float" office:value="4.2799" calcext:value-type="float">
            <text:p>4.2799</text:p>
          </table:table-cell>
          <table:table-cell office:value-type="float" office:value="4.11224" calcext:value-type="float">
            <text:p>4.11224</text:p>
          </table:table-cell>
          <table:table-cell office:value-type="float" office:value="3.14033" calcext:value-type="float">
            <text:p>3.14033</text:p>
          </table:table-cell>
          <table:table-cell office:value-type="float" office:value="2.78101" calcext:value-type="float">
            <text:p>2.78101</text:p>
          </table:table-cell>
          <table:table-cell office:value-type="float" office:value="6.72953" calcext:value-type="float">
            <text:p>6.72953</text:p>
          </table:table-cell>
          <table:table-cell office:value-type="float" office:value="4.42122" calcext:value-type="float">
            <text:p>4.42122</text:p>
          </table:table-cell>
          <table:table-cell office:value-type="float" office:value="2.61971" calcext:value-type="float">
            <text:p>2.61971</text:p>
          </table:table-cell>
          <table:table-cell office:value-type="float" office:value="6.4065" calcext:value-type="float">
            <text:p>6.4065</text:p>
          </table:table-cell>
          <table:table-cell office:value-type="float" office:value="7.08284" calcext:value-type="float">
            <text:p>7.08284</text:p>
          </table:table-cell>
          <table:table-cell office:value-type="float" office:value="6.90551" calcext:value-type="float">
            <text:p>6.90551</text:p>
          </table:table-cell>
          <table:table-cell office:value-type="float" office:value="4.44017" calcext:value-type="float">
            <text:p>4.44017</text:p>
          </table:table-cell>
          <table:table-cell office:value-type="float" office:value="2.69468" calcext:value-type="float">
            <text:p>2.69468</text:p>
          </table:table-cell>
          <table:table-cell office:value-type="float" office:value="6.27886" calcext:value-type="float">
            <text:p>6.27886</text:p>
          </table:table-cell>
          <table:table-cell office:value-type="float" office:value="9.21347" calcext:value-type="float">
            <text:p>9.21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-7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4-9</text:p>
          </table:table-cell>
          <table:table-cell table:number-columns-repeated="31"/>
        </table:table-row>
        <table:table-row table:style-name="ro1">
          <table:table-cell table:number-columns-repeated="6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0" calcext:value-type="float">
            <text:p>0</text:p>
          </table:table-cell>
          <table:table-cell table:formula="of:=[.G2]/41" office:value-type="float" office:value="0" calcext:value-type="float">
            <text:p>0</text:p>
          </table:table-cell>
          <table:table-cell table:formula="of:=[.H2]/41" office:value-type="float" office:value="0.467448780487805" calcext:value-type="float">
            <text:p>0.467448780487805</text:p>
          </table:table-cell>
          <table:table-cell table:formula="of:=[.I2]/41" office:value-type="float" office:value="0.463646341463415" calcext:value-type="float">
            <text:p>0.463646341463415</text:p>
          </table:table-cell>
          <table:table-cell table:formula="of:=[.J2]/41" office:value-type="float" office:value="0.147980975609756" calcext:value-type="float">
            <text:p>0.147980975609756</text:p>
          </table:table-cell>
          <table:table-cell table:formula="of:=[.K2]/41" office:value-type="float" office:value="0.00421241463414634" calcext:value-type="float">
            <text:p>0.004212414634146</text:p>
          </table:table-cell>
          <table:table-cell table:formula="of:=[.L2]/41" office:value-type="float" office:value="0.00431009756097561" calcext:value-type="float">
            <text:p>0.004310097560976</text:p>
          </table:table-cell>
          <table:table-cell table:formula="of:=[.M2]/41" office:value-type="float" office:value="0.465714634146341" calcext:value-type="float">
            <text:p>0.465714634146341</text:p>
          </table:table-cell>
          <table:table-cell table:formula="of:=[.N2]/41" office:value-type="float" office:value="0.463646341463415" calcext:value-type="float">
            <text:p>0.463646341463415</text:p>
          </table:table-cell>
          <table:table-cell table:formula="of:=[.O2]/41" office:value-type="float" office:value="0.443687804878049" calcext:value-type="float">
            <text:p>0.443687804878049</text:p>
          </table:table-cell>
          <table:table-cell table:formula="of:=[.P2]/41" office:value-type="float" office:value="0.434953658536585" calcext:value-type="float">
            <text:p>0.434953658536585</text:p>
          </table:table-cell>
          <table:table-cell table:formula="of:=[.Q2]/41" office:value-type="float" office:value="0.518119512195122" calcext:value-type="float">
            <text:p>0.518119512195122</text:p>
          </table:table-cell>
          <table:table-cell table:formula="of:=[.R2]/41" office:value-type="float" office:value="0.472060975609756" calcext:value-type="float">
            <text:p>0.472060975609756</text:p>
          </table:table-cell>
          <table:table-cell table:formula="of:=[.S2]/41" office:value-type="float" office:value="0.40219756097561" calcext:value-type="float">
            <text:p>0.40219756097561</text:p>
          </table:table-cell>
          <table:table-cell table:formula="of:=[.T2]/41" office:value-type="float" office:value="0.511929268292683" calcext:value-type="float">
            <text:p>0.511929268292683</text:p>
          </table:table-cell>
          <table:table-cell table:formula="of:=[.U2]/41" office:value-type="float" office:value="0.482439024390244" calcext:value-type="float">
            <text:p>0.482439024390244</text:p>
          </table:table-cell>
          <table:table-cell table:formula="of:=[.V2]/41" office:value-type="float" office:value="0.520309756097561" calcext:value-type="float">
            <text:p>0.520309756097561</text:p>
          </table:table-cell>
          <table:table-cell table:formula="of:=[.W2]/41" office:value-type="float" office:value="0.468485365853659" calcext:value-type="float">
            <text:p>0.468485365853659</text:p>
          </table:table-cell>
          <table:table-cell table:formula="of:=[.X2]/41" office:value-type="float" office:value="0.403548780487805" calcext:value-type="float">
            <text:p>0.403548780487805</text:p>
          </table:table-cell>
          <table:table-cell table:formula="of:=[.Y2]/41" office:value-type="float" office:value="0.510046341463415" calcext:value-type="float">
            <text:p>0.510046341463415</text:p>
          </table:table-cell>
          <table:table-cell table:formula="of:=[.Z2]/41" office:value-type="float" office:value="0.516914634146341" calcext:value-type="float">
            <text:p>0.516914634146341</text:p>
          </table:table-cell>
          <table:table-cell table:formula="of:=[.AA2]/41" office:value-type="float" office:value="0.367268292682927" calcext:value-type="float">
            <text:p>0.367268292682927</text:p>
          </table:table-cell>
          <table:table-cell table:formula="of:=[.AB2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formula="of:=[.G3]/41" office:value-type="float" office:value="0.467448780487805" calcext:value-type="float">
            <text:p>0.467448780487805</text:p>
          </table:table-cell>
          <table:table-cell table:formula="of:=[.H3]/41" office:value-type="float" office:value="0" calcext:value-type="float">
            <text:p>0</text:p>
          </table:table-cell>
          <table:table-cell table:formula="of:=[.I3]/41" office:value-type="float" office:value="0.0294031707317073" calcext:value-type="float">
            <text:p>0.029403170731707</text:p>
          </table:table-cell>
          <table:table-cell table:formula="of:=[.J3]/41" office:value-type="float" office:value="0.320407317073171" calcext:value-type="float">
            <text:p>0.320407317073171</text:p>
          </table:table-cell>
          <table:table-cell table:formula="of:=[.K3]/41" office:value-type="float" office:value="0.471648780487805" calcext:value-type="float">
            <text:p>0.471648780487805</text:p>
          </table:table-cell>
          <table:table-cell table:formula="of:=[.L3]/41" office:value-type="float" office:value="0.466434146341463" calcext:value-type="float">
            <text:p>0.466434146341463</text:p>
          </table:table-cell>
          <table:table-cell table:formula="of:=[.M3]/41" office:value-type="float" office:value="0.021520243902439" calcext:value-type="float">
            <text:p>0.021520243902439</text:p>
          </table:table-cell>
          <table:table-cell table:formula="of:=[.N3]/41" office:value-type="float" office:value="0.0294031707317073" calcext:value-type="float">
            <text:p>0.029403170731707</text:p>
          </table:table-cell>
          <table:table-cell table:formula="of:=[.O3]/41" office:value-type="float" office:value="0.06918" calcext:value-type="float">
            <text:p>0.06918</text:p>
          </table:table-cell>
          <table:table-cell table:formula="of:=[.P3]/41" office:value-type="float" office:value="0.0626409756097561" calcext:value-type="float">
            <text:p>0.062640975609756</text:p>
          </table:table-cell>
          <table:table-cell table:formula="of:=[.Q3]/41" office:value-type="float" office:value="0.05148" calcext:value-type="float">
            <text:p>0.05148</text:p>
          </table:table-cell>
          <table:table-cell table:formula="of:=[.R3]/41" office:value-type="float" office:value="0.0326607317073171" calcext:value-type="float">
            <text:p>0.032660731707317</text:p>
          </table:table-cell>
          <table:table-cell table:formula="of:=[.S3]/41" office:value-type="float" office:value="0.0653778048780488" calcext:value-type="float">
            <text:p>0.065377804878049</text:p>
          </table:table-cell>
          <table:table-cell table:formula="of:=[.T3]/41" office:value-type="float" office:value="0.044590243902439" calcext:value-type="float">
            <text:p>0.044590243902439</text:p>
          </table:table-cell>
          <table:table-cell table:formula="of:=[.U3]/41" office:value-type="float" office:value="0.0853417073170732" calcext:value-type="float">
            <text:p>0.085341707317073</text:p>
          </table:table-cell>
          <table:table-cell table:formula="of:=[.V3]/41" office:value-type="float" office:value="0.0550424390243902" calcext:value-type="float">
            <text:p>0.05504243902439</text:p>
          </table:table-cell>
          <table:table-cell table:formula="of:=[.W3]/41" office:value-type="float" office:value="0.0173730731707317" calcext:value-type="float">
            <text:p>0.017373073170732</text:p>
          </table:table-cell>
          <table:table-cell table:formula="of:=[.X3]/41" office:value-type="float" office:value="0.0641317073170732" calcext:value-type="float">
            <text:p>0.064131707317073</text:p>
          </table:table-cell>
          <table:table-cell table:formula="of:=[.Y3]/41" office:value-type="float" office:value="0.0426082926829268" calcext:value-type="float">
            <text:p>0.042608292682927</text:p>
          </table:table-cell>
          <table:table-cell table:formula="of:=[.Z3]/41" office:value-type="float" office:value="0.135448048780488" calcext:value-type="float">
            <text:p>0.135448048780488</text:p>
          </table:table-cell>
          <table:table-cell table:formula="of:=[.AA3]/41" office:value-type="float" office:value="0.113714634146341" calcext:value-type="float">
            <text:p>0.113714634146341</text:p>
          </table:table-cell>
          <table:table-cell table:formula="of:=[.AB3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2" calcext:value-type="float">
            <text:p>2</text:p>
          </table:table-cell>
          <table:table-cell table:formula="of:=[.G4]/41" office:value-type="float" office:value="0.463646341463415" calcext:value-type="float">
            <text:p>0.463646341463415</text:p>
          </table:table-cell>
          <table:table-cell table:formula="of:=[.H4]/41" office:value-type="float" office:value="0.0294031707317073" calcext:value-type="float">
            <text:p>0.029403170731707</text:p>
          </table:table-cell>
          <table:table-cell table:formula="of:=[.I4]/41" office:value-type="float" office:value="0" calcext:value-type="float">
            <text:p>0</text:p>
          </table:table-cell>
          <table:table-cell table:formula="of:=[.J4]/41" office:value-type="float" office:value="0.315768292682927" calcext:value-type="float">
            <text:p>0.315768292682927</text:p>
          </table:table-cell>
          <table:table-cell table:formula="of:=[.K4]/41" office:value-type="float" office:value="0.467817073170732" calcext:value-type="float">
            <text:p>0.467817073170732</text:p>
          </table:table-cell>
          <table:table-cell table:formula="of:=[.L4]/41" office:value-type="float" office:value="0.46289756097561" calcext:value-type="float">
            <text:p>0.46289756097561</text:p>
          </table:table-cell>
          <table:table-cell table:formula="of:=[.M4]/41" office:value-type="float" office:value="0.00801356097560976" calcext:value-type="float">
            <text:p>0.00801356097561</text:p>
          </table:table-cell>
          <table:table-cell table:formula="of:=[.N4]/41" office:value-type="float" office:value="0" calcext:value-type="float">
            <text:p>0</text:p>
          </table:table-cell>
          <table:table-cell table:formula="of:=[.O4]/41" office:value-type="float" office:value="0.0414617073170732" calcext:value-type="float">
            <text:p>0.041461707317073</text:p>
          </table:table-cell>
          <table:table-cell table:formula="of:=[.P4]/41" office:value-type="float" office:value="0.038210487804878" calcext:value-type="float">
            <text:p>0.038210487804878</text:p>
          </table:table-cell>
          <table:table-cell table:formula="of:=[.Q4]/41" office:value-type="float" office:value="0.0674321951219512" calcext:value-type="float">
            <text:p>0.067432195121951</text:p>
          </table:table-cell>
          <table:table-cell table:formula="of:=[.R4]/41" office:value-type="float" office:value="0.00890073170731707" calcext:value-type="float">
            <text:p>0.008900731707317</text:p>
          </table:table-cell>
          <table:table-cell table:formula="of:=[.S4]/41" office:value-type="float" office:value="0.0688663414634146" calcext:value-type="float">
            <text:p>0.068866341463415</text:p>
          </table:table-cell>
          <table:table-cell table:formula="of:=[.T4]/41" office:value-type="float" office:value="0.0588363414634146" calcext:value-type="float">
            <text:p>0.058836341463415</text:p>
          </table:table-cell>
          <table:table-cell table:formula="of:=[.U4]/41" office:value-type="float" office:value="0.114685609756098" calcext:value-type="float">
            <text:p>0.114685609756098</text:p>
          </table:table-cell>
          <table:table-cell table:formula="of:=[.V4]/41" office:value-type="float" office:value="0.0730024390243902" calcext:value-type="float">
            <text:p>0.07300243902439</text:p>
          </table:table-cell>
          <table:table-cell table:formula="of:=[.W4]/41" office:value-type="float" office:value="0.0128652682926829" calcext:value-type="float">
            <text:p>0.012865268292683</text:p>
          </table:table-cell>
          <table:table-cell table:formula="of:=[.X4]/41" office:value-type="float" office:value="0.0683253658536585" calcext:value-type="float">
            <text:p>0.068325365853659</text:p>
          </table:table-cell>
          <table:table-cell table:formula="of:=[.Y4]/41" office:value-type="float" office:value="0.0550014634146341" calcext:value-type="float">
            <text:p>0.055001463414634</text:p>
          </table:table-cell>
          <table:table-cell table:formula="of:=[.Z4]/41" office:value-type="float" office:value="0.164771707317073" calcext:value-type="float">
            <text:p>0.164771707317073</text:p>
          </table:table-cell>
          <table:table-cell table:formula="of:=[.AA4]/41" office:value-type="float" office:value="0.100298536585366" calcext:value-type="float">
            <text:p>0.100298536585366</text:p>
          </table:table-cell>
          <table:table-cell table:formula="of:=[.AB4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3" calcext:value-type="float">
            <text:p>3</text:p>
          </table:table-cell>
          <table:table-cell table:formula="of:=[.G5]/41" office:value-type="float" office:value="0.147980975609756" calcext:value-type="float">
            <text:p>0.147980975609756</text:p>
          </table:table-cell>
          <table:table-cell table:formula="of:=[.H5]/41" office:value-type="float" office:value="0.320407317073171" calcext:value-type="float">
            <text:p>0.320407317073171</text:p>
          </table:table-cell>
          <table:table-cell table:formula="of:=[.I5]/41" office:value-type="float" office:value="0.315768292682927" calcext:value-type="float">
            <text:p>0.315768292682927</text:p>
          </table:table-cell>
          <table:table-cell table:formula="of:=[.J5]/41" office:value-type="float" office:value="0" calcext:value-type="float">
            <text:p>0</text:p>
          </table:table-cell>
          <table:table-cell table:formula="of:=[.K5]/41" office:value-type="float" office:value="0.152132682926829" calcext:value-type="float">
            <text:p>0.152132682926829</text:p>
          </table:table-cell>
          <table:table-cell table:formula="of:=[.L5]/41" office:value-type="float" office:value="0.147403414634146" calcext:value-type="float">
            <text:p>0.147403414634146</text:p>
          </table:table-cell>
          <table:table-cell table:formula="of:=[.M5]/41" office:value-type="float" office:value="0.317975609756098" calcext:value-type="float">
            <text:p>0.317975609756098</text:p>
          </table:table-cell>
          <table:table-cell table:formula="of:=[.N5]/41" office:value-type="float" office:value="0.315768292682927" calcext:value-type="float">
            <text:p>0.315768292682927</text:p>
          </table:table-cell>
          <table:table-cell table:formula="of:=[.O5]/41" office:value-type="float" office:value="0.295978048780488" calcext:value-type="float">
            <text:p>0.295978048780488</text:p>
          </table:table-cell>
          <table:table-cell table:formula="of:=[.P5]/41" office:value-type="float" office:value="0.287046341463415" calcext:value-type="float">
            <text:p>0.287046341463415</text:p>
          </table:table-cell>
          <table:table-cell table:formula="of:=[.Q5]/41" office:value-type="float" office:value="0.371429268292683" calcext:value-type="float">
            <text:p>0.371429268292683</text:p>
          </table:table-cell>
          <table:table-cell table:formula="of:=[.R5]/41" office:value-type="float" office:value="0.324143902439024" calcext:value-type="float">
            <text:p>0.324143902439024</text:p>
          </table:table-cell>
          <table:table-cell table:formula="of:=[.S5]/41" office:value-type="float" office:value="0.255446341463415" calcext:value-type="float">
            <text:p>0.255446341463415</text:p>
          </table:table-cell>
          <table:table-cell table:formula="of:=[.T5]/41" office:value-type="float" office:value="0.364980487804878" calcext:value-type="float">
            <text:p>0.364980487804878</text:p>
          </table:table-cell>
          <table:table-cell table:formula="of:=[.U5]/41" office:value-type="float" office:value="0.342129268292683" calcext:value-type="float">
            <text:p>0.342129268292683</text:p>
          </table:table-cell>
          <table:table-cell table:formula="of:=[.V5]/41" office:value-type="float" office:value="0.373924390243902" calcext:value-type="float">
            <text:p>0.373924390243902</text:p>
          </table:table-cell>
          <table:table-cell table:formula="of:=[.W5]/41" office:value-type="float" office:value="0.320846341463415" calcext:value-type="float">
            <text:p>0.320846341463415</text:p>
          </table:table-cell>
          <table:table-cell table:formula="of:=[.X5]/41" office:value-type="float" office:value="0.256870731707317" calcext:value-type="float">
            <text:p>0.256870731707317</text:p>
          </table:table-cell>
          <table:table-cell table:formula="of:=[.Y5]/41" office:value-type="float" office:value="0.362934146341463" calcext:value-type="float">
            <text:p>0.362934146341463</text:p>
          </table:table-cell>
          <table:table-cell table:formula="of:=[.Z5]/41" office:value-type="float" office:value="0.381331707317073" calcext:value-type="float">
            <text:p>0.381331707317073</text:p>
          </table:table-cell>
          <table:table-cell table:formula="of:=[.AA5]/41" office:value-type="float" office:value="0.219455121951219" calcext:value-type="float">
            <text:p>0.219455121951219</text:p>
          </table:table-cell>
          <table:table-cell table:formula="of:=[.AB5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 office:value-type="float" office:value="4" calcext:value-type="float">
            <text:p>4</text:p>
          </table:table-cell>
          <table:table-cell table:formula="of:=[.G6]/41" office:value-type="float" office:value="0.00421241463414634" calcext:value-type="float">
            <text:p>0.004212414634146</text:p>
          </table:table-cell>
          <table:table-cell table:formula="of:=[.H6]/41" office:value-type="float" office:value="0.471648780487805" calcext:value-type="float">
            <text:p>0.471648780487805</text:p>
          </table:table-cell>
          <table:table-cell table:formula="of:=[.I6]/41" office:value-type="float" office:value="0.467817073170732" calcext:value-type="float">
            <text:p>0.467817073170732</text:p>
          </table:table-cell>
          <table:table-cell table:formula="of:=[.J6]/41" office:value-type="float" office:value="0.152132682926829" calcext:value-type="float">
            <text:p>0.152132682926829</text:p>
          </table:table-cell>
          <table:table-cell table:formula="of:=[.K6]/41" office:value-type="float" office:value="0" calcext:value-type="float">
            <text:p>0</text:p>
          </table:table-cell>
          <table:table-cell table:formula="of:=[.L6]/41" office:value-type="float" office:value="0.00691268292682927" calcext:value-type="float">
            <text:p>0.006912682926829</text:p>
          </table:table-cell>
          <table:table-cell table:formula="of:=[.M6]/41" office:value-type="float" office:value="0.469895121951219" calcext:value-type="float">
            <text:p>0.469895121951219</text:p>
          </table:table-cell>
          <table:table-cell table:formula="of:=[.N6]/41" office:value-type="float" office:value="0.467817073170732" calcext:value-type="float">
            <text:p>0.467817073170732</text:p>
          </table:table-cell>
          <table:table-cell table:formula="of:=[.O6]/41" office:value-type="float" office:value="0.44779756097561" calcext:value-type="float">
            <text:p>0.44779756097561</text:p>
          </table:table-cell>
          <table:table-cell table:formula="of:=[.P6]/41" office:value-type="float" office:value="0.439085365853659" calcext:value-type="float">
            <text:p>0.439085365853659</text:p>
          </table:table-cell>
          <table:table-cell table:formula="of:=[.Q6]/41" office:value-type="float" office:value="0.522324390243902" calcext:value-type="float">
            <text:p>0.522324390243902</text:p>
          </table:table-cell>
          <table:table-cell table:formula="of:=[.R6]/41" office:value-type="float" office:value="0.476226829268293" calcext:value-type="float">
            <text:p>0.476226829268293</text:p>
          </table:table-cell>
          <table:table-cell table:formula="of:=[.S6]/41" office:value-type="float" office:value="0.4064" calcext:value-type="float">
            <text:p>0.4064</text:p>
          </table:table-cell>
          <table:table-cell table:formula="of:=[.T6]/41" office:value-type="float" office:value="0.516131707317073" calcext:value-type="float">
            <text:p>0.516131707317073</text:p>
          </table:table-cell>
          <table:table-cell table:formula="of:=[.U6]/41" office:value-type="float" office:value="0.486631707317073" calcext:value-type="float">
            <text:p>0.486631707317073</text:p>
          </table:table-cell>
          <table:table-cell table:formula="of:=[.V6]/41" office:value-type="float" office:value="0.524519512195122" calcext:value-type="float">
            <text:p>0.524519512195122</text:p>
          </table:table-cell>
          <table:table-cell table:formula="of:=[.W6]/41" office:value-type="float" office:value="0.472670731707317" calcext:value-type="float">
            <text:p>0.472670731707317</text:p>
          </table:table-cell>
          <table:table-cell table:formula="of:=[.X6]/41" office:value-type="float" office:value="0.407751219512195" calcext:value-type="float">
            <text:p>0.407751219512195</text:p>
          </table:table-cell>
          <table:table-cell table:formula="of:=[.Y6]/41" office:value-type="float" office:value="0.514246341463415" calcext:value-type="float">
            <text:p>0.514246341463415</text:p>
          </table:table-cell>
          <table:table-cell table:formula="of:=[.Z6]/41" office:value-type="float" office:value="0.521060975609756" calcext:value-type="float">
            <text:p>0.521060975609756</text:p>
          </table:table-cell>
          <table:table-cell table:formula="of:=[.AA6]/41" office:value-type="float" office:value="0.371390243902439" calcext:value-type="float">
            <text:p>0.371390243902439</text:p>
          </table:table-cell>
          <table:table-cell table:formula="of:=[.AB6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5" calcext:value-type="float">
            <text:p>5</text:p>
          </table:table-cell>
          <table:table-cell table:formula="of:=[.G7]/41" office:value-type="float" office:value="0.00431009756097561" calcext:value-type="float">
            <text:p>0.004310097560976</text:p>
          </table:table-cell>
          <table:table-cell table:formula="of:=[.H7]/41" office:value-type="float" office:value="0.466434146341463" calcext:value-type="float">
            <text:p>0.466434146341463</text:p>
          </table:table-cell>
          <table:table-cell table:formula="of:=[.I7]/41" office:value-type="float" office:value="0.46289756097561" calcext:value-type="float">
            <text:p>0.46289756097561</text:p>
          </table:table-cell>
          <table:table-cell table:formula="of:=[.J7]/41" office:value-type="float" office:value="0.147403414634146" calcext:value-type="float">
            <text:p>0.147403414634146</text:p>
          </table:table-cell>
          <table:table-cell table:formula="of:=[.K7]/41" office:value-type="float" office:value="0.00691268292682927" calcext:value-type="float">
            <text:p>0.006912682926829</text:p>
          </table:table-cell>
          <table:table-cell table:formula="of:=[.L7]/41" office:value-type="float" office:value="0" calcext:value-type="float">
            <text:p>0</text:p>
          </table:table-cell>
          <table:table-cell table:formula="of:=[.M7]/41" office:value-type="float" office:value="0.464895121951219" calcext:value-type="float">
            <text:p>0.464895121951219</text:p>
          </table:table-cell>
          <table:table-cell table:formula="of:=[.N7]/41" office:value-type="float" office:value="0.46289756097561" calcext:value-type="float">
            <text:p>0.46289756097561</text:p>
          </table:table-cell>
          <table:table-cell table:formula="of:=[.O7]/41" office:value-type="float" office:value="0.443280487804878" calcext:value-type="float">
            <text:p>0.443280487804878</text:p>
          </table:table-cell>
          <table:table-cell table:formula="of:=[.P7]/41" office:value-type="float" office:value="0.434443902439024" calcext:value-type="float">
            <text:p>0.434443902439024</text:p>
          </table:table-cell>
          <table:table-cell table:formula="of:=[.Q7]/41" office:value-type="float" office:value="0.517026829268293" calcext:value-type="float">
            <text:p>0.517026829268293</text:p>
          </table:table-cell>
          <table:table-cell table:formula="of:=[.R7]/41" office:value-type="float" office:value="0.471336585365854" calcext:value-type="float">
            <text:p>0.471336585365854</text:p>
          </table:table-cell>
          <table:table-cell table:formula="of:=[.S7]/41" office:value-type="float" office:value="0.401146341463415" calcext:value-type="float">
            <text:p>0.401146341463415</text:p>
          </table:table-cell>
          <table:table-cell table:formula="of:=[.T7]/41" office:value-type="float" office:value="0.510887804878049" calcext:value-type="float">
            <text:p>0.510887804878049</text:p>
          </table:table-cell>
          <table:table-cell table:formula="of:=[.U7]/41" office:value-type="float" office:value="0.48070243902439" calcext:value-type="float">
            <text:p>0.48070243902439</text:p>
          </table:table-cell>
          <table:table-cell table:formula="of:=[.V7]/41" office:value-type="float" office:value="0.519163414634146" calcext:value-type="float">
            <text:p>0.519163414634146</text:p>
          </table:table-cell>
          <table:table-cell table:formula="of:=[.W7]/41" office:value-type="float" office:value="0.467626829268293" calcext:value-type="float">
            <text:p>0.467626829268293</text:p>
          </table:table-cell>
          <table:table-cell table:formula="of:=[.X7]/41" office:value-type="float" office:value="0.402485365853658" calcext:value-type="float">
            <text:p>0.402485365853658</text:p>
          </table:table-cell>
          <table:table-cell table:formula="of:=[.Y7]/41" office:value-type="float" office:value="0.509039024390244" calcext:value-type="float">
            <text:p>0.509039024390244</text:p>
          </table:table-cell>
          <table:table-cell table:formula="of:=[.Z7]/41" office:value-type="float" office:value="0.514865853658537" calcext:value-type="float">
            <text:p>0.514865853658537</text:p>
          </table:table-cell>
          <table:table-cell table:formula="of:=[.AA7]/41" office:value-type="float" office:value="0.366812195121951" calcext:value-type="float">
            <text:p>0.366812195121951</text:p>
          </table:table-cell>
          <table:table-cell table:formula="of:=[.AB7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formula="of:=[.G8]/41" office:value-type="float" office:value="0.465714634146341" calcext:value-type="float">
            <text:p>0.465714634146341</text:p>
          </table:table-cell>
          <table:table-cell table:formula="of:=[.H8]/41" office:value-type="float" office:value="0.021520243902439" calcext:value-type="float">
            <text:p>0.021520243902439</text:p>
          </table:table-cell>
          <table:table-cell table:formula="of:=[.I8]/41" office:value-type="float" office:value="0.00801356097560976" calcext:value-type="float">
            <text:p>0.00801356097561</text:p>
          </table:table-cell>
          <table:table-cell table:formula="of:=[.J8]/41" office:value-type="float" office:value="0.317975609756098" calcext:value-type="float">
            <text:p>0.317975609756098</text:p>
          </table:table-cell>
          <table:table-cell table:formula="of:=[.K8]/41" office:value-type="float" office:value="0.469895121951219" calcext:value-type="float">
            <text:p>0.469895121951219</text:p>
          </table:table-cell>
          <table:table-cell table:formula="of:=[.L8]/41" office:value-type="float" office:value="0.464895121951219" calcext:value-type="float">
            <text:p>0.464895121951219</text:p>
          </table:table-cell>
          <table:table-cell table:formula="of:=[.M8]/41" office:value-type="float" office:value="0" calcext:value-type="float">
            <text:p>0</text:p>
          </table:table-cell>
          <table:table-cell table:formula="of:=[.N8]/41" office:value-type="float" office:value="0.00801356097560976" calcext:value-type="float">
            <text:p>0.00801356097561</text:p>
          </table:table-cell>
          <table:table-cell table:formula="of:=[.O8]/41" office:value-type="float" office:value="0.0491956097560976" calcext:value-type="float">
            <text:p>0.049195609756098</text:p>
          </table:table-cell>
          <table:table-cell table:formula="of:=[.P8]/41" office:value-type="float" office:value="0.0449563414634146" calcext:value-type="float">
            <text:p>0.044956341463415</text:p>
          </table:table-cell>
          <table:table-cell table:formula="of:=[.Q8]/41" office:value-type="float" office:value="0.0612241463414634" calcext:value-type="float">
            <text:p>0.061224146341464</text:p>
          </table:table-cell>
          <table:table-cell table:formula="of:=[.R8]/41" office:value-type="float" office:value="0.0124591219512195" calcext:value-type="float">
            <text:p>0.01245912195122</text:p>
          </table:table-cell>
          <table:table-cell table:formula="of:=[.S8]/41" office:value-type="float" office:value="0.0678829268292683" calcext:value-type="float">
            <text:p>0.067882926829268</text:p>
          </table:table-cell>
          <table:table-cell table:formula="of:=[.T8]/41" office:value-type="float" office:value="0.0528151219512195" calcext:value-type="float">
            <text:p>0.05281512195122</text:p>
          </table:table-cell>
          <table:table-cell table:formula="of:=[.U8]/41" office:value-type="float" office:value="0.106859512195122" calcext:value-type="float">
            <text:p>0.106859512195122</text:p>
          </table:table-cell>
          <table:table-cell table:formula="of:=[.V8]/41" office:value-type="float" office:value="0.0664819512195122" calcext:value-type="float">
            <text:p>0.066481951219512</text:p>
          </table:table-cell>
          <table:table-cell table:formula="of:=[.W8]/41" office:value-type="float" office:value="0.00500246341463415" calcext:value-type="float">
            <text:p>0.005002463414634</text:p>
          </table:table-cell>
          <table:table-cell table:formula="of:=[.X8]/41" office:value-type="float" office:value="0.0671390243902439" calcext:value-type="float">
            <text:p>0.067139024390244</text:p>
          </table:table-cell>
          <table:table-cell table:formula="of:=[.Y8]/41" office:value-type="float" office:value="0.0492624390243903" calcext:value-type="float">
            <text:p>0.04926243902439</text:p>
          </table:table-cell>
          <table:table-cell table:formula="of:=[.Z8]/41" office:value-type="float" office:value="0.156790731707317" calcext:value-type="float">
            <text:p>0.156790731707317</text:p>
          </table:table-cell>
          <table:table-cell table:formula="of:=[.AA8]/41" office:value-type="float" office:value="0.104387804878049" calcext:value-type="float">
            <text:p>0.104387804878049</text:p>
          </table:table-cell>
          <table:table-cell table:formula="of:=[.AB8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formula="of:=[.G9]/41" office:value-type="float" office:value="0.463646341463415" calcext:value-type="float">
            <text:p>0.463646341463415</text:p>
          </table:table-cell>
          <table:table-cell table:formula="of:=[.H9]/41" office:value-type="float" office:value="0.0294031707317073" calcext:value-type="float">
            <text:p>0.029403170731707</text:p>
          </table:table-cell>
          <table:table-cell table:formula="of:=[.I9]/41" office:value-type="float" office:value="0" calcext:value-type="float">
            <text:p>0</text:p>
          </table:table-cell>
          <table:table-cell table:formula="of:=[.J9]/41" office:value-type="float" office:value="0.315768292682927" calcext:value-type="float">
            <text:p>0.315768292682927</text:p>
          </table:table-cell>
          <table:table-cell table:formula="of:=[.K9]/41" office:value-type="float" office:value="0.467817073170732" calcext:value-type="float">
            <text:p>0.467817073170732</text:p>
          </table:table-cell>
          <table:table-cell table:formula="of:=[.L9]/41" office:value-type="float" office:value="0.46289756097561" calcext:value-type="float">
            <text:p>0.46289756097561</text:p>
          </table:table-cell>
          <table:table-cell table:formula="of:=[.M9]/41" office:value-type="float" office:value="0.00801356097560976" calcext:value-type="float">
            <text:p>0.00801356097561</text:p>
          </table:table-cell>
          <table:table-cell table:formula="of:=[.N9]/41" office:value-type="float" office:value="0" calcext:value-type="float">
            <text:p>0</text:p>
          </table:table-cell>
          <table:table-cell table:formula="of:=[.O9]/41" office:value-type="float" office:value="0.0414617073170732" calcext:value-type="float">
            <text:p>0.041461707317073</text:p>
          </table:table-cell>
          <table:table-cell table:formula="of:=[.P9]/41" office:value-type="float" office:value="0.038210487804878" calcext:value-type="float">
            <text:p>0.038210487804878</text:p>
          </table:table-cell>
          <table:table-cell table:formula="of:=[.Q9]/41" office:value-type="float" office:value="0.0674321951219512" calcext:value-type="float">
            <text:p>0.067432195121951</text:p>
          </table:table-cell>
          <table:table-cell table:formula="of:=[.R9]/41" office:value-type="float" office:value="0.00890073170731707" calcext:value-type="float">
            <text:p>0.008900731707317</text:p>
          </table:table-cell>
          <table:table-cell table:formula="of:=[.S9]/41" office:value-type="float" office:value="0.0688663414634146" calcext:value-type="float">
            <text:p>0.068866341463415</text:p>
          </table:table-cell>
          <table:table-cell table:formula="of:=[.T9]/41" office:value-type="float" office:value="0.0588363414634146" calcext:value-type="float">
            <text:p>0.058836341463415</text:p>
          </table:table-cell>
          <table:table-cell table:formula="of:=[.U9]/41" office:value-type="float" office:value="0.114685609756098" calcext:value-type="float">
            <text:p>0.114685609756098</text:p>
          </table:table-cell>
          <table:table-cell table:formula="of:=[.V9]/41" office:value-type="float" office:value="0.0730024390243902" calcext:value-type="float">
            <text:p>0.07300243902439</text:p>
          </table:table-cell>
          <table:table-cell table:formula="of:=[.W9]/41" office:value-type="float" office:value="0.0128652682926829" calcext:value-type="float">
            <text:p>0.012865268292683</text:p>
          </table:table-cell>
          <table:table-cell table:formula="of:=[.X9]/41" office:value-type="float" office:value="0.0683253658536585" calcext:value-type="float">
            <text:p>0.068325365853659</text:p>
          </table:table-cell>
          <table:table-cell table:formula="of:=[.Y9]/41" office:value-type="float" office:value="0.0550014634146341" calcext:value-type="float">
            <text:p>0.055001463414634</text:p>
          </table:table-cell>
          <table:table-cell table:formula="of:=[.Z9]/41" office:value-type="float" office:value="0.164771707317073" calcext:value-type="float">
            <text:p>0.164771707317073</text:p>
          </table:table-cell>
          <table:table-cell table:formula="of:=[.AA9]/41" office:value-type="float" office:value="0.100298536585366" calcext:value-type="float">
            <text:p>0.100298536585366</text:p>
          </table:table-cell>
          <table:table-cell table:formula="of:=[.AB9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8" calcext:value-type="float">
            <text:p>8</text:p>
          </table:table-cell>
          <table:table-cell table:formula="of:=[.G10]/41" office:value-type="float" office:value="0.443687804878049" calcext:value-type="float">
            <text:p>0.443687804878049</text:p>
          </table:table-cell>
          <table:table-cell table:formula="of:=[.H10]/41" office:value-type="float" office:value="0.06918" calcext:value-type="float">
            <text:p>0.06918</text:p>
          </table:table-cell>
          <table:table-cell table:formula="of:=[.I10]/41" office:value-type="float" office:value="0.0414617073170732" calcext:value-type="float">
            <text:p>0.041461707317073</text:p>
          </table:table-cell>
          <table:table-cell table:formula="of:=[.J10]/41" office:value-type="float" office:value="0.295978048780488" calcext:value-type="float">
            <text:p>0.295978048780488</text:p>
          </table:table-cell>
          <table:table-cell table:formula="of:=[.K10]/41" office:value-type="float" office:value="0.44779756097561" calcext:value-type="float">
            <text:p>0.44779756097561</text:p>
          </table:table-cell>
          <table:table-cell table:formula="of:=[.L10]/41" office:value-type="float" office:value="0.443280487804878" calcext:value-type="float">
            <text:p>0.443280487804878</text:p>
          </table:table-cell>
          <table:table-cell table:formula="of:=[.M10]/41" office:value-type="float" office:value="0.0491956097560976" calcext:value-type="float">
            <text:p>0.049195609756098</text:p>
          </table:table-cell>
          <table:table-cell table:formula="of:=[.N10]/41" office:value-type="float" office:value="0.0414617073170732" calcext:value-type="float">
            <text:p>0.041461707317073</text:p>
          </table:table-cell>
          <table:table-cell table:formula="of:=[.O10]/41" office:value-type="float" office:value="0" calcext:value-type="float">
            <text:p>0</text:p>
          </table:table-cell>
          <table:table-cell table:formula="of:=[.P10]/41" office:value-type="float" office:value="0.013673487804878" calcext:value-type="float">
            <text:p>0.013673487804878</text:p>
          </table:table-cell>
          <table:table-cell table:formula="of:=[.Q10]/41" office:value-type="float" office:value="0.107264146341463" calcext:value-type="float">
            <text:p>0.107264146341463</text:p>
          </table:table-cell>
          <table:table-cell table:formula="of:=[.R10]/41" office:value-type="float" office:value="0.0441543902439024" calcext:value-type="float">
            <text:p>0.044154390243903</text:p>
          </table:table-cell>
          <table:table-cell table:formula="of:=[.S10]/41" office:value-type="float" office:value="0.0764524390243902" calcext:value-type="float">
            <text:p>0.07645243902439</text:p>
          </table:table-cell>
          <table:table-cell table:formula="of:=[.T10]/41" office:value-type="float" office:value="0.0984990243902439" calcext:value-type="float">
            <text:p>0.098499024390244</text:p>
          </table:table-cell>
          <table:table-cell table:formula="of:=[.U10]/41" office:value-type="float" office:value="0.152398292682927" calcext:value-type="float">
            <text:p>0.152398292682927</text:p>
          </table:table-cell>
          <table:table-cell table:formula="of:=[.V10]/41" office:value-type="float" office:value="0.113288780487805" calcext:value-type="float">
            <text:p>0.113288780487805</text:p>
          </table:table-cell>
          <table:table-cell table:formula="of:=[.W10]/41" office:value-type="float" office:value="0.0541868292682927" calcext:value-type="float">
            <text:p>0.054186829268293</text:p>
          </table:table-cell>
          <table:table-cell table:formula="of:=[.X10]/41" office:value-type="float" office:value="0.0769507317073171" calcext:value-type="float">
            <text:p>0.076950731707317</text:p>
          </table:table-cell>
          <table:table-cell table:formula="of:=[.Y10]/41" office:value-type="float" office:value="0.0942760975609756" calcext:value-type="float">
            <text:p>0.094276097560976</text:p>
          </table:table-cell>
          <table:table-cell table:formula="of:=[.Z10]/41" office:value-type="float" office:value="0.203894390243902" calcext:value-type="float">
            <text:p>0.203894390243902</text:p>
          </table:table-cell>
          <table:table-cell table:formula="of:=[.AA10]/41" office:value-type="float" office:value="0.0765934146341463" calcext:value-type="float">
            <text:p>0.076593414634146</text:p>
          </table:table-cell>
          <table:table-cell table:formula="of:=[.AB10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" office:value-type="float" office:value="9" calcext:value-type="float">
            <text:p>9</text:p>
          </table:table-cell>
          <table:table-cell table:formula="of:=[.G11]/41" office:value-type="float" office:value="0.434953658536585" calcext:value-type="float">
            <text:p>0.434953658536585</text:p>
          </table:table-cell>
          <table:table-cell table:formula="of:=[.H11]/41" office:value-type="float" office:value="0.0626409756097561" calcext:value-type="float">
            <text:p>0.062640975609756</text:p>
          </table:table-cell>
          <table:table-cell table:formula="of:=[.I11]/41" office:value-type="float" office:value="0.038210487804878" calcext:value-type="float">
            <text:p>0.038210487804878</text:p>
          </table:table-cell>
          <table:table-cell table:formula="of:=[.J11]/41" office:value-type="float" office:value="0.287046341463415" calcext:value-type="float">
            <text:p>0.287046341463415</text:p>
          </table:table-cell>
          <table:table-cell table:formula="of:=[.K11]/41" office:value-type="float" office:value="0.439085365853659" calcext:value-type="float">
            <text:p>0.439085365853659</text:p>
          </table:table-cell>
          <table:table-cell table:formula="of:=[.L11]/41" office:value-type="float" office:value="0.434443902439024" calcext:value-type="float">
            <text:p>0.434443902439024</text:p>
          </table:table-cell>
          <table:table-cell table:formula="of:=[.M11]/41" office:value-type="float" office:value="0.0449563414634146" calcext:value-type="float">
            <text:p>0.044956341463415</text:p>
          </table:table-cell>
          <table:table-cell table:formula="of:=[.N11]/41" office:value-type="float" office:value="0.038210487804878" calcext:value-type="float">
            <text:p>0.038210487804878</text:p>
          </table:table-cell>
          <table:table-cell table:formula="of:=[.O11]/41" office:value-type="float" office:value="0.013673487804878" calcext:value-type="float">
            <text:p>0.013673487804878</text:p>
          </table:table-cell>
          <table:table-cell table:formula="of:=[.P11]/41" office:value-type="float" office:value="0" calcext:value-type="float">
            <text:p>0</text:p>
          </table:table-cell>
          <table:table-cell table:formula="of:=[.Q11]/41" office:value-type="float" office:value="0.105637073170732" calcext:value-type="float">
            <text:p>0.105637073170732</text:p>
          </table:table-cell>
          <table:table-cell table:formula="of:=[.R11]/41" office:value-type="float" office:value="0.0434739024390244" calcext:value-type="float">
            <text:p>0.043473902439024</text:p>
          </table:table-cell>
          <table:table-cell table:formula="of:=[.S11]/41" office:value-type="float" office:value="0.0628058536585366" calcext:value-type="float">
            <text:p>0.062805853658537</text:p>
          </table:table-cell>
          <table:table-cell table:formula="of:=[.T11]/41" office:value-type="float" office:value="0.0970175609756098" calcext:value-type="float">
            <text:p>0.09701756097561</text:p>
          </table:table-cell>
          <table:table-cell table:formula="of:=[.U11]/41" office:value-type="float" office:value="0.143193414634146" calcext:value-type="float">
            <text:p>0.143193414634146</text:p>
          </table:table-cell>
          <table:table-cell table:formula="of:=[.V11]/41" office:value-type="float" office:value="0.111195853658537" calcext:value-type="float">
            <text:p>0.111195853658537</text:p>
          </table:table-cell>
          <table:table-cell table:formula="of:=[.W11]/41" office:value-type="float" office:value="0.0498629268292683" calcext:value-type="float">
            <text:p>0.049862926829268</text:p>
          </table:table-cell>
          <table:table-cell table:formula="of:=[.X11]/41" office:value-type="float" office:value="0.0633307317073171" calcext:value-type="float">
            <text:p>0.063330731707317</text:p>
          </table:table-cell>
          <table:table-cell table:formula="of:=[.Y11]/41" office:value-type="float" office:value="0.0931085365853659" calcext:value-type="float">
            <text:p>0.093108536585366</text:p>
          </table:table-cell>
          <table:table-cell table:formula="of:=[.Z11]/41" office:value-type="float" office:value="0.195297073170732" calcext:value-type="float">
            <text:p>0.195297073170732</text:p>
          </table:table-cell>
          <table:table-cell table:formula="of:=[.AA11]/41" office:value-type="float" office:value="0.067829512195122" calcext:value-type="float">
            <text:p>0.067829512195122</text:p>
          </table:table-cell>
          <table:table-cell table:formula="of:=[.AB11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0" calcext:value-type="float">
            <text:p>10</text:p>
          </table:table-cell>
          <table:table-cell table:formula="of:=[.G12]/41" office:value-type="float" office:value="0.518119512195122" calcext:value-type="float">
            <text:p>0.518119512195122</text:p>
          </table:table-cell>
          <table:table-cell table:formula="of:=[.H12]/41" office:value-type="float" office:value="0.05148" calcext:value-type="float">
            <text:p>0.05148</text:p>
          </table:table-cell>
          <table:table-cell table:formula="of:=[.I12]/41" office:value-type="float" office:value="0.0674321951219512" calcext:value-type="float">
            <text:p>0.067432195121951</text:p>
          </table:table-cell>
          <table:table-cell table:formula="of:=[.J12]/41" office:value-type="float" office:value="0.371429268292683" calcext:value-type="float">
            <text:p>0.371429268292683</text:p>
          </table:table-cell>
          <table:table-cell table:formula="of:=[.K12]/41" office:value-type="float" office:value="0.522324390243902" calcext:value-type="float">
            <text:p>0.522324390243902</text:p>
          </table:table-cell>
          <table:table-cell table:formula="of:=[.L12]/41" office:value-type="float" office:value="0.517026829268293" calcext:value-type="float">
            <text:p>0.517026829268293</text:p>
          </table:table-cell>
          <table:table-cell table:formula="of:=[.M12]/41" office:value-type="float" office:value="0.0612241463414634" calcext:value-type="float">
            <text:p>0.061224146341464</text:p>
          </table:table-cell>
          <table:table-cell table:formula="of:=[.N12]/41" office:value-type="float" office:value="0.0674321951219512" calcext:value-type="float">
            <text:p>0.067432195121951</text:p>
          </table:table-cell>
          <table:table-cell table:formula="of:=[.O12]/41" office:value-type="float" office:value="0.107264146341463" calcext:value-type="float">
            <text:p>0.107264146341463</text:p>
          </table:table-cell>
          <table:table-cell table:formula="of:=[.P12]/41" office:value-type="float" office:value="0.105637073170732" calcext:value-type="float">
            <text:p>0.105637073170732</text:p>
          </table:table-cell>
          <table:table-cell table:formula="of:=[.Q12]/41" office:value-type="float" office:value="0" calcext:value-type="float">
            <text:p>0</text:p>
          </table:table-cell>
          <table:table-cell table:formula="of:=[.R12]/41" office:value-type="float" office:value="0.0631292682926829" calcext:value-type="float">
            <text:p>0.063129268292683</text:p>
          </table:table-cell>
          <table:table-cell table:formula="of:=[.S12]/41" office:value-type="float" office:value="0.115996097560976" calcext:value-type="float">
            <text:p>0.115996097560976</text:p>
          </table:table-cell>
          <table:table-cell table:formula="of:=[.T12]/41" office:value-type="float" office:value="0.00878024390243903" calcext:value-type="float">
            <text:p>0.008780243902439</text:p>
          </table:table-cell>
          <table:table-cell table:formula="of:=[.U12]/41" office:value-type="float" office:value="0.0869068292682927" calcext:value-type="float">
            <text:p>0.086906829268293</text:p>
          </table:table-cell>
          <table:table-cell table:formula="of:=[.V12]/41" office:value-type="float" office:value="0.00691324390243902" calcext:value-type="float">
            <text:p>0.006913243902439</text:p>
          </table:table-cell>
          <table:table-cell table:formula="of:=[.W12]/41" office:value-type="float" office:value="0.0566751219512195" calcext:value-type="float">
            <text:p>0.05667512195122</text:p>
          </table:table-cell>
          <table:table-cell table:formula="of:=[.X12]/41" office:value-type="float" office:value="0.114602926829268" calcext:value-type="float">
            <text:p>0.114602926829268</text:p>
          </table:table-cell>
          <table:table-cell table:formula="of:=[.Y12]/41" office:value-type="float" office:value="0.0132254390243902" calcext:value-type="float">
            <text:p>0.01322543902439</text:p>
          </table:table-cell>
          <table:table-cell table:formula="of:=[.Z12]/41" office:value-type="float" office:value="0.123266585365854" calcext:value-type="float">
            <text:p>0.123266585365854</text:p>
          </table:table-cell>
          <table:table-cell table:formula="of:=[.AA12]/41" office:value-type="float" office:value="0.164134878048781" calcext:value-type="float">
            <text:p>0.164134878048781</text:p>
          </table:table-cell>
          <table:table-cell table:formula="of:=[.AB12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1" calcext:value-type="float">
            <text:p>11</text:p>
          </table:table-cell>
          <table:table-cell table:formula="of:=[.G13]/41" office:value-type="float" office:value="0.472060975609756" calcext:value-type="float">
            <text:p>0.472060975609756</text:p>
          </table:table-cell>
          <table:table-cell table:formula="of:=[.H13]/41" office:value-type="float" office:value="0.0326607317073171" calcext:value-type="float">
            <text:p>0.032660731707317</text:p>
          </table:table-cell>
          <table:table-cell table:formula="of:=[.I13]/41" office:value-type="float" office:value="0.00890073170731707" calcext:value-type="float">
            <text:p>0.008900731707317</text:p>
          </table:table-cell>
          <table:table-cell table:formula="of:=[.J13]/41" office:value-type="float" office:value="0.324143902439024" calcext:value-type="float">
            <text:p>0.324143902439024</text:p>
          </table:table-cell>
          <table:table-cell table:formula="of:=[.K13]/41" office:value-type="float" office:value="0.476226829268293" calcext:value-type="float">
            <text:p>0.476226829268293</text:p>
          </table:table-cell>
          <table:table-cell table:formula="of:=[.L13]/41" office:value-type="float" office:value="0.471336585365854" calcext:value-type="float">
            <text:p>0.471336585365854</text:p>
          </table:table-cell>
          <table:table-cell table:formula="of:=[.M13]/41" office:value-type="float" office:value="0.0124591219512195" calcext:value-type="float">
            <text:p>0.01245912195122</text:p>
          </table:table-cell>
          <table:table-cell table:formula="of:=[.N13]/41" office:value-type="float" office:value="0.00890073170731707" calcext:value-type="float">
            <text:p>0.008900731707317</text:p>
          </table:table-cell>
          <table:table-cell table:formula="of:=[.O13]/41" office:value-type="float" office:value="0.0441543902439024" calcext:value-type="float">
            <text:p>0.044154390243903</text:p>
          </table:table-cell>
          <table:table-cell table:formula="of:=[.P13]/41" office:value-type="float" office:value="0.0434739024390244" calcext:value-type="float">
            <text:p>0.043473902439024</text:p>
          </table:table-cell>
          <table:table-cell table:formula="of:=[.Q13]/41" office:value-type="float" office:value="0.0631292682926829" calcext:value-type="float">
            <text:p>0.063129268292683</text:p>
          </table:table-cell>
          <table:table-cell table:formula="of:=[.R13]/41" office:value-type="float" office:value="0" calcext:value-type="float">
            <text:p>0</text:p>
          </table:table-cell>
          <table:table-cell table:formula="of:=[.S13]/41" office:value-type="float" office:value="0.0777290243902439" calcext:value-type="float">
            <text:p>0.077729024390244</text:p>
          </table:table-cell>
          <table:table-cell table:formula="of:=[.T13]/41" office:value-type="float" office:value="0.0543753658536585" calcext:value-type="float">
            <text:p>0.054375365853659</text:p>
          </table:table-cell>
          <table:table-cell table:formula="of:=[.U13]/41" office:value-type="float" office:value="0.117556341463415" calcext:value-type="float">
            <text:p>0.117556341463415</text:p>
          </table:table-cell>
          <table:table-cell table:formula="of:=[.V13]/41" office:value-type="float" office:value="0.0691365853658537" calcext:value-type="float">
            <text:p>0.069136585365854</text:p>
          </table:table-cell>
          <table:table-cell table:formula="of:=[.W13]/41" office:value-type="float" office:value="0.0153681951219512" calcext:value-type="float">
            <text:p>0.015368195121951</text:p>
          </table:table-cell>
          <table:table-cell table:formula="of:=[.X13]/41" office:value-type="float" office:value="0.0771656097560976" calcext:value-type="float">
            <text:p>0.077165609756098</text:p>
          </table:table-cell>
          <table:table-cell table:formula="of:=[.Y13]/41" office:value-type="float" office:value="0.0502158536585366" calcext:value-type="float">
            <text:p>0.050215853658537</text:p>
          </table:table-cell>
          <table:table-cell table:formula="of:=[.Z13]/41" office:value-type="float" office:value="0.166513170731707" calcext:value-type="float">
            <text:p>0.166513170731707</text:p>
          </table:table-cell>
          <table:table-cell table:formula="of:=[.AA13]/41" office:value-type="float" office:value="0.107834634146341" calcext:value-type="float">
            <text:p>0.107834634146341</text:p>
          </table:table-cell>
          <table:table-cell table:formula="of:=[.AB13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2" calcext:value-type="float">
            <text:p>12</text:p>
          </table:table-cell>
          <table:table-cell table:formula="of:=[.G14]/41" office:value-type="float" office:value="0.40219756097561" calcext:value-type="float">
            <text:p>0.40219756097561</text:p>
          </table:table-cell>
          <table:table-cell table:formula="of:=[.H14]/41" office:value-type="float" office:value="0.0653778048780488" calcext:value-type="float">
            <text:p>0.065377804878049</text:p>
          </table:table-cell>
          <table:table-cell table:formula="of:=[.I14]/41" office:value-type="float" office:value="0.0688663414634146" calcext:value-type="float">
            <text:p>0.068866341463415</text:p>
          </table:table-cell>
          <table:table-cell table:formula="of:=[.J14]/41" office:value-type="float" office:value="0.255446341463415" calcext:value-type="float">
            <text:p>0.255446341463415</text:p>
          </table:table-cell>
          <table:table-cell table:formula="of:=[.K14]/41" office:value-type="float" office:value="0.4064" calcext:value-type="float">
            <text:p>0.4064</text:p>
          </table:table-cell>
          <table:table-cell table:formula="of:=[.L14]/41" office:value-type="float" office:value="0.401146341463415" calcext:value-type="float">
            <text:p>0.401146341463415</text:p>
          </table:table-cell>
          <table:table-cell table:formula="of:=[.M14]/41" office:value-type="float" office:value="0.0678829268292683" calcext:value-type="float">
            <text:p>0.067882926829268</text:p>
          </table:table-cell>
          <table:table-cell table:formula="of:=[.N14]/41" office:value-type="float" office:value="0.0688663414634146" calcext:value-type="float">
            <text:p>0.068866341463415</text:p>
          </table:table-cell>
          <table:table-cell table:formula="of:=[.O14]/41" office:value-type="float" office:value="0.0764524390243902" calcext:value-type="float">
            <text:p>0.07645243902439</text:p>
          </table:table-cell>
          <table:table-cell table:formula="of:=[.P14]/41" office:value-type="float" office:value="0.0628058536585366" calcext:value-type="float">
            <text:p>0.062805853658537</text:p>
          </table:table-cell>
          <table:table-cell table:formula="of:=[.Q14]/41" office:value-type="float" office:value="0.115996097560976" calcext:value-type="float">
            <text:p>0.115996097560976</text:p>
          </table:table-cell>
          <table:table-cell table:formula="of:=[.R14]/41" office:value-type="float" office:value="0.0777290243902439" calcext:value-type="float">
            <text:p>0.077729024390244</text:p>
          </table:table-cell>
          <table:table-cell table:formula="of:=[.S14]/41" office:value-type="float" office:value="0" calcext:value-type="float">
            <text:p>0</text:p>
          </table:table-cell>
          <table:table-cell table:formula="of:=[.T14]/41" office:value-type="float" office:value="0.109740487804878" calcext:value-type="float">
            <text:p>0.109740487804878</text:p>
          </table:table-cell>
          <table:table-cell table:formula="of:=[.U14]/41" office:value-type="float" office:value="0.109030487804878" calcext:value-type="float">
            <text:p>0.109030487804878</text:p>
          </table:table-cell>
          <table:table-cell table:formula="of:=[.V14]/41" office:value-type="float" office:value="0.118530243902439" calcext:value-type="float">
            <text:p>0.118530243902439</text:p>
          </table:table-cell>
          <table:table-cell table:formula="of:=[.W14]/41" office:value-type="float" office:value="0.0692839024390244" calcext:value-type="float">
            <text:p>0.069283902439024</text:p>
          </table:table-cell>
          <table:table-cell table:formula="of:=[.X14]/41" office:value-type="float" office:value="0.00185400487804878" calcext:value-type="float">
            <text:p>0.001854004878049</text:p>
          </table:table-cell>
          <table:table-cell table:formula="of:=[.Y14]/41" office:value-type="float" office:value="0.107970243902439" calcext:value-type="float">
            <text:p>0.107970243902439</text:p>
          </table:table-cell>
          <table:table-cell table:formula="of:=[.Z14]/41" office:value-type="float" office:value="0.160829268292683" calcext:value-type="float">
            <text:p>0.160829268292683</text:p>
          </table:table-cell>
          <table:table-cell table:formula="of:=[.AA14]/41" office:value-type="float" office:value="0.0638953658536585" calcext:value-type="float">
            <text:p>0.063895365853659</text:p>
          </table:table-cell>
          <table:table-cell table:formula="of:=[.AB14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3" calcext:value-type="float">
            <text:p>13</text:p>
          </table:table-cell>
          <table:table-cell table:formula="of:=[.G15]/41" office:value-type="float" office:value="0.511929268292683" calcext:value-type="float">
            <text:p>0.511929268292683</text:p>
          </table:table-cell>
          <table:table-cell table:formula="of:=[.H15]/41" office:value-type="float" office:value="0.044590243902439" calcext:value-type="float">
            <text:p>0.044590243902439</text:p>
          </table:table-cell>
          <table:table-cell table:formula="of:=[.I15]/41" office:value-type="float" office:value="0.0588363414634146" calcext:value-type="float">
            <text:p>0.058836341463415</text:p>
          </table:table-cell>
          <table:table-cell table:formula="of:=[.J15]/41" office:value-type="float" office:value="0.364980487804878" calcext:value-type="float">
            <text:p>0.364980487804878</text:p>
          </table:table-cell>
          <table:table-cell table:formula="of:=[.K15]/41" office:value-type="float" office:value="0.516131707317073" calcext:value-type="float">
            <text:p>0.516131707317073</text:p>
          </table:table-cell>
          <table:table-cell table:formula="of:=[.L15]/41" office:value-type="float" office:value="0.510887804878049" calcext:value-type="float">
            <text:p>0.510887804878049</text:p>
          </table:table-cell>
          <table:table-cell table:formula="of:=[.M15]/41" office:value-type="float" office:value="0.0528151219512195" calcext:value-type="float">
            <text:p>0.05281512195122</text:p>
          </table:table-cell>
          <table:table-cell table:formula="of:=[.N15]/41" office:value-type="float" office:value="0.0588363414634146" calcext:value-type="float">
            <text:p>0.058836341463415</text:p>
          </table:table-cell>
          <table:table-cell table:formula="of:=[.O15]/41" office:value-type="float" office:value="0.0984990243902439" calcext:value-type="float">
            <text:p>0.098499024390244</text:p>
          </table:table-cell>
          <table:table-cell table:formula="of:=[.P15]/41" office:value-type="float" office:value="0.0970175609756098" calcext:value-type="float">
            <text:p>0.09701756097561</text:p>
          </table:table-cell>
          <table:table-cell table:formula="of:=[.Q15]/41" office:value-type="float" office:value="0.00878024390243903" calcext:value-type="float">
            <text:p>0.008780243902439</text:p>
          </table:table-cell>
          <table:table-cell table:formula="of:=[.R15]/41" office:value-type="float" office:value="0.0543753658536585" calcext:value-type="float">
            <text:p>0.054375365853659</text:p>
          </table:table-cell>
          <table:table-cell table:formula="of:=[.S15]/41" office:value-type="float" office:value="0.109740487804878" calcext:value-type="float">
            <text:p>0.109740487804878</text:p>
          </table:table-cell>
          <table:table-cell table:formula="of:=[.T15]/41" office:value-type="float" office:value="0" calcext:value-type="float">
            <text:p>0</text:p>
          </table:table-cell>
          <table:table-cell table:formula="of:=[.U15]/41" office:value-type="float" office:value="0.0897426829268293" calcext:value-type="float">
            <text:p>0.089742682926829</text:p>
          </table:table-cell>
          <table:table-cell table:formula="of:=[.V15]/41" office:value-type="float" office:value="0.0152643658536585" calcext:value-type="float">
            <text:p>0.015264365853659</text:p>
          </table:table-cell>
          <table:table-cell table:formula="of:=[.W15]/41" office:value-type="float" office:value="0.0483743902439024" calcext:value-type="float">
            <text:p>0.048374390243903</text:p>
          </table:table-cell>
          <table:table-cell table:formula="of:=[.X15]/41" office:value-type="float" office:value="0.108417073170732" calcext:value-type="float">
            <text:p>0.108417073170732</text:p>
          </table:table-cell>
          <table:table-cell table:formula="of:=[.Y15]/41" office:value-type="float" office:value="0.00463441463414634" calcext:value-type="float">
            <text:p>0.004634414634146</text:p>
          </table:table-cell>
          <table:table-cell table:formula="of:=[.Z15]/41" office:value-type="float" office:value="0.12879243902439" calcext:value-type="float">
            <text:p>0.12879243902439</text:p>
          </table:table-cell>
          <table:table-cell table:formula="of:=[.AA15]/41" office:value-type="float" office:value="0.156256097560976" calcext:value-type="float">
            <text:p>0.156256097560976</text:p>
          </table:table-cell>
          <table:table-cell table:formula="of:=[.AB15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7" office:value-type="float" office:value="14" calcext:value-type="float">
            <text:p>14</text:p>
          </table:table-cell>
          <table:table-cell table:formula="of:=[.G16]/41" office:value-type="float" office:value="0.482439024390244" calcext:value-type="float">
            <text:p>0.482439024390244</text:p>
          </table:table-cell>
          <table:table-cell table:formula="of:=[.H16]/41" office:value-type="float" office:value="0.0853417073170732" calcext:value-type="float">
            <text:p>0.085341707317073</text:p>
          </table:table-cell>
          <table:table-cell table:formula="of:=[.I16]/41" office:value-type="float" office:value="0.114685609756098" calcext:value-type="float">
            <text:p>0.114685609756098</text:p>
          </table:table-cell>
          <table:table-cell table:formula="of:=[.J16]/41" office:value-type="float" office:value="0.342129268292683" calcext:value-type="float">
            <text:p>0.342129268292683</text:p>
          </table:table-cell>
          <table:table-cell table:formula="of:=[.K16]/41" office:value-type="float" office:value="0.486631707317073" calcext:value-type="float">
            <text:p>0.486631707317073</text:p>
          </table:table-cell>
          <table:table-cell table:formula="of:=[.L16]/41" office:value-type="float" office:value="0.48070243902439" calcext:value-type="float">
            <text:p>0.48070243902439</text:p>
          </table:table-cell>
          <table:table-cell table:formula="of:=[.M16]/41" office:value-type="float" office:value="0.106859512195122" calcext:value-type="float">
            <text:p>0.106859512195122</text:p>
          </table:table-cell>
          <table:table-cell table:formula="of:=[.N16]/41" office:value-type="float" office:value="0.114685609756098" calcext:value-type="float">
            <text:p>0.114685609756098</text:p>
          </table:table-cell>
          <table:table-cell table:formula="of:=[.O16]/41" office:value-type="float" office:value="0.152398292682927" calcext:value-type="float">
            <text:p>0.152398292682927</text:p>
          </table:table-cell>
          <table:table-cell table:formula="of:=[.P16]/41" office:value-type="float" office:value="0.143193414634146" calcext:value-type="float">
            <text:p>0.143193414634146</text:p>
          </table:table-cell>
          <table:table-cell table:formula="of:=[.Q16]/41" office:value-type="float" office:value="0.0869068292682927" calcext:value-type="float">
            <text:p>0.086906829268293</text:p>
          </table:table-cell>
          <table:table-cell table:formula="of:=[.R16]/41" office:value-type="float" office:value="0.117556341463415" calcext:value-type="float">
            <text:p>0.117556341463415</text:p>
          </table:table-cell>
          <table:table-cell table:formula="of:=[.S16]/41" office:value-type="float" office:value="0.109030487804878" calcext:value-type="float">
            <text:p>0.109030487804878</text:p>
          </table:table-cell>
          <table:table-cell table:formula="of:=[.T16]/41" office:value-type="float" office:value="0.0897426829268293" calcext:value-type="float">
            <text:p>0.089742682926829</text:p>
          </table:table-cell>
          <table:table-cell table:formula="of:=[.U16]/41" office:value-type="float" office:value="0" calcext:value-type="float">
            <text:p>0</text:p>
          </table:table-cell>
          <table:table-cell table:formula="of:=[.V16]/41" office:value-type="float" office:value="0.082330487804878" calcext:value-type="float">
            <text:p>0.082330487804878</text:p>
          </table:table-cell>
          <table:table-cell table:formula="of:=[.W16]/41" office:value-type="float" office:value="0.102595853658537" calcext:value-type="float">
            <text:p>0.102595853658537</text:p>
          </table:table-cell>
          <table:table-cell table:formula="of:=[.X16]/41" office:value-type="float" office:value="0.107181951219512" calcext:value-type="float">
            <text:p>0.107181951219512</text:p>
          </table:table-cell>
          <table:table-cell table:formula="of:=[.Y16]/41" office:value-type="float" office:value="0.0928953658536585" calcext:value-type="float">
            <text:p>0.092895365853659</text:p>
          </table:table-cell>
          <table:table-cell table:formula="of:=[.Z16]/41" office:value-type="float" office:value="0.052789756097561" calcext:value-type="float">
            <text:p>0.052789756097561</text:p>
          </table:table-cell>
          <table:table-cell table:formula="of:=[.AA16]/41" office:value-type="float" office:value="0.172752195121951" calcext:value-type="float">
            <text:p>0.172752195121951</text:p>
          </table:table-cell>
          <table:table-cell table:formula="of:=[.AB16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5" calcext:value-type="float">
            <text:p>15</text:p>
          </table:table-cell>
          <table:table-cell table:formula="of:=[.G17]/41" office:value-type="float" office:value="0.520309756097561" calcext:value-type="float">
            <text:p>0.520309756097561</text:p>
          </table:table-cell>
          <table:table-cell table:formula="of:=[.H17]/41" office:value-type="float" office:value="0.0550424390243902" calcext:value-type="float">
            <text:p>0.05504243902439</text:p>
          </table:table-cell>
          <table:table-cell table:formula="of:=[.I17]/41" office:value-type="float" office:value="0.0730024390243902" calcext:value-type="float">
            <text:p>0.07300243902439</text:p>
          </table:table-cell>
          <table:table-cell table:formula="of:=[.J17]/41" office:value-type="float" office:value="0.373924390243902" calcext:value-type="float">
            <text:p>0.373924390243902</text:p>
          </table:table-cell>
          <table:table-cell table:formula="of:=[.K17]/41" office:value-type="float" office:value="0.524519512195122" calcext:value-type="float">
            <text:p>0.524519512195122</text:p>
          </table:table-cell>
          <table:table-cell table:formula="of:=[.L17]/41" office:value-type="float" office:value="0.519163414634146" calcext:value-type="float">
            <text:p>0.519163414634146</text:p>
          </table:table-cell>
          <table:table-cell table:formula="of:=[.M17]/41" office:value-type="float" office:value="0.0664819512195122" calcext:value-type="float">
            <text:p>0.066481951219512</text:p>
          </table:table-cell>
          <table:table-cell table:formula="of:=[.N17]/41" office:value-type="float" office:value="0.0730024390243902" calcext:value-type="float">
            <text:p>0.07300243902439</text:p>
          </table:table-cell>
          <table:table-cell table:formula="of:=[.O17]/41" office:value-type="float" office:value="0.113288780487805" calcext:value-type="float">
            <text:p>0.113288780487805</text:p>
          </table:table-cell>
          <table:table-cell table:formula="of:=[.P17]/41" office:value-type="float" office:value="0.111195853658537" calcext:value-type="float">
            <text:p>0.111195853658537</text:p>
          </table:table-cell>
          <table:table-cell table:formula="of:=[.Q17]/41" office:value-type="float" office:value="0.00691324390243902" calcext:value-type="float">
            <text:p>0.006913243902439</text:p>
          </table:table-cell>
          <table:table-cell table:formula="of:=[.R17]/41" office:value-type="float" office:value="0.0691365853658537" calcext:value-type="float">
            <text:p>0.069136585365854</text:p>
          </table:table-cell>
          <table:table-cell table:formula="of:=[.S17]/41" office:value-type="float" office:value="0.118530243902439" calcext:value-type="float">
            <text:p>0.118530243902439</text:p>
          </table:table-cell>
          <table:table-cell table:formula="of:=[.T17]/41" office:value-type="float" office:value="0.0152643658536585" calcext:value-type="float">
            <text:p>0.015264365853659</text:p>
          </table:table-cell>
          <table:table-cell table:formula="of:=[.U17]/41" office:value-type="float" office:value="0.082330487804878" calcext:value-type="float">
            <text:p>0.082330487804878</text:p>
          </table:table-cell>
          <table:table-cell table:formula="of:=[.V17]/41" office:value-type="float" office:value="0" calcext:value-type="float">
            <text:p>0</text:p>
          </table:table-cell>
          <table:table-cell table:formula="of:=[.W17]/41" office:value-type="float" office:value="0.0617907317073171" calcext:value-type="float">
            <text:p>0.061790731707317</text:p>
          </table:table-cell>
          <table:table-cell table:formula="of:=[.X17]/41" office:value-type="float" office:value="0.117071707317073" calcext:value-type="float">
            <text:p>0.117071707317073</text:p>
          </table:table-cell>
          <table:table-cell table:formula="of:=[.Y17]/41" office:value-type="float" office:value="0.019860756097561" calcext:value-type="float">
            <text:p>0.019860756097561</text:p>
          </table:table-cell>
          <table:table-cell table:formula="of:=[.Z17]/41" office:value-type="float" office:value="0.11706512195122" calcext:value-type="float">
            <text:p>0.11706512195122</text:p>
          </table:table-cell>
          <table:table-cell table:formula="of:=[.AA17]/41" office:value-type="float" office:value="0.168427073170732" calcext:value-type="float">
            <text:p>0.168427073170732</text:p>
          </table:table-cell>
          <table:table-cell table:formula="of:=[.AB17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6" calcext:value-type="float">
            <text:p>16</text:p>
          </table:table-cell>
          <table:table-cell table:formula="of:=[.G18]/41" office:value-type="float" office:value="0.468485365853659" calcext:value-type="float">
            <text:p>0.468485365853659</text:p>
          </table:table-cell>
          <table:table-cell table:formula="of:=[.H18]/41" office:value-type="float" office:value="0.0173730731707317" calcext:value-type="float">
            <text:p>0.017373073170732</text:p>
          </table:table-cell>
          <table:table-cell table:formula="of:=[.I18]/41" office:value-type="float" office:value="0.0128652682926829" calcext:value-type="float">
            <text:p>0.012865268292683</text:p>
          </table:table-cell>
          <table:table-cell table:formula="of:=[.J18]/41" office:value-type="float" office:value="0.320846341463415" calcext:value-type="float">
            <text:p>0.320846341463415</text:p>
          </table:table-cell>
          <table:table-cell table:formula="of:=[.K18]/41" office:value-type="float" office:value="0.472670731707317" calcext:value-type="float">
            <text:p>0.472670731707317</text:p>
          </table:table-cell>
          <table:table-cell table:formula="of:=[.L18]/41" office:value-type="float" office:value="0.467626829268293" calcext:value-type="float">
            <text:p>0.467626829268293</text:p>
          </table:table-cell>
          <table:table-cell table:formula="of:=[.M18]/41" office:value-type="float" office:value="0.00500246341463415" calcext:value-type="float">
            <text:p>0.005002463414634</text:p>
          </table:table-cell>
          <table:table-cell table:formula="of:=[.N18]/41" office:value-type="float" office:value="0.0128652682926829" calcext:value-type="float">
            <text:p>0.012865268292683</text:p>
          </table:table-cell>
          <table:table-cell table:formula="of:=[.O18]/41" office:value-type="float" office:value="0.0541868292682927" calcext:value-type="float">
            <text:p>0.054186829268293</text:p>
          </table:table-cell>
          <table:table-cell table:formula="of:=[.P18]/41" office:value-type="float" office:value="0.0498629268292683" calcext:value-type="float">
            <text:p>0.049862926829268</text:p>
          </table:table-cell>
          <table:table-cell table:formula="of:=[.Q18]/41" office:value-type="float" office:value="0.0566751219512195" calcext:value-type="float">
            <text:p>0.05667512195122</text:p>
          </table:table-cell>
          <table:table-cell table:formula="of:=[.R18]/41" office:value-type="float" office:value="0.0153681951219512" calcext:value-type="float">
            <text:p>0.015368195121951</text:p>
          </table:table-cell>
          <table:table-cell table:formula="of:=[.S18]/41" office:value-type="float" office:value="0.0692839024390244" calcext:value-type="float">
            <text:p>0.069283902439024</text:p>
          </table:table-cell>
          <table:table-cell table:formula="of:=[.T18]/41" office:value-type="float" office:value="0.0483743902439024" calcext:value-type="float">
            <text:p>0.048374390243903</text:p>
          </table:table-cell>
          <table:table-cell table:formula="of:=[.U18]/41" office:value-type="float" office:value="0.102595853658537" calcext:value-type="float">
            <text:p>0.102595853658537</text:p>
          </table:table-cell>
          <table:table-cell table:formula="of:=[.V18]/41" office:value-type="float" office:value="0.0617907317073171" calcext:value-type="float">
            <text:p>0.061790731707317</text:p>
          </table:table-cell>
          <table:table-cell table:formula="of:=[.W18]/41" office:value-type="float" office:value="0" calcext:value-type="float">
            <text:p>0</text:p>
          </table:table-cell>
          <table:table-cell table:formula="of:=[.X18]/41" office:value-type="float" office:value="0.0684219512195122" calcext:value-type="float">
            <text:p>0.068421951219512</text:p>
          </table:table-cell>
          <table:table-cell table:formula="of:=[.Y18]/41" office:value-type="float" office:value="0.0449748780487805" calcext:value-type="float">
            <text:p>0.044974878048781</text:p>
          </table:table-cell>
          <table:table-cell table:formula="of:=[.Z18]/41" office:value-type="float" office:value="0.152206585365854" calcext:value-type="float">
            <text:p>0.152206585365854</text:p>
          </table:table-cell>
          <table:table-cell table:formula="of:=[.AA18]/41" office:value-type="float" office:value="0.108296829268293" calcext:value-type="float">
            <text:p>0.108296829268293</text:p>
          </table:table-cell>
          <table:table-cell table:formula="of:=[.AB18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7" calcext:value-type="float">
            <text:p>17</text:p>
          </table:table-cell>
          <table:table-cell table:formula="of:=[.G19]/41" office:value-type="float" office:value="0.403548780487805" calcext:value-type="float">
            <text:p>0.403548780487805</text:p>
          </table:table-cell>
          <table:table-cell table:formula="of:=[.H19]/41" office:value-type="float" office:value="0.0641317073170732" calcext:value-type="float">
            <text:p>0.064131707317073</text:p>
          </table:table-cell>
          <table:table-cell table:formula="of:=[.I19]/41" office:value-type="float" office:value="0.0683253658536585" calcext:value-type="float">
            <text:p>0.068325365853659</text:p>
          </table:table-cell>
          <table:table-cell table:formula="of:=[.J19]/41" office:value-type="float" office:value="0.256870731707317" calcext:value-type="float">
            <text:p>0.256870731707317</text:p>
          </table:table-cell>
          <table:table-cell table:formula="of:=[.K19]/41" office:value-type="float" office:value="0.407751219512195" calcext:value-type="float">
            <text:p>0.407751219512195</text:p>
          </table:table-cell>
          <table:table-cell table:formula="of:=[.L19]/41" office:value-type="float" office:value="0.402485365853658" calcext:value-type="float">
            <text:p>0.402485365853658</text:p>
          </table:table-cell>
          <table:table-cell table:formula="of:=[.M19]/41" office:value-type="float" office:value="0.0671390243902439" calcext:value-type="float">
            <text:p>0.067139024390244</text:p>
          </table:table-cell>
          <table:table-cell table:formula="of:=[.N19]/41" office:value-type="float" office:value="0.0683253658536585" calcext:value-type="float">
            <text:p>0.068325365853659</text:p>
          </table:table-cell>
          <table:table-cell table:formula="of:=[.O19]/41" office:value-type="float" office:value="0.0769507317073171" calcext:value-type="float">
            <text:p>0.076950731707317</text:p>
          </table:table-cell>
          <table:table-cell table:formula="of:=[.P19]/41" office:value-type="float" office:value="0.0633307317073171" calcext:value-type="float">
            <text:p>0.063330731707317</text:p>
          </table:table-cell>
          <table:table-cell table:formula="of:=[.Q19]/41" office:value-type="float" office:value="0.114602926829268" calcext:value-type="float">
            <text:p>0.114602926829268</text:p>
          </table:table-cell>
          <table:table-cell table:formula="of:=[.R19]/41" office:value-type="float" office:value="0.0771656097560976" calcext:value-type="float">
            <text:p>0.077165609756098</text:p>
          </table:table-cell>
          <table:table-cell table:formula="of:=[.S19]/41" office:value-type="float" office:value="0.00185400487804878" calcext:value-type="float">
            <text:p>0.001854004878049</text:p>
          </table:table-cell>
          <table:table-cell table:formula="of:=[.T19]/41" office:value-type="float" office:value="0.108417073170732" calcext:value-type="float">
            <text:p>0.108417073170732</text:p>
          </table:table-cell>
          <table:table-cell table:formula="of:=[.U19]/41" office:value-type="float" office:value="0.107181951219512" calcext:value-type="float">
            <text:p>0.107181951219512</text:p>
          </table:table-cell>
          <table:table-cell table:formula="of:=[.V19]/41" office:value-type="float" office:value="0.117071707317073" calcext:value-type="float">
            <text:p>0.117071707317073</text:p>
          </table:table-cell>
          <table:table-cell table:formula="of:=[.W19]/41" office:value-type="float" office:value="0.0684219512195122" calcext:value-type="float">
            <text:p>0.068421951219512</text:p>
          </table:table-cell>
          <table:table-cell table:formula="of:=[.X19]/41" office:value-type="float" office:value="0" calcext:value-type="float">
            <text:p>0</text:p>
          </table:table-cell>
          <table:table-cell table:formula="of:=[.Y19]/41" office:value-type="float" office:value="0.106699512195122" calcext:value-type="float">
            <text:p>0.106699512195122</text:p>
          </table:table-cell>
          <table:table-cell table:formula="of:=[.Z19]/41" office:value-type="float" office:value="0.158996829268293" calcext:value-type="float">
            <text:p>0.158996829268293</text:p>
          </table:table-cell>
          <table:table-cell table:formula="of:=[.AA19]/41" office:value-type="float" office:value="0.0657239024390244" calcext:value-type="float">
            <text:p>0.065723902439024</text:p>
          </table:table-cell>
          <table:table-cell table:formula="of:=[.AB19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8" calcext:value-type="float">
            <text:p>18</text:p>
          </table:table-cell>
          <table:table-cell table:formula="of:=[.G20]/41" office:value-type="float" office:value="0.510046341463415" calcext:value-type="float">
            <text:p>0.510046341463415</text:p>
          </table:table-cell>
          <table:table-cell table:formula="of:=[.H20]/41" office:value-type="float" office:value="0.0426082926829268" calcext:value-type="float">
            <text:p>0.042608292682927</text:p>
          </table:table-cell>
          <table:table-cell table:formula="of:=[.I20]/41" office:value-type="float" office:value="0.0550014634146341" calcext:value-type="float">
            <text:p>0.055001463414634</text:p>
          </table:table-cell>
          <table:table-cell table:formula="of:=[.J20]/41" office:value-type="float" office:value="0.362934146341463" calcext:value-type="float">
            <text:p>0.362934146341463</text:p>
          </table:table-cell>
          <table:table-cell table:formula="of:=[.K20]/41" office:value-type="float" office:value="0.514246341463415" calcext:value-type="float">
            <text:p>0.514246341463415</text:p>
          </table:table-cell>
          <table:table-cell table:formula="of:=[.L20]/41" office:value-type="float" office:value="0.509039024390244" calcext:value-type="float">
            <text:p>0.509039024390244</text:p>
          </table:table-cell>
          <table:table-cell table:formula="of:=[.M20]/41" office:value-type="float" office:value="0.0492624390243903" calcext:value-type="float">
            <text:p>0.04926243902439</text:p>
          </table:table-cell>
          <table:table-cell table:formula="of:=[.N20]/41" office:value-type="float" office:value="0.0550014634146341" calcext:value-type="float">
            <text:p>0.055001463414634</text:p>
          </table:table-cell>
          <table:table-cell table:formula="of:=[.O20]/41" office:value-type="float" office:value="0.0942760975609756" calcext:value-type="float">
            <text:p>0.094276097560976</text:p>
          </table:table-cell>
          <table:table-cell table:formula="of:=[.P20]/41" office:value-type="float" office:value="0.0931085365853659" calcext:value-type="float">
            <text:p>0.093108536585366</text:p>
          </table:table-cell>
          <table:table-cell table:formula="of:=[.Q20]/41" office:value-type="float" office:value="0.0132254390243902" calcext:value-type="float">
            <text:p>0.01322543902439</text:p>
          </table:table-cell>
          <table:table-cell table:formula="of:=[.R20]/41" office:value-type="float" office:value="0.0502158536585366" calcext:value-type="float">
            <text:p>0.050215853658537</text:p>
          </table:table-cell>
          <table:table-cell table:formula="of:=[.S20]/41" office:value-type="float" office:value="0.107970243902439" calcext:value-type="float">
            <text:p>0.107970243902439</text:p>
          </table:table-cell>
          <table:table-cell table:formula="of:=[.T20]/41" office:value-type="float" office:value="0.00463441463414634" calcext:value-type="float">
            <text:p>0.004634414634146</text:p>
          </table:table-cell>
          <table:table-cell table:formula="of:=[.U20]/41" office:value-type="float" office:value="0.0928953658536585" calcext:value-type="float">
            <text:p>0.092895365853659</text:p>
          </table:table-cell>
          <table:table-cell table:formula="of:=[.V20]/41" office:value-type="float" office:value="0.019860756097561" calcext:value-type="float">
            <text:p>0.019860756097561</text:p>
          </table:table-cell>
          <table:table-cell table:formula="of:=[.W20]/41" office:value-type="float" office:value="0.0449748780487805" calcext:value-type="float">
            <text:p>0.044974878048781</text:p>
          </table:table-cell>
          <table:table-cell table:formula="of:=[.X20]/41" office:value-type="float" office:value="0.106699512195122" calcext:value-type="float">
            <text:p>0.106699512195122</text:p>
          </table:table-cell>
          <table:table-cell table:formula="of:=[.Y20]/41" office:value-type="float" office:value="0" calcext:value-type="float">
            <text:p>0</text:p>
          </table:table-cell>
          <table:table-cell table:formula="of:=[.Z20]/41" office:value-type="float" office:value="0.13285756097561" calcext:value-type="float">
            <text:p>0.13285756097561</text:p>
          </table:table-cell>
          <table:table-cell table:formula="of:=[.AA20]/41" office:value-type="float" office:value="0.153142926829268" calcext:value-type="float">
            <text:p>0.153142926829268</text:p>
          </table:table-cell>
          <table:table-cell table:formula="of:=[.AB20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6" office:value-type="float" office:value="19" calcext:value-type="float">
            <text:p>19</text:p>
          </table:table-cell>
          <table:table-cell table:formula="of:=[.G21]/41" office:value-type="float" office:value="0.516914634146341" calcext:value-type="float">
            <text:p>0.516914634146341</text:p>
          </table:table-cell>
          <table:table-cell table:formula="of:=[.H21]/41" office:value-type="float" office:value="0.135448048780488" calcext:value-type="float">
            <text:p>0.135448048780488</text:p>
          </table:table-cell>
          <table:table-cell table:formula="of:=[.I21]/41" office:value-type="float" office:value="0.164771707317073" calcext:value-type="float">
            <text:p>0.164771707317073</text:p>
          </table:table-cell>
          <table:table-cell table:formula="of:=[.J21]/41" office:value-type="float" office:value="0.381331707317073" calcext:value-type="float">
            <text:p>0.381331707317073</text:p>
          </table:table-cell>
          <table:table-cell table:formula="of:=[.K21]/41" office:value-type="float" office:value="0.521060975609756" calcext:value-type="float">
            <text:p>0.521060975609756</text:p>
          </table:table-cell>
          <table:table-cell table:formula="of:=[.L21]/41" office:value-type="float" office:value="0.514865853658537" calcext:value-type="float">
            <text:p>0.514865853658537</text:p>
          </table:table-cell>
          <table:table-cell table:formula="of:=[.M21]/41" office:value-type="float" office:value="0.156790731707317" calcext:value-type="float">
            <text:p>0.156790731707317</text:p>
          </table:table-cell>
          <table:table-cell table:formula="of:=[.N21]/41" office:value-type="float" office:value="0.164771707317073" calcext:value-type="float">
            <text:p>0.164771707317073</text:p>
          </table:table-cell>
          <table:table-cell table:formula="of:=[.O21]/41" office:value-type="float" office:value="0.203894390243902" calcext:value-type="float">
            <text:p>0.203894390243902</text:p>
          </table:table-cell>
          <table:table-cell table:formula="of:=[.P21]/41" office:value-type="float" office:value="0.195297073170732" calcext:value-type="float">
            <text:p>0.195297073170732</text:p>
          </table:table-cell>
          <table:table-cell table:formula="of:=[.Q21]/41" office:value-type="float" office:value="0.123266585365854" calcext:value-type="float">
            <text:p>0.123266585365854</text:p>
          </table:table-cell>
          <table:table-cell table:formula="of:=[.R21]/41" office:value-type="float" office:value="0.166513170731707" calcext:value-type="float">
            <text:p>0.166513170731707</text:p>
          </table:table-cell>
          <table:table-cell table:formula="of:=[.S21]/41" office:value-type="float" office:value="0.160829268292683" calcext:value-type="float">
            <text:p>0.160829268292683</text:p>
          </table:table-cell>
          <table:table-cell table:formula="of:=[.T21]/41" office:value-type="float" office:value="0.12879243902439" calcext:value-type="float">
            <text:p>0.12879243902439</text:p>
          </table:table-cell>
          <table:table-cell table:formula="of:=[.U21]/41" office:value-type="float" office:value="0.052789756097561" calcext:value-type="float">
            <text:p>0.052789756097561</text:p>
          </table:table-cell>
          <table:table-cell table:formula="of:=[.V21]/41" office:value-type="float" office:value="0.11706512195122" calcext:value-type="float">
            <text:p>0.11706512195122</text:p>
          </table:table-cell>
          <table:table-cell table:formula="of:=[.W21]/41" office:value-type="float" office:value="0.152206585365854" calcext:value-type="float">
            <text:p>0.152206585365854</text:p>
          </table:table-cell>
          <table:table-cell table:formula="of:=[.X21]/41" office:value-type="float" office:value="0.158996829268293" calcext:value-type="float">
            <text:p>0.158996829268293</text:p>
          </table:table-cell>
          <table:table-cell table:formula="of:=[.Y21]/41" office:value-type="float" office:value="0.13285756097561" calcext:value-type="float">
            <text:p>0.13285756097561</text:p>
          </table:table-cell>
          <table:table-cell table:formula="of:=[.Z21]/41" office:value-type="float" office:value="0" calcext:value-type="float">
            <text:p>0</text:p>
          </table:table-cell>
          <table:table-cell table:formula="of:=[.AA21]/41" office:value-type="float" office:value="0.224718780487805" calcext:value-type="float">
            <text:p>0.224718780487805</text:p>
          </table:table-cell>
          <table:table-cell table:formula="of:=[.AB21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formula="of:=[.G22]/41" office:value-type="float" office:value="0.367268292682927" calcext:value-type="float">
            <text:p>0.367268292682927</text:p>
          </table:table-cell>
          <table:table-cell table:formula="of:=[.H22]/41" office:value-type="float" office:value="0.113714634146341" calcext:value-type="float">
            <text:p>0.113714634146341</text:p>
          </table:table-cell>
          <table:table-cell table:formula="of:=[.I22]/41" office:value-type="float" office:value="0.100298536585366" calcext:value-type="float">
            <text:p>0.100298536585366</text:p>
          </table:table-cell>
          <table:table-cell table:formula="of:=[.J22]/41" office:value-type="float" office:value="0.219455121951219" calcext:value-type="float">
            <text:p>0.219455121951219</text:p>
          </table:table-cell>
          <table:table-cell table:formula="of:=[.K22]/41" office:value-type="float" office:value="0.371390243902439" calcext:value-type="float">
            <text:p>0.371390243902439</text:p>
          </table:table-cell>
          <table:table-cell table:formula="of:=[.L22]/41" office:value-type="float" office:value="0.366812195121951" calcext:value-type="float">
            <text:p>0.366812195121951</text:p>
          </table:table-cell>
          <table:table-cell table:formula="of:=[.M22]/41" office:value-type="float" office:value="0.104387804878049" calcext:value-type="float">
            <text:p>0.104387804878049</text:p>
          </table:table-cell>
          <table:table-cell table:formula="of:=[.N22]/41" office:value-type="float" office:value="0.100298536585366" calcext:value-type="float">
            <text:p>0.100298536585366</text:p>
          </table:table-cell>
          <table:table-cell table:formula="of:=[.O22]/41" office:value-type="float" office:value="0.0765934146341463" calcext:value-type="float">
            <text:p>0.076593414634146</text:p>
          </table:table-cell>
          <table:table-cell table:formula="of:=[.P22]/41" office:value-type="float" office:value="0.067829512195122" calcext:value-type="float">
            <text:p>0.067829512195122</text:p>
          </table:table-cell>
          <table:table-cell table:formula="of:=[.Q22]/41" office:value-type="float" office:value="0.164134878048781" calcext:value-type="float">
            <text:p>0.164134878048781</text:p>
          </table:table-cell>
          <table:table-cell table:formula="of:=[.R22]/41" office:value-type="float" office:value="0.107834634146341" calcext:value-type="float">
            <text:p>0.107834634146341</text:p>
          </table:table-cell>
          <table:table-cell table:formula="of:=[.S22]/41" office:value-type="float" office:value="0.0638953658536585" calcext:value-type="float">
            <text:p>0.063895365853659</text:p>
          </table:table-cell>
          <table:table-cell table:formula="of:=[.T22]/41" office:value-type="float" office:value="0.156256097560976" calcext:value-type="float">
            <text:p>0.156256097560976</text:p>
          </table:table-cell>
          <table:table-cell table:formula="of:=[.U22]/41" office:value-type="float" office:value="0.172752195121951" calcext:value-type="float">
            <text:p>0.172752195121951</text:p>
          </table:table-cell>
          <table:table-cell table:formula="of:=[.V22]/41" office:value-type="float" office:value="0.168427073170732" calcext:value-type="float">
            <text:p>0.168427073170732</text:p>
          </table:table-cell>
          <table:table-cell table:formula="of:=[.W22]/41" office:value-type="float" office:value="0.108296829268293" calcext:value-type="float">
            <text:p>0.108296829268293</text:p>
          </table:table-cell>
          <table:table-cell table:formula="of:=[.X22]/41" office:value-type="float" office:value="0.0657239024390244" calcext:value-type="float">
            <text:p>0.065723902439024</text:p>
          </table:table-cell>
          <table:table-cell table:formula="of:=[.Y22]/41" office:value-type="float" office:value="0.153142926829268" calcext:value-type="float">
            <text:p>0.153142926829268</text:p>
          </table:table-cell>
          <table:table-cell table:formula="of:=[.Z22]/41" office:value-type="float" office:value="0.224718780487805" calcext:value-type="float">
            <text:p>0.224718780487805</text:p>
          </table:table-cell>
          <table:table-cell table:formula="of:=[.AA22]/41" office:value-type="float" office:value="0" calcext:value-type="float">
            <text:p>0</text:p>
          </table:table-cell>
          <table:table-cell table:formula="of:=[.AB22]/4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table:formula="of:=[.G23]/41" office:value-type="float" office:value="0" calcext:value-type="float">
            <text:p>0</text:p>
          </table:table-cell>
          <table:table-cell table:formula="of:=[.H23]/41" office:value-type="float" office:value="0" calcext:value-type="float">
            <text:p>0</text:p>
          </table:table-cell>
          <table:table-cell table:formula="of:=[.I23]/41" office:value-type="float" office:value="0" calcext:value-type="float">
            <text:p>0</text:p>
          </table:table-cell>
          <table:table-cell table:formula="of:=[.J23]/41" office:value-type="float" office:value="0" calcext:value-type="float">
            <text:p>0</text:p>
          </table:table-cell>
          <table:table-cell table:formula="of:=[.K23]/41" office:value-type="float" office:value="0" calcext:value-type="float">
            <text:p>0</text:p>
          </table:table-cell>
          <table:table-cell table:formula="of:=[.L23]/41" office:value-type="float" office:value="0" calcext:value-type="float">
            <text:p>0</text:p>
          </table:table-cell>
          <table:table-cell table:formula="of:=[.M23]/41" office:value-type="float" office:value="0" calcext:value-type="float">
            <text:p>0</text:p>
          </table:table-cell>
          <table:table-cell table:formula="of:=[.N23]/41" office:value-type="float" office:value="0" calcext:value-type="float">
            <text:p>0</text:p>
          </table:table-cell>
          <table:table-cell table:formula="of:=[.O23]/41" office:value-type="float" office:value="0" calcext:value-type="float">
            <text:p>0</text:p>
          </table:table-cell>
          <table:table-cell table:formula="of:=[.P23]/41" office:value-type="float" office:value="0" calcext:value-type="float">
            <text:p>0</text:p>
          </table:table-cell>
          <table:table-cell table:formula="of:=[.Q23]/41" office:value-type="float" office:value="0" calcext:value-type="float">
            <text:p>0</text:p>
          </table:table-cell>
          <table:table-cell table:formula="of:=[.R23]/41" office:value-type="float" office:value="0" calcext:value-type="float">
            <text:p>0</text:p>
          </table:table-cell>
          <table:table-cell table:formula="of:=[.S23]/41" office:value-type="float" office:value="0" calcext:value-type="float">
            <text:p>0</text:p>
          </table:table-cell>
          <table:table-cell table:formula="of:=[.T23]/41" office:value-type="float" office:value="0" calcext:value-type="float">
            <text:p>0</text:p>
          </table:table-cell>
          <table:table-cell table:formula="of:=[.U23]/41" office:value-type="float" office:value="0" calcext:value-type="float">
            <text:p>0</text:p>
          </table:table-cell>
          <table:table-cell table:formula="of:=[.V23]/41" office:value-type="float" office:value="0" calcext:value-type="float">
            <text:p>0</text:p>
          </table:table-cell>
          <table:table-cell table:formula="of:=[.W23]/41" office:value-type="float" office:value="0" calcext:value-type="float">
            <text:p>0</text:p>
          </table:table-cell>
          <table:table-cell table:formula="of:=[.X23]/41" office:value-type="float" office:value="0" calcext:value-type="float">
            <text:p>0</text:p>
          </table:table-cell>
          <table:table-cell table:formula="of:=[.Y23]/41" office:value-type="float" office:value="0" calcext:value-type="float">
            <text:p>0</text:p>
          </table:table-cell>
          <table:table-cell table:formula="of:=[.Z23]/41" office:value-type="float" office:value="0" calcext:value-type="float">
            <text:p>0</text:p>
          </table:table-cell>
          <table:table-cell table:formula="of:=[.AA23]/41" office:value-type="float" office:value="0" calcext:value-type="float">
            <text:p>0</text:p>
          </table:table-cell>
          <table:table-cell table:formula="of:=[.AB23]/41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4"/>
          <table:table-cell table:style-name="ce19" office:value-type="float" office:value="15.7166666666667" calcext:value-type="float">
            <text:p>15.7167</text:p>
          </table:table-cell>
          <table:table-cell table:formula="of:=[.P31]+(0.083333*2)" office:value-type="float" office:value="0.605751365853659" calcext:value-type="float">
            <text:p>0.605751365853659</text:p>
          </table:table-cell>
          <table:table-cell table:formula="of:=[.O51]+[.P51]" office:value-type="float" office:value="16.3224180325204" calcext:value-type="float">
            <text:p>16.3224180325204</text:p>
          </table:table-cell>
          <table:table-cell table:number-columns-repeated="15"/>
        </table:table-row>
        <table:table-row table:style-name="ro1" table:number-rows-repeated="11">
          <table:table-cell table:number-columns-repeated="32"/>
        </table:table-row>
        <table:table-row table:style-name="ro1">
          <table:table-cell table:number-columns-repeated="6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table:style-name="ce4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29185" calcext:value-type="float">
            <text:p>0.429185</text:p>
          </table:table-cell>
          <table:table-cell office:value-type="float" office:value="19.9484" calcext:value-type="float">
            <text:p>19.9484</text:p>
          </table:table-cell>
          <table:table-cell office:value-type="float" office:value="0.916903" calcext:value-type="float">
            <text:p>0.916903</text:p>
          </table:table-cell>
          <table:table-cell office:value-type="float" office:value="0.601406" calcext:value-type="float">
            <text:p>0.601406</text:p>
          </table:table-cell>
          <table:table-cell office:value-type="float" office:value="0.716806" calcext:value-type="float">
            <text:p>0.716806</text:p>
          </table:table-cell>
          <table:table-cell office:value-type="float" office:value="0.329163" calcext:value-type="float">
            <text:p>0.329163</text:p>
          </table:table-cell>
          <table:table-cell office:value-type="float" office:value="3.81296" calcext:value-type="float">
            <text:p>3.81296</text:p>
          </table:table-cell>
          <table:table-cell office:value-type="float" office:value="0.884618" calcext:value-type="float">
            <text:p>0.884618</text:p>
          </table:table-cell>
          <table:table-cell office:value-type="float" office:value="1.80933" calcext:value-type="float">
            <text:p>1.80933</text:p>
          </table:table-cell>
          <table:table-cell office:value-type="float" office:value="0.535512" calcext:value-type="float">
            <text:p>0.535512</text:p>
          </table:table-cell>
          <table:table-cell office:value-type="float" office:value="1.39956" calcext:value-type="float">
            <text:p>1.39956</text:p>
          </table:table-cell>
          <table:table-cell office:value-type="float" office:value="1.29074" calcext:value-type="float">
            <text:p>1.29074</text:p>
          </table:table-cell>
          <table:table-cell office:value-type="float" office:value="1.04579" calcext:value-type="float">
            <text:p>1.04579</text:p>
          </table:table-cell>
          <table:table-cell office:value-type="float" office:value="1.94985" calcext:value-type="float">
            <text:p>1.94985</text:p>
          </table:table-cell>
          <table:table-cell office:value-type="float" office:value="3.31842" calcext:value-type="float">
            <text:p>3.31842</text:p>
          </table:table-cell>
          <table:table-cell office:value-type="float" office:value="0.974078" calcext:value-type="float">
            <text:p>0.974078</text:p>
          </table:table-cell>
          <table:table-cell office:value-type="float" office:value="1.74624" calcext:value-type="float">
            <text:p>1.74624</text:p>
          </table:table-cell>
          <table:table-cell office:value-type="float" office:value="0.683617" calcext:value-type="float">
            <text:p>0.683617</text:p>
          </table:table-cell>
          <table:table-cell office:value-type="float" office:value="0.980043" calcext:value-type="float">
            <text:p>0.980043</text:p>
          </table:table-cell>
          <table:table-cell office:value-type="float" office:value="1.90468" calcext:value-type="float">
            <text:p>1.90468</text:p>
          </table:table-cell>
          <table:table-cell office:value-type="float" office:value="2.02528" calcext:value-type="float">
            <text:p>2.02528</text:p>
          </table:table-cell>
          <table:table-cell table:number-columns-repeated="2" office:value-type="float" office:value="4.78041" calcext:value-type="float">
            <text:p>4.78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5" office:value-type="float" office:value="1" calcext:value-type="float">
            <text:p>1</text:p>
          </table:table-cell>
          <table:table-cell office:value-type="float" office:value="0.429185" calcext:value-type="float">
            <text:p>0.429185</text:p>
          </table:table-cell>
          <table:table-cell office:value-type="float" office:value="0" calcext:value-type="float">
            <text:p>0</text:p>
          </table:table-cell>
          <table:table-cell office:value-type="float" office:value="20.3105" calcext:value-type="float">
            <text:p>20.3105</text:p>
          </table:table-cell>
          <table:table-cell office:value-type="float" office:value="1.33308" calcext:value-type="float">
            <text:p>1.33308</text:p>
          </table:table-cell>
          <table:table-cell office:value-type="float" office:value="1.00403" calcext:value-type="float">
            <text:p>1.00403</text:p>
          </table:table-cell>
          <table:table-cell office:value-type="float" office:value="0.592169" calcext:value-type="float">
            <text:p>0.592169</text:p>
          </table:table-cell>
          <table:table-cell office:value-type="float" office:value="0.134742" calcext:value-type="float">
            <text:p>0.134742</text:p>
          </table:table-cell>
          <table:table-cell office:value-type="float" office:value="4.14677" calcext:value-type="float">
            <text:p>4.14677</text:p>
          </table:table-cell>
          <table:table-cell office:value-type="float" office:value="1.31236" calcext:value-type="float">
            <text:p>1.31236</text:p>
          </table:table-cell>
          <table:table-cell office:value-type="float" office:value="1.94723" calcext:value-type="float">
            <text:p>1.94723</text:p>
          </table:table-cell>
          <table:table-cell office:value-type="float" office:value="0.928032" calcext:value-type="float">
            <text:p>0.928032</text:p>
          </table:table-cell>
          <table:table-cell office:value-type="float" office:value="1.07241" calcext:value-type="float">
            <text:p>1.07241</text:p>
          </table:table-cell>
          <table:table-cell office:value-type="float" office:value="1.69302" calcext:value-type="float">
            <text:p>1.69302</text:p>
          </table:table-cell>
          <table:table-cell office:value-type="float" office:value="1.32756" calcext:value-type="float">
            <text:p>1.32756</text:p>
          </table:table-cell>
          <table:table-cell office:value-type="float" office:value="1.79903" calcext:value-type="float">
            <text:p>1.79903</text:p>
          </table:table-cell>
          <table:table-cell office:value-type="float" office:value="3.74534" calcext:value-type="float">
            <text:p>3.74534</text:p>
          </table:table-cell>
          <table:table-cell office:value-type="float" office:value="1.31551" calcext:value-type="float">
            <text:p>1.31551</text:p>
          </table:table-cell>
          <table:table-cell office:value-type="float" office:value="1.54582" calcext:value-type="float">
            <text:p>1.54582</text:p>
          </table:table-cell>
          <table:table-cell office:value-type="float" office:value="1.1128" calcext:value-type="float">
            <text:p>1.1128</text:p>
          </table:table-cell>
          <table:table-cell office:value-type="float" office:value="1.3258" calcext:value-type="float">
            <text:p>1.3258</text:p>
          </table:table-cell>
          <table:table-cell office:value-type="float" office:value="1.76197" calcext:value-type="float">
            <text:p>1.76197</text:p>
          </table:table-cell>
          <table:table-cell office:value-type="float" office:value="2.33846" calcext:value-type="float">
            <text:p>2.33846</text:p>
          </table:table-cell>
          <table:table-cell table:number-columns-repeated="2" office:value-type="float" office:value="5.12868" calcext:value-type="float">
            <text:p>5.12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5" office:value-type="float" office:value="2" calcext:value-type="float">
            <text:p>2</text:p>
          </table:table-cell>
          <table:table-cell office:value-type="float" office:value="19.9484" calcext:value-type="float">
            <text:p>19.9484</text:p>
          </table:table-cell>
          <table:table-cell office:value-type="float" office:value="20.3105" calcext:value-type="float">
            <text:p>20.3105</text:p>
          </table:table-cell>
          <table:table-cell office:value-type="float" office:value="0" calcext:value-type="float">
            <text:p>0</text:p>
          </table:table-cell>
          <table:table-cell office:value-type="float" office:value="19.3705" calcext:value-type="float">
            <text:p>19.3705</text:p>
          </table:table-cell>
          <table:table-cell office:value-type="float" office:value="19.3508" calcext:value-type="float">
            <text:p>19.3508</text:p>
          </table:table-cell>
          <table:table-cell office:value-type="float" office:value="19.981" calcext:value-type="float">
            <text:p>19.981</text:p>
          </table:table-cell>
          <table:table-cell office:value-type="float" office:value="20.176" calcext:value-type="float">
            <text:p>20.176</text:p>
          </table:table-cell>
          <table:table-cell office:value-type="float" office:value="16.1828" calcext:value-type="float">
            <text:p>16.1828</text:p>
          </table:table-cell>
          <table:table-cell office:value-type="float" office:value="19.264" calcext:value-type="float">
            <text:p>19.264</text:p>
          </table:table-cell>
          <table:table-cell office:value-type="float" office:value="20.6482" calcext:value-type="float">
            <text:p>20.6482</text:p>
          </table:table-cell>
          <table:table-cell office:value-type="float" office:value="19.4129" calcext:value-type="float">
            <text:p>19.4129</text:p>
          </table:table-cell>
          <table:table-cell office:value-type="float" office:value="21.3475" calcext:value-type="float">
            <text:p>21.3475</text:p>
          </table:table-cell>
          <table:table-cell office:value-type="float" office:value="19.2618" calcext:value-type="float">
            <text:p>19.2618</text:p>
          </table:table-cell>
          <table:table-cell office:value-type="float" office:value="19.002" calcext:value-type="float">
            <text:p>19.002</text:p>
          </table:table-cell>
          <table:table-cell office:value-type="float" office:value="21.6494" calcext:value-type="float">
            <text:p>21.6494</text:p>
          </table:table-cell>
          <table:table-cell office:value-type="float" office:value="17.4969" calcext:value-type="float">
            <text:p>17.4969</text:p>
          </table:table-cell>
          <table:table-cell office:value-type="float" office:value="18.9952" calcext:value-type="float">
            <text:p>18.9952</text:p>
          </table:table-cell>
          <table:table-cell office:value-type="float" office:value="21.5673" calcext:value-type="float">
            <text:p>21.5673</text:p>
          </table:table-cell>
          <table:table-cell office:value-type="float" office:value="19.3793" calcext:value-type="float">
            <text:p>19.3793</text:p>
          </table:table-cell>
          <table:table-cell office:value-type="float" office:value="18.9853" calcext:value-type="float">
            <text:p>18.9853</text:p>
          </table:table-cell>
          <table:table-cell office:value-type="float" office:value="21.5942" calcext:value-type="float">
            <text:p>21.5942</text:p>
          </table:table-cell>
          <table:table-cell office:value-type="float" office:value="17.9933" calcext:value-type="float">
            <text:p>17.9933</text:p>
          </table:table-cell>
          <table:table-cell table:number-columns-repeated="2" office:value-type="float" office:value="15.1869" calcext:value-type="float">
            <text:p>15.1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5" office:value-type="float" office:value="3" calcext:value-type="float">
            <text:p>3</text:p>
          </table:table-cell>
          <table:table-cell office:value-type="float" office:value="0.916903" calcext:value-type="float">
            <text:p>0.916903</text:p>
          </table:table-cell>
          <table:table-cell office:value-type="float" office:value="1.33308" calcext:value-type="float">
            <text:p>1.33308</text:p>
          </table:table-cell>
          <table:table-cell office:value-type="float" office:value="19.3705" calcext:value-type="float">
            <text:p>19.3705</text:p>
          </table:table-cell>
          <table:table-cell office:value-type="float" office:value="0" calcext:value-type="float">
            <text:p>0</text:p>
          </table:table-cell>
          <table:table-cell office:value-type="float" office:value="0.634999" calcext:value-type="float">
            <text:p>0.634999</text:p>
          </table:table-cell>
          <table:table-cell office:value-type="float" office:value="1.54369" calcext:value-type="float">
            <text:p>1.54369</text:p>
          </table:table-cell>
          <table:table-cell office:value-type="float" office:value="1.24566" calcext:value-type="float">
            <text:p>1.24566</text:p>
          </table:table-cell>
          <table:table-cell office:value-type="float" office:value="3.41734" calcext:value-type="float">
            <text:p>3.41734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1.57458" calcext:value-type="float">
            <text:p>1.57458</text:p>
          </table:table-cell>
          <table:table-cell office:value-type="float" office:value="0.69519" calcext:value-type="float">
            <text:p>0.69519</text:p>
          </table:table-cell>
          <table:table-cell office:value-type="float" office:value="2.09802" calcext:value-type="float">
            <text:p>2.09802</text:p>
          </table:table-cell>
          <table:table-cell office:value-type="float" office:value="0.392941" calcext:value-type="float">
            <text:p>0.392941</text:p>
          </table:table-cell>
          <table:table-cell office:value-type="float" office:value="1.19166" calcext:value-type="float">
            <text:p>1.19166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42405" calcext:value-type="float">
            <text:p>2.42405</text:p>
          </table:table-cell>
          <table:table-cell office:value-type="float" office:value="0.968062" calcext:value-type="float">
            <text:p>0.968062</text:p>
          </table:table-cell>
          <table:table-cell office:value-type="float" office:value="2.19879" calcext:value-type="float">
            <text:p>2.19879</text:p>
          </table:table-cell>
          <table:table-cell office:value-type="float" office:value="0.328547" calcext:value-type="float">
            <text:p>0.328547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2.23305" calcext:value-type="float">
            <text:p>2.23305</text:p>
          </table:table-cell>
          <table:table-cell office:value-type="float" office:value="1.82462" calcext:value-type="float">
            <text:p>1.82462</text:p>
          </table:table-cell>
          <table:table-cell table:number-columns-repeated="2" office:value-type="float" office:value="4.31087" calcext:value-type="float">
            <text:p>4.31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5" office:value-type="float" office:value="4" calcext:value-type="float">
            <text:p>4</text:p>
          </table:table-cell>
          <table:table-cell office:value-type="float" office:value="0.601406" calcext:value-type="float">
            <text:p>0.601406</text:p>
          </table:table-cell>
          <table:table-cell office:value-type="float" office:value="1.00403" calcext:value-type="float">
            <text:p>1.00403</text:p>
          </table:table-cell>
          <table:table-cell office:value-type="float" office:value="19.3508" calcext:value-type="float">
            <text:p>19.3508</text:p>
          </table:table-cell>
          <table:table-cell office:value-type="float" office:value="0.634999" calcext:value-type="float">
            <text:p>0.634999</text:p>
          </table:table-cell>
          <table:table-cell office:value-type="float" office:value="0" calcext:value-type="float">
            <text:p>0</text:p>
          </table:table-cell>
          <table:table-cell office:value-type="float" office:value="0.997148" calcext:value-type="float">
            <text:p>0.997148</text:p>
          </table:table-cell>
          <table:table-cell office:value-type="float" office:value="0.878771" calcext:value-type="float">
            <text:p>0.878771</text:p>
          </table:table-cell>
          <table:table-cell office:value-type="float" office:value="3.23415" calcext:value-type="float">
            <text:p>3.23415</text:p>
          </table:table-cell>
          <table:table-cell office:value-type="float" office:value="0.493504" calcext:value-type="float">
            <text:p>0.493504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0.0851343" calcext:value-type="float">
            <text:p>0.0851343</text:p>
          </table:table-cell>
          <table:table-cell office:value-type="float" office:value="1.99706" calcext:value-type="float">
            <text:p>1.99706</text:p>
          </table:table-cell>
          <table:table-cell office:value-type="float" office:value="1.01415" calcext:value-type="float">
            <text:p>1.01415</text:p>
          </table:table-cell>
          <table:table-cell office:value-type="float" office:value="0.613033" calcext:value-type="float">
            <text:p>0.613033</text:p>
          </table:table-cell>
          <table:table-cell office:value-type="float" office:value="2.45725" calcext:value-type="float">
            <text:p>2.45725</text:p>
          </table:table-cell>
          <table:table-cell office:value-type="float" office:value="2.83114" calcext:value-type="float">
            <text:p>2.83114</text:p>
          </table:table-cell>
          <table:table-cell office:value-type="float" office:value="0.442525" calcext:value-type="float">
            <text:p>0.442525</text:p>
          </table:table-cell>
          <table:table-cell office:value-type="float" office:value="2.28977" calcext:value-type="float">
            <text:p>2.28977</text:p>
          </table:table-cell>
          <table:table-cell office:value-type="float" office:value="0.307919" calcext:value-type="float">
            <text:p>0.307919</text:p>
          </table:table-cell>
          <table:table-cell office:value-type="float" office:value="0.439864" calcext:value-type="float">
            <text:p>0.439864</text:p>
          </table:table-cell>
          <table:table-cell office:value-type="float" office:value="2.4077" calcext:value-type="float">
            <text:p>2.4077</text:p>
          </table:table-cell>
          <table:table-cell office:value-type="float" office:value="1.47803" calcext:value-type="float">
            <text:p>1.47803</text:p>
          </table:table-cell>
          <table:table-cell table:number-columns-repeated="2" office:value-type="float" office:value="4.19115" calcext:value-type="float">
            <text:p>4.19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5" calcext:value-type="float">
            <text:p>5</text:p>
          </table:table-cell>
          <table:table-cell office:value-type="float" office:value="0.716806" calcext:value-type="float">
            <text:p>0.716806</text:p>
          </table:table-cell>
          <table:table-cell office:value-type="float" office:value="0.592169" calcext:value-type="float">
            <text:p>0.592169</text:p>
          </table:table-cell>
          <table:table-cell office:value-type="float" office:value="19.981" calcext:value-type="float">
            <text:p>19.981</text:p>
          </table:table-cell>
          <table:table-cell office:value-type="float" office:value="1.54369" calcext:value-type="float">
            <text:p>1.54369</text:p>
          </table:table-cell>
          <table:table-cell office:value-type="float" office:value="0.997148" calcext:value-type="float">
            <text:p>0.997148</text:p>
          </table:table-cell>
          <table:table-cell office:value-type="float" office:value="0" calcext:value-type="float">
            <text:p>0</text:p>
          </table:table-cell>
          <table:table-cell office:value-type="float" office:value="0.520157" calcext:value-type="float">
            <text:p>0.520157</text:p>
          </table:table-cell>
          <table:table-cell office:value-type="float" office:value="3.79844" calcext:value-type="float">
            <text:p>3.79844</text:p>
          </table:table-cell>
          <table:table-cell office:value-type="float" office:value="1.45363" calcext:value-type="float">
            <text:p>1.45363</text:p>
          </table:table-cell>
          <table:table-cell office:value-type="float" office:value="2.48862" calcext:value-type="float">
            <text:p>2.48862</text:p>
          </table:table-cell>
          <table:table-cell office:value-type="float" office:value="0.913098" calcext:value-type="float">
            <text:p>0.913098</text:p>
          </table:table-cell>
          <table:table-cell office:value-type="float" office:value="1.57121" calcext:value-type="float">
            <text:p>1.57121</text:p>
          </table:table-cell>
          <table:table-cell office:value-type="float" office:value="1.93563" calcext:value-type="float">
            <text:p>1.93563</text:p>
          </table:table-cell>
          <table:table-cell office:value-type="float" office:value="1.01123" calcext:value-type="float">
            <text:p>1.01123</text:p>
          </table:table-cell>
          <table:table-cell office:value-type="float" office:value="2.38158" calcext:value-type="float">
            <text:p>2.38158</text:p>
          </table:table-cell>
          <table:table-cell office:value-type="float" office:value="3.82412" calcext:value-type="float">
            <text:p>3.82412</text:p>
          </table:table-cell>
          <table:table-cell office:value-type="float" office:value="1.10443" calcext:value-type="float">
            <text:p>1.10443</text:p>
          </table:table-cell>
          <table:table-cell office:value-type="float" office:value="2.11543" calcext:value-type="float">
            <text:p>2.11543</text:p>
          </table:table-cell>
          <table:table-cell office:value-type="float" office:value="1.24047" calcext:value-type="float">
            <text:p>1.24047</text:p>
          </table:table-cell>
          <table:table-cell office:value-type="float" office:value="1.12171" calcext:value-type="float">
            <text:p>1.12171</text:p>
          </table:table-cell>
          <table:table-cell office:value-type="float" office:value="2.34659" calcext:value-type="float">
            <text:p>2.34659</text:p>
          </table:table-cell>
          <table:table-cell office:value-type="float" office:value="1.9934" calcext:value-type="float">
            <text:p>1.9934</text:p>
          </table:table-cell>
          <table:table-cell table:number-columns-repeated="2" office:value-type="float" office:value="4.79826" calcext:value-type="float">
            <text:p>4.79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6" calcext:value-type="float">
            <text:p>6</text:p>
          </table:table-cell>
          <table:table-cell office:value-type="float" office:value="0.329163" calcext:value-type="float">
            <text:p>0.329163</text:p>
          </table:table-cell>
          <table:table-cell office:value-type="float" office:value="0.134742" calcext:value-type="float">
            <text:p>0.134742</text:p>
          </table:table-cell>
          <table:table-cell office:value-type="float" office:value="20.176" calcext:value-type="float">
            <text:p>20.176</text:p>
          </table:table-cell>
          <table:table-cell office:value-type="float" office:value="1.24566" calcext:value-type="float">
            <text:p>1.24566</text:p>
          </table:table-cell>
          <table:table-cell office:value-type="float" office:value="0.878771" calcext:value-type="float">
            <text:p>0.878771</text:p>
          </table:table-cell>
          <table:table-cell office:value-type="float" office:value="0.520157" calcext:value-type="float">
            <text:p>0.520157</text:p>
          </table:table-cell>
          <table:table-cell office:value-type="float" office:value="0" calcext:value-type="float">
            <text:p>0</text:p>
          </table:table-cell>
          <table:table-cell office:value-type="float" office:value="4.01207" calcext:value-type="float">
            <text:p>4.01207</text:p>
          </table:table-cell>
          <table:table-cell office:value-type="float" office:value="1.2114" calcext:value-type="float">
            <text:p>1.2114</text:p>
          </table:table-cell>
          <table:table-cell office:value-type="float" office:value="1.97688" calcext:value-type="float">
            <text:p>1.97688</text:p>
          </table:table-cell>
          <table:table-cell office:value-type="float" office:value="0.800866" calcext:value-type="float">
            <text:p>0.800866</text:p>
          </table:table-cell>
          <table:table-cell office:value-type="float" office:value="1.20468" calcext:value-type="float">
            <text:p>1.20468</text:p>
          </table:table-cell>
          <table:table-cell office:value-type="float" office:value="1.61615" calcext:value-type="float">
            <text:p>1.61615</text:p>
          </table:table-cell>
          <table:table-cell office:value-type="float" office:value="1.19361" calcext:value-type="float">
            <text:p>1.19361</text:p>
          </table:table-cell>
          <table:table-cell office:value-type="float" office:value="1.90411" calcext:value-type="float">
            <text:p>1.90411</text:p>
          </table:table-cell>
          <table:table-cell office:value-type="float" office:value="3.645" calcext:value-type="float">
            <text:p>3.645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1.66" calcext:value-type="float">
            <text:p>1.66</text:p>
          </table:table-cell>
          <table:table-cell office:value-type="float" office:value="1.00663" calcext:value-type="float">
            <text:p>1.00663</text:p>
          </table:table-cell>
          <table:table-cell office:value-type="float" office:value="1.19168" calcext:value-type="float">
            <text:p>1.19168</text:p>
          </table:table-cell>
          <table:table-cell office:value-type="float" office:value="1.86515" calcext:value-type="float">
            <text:p>1.86515</text:p>
          </table:table-cell>
          <table:table-cell office:value-type="float" office:value="2.20403" calcext:value-type="float">
            <text:p>2.20403</text:p>
          </table:table-cell>
          <table:table-cell table:number-columns-repeated="2" office:value-type="float" office:value="4.99397" calcext:value-type="float">
            <text:p>4.99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7" calcext:value-type="float">
            <text:p>7</text:p>
          </table:table-cell>
          <table:table-cell office:value-type="float" office:value="3.81296" calcext:value-type="float">
            <text:p>3.81296</text:p>
          </table:table-cell>
          <table:table-cell office:value-type="float" office:value="4.14677" calcext:value-type="float">
            <text:p>4.14677</text:p>
          </table:table-cell>
          <table:table-cell office:value-type="float" office:value="16.1828" calcext:value-type="float">
            <text:p>16.1828</text:p>
          </table:table-cell>
          <table:table-cell office:value-type="float" office:value="3.41734" calcext:value-type="float">
            <text:p>3.41734</text:p>
          </table:table-cell>
          <table:table-cell office:value-type="float" office:value="3.23415" calcext:value-type="float">
            <text:p>3.23415</text:p>
          </table:table-cell>
          <table:table-cell office:value-type="float" office:value="3.79844" calcext:value-type="float">
            <text:p>3.79844</text:p>
          </table:table-cell>
          <table:table-cell office:value-type="float" office:value="4.01207" calcext:value-type="float">
            <text:p>4.01207</text:p>
          </table:table-cell>
          <table:table-cell office:value-type="float" office:value="0" calcext:value-type="float">
            <text:p>0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4.93957" calcext:value-type="float">
            <text:p>4.93957</text:p>
          </table:table-cell>
          <table:table-cell office:value-type="float" office:value="3.28517" calcext:value-type="float">
            <text:p>3.28517</text:p>
          </table:table-cell>
          <table:table-cell office:value-type="float" office:value="5.20559" calcext:value-type="float">
            <text:p>5.20559</text:p>
          </table:table-cell>
          <table:table-cell office:value-type="float" office:value="3.4575" calcext:value-type="float">
            <text:p>3.4575</text:p>
          </table:table-cell>
          <table:table-cell office:value-type="float" office:value="2.82522" calcext:value-type="float">
            <text:p>2.82522</text:p>
          </table:table-cell>
          <table:table-cell office:value-type="float" office:value="5.66407" calcext:value-type="float">
            <text:p>5.66407</text:p>
          </table:table-cell>
          <table:table-cell office:value-type="float" office:value="2.89043" calcext:value-type="float">
            <text:p>2.89043</text:p>
          </table:table-cell>
          <table:table-cell office:value-type="float" office:value="2.84126" calcext:value-type="float">
            <text:p>2.84126</text:p>
          </table:table-cell>
          <table:table-cell office:value-type="float" office:value="5.5193" calcext:value-type="float">
            <text:p>5.5193</text:p>
          </table:table-cell>
          <table:table-cell office:value-type="float" office:value="3.32953" calcext:value-type="float">
            <text:p>3.32953</text:p>
          </table:table-cell>
          <table:table-cell office:value-type="float" office:value="2.83397" calcext:value-type="float">
            <text:p>2.83397</text:p>
          </table:table-cell>
          <table:table-cell office:value-type="float" office:value="5.61192" calcext:value-type="float">
            <text:p>5.61192</text:p>
          </table:table-cell>
          <table:table-cell office:value-type="float" office:value="1.81289" calcext:value-type="float">
            <text:p>1.81289</text:p>
          </table:table-cell>
          <table:table-cell table:number-columns-repeated="2" office:value-type="float" office:value="1.00577" calcext:value-type="float">
            <text:p>1.005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8" calcext:value-type="float">
            <text:p>8</text:p>
          </table:table-cell>
          <table:table-cell office:value-type="float" office:value="0.884618" calcext:value-type="float">
            <text:p>0.884618</text:p>
          </table:table-cell>
          <table:table-cell office:value-type="float" office:value="1.31236" calcext:value-type="float">
            <text:p>1.31236</text:p>
          </table:table-cell>
          <table:table-cell office:value-type="float" office:value="19.264" calcext:value-type="float">
            <text:p>19.264</text:p>
          </table:table-cell>
          <table:table-cell office:value-type="float" office:value="0.181685" calcext:value-type="float">
            <text:p>0.181685</text:p>
          </table:table-cell>
          <table:table-cell office:value-type="float" office:value="0.493504" calcext:value-type="float">
            <text:p>0.493504</text:p>
          </table:table-cell>
          <table:table-cell office:value-type="float" office:value="1.45363" calcext:value-type="float">
            <text:p>1.45363</text:p>
          </table:table-cell>
          <table:table-cell office:value-type="float" office:value="1.2114" calcext:value-type="float">
            <text:p>1.2114</text:p>
          </table:table-cell>
          <table:table-cell office:value-type="float" office:value="3.26957" calcext:value-type="float">
            <text:p>3.26957</text:p>
          </table:table-cell>
          <table:table-cell office:value-type="float" office:value="0" calcext:value-type="float">
            <text:p>0</text:p>
          </table:table-cell>
          <table:table-cell office:value-type="float" office:value="1.7493" calcext:value-type="float">
            <text:p>1.7493</text:p>
          </table:table-cell>
          <table:table-cell office:value-type="float" office:value="0.564618" calcext:value-type="float">
            <text:p>0.564618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1.01866" calcext:value-type="float">
            <text:p>1.01866</text:p>
          </table:table-cell>
          <table:table-cell office:value-type="float" office:value="2.41133" calcext:value-type="float">
            <text:p>2.41133</text:p>
          </table:table-cell>
          <table:table-cell office:value-type="float" office:value="2.43386" calcext:value-type="float">
            <text:p>2.43386</text:p>
          </table:table-cell>
          <table:table-cell office:value-type="float" office:value="0.791216" calcext:value-type="float">
            <text:p>0.791216</text:p>
          </table:table-cell>
          <table:table-cell office:value-type="float" office:value="2.30401" calcext:value-type="float">
            <text:p>2.30401</text:p>
          </table:table-cell>
          <table:table-cell office:value-type="float" office:value="0.21398" calcext:value-type="float">
            <text:p>0.21398</text:p>
          </table:table-cell>
          <table:table-cell office:value-type="float" office:value="0.777163" calcext:value-type="float">
            <text:p>0.777163</text:p>
          </table:table-cell>
          <table:table-cell office:value-type="float" office:value="2.35767" calcext:value-type="float">
            <text:p>2.35767</text:p>
          </table:table-cell>
          <table:table-cell office:value-type="float" office:value="1.64953" calcext:value-type="float">
            <text:p>1.64953</text:p>
          </table:table-cell>
          <table:table-cell table:number-columns-repeated="2" office:value-type="float" office:value="4.1767" calcext:value-type="float">
            <text:p>4.1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6" office:value-type="float" office:value="9" calcext:value-type="float">
            <text:p>9</text:p>
          </table:table-cell>
          <table:table-cell office:value-type="float" office:value="1.80933" calcext:value-type="float">
            <text:p>1.80933</text:p>
          </table:table-cell>
          <table:table-cell office:value-type="float" office:value="1.94723" calcext:value-type="float">
            <text:p>1.94723</text:p>
          </table:table-cell>
          <table:table-cell office:value-type="float" office:value="20.6482" calcext:value-type="float">
            <text:p>20.6482</text:p>
          </table:table-cell>
          <table:table-cell office:value-type="float" office:value="1.57458" calcext:value-type="float">
            <text:p>1.57458</text:p>
          </table:table-cell>
          <table:table-cell office:value-type="float" office:value="2.04039" calcext:value-type="float">
            <text:p>2.04039</text:p>
          </table:table-cell>
          <table:table-cell office:value-type="float" office:value="2.48862" calcext:value-type="float">
            <text:p>2.48862</text:p>
          </table:table-cell>
          <table:table-cell office:value-type="float" office:value="1.97688" calcext:value-type="float">
            <text:p>1.97688</text:p>
          </table:table-cell>
          <table:table-cell office:value-type="float" office:value="4.93957" calcext:value-type="float">
            <text:p>4.93957</text:p>
          </table:table-cell>
          <table:table-cell office:value-type="float" office:value="1.7493" calcext:value-type="float">
            <text:p>1.7493</text:p>
          </table:table-cell>
          <table:table-cell office:value-type="float" office:value="0" calcext:value-type="float">
            <text:p>0</text:p>
          </table:table-cell>
          <table:table-cell office:value-type="float" office:value="2.05102" calcext:value-type="float">
            <text:p>2.05102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1.48349" calcext:value-type="float">
            <text:p>1.48349</text:p>
          </table:table-cell>
          <table:table-cell office:value-type="float" office:value="2.6532" calcext:value-type="float">
            <text:p>2.6532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3.23109" calcext:value-type="float">
            <text:p>3.23109</text:p>
          </table:table-cell>
          <table:table-cell office:value-type="float" office:value="2.46759" calcext:value-type="float">
            <text:p>2.46759</text:p>
          </table:table-cell>
          <table:table-cell office:value-type="float" office:value="1.40989" calcext:value-type="float">
            <text:p>1.40989</text:p>
          </table:table-cell>
          <table:table-cell office:value-type="float" office:value="1.7878" calcext:value-type="float">
            <text:p>1.7878</text:p>
          </table:table-cell>
          <table:table-cell office:value-type="float" office:value="2.45973" calcext:value-type="float">
            <text:p>2.45973</text:p>
          </table:table-cell>
          <table:table-cell office:value-type="float" office:value="1.21415" calcext:value-type="float">
            <text:p>1.21415</text:p>
          </table:table-cell>
          <table:table-cell office:value-type="float" office:value="3.39864" calcext:value-type="float">
            <text:p>3.39864</text:p>
          </table:table-cell>
          <table:table-cell table:number-columns-repeated="2" office:value-type="float" office:value="5.77829" calcext:value-type="float">
            <text:p>5.77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0" calcext:value-type="float">
            <text:p>10</text:p>
          </table:table-cell>
          <table:table-cell office:value-type="float" office:value="0.535512" calcext:value-type="float">
            <text:p>0.535512</text:p>
          </table:table-cell>
          <table:table-cell office:value-type="float" office:value="0.928032" calcext:value-type="float">
            <text:p>0.928032</text:p>
          </table:table-cell>
          <table:table-cell office:value-type="float" office:value="19.4129" calcext:value-type="float">
            <text:p>19.4129</text:p>
          </table:table-cell>
          <table:table-cell office:value-type="float" office:value="0.69519" calcext:value-type="float">
            <text:p>0.69519</text:p>
          </table:table-cell>
          <table:table-cell office:value-type="float" office:value="0.0851343" calcext:value-type="float">
            <text:p>0.0851343</text:p>
          </table:table-cell>
          <table:table-cell office:value-type="float" office:value="0.913098" calcext:value-type="float">
            <text:p>0.913098</text:p>
          </table:table-cell>
          <table:table-cell office:value-type="float" office:value="0.800866" calcext:value-type="float">
            <text:p>0.800866</text:p>
          </table:table-cell>
          <table:table-cell office:value-type="float" office:value="3.28517" calcext:value-type="float">
            <text:p>3.28517</text:p>
          </table:table-cell>
          <table:table-cell office:value-type="float" office:value="0.564618" calcext:value-type="float">
            <text:p>0.564618</text:p>
          </table:table-cell>
          <table:table-cell office:value-type="float" office:value="2.05102" calcext:value-type="float">
            <text:p>2.05102</text:p>
          </table:table-cell>
          <table:table-cell office:value-type="float" office:value="0" calcext:value-type="float">
            <text:p>0</text:p>
          </table:table-cell>
          <table:table-cell office:value-type="float" office:value="1.93474" calcext:value-type="float">
            <text:p>1.93474</text:p>
          </table:table-cell>
          <table:table-cell office:value-type="float" office:value="1.08049" calcext:value-type="float">
            <text:p>1.08049</text:p>
          </table:table-cell>
          <table:table-cell office:value-type="float" office:value="0.607426" calcext:value-type="float">
            <text:p>0.607426</text:p>
          </table:table-cell>
          <table:table-cell office:value-type="float" office:value="2.42267" calcext:value-type="float">
            <text:p>2.42267</text:p>
          </table:table-cell>
          <table:table-cell office:value-type="float" office:value="2.91618" calcext:value-type="float">
            <text:p>2.91618</text:p>
          </table:table-cell>
          <table:table-cell office:value-type="float" office:value="0.465875" calcext:value-type="float">
            <text:p>0.465875</text:p>
          </table:table-cell>
          <table:table-cell office:value-type="float" office:value="2.24651" calcext:value-type="float">
            <text:p>2.24651</text:p>
          </table:table-cell>
          <table:table-cell office:value-type="float" office:value="0.366836" calcext:value-type="float">
            <text:p>0.366836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2.37397" calcext:value-type="float">
            <text:p>2.37397</text:p>
          </table:table-cell>
          <table:table-cell office:value-type="float" office:value="1.51518" calcext:value-type="float">
            <text:p>1.51518</text:p>
          </table:table-cell>
          <table:table-cell table:number-columns-repeated="2" office:value-type="float" office:value="4.24752" calcext:value-type="float">
            <text:p>4.24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1" calcext:value-type="float">
            <text:p>11</text:p>
          </table:table-cell>
          <table:table-cell office:value-type="float" office:value="1.39956" calcext:value-type="float">
            <text:p>1.39956</text:p>
          </table:table-cell>
          <table:table-cell office:value-type="float" office:value="1.07241" calcext:value-type="float">
            <text:p>1.07241</text:p>
          </table:table-cell>
          <table:table-cell office:value-type="float" office:value="21.3475" calcext:value-type="float">
            <text:p>21.3475</text:p>
          </table:table-cell>
          <table:table-cell office:value-type="float" office:value="2.09802" calcext:value-type="float">
            <text:p>2.09802</text:p>
          </table:table-cell>
          <table:table-cell office:value-type="float" office:value="1.99706" calcext:value-type="float">
            <text:p>1.99706</text:p>
          </table:table-cell>
          <table:table-cell office:value-type="float" office:value="1.57121" calcext:value-type="float">
            <text:p>1.57121</text:p>
          </table:table-cell>
          <table:table-cell office:value-type="float" office:value="1.20468" calcext:value-type="float">
            <text:p>1.20468</text:p>
          </table:table-cell>
          <table:table-cell office:value-type="float" office:value="5.20559" calcext:value-type="float">
            <text:p>5.20559</text:p>
          </table:table-cell>
          <table:table-cell office:value-type="float" office:value="2.15378" calcext:value-type="float">
            <text:p>2.15378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1.93474" calcext:value-type="float">
            <text:p>1.93474</text:p>
          </table:table-cell>
          <table:table-cell office:value-type="float" office:value="0" calcext:value-type="float">
            <text:p>0</text:p>
          </table:table-cell>
          <table:table-cell office:value-type="float" office:value="2.35643" calcext:value-type="float">
            <text:p>2.35643</text:p>
          </table:table-cell>
          <table:table-cell office:value-type="float" office:value="2.39699" calcext:value-type="float">
            <text:p>2.39699</text:p>
          </table:table-cell>
          <table:table-cell office:value-type="float" office:value="0.996647" calcext:value-type="float">
            <text:p>0.996647</text:p>
          </table:table-cell>
          <table:table-cell office:value-type="float" office:value="4.47563" calcext:value-type="float">
            <text:p>4.47563</text:p>
          </table:table-cell>
          <table:table-cell office:value-type="float" office:value="2.36467" calcext:value-type="float">
            <text:p>2.36467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2.00045" calcext:value-type="float">
            <text:p>2.00045</text:p>
          </table:table-cell>
          <table:table-cell office:value-type="float" office:value="2.37256" calcext:value-type="float">
            <text:p>2.37256</text:p>
          </table:table-cell>
          <table:table-cell office:value-type="float" office:value="0.986967" calcext:value-type="float">
            <text:p>0.986967</text:p>
          </table:table-cell>
          <table:table-cell office:value-type="float" office:value="3.40394" calcext:value-type="float">
            <text:p>3.40394</text:p>
          </table:table-cell>
          <table:table-cell table:number-columns-repeated="2" office:value-type="float" office:value="6.17851" calcext:value-type="float">
            <text:p>6.17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2" calcext:value-type="float">
            <text:p>12</text:p>
          </table:table-cell>
          <table:table-cell office:value-type="float" office:value="1.29074" calcext:value-type="float">
            <text:p>1.29074</text:p>
          </table:table-cell>
          <table:table-cell office:value-type="float" office:value="1.69302" calcext:value-type="float">
            <text:p>1.69302</text:p>
          </table:table-cell>
          <table:table-cell office:value-type="float" office:value="19.2618" calcext:value-type="float">
            <text:p>19.2618</text:p>
          </table:table-cell>
          <table:table-cell office:value-type="float" office:value="0.392941" calcext:value-type="float">
            <text:p>0.392941</text:p>
          </table:table-cell>
          <table:table-cell office:value-type="float" office:value="1.01415" calcext:value-type="float">
            <text:p>1.01415</text:p>
          </table:table-cell>
          <table:table-cell office:value-type="float" office:value="1.93563" calcext:value-type="float">
            <text:p>1.93563</text:p>
          </table:table-cell>
          <table:table-cell office:value-type="float" office:value="1.61615" calcext:value-type="float">
            <text:p>1.61615</text:p>
          </table:table-cell>
          <table:table-cell office:value-type="float" office:value="3.4575" calcext:value-type="float">
            <text:p>3.4575</text:p>
          </table:table-cell>
          <table:table-cell office:value-type="float" office:value="0.523354" calcext:value-type="float">
            <text:p>0.523354</text:p>
          </table:table-cell>
          <table:table-cell office:value-type="float" office:value="1.48349" calcext:value-type="float">
            <text:p>1.48349</text:p>
          </table:table-cell>
          <table:table-cell office:value-type="float" office:value="1.08049" calcext:value-type="float">
            <text:p>1.08049</text:p>
          </table:table-cell>
          <table:table-cell office:value-type="float" office:value="2.35643" calcext:value-type="float">
            <text:p>2.35643</text:p>
          </table:table-cell>
          <table:table-cell office:value-type="float" office:value="0" calcext:value-type="float">
            <text:p>0</text:p>
          </table:table-cell>
          <table:table-cell office:value-type="float" office:value="1.52611" calcext:value-type="float">
            <text:p>1.52611</text:p>
          </table:table-cell>
          <table:table-cell office:value-type="float" office:value="2.39619" calcext:value-type="float">
            <text:p>2.39619</text:p>
          </table:table-cell>
          <table:table-cell office:value-type="float" office:value="2.1203" calcext:value-type="float">
            <text:p>2.1203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2.35763" calcext:value-type="float">
            <text:p>2.35763</text:p>
          </table:table-cell>
          <table:table-cell office:value-type="float" office:value="0.714886" calcext:value-type="float">
            <text:p>0.714886</text:p>
          </table:table-cell>
          <table:table-cell office:value-type="float" office:value="1.27515" calcext:value-type="float">
            <text:p>1.27515</text:p>
          </table:table-cell>
          <table:table-cell office:value-type="float" office:value="2.3406" calcext:value-type="float">
            <text:p>2.3406</text:p>
          </table:table-cell>
          <table:table-cell office:value-type="float" office:value="2.00847" calcext:value-type="float">
            <text:p>2.00847</text:p>
          </table:table-cell>
          <table:table-cell table:number-columns-repeated="2" office:value-type="float" office:value="4.29931" calcext:value-type="float">
            <text:p>4.29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3" calcext:value-type="float">
            <text:p>13</text:p>
          </table:table-cell>
          <table:table-cell office:value-type="float" office:value="1.04579" calcext:value-type="float">
            <text:p>1.04579</text:p>
          </table:table-cell>
          <table:table-cell office:value-type="float" office:value="1.32756" calcext:value-type="float">
            <text:p>1.32756</text:p>
          </table:table-cell>
          <table:table-cell office:value-type="float" office:value="19.002" calcext:value-type="float">
            <text:p>19.002</text:p>
          </table:table-cell>
          <table:table-cell office:value-type="float" office:value="1.19166" calcext:value-type="float">
            <text:p>1.19166</text:p>
          </table:table-cell>
          <table:table-cell office:value-type="float" office:value="0.613033" calcext:value-type="float">
            <text:p>0.613033</text:p>
          </table:table-cell>
          <table:table-cell office:value-type="float" office:value="1.01123" calcext:value-type="float">
            <text:p>1.01123</text:p>
          </table:table-cell>
          <table:table-cell office:value-type="float" office:value="1.19361" calcext:value-type="float">
            <text:p>1.19361</text:p>
          </table:table-cell>
          <table:table-cell office:value-type="float" office:value="2.82522" calcext:value-type="float">
            <text:p>2.82522</text:p>
          </table:table-cell>
          <table:table-cell office:value-type="float" office:value="1.01866" calcext:value-type="float">
            <text:p>1.01866</text:p>
          </table:table-cell>
          <table:table-cell office:value-type="float" office:value="2.6532" calcext:value-type="float">
            <text:p>2.6532</text:p>
          </table:table-cell>
          <table:table-cell office:value-type="float" office:value="0.607426" calcext:value-type="float">
            <text:p>0.607426</text:p>
          </table:table-cell>
          <table:table-cell office:value-type="float" office:value="2.39699" calcext:value-type="float">
            <text:p>2.39699</text:p>
          </table:table-cell>
          <table:table-cell office:value-type="float" office:value="1.52611" calcext:value-type="float">
            <text:p>1.52611</text:p>
          </table:table-cell>
          <table:table-cell office:value-type="float" office:value="0" calcext:value-type="float">
            <text:p>0</text:p>
          </table:table-cell>
          <table:table-cell office:value-type="float" office:value="2.99183" calcext:value-type="float">
            <text:p>2.99183</text:p>
          </table:table-cell>
          <table:table-cell office:value-type="float" office:value="3.0032" calcext:value-type="float">
            <text:p>3.0032</text:p>
          </table:table-cell>
          <table:table-cell office:value-type="float" office:value="0.238588" calcext:value-type="float">
            <text:p>0.238588</text:p>
          </table:table-cell>
          <table:table-cell office:value-type="float" office:value="2.79177" calcext:value-type="float">
            <text:p>2.79177</text:p>
          </table:table-cell>
          <table:table-cell office:value-type="float" office:value="0.89203" calcext:value-type="float">
            <text:p>0.89203</text:p>
          </table:table-cell>
          <table:table-cell office:value-type="float" office:value="0.25732" calcext:value-type="float">
            <text:p>0.25732</text:p>
          </table:table-cell>
          <table:table-cell office:value-type="float" office:value="2.94539" calcext:value-type="float">
            <text:p>2.94539</text:p>
          </table:table-cell>
          <table:table-cell office:value-type="float" office:value="1.01302" calcext:value-type="float">
            <text:p>1.01302</text:p>
          </table:table-cell>
          <table:table-cell table:number-columns-repeated="2" office:value-type="float" office:value="3.81524" calcext:value-type="float">
            <text:p>3.81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4" calcext:value-type="float">
            <text:p>14</text:p>
          </table:table-cell>
          <table:table-cell office:value-type="float" office:value="1.94985" calcext:value-type="float">
            <text:p>1.94985</text:p>
          </table:table-cell>
          <table:table-cell office:value-type="float" office:value="1.79903" calcext:value-type="float">
            <text:p>1.79903</text:p>
          </table:table-cell>
          <table:table-cell office:value-type="float" office:value="21.6494" calcext:value-type="float">
            <text:p>21.6494</text:p>
          </table:table-cell>
          <table:table-cell office:value-type="float" office:value="2.28747" calcext:value-type="float">
            <text:p>2.28747</text:p>
          </table:table-cell>
          <table:table-cell office:value-type="float" office:value="2.45725" calcext:value-type="float">
            <text:p>2.45725</text:p>
          </table:table-cell>
          <table:table-cell office:value-type="float" office:value="2.38158" calcext:value-type="float">
            <text:p>2.38158</text:p>
          </table:table-cell>
          <table:table-cell office:value-type="float" office:value="1.90411" calcext:value-type="float">
            <text:p>1.90411</text:p>
          </table:table-cell>
          <table:table-cell office:value-type="float" office:value="5.66407" calcext:value-type="float">
            <text:p>5.66407</text:p>
          </table:table-cell>
          <table:table-cell office:value-type="float" office:value="2.41133" calcext:value-type="float">
            <text:p>2.41133</text:p>
          </table:table-cell>
          <table:table-cell office:value-type="float" office:value="1.26244" calcext:value-type="float">
            <text:p>1.26244</text:p>
          </table:table-cell>
          <table:table-cell office:value-type="float" office:value="2.42267" calcext:value-type="float">
            <text:p>2.42267</text:p>
          </table:table-cell>
          <table:table-cell office:value-type="float" office:value="0.996647" calcext:value-type="float">
            <text:p>0.996647</text:p>
          </table:table-cell>
          <table:table-cell office:value-type="float" office:value="2.39619" calcext:value-type="float">
            <text:p>2.39619</text:p>
          </table:table-cell>
          <table:table-cell office:value-type="float" office:value="2.99183" calcext:value-type="float">
            <text:p>2.99183</text:p>
          </table:table-cell>
          <table:table-cell office:value-type="float" office:value="0" calcext:value-type="float">
            <text:p>0</text:p>
          </table:table-cell>
          <table:table-cell office:value-type="float" office:value="4.39459" calcext:value-type="float">
            <text:p>4.39459</text:p>
          </table:table-cell>
          <table:table-cell office:value-type="float" office:value="2.8883" calcext:value-type="float">
            <text:p>2.8883</text:p>
          </table:table-cell>
          <table:table-cell office:value-type="float" office:value="0.319749" calcext:value-type="float">
            <text:p>0.319749</text:p>
          </table:table-cell>
          <table:table-cell office:value-type="float" office:value="2.3346" calcext:value-type="float">
            <text:p>2.3346</text:p>
          </table:table-cell>
          <table:table-cell office:value-type="float" office:value="2.8896" calcext:value-type="float">
            <text:p>2.8896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3.93525" calcext:value-type="float">
            <text:p>3.93525</text:p>
          </table:table-cell>
          <table:table-cell table:number-columns-repeated="2" office:value-type="float" office:value="6.58692" calcext:value-type="float">
            <text:p>6.58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7" office:value-type="float" office:value="15" calcext:value-type="float">
            <text:p>15</text:p>
          </table:table-cell>
          <table:table-cell office:value-type="float" office:value="3.31842" calcext:value-type="float">
            <text:p>3.31842</text:p>
          </table:table-cell>
          <table:table-cell office:value-type="float" office:value="3.74534" calcext:value-type="float">
            <text:p>3.74534</text:p>
          </table:table-cell>
          <table:table-cell office:value-type="float" office:value="17.4969" calcext:value-type="float">
            <text:p>17.4969</text:p>
          </table:table-cell>
          <table:table-cell office:value-type="float" office:value="2.42405" calcext:value-type="float">
            <text:p>2.42405</text:p>
          </table:table-cell>
          <table:table-cell office:value-type="float" office:value="2.83114" calcext:value-type="float">
            <text:p>2.83114</text:p>
          </table:table-cell>
          <table:table-cell office:value-type="float" office:value="3.82412" calcext:value-type="float">
            <text:p>3.82412</text:p>
          </table:table-cell>
          <table:table-cell office:value-type="float" office:value="3.645" calcext:value-type="float">
            <text:p>3.645</text:p>
          </table:table-cell>
          <table:table-cell office:value-type="float" office:value="2.89043" calcext:value-type="float">
            <text:p>2.89043</text:p>
          </table:table-cell>
          <table:table-cell office:value-type="float" office:value="2.43386" calcext:value-type="float">
            <text:p>2.43386</text:p>
          </table:table-cell>
          <table:table-cell office:value-type="float" office:value="3.23109" calcext:value-type="float">
            <text:p>3.23109</text:p>
          </table:table-cell>
          <table:table-cell office:value-type="float" office:value="2.91618" calcext:value-type="float">
            <text:p>2.91618</text:p>
          </table:table-cell>
          <table:table-cell office:value-type="float" office:value="4.47563" calcext:value-type="float">
            <text:p>4.47563</text:p>
          </table:table-cell>
          <table:table-cell office:value-type="float" office:value="2.1203" calcext:value-type="float">
            <text:p>2.1203</text:p>
          </table:table-cell>
          <table:table-cell office:value-type="float" office:value="3.0032" calcext:value-type="float">
            <text:p>3.0032</text:p>
          </table:table-cell>
          <table:table-cell office:value-type="float" office:value="4.39459" calcext:value-type="float">
            <text:p>4.39459</text:p>
          </table:table-cell>
          <table:table-cell office:value-type="float" office:value="0" calcext:value-type="float">
            <text:p>0</text:p>
          </table:table-cell>
          <table:table-cell office:value-type="float" office:value="2.8039" calcext:value-type="float">
            <text:p>2.8039</text:p>
          </table:table-cell>
          <table:table-cell office:value-type="float" office:value="4.41619" calcext:value-type="float">
            <text:p>4.41619</text:p>
          </table:table-cell>
          <table:table-cell office:value-type="float" office:value="2.63945" calcext:value-type="float">
            <text:p>2.63945</text:p>
          </table:table-cell>
          <table:table-cell office:value-type="float" office:value="2.78327" calcext:value-type="float">
            <text:p>2.78327</text:p>
          </table:table-cell>
          <table:table-cell office:value-type="float" office:value="4.33975" calcext:value-type="float">
            <text:p>4.33975</text:p>
          </table:table-cell>
          <table:table-cell office:value-type="float" office:value="2.6648" calcext:value-type="float">
            <text:p>2.6648</text:p>
          </table:table-cell>
          <table:table-cell table:number-columns-repeated="2" office:value-type="float" office:value="3.29415" calcext:value-type="float">
            <text:p>3.29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16" calcext:value-type="float">
            <text:p>16</text:p>
          </table:table-cell>
          <table:table-cell office:value-type="float" office:value="0.974078" calcext:value-type="float">
            <text:p>0.974078</text:p>
          </table:table-cell>
          <table:table-cell office:value-type="float" office:value="1.31551" calcext:value-type="float">
            <text:p>1.31551</text:p>
          </table:table-cell>
          <table:table-cell office:value-type="float" office:value="18.9952" calcext:value-type="float">
            <text:p>18.9952</text:p>
          </table:table-cell>
          <table:table-cell office:value-type="float" office:value="0.968062" calcext:value-type="float">
            <text:p>0.968062</text:p>
          </table:table-cell>
          <table:table-cell office:value-type="float" office:value="0.442525" calcext:value-type="float">
            <text:p>0.442525</text:p>
          </table:table-cell>
          <table:table-cell office:value-type="float" office:value="1.10443" calcext:value-type="float">
            <text:p>1.10443</text:p>
          </table:table-cell>
          <table:table-cell office:value-type="float" office:value="1.18121" calcext:value-type="float">
            <text:p>1.18121</text:p>
          </table:table-cell>
          <table:table-cell office:value-type="float" office:value="2.84126" calcext:value-type="float">
            <text:p>2.84126</text:p>
          </table:table-cell>
          <table:table-cell office:value-type="float" office:value="0.791216" calcext:value-type="float">
            <text:p>0.791216</text:p>
          </table:table-cell>
          <table:table-cell office:value-type="float" office:value="2.46759" calcext:value-type="float">
            <text:p>2.46759</text:p>
          </table:table-cell>
          <table:table-cell office:value-type="float" office:value="0.465875" calcext:value-type="float">
            <text:p>0.465875</text:p>
          </table:table-cell>
          <table:table-cell office:value-type="float" office:value="2.36467" calcext:value-type="float">
            <text:p>2.36467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0.238588" calcext:value-type="float">
            <text:p>0.238588</text:p>
          </table:table-cell>
          <table:table-cell office:value-type="float" office:value="2.8883" calcext:value-type="float">
            <text:p>2.8883</text:p>
          </table:table-cell>
          <table:table-cell office:value-type="float" office:value="2.8039" calcext:value-type="float">
            <text:p>2.8039</text:p>
          </table:table-cell>
          <table:table-cell office:value-type="float" office:value="0" calcext:value-type="float">
            <text:p>0</text:p>
          </table:table-cell>
          <table:table-cell office:value-type="float" office:value="2.70807" calcext:value-type="float">
            <text:p>2.70807</text:p>
          </table:table-cell>
          <table:table-cell office:value-type="float" office:value="0.685161" calcext:value-type="float">
            <text:p>0.685161</text:p>
          </table:table-cell>
          <table:table-cell office:value-type="float" office:value="0.0208221" calcext:value-type="float">
            <text:p>0.0208221</text:p>
          </table:table-cell>
          <table:table-cell office:value-type="float" office:value="2.83973" calcext:value-type="float">
            <text:p>2.83973</text:p>
          </table:table-cell>
          <table:table-cell office:value-type="float" office:value="1.05337" calcext:value-type="float">
            <text:p>1.05337</text:p>
          </table:table-cell>
          <table:table-cell table:number-columns-repeated="2" office:value-type="float" office:value="3.81583" calcext:value-type="float">
            <text:p>3.81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17" calcext:value-type="float">
            <text:p>17</text:p>
          </table:table-cell>
          <table:table-cell office:value-type="float" office:value="1.74624" calcext:value-type="float">
            <text:p>1.74624</text:p>
          </table:table-cell>
          <table:table-cell office:value-type="float" office:value="1.54582" calcext:value-type="float">
            <text:p>1.54582</text:p>
          </table:table-cell>
          <table:table-cell office:value-type="float" office:value="21.5673" calcext:value-type="float">
            <text:p>21.5673</text:p>
          </table:table-cell>
          <table:table-cell office:value-type="float" office:value="2.19879" calcext:value-type="float">
            <text:p>2.19879</text:p>
          </table:table-cell>
          <table:table-cell office:value-type="float" office:value="2.28977" calcext:value-type="float">
            <text:p>2.28977</text:p>
          </table:table-cell>
          <table:table-cell office:value-type="float" office:value="2.11543" calcext:value-type="float">
            <text:p>2.11543</text:p>
          </table:table-cell>
          <table:table-cell office:value-type="float" office:value="1.66" calcext:value-type="float">
            <text:p>1.66</text:p>
          </table:table-cell>
          <table:table-cell office:value-type="float" office:value="5.5193" calcext:value-type="float">
            <text:p>5.5193</text:p>
          </table:table-cell>
          <table:table-cell office:value-type="float" office:value="2.30401" calcext:value-type="float">
            <text:p>2.30401</text:p>
          </table:table-cell>
          <table:table-cell office:value-type="float" office:value="1.40989" calcext:value-type="float">
            <text:p>1.40989</text:p>
          </table:table-cell>
          <table:table-cell office:value-type="float" office:value="2.24651" calcext:value-type="float">
            <text:p>2.24651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2.35763" calcext:value-type="float">
            <text:p>2.35763</text:p>
          </table:table-cell>
          <table:table-cell office:value-type="float" office:value="2.79177" calcext:value-type="float">
            <text:p>2.79177</text:p>
          </table:table-cell>
          <table:table-cell office:value-type="float" office:value="0.319749" calcext:value-type="float">
            <text:p>0.319749</text:p>
          </table:table-cell>
          <table:table-cell office:value-type="float" office:value="4.41619" calcext:value-type="float">
            <text:p>4.41619</text:p>
          </table:table-cell>
          <table:table-cell office:value-type="float" office:value="2.70807" calcext:value-type="float">
            <text:p>2.70807</text:p>
          </table:table-cell>
          <table:table-cell office:value-type="float" office:value="0" calcext:value-type="float">
            <text:p>0</text:p>
          </table:table-cell>
          <table:table-cell office:value-type="float" office:value="2.20235" calcext:value-type="float">
            <text:p>2.20235</text:p>
          </table:table-cell>
          <table:table-cell office:value-type="float" office:value="2.71132" calcext:value-type="float">
            <text:p>2.71132</text:p>
          </table:table-cell>
          <table:table-cell office:value-type="float" office:value="0.31683" calcext:value-type="float">
            <text:p>0.31683</text:p>
          </table:table-cell>
          <table:table-cell office:value-type="float" office:value="3.76098" calcext:value-type="float">
            <text:p>3.76098</text:p>
          </table:table-cell>
          <table:table-cell table:number-columns-repeated="2" office:value-type="float" office:value="6.46025" calcext:value-type="float">
            <text:p>6.46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18" calcext:value-type="float">
            <text:p>18</text:p>
          </table:table-cell>
          <table:table-cell office:value-type="float" office:value="0.683617" calcext:value-type="float">
            <text:p>0.683617</text:p>
          </table:table-cell>
          <table:table-cell office:value-type="float" office:value="1.1128" calcext:value-type="float">
            <text:p>1.1128</text:p>
          </table:table-cell>
          <table:table-cell office:value-type="float" office:value="19.3793" calcext:value-type="float">
            <text:p>19.3793</text:p>
          </table:table-cell>
          <table:table-cell office:value-type="float" office:value="0.328547" calcext:value-type="float">
            <text:p>0.328547</text:p>
          </table:table-cell>
          <table:table-cell office:value-type="float" office:value="0.307919" calcext:value-type="float">
            <text:p>0.307919</text:p>
          </table:table-cell>
          <table:table-cell office:value-type="float" office:value="1.24047" calcext:value-type="float">
            <text:p>1.24047</text:p>
          </table:table-cell>
          <table:table-cell office:value-type="float" office:value="1.00663" calcext:value-type="float">
            <text:p>1.00663</text:p>
          </table:table-cell>
          <table:table-cell office:value-type="float" office:value="3.32953" calcext:value-type="float">
            <text:p>3.32953</text:p>
          </table:table-cell>
          <table:table-cell office:value-type="float" office:value="0.21398" calcext:value-type="float">
            <text:p>0.21398</text:p>
          </table:table-cell>
          <table:table-cell office:value-type="float" office:value="1.7878" calcext:value-type="float">
            <text:p>1.7878</text:p>
          </table:table-cell>
          <table:table-cell office:value-type="float" office:value="0.366836" calcext:value-type="float">
            <text:p>0.366836</text:p>
          </table:table-cell>
          <table:table-cell office:value-type="float" office:value="2.00045" calcext:value-type="float">
            <text:p>2.00045</text:p>
          </table:table-cell>
          <table:table-cell office:value-type="float" office:value="0.714886" calcext:value-type="float">
            <text:p>0.714886</text:p>
          </table:table-cell>
          <table:table-cell office:value-type="float" office:value="0.89203" calcext:value-type="float">
            <text:p>0.89203</text:p>
          </table:table-cell>
          <table:table-cell office:value-type="float" office:value="2.3346" calcext:value-type="float">
            <text:p>2.3346</text:p>
          </table:table-cell>
          <table:table-cell office:value-type="float" office:value="2.63945" calcext:value-type="float">
            <text:p>2.63945</text:p>
          </table:table-cell>
          <table:table-cell office:value-type="float" office:value="0.685161" calcext:value-type="float">
            <text:p>0.685161</text:p>
          </table:table-cell>
          <table:table-cell office:value-type="float" office:value="2.20235" calcext:value-type="float">
            <text:p>2.20235</text:p>
          </table:table-cell>
          <table:table-cell office:value-type="float" office:value="0" calcext:value-type="float">
            <text:p>0</text:p>
          </table:table-cell>
          <table:table-cell office:value-type="float" office:value="0.675472" calcext:value-type="float">
            <text:p>0.675472</text:p>
          </table:table-cell>
          <table:table-cell office:value-type="float" office:value="2.2824" calcext:value-type="float">
            <text:p>2.2824</text:p>
          </table:table-cell>
          <table:table-cell office:value-type="float" office:value="1.64215" calcext:value-type="float">
            <text:p>1.64215</text:p>
          </table:table-cell>
          <table:table-cell table:number-columns-repeated="2" office:value-type="float" office:value="4.25882" calcext:value-type="float">
            <text:p>4.25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19" calcext:value-type="float">
            <text:p>19</text:p>
          </table:table-cell>
          <table:table-cell office:value-type="float" office:value="0.980043" calcext:value-type="float">
            <text:p>0.980043</text:p>
          </table:table-cell>
          <table:table-cell office:value-type="float" office:value="1.3258" calcext:value-type="float">
            <text:p>1.3258</text:p>
          </table:table-cell>
          <table:table-cell office:value-type="float" office:value="18.9853" calcext:value-type="float">
            <text:p>18.9853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0.439864" calcext:value-type="float">
            <text:p>0.439864</text:p>
          </table:table-cell>
          <table:table-cell office:value-type="float" office:value="1.12171" calcext:value-type="float">
            <text:p>1.12171</text:p>
          </table:table-cell>
          <table:table-cell office:value-type="float" office:value="1.19168" calcext:value-type="float">
            <text:p>1.19168</text:p>
          </table:table-cell>
          <table:table-cell office:value-type="float" office:value="2.83397" calcext:value-type="float">
            <text:p>2.83397</text:p>
          </table:table-cell>
          <table:table-cell office:value-type="float" office:value="0.777163" calcext:value-type="float">
            <text:p>0.777163</text:p>
          </table:table-cell>
          <table:table-cell office:value-type="float" office:value="2.45973" calcext:value-type="float">
            <text:p>2.45973</text:p>
          </table:table-cell>
          <table:table-cell office:value-type="float" office:value="0.466944" calcext:value-type="float">
            <text:p>0.466944</text:p>
          </table:table-cell>
          <table:table-cell office:value-type="float" office:value="2.37256" calcext:value-type="float">
            <text:p>2.37256</text:p>
          </table:table-cell>
          <table:table-cell office:value-type="float" office:value="1.27515" calcext:value-type="float">
            <text:p>1.27515</text:p>
          </table:table-cell>
          <table:table-cell office:value-type="float" office:value="0.25732" calcext:value-type="float">
            <text:p>0.25732</text:p>
          </table:table-cell>
          <table:table-cell office:value-type="float" office:value="2.8896" calcext:value-type="float">
            <text:p>2.8896</text:p>
          </table:table-cell>
          <table:table-cell office:value-type="float" office:value="2.78327" calcext:value-type="float">
            <text:p>2.78327</text:p>
          </table:table-cell>
          <table:table-cell office:value-type="float" office:value="0.0208221" calcext:value-type="float">
            <text:p>0.0208221</text:p>
          </table:table-cell>
          <table:table-cell office:value-type="float" office:value="2.71132" calcext:value-type="float">
            <text:p>2.71132</text:p>
          </table:table-cell>
          <table:table-cell office:value-type="float" office:value="0.675472" calcext:value-type="float">
            <text:p>0.675472</text:p>
          </table:table-cell>
          <table:table-cell office:value-type="float" office:value="0" calcext:value-type="float">
            <text:p>0</text:p>
          </table:table-cell>
          <table:table-cell office:value-type="float" office:value="2.84083" calcext:value-type="float">
            <text:p>2.84083</text:p>
          </table:table-cell>
          <table:table-cell office:value-type="float" office:value="1.04968" calcext:value-type="float">
            <text:p>1.04968</text:p>
          </table:table-cell>
          <table:table-cell table:number-columns-repeated="2" office:value-type="float" office:value="3.80707" calcext:value-type="float">
            <text:p>3.80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20" calcext:value-type="float">
            <text:p>20</text:p>
          </table:table-cell>
          <table:table-cell office:value-type="float" office:value="1.90468" calcext:value-type="float">
            <text:p>1.90468</text:p>
          </table:table-cell>
          <table:table-cell office:value-type="float" office:value="1.76197" calcext:value-type="float">
            <text:p>1.76197</text:p>
          </table:table-cell>
          <table:table-cell office:value-type="float" office:value="21.5942" calcext:value-type="float">
            <text:p>21.5942</text:p>
          </table:table-cell>
          <table:table-cell office:value-type="float" office:value="2.23305" calcext:value-type="float">
            <text:p>2.23305</text:p>
          </table:table-cell>
          <table:table-cell office:value-type="float" office:value="2.4077" calcext:value-type="float">
            <text:p>2.4077</text:p>
          </table:table-cell>
          <table:table-cell office:value-type="float" office:value="2.34659" calcext:value-type="float">
            <text:p>2.34659</text:p>
          </table:table-cell>
          <table:table-cell office:value-type="float" office:value="1.86515" calcext:value-type="float">
            <text:p>1.86515</text:p>
          </table:table-cell>
          <table:table-cell office:value-type="float" office:value="5.61192" calcext:value-type="float">
            <text:p>5.61192</text:p>
          </table:table-cell>
          <table:table-cell office:value-type="float" office:value="2.35767" calcext:value-type="float">
            <text:p>2.35767</text:p>
          </table:table-cell>
          <table:table-cell office:value-type="float" office:value="1.21415" calcext:value-type="float">
            <text:p>1.21415</text:p>
          </table:table-cell>
          <table:table-cell office:value-type="float" office:value="2.37397" calcext:value-type="float">
            <text:p>2.37397</text:p>
          </table:table-cell>
          <table:table-cell office:value-type="float" office:value="0.986967" calcext:value-type="float">
            <text:p>0.986967</text:p>
          </table:table-cell>
          <table:table-cell office:value-type="float" office:value="2.3406" calcext:value-type="float">
            <text:p>2.3406</text:p>
          </table:table-cell>
          <table:table-cell office:value-type="float" office:value="2.94539" calcext:value-type="float">
            <text:p>2.94539</text:p>
          </table:table-cell>
          <table:table-cell office:value-type="float" office:value="0.055662" calcext:value-type="float">
            <text:p>0.055662</text:p>
          </table:table-cell>
          <table:table-cell office:value-type="float" office:value="4.33975" calcext:value-type="float">
            <text:p>4.33975</text:p>
          </table:table-cell>
          <table:table-cell office:value-type="float" office:value="2.83973" calcext:value-type="float">
            <text:p>2.83973</text:p>
          </table:table-cell>
          <table:table-cell office:value-type="float" office:value="0.31683" calcext:value-type="float">
            <text:p>0.31683</text:p>
          </table:table-cell>
          <table:table-cell office:value-type="float" office:value="2.2824" calcext:value-type="float">
            <text:p>2.2824</text:p>
          </table:table-cell>
          <table:table-cell office:value-type="float" office:value="2.84083" calcext:value-type="float">
            <text:p>2.84083</text:p>
          </table:table-cell>
          <table:table-cell office:value-type="float" office:value="0" calcext:value-type="float">
            <text:p>0</text:p>
          </table:table-cell>
          <table:table-cell office:value-type="float" office:value="3.88573" calcext:value-type="float">
            <text:p>3.88573</text:p>
          </table:table-cell>
          <table:table-cell table:number-columns-repeated="2" office:value-type="float" office:value="6.5336" calcext:value-type="float">
            <text:p>6.5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8" office:value-type="float" office:value="21" calcext:value-type="float">
            <text:p>21</text:p>
          </table:table-cell>
          <table:table-cell office:value-type="float" office:value="2.02528" calcext:value-type="float">
            <text:p>2.02528</text:p>
          </table:table-cell>
          <table:table-cell office:value-type="float" office:value="2.33846" calcext:value-type="float">
            <text:p>2.33846</text:p>
          </table:table-cell>
          <table:table-cell office:value-type="float" office:value="17.9933" calcext:value-type="float">
            <text:p>17.9933</text:p>
          </table:table-cell>
          <table:table-cell office:value-type="float" office:value="1.82462" calcext:value-type="float">
            <text:p>1.82462</text:p>
          </table:table-cell>
          <table:table-cell office:value-type="float" office:value="1.47803" calcext:value-type="float">
            <text:p>1.47803</text:p>
          </table:table-cell>
          <table:table-cell office:value-type="float" office:value="1.9934" calcext:value-type="float">
            <text:p>1.9934</text:p>
          </table:table-cell>
          <table:table-cell office:value-type="float" office:value="2.20403" calcext:value-type="float">
            <text:p>2.20403</text:p>
          </table:table-cell>
          <table:table-cell office:value-type="float" office:value="1.81289" calcext:value-type="float">
            <text:p>1.81289</text:p>
          </table:table-cell>
          <table:table-cell office:value-type="float" office:value="1.64953" calcext:value-type="float">
            <text:p>1.64953</text:p>
          </table:table-cell>
          <table:table-cell office:value-type="float" office:value="3.39864" calcext:value-type="float">
            <text:p>3.39864</text:p>
          </table:table-cell>
          <table:table-cell office:value-type="float" office:value="1.51518" calcext:value-type="float">
            <text:p>1.51518</text:p>
          </table:table-cell>
          <table:table-cell office:value-type="float" office:value="3.40394" calcext:value-type="float">
            <text:p>3.40394</text:p>
          </table:table-cell>
          <table:table-cell office:value-type="float" office:value="2.00847" calcext:value-type="float">
            <text:p>2.00847</text:p>
          </table:table-cell>
          <table:table-cell office:value-type="float" office:value="1.01302" calcext:value-type="float">
            <text:p>1.01302</text:p>
          </table:table-cell>
          <table:table-cell office:value-type="float" office:value="3.93525" calcext:value-type="float">
            <text:p>3.93525</text:p>
          </table:table-cell>
          <table:table-cell office:value-type="float" office:value="2.6648" calcext:value-type="float">
            <text:p>2.6648</text:p>
          </table:table-cell>
          <table:table-cell office:value-type="float" office:value="1.05337" calcext:value-type="float">
            <text:p>1.05337</text:p>
          </table:table-cell>
          <table:table-cell office:value-type="float" office:value="3.76098" calcext:value-type="float">
            <text:p>3.76098</text:p>
          </table:table-cell>
          <table:table-cell office:value-type="float" office:value="1.64215" calcext:value-type="float">
            <text:p>1.64215</text:p>
          </table:table-cell>
          <table:table-cell office:value-type="float" office:value="1.04968" calcext:value-type="float">
            <text:p>1.04968</text:p>
          </table:table-cell>
          <table:table-cell office:value-type="float" office:value="3.88573" calcext:value-type="float">
            <text:p>3.885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80703" calcext:value-type="float">
            <text:p>2.80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4.78041" calcext:value-type="float">
            <text:p>4.78041</text:p>
          </table:table-cell>
          <table:table-cell office:value-type="float" office:value="5.12868" calcext:value-type="float">
            <text:p>5.12868</text:p>
          </table:table-cell>
          <table:table-cell office:value-type="float" office:value="15.1869" calcext:value-type="float">
            <text:p>15.1869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4.19115" calcext:value-type="float">
            <text:p>4.19115</text:p>
          </table:table-cell>
          <table:table-cell office:value-type="float" office:value="4.79826" calcext:value-type="float">
            <text:p>4.79826</text:p>
          </table:table-cell>
          <table:table-cell office:value-type="float" office:value="4.99397" calcext:value-type="float">
            <text:p>4.99397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4.1767" calcext:value-type="float">
            <text:p>4.1767</text:p>
          </table:table-cell>
          <table:table-cell office:value-type="float" office:value="5.77829" calcext:value-type="float">
            <text:p>5.77829</text:p>
          </table:table-cell>
          <table:table-cell office:value-type="float" office:value="4.24752" calcext:value-type="float">
            <text:p>4.24752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29931" calcext:value-type="float">
            <text:p>4.29931</text:p>
          </table:table-cell>
          <table:table-cell office:value-type="float" office:value="3.81524" calcext:value-type="float">
            <text:p>3.81524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3.29415" calcext:value-type="float">
            <text:p>3.29415</text:p>
          </table:table-cell>
          <table:table-cell office:value-type="float" office:value="3.81583" calcext:value-type="float">
            <text:p>3.81583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25882" calcext:value-type="float">
            <text:p>4.25882</text:p>
          </table:table-cell>
          <table:table-cell office:value-type="float" office:value="3.80707" calcext:value-type="float">
            <text:p>3.80707</text:p>
          </table:table-cell>
          <table:table-cell office:value-type="float" office:value="6.5336" calcext:value-type="float">
            <text:p>6.5336</text:p>
          </table:table-cell>
          <table:table-cell office:value-type="float" office:value="2.80703" calcext:value-type="float">
            <text:p>2.80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4.78041" calcext:value-type="float">
            <text:p>4.78041</text:p>
          </table:table-cell>
          <table:table-cell office:value-type="float" office:value="5.12868" calcext:value-type="float">
            <text:p>5.12868</text:p>
          </table:table-cell>
          <table:table-cell office:value-type="float" office:value="15.1869" calcext:value-type="float">
            <text:p>15.1869</text:p>
          </table:table-cell>
          <table:table-cell office:value-type="float" office:value="4.31087" calcext:value-type="float">
            <text:p>4.31087</text:p>
          </table:table-cell>
          <table:table-cell office:value-type="float" office:value="4.19115" calcext:value-type="float">
            <text:p>4.19115</text:p>
          </table:table-cell>
          <table:table-cell office:value-type="float" office:value="4.79826" calcext:value-type="float">
            <text:p>4.79826</text:p>
          </table:table-cell>
          <table:table-cell office:value-type="float" office:value="4.99397" calcext:value-type="float">
            <text:p>4.99397</text:p>
          </table:table-cell>
          <table:table-cell office:value-type="float" office:value="1.00577" calcext:value-type="float">
            <text:p>1.00577</text:p>
          </table:table-cell>
          <table:table-cell office:value-type="float" office:value="4.1767" calcext:value-type="float">
            <text:p>4.1767</text:p>
          </table:table-cell>
          <table:table-cell office:value-type="float" office:value="5.77829" calcext:value-type="float">
            <text:p>5.77829</text:p>
          </table:table-cell>
          <table:table-cell office:value-type="float" office:value="4.24752" calcext:value-type="float">
            <text:p>4.24752</text:p>
          </table:table-cell>
          <table:table-cell office:value-type="float" office:value="6.17851" calcext:value-type="float">
            <text:p>6.17851</text:p>
          </table:table-cell>
          <table:table-cell office:value-type="float" office:value="4.29931" calcext:value-type="float">
            <text:p>4.29931</text:p>
          </table:table-cell>
          <table:table-cell office:value-type="float" office:value="3.81524" calcext:value-type="float">
            <text:p>3.81524</text:p>
          </table:table-cell>
          <table:table-cell office:value-type="float" office:value="6.58692" calcext:value-type="float">
            <text:p>6.58692</text:p>
          </table:table-cell>
          <table:table-cell office:value-type="float" office:value="3.29415" calcext:value-type="float">
            <text:p>3.29415</text:p>
          </table:table-cell>
          <table:table-cell office:value-type="float" office:value="3.81583" calcext:value-type="float">
            <text:p>3.81583</text:p>
          </table:table-cell>
          <table:table-cell office:value-type="float" office:value="6.46025" calcext:value-type="float">
            <text:p>6.46025</text:p>
          </table:table-cell>
          <table:table-cell office:value-type="float" office:value="4.25882" calcext:value-type="float">
            <text:p>4.25882</text:p>
          </table:table-cell>
          <table:table-cell office:value-type="float" office:value="3.80707" calcext:value-type="float">
            <text:p>3.80707</text:p>
          </table:table-cell>
          <table:table-cell office:value-type="float" office:value="6.5336" calcext:value-type="float">
            <text:p>6.5336</text:p>
          </table:table-cell>
          <table:table-cell office:value-type="float" office:value="2.80703" calcext:value-type="float">
            <text:p>2.80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office:value-type="float" office:value="0.134742" calcext:value-type="float">
            <text:p>0.134742</text:p>
          </table:table-cell>
          <table:table-cell table:formula="of:=[.L92]/41" office:value-type="float" office:value="0.00328639024390244" calcext:value-type="float">
            <text:p>0.003286390243902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0.878771" calcext:value-type="float">
            <text:p>0.878771</text:p>
          </table:table-cell>
          <table:table-cell table:formula="of:=[.M93]/41" office:value-type="float" office:value="0.0214334390243902" calcext:value-type="float">
            <text:p>0.02143343902439</text:p>
          </table:table-cell>
          <table:table-cell table:number-columns-repeated="18"/>
        </table:table-row>
      </table:table>
      <table:table table:name="Sheet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fsarp 5-6-2</text:p>
          </table:table-cell>
          <table:table-cell table:number-columns-repeated="6"/>
          <table:table-cell office:value-type="float" office:value="0.46" calcext:value-type="float">
            <text:p>0.46</text:p>
          </table:table-cell>
          <table:table-cell table:number-columns-repeated="23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style-name="ce26"/>
          <table:table-cell table:number-columns-repeated="30"/>
        </table:table-row>
        <table:table-row table:style-name="ro1">
          <table:table-cell table:style-name="ce26"/>
          <table:table-cell table:number-columns-repeated="4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6736" calcext:value-type="float">
            <text:p>1.26736</text:p>
          </table:table-cell>
          <table:table-cell office:value-type="float" office:value="3.61062" calcext:value-type="float">
            <text:p>3.61062</text:p>
          </table:table-cell>
          <table:table-cell office:value-type="float" office:value="3.4749" calcext:value-type="float">
            <text:p>3.4749</text:p>
          </table:table-cell>
          <table:table-cell office:value-type="float" office:value="3.76119" calcext:value-type="float">
            <text:p>3.76119</text:p>
          </table:table-cell>
          <table:table-cell office:value-type="float" office:value="3.14066" calcext:value-type="float">
            <text:p>3.14066</text:p>
          </table:table-cell>
          <table:table-cell office:value-type="float" office:value="2.61635" calcext:value-type="float">
            <text:p>2.61635</text:p>
          </table:table-cell>
          <table:table-cell office:value-type="float" office:value="3.54321" calcext:value-type="float">
            <text:p>3.54321</text:p>
          </table:table-cell>
          <table:table-cell office:value-type="float" office:value="3.47823" calcext:value-type="float">
            <text:p>3.47823</text:p>
          </table:table-cell>
          <table:table-cell office:value-type="float" office:value="2.19998" calcext:value-type="float">
            <text:p>2.19998</text:p>
          </table:table-cell>
          <table:table-cell office:value-type="float" office:value="1.59977" calcext:value-type="float">
            <text:p>1.59977</text:p>
          </table:table-cell>
          <table:table-cell office:value-type="float" office:value="6.60548" calcext:value-type="float">
            <text:p>6.60548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1.63141" calcext:value-type="float">
            <text:p>1.63141</text:p>
          </table:table-cell>
          <table:table-cell office:value-type="float" office:value="4.54043" calcext:value-type="float">
            <text:p>4.54043</text:p>
          </table:table-cell>
          <table:table-cell office:value-type="float" office:value="2.10526" calcext:value-type="float">
            <text:p>2.10526</text:p>
          </table:table-cell>
          <table:table-cell office:value-type="float" office:value="5.95972" calcext:value-type="float">
            <text:p>5.95972</text:p>
          </table:table-cell>
          <table:table-cell office:value-type="float" office:value="5.60268" calcext:value-type="float">
            <text:p>5.60268</text:p>
          </table:table-cell>
          <table:table-cell office:value-type="float" office:value="2.00402" calcext:value-type="float">
            <text:p>2.00402</text:p>
          </table:table-cell>
          <table:table-cell office:value-type="float" office:value="1.34783" calcext:value-type="float">
            <text:p>1.34783</text:p>
          </table:table-cell>
          <table:table-cell office:value-type="float" office:value="3.44702" calcext:value-type="float">
            <text:p>3.44702</text:p>
          </table:table-cell>
          <table:table-cell office:value-type="float" office:value="3.81226" calcext:value-type="float">
            <text:p>3.81226</text:p>
          </table:table-cell>
          <table:table-cell table:number-columns-repeated="2" office:value-type="float" office:value="2.71682" calcext:value-type="float">
            <text:p>2.7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2" office:value-type="float" office:value="1" calcext:value-type="float">
            <text:p>1</text:p>
          </table:table-cell>
          <table:table-cell office:value-type="float" office:value="1.26736" calcext:value-type="float">
            <text:p>1.26736</text:p>
          </table:table-cell>
          <table:table-cell office:value-type="float" office:value="0" calcext:value-type="float">
            <text:p>0</text:p>
          </table:table-cell>
          <table:table-cell office:value-type="float" office:value="2.6515" calcext:value-type="float">
            <text:p>2.6515</text:p>
          </table:table-cell>
          <table:table-cell office:value-type="float" office:value="3.04191" calcext:value-type="float">
            <text:p>3.04191</text:p>
          </table:table-cell>
          <table:table-cell office:value-type="float" office:value="2.65532" calcext:value-type="float">
            <text:p>2.65532</text:p>
          </table:table-cell>
          <table:table-cell office:value-type="float" office:value="3.27185" calcext:value-type="float">
            <text:p>3.27185</text:p>
          </table:table-cell>
          <table:table-cell office:value-type="float" office:value="1.3575" calcext:value-type="float">
            <text:p>1.3575</text:p>
          </table:table-cell>
          <table:table-cell office:value-type="float" office:value="2.64032" calcext:value-type="float">
            <text:p>2.64032</text:p>
          </table:table-cell>
          <table:table-cell office:value-type="float" office:value="3.04119" calcext:value-type="float">
            <text:p>3.04119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0.747902" calcext:value-type="float">
            <text:p>0.747902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1.41651" calcext:value-type="float">
            <text:p>1.41651</text:p>
          </table:table-cell>
          <table:table-cell office:value-type="float" office:value="0.414281" calcext:value-type="float">
            <text:p>0.414281</text:p>
          </table:table-cell>
          <table:table-cell office:value-type="float" office:value="4.42799" calcext:value-type="float">
            <text:p>4.42799</text:p>
          </table:table-cell>
          <table:table-cell office:value-type="float" office:value="0.84203" calcext:value-type="float">
            <text:p>0.84203</text:p>
          </table:table-cell>
          <table:table-cell office:value-type="float" office:value="5.68524" calcext:value-type="float">
            <text:p>5.68524</text:p>
          </table:table-cell>
          <table:table-cell office:value-type="float" office:value="5.76702" calcext:value-type="float">
            <text:p>5.76702</text:p>
          </table:table-cell>
          <table:table-cell office:value-type="float" office:value="0.746077" calcext:value-type="float">
            <text:p>0.746077</text:p>
          </table:table-cell>
          <table:table-cell office:value-type="float" office:value="0.281752" calcext:value-type="float">
            <text:p>0.281752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2.59651" calcext:value-type="float">
            <text:p>2.59651</text:p>
          </table:table-cell>
          <table:table-cell table:number-columns-repeated="2" office:value-type="float" office:value="3.96612" calcext:value-type="float">
            <text:p>3.96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2" office:value-type="float" office:value="2" calcext:value-type="float">
            <text:p>2</text:p>
          </table:table-cell>
          <table:table-cell office:value-type="float" office:value="3.61062" calcext:value-type="float">
            <text:p>3.61062</text:p>
          </table:table-cell>
          <table:table-cell office:value-type="float" office:value="2.6515" calcext:value-type="float">
            <text:p>2.6515</text:p>
          </table:table-cell>
          <table:table-cell office:value-type="float" office:value="0" calcext:value-type="float">
            <text:p>0</text:p>
          </table:table-cell>
          <table:table-cell office:value-type="float" office:value="1.60544" calcext:value-type="float">
            <text:p>1.60544</text:p>
          </table:table-cell>
          <table:table-cell office:value-type="float" office:value="0.635474" calcext:value-type="float">
            <text:p>0.635474</text:p>
          </table:table-cell>
          <table:table-cell office:value-type="float" office:value="2.92508" calcext:value-type="float">
            <text:p>2.92508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0.205143" calcext:value-type="float">
            <text:p>0.205143</text:p>
          </table:table-cell>
          <table:table-cell office:value-type="float" office:value="1.59541" calcext:value-type="float">
            <text:p>1.59541</text:p>
          </table:table-cell>
          <table:table-cell office:value-type="float" office:value="1.51258" calcext:value-type="float">
            <text:p>1.51258</text:p>
          </table:table-cell>
          <table:table-cell office:value-type="float" office:value="2.02925" calcext:value-type="float">
            <text:p>2.02925</text:p>
          </table:table-cell>
          <table:table-cell office:value-type="float" office:value="5.08794" calcext:value-type="float">
            <text:p>5.08794</text:p>
          </table:table-cell>
          <table:table-cell office:value-type="float" office:value="3.16134" calcext:value-type="float">
            <text:p>3.16134</text:p>
          </table:table-cell>
          <table:table-cell office:value-type="float" office:value="2.62467" calcext:value-type="float">
            <text:p>2.62467</text:p>
          </table:table-cell>
          <table:table-cell office:value-type="float" office:value="3.11951" calcext:value-type="float">
            <text:p>3.11951</text:p>
          </table:table-cell>
          <table:table-cell office:value-type="float" office:value="2.09986" calcext:value-type="float">
            <text:p>2.09986</text:p>
          </table:table-cell>
          <table:table-cell office:value-type="float" office:value="3.81099" calcext:value-type="float">
            <text:p>3.81099</text:p>
          </table:table-cell>
          <table:table-cell office:value-type="float" office:value="4.75318" calcext:value-type="float">
            <text:p>4.75318</text:p>
          </table:table-cell>
          <table:table-cell office:value-type="float" office:value="2.37577" calcext:value-type="float">
            <text:p>2.37577</text:p>
          </table:table-cell>
          <table:table-cell office:value-type="float" office:value="2.41248" calcext:value-type="float">
            <text:p>2.41248</text:p>
          </table:table-cell>
          <table:table-cell office:value-type="float" office:value="2.81555" calcext:value-type="float">
            <text:p>2.81555</text:p>
          </table:table-cell>
          <table:table-cell office:value-type="float" office:value="1.32052" calcext:value-type="float">
            <text:p>1.32052</text:p>
          </table:table-cell>
          <table:table-cell table:number-columns-repeated="2" office:value-type="float" office:value="5.84665" calcext:value-type="float">
            <text:p>5.84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2" office:value-type="float" office:value="3" calcext:value-type="float">
            <text:p>3</text:p>
          </table:table-cell>
          <table:table-cell office:value-type="float" office:value="3.4749" calcext:value-type="float">
            <text:p>3.4749</text:p>
          </table:table-cell>
          <table:table-cell office:value-type="float" office:value="3.04191" calcext:value-type="float">
            <text:p>3.04191</text:p>
          </table:table-cell>
          <table:table-cell office:value-type="float" office:value="1.60544" calcext:value-type="float">
            <text:p>1.60544</text:p>
          </table:table-cell>
          <table:table-cell office:value-type="float" office:value="0" calcext:value-type="float">
            <text:p>0</text:p>
          </table:table-cell>
          <table:table-cell office:value-type="float" office:value="2.23539" calcext:value-type="float">
            <text:p>2.23539</text:p>
          </table:table-cell>
          <table:table-cell office:value-type="float" office:value="1.45027" calcext:value-type="float">
            <text:p>1.45027</text:p>
          </table:table-cell>
          <table:table-cell office:value-type="float" office:value="2.91574" calcext:value-type="float">
            <text:p>2.91574</text:p>
          </table:table-cell>
          <table:table-cell office:value-type="float" office:value="1.40061" calcext:value-type="float">
            <text:p>1.40061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17692" calcext:value-type="float">
            <text:p>2.17692</text:p>
          </table:table-cell>
          <table:table-cell office:value-type="float" office:value="2.29529" calcext:value-type="float">
            <text:p>2.29529</text:p>
          </table:table-cell>
          <table:table-cell office:value-type="float" office:value="3.69798" calcext:value-type="float">
            <text:p>3.69798</text:p>
          </table:table-cell>
          <table:table-cell office:value-type="float" office:value="2.77227" calcext:value-type="float">
            <text:p>2.77227</text:p>
          </table:table-cell>
          <table:table-cell office:value-type="float" office:value="3.23033" calcext:value-type="float">
            <text:p>3.23033</text:p>
          </table:table-cell>
          <table:table-cell office:value-type="float" office:value="1.58809" calcext:value-type="float">
            <text:p>1.58809</text:p>
          </table:table-cell>
          <table:table-cell office:value-type="float" office:value="2.91818" calcext:value-type="float">
            <text:p>2.91818</text:p>
          </table:table-cell>
          <table:table-cell office:value-type="float" office:value="2.65077" calcext:value-type="float">
            <text:p>2.65077</text:p>
          </table:table-cell>
          <table:table-cell office:value-type="float" office:value="3.18946" calcext:value-type="float">
            <text:p>3.18946</text:p>
          </table:table-cell>
          <table:table-cell office:value-type="float" office:value="3.16245" calcext:value-type="float">
            <text:p>3.16245</text:p>
          </table:table-cell>
          <table:table-cell office:value-type="float" office:value="2.76026" calcext:value-type="float">
            <text:p>2.76026</text:p>
          </table:table-cell>
          <table:table-cell office:value-type="float" office:value="1.2529" calcext:value-type="float">
            <text:p>1.2529</text:p>
          </table:table-cell>
          <table:table-cell office:value-type="float" office:value="2.88513" calcext:value-type="float">
            <text:p>2.88513</text:p>
          </table:table-cell>
          <table:table-cell table:number-columns-repeated="2" office:value-type="float" office:value="5.04326" calcext:value-type="float">
            <text:p>5.04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2" office:value-type="float" office:value="4" calcext:value-type="float">
            <text:p>4</text:p>
          </table:table-cell>
          <table:table-cell office:value-type="float" office:value="3.76119" calcext:value-type="float">
            <text:p>3.76119</text:p>
          </table:table-cell>
          <table:table-cell office:value-type="float" office:value="2.65532" calcext:value-type="float">
            <text:p>2.65532</text:p>
          </table:table-cell>
          <table:table-cell office:value-type="float" office:value="0.635474" calcext:value-type="float">
            <text:p>0.635474</text:p>
          </table:table-cell>
          <table:table-cell office:value-type="float" office:value="2.23539" calcext:value-type="float">
            <text:p>2.23539</text:p>
          </table:table-cell>
          <table:table-cell office:value-type="float" office:value="0" calcext:value-type="float">
            <text:p>0</text:p>
          </table:table-cell>
          <table:table-cell office:value-type="float" office:value="3.51178" calcext:value-type="float">
            <text:p>3.51178</text:p>
          </table:table-cell>
          <table:table-cell office:value-type="float" office:value="1.55567" calcext:value-type="float">
            <text:p>1.55567</text:p>
          </table:table-cell>
          <table:table-cell office:value-type="float" office:value="0.837291" calcext:value-type="float">
            <text:p>0.837291</text:p>
          </table:table-cell>
          <table:table-cell office:value-type="float" office:value="2.22559" calcext:value-type="float">
            <text:p>2.22559</text:p>
          </table:table-cell>
          <table:table-cell office:value-type="float" office:value="1.56303" calcext:value-type="float">
            <text:p>1.56303</text:p>
          </table:table-cell>
          <table:table-cell office:value-type="float" office:value="2.1655" calcext:value-type="float">
            <text:p>2.1655</text:p>
          </table:table-cell>
          <table:table-cell office:value-type="float" office:value="5.7009" calcext:value-type="float">
            <text:p>5.7009</text:p>
          </table:table-cell>
          <table:table-cell office:value-type="float" office:value="3.42962" calcext:value-type="float">
            <text:p>3.42962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3.75407" calcext:value-type="float">
            <text:p>3.75407</text:p>
          </table:table-cell>
          <table:table-cell office:value-type="float" office:value="1.95248" calcext:value-type="float">
            <text:p>1.95248</text:p>
          </table:table-cell>
          <table:table-cell office:value-type="float" office:value="4.39242" calcext:value-type="float">
            <text:p>4.39242</text:p>
          </table:table-cell>
          <table:table-cell office:value-type="float" office:value="5.38839" calcext:value-type="float">
            <text:p>5.38839</text:p>
          </table:table-cell>
          <table:table-cell office:value-type="float" office:value="2.2129" calcext:value-type="float">
            <text:p>2.2129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3.42645" calcext:value-type="float">
            <text:p>3.42645</text:p>
          </table:table-cell>
          <table:table-cell office:value-type="float" office:value="0.704648" calcext:value-type="float">
            <text:p>0.704648</text:p>
          </table:table-cell>
          <table:table-cell table:number-columns-repeated="2" office:value-type="float" office:value="6.17228" calcext:value-type="float">
            <text:p>6.17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3.14066" calcext:value-type="float">
            <text:p>3.14066</text:p>
          </table:table-cell>
          <table:table-cell office:value-type="float" office:value="3.27185" calcext:value-type="float">
            <text:p>3.27185</text:p>
          </table:table-cell>
          <table:table-cell office:value-type="float" office:value="2.92508" calcext:value-type="float">
            <text:p>2.92508</text:p>
          </table:table-cell>
          <table:table-cell office:value-type="float" office:value="1.45027" calcext:value-type="float">
            <text:p>1.45027</text:p>
          </table:table-cell>
          <table:table-cell office:value-type="float" office:value="3.51178" calcext:value-type="float">
            <text:p>3.51178</text:p>
          </table:table-cell>
          <table:table-cell office:value-type="float" office:value="0" calcext:value-type="float">
            <text:p>0</text:p>
          </table:table-cell>
          <table:table-cell office:value-type="float" office:value="3.71114" calcext:value-type="float">
            <text:p>3.71114</text:p>
          </table:table-cell>
          <table:table-cell office:value-type="float" office:value="2.72559" calcext:value-type="float">
            <text:p>2.72559</text:p>
          </table:table-cell>
          <table:table-cell office:value-type="float" office:value="1.46129" calcext:value-type="float">
            <text:p>1.46129</text:p>
          </table:table-cell>
          <table:table-cell office:value-type="float" office:value="2.862" calcext:value-type="float">
            <text:p>2.862</text:p>
          </table:table-cell>
          <table:table-cell office:value-type="float" office:value="2.6439" calcext:value-type="float">
            <text:p>2.6439</text:p>
          </table:table-cell>
          <table:table-cell office:value-type="float" office:value="3.46565" calcext:value-type="float">
            <text:p>3.46565</text:p>
          </table:table-cell>
          <table:table-cell office:value-type="float" office:value="2.3526" calcext:value-type="float">
            <text:p>2.3526</text:p>
          </table:table-cell>
          <table:table-cell office:value-type="float" office:value="3.5985" calcext:value-type="float">
            <text:p>3.5985</text:p>
          </table:table-cell>
          <table:table-cell office:value-type="float" office:value="1.48695" calcext:value-type="float">
            <text:p>1.48695</text:p>
          </table:table-cell>
          <table:table-cell office:value-type="float" office:value="3.51498" calcext:value-type="float">
            <text:p>3.51498</text:p>
          </table:table-cell>
          <table:table-cell office:value-type="float" office:value="2.98494" calcext:value-type="float">
            <text:p>2.98494</text:p>
          </table:table-cell>
          <table:table-cell office:value-type="float" office:value="2.50855" calcext:value-type="float">
            <text:p>2.50855</text:p>
          </table:table-cell>
          <table:table-cell office:value-type="float" office:value="3.68814" calcext:value-type="float">
            <text:p>3.68814</text:p>
          </table:table-cell>
          <table:table-cell office:value-type="float" office:value="3.02532" calcext:value-type="float">
            <text:p>3.02532</text:p>
          </table:table-cell>
          <table:table-cell office:value-type="float" office:value="0.376589" calcext:value-type="float">
            <text:p>0.376589</text:p>
          </table:table-cell>
          <table:table-cell office:value-type="float" office:value="4.07572" calcext:value-type="float">
            <text:p>4.07572</text:p>
          </table:table-cell>
          <table:table-cell table:number-columns-repeated="2" office:value-type="float" office:value="3.92427" calcext:value-type="float">
            <text:p>3.92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5" office:value-type="float" office:value="6" calcext:value-type="float">
            <text:p>6</text:p>
          </table:table-cell>
          <table:table-cell office:value-type="float" office:value="2.61635" calcext:value-type="float">
            <text:p>2.61635</text:p>
          </table:table-cell>
          <table:table-cell office:value-type="float" office:value="1.3575" calcext:value-type="float">
            <text:p>1.3575</text:p>
          </table:table-cell>
          <table:table-cell office:value-type="float" office:value="1.82971" calcext:value-type="float">
            <text:p>1.82971</text:p>
          </table:table-cell>
          <table:table-cell office:value-type="float" office:value="2.91574" calcext:value-type="float">
            <text:p>2.91574</text:p>
          </table:table-cell>
          <table:table-cell office:value-type="float" office:value="1.55567" calcext:value-type="float">
            <text:p>1.55567</text:p>
          </table:table-cell>
          <table:table-cell office:value-type="float" office:value="3.71114" calcext:value-type="float">
            <text:p>3.71114</text:p>
          </table:table-cell>
          <table:table-cell office:value-type="float" office:value="0" calcext:value-type="float">
            <text:p>0</text:p>
          </table:table-cell>
          <table:table-cell office:value-type="float" office:value="1.91936" calcext:value-type="float">
            <text:p>1.91936</text:p>
          </table:table-cell>
          <table:table-cell office:value-type="float" office:value="2.91018" calcext:value-type="float">
            <text:p>2.91018</text:p>
          </table:table-cell>
          <table:table-cell office:value-type="float" office:value="0.852038" calcext:value-type="float">
            <text:p>0.852038</text:p>
          </table:table-cell>
          <table:table-cell office:value-type="float" office:value="1.29113" calcext:value-type="float">
            <text:p>1.29113</text:p>
          </table:table-cell>
          <table:table-cell office:value-type="float" office:value="6.61321" calcext:value-type="float">
            <text:p>6.61321</text:p>
          </table:table-cell>
          <table:table-cell office:value-type="float" office:value="2.58273" calcext:value-type="float">
            <text:p>2.58273</text:p>
          </table:table-cell>
          <table:table-cell office:value-type="float" office:value="1.08525" calcext:value-type="float">
            <text:p>1.08525</text:p>
          </table:table-cell>
          <table:table-cell office:value-type="float" office:value="4.48936" calcext:value-type="float">
            <text:p>4.48936</text:p>
          </table:table-cell>
          <table:table-cell office:value-type="float" office:value="0.516698" calcext:value-type="float">
            <text:p>0.516698</text:p>
          </table:table-cell>
          <table:table-cell office:value-type="float" office:value="5.47909" calcext:value-type="float">
            <text:p>5.47909</text:p>
          </table:table-cell>
          <table:table-cell office:value-type="float" office:value="6.02767" calcext:value-type="float">
            <text:p>6.02767</text:p>
          </table:table-cell>
          <table:table-cell office:value-type="float" office:value="0.710571" calcext:value-type="float">
            <text:p>0.710571</text:p>
          </table:table-cell>
          <table:table-cell office:value-type="float" office:value="1.28954" calcext:value-type="float">
            <text:p>1.28954</text:p>
          </table:table-cell>
          <table:table-cell office:value-type="float" office:value="3.78561" calcext:value-type="float">
            <text:p>3.78561</text:p>
          </table:table-cell>
          <table:table-cell office:value-type="float" office:value="1.28791" calcext:value-type="float">
            <text:p>1.28791</text:p>
          </table:table-cell>
          <table:table-cell table:number-columns-repeated="2" office:value-type="float" office:value="5.27799" calcext:value-type="float">
            <text:p>5.27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5" office:value-type="float" office:value="7" calcext:value-type="float">
            <text:p>7</text:p>
          </table:table-cell>
          <table:table-cell office:value-type="float" office:value="3.54321" calcext:value-type="float">
            <text:p>3.54321</text:p>
          </table:table-cell>
          <table:table-cell office:value-type="float" office:value="2.64032" calcext:value-type="float">
            <text:p>2.64032</text:p>
          </table:table-cell>
          <table:table-cell office:value-type="float" office:value="0.205143" calcext:value-type="float">
            <text:p>0.205143</text:p>
          </table:table-cell>
          <table:table-cell office:value-type="float" office:value="1.40061" calcext:value-type="float">
            <text:p>1.40061</text:p>
          </table:table-cell>
          <table:table-cell office:value-type="float" office:value="0.837291" calcext:value-type="float">
            <text:p>0.837291</text:p>
          </table:table-cell>
          <table:table-cell office:value-type="float" office:value="2.72559" calcext:value-type="float">
            <text:p>2.72559</text:p>
          </table:table-cell>
          <table:table-cell office:value-type="float" office:value="1.91936" calcext:value-type="float">
            <text:p>1.91936</text:p>
          </table:table-cell>
          <table:table-cell office:value-type="float" office:value="0" calcext:value-type="float">
            <text:p>0</text:p>
          </table:table-cell>
          <table:table-cell office:value-type="float" office:value="1.39062" calcext:value-type="float">
            <text:p>1.39062</text:p>
          </table:table-cell>
          <table:table-cell office:value-type="float" office:value="1.5106" calcext:value-type="float">
            <text:p>1.5106</text:p>
          </table:table-cell>
          <table:table-cell office:value-type="float" office:value="1.98394" calcext:value-type="float">
            <text:p>1.98394</text:p>
          </table:table-cell>
          <table:table-cell office:value-type="float" office:value="4.90791" calcext:value-type="float">
            <text:p>4.90791</text:p>
          </table:table-cell>
          <table:table-cell office:value-type="float" office:value="3.05845" calcext:value-type="float">
            <text:p>3.05845</text:p>
          </table:table-cell>
          <table:table-cell office:value-type="float" office:value="2.64566" calcext:value-type="float">
            <text:p>2.64566</text:p>
          </table:table-cell>
          <table:table-cell office:value-type="float" office:value="2.92208" calcext:value-type="float">
            <text:p>2.92208</text:p>
          </table:table-cell>
          <table:table-cell office:value-type="float" office:value="2.14555" calcext:value-type="float">
            <text:p>2.14555</text:p>
          </table:table-cell>
          <table:table-cell office:value-type="float" office:value="3.65046" calcext:value-type="float">
            <text:p>3.65046</text:p>
          </table:table-cell>
          <table:table-cell office:value-type="float" office:value="4.55407" calcext:value-type="float">
            <text:p>4.55407</text:p>
          </table:table-cell>
          <table:table-cell office:value-type="float" office:value="2.4217" calcext:value-type="float">
            <text:p>2.4217</text:p>
          </table:table-cell>
          <table:table-cell office:value-type="float" office:value="2.39" calcext:value-type="float">
            <text:p>2.39</text:p>
          </table:table-cell>
          <table:table-cell office:value-type="float" office:value="2.61154" calcext:value-type="float">
            <text:p>2.61154</text:p>
          </table:table-cell>
          <table:table-cell office:value-type="float" office:value="1.51243" calcext:value-type="float">
            <text:p>1.51243</text:p>
          </table:table-cell>
          <table:table-cell table:number-columns-repeated="2" office:value-type="float" office:value="5.71678" calcext:value-type="float">
            <text:p>5.71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5" office:value-type="float" office:value="8" calcext:value-type="float">
            <text:p>8</text:p>
          </table:table-cell>
          <table:table-cell office:value-type="float" office:value="3.47823" calcext:value-type="float">
            <text:p>3.47823</text:p>
          </table:table-cell>
          <table:table-cell office:value-type="float" office:value="3.04119" calcext:value-type="float">
            <text:p>3.04119</text:p>
          </table:table-cell>
          <table:table-cell office:value-type="float" office:value="1.59541" calcext:value-type="float">
            <text:p>1.59541</text:p>
          </table:table-cell>
          <table:table-cell office:value-type="float" office:value="0.0111325" calcext:value-type="float">
            <text:p>0.0111325</text:p>
          </table:table-cell>
          <table:table-cell office:value-type="float" office:value="2.22559" calcext:value-type="float">
            <text:p>2.22559</text:p>
          </table:table-cell>
          <table:table-cell office:value-type="float" office:value="1.46129" calcext:value-type="float">
            <text:p>1.46129</text:p>
          </table:table-cell>
          <table:table-cell office:value-type="float" office:value="2.91018" calcext:value-type="float">
            <text:p>2.91018</text:p>
          </table:table-cell>
          <table:table-cell office:value-type="float" office:value="1.39062" calcext:value-type="float">
            <text:p>1.39062</text:p>
          </table:table-cell>
          <table:table-cell office:value-type="float" office:value="0" calcext:value-type="float">
            <text:p>0</text:p>
          </table:table-cell>
          <table:table-cell office:value-type="float" office:value="2.17307" calcext:value-type="float">
            <text:p>2.17307</text:p>
          </table:table-cell>
          <table:table-cell office:value-type="float" office:value="2.2944" calcext:value-type="float">
            <text:p>2.2944</text:p>
          </table:table-cell>
          <table:table-cell office:value-type="float" office:value="3.70332" calcext:value-type="float">
            <text:p>3.70332</text:p>
          </table:table-cell>
          <table:table-cell office:value-type="float" office:value="2.7768" calcext:value-type="float">
            <text:p>2.7768</text:p>
          </table:table-cell>
          <table:table-cell office:value-type="float" office:value="3.22832" calcext:value-type="float">
            <text:p>3.22832</text:p>
          </table:table-cell>
          <table:table-cell office:value-type="float" office:value="1.59521" calcext:value-type="float">
            <text:p>1.59521</text:p>
          </table:table-cell>
          <table:table-cell office:value-type="float" office:value="2.91442" calcext:value-type="float">
            <text:p>2.91442</text:p>
          </table:table-cell>
          <table:table-cell office:value-type="float" office:value="2.65266" calcext:value-type="float">
            <text:p>2.65266</text:p>
          </table:table-cell>
          <table:table-cell office:value-type="float" office:value="3.19778" calcext:value-type="float">
            <text:p>3.19778</text:p>
          </table:table-cell>
          <table:table-cell office:value-type="float" office:value="3.15914" calcext:value-type="float">
            <text:p>3.15914</text:p>
          </table:table-cell>
          <table:table-cell office:value-type="float" office:value="2.75952" calcext:value-type="float">
            <text:p>2.75952</text:p>
          </table:table-cell>
          <table:table-cell office:value-type="float" office:value="1.26398" calcext:value-type="float">
            <text:p>1.26398</text:p>
          </table:table-cell>
          <table:table-cell office:value-type="float" office:value="2.87594" calcext:value-type="float">
            <text:p>2.87594</text:p>
          </table:table-cell>
          <table:table-cell table:number-columns-repeated="2" office:value-type="float" office:value="5.05154" calcext:value-type="float">
            <text:p>5.05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5" office:value-type="float" office:value="9" calcext:value-type="float">
            <text:p>9</text:p>
          </table:table-cell>
          <table:table-cell office:value-type="float" office:value="2.19998" calcext:value-type="float">
            <text:p>2.19998</text:p>
          </table:table-cell>
          <table:table-cell office:value-type="float" office:value="1.13935" calcext:value-type="float">
            <text:p>1.13935</text:p>
          </table:table-cell>
          <table:table-cell office:value-type="float" office:value="1.51258" calcext:value-type="float">
            <text:p>1.51258</text:p>
          </table:table-cell>
          <table:table-cell office:value-type="float" office:value="2.17692" calcext:value-type="float">
            <text:p>2.17692</text:p>
          </table:table-cell>
          <table:table-cell office:value-type="float" office:value="1.56303" calcext:value-type="float">
            <text:p>1.56303</text:p>
          </table:table-cell>
          <table:table-cell office:value-type="float" office:value="2.862" calcext:value-type="float">
            <text:p>2.862</text:p>
          </table:table-cell>
          <table:table-cell office:value-type="float" office:value="0.852038" calcext:value-type="float">
            <text:p>0.852038</text:p>
          </table:table-cell>
          <table:table-cell office:value-type="float" office:value="1.5106" calcext:value-type="float">
            <text:p>1.5106</text:p>
          </table:table-cell>
          <table:table-cell office:value-type="float" office:value="2.17307" calcext:value-type="float">
            <text:p>2.17307</text:p>
          </table:table-cell>
          <table:table-cell office:value-type="float" office:value="0" calcext:value-type="float">
            <text:p>0</text:p>
          </table:table-cell>
          <table:table-cell office:value-type="float" office:value="0.618887" calcext:value-type="float">
            <text:p>0.618887</text:p>
          </table:table-cell>
          <table:table-cell office:value-type="float" office:value="5.86077" calcext:value-type="float">
            <text:p>5.86077</text:p>
          </table:table-cell>
          <table:table-cell office:value-type="float" office:value="1.94482" calcext:value-type="float">
            <text:p>1.94482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3.71318" calcext:value-type="float">
            <text:p>3.71318</text:p>
          </table:table-cell>
          <table:table-cell office:value-type="float" office:value="0.741585" calcext:value-type="float">
            <text:p>0.741585</text:p>
          </table:table-cell>
          <table:table-cell office:value-type="float" office:value="4.80689" calcext:value-type="float">
            <text:p>4.80689</text:p>
          </table:table-cell>
          <table:table-cell office:value-type="float" office:value="5.21314" calcext:value-type="float">
            <text:p>5.21314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2.94956" calcext:value-type="float">
            <text:p>2.94956</text:p>
          </table:table-cell>
          <table:table-cell office:value-type="float" office:value="1.67709" calcext:value-type="float">
            <text:p>1.67709</text:p>
          </table:table-cell>
          <table:table-cell table:number-columns-repeated="2" office:value-type="float" office:value="4.70034" calcext:value-type="float">
            <text:p>4.70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office:value-type="float" office:value="1.59977" calcext:value-type="float">
            <text:p>1.59977</text:p>
          </table:table-cell>
          <table:table-cell office:value-type="float" office:value="0.747902" calcext:value-type="float">
            <text:p>0.747902</text:p>
          </table:table-cell>
          <table:table-cell office:value-type="float" office:value="2.02925" calcext:value-type="float">
            <text:p>2.02925</text:p>
          </table:table-cell>
          <table:table-cell office:value-type="float" office:value="2.29529" calcext:value-type="float">
            <text:p>2.29529</text:p>
          </table:table-cell>
          <table:table-cell office:value-type="float" office:value="2.1655" calcext:value-type="float">
            <text:p>2.1655</text:p>
          </table:table-cell>
          <table:table-cell office:value-type="float" office:value="2.6439" calcext:value-type="float">
            <text:p>2.6439</text:p>
          </table:table-cell>
          <table:table-cell office:value-type="float" office:value="1.29113" calcext:value-type="float">
            <text:p>1.29113</text:p>
          </table:table-cell>
          <table:table-cell office:value-type="float" office:value="1.98394" calcext:value-type="float">
            <text:p>1.98394</text:p>
          </table:table-cell>
          <table:table-cell office:value-type="float" office:value="2.2944" calcext:value-type="float">
            <text:p>2.2944</text:p>
          </table:table-cell>
          <table:table-cell office:value-type="float" office:value="0.618887" calcext:value-type="float">
            <text:p>0.618887</text:p>
          </table:table-cell>
          <table:table-cell office:value-type="float" office:value="0" calcext:value-type="float">
            <text:p>0</text:p>
          </table:table-cell>
          <table:table-cell office:value-type="float" office:value="5.8711" calcext:value-type="float">
            <text:p>5.8711</text:p>
          </table:table-cell>
          <table:table-cell office:value-type="float" office:value="1.33652" calcext:value-type="float">
            <text:p>1.33652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3.71078" calcext:value-type="float">
            <text:p>3.71078</text:p>
          </table:table-cell>
          <table:table-cell office:value-type="float" office:value="0.922892" calcext:value-type="float">
            <text:p>0.922892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5.10365" calcext:value-type="float">
            <text:p>5.10365</text:p>
          </table:table-cell>
          <table:table-cell office:value-type="float" office:value="1.05177" calcext:value-type="float">
            <text:p>1.05177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2.80614" calcext:value-type="float">
            <text:p>2.80614</text:p>
          </table:table-cell>
          <table:table-cell office:value-type="float" office:value="2.29017" calcext:value-type="float">
            <text:p>2.29017</text:p>
          </table:table-cell>
          <table:table-cell table:number-columns-repeated="2" office:value-type="float" office:value="4.08681" calcext:value-type="float">
            <text:p>4.08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office:value-type="float" office:value="6.60548" calcext:value-type="float">
            <text:p>6.60548</text:p>
          </table:table-cell>
          <table:table-cell office:value-type="float" office:value="6.58419" calcext:value-type="float">
            <text:p>6.58419</text:p>
          </table:table-cell>
          <table:table-cell office:value-type="float" office:value="5.08794" calcext:value-type="float">
            <text:p>5.08794</text:p>
          </table:table-cell>
          <table:table-cell office:value-type="float" office:value="3.69798" calcext:value-type="float">
            <text:p>3.69798</text:p>
          </table:table-cell>
          <table:table-cell office:value-type="float" office:value="5.7009" calcext:value-type="float">
            <text:p>5.7009</text:p>
          </table:table-cell>
          <table:table-cell office:value-type="float" office:value="3.46565" calcext:value-type="float">
            <text:p>3.46565</text:p>
          </table:table-cell>
          <table:table-cell office:value-type="float" office:value="6.61321" calcext:value-type="float">
            <text:p>6.61321</text:p>
          </table:table-cell>
          <table:table-cell office:value-type="float" office:value="4.90791" calcext:value-type="float">
            <text:p>4.90791</text:p>
          </table:table-cell>
          <table:table-cell office:value-type="float" office:value="3.70332" calcext:value-type="float">
            <text:p>3.70332</text:p>
          </table:table-cell>
          <table:table-cell office:value-type="float" office:value="5.86077" calcext:value-type="float">
            <text:p>5.86077</text:p>
          </table:table-cell>
          <table:table-cell office:value-type="float" office:value="5.8711" calcext:value-type="float">
            <text:p>5.8711</text:p>
          </table:table-cell>
          <table:table-cell office:value-type="float" office:value="0" calcext:value-type="float">
            <text:p>0</text:p>
          </table:table-cell>
          <table:table-cell office:value-type="float" office:value="5.8173" calcext:value-type="float">
            <text:p>5.8173</text:p>
          </table:table-cell>
          <table:table-cell office:value-type="float" office:value="6.84293" calcext:value-type="float">
            <text:p>6.84293</text:p>
          </table:table-cell>
          <table:table-cell office:value-type="float" office:value="2.16084" calcext:value-type="float">
            <text:p>2.16084</text:p>
          </table:table-cell>
          <table:table-cell office:value-type="float" office:value="6.59724" calcext:value-type="float">
            <text:p>6.59724</text:p>
          </table:table-cell>
          <table:table-cell office:value-type="float" office:value="1.46845" calcext:value-type="float">
            <text:p>1.46845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6.82809" calcext:value-type="float">
            <text:p>6.82809</text:p>
          </table:table-cell>
          <table:table-cell office:value-type="float" office:value="6.31263" calcext:value-type="float">
            <text:p>6.31263</text:p>
          </table:table-cell>
          <table:table-cell office:value-type="float" office:value="3.16741" calcext:value-type="float">
            <text:p>3.16741</text:p>
          </table:table-cell>
          <table:table-cell office:value-type="float" office:value="6.40295" calcext:value-type="float">
            <text:p>6.40295</text:p>
          </table:table-cell>
          <table:table-cell table:number-columns-repeated="2" office:value-type="float" office:value="6.90866" calcext:value-type="float">
            <text:p>6.90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1.41651" calcext:value-type="float">
            <text:p>1.41651</text:p>
          </table:table-cell>
          <table:table-cell office:value-type="float" office:value="3.16134" calcext:value-type="float">
            <text:p>3.16134</text:p>
          </table:table-cell>
          <table:table-cell office:value-type="float" office:value="2.77227" calcext:value-type="float">
            <text:p>2.77227</text:p>
          </table:table-cell>
          <table:table-cell office:value-type="float" office:value="3.42962" calcext:value-type="float">
            <text:p>3.42962</text:p>
          </table:table-cell>
          <table:table-cell office:value-type="float" office:value="2.3526" calcext:value-type="float">
            <text:p>2.3526</text:p>
          </table:table-cell>
          <table:table-cell office:value-type="float" office:value="2.58273" calcext:value-type="float">
            <text:p>2.58273</text:p>
          </table:table-cell>
          <table:table-cell office:value-type="float" office:value="3.05845" calcext:value-type="float">
            <text:p>3.05845</text:p>
          </table:table-cell>
          <table:table-cell office:value-type="float" office:value="2.7768" calcext:value-type="float">
            <text:p>2.7768</text:p>
          </table:table-cell>
          <table:table-cell office:value-type="float" office:value="1.94482" calcext:value-type="float">
            <text:p>1.94482</text:p>
          </table:table-cell>
          <table:table-cell office:value-type="float" office:value="1.33652" calcext:value-type="float">
            <text:p>1.33652</text:p>
          </table:table-cell>
          <table:table-cell office:value-type="float" office:value="5.8173" calcext:value-type="float">
            <text:p>5.8173</text:p>
          </table:table-cell>
          <table:table-cell office:value-type="float" office:value="0" calcext:value-type="float">
            <text:p>0</text:p>
          </table:table-cell>
          <table:table-cell office:value-type="float" office:value="1.83075" calcext:value-type="float">
            <text:p>1.83075</text:p>
          </table:table-cell>
          <table:table-cell office:value-type="float" office:value="3.75892" calcext:value-type="float">
            <text:p>3.75892</text:p>
          </table:table-cell>
          <table:table-cell office:value-type="float" office:value="2.12567" calcext:value-type="float">
            <text:p>2.12567</text:p>
          </table:table-cell>
          <table:table-cell office:value-type="float" office:value="5.19197" calcext:value-type="float">
            <text:p>5.19197</text:p>
          </table:table-cell>
          <table:table-cell office:value-type="float" office:value="4.82215" calcext:value-type="float">
            <text:p>4.82215</text:p>
          </table:table-cell>
          <table:table-cell office:value-type="float" office:value="2.12642" calcext:value-type="float">
            <text:p>2.12642</text:p>
          </table:table-cell>
          <table:table-cell office:value-type="float" office:value="1.33191" calcext:value-type="float">
            <text:p>1.33191</text:p>
          </table:table-cell>
          <table:table-cell office:value-type="float" office:value="2.66022" calcext:value-type="float">
            <text:p>2.66022</text:p>
          </table:table-cell>
          <table:table-cell office:value-type="float" office:value="3.62188" calcext:value-type="float">
            <text:p>3.62188</text:p>
          </table:table-cell>
          <table:table-cell table:number-columns-repeated="2" office:value-type="float" office:value="2.75707" calcext:value-type="float">
            <text:p>2.75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office:value-type="float" office:value="1.63141" calcext:value-type="float">
            <text:p>1.63141</text:p>
          </table:table-cell>
          <table:table-cell office:value-type="float" office:value="0.414281" calcext:value-type="float">
            <text:p>0.414281</text:p>
          </table:table-cell>
          <table:table-cell office:value-type="float" office:value="2.62467" calcext:value-type="float">
            <text:p>2.62467</text:p>
          </table:table-cell>
          <table:table-cell office:value-type="float" office:value="3.23033" calcext:value-type="float">
            <text:p>3.23033</text:p>
          </table:table-cell>
          <table:table-cell office:value-type="float" office:value="2.52982" calcext:value-type="float">
            <text:p>2.52982</text:p>
          </table:table-cell>
          <table:table-cell office:value-type="float" office:value="3.5985" calcext:value-type="float">
            <text:p>3.5985</text:p>
          </table:table-cell>
          <table:table-cell office:value-type="float" office:value="1.08525" calcext:value-type="float">
            <text:p>1.08525</text:p>
          </table:table-cell>
          <table:table-cell office:value-type="float" office:value="2.64566" calcext:value-type="float">
            <text:p>2.64566</text:p>
          </table:table-cell>
          <table:table-cell office:value-type="float" office:value="3.22832" calcext:value-type="float">
            <text:p>3.22832</text:p>
          </table:table-cell>
          <table:table-cell office:value-type="float" office:value="1.14708" calcext:value-type="float">
            <text:p>1.14708</text:p>
          </table:table-cell>
          <table:table-cell office:value-type="float" office:value="0.974762" calcext:value-type="float">
            <text:p>0.974762</text:p>
          </table:table-cell>
          <table:table-cell office:value-type="float" office:value="6.84293" calcext:value-type="float">
            <text:p>6.84293</text:p>
          </table:table-cell>
          <table:table-cell office:value-type="float" office:value="1.83075" calcext:value-type="float">
            <text:p>1.83075</text:p>
          </table:table-cell>
          <table:table-cell office:value-type="float" office:value="0" calcext:value-type="float">
            <text:p>0</text:p>
          </table:table-cell>
          <table:table-cell office:value-type="float" office:value="4.68213" calcext:value-type="float">
            <text:p>4.68213</text:p>
          </table:table-cell>
          <table:table-cell office:value-type="float" office:value="0.588583" calcext:value-type="float">
            <text:p>0.588583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6.07399" calcext:value-type="float">
            <text:p>6.07399</text:p>
          </table:table-cell>
          <table:table-cell office:value-type="float" office:value="0.389845" calcext:value-type="float">
            <text:p>0.389845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3.77626" calcext:value-type="float">
            <text:p>3.77626</text:p>
          </table:table-cell>
          <table:table-cell office:value-type="float" office:value="2.36839" calcext:value-type="float">
            <text:p>2.36839</text:p>
          </table:table-cell>
          <table:table-cell table:number-columns-repeated="2" office:value-type="float" office:value="4.34594" calcext:value-type="float">
            <text:p>4.345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office:value-type="float" office:value="4.54043" calcext:value-type="float">
            <text:p>4.54043</text:p>
          </table:table-cell>
          <table:table-cell office:value-type="float" office:value="4.42799" calcext:value-type="float">
            <text:p>4.42799</text:p>
          </table:table-cell>
          <table:table-cell office:value-type="float" office:value="3.11951" calcext:value-type="float">
            <text:p>3.11951</text:p>
          </table:table-cell>
          <table:table-cell office:value-type="float" office:value="1.58809" calcext:value-type="float">
            <text:p>1.58809</text:p>
          </table:table-cell>
          <table:table-cell office:value-type="float" office:value="3.75407" calcext:value-type="float">
            <text:p>3.75407</text:p>
          </table:table-cell>
          <table:table-cell office:value-type="float" office:value="1.48695" calcext:value-type="float">
            <text:p>1.48695</text:p>
          </table:table-cell>
          <table:table-cell office:value-type="float" office:value="4.48936" calcext:value-type="float">
            <text:p>4.48936</text:p>
          </table:table-cell>
          <table:table-cell office:value-type="float" office:value="2.92208" calcext:value-type="float">
            <text:p>2.92208</text:p>
          </table:table-cell>
          <table:table-cell office:value-type="float" office:value="1.59521" calcext:value-type="float">
            <text:p>1.59521</text:p>
          </table:table-cell>
          <table:table-cell office:value-type="float" office:value="3.71318" calcext:value-type="float">
            <text:p>3.71318</text:p>
          </table:table-cell>
          <table:table-cell office:value-type="float" office:value="3.71078" calcext:value-type="float">
            <text:p>3.71078</text:p>
          </table:table-cell>
          <table:table-cell office:value-type="float" office:value="2.16084" calcext:value-type="float">
            <text:p>2.16084</text:p>
          </table:table-cell>
          <table:table-cell office:value-type="float" office:value="3.75892" calcext:value-type="float">
            <text:p>3.75892</text:p>
          </table:table-cell>
          <table:table-cell office:value-type="float" office:value="4.68213" calcext:value-type="float">
            <text:p>4.68213</text:p>
          </table:table-cell>
          <table:table-cell office:value-type="float" office:value="0" calcext:value-type="float">
            <text:p>0</text:p>
          </table:table-cell>
          <table:table-cell office:value-type="float" office:value="4.44521" calcext:value-type="float">
            <text:p>4.44521</text:p>
          </table:table-cell>
          <table:table-cell office:value-type="float" office:value="1.50168" calcext:value-type="float">
            <text:p>1.50168</text:p>
          </table:table-cell>
          <table:table-cell office:value-type="float" office:value="1.63726" calcext:value-type="float">
            <text:p>1.63726</text:p>
          </table:table-cell>
          <table:table-cell office:value-type="float" office:value="4.67144" calcext:value-type="float">
            <text:p>4.67144</text:p>
          </table:table-cell>
          <table:table-cell office:value-type="float" office:value="4.1547" calcext:value-type="float">
            <text:p>4.1547</text:p>
          </table:table-cell>
          <table:table-cell office:value-type="float" office:value="1.12448" calcext:value-type="float">
            <text:p>1.12448</text:p>
          </table:table-cell>
          <table:table-cell office:value-type="float" office:value="4.43317" calcext:value-type="float">
            <text:p>4.43317</text:p>
          </table:table-cell>
          <table:table-cell table:number-columns-repeated="2" office:value-type="float" office:value="5.34826" calcext:value-type="float">
            <text:p>5.34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7" office:value-type="float" office:value="15" calcext:value-type="float">
            <text:p>15</text:p>
          </table:table-cell>
          <table:table-cell office:value-type="float" office:value="2.10526" calcext:value-type="float">
            <text:p>2.10526</text:p>
          </table:table-cell>
          <table:table-cell office:value-type="float" office:value="0.84203" calcext:value-type="float">
            <text:p>0.84203</text:p>
          </table:table-cell>
          <table:table-cell office:value-type="float" office:value="2.09986" calcext:value-type="float">
            <text:p>2.09986</text:p>
          </table:table-cell>
          <table:table-cell office:value-type="float" office:value="2.91818" calcext:value-type="float">
            <text:p>2.91818</text:p>
          </table:table-cell>
          <table:table-cell office:value-type="float" office:value="1.95248" calcext:value-type="float">
            <text:p>1.95248</text:p>
          </table:table-cell>
          <table:table-cell office:value-type="float" office:value="3.51498" calcext:value-type="float">
            <text:p>3.51498</text:p>
          </table:table-cell>
          <table:table-cell office:value-type="float" office:value="0.516698" calcext:value-type="float">
            <text:p>0.516698</text:p>
          </table:table-cell>
          <table:table-cell office:value-type="float" office:value="2.14555" calcext:value-type="float">
            <text:p>2.14555</text:p>
          </table:table-cell>
          <table:table-cell office:value-type="float" office:value="2.91442" calcext:value-type="float">
            <text:p>2.91442</text:p>
          </table:table-cell>
          <table:table-cell office:value-type="float" office:value="0.741585" calcext:value-type="float">
            <text:p>0.741585</text:p>
          </table:table-cell>
          <table:table-cell office:value-type="float" office:value="0.922892" calcext:value-type="float">
            <text:p>0.922892</text:p>
          </table:table-cell>
          <table:table-cell office:value-type="float" office:value="6.59724" calcext:value-type="float">
            <text:p>6.59724</text:p>
          </table:table-cell>
          <table:table-cell office:value-type="float" office:value="2.12567" calcext:value-type="float">
            <text:p>2.12567</text:p>
          </table:table-cell>
          <table:table-cell office:value-type="float" office:value="0.588583" calcext:value-type="float">
            <text:p>0.588583</text:p>
          </table:table-cell>
          <table:table-cell office:value-type="float" office:value="4.44521" calcext:value-type="float">
            <text:p>4.44521</text:p>
          </table:table-cell>
          <table:table-cell office:value-type="float" office:value="0" calcext:value-type="float">
            <text:p>0</text:p>
          </table:table-cell>
          <table:table-cell office:value-type="float" office:value="5.54698" calcext:value-type="float">
            <text:p>5.54698</text:p>
          </table:table-cell>
          <table:table-cell office:value-type="float" office:value="5.92059" calcext:value-type="float">
            <text:p>5.92059</text:p>
          </table:table-cell>
          <table:table-cell office:value-type="float" office:value="0.27632" calcext:value-type="float">
            <text:p>0.27632</text:p>
          </table:table-cell>
          <table:table-cell office:value-type="float" office:value="0.80158" calcext:value-type="float">
            <text:p>0.80158</text:p>
          </table:table-cell>
          <table:table-cell office:value-type="float" office:value="3.6378" calcext:value-type="float">
            <text:p>3.6378</text:p>
          </table:table-cell>
          <table:table-cell office:value-type="float" office:value="1.78448" calcext:value-type="float">
            <text:p>1.78448</text:p>
          </table:table-cell>
          <table:table-cell table:number-columns-repeated="2" office:value-type="float" office:value="4.78337" calcext:value-type="float">
            <text:p>4.78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6" office:value-type="float" office:value="16" calcext:value-type="float">
            <text:p>16</text:p>
          </table:table-cell>
          <table:table-cell office:value-type="float" office:value="5.95972" calcext:value-type="float">
            <text:p>5.95972</text:p>
          </table:table-cell>
          <table:table-cell office:value-type="float" office:value="5.68524" calcext:value-type="float">
            <text:p>5.68524</text:p>
          </table:table-cell>
          <table:table-cell office:value-type="float" office:value="3.81099" calcext:value-type="float">
            <text:p>3.81099</text:p>
          </table:table-cell>
          <table:table-cell office:value-type="float" office:value="2.65077" calcext:value-type="float">
            <text:p>2.65077</text:p>
          </table:table-cell>
          <table:table-cell office:value-type="float" office:value="4.39242" calcext:value-type="float">
            <text:p>4.39242</text:p>
          </table:table-cell>
          <table:table-cell office:value-type="float" office:value="2.98494" calcext:value-type="float">
            <text:p>2.98494</text:p>
          </table:table-cell>
          <table:table-cell office:value-type="float" office:value="5.47909" calcext:value-type="float">
            <text:p>5.47909</text:p>
          </table:table-cell>
          <table:table-cell office:value-type="float" office:value="3.65046" calcext:value-type="float">
            <text:p>3.65046</text:p>
          </table:table-cell>
          <table:table-cell office:value-type="float" office:value="2.65266" calcext:value-type="float">
            <text:p>2.65266</text:p>
          </table:table-cell>
          <table:table-cell office:value-type="float" office:value="4.80689" calcext:value-type="float">
            <text:p>4.80689</text:p>
          </table:table-cell>
          <table:table-cell office:value-type="float" office:value="4.94152" calcext:value-type="float">
            <text:p>4.94152</text:p>
          </table:table-cell>
          <table:table-cell office:value-type="float" office:value="1.46845" calcext:value-type="float">
            <text:p>1.46845</text:p>
          </table:table-cell>
          <table:table-cell office:value-type="float" office:value="5.19197" calcext:value-type="float">
            <text:p>5.19197</text:p>
          </table:table-cell>
          <table:table-cell office:value-type="float" office:value="5.88094" calcext:value-type="float">
            <text:p>5.88094</text:p>
          </table:table-cell>
          <table:table-cell office:value-type="float" office:value="1.50168" calcext:value-type="float">
            <text:p>1.50168</text:p>
          </table:table-cell>
          <table:table-cell office:value-type="float" office:value="5.54698" calcext:value-type="float">
            <text:p>5.54698</text:p>
          </table:table-cell>
          <table:table-cell office:value-type="float" office:value="0" calcext:value-type="float">
            <text:p>0</text:p>
          </table:table-cell>
          <table:table-cell office:value-type="float" office:value="1.99873" calcext:value-type="float">
            <text:p>1.99873</text:p>
          </table:table-cell>
          <table:table-cell office:value-type="float" office:value="5.80001" calcext:value-type="float">
            <text:p>5.80001</text:p>
          </table:table-cell>
          <table:table-cell office:value-type="float" office:value="5.4043" calcext:value-type="float">
            <text:p>5.4043</text:p>
          </table:table-cell>
          <table:table-cell office:value-type="float" office:value="2.61594" calcext:value-type="float">
            <text:p>2.61594</text:p>
          </table:table-cell>
          <table:table-cell office:value-type="float" office:value="5.09653" calcext:value-type="float">
            <text:p>5.09653</text:p>
          </table:table-cell>
          <table:table-cell table:number-columns-repeated="2" office:value-type="float" office:value="6.83686" calcext:value-type="float">
            <text:p>6.83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6" office:value-type="float" office:value="17" calcext:value-type="float">
            <text:p>17</text:p>
          </table:table-cell>
          <table:table-cell office:value-type="float" office:value="5.60268" calcext:value-type="float">
            <text:p>5.60268</text:p>
          </table:table-cell>
          <table:table-cell office:value-type="float" office:value="5.76702" calcext:value-type="float">
            <text:p>5.76702</text:p>
          </table:table-cell>
          <table:table-cell office:value-type="float" office:value="4.75318" calcext:value-type="float">
            <text:p>4.75318</text:p>
          </table:table-cell>
          <table:table-cell office:value-type="float" office:value="3.18946" calcext:value-type="float">
            <text:p>3.18946</text:p>
          </table:table-cell>
          <table:table-cell office:value-type="float" office:value="5.38839" calcext:value-type="float">
            <text:p>5.38839</text:p>
          </table:table-cell>
          <table:table-cell office:value-type="float" office:value="2.50855" calcext:value-type="float">
            <text:p>2.50855</text:p>
          </table:table-cell>
          <table:table-cell office:value-type="float" office:value="6.02767" calcext:value-type="float">
            <text:p>6.02767</text:p>
          </table:table-cell>
          <table:table-cell office:value-type="float" office:value="4.55407" calcext:value-type="float">
            <text:p>4.55407</text:p>
          </table:table-cell>
          <table:table-cell office:value-type="float" office:value="3.19778" calcext:value-type="float">
            <text:p>3.19778</text:p>
          </table:table-cell>
          <table:table-cell office:value-type="float" office:value="5.21314" calcext:value-type="float">
            <text:p>5.21314</text:p>
          </table:table-cell>
          <table:table-cell office:value-type="float" office:value="5.10365" calcext:value-type="float">
            <text:p>5.10365</text:p>
          </table:table-cell>
          <table:table-cell office:value-type="float" office:value="1.28209" calcext:value-type="float">
            <text:p>1.28209</text:p>
          </table:table-cell>
          <table:table-cell office:value-type="float" office:value="4.82215" calcext:value-type="float">
            <text:p>4.82215</text:p>
          </table:table-cell>
          <table:table-cell office:value-type="float" office:value="6.07399" calcext:value-type="float">
            <text:p>6.07399</text:p>
          </table:table-cell>
          <table:table-cell office:value-type="float" office:value="1.63726" calcext:value-type="float">
            <text:p>1.63726</text:p>
          </table:table-cell>
          <table:table-cell office:value-type="float" office:value="5.92059" calcext:value-type="float">
            <text:p>5.92059</text:p>
          </table:table-cell>
          <table:table-cell office:value-type="float" office:value="1.99873" calcext:value-type="float">
            <text:p>1.99873</text:p>
          </table:table-cell>
          <table:table-cell office:value-type="float" office:value="0" calcext:value-type="float">
            <text:p>0</text:p>
          </table:table-cell>
          <table:table-cell office:value-type="float" office:value="6.12241" calcext:value-type="float">
            <text:p>6.12241</text:p>
          </table:table-cell>
          <table:table-cell office:value-type="float" office:value="5.5115" calcext:value-type="float">
            <text:p>5.5115</text:p>
          </table:table-cell>
          <table:table-cell office:value-type="float" office:value="2.29778" calcext:value-type="float">
            <text:p>2.29778</text:p>
          </table:table-cell>
          <table:table-cell office:value-type="float" office:value="6.06213" calcext:value-type="float">
            <text:p>6.06213</text:p>
          </table:table-cell>
          <table:table-cell table:number-columns-repeated="2" office:value-type="float" office:value="5.66017" calcext:value-type="float">
            <text:p>5.66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6" office:value-type="float" office:value="18" calcext:value-type="float">
            <text:p>18</text:p>
          </table:table-cell>
          <table:table-cell office:value-type="float" office:value="2.00402" calcext:value-type="float">
            <text:p>2.00402</text:p>
          </table:table-cell>
          <table:table-cell office:value-type="float" office:value="0.746077" calcext:value-type="float">
            <text:p>0.746077</text:p>
          </table:table-cell>
          <table:table-cell office:value-type="float" office:value="2.37577" calcext:value-type="float">
            <text:p>2.37577</text:p>
          </table:table-cell>
          <table:table-cell office:value-type="float" office:value="3.16245" calcext:value-type="float">
            <text:p>3.16245</text:p>
          </table:table-cell>
          <table:table-cell office:value-type="float" office:value="2.2129" calcext:value-type="float">
            <text:p>2.2129</text:p>
          </table:table-cell>
          <table:table-cell office:value-type="float" office:value="3.68814" calcext:value-type="float">
            <text:p>3.68814</text:p>
          </table:table-cell>
          <table:table-cell office:value-type="float" office:value="0.710571" calcext:value-type="float">
            <text:p>0.710571</text:p>
          </table:table-cell>
          <table:table-cell office:value-type="float" office:value="2.4217" calcext:value-type="float">
            <text:p>2.4217</text:p>
          </table:table-cell>
          <table:table-cell office:value-type="float" office:value="3.15914" calcext:value-type="float">
            <text:p>3.15914</text:p>
          </table:table-cell>
          <table:table-cell office:value-type="float" office:value="0.994656" calcext:value-type="float">
            <text:p>0.994656</text:p>
          </table:table-cell>
          <table:table-cell office:value-type="float" office:value="1.05177" calcext:value-type="float">
            <text:p>1.05177</text:p>
          </table:table-cell>
          <table:table-cell office:value-type="float" office:value="6.82809" calcext:value-type="float">
            <text:p>6.82809</text:p>
          </table:table-cell>
          <table:table-cell office:value-type="float" office:value="2.12642" calcext:value-type="float">
            <text:p>2.12642</text:p>
          </table:table-cell>
          <table:table-cell office:value-type="float" office:value="0.389845" calcext:value-type="float">
            <text:p>0.389845</text:p>
          </table:table-cell>
          <table:table-cell office:value-type="float" office:value="4.67144" calcext:value-type="float">
            <text:p>4.67144</text:p>
          </table:table-cell>
          <table:table-cell office:value-type="float" office:value="0.27632" calcext:value-type="float">
            <text:p>0.27632</text:p>
          </table:table-cell>
          <table:table-cell office:value-type="float" office:value="5.80001" calcext:value-type="float">
            <text:p>5.80001</text:p>
          </table:table-cell>
          <table:table-cell office:value-type="float" office:value="6.12241" calcext:value-type="float">
            <text:p>6.12241</text:p>
          </table:table-cell>
          <table:table-cell office:value-type="float" office:value="0" calcext:value-type="float">
            <text:p>0</text:p>
          </table:table-cell>
          <table:table-cell office:value-type="float" office:value="0.801691" calcext:value-type="float">
            <text:p>0.801691</text:p>
          </table:table-cell>
          <table:table-cell office:value-type="float" office:value="3.83084" calcext:value-type="float">
            <text:p>3.83084</text:p>
          </table:table-cell>
          <table:table-cell office:value-type="float" office:value="1.99848" calcext:value-type="float">
            <text:p>1.99848</text:p>
          </table:table-cell>
          <table:table-cell table:number-columns-repeated="2" office:value-type="float" office:value="4.71103" calcext:value-type="float">
            <text:p>4.71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6" office:value-type="float" office:value="19" calcext:value-type="float">
            <text:p>19</text:p>
          </table:table-cell>
          <table:table-cell office:value-type="float" office:value="1.34783" calcext:value-type="float">
            <text:p>1.34783</text:p>
          </table:table-cell>
          <table:table-cell office:value-type="float" office:value="0.281752" calcext:value-type="float">
            <text:p>0.281752</text:p>
          </table:table-cell>
          <table:table-cell office:value-type="float" office:value="2.41248" calcext:value-type="float">
            <text:p>2.41248</text:p>
          </table:table-cell>
          <table:table-cell office:value-type="float" office:value="2.76026" calcext:value-type="float">
            <text:p>2.76026</text:p>
          </table:table-cell>
          <table:table-cell office:value-type="float" office:value="2.46072" calcext:value-type="float">
            <text:p>2.46072</text:p>
          </table:table-cell>
          <table:table-cell office:value-type="float" office:value="3.02532" calcext:value-type="float">
            <text:p>3.02532</text:p>
          </table:table-cell>
          <table:table-cell office:value-type="float" office:value="1.28954" calcext:value-type="float">
            <text:p>1.28954</text:p>
          </table:table-cell>
          <table:table-cell office:value-type="float" office:value="2.39" calcext:value-type="float">
            <text:p>2.39</text:p>
          </table:table-cell>
          <table:table-cell office:value-type="float" office:value="2.75952" calcext:value-type="float">
            <text:p>2.75952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0.466288" calcext:value-type="float">
            <text:p>0.466288</text:p>
          </table:table-cell>
          <table:table-cell office:value-type="float" office:value="6.31263" calcext:value-type="float">
            <text:p>6.31263</text:p>
          </table:table-cell>
          <table:table-cell office:value-type="float" office:value="1.33191" calcext:value-type="float">
            <text:p>1.33191</text:p>
          </table:table-cell>
          <table:table-cell office:value-type="float" office:value="0.582186" calcext:value-type="float">
            <text:p>0.582186</text:p>
          </table:table-cell>
          <table:table-cell office:value-type="float" office:value="4.1547" calcext:value-type="float">
            <text:p>4.1547</text:p>
          </table:table-cell>
          <table:table-cell office:value-type="float" office:value="0.80158" calcext:value-type="float">
            <text:p>0.80158</text:p>
          </table:table-cell>
          <table:table-cell office:value-type="float" office:value="5.4043" calcext:value-type="float">
            <text:p>5.4043</text:p>
          </table:table-cell>
          <table:table-cell office:value-type="float" office:value="5.5115" calcext:value-type="float">
            <text:p>5.5115</text:p>
          </table:table-cell>
          <table:table-cell office:value-type="float" office:value="0.801691" calcext:value-type="float">
            <text:p>0.801691</text:p>
          </table:table-cell>
          <table:table-cell office:value-type="float" office:value="0" calcext:value-type="float">
            <text:p>0</text:p>
          </table:table-cell>
          <table:table-cell office:value-type="float" office:value="3.21564" calcext:value-type="float">
            <text:p>3.21564</text:p>
          </table:table-cell>
          <table:table-cell office:value-type="float" office:value="2.46524" calcext:value-type="float">
            <text:p>2.46524</text:p>
          </table:table-cell>
          <table:table-cell table:number-columns-repeated="2" office:value-type="float" office:value="3.98872" calcext:value-type="float">
            <text:p>3.98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6" office:value-type="float" office:value="20" calcext:value-type="float">
            <text:p>20</text:p>
          </table:table-cell>
          <table:table-cell office:value-type="float" office:value="3.44702" calcext:value-type="float">
            <text:p>3.44702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2.81555" calcext:value-type="float">
            <text:p>2.81555</text:p>
          </table:table-cell>
          <table:table-cell office:value-type="float" office:value="1.2529" calcext:value-type="float">
            <text:p>1.2529</text:p>
          </table:table-cell>
          <table:table-cell office:value-type="float" office:value="3.42645" calcext:value-type="float">
            <text:p>3.42645</text:p>
          </table:table-cell>
          <table:table-cell office:value-type="float" office:value="0.376589" calcext:value-type="float">
            <text:p>0.376589</text:p>
          </table:table-cell>
          <table:table-cell office:value-type="float" office:value="3.78561" calcext:value-type="float">
            <text:p>3.78561</text:p>
          </table:table-cell>
          <table:table-cell office:value-type="float" office:value="2.61154" calcext:value-type="float">
            <text:p>2.61154</text:p>
          </table:table-cell>
          <table:table-cell office:value-type="float" office:value="1.26398" calcext:value-type="float">
            <text:p>1.26398</text:p>
          </table:table-cell>
          <table:table-cell office:value-type="float" office:value="2.94956" calcext:value-type="float">
            <text:p>2.94956</text:p>
          </table:table-cell>
          <table:table-cell office:value-type="float" office:value="2.80614" calcext:value-type="float">
            <text:p>2.80614</text:p>
          </table:table-cell>
          <table:table-cell office:value-type="float" office:value="3.16741" calcext:value-type="float">
            <text:p>3.16741</text:p>
          </table:table-cell>
          <table:table-cell office:value-type="float" office:value="2.66022" calcext:value-type="float">
            <text:p>2.66022</text:p>
          </table:table-cell>
          <table:table-cell office:value-type="float" office:value="3.77626" calcext:value-type="float">
            <text:p>3.77626</text:p>
          </table:table-cell>
          <table:table-cell office:value-type="float" office:value="1.12448" calcext:value-type="float">
            <text:p>1.12448</text:p>
          </table:table-cell>
          <table:table-cell office:value-type="float" office:value="3.6378" calcext:value-type="float">
            <text:p>3.6378</text:p>
          </table:table-cell>
          <table:table-cell office:value-type="float" office:value="2.61594" calcext:value-type="float">
            <text:p>2.61594</text:p>
          </table:table-cell>
          <table:table-cell office:value-type="float" office:value="2.29778" calcext:value-type="float">
            <text:p>2.29778</text:p>
          </table:table-cell>
          <table:table-cell office:value-type="float" office:value="3.83084" calcext:value-type="float">
            <text:p>3.83084</text:p>
          </table:table-cell>
          <table:table-cell office:value-type="float" office:value="3.21564" calcext:value-type="float">
            <text:p>3.21564</text:p>
          </table:table-cell>
          <table:table-cell office:value-type="float" office:value="0" calcext:value-type="float">
            <text:p>0</text:p>
          </table:table-cell>
          <table:table-cell office:value-type="float" office:value="4.02936" calcext:value-type="float">
            <text:p>4.02936</text:p>
          </table:table-cell>
          <table:table-cell table:number-columns-repeated="2" office:value-type="float" office:value="4.29899" calcext:value-type="float">
            <text:p>4.29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16" office:value-type="float" office:value="21" calcext:value-type="float">
            <text:p>21</text:p>
          </table:table-cell>
          <table:table-cell office:value-type="float" office:value="3.81226" calcext:value-type="float">
            <text:p>3.81226</text:p>
          </table:table-cell>
          <table:table-cell office:value-type="float" office:value="2.59651" calcext:value-type="float">
            <text:p>2.59651</text:p>
          </table:table-cell>
          <table:table-cell office:value-type="float" office:value="1.32052" calcext:value-type="float">
            <text:p>1.32052</text:p>
          </table:table-cell>
          <table:table-cell office:value-type="float" office:value="2.88513" calcext:value-type="float">
            <text:p>2.88513</text:p>
          </table:table-cell>
          <table:table-cell office:value-type="float" office:value="0.704648" calcext:value-type="float">
            <text:p>0.704648</text:p>
          </table:table-cell>
          <table:table-cell office:value-type="float" office:value="4.07572" calcext:value-type="float">
            <text:p>4.07572</text:p>
          </table:table-cell>
          <table:table-cell office:value-type="float" office:value="1.28791" calcext:value-type="float">
            <text:p>1.28791</text:p>
          </table:table-cell>
          <table:table-cell office:value-type="float" office:value="1.51243" calcext:value-type="float">
            <text:p>1.51243</text:p>
          </table:table-cell>
          <table:table-cell office:value-type="float" office:value="2.87594" calcext:value-type="float">
            <text:p>2.87594</text:p>
          </table:table-cell>
          <table:table-cell office:value-type="float" office:value="1.67709" calcext:value-type="float">
            <text:p>1.67709</text:p>
          </table:table-cell>
          <table:table-cell office:value-type="float" office:value="2.29017" calcext:value-type="float">
            <text:p>2.29017</text:p>
          </table:table-cell>
          <table:table-cell office:value-type="float" office:value="6.40295" calcext:value-type="float">
            <text:p>6.40295</text:p>
          </table:table-cell>
          <table:table-cell office:value-type="float" office:value="3.62188" calcext:value-type="float">
            <text:p>3.62188</text:p>
          </table:table-cell>
          <table:table-cell office:value-type="float" office:value="2.36839" calcext:value-type="float">
            <text:p>2.36839</text:p>
          </table:table-cell>
          <table:table-cell office:value-type="float" office:value="4.43317" calcext:value-type="float">
            <text:p>4.43317</text:p>
          </table:table-cell>
          <table:table-cell office:value-type="float" office:value="1.78448" calcext:value-type="float">
            <text:p>1.78448</text:p>
          </table:table-cell>
          <table:table-cell office:value-type="float" office:value="5.09653" calcext:value-type="float">
            <text:p>5.09653</text:p>
          </table:table-cell>
          <table:table-cell office:value-type="float" office:value="6.06213" calcext:value-type="float">
            <text:p>6.06213</text:p>
          </table:table-cell>
          <table:table-cell office:value-type="float" office:value="1.99848" calcext:value-type="float">
            <text:p>1.99848</text:p>
          </table:table-cell>
          <table:table-cell office:value-type="float" office:value="2.46524" calcext:value-type="float">
            <text:p>2.46524</text:p>
          </table:table-cell>
          <table:table-cell office:value-type="float" office:value="4.02936" calcext:value-type="float">
            <text:p>4.029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37655" calcext:value-type="float">
            <text:p>6.376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.71682" calcext:value-type="float">
            <text:p>2.71682</text:p>
          </table:table-cell>
          <table:table-cell office:value-type="float" office:value="3.96612" calcext:value-type="float">
            <text:p>3.96612</text:p>
          </table:table-cell>
          <table:table-cell office:value-type="float" office:value="5.84665" calcext:value-type="float">
            <text:p>5.84665</text:p>
          </table:table-cell>
          <table:table-cell office:value-type="float" office:value="5.04326" calcext:value-type="float">
            <text:p>5.04326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3.92427" calcext:value-type="float">
            <text:p>3.92427</text:p>
          </table:table-cell>
          <table:table-cell office:value-type="float" office:value="5.27799" calcext:value-type="float">
            <text:p>5.27799</text:p>
          </table:table-cell>
          <table:table-cell office:value-type="float" office:value="5.71678" calcext:value-type="float">
            <text:p>5.71678</text:p>
          </table:table-cell>
          <table:table-cell office:value-type="float" office:value="5.05154" calcext:value-type="float">
            <text:p>5.0515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2.75707" calcext:value-type="float">
            <text:p>2.75707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5.34826" calcext:value-type="float">
            <text:p>5.34826</text:p>
          </table:table-cell>
          <table:table-cell office:value-type="float" office:value="4.78337" calcext:value-type="float">
            <text:p>4.78337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71103" calcext:value-type="float">
            <text:p>4.71103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4.29899" calcext:value-type="float">
            <text:p>4.29899</text:p>
          </table:table-cell>
          <table:table-cell office:value-type="float" office:value="6.37655" calcext:value-type="float">
            <text:p>6.376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26"/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.71682" calcext:value-type="float">
            <text:p>2.71682</text:p>
          </table:table-cell>
          <table:table-cell office:value-type="float" office:value="3.96612" calcext:value-type="float">
            <text:p>3.96612</text:p>
          </table:table-cell>
          <table:table-cell office:value-type="float" office:value="5.84665" calcext:value-type="float">
            <text:p>5.84665</text:p>
          </table:table-cell>
          <table:table-cell office:value-type="float" office:value="5.04326" calcext:value-type="float">
            <text:p>5.04326</text:p>
          </table:table-cell>
          <table:table-cell office:value-type="float" office:value="6.17228" calcext:value-type="float">
            <text:p>6.17228</text:p>
          </table:table-cell>
          <table:table-cell office:value-type="float" office:value="3.92427" calcext:value-type="float">
            <text:p>3.92427</text:p>
          </table:table-cell>
          <table:table-cell office:value-type="float" office:value="5.27799" calcext:value-type="float">
            <text:p>5.27799</text:p>
          </table:table-cell>
          <table:table-cell office:value-type="float" office:value="5.71678" calcext:value-type="float">
            <text:p>5.71678</text:p>
          </table:table-cell>
          <table:table-cell office:value-type="float" office:value="5.05154" calcext:value-type="float">
            <text:p>5.05154</text:p>
          </table:table-cell>
          <table:table-cell office:value-type="float" office:value="4.70034" calcext:value-type="float">
            <text:p>4.70034</text:p>
          </table:table-cell>
          <table:table-cell office:value-type="float" office:value="4.08681" calcext:value-type="float">
            <text:p>4.08681</text:p>
          </table:table-cell>
          <table:table-cell office:value-type="float" office:value="6.90866" calcext:value-type="float">
            <text:p>6.90866</text:p>
          </table:table-cell>
          <table:table-cell office:value-type="float" office:value="2.75707" calcext:value-type="float">
            <text:p>2.75707</text:p>
          </table:table-cell>
          <table:table-cell office:value-type="float" office:value="4.34594" calcext:value-type="float">
            <text:p>4.34594</text:p>
          </table:table-cell>
          <table:table-cell office:value-type="float" office:value="5.34826" calcext:value-type="float">
            <text:p>5.34826</text:p>
          </table:table-cell>
          <table:table-cell office:value-type="float" office:value="4.78337" calcext:value-type="float">
            <text:p>4.78337</text:p>
          </table:table-cell>
          <table:table-cell office:value-type="float" office:value="6.83686" calcext:value-type="float">
            <text:p>6.83686</text:p>
          </table:table-cell>
          <table:table-cell office:value-type="float" office:value="5.66017" calcext:value-type="float">
            <text:p>5.66017</text:p>
          </table:table-cell>
          <table:table-cell office:value-type="float" office:value="4.71103" calcext:value-type="float">
            <text:p>4.71103</text:p>
          </table:table-cell>
          <table:table-cell office:value-type="float" office:value="3.98872" calcext:value-type="float">
            <text:p>3.98872</text:p>
          </table:table-cell>
          <table:table-cell office:value-type="float" office:value="4.29899" calcext:value-type="float">
            <text:p>4.29899</text:p>
          </table:table-cell>
          <table:table-cell office:value-type="float" office:value="6.37655" calcext:value-type="float">
            <text:p>6.376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22" office:value-type="string" calcext:value-type="string">
            <text:p>0:</text:p>
          </table:table-cell>
          <table:table-cell office:value-type="float" office:value="9.48333" calcext:value-type="float">
            <text:p>9.48333</text:p>
          </table:table-cell>
          <table:table-cell office:value-type="float" office:value="9.65" calcext:value-type="float">
            <text:p>9.65</text:p>
          </table:table-cell>
          <table:table-cell table:number-columns-repeated="28"/>
        </table:table-row>
        <table:table-row table:style-name="ro1">
          <table:table-cell table:style-name="ce22" office:value-type="string" calcext:value-type="string">
            <text:p>1:</text:p>
          </table:table-cell>
          <table:table-cell office:value-type="float" office:value="9.81667" calcext:value-type="float">
            <text:p>9.81667</text:p>
          </table:table-cell>
          <table:table-cell office:value-type="float" office:value="9.98333" calcext:value-type="float">
            <text:p>9.98333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2" office:value-type="string" calcext:value-type="string">
            <text:p>2:</text:p>
          </table:table-cell>
          <table:table-cell office:value-type="float" office:value="10.8667" calcext:value-type="float">
            <text:p>10.8667</text:p>
          </table:table-cell>
          <table:table-cell office:value-type="float" office:value="11.0333" calcext:value-type="float">
            <text:p>11.0333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20" table:formula="of:=[.F7]/41" office:value-type="float" office:value="0" calcext:value-type="float">
            <text:p>0.000000</text:p>
          </table:table-cell>
          <table:table-cell table:style-name="ce20" table:formula="of:=[.G7]/41" office:value-type="float" office:value="0.0309112195121951" calcext:value-type="float">
            <text:p>0.030911</text:p>
          </table:table-cell>
          <table:table-cell table:style-name="ce20" table:formula="of:=[.H7]/41" office:value-type="float" office:value="0.0880639024390244" calcext:value-type="float">
            <text:p>0.088064</text:p>
          </table:table-cell>
          <table:table-cell table:style-name="ce20" table:formula="of:=[.I7]/41" office:value-type="float" office:value="0.0847536585365854" calcext:value-type="float">
            <text:p>0.084754</text:p>
          </table:table-cell>
          <table:table-cell table:style-name="ce20" table:formula="of:=[.J7]/41" office:value-type="float" office:value="0.0917363414634146" calcext:value-type="float">
            <text:p>0.091736</text:p>
          </table:table-cell>
          <table:table-cell table:style-name="ce20" table:formula="of:=[.K7]/41" office:value-type="float" office:value="0.0766014634146341" calcext:value-type="float">
            <text:p>0.076601</text:p>
          </table:table-cell>
          <table:table-cell table:style-name="ce20" table:formula="of:=[.L7]/41" office:value-type="float" office:value="0.0638134146341463" calcext:value-type="float">
            <text:p>0.063813</text:p>
          </table:table-cell>
          <table:table-cell table:style-name="ce20" table:formula="of:=[.M7]/41" office:value-type="float" office:value="0.086419756097561" calcext:value-type="float">
            <text:p>0.086420</text:p>
          </table:table-cell>
          <table:table-cell table:style-name="ce20" table:formula="of:=[.N7]/41" office:value-type="float" office:value="0.0848348780487805" calcext:value-type="float">
            <text:p>0.084835</text:p>
          </table:table-cell>
          <table:table-cell table:style-name="ce20" table:formula="of:=[.O7]/41" office:value-type="float" office:value="0.0536580487804878" calcext:value-type="float">
            <text:p>0.053658</text:p>
          </table:table-cell>
          <table:table-cell table:style-name="ce20" table:formula="of:=[.P7]/41" office:value-type="float" office:value="0.0390187804878049" calcext:value-type="float">
            <text:p>0.039019</text:p>
          </table:table-cell>
          <table:table-cell table:style-name="ce20" table:formula="of:=[.Q7]/41" office:value-type="float" office:value="0.161109268292683" calcext:value-type="float">
            <text:p>0.161109</text:p>
          </table:table-cell>
          <table:table-cell table:style-name="ce20" table:formula="of:=[.R7]/41" office:value-type="float" office:value="0.0192239024390244" calcext:value-type="float">
            <text:p>0.019224</text:p>
          </table:table-cell>
          <table:table-cell table:style-name="ce20" table:formula="of:=[.S7]/41" office:value-type="float" office:value="0.0397904878048781" calcext:value-type="float">
            <text:p>0.039790</text:p>
          </table:table-cell>
          <table:table-cell table:style-name="ce20" table:formula="of:=[.T7]/41" office:value-type="float" office:value="0.110742195121951" calcext:value-type="float">
            <text:p>0.110742</text:p>
          </table:table-cell>
          <table:table-cell table:style-name="ce20" table:formula="of:=[.U7]/41" office:value-type="float" office:value="0.0513478048780488" calcext:value-type="float">
            <text:p>0.051348</text:p>
          </table:table-cell>
          <table:table-cell table:style-name="ce20" table:formula="of:=[.V7]/41" office:value-type="float" office:value="0.145359024390244" calcext:value-type="float">
            <text:p>0.145359</text:p>
          </table:table-cell>
          <table:table-cell table:style-name="ce20" table:formula="of:=[.W7]/41" office:value-type="float" office:value="0.136650731707317" calcext:value-type="float">
            <text:p>0.136651</text:p>
          </table:table-cell>
          <table:table-cell table:style-name="ce20" table:formula="of:=[.X7]/41" office:value-type="float" office:value="0.0488785365853659" calcext:value-type="float">
            <text:p>0.048879</text:p>
          </table:table-cell>
          <table:table-cell table:style-name="ce20" table:formula="of:=[.Y7]/41" office:value-type="float" office:value="0.0328739024390244" calcext:value-type="float">
            <text:p>0.032874</text:p>
          </table:table-cell>
          <table:table-cell table:style-name="ce20" table:formula="of:=[.Z7]/41" office:value-type="float" office:value="0.0840736585365854" calcext:value-type="float">
            <text:p>0.084074</text:p>
          </table:table-cell>
          <table:table-cell table:style-name="ce20" table:formula="of:=[.AA7]/41" office:value-type="float" office:value="0.0929819512195122" calcext:value-type="float">
            <text:p>0.092982</text:p>
          </table:table-cell>
          <table:table-cell table:style-name="ce20" table:formula="of:=[.AB7]/41" office:value-type="float" office:value="0.0662639024390244" calcext:value-type="float">
            <text:p>0.066264</text:p>
          </table:table-cell>
          <table:table-cell table:style-name="ce20" table:formula="of:=[.AC7]/41" office:value-type="float" office:value="0.0662639024390244" calcext:value-type="float">
            <text:p>0.066264</text:p>
          </table:table-cell>
          <table:table-cell table:style-name="ce20" table:formula="of:=[.AD7]/41" office:value-type="float" office:value="0" calcext:value-type="float">
            <text:p>0.000000</text:p>
          </table:table-cell>
          <table:table-cell table:style-name="ce20" table:formula="of:=[.AE7]/41" office:value-type="float" office:value="0" calcext:value-type="float">
            <text:p>0.000000</text:p>
          </table:table-cell>
        </table:table-row>
        <table:table-row table:style-name="ro1">
          <table:table-cell table:style-name="ce22" office:value-type="string" calcext:value-type="string">
            <text:p>3:</text:p>
          </table:table-cell>
          <table:table-cell office:value-type="float" office:value="14.9667" calcext:value-type="float">
            <text:p>14.9667</text:p>
          </table:table-cell>
          <table:table-cell office:value-type="float" office:value="15.1333" calcext:value-type="float">
            <text:p>15.1333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20" table:formula="of:=[.F8]/41" office:value-type="float" office:value="0.0309112195121951" calcext:value-type="float">
            <text:p>0.030911</text:p>
          </table:table-cell>
          <table:table-cell table:style-name="ce20" table:formula="of:=[.F8]/41" office:value-type="float" office:value="0.0309112195121951" calcext:value-type="float">
            <text:p>0.030911</text:p>
          </table:table-cell>
          <table:table-cell table:style-name="ce20" table:formula="of:=[.G8]/41" office:value-type="float" office:value="0" calcext:value-type="float">
            <text:p>0.000000</text:p>
          </table:table-cell>
          <table:table-cell table:style-name="ce20" table:formula="of:=[.H8]/41" office:value-type="float" office:value="0.0646707317073171" calcext:value-type="float">
            <text:p>0.064671</text:p>
          </table:table-cell>
          <table:table-cell table:style-name="ce20" table:formula="of:=[.I8]/41" office:value-type="float" office:value="0.0741929268292683" calcext:value-type="float">
            <text:p>0.074193</text:p>
          </table:table-cell>
          <table:table-cell table:style-name="ce20" table:formula="of:=[.J8]/41" office:value-type="float" office:value="0.0647639024390244" calcext:value-type="float">
            <text:p>0.064764</text:p>
          </table:table-cell>
          <table:table-cell table:style-name="ce20" table:formula="of:=[.K8]/41" office:value-type="float" office:value="0.0798012195121951" calcext:value-type="float">
            <text:p>0.079801</text:p>
          </table:table-cell>
          <table:table-cell table:style-name="ce20" table:formula="of:=[.L8]/41" office:value-type="float" office:value="0.033109756097561" calcext:value-type="float">
            <text:p>0.033110</text:p>
          </table:table-cell>
          <table:table-cell table:style-name="ce20" table:formula="of:=[.M8]/41" office:value-type="float" office:value="0.0643980487804878" calcext:value-type="float">
            <text:p>0.064398</text:p>
          </table:table-cell>
          <table:table-cell table:style-name="ce20" table:formula="of:=[.N8]/41" office:value-type="float" office:value="0.0741753658536585" calcext:value-type="float">
            <text:p>0.074175</text:p>
          </table:table-cell>
          <table:table-cell table:style-name="ce20" table:formula="of:=[.O8]/41" office:value-type="float" office:value="0.0277890243902439" calcext:value-type="float">
            <text:p>0.027789</text:p>
          </table:table-cell>
          <table:table-cell table:style-name="ce20" table:formula="of:=[.P8]/41" office:value-type="float" office:value="0.018241512195122" calcext:value-type="float">
            <text:p>0.018242</text:p>
          </table:table-cell>
          <table:table-cell table:style-name="ce20" table:formula="of:=[.Q8]/41" office:value-type="float" office:value="0.16059" calcext:value-type="float">
            <text:p>0.160590</text:p>
          </table:table-cell>
          <table:table-cell table:style-name="ce20" table:formula="of:=[.R8]/41" office:value-type="float" office:value="0.0345490243902439" calcext:value-type="float">
            <text:p>0.034549</text:p>
          </table:table-cell>
          <table:table-cell table:style-name="ce20" table:formula="of:=[.S8]/41" office:value-type="float" office:value="0.0101044146341463" calcext:value-type="float">
            <text:p>0.010104</text:p>
          </table:table-cell>
          <table:table-cell table:style-name="ce20" table:formula="of:=[.T8]/41" office:value-type="float" office:value="0.107999756097561" calcext:value-type="float">
            <text:p>0.108000</text:p>
          </table:table-cell>
          <table:table-cell table:style-name="ce20" table:formula="of:=[.U8]/41" office:value-type="float" office:value="0.0205373170731707" calcext:value-type="float">
            <text:p>0.020537</text:p>
          </table:table-cell>
          <table:table-cell table:style-name="ce20" table:formula="of:=[.V8]/41" office:value-type="float" office:value="0.138664390243902" calcext:value-type="float">
            <text:p>0.138664</text:p>
          </table:table-cell>
          <table:table-cell table:style-name="ce20" table:formula="of:=[.W8]/41" office:value-type="float" office:value="0.140659024390244" calcext:value-type="float">
            <text:p>0.140659</text:p>
          </table:table-cell>
          <table:table-cell table:style-name="ce20" table:formula="of:=[.X8]/41" office:value-type="float" office:value="0.018197" calcext:value-type="float">
            <text:p>0.018197</text:p>
          </table:table-cell>
          <table:table-cell table:style-name="ce20" table:formula="of:=[.Y8]/41" office:value-type="float" office:value="0.006872" calcext:value-type="float">
            <text:p>0.006872</text:p>
          </table:table-cell>
          <table:table-cell table:style-name="ce20" table:formula="of:=[.Z8]/41" office:value-type="float" office:value="0.0847429268292683" calcext:value-type="float">
            <text:p>0.084743</text:p>
          </table:table-cell>
          <table:table-cell table:style-name="ce20" table:formula="of:=[.AA8]/41" office:value-type="float" office:value="0.063329512195122" calcext:value-type="float">
            <text:p>0.063330</text:p>
          </table:table-cell>
          <table:table-cell table:style-name="ce20" table:formula="of:=[.AB8]/41" office:value-type="float" office:value="0.0967346341463415" calcext:value-type="float">
            <text:p>0.096735</text:p>
          </table:table-cell>
          <table:table-cell table:style-name="ce20" table:formula="of:=[.AC8]/41" office:value-type="float" office:value="0.0967346341463415" calcext:value-type="float">
            <text:p>0.096735</text:p>
          </table:table-cell>
          <table:table-cell table:style-name="ce20" table:formula="of:=[.AD8]/41" office:value-type="float" office:value="0" calcext:value-type="float">
            <text:p>0.000000</text:p>
          </table:table-cell>
        </table:table-row>
        <table:table-row table:style-name="ro1">
          <table:table-cell table:style-name="ce22" office:value-type="string" calcext:value-type="string">
            <text:p>4:</text:p>
          </table:table-cell>
          <table:table-cell office:value-type="float" office:value="15.1667" calcext:value-type="float">
            <text:p>15.1667</text:p>
          </table:table-cell>
          <table:table-cell office:value-type="float" office:value="15.3333" calcext:value-type="float">
            <text:p>15.3333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20" table:formula="of:=[.F9]/41" office:value-type="float" office:value="0.0880639024390244" calcext:value-type="float">
            <text:p>0.088064</text:p>
          </table:table-cell>
          <table:table-cell table:style-name="ce20" table:formula="of:=[.F9]/41" office:value-type="float" office:value="0.0880639024390244" calcext:value-type="float">
            <text:p>0.088064</text:p>
          </table:table-cell>
          <table:table-cell table:style-name="ce20" table:formula="of:=[.G9]/41" office:value-type="float" office:value="0.0646707317073171" calcext:value-type="float">
            <text:p>0.064671</text:p>
          </table:table-cell>
          <table:table-cell table:style-name="ce20" table:formula="of:=[.H9]/41" office:value-type="float" office:value="0" calcext:value-type="float">
            <text:p>0.000000</text:p>
          </table:table-cell>
          <table:table-cell table:style-name="ce20" table:formula="of:=[.I9]/41" office:value-type="float" office:value="0.0391570731707317" calcext:value-type="float">
            <text:p>0.039157</text:p>
          </table:table-cell>
          <table:table-cell table:style-name="ce20" table:formula="of:=[.J9]/41" office:value-type="float" office:value="0.0154993658536585" calcext:value-type="float">
            <text:p>0.015499</text:p>
          </table:table-cell>
          <table:table-cell table:style-name="ce20" table:formula="of:=[.K9]/41" office:value-type="float" office:value="0.0713434146341464" calcext:value-type="float">
            <text:p>0.071343</text:p>
          </table:table-cell>
          <table:table-cell table:style-name="ce20" table:formula="of:=[.L9]/41" office:value-type="float" office:value="0.0446270731707317" calcext:value-type="float">
            <text:p>0.044627</text:p>
          </table:table-cell>
          <table:table-cell table:style-name="ce20" table:formula="of:=[.M9]/41" office:value-type="float" office:value="0.00500348780487805" calcext:value-type="float">
            <text:p>0.005003</text:p>
          </table:table-cell>
          <table:table-cell table:style-name="ce20" table:formula="of:=[.N9]/41" office:value-type="float" office:value="0.0389124390243902" calcext:value-type="float">
            <text:p>0.038912</text:p>
          </table:table-cell>
          <table:table-cell table:style-name="ce20" table:formula="of:=[.O9]/41" office:value-type="float" office:value="0.0368921951219512" calcext:value-type="float">
            <text:p>0.036892</text:p>
          </table:table-cell>
          <table:table-cell table:style-name="ce20" table:formula="of:=[.P9]/41" office:value-type="float" office:value="0.0494939024390244" calcext:value-type="float">
            <text:p>0.049494</text:p>
          </table:table-cell>
          <table:table-cell table:style-name="ce20" table:formula="of:=[.Q9]/41" office:value-type="float" office:value="0.124096097560976" calcext:value-type="float">
            <text:p>0.124096</text:p>
          </table:table-cell>
          <table:table-cell table:style-name="ce20" table:formula="of:=[.R9]/41" office:value-type="float" office:value="0.0771058536585366" calcext:value-type="float">
            <text:p>0.077106</text:p>
          </table:table-cell>
          <table:table-cell table:style-name="ce20" table:formula="of:=[.S9]/41" office:value-type="float" office:value="0.0640163414634146" calcext:value-type="float">
            <text:p>0.064016</text:p>
          </table:table-cell>
          <table:table-cell table:style-name="ce20" table:formula="of:=[.T9]/41" office:value-type="float" office:value="0.0760856097560976" calcext:value-type="float">
            <text:p>0.076086</text:p>
          </table:table-cell>
          <table:table-cell table:style-name="ce20" table:formula="of:=[.U9]/41" office:value-type="float" office:value="0.0512160975609756" calcext:value-type="float">
            <text:p>0.051216</text:p>
          </table:table-cell>
          <table:table-cell table:style-name="ce20" table:formula="of:=[.V9]/41" office:value-type="float" office:value="0.0929509756097561" calcext:value-type="float">
            <text:p>0.092951</text:p>
          </table:table-cell>
          <table:table-cell table:style-name="ce20" table:formula="of:=[.W9]/41" office:value-type="float" office:value="0.115931219512195" calcext:value-type="float">
            <text:p>0.115931</text:p>
          </table:table-cell>
          <table:table-cell table:style-name="ce20" table:formula="of:=[.X9]/41" office:value-type="float" office:value="0.0579456097560976" calcext:value-type="float">
            <text:p>0.057946</text:p>
          </table:table-cell>
          <table:table-cell table:style-name="ce20" table:formula="of:=[.Y9]/41" office:value-type="float" office:value="0.0588409756097561" calcext:value-type="float">
            <text:p>0.058841</text:p>
          </table:table-cell>
          <table:table-cell table:style-name="ce20" table:formula="of:=[.Z9]/41" office:value-type="float" office:value="0.0686719512195122" calcext:value-type="float">
            <text:p>0.068672</text:p>
          </table:table-cell>
          <table:table-cell table:style-name="ce20" table:formula="of:=[.AA9]/41" office:value-type="float" office:value="0.0322078048780488" calcext:value-type="float">
            <text:p>0.032208</text:p>
          </table:table-cell>
          <table:table-cell table:style-name="ce20" table:formula="of:=[.AB9]/41" office:value-type="float" office:value="0.142601219512195" calcext:value-type="float">
            <text:p>0.142601</text:p>
          </table:table-cell>
          <table:table-cell table:style-name="ce20" table:formula="of:=[.AC9]/41" office:value-type="float" office:value="0.142601219512195" calcext:value-type="float">
            <text:p>0.142601</text:p>
          </table:table-cell>
          <table:table-cell table:style-name="ce20" table:formula="of:=[.AD9]/41" office:value-type="float" office:value="0" calcext:value-type="float">
            <text:p>0.000000</text:p>
          </table:table-cell>
        </table:table-row>
        <table:table-row table:style-name="ro1">
          <table:table-cell table:style-name="ce23" office:value-type="string" calcext:value-type="string">
            <text:p>5:</text:p>
          </table:table-cell>
          <table:table-cell office:value-type="float" office:value="9.64327" calcext:value-type="float">
            <text:p>9.64327</text:p>
          </table:table-cell>
          <table:table-cell office:value-type="float" office:value="9.80993" calcext:value-type="float">
            <text:p>9.80993</text:p>
          </table:table-cell>
          <table:table-cell table:formula="of:=[.C40]-[.B35]" office:value-type="float" office:value="0.326599999999999" calcext:value-type="float">
            <text:p>0.326599999999999</text:p>
          </table:table-cell>
          <table:table-cell table:style-name="ce12" office:value-type="float" office:value="3" calcext:value-type="float">
            <text:p>3</text:p>
          </table:table-cell>
          <table:table-cell table:style-name="ce20" table:formula="of:=[.F10]/41" office:value-type="float" office:value="0.0847536585365854" calcext:value-type="float">
            <text:p>0.084754</text:p>
          </table:table-cell>
          <table:table-cell table:style-name="ce20" table:formula="of:=[.F10]/41" office:value-type="float" office:value="0.0847536585365854" calcext:value-type="float">
            <text:p>0.084754</text:p>
          </table:table-cell>
          <table:table-cell table:style-name="ce20" table:formula="of:=[.G10]/41" office:value-type="float" office:value="0.0741929268292683" calcext:value-type="float">
            <text:p>0.074193</text:p>
          </table:table-cell>
          <table:table-cell table:style-name="ce20" table:formula="of:=[.H10]/41" office:value-type="float" office:value="0.0391570731707317" calcext:value-type="float">
            <text:p>0.039157</text:p>
          </table:table-cell>
          <table:table-cell table:style-name="ce20" table:formula="of:=[.I10]/41" office:value-type="float" office:value="0" calcext:value-type="float">
            <text:p>0.000000</text:p>
          </table:table-cell>
          <table:table-cell table:style-name="ce20" table:formula="of:=[.J10]/41" office:value-type="float" office:value="0.0545217073170732" calcext:value-type="float">
            <text:p>0.054522</text:p>
          </table:table-cell>
          <table:table-cell table:style-name="ce20" table:formula="of:=[.K10]/41" office:value-type="float" office:value="0.0353724390243902" calcext:value-type="float">
            <text:p>0.035372</text:p>
          </table:table-cell>
          <table:table-cell table:style-name="ce20" table:formula="of:=[.L10]/41" office:value-type="float" office:value="0.0711156097560976" calcext:value-type="float">
            <text:p>0.071116</text:p>
          </table:table-cell>
          <table:table-cell table:style-name="ce20" table:formula="of:=[.M10]/41" office:value-type="float" office:value="0.0341612195121951" calcext:value-type="float">
            <text:p>0.034161</text:p>
          </table:table-cell>
          <table:table-cell table:style-name="ce20" table:formula="of:=[.N10]/41" office:value-type="float" office:value="0.000271524390243902" calcext:value-type="float">
            <text:p>0.000272</text:p>
          </table:table-cell>
          <table:table-cell table:style-name="ce20" table:formula="of:=[.O10]/41" office:value-type="float" office:value="0.0530956097560976" calcext:value-type="float">
            <text:p>0.053096</text:p>
          </table:table-cell>
          <table:table-cell table:style-name="ce20" table:formula="of:=[.P10]/41" office:value-type="float" office:value="0.0559826829268293" calcext:value-type="float">
            <text:p>0.055983</text:p>
          </table:table-cell>
          <table:table-cell table:style-name="ce20" table:formula="of:=[.Q10]/41" office:value-type="float" office:value="0.0901946341463415" calcext:value-type="float">
            <text:p>0.090195</text:p>
          </table:table-cell>
          <table:table-cell table:style-name="ce20" table:formula="of:=[.R10]/41" office:value-type="float" office:value="0.0676163414634146" calcext:value-type="float">
            <text:p>0.067616</text:p>
          </table:table-cell>
          <table:table-cell table:style-name="ce20" table:formula="of:=[.S10]/41" office:value-type="float" office:value="0.0787885365853659" calcext:value-type="float">
            <text:p>0.078789</text:p>
          </table:table-cell>
          <table:table-cell table:style-name="ce20" table:formula="of:=[.T10]/41" office:value-type="float" office:value="0.0387339024390244" calcext:value-type="float">
            <text:p>0.038734</text:p>
          </table:table-cell>
          <table:table-cell table:style-name="ce20" table:formula="of:=[.U10]/41" office:value-type="float" office:value="0.0711751219512195" calcext:value-type="float">
            <text:p>0.071175</text:p>
          </table:table-cell>
          <table:table-cell table:style-name="ce20" table:formula="of:=[.V10]/41" office:value-type="float" office:value="0.0646529268292683" calcext:value-type="float">
            <text:p>0.064653</text:p>
          </table:table-cell>
          <table:table-cell table:style-name="ce20" table:formula="of:=[.W10]/41" office:value-type="float" office:value="0.0777917073170732" calcext:value-type="float">
            <text:p>0.077792</text:p>
          </table:table-cell>
          <table:table-cell table:style-name="ce20" table:formula="of:=[.X10]/41" office:value-type="float" office:value="0.0771329268292683" calcext:value-type="float">
            <text:p>0.077133</text:p>
          </table:table-cell>
          <table:table-cell table:style-name="ce20" table:formula="of:=[.Y10]/41" office:value-type="float" office:value="0.0673234146341463" calcext:value-type="float">
            <text:p>0.067323</text:p>
          </table:table-cell>
          <table:table-cell table:style-name="ce20" table:formula="of:=[.Z10]/41" office:value-type="float" office:value="0.0305585365853658" calcext:value-type="float">
            <text:p>0.030559</text:p>
          </table:table-cell>
          <table:table-cell table:style-name="ce20" table:formula="of:=[.AA10]/41" office:value-type="float" office:value="0.0703690243902439" calcext:value-type="float">
            <text:p>0.070369</text:p>
          </table:table-cell>
          <table:table-cell table:style-name="ce20" table:formula="of:=[.AB10]/41" office:value-type="float" office:value="0.123006341463415" calcext:value-type="float">
            <text:p>0.123006</text:p>
          </table:table-cell>
          <table:table-cell table:style-name="ce20" table:formula="of:=[.AC10]/41" office:value-type="float" office:value="0.123006341463415" calcext:value-type="float">
            <text:p>0.123006</text:p>
          </table:table-cell>
          <table:table-cell table:style-name="ce20" table:formula="of:=[.AD10]/41" office:value-type="float" office:value="0" calcext:value-type="float">
            <text:p>0.000000</text:p>
          </table:table-cell>
        </table:table-row>
        <table:table-row table:style-name="ro1">
          <table:table-cell table:style-name="ce23" office:value-type="string" calcext:value-type="string">
            <text:p>6:</text:p>
          </table:table-cell>
          <table:table-cell office:value-type="float" office:value="9.93311" calcext:value-type="float">
            <text:p>9.93311</text:p>
          </table:table-cell>
          <table:table-cell office:value-type="float" office:value="10.0998" calcext:value-type="float">
            <text:p>10.0998</text:p>
          </table:table-cell>
          <table:table-cell table:formula="of:=[.C41]-[.B36]" office:value-type="float" office:value="0.28313" calcext:value-type="float">
            <text:p>0.28313</text:p>
          </table:table-cell>
          <table:table-cell table:style-name="ce12" office:value-type="float" office:value="4" calcext:value-type="float">
            <text:p>4</text:p>
          </table:table-cell>
          <table:table-cell table:style-name="ce20" table:formula="of:=[.F11]/41" office:value-type="float" office:value="0.0917363414634146" calcext:value-type="float">
            <text:p>0.091736</text:p>
          </table:table-cell>
          <table:table-cell table:style-name="ce20" table:formula="of:=[.F11]/41" office:value-type="float" office:value="0.0917363414634146" calcext:value-type="float">
            <text:p>0.091736</text:p>
          </table:table-cell>
          <table:table-cell table:style-name="ce20" table:formula="of:=[.G11]/41" office:value-type="float" office:value="0.0647639024390244" calcext:value-type="float">
            <text:p>0.064764</text:p>
          </table:table-cell>
          <table:table-cell table:style-name="ce20" table:formula="of:=[.H11]/41" office:value-type="float" office:value="0.0154993658536585" calcext:value-type="float">
            <text:p>0.015499</text:p>
          </table:table-cell>
          <table:table-cell table:style-name="ce20" table:formula="of:=[.I11]/41" office:value-type="float" office:value="0.0545217073170732" calcext:value-type="float">
            <text:p>0.054522</text:p>
          </table:table-cell>
          <table:table-cell table:style-name="ce20" table:formula="of:=[.J11]/41" office:value-type="float" office:value="0" calcext:value-type="float">
            <text:p>0.000000</text:p>
          </table:table-cell>
          <table:table-cell table:style-name="ce20" table:formula="of:=[.K11]/41" office:value-type="float" office:value="0.0856531707317073" calcext:value-type="float">
            <text:p>0.085653</text:p>
          </table:table-cell>
          <table:table-cell table:style-name="ce20" table:formula="of:=[.L11]/41" office:value-type="float" office:value="0.0379431707317073" calcext:value-type="float">
            <text:p>0.037943</text:p>
          </table:table-cell>
          <table:table-cell table:style-name="ce20" table:formula="of:=[.M11]/41" office:value-type="float" office:value="0.0204217317073171" calcext:value-type="float">
            <text:p>0.020422</text:p>
          </table:table-cell>
          <table:table-cell table:style-name="ce20" table:formula="of:=[.N11]/41" office:value-type="float" office:value="0.0542826829268293" calcext:value-type="float">
            <text:p>0.054283</text:p>
          </table:table-cell>
          <table:table-cell table:style-name="ce20" table:formula="of:=[.O11]/41" office:value-type="float" office:value="0.0381226829268293" calcext:value-type="float">
            <text:p>0.038123</text:p>
          </table:table-cell>
          <table:table-cell table:style-name="ce20" table:formula="of:=[.P11]/41" office:value-type="float" office:value="0.0528170731707317" calcext:value-type="float">
            <text:p>0.052817</text:p>
          </table:table-cell>
          <table:table-cell table:style-name="ce20" table:formula="of:=[.Q11]/41" office:value-type="float" office:value="0.139046341463415" calcext:value-type="float">
            <text:p>0.139046</text:p>
          </table:table-cell>
          <table:table-cell table:style-name="ce20" table:formula="of:=[.R11]/41" office:value-type="float" office:value="0.0836492682926829" calcext:value-type="float">
            <text:p>0.083649</text:p>
          </table:table-cell>
          <table:table-cell table:style-name="ce20" table:formula="of:=[.S11]/41" office:value-type="float" office:value="0.0617029268292683" calcext:value-type="float">
            <text:p>0.061703</text:p>
          </table:table-cell>
          <table:table-cell table:style-name="ce20" table:formula="of:=[.T11]/41" office:value-type="float" office:value="0.0915626829268293" calcext:value-type="float">
            <text:p>0.091563</text:p>
          </table:table-cell>
          <table:table-cell table:style-name="ce20" table:formula="of:=[.U11]/41" office:value-type="float" office:value="0.0476214634146341" calcext:value-type="float">
            <text:p>0.047621</text:p>
          </table:table-cell>
          <table:table-cell table:style-name="ce20" table:formula="of:=[.V11]/41" office:value-type="float" office:value="0.107132195121951" calcext:value-type="float">
            <text:p>0.107132</text:p>
          </table:table-cell>
          <table:table-cell table:style-name="ce20" table:formula="of:=[.W11]/41" office:value-type="float" office:value="0.131424146341463" calcext:value-type="float">
            <text:p>0.131424</text:p>
          </table:table-cell>
          <table:table-cell table:style-name="ce20" table:formula="of:=[.X11]/41" office:value-type="float" office:value="0.0539731707317073" calcext:value-type="float">
            <text:p>0.053973</text:p>
          </table:table-cell>
          <table:table-cell table:style-name="ce20" table:formula="of:=[.Y11]/41" office:value-type="float" office:value="0.0600175609756098" calcext:value-type="float">
            <text:p>0.060018</text:p>
          </table:table-cell>
          <table:table-cell table:style-name="ce20" table:formula="of:=[.Z11]/41" office:value-type="float" office:value="0.0835719512195122" calcext:value-type="float">
            <text:p>0.083572</text:p>
          </table:table-cell>
          <table:table-cell table:style-name="ce20" table:formula="of:=[.AA11]/41" office:value-type="float" office:value="0.0171865365853659" calcext:value-type="float">
            <text:p>0.017187</text:p>
          </table:table-cell>
          <table:table-cell table:style-name="ce20" table:formula="of:=[.AB11]/41" office:value-type="float" office:value="0.150543414634146" calcext:value-type="float">
            <text:p>0.150543</text:p>
          </table:table-cell>
          <table:table-cell table:style-name="ce20" table:formula="of:=[.AC11]/41" office:value-type="float" office:value="0.150543414634146" calcext:value-type="float">
            <text:p>0.150543</text:p>
          </table:table-cell>
          <table:table-cell table:style-name="ce20" table:formula="of:=[.AD11]/41" office:value-type="float" office:value="0" calcext:value-type="float">
            <text:p>0.000000</text:p>
          </table:table-cell>
        </table:table-row>
        <table:table-row table:style-name="ro1">
          <table:table-cell table:style-name="ce23" office:value-type="string" calcext:value-type="string">
            <text:p>7:</text:p>
          </table:table-cell>
          <table:table-cell office:value-type="float" office:value="10.955" calcext:value-type="float">
            <text:p>10.955</text:p>
          </table:table-cell>
          <table:table-cell office:value-type="float" office:value="11.1217" calcext:value-type="float">
            <text:p>11.1217</text:p>
          </table:table-cell>
          <table:table-cell table:formula="of:=[.C42]-[.B37]" office:value-type="float" office:value="0.255000000000001" calcext:value-type="float">
            <text:p>0.255000000000001</text:p>
          </table:table-cell>
          <table:table-cell table:style-name="ce5" office:value-type="float" office:value="5" calcext:value-type="float">
            <text:p>5</text:p>
          </table:table-cell>
          <table:table-cell table:style-name="ce20" table:formula="of:=[.F12]/41" office:value-type="float" office:value="0.0766014634146341" calcext:value-type="float">
            <text:p>0.076601</text:p>
          </table:table-cell>
          <table:table-cell table:style-name="ce20" table:formula="of:=[.F12]/41" office:value-type="float" office:value="0.0766014634146341" calcext:value-type="float">
            <text:p>0.076601</text:p>
          </table:table-cell>
          <table:table-cell table:style-name="ce20" table:formula="of:=[.G12]/41" office:value-type="float" office:value="0.0798012195121951" calcext:value-type="float">
            <text:p>0.079801</text:p>
          </table:table-cell>
          <table:table-cell table:style-name="ce20" table:formula="of:=[.H12]/41" office:value-type="float" office:value="0.0713434146341464" calcext:value-type="float">
            <text:p>0.071343</text:p>
          </table:table-cell>
          <table:table-cell table:style-name="ce20" table:formula="of:=[.I12]/41" office:value-type="float" office:value="0.0353724390243902" calcext:value-type="float">
            <text:p>0.035372</text:p>
          </table:table-cell>
          <table:table-cell table:style-name="ce20" table:formula="of:=[.J12]/41" office:value-type="float" office:value="0.0856531707317073" calcext:value-type="float">
            <text:p>0.085653</text:p>
          </table:table-cell>
          <table:table-cell table:style-name="ce20" table:formula="of:=[.K12]/41" office:value-type="float" office:value="0" calcext:value-type="float">
            <text:p>0.000000</text:p>
          </table:table-cell>
          <table:table-cell table:style-name="ce20" table:formula="of:=[.L12]/41" office:value-type="float" office:value="0.0905156097560976" calcext:value-type="float">
            <text:p>0.090516</text:p>
          </table:table-cell>
          <table:table-cell table:style-name="ce20" table:formula="of:=[.M12]/41" office:value-type="float" office:value="0.0664778048780488" calcext:value-type="float">
            <text:p>0.066478</text:p>
          </table:table-cell>
          <table:table-cell table:style-name="ce20" table:formula="of:=[.N12]/41" office:value-type="float" office:value="0.0356412195121951" calcext:value-type="float">
            <text:p>0.035641</text:p>
          </table:table-cell>
          <table:table-cell table:style-name="ce20" table:formula="of:=[.O12]/41" office:value-type="float" office:value="0.0698048780487805" calcext:value-type="float">
            <text:p>0.069805</text:p>
          </table:table-cell>
          <table:table-cell table:style-name="ce20" table:formula="of:=[.P12]/41" office:value-type="float" office:value="0.0644853658536585" calcext:value-type="float">
            <text:p>0.064485</text:p>
          </table:table-cell>
          <table:table-cell table:style-name="ce20" table:formula="of:=[.Q12]/41" office:value-type="float" office:value="0.0845280487804878" calcext:value-type="float">
            <text:p>0.084528</text:p>
          </table:table-cell>
          <table:table-cell table:style-name="ce20" table:formula="of:=[.R12]/41" office:value-type="float" office:value="0.057380487804878" calcext:value-type="float">
            <text:p>0.057380</text:p>
          </table:table-cell>
          <table:table-cell table:style-name="ce20" table:formula="of:=[.S12]/41" office:value-type="float" office:value="0.0877682926829268" calcext:value-type="float">
            <text:p>0.087768</text:p>
          </table:table-cell>
          <table:table-cell table:style-name="ce20" table:formula="of:=[.T12]/41" office:value-type="float" office:value="0.0362670731707317" calcext:value-type="float">
            <text:p>0.036267</text:p>
          </table:table-cell>
          <table:table-cell table:style-name="ce20" table:formula="of:=[.U12]/41" office:value-type="float" office:value="0.0857312195121951" calcext:value-type="float">
            <text:p>0.085731</text:p>
          </table:table-cell>
          <table:table-cell table:style-name="ce20" table:formula="of:=[.V12]/41" office:value-type="float" office:value="0.0728034146341463" calcext:value-type="float">
            <text:p>0.072803</text:p>
          </table:table-cell>
          <table:table-cell table:style-name="ce20" table:formula="of:=[.W12]/41" office:value-type="float" office:value="0.0611841463414634" calcext:value-type="float">
            <text:p>0.061184</text:p>
          </table:table-cell>
          <table:table-cell table:style-name="ce20" table:formula="of:=[.X12]/41" office:value-type="float" office:value="0.0899546341463415" calcext:value-type="float">
            <text:p>0.089955</text:p>
          </table:table-cell>
          <table:table-cell table:style-name="ce20" table:formula="of:=[.Y12]/41" office:value-type="float" office:value="0.0737882926829268" calcext:value-type="float">
            <text:p>0.073788</text:p>
          </table:table-cell>
          <table:table-cell table:style-name="ce20" table:formula="of:=[.Z12]/41" office:value-type="float" office:value="0.00918509756097561" calcext:value-type="float">
            <text:p>0.009185</text:p>
          </table:table-cell>
          <table:table-cell table:style-name="ce20" table:formula="of:=[.AA12]/41" office:value-type="float" office:value="0.0994078048780488" calcext:value-type="float">
            <text:p>0.099408</text:p>
          </table:table-cell>
          <table:table-cell table:style-name="ce20" table:formula="of:=[.AB12]/41" office:value-type="float" office:value="0.0957139024390244" calcext:value-type="float">
            <text:p>0.095714</text:p>
          </table:table-cell>
          <table:table-cell table:style-name="ce20" table:formula="of:=[.AC12]/41" office:value-type="float" office:value="0.0957139024390244" calcext:value-type="float">
            <text:p>0.095714</text:p>
          </table:table-cell>
          <table:table-cell table:style-name="ce20" table:formula="of:=[.AD12]/41" office:value-type="float" office:value="0" calcext:value-type="float">
            <text:p>0.000000</text:p>
          </table:table-cell>
        </table:table-row>
        <table:table-row table:style-name="ro1">
          <table:table-cell table:style-name="ce23" office:value-type="string" calcext:value-type="string">
            <text:p>8:</text:p>
          </table:table-cell>
          <table:table-cell office:value-type="float" office:value="15.0503" calcext:value-type="float">
            <text:p>15.0503</text:p>
          </table:table-cell>
          <table:table-cell office:value-type="float" office:value="15.2169" calcext:value-type="float">
            <text:p>15.2169</text:p>
          </table:table-cell>
          <table:table-cell table:formula="of:=[.C43]-[.B38]" office:value-type="float" office:value="0.250200000000001" calcext:value-type="float">
            <text:p>0.250200000000001</text:p>
          </table:table-cell>
          <table:table-cell table:style-name="ce5" office:value-type="float" office:value="6" calcext:value-type="float">
            <text:p>6</text:p>
          </table:table-cell>
          <table:table-cell table:style-name="ce20" table:formula="of:=[.F13]/41" office:value-type="float" office:value="0.0638134146341463" calcext:value-type="float">
            <text:p>0.063813</text:p>
          </table:table-cell>
          <table:table-cell table:style-name="ce20" table:formula="of:=[.F13]/41" office:value-type="float" office:value="0.0638134146341463" calcext:value-type="float">
            <text:p>0.063813</text:p>
          </table:table-cell>
          <table:table-cell table:style-name="ce20" table:formula="of:=[.G13]/41" office:value-type="float" office:value="0.033109756097561" calcext:value-type="float">
            <text:p>0.033110</text:p>
          </table:table-cell>
          <table:table-cell table:style-name="ce20" table:formula="of:=[.H13]/41" office:value-type="float" office:value="0.0446270731707317" calcext:value-type="float">
            <text:p>0.044627</text:p>
          </table:table-cell>
          <table:table-cell table:style-name="ce20" table:formula="of:=[.I13]/41" office:value-type="float" office:value="0.0711156097560976" calcext:value-type="float">
            <text:p>0.071116</text:p>
          </table:table-cell>
          <table:table-cell table:style-name="ce20" table:formula="of:=[.J13]/41" office:value-type="float" office:value="0.0379431707317073" calcext:value-type="float">
            <text:p>0.037943</text:p>
          </table:table-cell>
          <table:table-cell table:style-name="ce20" table:formula="of:=[.K13]/41" office:value-type="float" office:value="0.0905156097560976" calcext:value-type="float">
            <text:p>0.090516</text:p>
          </table:table-cell>
          <table:table-cell table:style-name="ce20" table:formula="of:=[.L13]/41" office:value-type="float" office:value="0" calcext:value-type="float">
            <text:p>0.000000</text:p>
          </table:table-cell>
          <table:table-cell table:style-name="ce20" table:formula="of:=[.M13]/41" office:value-type="float" office:value="0.0468136585365854" calcext:value-type="float">
            <text:p>0.046814</text:p>
          </table:table-cell>
          <table:table-cell table:style-name="ce20" table:formula="of:=[.N13]/41" office:value-type="float" office:value="0.07098" calcext:value-type="float">
            <text:p>0.070980</text:p>
          </table:table-cell>
          <table:table-cell table:style-name="ce20" table:formula="of:=[.O13]/41" office:value-type="float" office:value="0.0207814146341463" calcext:value-type="float">
            <text:p>0.020781</text:p>
          </table:table-cell>
          <table:table-cell table:style-name="ce20" table:formula="of:=[.P13]/41" office:value-type="float" office:value="0.0314909756097561" calcext:value-type="float">
            <text:p>0.031491</text:p>
          </table:table-cell>
          <table:table-cell table:style-name="ce20" table:formula="of:=[.Q13]/41" office:value-type="float" office:value="0.161297804878049" calcext:value-type="float">
            <text:p>0.161298</text:p>
          </table:table-cell>
          <table:table-cell table:style-name="ce20" table:formula="of:=[.R13]/41" office:value-type="float" office:value="0.0629934146341463" calcext:value-type="float">
            <text:p>0.062993</text:p>
          </table:table-cell>
          <table:table-cell table:style-name="ce20" table:formula="of:=[.S13]/41" office:value-type="float" office:value="0.026469512195122" calcext:value-type="float">
            <text:p>0.026470</text:p>
          </table:table-cell>
          <table:table-cell table:style-name="ce20" table:formula="of:=[.T13]/41" office:value-type="float" office:value="0.109496585365854" calcext:value-type="float">
            <text:p>0.109497</text:p>
          </table:table-cell>
          <table:table-cell table:style-name="ce20" table:formula="of:=[.U13]/41" office:value-type="float" office:value="0.0126023902439024" calcext:value-type="float">
            <text:p>0.012602</text:p>
          </table:table-cell>
          <table:table-cell table:style-name="ce20" table:formula="of:=[.V13]/41" office:value-type="float" office:value="0.133636341463415" calcext:value-type="float">
            <text:p>0.133636</text:p>
          </table:table-cell>
          <table:table-cell table:style-name="ce20" table:formula="of:=[.W13]/41" office:value-type="float" office:value="0.147016341463415" calcext:value-type="float">
            <text:p>0.147016</text:p>
          </table:table-cell>
          <table:table-cell table:style-name="ce20" table:formula="of:=[.X13]/41" office:value-type="float" office:value="0.017331" calcext:value-type="float">
            <text:p>0.017331</text:p>
          </table:table-cell>
          <table:table-cell table:style-name="ce20" table:formula="of:=[.Y13]/41" office:value-type="float" office:value="0.0314521951219512" calcext:value-type="float">
            <text:p>0.031452</text:p>
          </table:table-cell>
          <table:table-cell table:style-name="ce20" table:formula="of:=[.Z13]/41" office:value-type="float" office:value="0.0923319512195122" calcext:value-type="float">
            <text:p>0.092332</text:p>
          </table:table-cell>
          <table:table-cell table:style-name="ce20" table:formula="of:=[.AA13]/41" office:value-type="float" office:value="0.0314124390243902" calcext:value-type="float">
            <text:p>0.031412</text:p>
          </table:table-cell>
          <table:table-cell table:style-name="ce20" table:formula="of:=[.AB13]/41" office:value-type="float" office:value="0.128731463414634" calcext:value-type="float">
            <text:p>0.128731</text:p>
          </table:table-cell>
          <table:table-cell table:style-name="ce20" table:formula="of:=[.AC13]/41" office:value-type="float" office:value="0.128731463414634" calcext:value-type="float">
            <text:p>0.128731</text:p>
          </table:table-cell>
          <table:table-cell table:style-name="ce20" table:formula="of:=[.AD13]/41" office:value-type="float" office:value="0" calcext:value-type="float">
            <text:p>0.000000</text:p>
          </table:table-cell>
        </table:table-row>
        <table:table-row table:style-name="ro1">
          <table:table-cell table:style-name="ce23" office:value-type="string" calcext:value-type="string">
            <text:p>9:</text:p>
          </table:table-cell>
          <table:table-cell office:value-type="float" office:value="15.2881" calcext:value-type="float">
            <text:p>15.2881</text:p>
          </table:table-cell>
          <table:table-cell office:value-type="float" office:value="15.4548" calcext:value-type="float">
            <text:p>15.4548</text:p>
          </table:table-cell>
          <table:table-cell table:formula="of:=[.C44]-[.B39]" office:value-type="float" office:value="0.2881" calcext:value-type="float">
            <text:p>0.2881</text:p>
          </table:table-cell>
          <table:table-cell table:style-name="ce5" office:value-type="float" office:value="7" calcext:value-type="float">
            <text:p>7</text:p>
          </table:table-cell>
          <table:table-cell table:style-name="ce20" table:formula="of:=[.F14]/41" office:value-type="float" office:value="0.086419756097561" calcext:value-type="float">
            <text:p>0.086420</text:p>
          </table:table-cell>
          <table:table-cell table:style-name="ce20" table:formula="of:=[.F14]/41" office:value-type="float" office:value="0.086419756097561" calcext:value-type="float">
            <text:p>0.086420</text:p>
          </table:table-cell>
          <table:table-cell table:style-name="ce20" table:formula="of:=[.G14]/41" office:value-type="float" office:value="0.0643980487804878" calcext:value-type="float">
            <text:p>0.064398</text:p>
          </table:table-cell>
          <table:table-cell table:style-name="ce20" table:formula="of:=[.H14]/41" office:value-type="float" office:value="0.00500348780487805" calcext:value-type="float">
            <text:p>0.005003</text:p>
          </table:table-cell>
          <table:table-cell table:style-name="ce20" table:formula="of:=[.I14]/41" office:value-type="float" office:value="0.0341612195121951" calcext:value-type="float">
            <text:p>0.034161</text:p>
          </table:table-cell>
          <table:table-cell table:style-name="ce20" table:formula="of:=[.J14]/41" office:value-type="float" office:value="0.0204217317073171" calcext:value-type="float">
            <text:p>0.020422</text:p>
          </table:table-cell>
          <table:table-cell table:style-name="ce20" table:formula="of:=[.K14]/41" office:value-type="float" office:value="0.0664778048780488" calcext:value-type="float">
            <text:p>0.066478</text:p>
          </table:table-cell>
          <table:table-cell table:style-name="ce20" table:formula="of:=[.L14]/41" office:value-type="float" office:value="0.0468136585365854" calcext:value-type="float">
            <text:p>0.046814</text:p>
          </table:table-cell>
          <table:table-cell table:style-name="ce20" table:formula="of:=[.M14]/41" office:value-type="float" office:value="0" calcext:value-type="float">
            <text:p>0.000000</text:p>
          </table:table-cell>
          <table:table-cell table:style-name="ce20" table:formula="of:=[.N14]/41" office:value-type="float" office:value="0.0339175609756098" calcext:value-type="float">
            <text:p>0.033918</text:p>
          </table:table-cell>
          <table:table-cell table:style-name="ce20" table:formula="of:=[.O14]/41" office:value-type="float" office:value="0.0368439024390244" calcext:value-type="float">
            <text:p>0.036844</text:p>
          </table:table-cell>
          <table:table-cell table:style-name="ce20" table:formula="of:=[.P14]/41" office:value-type="float" office:value="0.0483887804878049" calcext:value-type="float">
            <text:p>0.048389</text:p>
          </table:table-cell>
          <table:table-cell table:style-name="ce20" table:formula="of:=[.Q14]/41" office:value-type="float" office:value="0.11970512195122" calcext:value-type="float">
            <text:p>0.119705</text:p>
          </table:table-cell>
          <table:table-cell table:style-name="ce20" table:formula="of:=[.R14]/41" office:value-type="float" office:value="0.0745963414634146" calcext:value-type="float">
            <text:p>0.074596</text:p>
          </table:table-cell>
          <table:table-cell table:style-name="ce20" table:formula="of:=[.S14]/41" office:value-type="float" office:value="0.0645282926829268" calcext:value-type="float">
            <text:p>0.064528</text:p>
          </table:table-cell>
          <table:table-cell table:style-name="ce20" table:formula="of:=[.T14]/41" office:value-type="float" office:value="0.071270243902439" calcext:value-type="float">
            <text:p>0.071270</text:p>
          </table:table-cell>
          <table:table-cell table:style-name="ce20" table:formula="of:=[.U14]/41" office:value-type="float" office:value="0.052330487804878" calcext:value-type="float">
            <text:p>0.052330</text:p>
          </table:table-cell>
          <table:table-cell table:style-name="ce20" table:formula="of:=[.V14]/41" office:value-type="float" office:value="0.0890356097560976" calcext:value-type="float">
            <text:p>0.089036</text:p>
          </table:table-cell>
          <table:table-cell table:style-name="ce20" table:formula="of:=[.W14]/41" office:value-type="float" office:value="0.111074878048781" calcext:value-type="float">
            <text:p>0.111075</text:p>
          </table:table-cell>
          <table:table-cell table:style-name="ce20" table:formula="of:=[.X14]/41" office:value-type="float" office:value="0.0590658536585366" calcext:value-type="float">
            <text:p>0.059066</text:p>
          </table:table-cell>
          <table:table-cell table:style-name="ce20" table:formula="of:=[.Y14]/41" office:value-type="float" office:value="0.0582926829268293" calcext:value-type="float">
            <text:p>0.058293</text:p>
          </table:table-cell>
          <table:table-cell table:style-name="ce20" table:formula="of:=[.Z14]/41" office:value-type="float" office:value="0.0636960975609756" calcext:value-type="float">
            <text:p>0.063696</text:p>
          </table:table-cell>
          <table:table-cell table:style-name="ce20" table:formula="of:=[.AA14]/41" office:value-type="float" office:value="0.0368885365853659" calcext:value-type="float">
            <text:p>0.036889</text:p>
          </table:table-cell>
          <table:table-cell table:style-name="ce20" table:formula="of:=[.AB14]/41" office:value-type="float" office:value="0.139433658536585" calcext:value-type="float">
            <text:p>0.139434</text:p>
          </table:table-cell>
          <table:table-cell table:style-name="ce20" table:formula="of:=[.AC14]/41" office:value-type="float" office:value="0.139433658536585" calcext:value-type="float">
            <text:p>0.139434</text:p>
          </table:table-cell>
          <table:table-cell table:style-name="ce20" table:formula="of:=[.AD14]/41" office:value-type="float" office:value="0" calcext:value-type="float">
            <text:p>0.000000</text:p>
          </table:table-cell>
        </table:table-row>
        <table:table-row table:style-name="ro1">
          <table:table-cell table:style-name="ce17"/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20" table:formula="of:=[.F15]/41" office:value-type="float" office:value="0.0848348780487805" calcext:value-type="float">
            <text:p>0.084835</text:p>
          </table:table-cell>
          <table:table-cell table:style-name="ce20" table:formula="of:=[.F15]/41" office:value-type="float" office:value="0.0848348780487805" calcext:value-type="float">
            <text:p>0.084835</text:p>
          </table:table-cell>
          <table:table-cell table:style-name="ce20" table:formula="of:=[.G15]/41" office:value-type="float" office:value="0.0741753658536585" calcext:value-type="float">
            <text:p>0.074175</text:p>
          </table:table-cell>
          <table:table-cell table:style-name="ce20" table:formula="of:=[.H15]/41" office:value-type="float" office:value="0.0389124390243902" calcext:value-type="float">
            <text:p>0.038912</text:p>
          </table:table-cell>
          <table:table-cell table:style-name="ce20" table:formula="of:=[.I15]/41" office:value-type="float" office:value="0.000271524390243902" calcext:value-type="float">
            <text:p>0.000272</text:p>
          </table:table-cell>
          <table:table-cell table:style-name="ce20" table:formula="of:=[.J15]/41" office:value-type="float" office:value="0.0542826829268293" calcext:value-type="float">
            <text:p>0.054283</text:p>
          </table:table-cell>
          <table:table-cell table:style-name="ce20" table:formula="of:=[.K15]/41" office:value-type="float" office:value="0.0356412195121951" calcext:value-type="float">
            <text:p>0.035641</text:p>
          </table:table-cell>
          <table:table-cell table:style-name="ce20" table:formula="of:=[.L15]/41" office:value-type="float" office:value="0.07098" calcext:value-type="float">
            <text:p>0.070980</text:p>
          </table:table-cell>
          <table:table-cell table:style-name="ce20" table:formula="of:=[.M15]/41" office:value-type="float" office:value="0.0339175609756098" calcext:value-type="float">
            <text:p>0.033918</text:p>
          </table:table-cell>
          <table:table-cell table:style-name="ce20" table:formula="of:=[.N15]/41" office:value-type="float" office:value="0" calcext:value-type="float">
            <text:p>0.000000</text:p>
          </table:table-cell>
          <table:table-cell table:style-name="ce20" table:formula="of:=[.O15]/41" office:value-type="float" office:value="0.0530017073170732" calcext:value-type="float">
            <text:p>0.053002</text:p>
          </table:table-cell>
          <table:table-cell table:style-name="ce20" table:formula="of:=[.P15]/41" office:value-type="float" office:value="0.0559609756097561" calcext:value-type="float">
            <text:p>0.055961</text:p>
          </table:table-cell>
          <table:table-cell table:style-name="ce20" table:formula="of:=[.Q15]/41" office:value-type="float" office:value="0.0903248780487805" calcext:value-type="float">
            <text:p>0.090325</text:p>
          </table:table-cell>
          <table:table-cell table:style-name="ce20" table:formula="of:=[.R15]/41" office:value-type="float" office:value="0.0677268292682927" calcext:value-type="float">
            <text:p>0.067727</text:p>
          </table:table-cell>
          <table:table-cell table:style-name="ce20" table:formula="of:=[.S15]/41" office:value-type="float" office:value="0.078739512195122" calcext:value-type="float">
            <text:p>0.078740</text:p>
          </table:table-cell>
          <table:table-cell table:style-name="ce20" table:formula="of:=[.T15]/41" office:value-type="float" office:value="0.0389075609756098" calcext:value-type="float">
            <text:p>0.038908</text:p>
          </table:table-cell>
          <table:table-cell table:style-name="ce20" table:formula="of:=[.U15]/41" office:value-type="float" office:value="0.0710834146341463" calcext:value-type="float">
            <text:p>0.071083</text:p>
          </table:table-cell>
          <table:table-cell table:style-name="ce20" table:formula="of:=[.V15]/41" office:value-type="float" office:value="0.0646990243902439" calcext:value-type="float">
            <text:p>0.064699</text:p>
          </table:table-cell>
          <table:table-cell table:style-name="ce20" table:formula="of:=[.W15]/41" office:value-type="float" office:value="0.0779946341463415" calcext:value-type="float">
            <text:p>0.077995</text:p>
          </table:table-cell>
          <table:table-cell table:style-name="ce20" table:formula="of:=[.X15]/41" office:value-type="float" office:value="0.0770521951219512" calcext:value-type="float">
            <text:p>0.077052</text:p>
          </table:table-cell>
          <table:table-cell table:style-name="ce20" table:formula="of:=[.Y15]/41" office:value-type="float" office:value="0.0673053658536585" calcext:value-type="float">
            <text:p>0.067305</text:p>
          </table:table-cell>
          <table:table-cell table:style-name="ce20" table:formula="of:=[.Z15]/41" office:value-type="float" office:value="0.0308287804878049" calcext:value-type="float">
            <text:p>0.030829</text:p>
          </table:table-cell>
          <table:table-cell table:style-name="ce20" table:formula="of:=[.AA15]/41" office:value-type="float" office:value="0.0701448780487805" calcext:value-type="float">
            <text:p>0.070145</text:p>
          </table:table-cell>
          <table:table-cell table:style-name="ce20" table:formula="of:=[.AB15]/41" office:value-type="float" office:value="0.123208292682927" calcext:value-type="float">
            <text:p>0.123208</text:p>
          </table:table-cell>
          <table:table-cell table:style-name="ce20" table:formula="of:=[.AC15]/41" office:value-type="float" office:value="0.123208292682927" calcext:value-type="float">
            <text:p>0.123208</text:p>
          </table:table-cell>
          <table:table-cell table:style-name="ce20" table:formula="of:=[.AD15]/41" office:value-type="float" office:value="0" calcext:value-type="float">
            <text:p>0.000000</text:p>
          </table:table-cell>
        </table:table-row>
        <table:table-row table:style-name="ro1">
          <table:table-cell table:formula="of:=5/60" office:value-type="float" office:value="0.0833333333333333" calcext:value-type="float">
            <text:p>0.083333333333333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20" table:formula="of:=[.F16]/41" office:value-type="float" office:value="0.0536580487804878" calcext:value-type="float">
            <text:p>0.053658</text:p>
          </table:table-cell>
          <table:table-cell table:style-name="ce20" table:formula="of:=[.F16]/41" office:value-type="float" office:value="0.0536580487804878" calcext:value-type="float">
            <text:p>0.053658</text:p>
          </table:table-cell>
          <table:table-cell table:style-name="ce20" table:formula="of:=[.G16]/41" office:value-type="float" office:value="0.0277890243902439" calcext:value-type="float">
            <text:p>0.027789</text:p>
          </table:table-cell>
          <table:table-cell table:style-name="ce20" table:formula="of:=[.H16]/41" office:value-type="float" office:value="0.0368921951219512" calcext:value-type="float">
            <text:p>0.036892</text:p>
          </table:table-cell>
          <table:table-cell table:style-name="ce20" table:formula="of:=[.I16]/41" office:value-type="float" office:value="0.0530956097560976" calcext:value-type="float">
            <text:p>0.053096</text:p>
          </table:table-cell>
          <table:table-cell table:style-name="ce20" table:formula="of:=[.J16]/41" office:value-type="float" office:value="0.0381226829268293" calcext:value-type="float">
            <text:p>0.038123</text:p>
          </table:table-cell>
          <table:table-cell table:style-name="ce20" table:formula="of:=[.K16]/41" office:value-type="float" office:value="0.0698048780487805" calcext:value-type="float">
            <text:p>0.069805</text:p>
          </table:table-cell>
          <table:table-cell table:style-name="ce20" table:formula="of:=[.L16]/41" office:value-type="float" office:value="0.0207814146341463" calcext:value-type="float">
            <text:p>0.020781</text:p>
          </table:table-cell>
          <table:table-cell table:style-name="ce20" table:formula="of:=[.M16]/41" office:value-type="float" office:value="0.0368439024390244" calcext:value-type="float">
            <text:p>0.036844</text:p>
          </table:table-cell>
          <table:table-cell table:style-name="ce20" table:formula="of:=[.N16]/41" office:value-type="float" office:value="0.0530017073170732" calcext:value-type="float">
            <text:p>0.053002</text:p>
          </table:table-cell>
          <table:table-cell table:style-name="ce20" table:formula="of:=[.O16]/41" office:value-type="float" office:value="0" calcext:value-type="float">
            <text:p>0.000000</text:p>
          </table:table-cell>
          <table:table-cell table:style-name="ce20" table:formula="of:=[.P16]/41" office:value-type="float" office:value="0.0150948048780488" calcext:value-type="float">
            <text:p>0.015095</text:p>
          </table:table-cell>
          <table:table-cell table:style-name="ce20" table:formula="of:=[.Q16]/41" office:value-type="float" office:value="0.142945609756098" calcext:value-type="float">
            <text:p>0.142946</text:p>
          </table:table-cell>
          <table:table-cell table:style-name="ce20" table:formula="of:=[.R16]/41" office:value-type="float" office:value="0.0474346341463415" calcext:value-type="float">
            <text:p>0.047435</text:p>
          </table:table-cell>
          <table:table-cell table:style-name="ce20" table:formula="of:=[.S16]/41" office:value-type="float" office:value="0.0279775609756098" calcext:value-type="float">
            <text:p>0.027978</text:p>
          </table:table-cell>
          <table:table-cell table:style-name="ce20" table:formula="of:=[.T16]/41" office:value-type="float" office:value="0.0905653658536586" calcext:value-type="float">
            <text:p>0.090565</text:p>
          </table:table-cell>
          <table:table-cell table:style-name="ce20" table:formula="of:=[.U16]/41" office:value-type="float" office:value="0.0180874390243902" calcext:value-type="float">
            <text:p>0.018087</text:p>
          </table:table-cell>
          <table:table-cell table:style-name="ce20" table:formula="of:=[.V16]/41" office:value-type="float" office:value="0.117241219512195" calcext:value-type="float">
            <text:p>0.117241</text:p>
          </table:table-cell>
          <table:table-cell table:style-name="ce20" table:formula="of:=[.W16]/41" office:value-type="float" office:value="0.127149756097561" calcext:value-type="float">
            <text:p>0.127150</text:p>
          </table:table-cell>
          <table:table-cell table:style-name="ce20" table:formula="of:=[.X16]/41" office:value-type="float" office:value="0.0242599024390244" calcext:value-type="float">
            <text:p>0.024260</text:p>
          </table:table-cell>
          <table:table-cell table:style-name="ce20" table:formula="of:=[.Y16]/41" office:value-type="float" office:value="0.0222225365853658" calcext:value-type="float">
            <text:p>0.022223</text:p>
          </table:table-cell>
          <table:table-cell table:style-name="ce20" table:formula="of:=[.Z16]/41" office:value-type="float" office:value="0.071940487804878" calcext:value-type="float">
            <text:p>0.071940</text:p>
          </table:table-cell>
          <table:table-cell table:style-name="ce20" table:formula="of:=[.AA16]/41" office:value-type="float" office:value="0.0409046341463415" calcext:value-type="float">
            <text:p>0.040905</text:p>
          </table:table-cell>
          <table:table-cell table:style-name="ce20" table:formula="of:=[.AB16]/41" office:value-type="float" office:value="0.11464243902439" calcext:value-type="float">
            <text:p>0.114642</text:p>
          </table:table-cell>
          <table:table-cell table:style-name="ce20" table:formula="of:=[.AC16]/41" office:value-type="float" office:value="0.11464243902439" calcext:value-type="float">
            <text:p>0.114642</text:p>
          </table:table-cell>
          <table:table-cell table:style-name="ce20" table:formula="of:=[.AD16]/41" office:value-type="float" office:value="0" calcext:value-type="float">
            <text:p>0.00000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20" table:formula="of:=[.F17]/41" office:value-type="float" office:value="0.0390187804878049" calcext:value-type="float">
            <text:p>0.039019</text:p>
          </table:table-cell>
          <table:table-cell table:style-name="ce20" table:formula="of:=[.F17]/41" office:value-type="float" office:value="0.0390187804878049" calcext:value-type="float">
            <text:p>0.039019</text:p>
          </table:table-cell>
          <table:table-cell table:style-name="ce20" table:formula="of:=[.G17]/41" office:value-type="float" office:value="0.018241512195122" calcext:value-type="float">
            <text:p>0.018242</text:p>
          </table:table-cell>
          <table:table-cell table:style-name="ce20" table:formula="of:=[.H17]/41" office:value-type="float" office:value="0.0494939024390244" calcext:value-type="float">
            <text:p>0.049494</text:p>
          </table:table-cell>
          <table:table-cell table:style-name="ce20" table:formula="of:=[.I17]/41" office:value-type="float" office:value="0.0559826829268293" calcext:value-type="float">
            <text:p>0.055983</text:p>
          </table:table-cell>
          <table:table-cell table:style-name="ce20" table:formula="of:=[.J17]/41" office:value-type="float" office:value="0.0528170731707317" calcext:value-type="float">
            <text:p>0.052817</text:p>
          </table:table-cell>
          <table:table-cell table:style-name="ce20" table:formula="of:=[.K17]/41" office:value-type="float" office:value="0.0644853658536585" calcext:value-type="float">
            <text:p>0.064485</text:p>
          </table:table-cell>
          <table:table-cell table:style-name="ce20" table:formula="of:=[.L17]/41" office:value-type="float" office:value="0.0314909756097561" calcext:value-type="float">
            <text:p>0.031491</text:p>
          </table:table-cell>
          <table:table-cell table:style-name="ce20" table:formula="of:=[.M17]/41" office:value-type="float" office:value="0.0483887804878049" calcext:value-type="float">
            <text:p>0.048389</text:p>
          </table:table-cell>
          <table:table-cell table:style-name="ce20" table:formula="of:=[.N17]/41" office:value-type="float" office:value="0.0559609756097561" calcext:value-type="float">
            <text:p>0.055961</text:p>
          </table:table-cell>
          <table:table-cell table:style-name="ce20" table:formula="of:=[.O17]/41" office:value-type="float" office:value="0.0150948048780488" calcext:value-type="float">
            <text:p>0.015095</text:p>
          </table:table-cell>
          <table:table-cell table:style-name="ce20" table:formula="of:=[.P17]/41" office:value-type="float" office:value="0" calcext:value-type="float">
            <text:p>0.000000</text:p>
          </table:table-cell>
          <table:table-cell table:style-name="ce20" table:formula="of:=[.Q17]/41" office:value-type="float" office:value="0.14319756097561" calcext:value-type="float">
            <text:p>0.143198</text:p>
          </table:table-cell>
          <table:table-cell table:style-name="ce20" table:formula="of:=[.R17]/41" office:value-type="float" office:value="0.0325980487804878" calcext:value-type="float">
            <text:p>0.032598</text:p>
          </table:table-cell>
          <table:table-cell table:style-name="ce20" table:formula="of:=[.S17]/41" office:value-type="float" office:value="0.0237746829268293" calcext:value-type="float">
            <text:p>0.023775</text:p>
          </table:table-cell>
          <table:table-cell table:style-name="ce20" table:formula="of:=[.T17]/41" office:value-type="float" office:value="0.0905068292682927" calcext:value-type="float">
            <text:p>0.090507</text:p>
          </table:table-cell>
          <table:table-cell table:style-name="ce20" table:formula="of:=[.U17]/41" office:value-type="float" office:value="0.0225095609756098" calcext:value-type="float">
            <text:p>0.022510</text:p>
          </table:table-cell>
          <table:table-cell table:style-name="ce20" table:formula="of:=[.V17]/41" office:value-type="float" office:value="0.12052487804878" calcext:value-type="float">
            <text:p>0.120525</text:p>
          </table:table-cell>
          <table:table-cell table:style-name="ce20" table:formula="of:=[.W17]/41" office:value-type="float" office:value="0.124479268292683" calcext:value-type="float">
            <text:p>0.124479</text:p>
          </table:table-cell>
          <table:table-cell table:style-name="ce20" table:formula="of:=[.X17]/41" office:value-type="float" office:value="0.0256529268292683" calcext:value-type="float">
            <text:p>0.025653</text:p>
          </table:table-cell>
          <table:table-cell table:style-name="ce20" table:formula="of:=[.Y17]/41" office:value-type="float" office:value="0.0113728780487805" calcext:value-type="float">
            <text:p>0.011373</text:p>
          </table:table-cell>
          <table:table-cell table:style-name="ce20" table:formula="of:=[.Z17]/41" office:value-type="float" office:value="0.0684424390243902" calcext:value-type="float">
            <text:p>0.068442</text:p>
          </table:table-cell>
          <table:table-cell table:style-name="ce20" table:formula="of:=[.AA17]/41" office:value-type="float" office:value="0.0558578048780488" calcext:value-type="float">
            <text:p>0.055858</text:p>
          </table:table-cell>
          <table:table-cell table:style-name="ce20" table:formula="of:=[.AB17]/41" office:value-type="float" office:value="0.0996782926829268" calcext:value-type="float">
            <text:p>0.099678</text:p>
          </table:table-cell>
          <table:table-cell table:style-name="ce20" table:formula="of:=[.AC17]/41" office:value-type="float" office:value="0.0996782926829268" calcext:value-type="float">
            <text:p>0.099678</text:p>
          </table:table-cell>
          <table:table-cell table:style-name="ce20" table:formula="of:=[.AD17]/41" office:value-type="float" office:value="0" calcext:value-type="float">
            <text:p>0.00000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1" calcext:value-type="float">
            <text:p>11</text:p>
          </table:table-cell>
          <table:table-cell table:style-name="ce20" table:formula="of:=[.F18]/41" office:value-type="float" office:value="0.161109268292683" calcext:value-type="float">
            <text:p>0.161109</text:p>
          </table:table-cell>
          <table:table-cell table:style-name="ce20" table:formula="of:=[.F18]/41" office:value-type="float" office:value="0.161109268292683" calcext:value-type="float">
            <text:p>0.161109</text:p>
          </table:table-cell>
          <table:table-cell table:style-name="ce20" table:formula="of:=[.G18]/41" office:value-type="float" office:value="0.16059" calcext:value-type="float">
            <text:p>0.160590</text:p>
          </table:table-cell>
          <table:table-cell table:style-name="ce20" table:formula="of:=[.H18]/41" office:value-type="float" office:value="0.124096097560976" calcext:value-type="float">
            <text:p>0.124096</text:p>
          </table:table-cell>
          <table:table-cell table:style-name="ce20" table:formula="of:=[.I18]/41" office:value-type="float" office:value="0.0901946341463415" calcext:value-type="float">
            <text:p>0.090195</text:p>
          </table:table-cell>
          <table:table-cell table:style-name="ce20" table:formula="of:=[.J18]/41" office:value-type="float" office:value="0.139046341463415" calcext:value-type="float">
            <text:p>0.139046</text:p>
          </table:table-cell>
          <table:table-cell table:style-name="ce20" table:formula="of:=[.K18]/41" office:value-type="float" office:value="0.0845280487804878" calcext:value-type="float">
            <text:p>0.084528</text:p>
          </table:table-cell>
          <table:table-cell table:style-name="ce20" table:formula="of:=[.L18]/41" office:value-type="float" office:value="0.161297804878049" calcext:value-type="float">
            <text:p>0.161298</text:p>
          </table:table-cell>
          <table:table-cell table:style-name="ce20" table:formula="of:=[.M18]/41" office:value-type="float" office:value="0.11970512195122" calcext:value-type="float">
            <text:p>0.119705</text:p>
          </table:table-cell>
          <table:table-cell table:style-name="ce20" table:formula="of:=[.N18]/41" office:value-type="float" office:value="0.0903248780487805" calcext:value-type="float">
            <text:p>0.090325</text:p>
          </table:table-cell>
          <table:table-cell table:style-name="ce20" table:formula="of:=[.O18]/41" office:value-type="float" office:value="0.142945609756098" calcext:value-type="float">
            <text:p>0.142946</text:p>
          </table:table-cell>
          <table:table-cell table:style-name="ce20" table:formula="of:=[.P18]/41" office:value-type="float" office:value="0.14319756097561" calcext:value-type="float">
            <text:p>0.143198</text:p>
          </table:table-cell>
          <table:table-cell table:style-name="ce20" table:formula="of:=[.Q18]/41" office:value-type="float" office:value="0" calcext:value-type="float">
            <text:p>0.000000</text:p>
          </table:table-cell>
          <table:table-cell table:style-name="ce20" table:formula="of:=[.R18]/41" office:value-type="float" office:value="0.141885365853659" calcext:value-type="float">
            <text:p>0.141885</text:p>
          </table:table-cell>
          <table:table-cell table:style-name="ce20" table:formula="of:=[.S18]/41" office:value-type="float" office:value="0.166900731707317" calcext:value-type="float">
            <text:p>0.166901</text:p>
          </table:table-cell>
          <table:table-cell table:style-name="ce20" table:formula="of:=[.T18]/41" office:value-type="float" office:value="0.0527034146341463" calcext:value-type="float">
            <text:p>0.052703</text:p>
          </table:table-cell>
          <table:table-cell table:style-name="ce20" table:formula="of:=[.U18]/41" office:value-type="float" office:value="0.160908292682927" calcext:value-type="float">
            <text:p>0.160908</text:p>
          </table:table-cell>
          <table:table-cell table:style-name="ce20" table:formula="of:=[.V18]/41" office:value-type="float" office:value="0.0358158536585366" calcext:value-type="float">
            <text:p>0.035816</text:p>
          </table:table-cell>
          <table:table-cell table:style-name="ce20" table:formula="of:=[.W18]/41" office:value-type="float" office:value="0.031270487804878" calcext:value-type="float">
            <text:p>0.031270</text:p>
          </table:table-cell>
          <table:table-cell table:style-name="ce20" table:formula="of:=[.X18]/41" office:value-type="float" office:value="0.166538780487805" calcext:value-type="float">
            <text:p>0.166539</text:p>
          </table:table-cell>
          <table:table-cell table:style-name="ce20" table:formula="of:=[.Y18]/41" office:value-type="float" office:value="0.153966585365854" calcext:value-type="float">
            <text:p>0.153967</text:p>
          </table:table-cell>
          <table:table-cell table:style-name="ce20" table:formula="of:=[.Z18]/41" office:value-type="float" office:value="0.0772539024390244" calcext:value-type="float">
            <text:p>0.077254</text:p>
          </table:table-cell>
          <table:table-cell table:style-name="ce20" table:formula="of:=[.AA18]/41" office:value-type="float" office:value="0.156169512195122" calcext:value-type="float">
            <text:p>0.156170</text:p>
          </table:table-cell>
          <table:table-cell table:style-name="ce20" table:formula="of:=[.AB18]/41" office:value-type="float" office:value="0.168503902439024" calcext:value-type="float">
            <text:p>0.168504</text:p>
          </table:table-cell>
          <table:table-cell table:style-name="ce20" table:formula="of:=[.AC18]/41" office:value-type="float" office:value="0.168503902439024" calcext:value-type="float">
            <text:p>0.168504</text:p>
          </table:table-cell>
          <table:table-cell table:style-name="ce20" table:formula="of:=[.AD18]/41" office:value-type="float" office:value="0" calcext:value-type="float">
            <text:p>0.00000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2" calcext:value-type="float">
            <text:p>12</text:p>
          </table:table-cell>
          <table:table-cell table:style-name="ce20" table:formula="of:=[.F19]/41" office:value-type="float" office:value="0.0192239024390244" calcext:value-type="float">
            <text:p>0.019224</text:p>
          </table:table-cell>
          <table:table-cell table:style-name="ce20" table:formula="of:=[.F19]/41" office:value-type="float" office:value="0.0192239024390244" calcext:value-type="float">
            <text:p>0.019224</text:p>
          </table:table-cell>
          <table:table-cell table:style-name="ce20" table:formula="of:=[.G19]/41" office:value-type="float" office:value="0.0345490243902439" calcext:value-type="float">
            <text:p>0.034549</text:p>
          </table:table-cell>
          <table:table-cell table:style-name="ce20" table:formula="of:=[.H19]/41" office:value-type="float" office:value="0.0771058536585366" calcext:value-type="float">
            <text:p>0.077106</text:p>
          </table:table-cell>
          <table:table-cell table:style-name="ce20" table:formula="of:=[.I19]/41" office:value-type="float" office:value="0.0676163414634146" calcext:value-type="float">
            <text:p>0.067616</text:p>
          </table:table-cell>
          <table:table-cell table:style-name="ce20" table:formula="of:=[.J19]/41" office:value-type="float" office:value="0.0836492682926829" calcext:value-type="float">
            <text:p>0.083649</text:p>
          </table:table-cell>
          <table:table-cell table:style-name="ce20" table:formula="of:=[.K19]/41" office:value-type="float" office:value="0.057380487804878" calcext:value-type="float">
            <text:p>0.057380</text:p>
          </table:table-cell>
          <table:table-cell table:style-name="ce20" table:formula="of:=[.L19]/41" office:value-type="float" office:value="0.0629934146341463" calcext:value-type="float">
            <text:p>0.062993</text:p>
          </table:table-cell>
          <table:table-cell table:style-name="ce20" table:formula="of:=[.M19]/41" office:value-type="float" office:value="0.0745963414634146" calcext:value-type="float">
            <text:p>0.074596</text:p>
          </table:table-cell>
          <table:table-cell table:style-name="ce20" table:formula="of:=[.N19]/41" office:value-type="float" office:value="0.0677268292682927" calcext:value-type="float">
            <text:p>0.067727</text:p>
          </table:table-cell>
          <table:table-cell table:style-name="ce20" table:formula="of:=[.O19]/41" office:value-type="float" office:value="0.0474346341463415" calcext:value-type="float">
            <text:p>0.047435</text:p>
          </table:table-cell>
          <table:table-cell table:style-name="ce20" table:formula="of:=[.P19]/41" office:value-type="float" office:value="0.0325980487804878" calcext:value-type="float">
            <text:p>0.032598</text:p>
          </table:table-cell>
          <table:table-cell table:style-name="ce20" table:formula="of:=[.Q19]/41" office:value-type="float" office:value="0.141885365853659" calcext:value-type="float">
            <text:p>0.141885</text:p>
          </table:table-cell>
          <table:table-cell table:style-name="ce20" table:formula="of:=[.R19]/41" office:value-type="float" office:value="0" calcext:value-type="float">
            <text:p>0.000000</text:p>
          </table:table-cell>
          <table:table-cell table:style-name="ce20" table:formula="of:=[.S19]/41" office:value-type="float" office:value="0.0446524390243903" calcext:value-type="float">
            <text:p>0.044652</text:p>
          </table:table-cell>
          <table:table-cell table:style-name="ce20" table:formula="of:=[.T19]/41" office:value-type="float" office:value="0.0916809756097561" calcext:value-type="float">
            <text:p>0.091681</text:p>
          </table:table-cell>
          <table:table-cell table:style-name="ce20" table:formula="of:=[.U19]/41" office:value-type="float" office:value="0.0518456097560976" calcext:value-type="float">
            <text:p>0.051846</text:p>
          </table:table-cell>
          <table:table-cell table:style-name="ce20" table:formula="of:=[.V19]/41" office:value-type="float" office:value="0.126633414634146" calcext:value-type="float">
            <text:p>0.126633</text:p>
          </table:table-cell>
          <table:table-cell table:style-name="ce20" table:formula="of:=[.W19]/41" office:value-type="float" office:value="0.117613414634146" calcext:value-type="float">
            <text:p>0.117613</text:p>
          </table:table-cell>
          <table:table-cell table:style-name="ce20" table:formula="of:=[.X19]/41" office:value-type="float" office:value="0.0518639024390244" calcext:value-type="float">
            <text:p>0.051864</text:p>
          </table:table-cell>
          <table:table-cell table:style-name="ce20" table:formula="of:=[.Y19]/41" office:value-type="float" office:value="0.0324856097560976" calcext:value-type="float">
            <text:p>0.032486</text:p>
          </table:table-cell>
          <table:table-cell table:style-name="ce20" table:formula="of:=[.Z19]/41" office:value-type="float" office:value="0.0648834146341463" calcext:value-type="float">
            <text:p>0.064883</text:p>
          </table:table-cell>
          <table:table-cell table:style-name="ce20" table:formula="of:=[.AA19]/41" office:value-type="float" office:value="0.0883385365853659" calcext:value-type="float">
            <text:p>0.088339</text:p>
          </table:table-cell>
          <table:table-cell table:style-name="ce20" table:formula="of:=[.AB19]/41" office:value-type="float" office:value="0.0672456097560976" calcext:value-type="float">
            <text:p>0.067246</text:p>
          </table:table-cell>
          <table:table-cell table:style-name="ce20" table:formula="of:=[.AC19]/41" office:value-type="float" office:value="0.0672456097560976" calcext:value-type="float">
            <text:p>0.067246</text:p>
          </table:table-cell>
          <table:table-cell table:style-name="ce20" table:formula="of:=[.AD19]/41" office:value-type="float" office:value="0" calcext:value-type="float">
            <text:p>0.00000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3" calcext:value-type="float">
            <text:p>13</text:p>
          </table:table-cell>
          <table:table-cell table:style-name="ce20" table:formula="of:=[.F20]/41" office:value-type="float" office:value="0.0397904878048781" calcext:value-type="float">
            <text:p>0.039790</text:p>
          </table:table-cell>
          <table:table-cell table:style-name="ce20" table:formula="of:=[.F20]/41" office:value-type="float" office:value="0.0397904878048781" calcext:value-type="float">
            <text:p>0.039790</text:p>
          </table:table-cell>
          <table:table-cell table:style-name="ce20" table:formula="of:=[.G20]/41" office:value-type="float" office:value="0.0101044146341463" calcext:value-type="float">
            <text:p>0.010104</text:p>
          </table:table-cell>
          <table:table-cell table:style-name="ce20" table:formula="of:=[.H20]/41" office:value-type="float" office:value="0.0640163414634146" calcext:value-type="float">
            <text:p>0.064016</text:p>
          </table:table-cell>
          <table:table-cell table:style-name="ce20" table:formula="of:=[.I20]/41" office:value-type="float" office:value="0.0787885365853659" calcext:value-type="float">
            <text:p>0.078789</text:p>
          </table:table-cell>
          <table:table-cell table:style-name="ce20" table:formula="of:=[.J20]/41" office:value-type="float" office:value="0.0617029268292683" calcext:value-type="float">
            <text:p>0.061703</text:p>
          </table:table-cell>
          <table:table-cell table:style-name="ce20" table:formula="of:=[.K20]/41" office:value-type="float" office:value="0.0877682926829268" calcext:value-type="float">
            <text:p>0.087768</text:p>
          </table:table-cell>
          <table:table-cell table:style-name="ce20" table:formula="of:=[.L20]/41" office:value-type="float" office:value="0.026469512195122" calcext:value-type="float">
            <text:p>0.026470</text:p>
          </table:table-cell>
          <table:table-cell table:style-name="ce20" table:formula="of:=[.M20]/41" office:value-type="float" office:value="0.0645282926829268" calcext:value-type="float">
            <text:p>0.064528</text:p>
          </table:table-cell>
          <table:table-cell table:style-name="ce20" table:formula="of:=[.N20]/41" office:value-type="float" office:value="0.078739512195122" calcext:value-type="float">
            <text:p>0.078740</text:p>
          </table:table-cell>
          <table:table-cell table:style-name="ce20" table:formula="of:=[.O20]/41" office:value-type="float" office:value="0.0279775609756098" calcext:value-type="float">
            <text:p>0.027978</text:p>
          </table:table-cell>
          <table:table-cell table:style-name="ce20" table:formula="of:=[.P20]/41" office:value-type="float" office:value="0.0237746829268293" calcext:value-type="float">
            <text:p>0.023775</text:p>
          </table:table-cell>
          <table:table-cell table:style-name="ce20" table:formula="of:=[.Q20]/41" office:value-type="float" office:value="0.166900731707317" calcext:value-type="float">
            <text:p>0.166901</text:p>
          </table:table-cell>
          <table:table-cell table:style-name="ce20" table:formula="of:=[.R20]/41" office:value-type="float" office:value="0.0446524390243903" calcext:value-type="float">
            <text:p>0.044652</text:p>
          </table:table-cell>
          <table:table-cell table:style-name="ce20" table:formula="of:=[.S20]/41" office:value-type="float" office:value="0" calcext:value-type="float">
            <text:p>0.000000</text:p>
          </table:table-cell>
          <table:table-cell table:style-name="ce20" table:formula="of:=[.T20]/41" office:value-type="float" office:value="0.114198292682927" calcext:value-type="float">
            <text:p>0.114198</text:p>
          </table:table-cell>
          <table:table-cell table:style-name="ce20" table:formula="of:=[.U20]/41" office:value-type="float" office:value="0.0143556829268293" calcext:value-type="float">
            <text:p>0.014356</text:p>
          </table:table-cell>
          <table:table-cell table:style-name="ce20" table:formula="of:=[.V20]/41" office:value-type="float" office:value="0.14343756097561" calcext:value-type="float">
            <text:p>0.143438</text:p>
          </table:table-cell>
          <table:table-cell table:style-name="ce20" table:formula="of:=[.W20]/41" office:value-type="float" office:value="0.148146097560976" calcext:value-type="float">
            <text:p>0.148146</text:p>
          </table:table-cell>
          <table:table-cell table:style-name="ce20" table:formula="of:=[.X20]/41" office:value-type="float" office:value="0.00950841463414634" calcext:value-type="float">
            <text:p>0.009508</text:p>
          </table:table-cell>
          <table:table-cell table:style-name="ce20" table:formula="of:=[.Y20]/41" office:value-type="float" office:value="0.0141996585365854" calcext:value-type="float">
            <text:p>0.014200</text:p>
          </table:table-cell>
          <table:table-cell table:style-name="ce20" table:formula="of:=[.Z20]/41" office:value-type="float" office:value="0.0921039024390244" calcext:value-type="float">
            <text:p>0.092104</text:p>
          </table:table-cell>
          <table:table-cell table:style-name="ce20" table:formula="of:=[.AA20]/41" office:value-type="float" office:value="0.0577656097560976" calcext:value-type="float">
            <text:p>0.057766</text:p>
          </table:table-cell>
          <table:table-cell table:style-name="ce20" table:formula="of:=[.AB20]/41" office:value-type="float" office:value="0.105998536585366" calcext:value-type="float">
            <text:p>0.105999</text:p>
          </table:table-cell>
          <table:table-cell table:style-name="ce20" table:formula="of:=[.AC20]/41" office:value-type="float" office:value="0.105998536585366" calcext:value-type="float">
            <text:p>0.105999</text:p>
          </table:table-cell>
          <table:table-cell table:style-name="ce20" table:formula="of:=[.AD20]/41" office:value-type="float" office:value="0" calcext:value-type="float">
            <text:p>0.000000</text:p>
          </table:table-cell>
        </table:table-row>
        <table:table-row table:style-name="ro1">
          <table:table-cell table:style-name="ce16"/>
          <table:table-cell table:number-columns-repeated="3"/>
          <table:table-cell table:style-name="ce17" office:value-type="float" office:value="14" calcext:value-type="float">
            <text:p>14</text:p>
          </table:table-cell>
          <table:table-cell table:style-name="ce20" table:formula="of:=[.F21]/41" office:value-type="float" office:value="0.110742195121951" calcext:value-type="float">
            <text:p>0.110742</text:p>
          </table:table-cell>
          <table:table-cell table:style-name="ce20" table:formula="of:=[.F21]/41" office:value-type="float" office:value="0.110742195121951" calcext:value-type="float">
            <text:p>0.110742</text:p>
          </table:table-cell>
          <table:table-cell table:style-name="ce20" table:formula="of:=[.G21]/41" office:value-type="float" office:value="0.107999756097561" calcext:value-type="float">
            <text:p>0.108000</text:p>
          </table:table-cell>
          <table:table-cell table:style-name="ce20" table:formula="of:=[.H21]/41" office:value-type="float" office:value="0.0760856097560976" calcext:value-type="float">
            <text:p>0.076086</text:p>
          </table:table-cell>
          <table:table-cell table:style-name="ce20" table:formula="of:=[.I21]/41" office:value-type="float" office:value="0.0387339024390244" calcext:value-type="float">
            <text:p>0.038734</text:p>
          </table:table-cell>
          <table:table-cell table:style-name="ce20" table:formula="of:=[.J21]/41" office:value-type="float" office:value="0.0915626829268293" calcext:value-type="float">
            <text:p>0.091563</text:p>
          </table:table-cell>
          <table:table-cell table:style-name="ce20" table:formula="of:=[.K21]/41" office:value-type="float" office:value="0.0362670731707317" calcext:value-type="float">
            <text:p>0.036267</text:p>
          </table:table-cell>
          <table:table-cell table:style-name="ce20" table:formula="of:=[.L21]/41" office:value-type="float" office:value="0.109496585365854" calcext:value-type="float">
            <text:p>0.109497</text:p>
          </table:table-cell>
          <table:table-cell table:style-name="ce20" table:formula="of:=[.M21]/41" office:value-type="float" office:value="0.071270243902439" calcext:value-type="float">
            <text:p>0.071270</text:p>
          </table:table-cell>
          <table:table-cell table:style-name="ce20" table:formula="of:=[.N21]/41" office:value-type="float" office:value="0.0389075609756098" calcext:value-type="float">
            <text:p>0.038908</text:p>
          </table:table-cell>
          <table:table-cell table:style-name="ce20" table:formula="of:=[.O21]/41" office:value-type="float" office:value="0.0905653658536586" calcext:value-type="float">
            <text:p>0.090565</text:p>
          </table:table-cell>
          <table:table-cell table:style-name="ce20" table:formula="of:=[.P21]/41" office:value-type="float" office:value="0.0905068292682927" calcext:value-type="float">
            <text:p>0.090507</text:p>
          </table:table-cell>
          <table:table-cell table:style-name="ce20" table:formula="of:=[.Q21]/41" office:value-type="float" office:value="0.0527034146341463" calcext:value-type="float">
            <text:p>0.052703</text:p>
          </table:table-cell>
          <table:table-cell table:style-name="ce20" table:formula="of:=[.R21]/41" office:value-type="float" office:value="0.0916809756097561" calcext:value-type="float">
            <text:p>0.091681</text:p>
          </table:table-cell>
          <table:table-cell table:style-name="ce20" table:formula="of:=[.S21]/41" office:value-type="float" office:value="0.114198292682927" calcext:value-type="float">
            <text:p>0.114198</text:p>
          </table:table-cell>
          <table:table-cell table:style-name="ce20" table:formula="of:=[.T21]/41" office:value-type="float" office:value="0" calcext:value-type="float">
            <text:p>0.000000</text:p>
          </table:table-cell>
          <table:table-cell table:style-name="ce20" table:formula="of:=[.U21]/41" office:value-type="float" office:value="0.108419756097561" calcext:value-type="float">
            <text:p>0.108420</text:p>
          </table:table-cell>
          <table:table-cell table:style-name="ce20" table:formula="of:=[.V21]/41" office:value-type="float" office:value="0.0366263414634146" calcext:value-type="float">
            <text:p>0.036626</text:p>
          </table:table-cell>
          <table:table-cell table:style-name="ce20" table:formula="of:=[.W21]/41" office:value-type="float" office:value="0.0399331707317073" calcext:value-type="float">
            <text:p>0.039933</text:p>
          </table:table-cell>
          <table:table-cell table:style-name="ce20" table:formula="of:=[.X21]/41" office:value-type="float" office:value="0.11393756097561" calcext:value-type="float">
            <text:p>0.113938</text:p>
          </table:table-cell>
          <table:table-cell table:style-name="ce20" table:formula="of:=[.Y21]/41" office:value-type="float" office:value="0.101334146341463" calcext:value-type="float">
            <text:p>0.101334</text:p>
          </table:table-cell>
          <table:table-cell table:style-name="ce20" table:formula="of:=[.Z21]/41" office:value-type="float" office:value="0.0274263414634146" calcext:value-type="float">
            <text:p>0.027426</text:p>
          </table:table-cell>
          <table:table-cell table:style-name="ce20" table:formula="of:=[.AA21]/41" office:value-type="float" office:value="0.108126097560976" calcext:value-type="float">
            <text:p>0.108126</text:p>
          </table:table-cell>
          <table:table-cell table:style-name="ce20" table:formula="of:=[.AB21]/41" office:value-type="float" office:value="0.130445365853659" calcext:value-type="float">
            <text:p>0.130445</text:p>
          </table:table-cell>
          <table:table-cell table:style-name="ce20" table:formula="of:=[.AC21]/41" office:value-type="float" office:value="0.130445365853659" calcext:value-type="float">
            <text:p>0.130445</text:p>
          </table:table-cell>
          <table:table-cell table:style-name="ce20" table:formula="of:=[.AD21]/41" office:value-type="float" office:value="0" calcext:value-type="float">
            <text:p>0.00000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7" office:value-type="float" office:value="15" calcext:value-type="float">
            <text:p>15</text:p>
          </table:table-cell>
          <table:table-cell table:style-name="ce20" table:formula="of:=[.F22]/41" office:value-type="float" office:value="0.0513478048780488" calcext:value-type="float">
            <text:p>0.051348</text:p>
          </table:table-cell>
          <table:table-cell table:style-name="ce20" table:formula="of:=[.F22]/41" office:value-type="float" office:value="0.0513478048780488" calcext:value-type="float">
            <text:p>0.051348</text:p>
          </table:table-cell>
          <table:table-cell table:style-name="ce20" table:formula="of:=[.G22]/41" office:value-type="float" office:value="0.0205373170731707" calcext:value-type="float">
            <text:p>0.020537</text:p>
          </table:table-cell>
          <table:table-cell table:style-name="ce20" table:formula="of:=[.H22]/41" office:value-type="float" office:value="0.0512160975609756" calcext:value-type="float">
            <text:p>0.051216</text:p>
          </table:table-cell>
          <table:table-cell table:style-name="ce20" table:formula="of:=[.I22]/41" office:value-type="float" office:value="0.0711751219512195" calcext:value-type="float">
            <text:p>0.071175</text:p>
          </table:table-cell>
          <table:table-cell table:style-name="ce20" table:formula="of:=[.J22]/41" office:value-type="float" office:value="0.0476214634146341" calcext:value-type="float">
            <text:p>0.047621</text:p>
          </table:table-cell>
          <table:table-cell table:style-name="ce20" table:formula="of:=[.K22]/41" office:value-type="float" office:value="0.0857312195121951" calcext:value-type="float">
            <text:p>0.085731</text:p>
          </table:table-cell>
          <table:table-cell table:style-name="ce20" table:formula="of:=[.L22]/41" office:value-type="float" office:value="0.0126023902439024" calcext:value-type="float">
            <text:p>0.012602</text:p>
          </table:table-cell>
          <table:table-cell table:style-name="ce20" table:formula="of:=[.M22]/41" office:value-type="float" office:value="0.052330487804878" calcext:value-type="float">
            <text:p>0.052330</text:p>
          </table:table-cell>
          <table:table-cell table:style-name="ce20" table:formula="of:=[.N22]/41" office:value-type="float" office:value="0.0710834146341463" calcext:value-type="float">
            <text:p>0.071083</text:p>
          </table:table-cell>
          <table:table-cell table:style-name="ce20" table:formula="of:=[.O22]/41" office:value-type="float" office:value="0.0180874390243902" calcext:value-type="float">
            <text:p>0.018087</text:p>
          </table:table-cell>
          <table:table-cell table:style-name="ce20" table:formula="of:=[.P22]/41" office:value-type="float" office:value="0.0225095609756098" calcext:value-type="float">
            <text:p>0.022510</text:p>
          </table:table-cell>
          <table:table-cell table:style-name="ce20" table:formula="of:=[.Q22]/41" office:value-type="float" office:value="0.160908292682927" calcext:value-type="float">
            <text:p>0.160908</text:p>
          </table:table-cell>
          <table:table-cell table:style-name="ce20" table:formula="of:=[.R22]/41" office:value-type="float" office:value="0.0518456097560976" calcext:value-type="float">
            <text:p>0.051846</text:p>
          </table:table-cell>
          <table:table-cell table:style-name="ce20" table:formula="of:=[.S22]/41" office:value-type="float" office:value="0.0143556829268293" calcext:value-type="float">
            <text:p>0.014356</text:p>
          </table:table-cell>
          <table:table-cell table:style-name="ce20" table:formula="of:=[.T22]/41" office:value-type="float" office:value="0.108419756097561" calcext:value-type="float">
            <text:p>0.108420</text:p>
          </table:table-cell>
          <table:table-cell table:style-name="ce20" table:formula="of:=[.U22]/41" office:value-type="float" office:value="0" calcext:value-type="float">
            <text:p>0.000000</text:p>
          </table:table-cell>
          <table:table-cell table:style-name="ce20" table:formula="of:=[.V22]/41" office:value-type="float" office:value="0.135292195121951" calcext:value-type="float">
            <text:p>0.135292</text:p>
          </table:table-cell>
          <table:table-cell table:style-name="ce20" table:formula="of:=[.W22]/41" office:value-type="float" office:value="0.144404634146341" calcext:value-type="float">
            <text:p>0.144405</text:p>
          </table:table-cell>
          <table:table-cell table:style-name="ce20" table:formula="of:=[.X22]/41" office:value-type="float" office:value="0.00673951219512195" calcext:value-type="float">
            <text:p>0.006740</text:p>
          </table:table-cell>
          <table:table-cell table:style-name="ce20" table:formula="of:=[.Y22]/41" office:value-type="float" office:value="0.0195507317073171" calcext:value-type="float">
            <text:p>0.019551</text:p>
          </table:table-cell>
          <table:table-cell table:style-name="ce20" table:formula="of:=[.Z22]/41" office:value-type="float" office:value="0.0887268292682927" calcext:value-type="float">
            <text:p>0.088727</text:p>
          </table:table-cell>
          <table:table-cell table:style-name="ce20" table:formula="of:=[.AA22]/41" office:value-type="float" office:value="0.0435239024390244" calcext:value-type="float">
            <text:p>0.043524</text:p>
          </table:table-cell>
          <table:table-cell table:style-name="ce20" table:formula="of:=[.AB22]/41" office:value-type="float" office:value="0.11666756097561" calcext:value-type="float">
            <text:p>0.116668</text:p>
          </table:table-cell>
          <table:table-cell table:style-name="ce20" table:formula="of:=[.AC22]/41" office:value-type="float" office:value="0.11666756097561" calcext:value-type="float">
            <text:p>0.116668</text:p>
          </table:table-cell>
          <table:table-cell table:style-name="ce20" table:formula="of:=[.AD22]/41" office:value-type="float" office:value="0" calcext:value-type="float">
            <text:p>0.00000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6" office:value-type="float" office:value="16" calcext:value-type="float">
            <text:p>16</text:p>
          </table:table-cell>
          <table:table-cell table:style-name="ce20" table:formula="of:=[.F23]/41" office:value-type="float" office:value="0.145359024390244" calcext:value-type="float">
            <text:p>0.145359</text:p>
          </table:table-cell>
          <table:table-cell table:style-name="ce20" table:formula="of:=[.F23]/41" office:value-type="float" office:value="0.145359024390244" calcext:value-type="float">
            <text:p>0.145359</text:p>
          </table:table-cell>
          <table:table-cell table:style-name="ce20" table:formula="of:=[.G23]/41" office:value-type="float" office:value="0.138664390243902" calcext:value-type="float">
            <text:p>0.138664</text:p>
          </table:table-cell>
          <table:table-cell table:style-name="ce20" table:formula="of:=[.H23]/41" office:value-type="float" office:value="0.0929509756097561" calcext:value-type="float">
            <text:p>0.092951</text:p>
          </table:table-cell>
          <table:table-cell table:style-name="ce20" table:formula="of:=[.I23]/41" office:value-type="float" office:value="0.0646529268292683" calcext:value-type="float">
            <text:p>0.064653</text:p>
          </table:table-cell>
          <table:table-cell table:style-name="ce20" table:formula="of:=[.J23]/41" office:value-type="float" office:value="0.107132195121951" calcext:value-type="float">
            <text:p>0.107132</text:p>
          </table:table-cell>
          <table:table-cell table:style-name="ce20" table:formula="of:=[.K23]/41" office:value-type="float" office:value="0.0728034146341463" calcext:value-type="float">
            <text:p>0.072803</text:p>
          </table:table-cell>
          <table:table-cell table:style-name="ce20" table:formula="of:=[.L23]/41" office:value-type="float" office:value="0.133636341463415" calcext:value-type="float">
            <text:p>0.133636</text:p>
          </table:table-cell>
          <table:table-cell table:style-name="ce20" table:formula="of:=[.M23]/41" office:value-type="float" office:value="0.0890356097560976" calcext:value-type="float">
            <text:p>0.089036</text:p>
          </table:table-cell>
          <table:table-cell table:style-name="ce20" table:formula="of:=[.N23]/41" office:value-type="float" office:value="0.0646990243902439" calcext:value-type="float">
            <text:p>0.064699</text:p>
          </table:table-cell>
          <table:table-cell table:style-name="ce20" table:formula="of:=[.O23]/41" office:value-type="float" office:value="0.117241219512195" calcext:value-type="float">
            <text:p>0.117241</text:p>
          </table:table-cell>
          <table:table-cell table:style-name="ce20" table:formula="of:=[.P23]/41" office:value-type="float" office:value="0.12052487804878" calcext:value-type="float">
            <text:p>0.120525</text:p>
          </table:table-cell>
          <table:table-cell table:style-name="ce20" table:formula="of:=[.Q23]/41" office:value-type="float" office:value="0.0358158536585366" calcext:value-type="float">
            <text:p>0.035816</text:p>
          </table:table-cell>
          <table:table-cell table:style-name="ce20" table:formula="of:=[.R23]/41" office:value-type="float" office:value="0.126633414634146" calcext:value-type="float">
            <text:p>0.126633</text:p>
          </table:table-cell>
          <table:table-cell table:style-name="ce20" table:formula="of:=[.S23]/41" office:value-type="float" office:value="0.14343756097561" calcext:value-type="float">
            <text:p>0.143438</text:p>
          </table:table-cell>
          <table:table-cell table:style-name="ce20" table:formula="of:=[.T23]/41" office:value-type="float" office:value="0.0366263414634146" calcext:value-type="float">
            <text:p>0.036626</text:p>
          </table:table-cell>
          <table:table-cell table:style-name="ce20" table:formula="of:=[.U23]/41" office:value-type="float" office:value="0.135292195121951" calcext:value-type="float">
            <text:p>0.135292</text:p>
          </table:table-cell>
          <table:table-cell table:style-name="ce20" table:formula="of:=[.V23]/41" office:value-type="float" office:value="0" calcext:value-type="float">
            <text:p>0.000000</text:p>
          </table:table-cell>
          <table:table-cell table:style-name="ce20" table:formula="of:=[.W23]/41" office:value-type="float" office:value="0.048749512195122" calcext:value-type="float">
            <text:p>0.048750</text:p>
          </table:table-cell>
          <table:table-cell table:style-name="ce20" table:formula="of:=[.X23]/41" office:value-type="float" office:value="0.141463658536585" calcext:value-type="float">
            <text:p>0.141464</text:p>
          </table:table-cell>
          <table:table-cell table:style-name="ce20" table:formula="of:=[.Y23]/41" office:value-type="float" office:value="0.131812195121951" calcext:value-type="float">
            <text:p>0.131812</text:p>
          </table:table-cell>
          <table:table-cell table:style-name="ce20" table:formula="of:=[.Z23]/41" office:value-type="float" office:value="0.0638034146341464" calcext:value-type="float">
            <text:p>0.063803</text:p>
          </table:table-cell>
          <table:table-cell table:style-name="ce20" table:formula="of:=[.AA23]/41" office:value-type="float" office:value="0.124305609756098" calcext:value-type="float">
            <text:p>0.124306</text:p>
          </table:table-cell>
          <table:table-cell table:style-name="ce20" table:formula="of:=[.AB23]/41" office:value-type="float" office:value="0.166752682926829" calcext:value-type="float">
            <text:p>0.166753</text:p>
          </table:table-cell>
          <table:table-cell table:style-name="ce20" table:formula="of:=[.AC23]/41" office:value-type="float" office:value="0.166752682926829" calcext:value-type="float">
            <text:p>0.166753</text:p>
          </table:table-cell>
          <table:table-cell table:style-name="ce20" table:formula="of:=[.AD23]/41" office:value-type="float" office:value="0" calcext:value-type="float">
            <text:p>0.00000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6" office:value-type="float" office:value="17" calcext:value-type="float">
            <text:p>17</text:p>
          </table:table-cell>
          <table:table-cell table:style-name="ce20" table:formula="of:=[.F24]/41" office:value-type="float" office:value="0.136650731707317" calcext:value-type="float">
            <text:p>0.136651</text:p>
          </table:table-cell>
          <table:table-cell table:style-name="ce20" table:formula="of:=[.F24]/41" office:value-type="float" office:value="0.136650731707317" calcext:value-type="float">
            <text:p>0.136651</text:p>
          </table:table-cell>
          <table:table-cell table:style-name="ce20" table:formula="of:=[.G24]/41" office:value-type="float" office:value="0.140659024390244" calcext:value-type="float">
            <text:p>0.140659</text:p>
          </table:table-cell>
          <table:table-cell table:style-name="ce20" table:formula="of:=[.H24]/41" office:value-type="float" office:value="0.115931219512195" calcext:value-type="float">
            <text:p>0.115931</text:p>
          </table:table-cell>
          <table:table-cell table:style-name="ce20" table:formula="of:=[.I24]/41" office:value-type="float" office:value="0.0777917073170732" calcext:value-type="float">
            <text:p>0.077792</text:p>
          </table:table-cell>
          <table:table-cell table:style-name="ce20" table:formula="of:=[.J24]/41" office:value-type="float" office:value="0.131424146341463" calcext:value-type="float">
            <text:p>0.131424</text:p>
          </table:table-cell>
          <table:table-cell table:style-name="ce20" table:formula="of:=[.K24]/41" office:value-type="float" office:value="0.0611841463414634" calcext:value-type="float">
            <text:p>0.061184</text:p>
          </table:table-cell>
          <table:table-cell table:style-name="ce20" table:formula="of:=[.L24]/41" office:value-type="float" office:value="0.147016341463415" calcext:value-type="float">
            <text:p>0.147016</text:p>
          </table:table-cell>
          <table:table-cell table:style-name="ce20" table:formula="of:=[.M24]/41" office:value-type="float" office:value="0.111074878048781" calcext:value-type="float">
            <text:p>0.111075</text:p>
          </table:table-cell>
          <table:table-cell table:style-name="ce20" table:formula="of:=[.N24]/41" office:value-type="float" office:value="0.0779946341463415" calcext:value-type="float">
            <text:p>0.077995</text:p>
          </table:table-cell>
          <table:table-cell table:style-name="ce20" table:formula="of:=[.O24]/41" office:value-type="float" office:value="0.127149756097561" calcext:value-type="float">
            <text:p>0.127150</text:p>
          </table:table-cell>
          <table:table-cell table:style-name="ce20" table:formula="of:=[.P24]/41" office:value-type="float" office:value="0.124479268292683" calcext:value-type="float">
            <text:p>0.124479</text:p>
          </table:table-cell>
          <table:table-cell table:style-name="ce20" table:formula="of:=[.Q24]/41" office:value-type="float" office:value="0.031270487804878" calcext:value-type="float">
            <text:p>0.031270</text:p>
          </table:table-cell>
          <table:table-cell table:style-name="ce20" table:formula="of:=[.R24]/41" office:value-type="float" office:value="0.117613414634146" calcext:value-type="float">
            <text:p>0.117613</text:p>
          </table:table-cell>
          <table:table-cell table:style-name="ce20" table:formula="of:=[.S24]/41" office:value-type="float" office:value="0.148146097560976" calcext:value-type="float">
            <text:p>0.148146</text:p>
          </table:table-cell>
          <table:table-cell table:style-name="ce20" table:formula="of:=[.T24]/41" office:value-type="float" office:value="0.0399331707317073" calcext:value-type="float">
            <text:p>0.039933</text:p>
          </table:table-cell>
          <table:table-cell table:style-name="ce20" table:formula="of:=[.U24]/41" office:value-type="float" office:value="0.144404634146341" calcext:value-type="float">
            <text:p>0.144405</text:p>
          </table:table-cell>
          <table:table-cell table:style-name="ce20" table:formula="of:=[.V24]/41" office:value-type="float" office:value="0.048749512195122" calcext:value-type="float">
            <text:p>0.048750</text:p>
          </table:table-cell>
          <table:table-cell table:style-name="ce20" table:formula="of:=[.W24]/41" office:value-type="float" office:value="0" calcext:value-type="float">
            <text:p>0.000000</text:p>
          </table:table-cell>
          <table:table-cell table:style-name="ce20" table:formula="of:=[.X24]/41" office:value-type="float" office:value="0.149327073170732" calcext:value-type="float">
            <text:p>0.149327</text:p>
          </table:table-cell>
          <table:table-cell table:style-name="ce20" table:formula="of:=[.Y24]/41" office:value-type="float" office:value="0.134426829268293" calcext:value-type="float">
            <text:p>0.134427</text:p>
          </table:table-cell>
          <table:table-cell table:style-name="ce20" table:formula="of:=[.Z24]/41" office:value-type="float" office:value="0.0560434146341463" calcext:value-type="float">
            <text:p>0.056043</text:p>
          </table:table-cell>
          <table:table-cell table:style-name="ce20" table:formula="of:=[.AA24]/41" office:value-type="float" office:value="0.147856829268293" calcext:value-type="float">
            <text:p>0.147857</text:p>
          </table:table-cell>
          <table:table-cell table:style-name="ce20" table:formula="of:=[.AB24]/41" office:value-type="float" office:value="0.138052926829268" calcext:value-type="float">
            <text:p>0.138053</text:p>
          </table:table-cell>
          <table:table-cell table:style-name="ce20" table:formula="of:=[.AC24]/41" office:value-type="float" office:value="0.138052926829268" calcext:value-type="float">
            <text:p>0.138053</text:p>
          </table:table-cell>
          <table:table-cell table:style-name="ce20" table:formula="of:=[.AD24]/41" office:value-type="float" office:value="0" calcext:value-type="float">
            <text:p>0.000000</text:p>
          </table:table-cell>
        </table:table-row>
        <table:table-row table:style-name="ro1">
          <table:table-cell table:style-name="ce13"/>
          <table:table-cell table:number-columns-repeated="3"/>
          <table:table-cell table:style-name="ce16" office:value-type="float" office:value="18" calcext:value-type="float">
            <text:p>18</text:p>
          </table:table-cell>
          <table:table-cell table:style-name="ce20" table:formula="of:=[.F25]/41" office:value-type="float" office:value="0.0488785365853659" calcext:value-type="float">
            <text:p>0.048879</text:p>
          </table:table-cell>
          <table:table-cell table:style-name="ce20" table:formula="of:=[.F25]/41" office:value-type="float" office:value="0.0488785365853659" calcext:value-type="float">
            <text:p>0.048879</text:p>
          </table:table-cell>
          <table:table-cell table:style-name="ce20" table:formula="of:=[.G25]/41" office:value-type="float" office:value="0.018197" calcext:value-type="float">
            <text:p>0.018197</text:p>
          </table:table-cell>
          <table:table-cell table:style-name="ce20" table:formula="of:=[.H25]/41" office:value-type="float" office:value="0.0579456097560976" calcext:value-type="float">
            <text:p>0.057946</text:p>
          </table:table-cell>
          <table:table-cell table:style-name="ce20" table:formula="of:=[.I25]/41" office:value-type="float" office:value="0.0771329268292683" calcext:value-type="float">
            <text:p>0.077133</text:p>
          </table:table-cell>
          <table:table-cell table:style-name="ce20" table:formula="of:=[.J25]/41" office:value-type="float" office:value="0.0539731707317073" calcext:value-type="float">
            <text:p>0.053973</text:p>
          </table:table-cell>
          <table:table-cell table:style-name="ce20" table:formula="of:=[.K25]/41" office:value-type="float" office:value="0.0899546341463415" calcext:value-type="float">
            <text:p>0.089955</text:p>
          </table:table-cell>
          <table:table-cell table:style-name="ce20" table:formula="of:=[.L25]/41" office:value-type="float" office:value="0.017331" calcext:value-type="float">
            <text:p>0.017331</text:p>
          </table:table-cell>
          <table:table-cell table:style-name="ce20" table:formula="of:=[.M25]/41" office:value-type="float" office:value="0.0590658536585366" calcext:value-type="float">
            <text:p>0.059066</text:p>
          </table:table-cell>
          <table:table-cell table:style-name="ce20" table:formula="of:=[.N25]/41" office:value-type="float" office:value="0.0770521951219512" calcext:value-type="float">
            <text:p>0.077052</text:p>
          </table:table-cell>
          <table:table-cell table:style-name="ce20" table:formula="of:=[.O25]/41" office:value-type="float" office:value="0.0242599024390244" calcext:value-type="float">
            <text:p>0.024260</text:p>
          </table:table-cell>
          <table:table-cell table:style-name="ce20" table:formula="of:=[.P25]/41" office:value-type="float" office:value="0.0256529268292683" calcext:value-type="float">
            <text:p>0.025653</text:p>
          </table:table-cell>
          <table:table-cell table:style-name="ce20" table:formula="of:=[.Q25]/41" office:value-type="float" office:value="0.166538780487805" calcext:value-type="float">
            <text:p>0.166539</text:p>
          </table:table-cell>
          <table:table-cell table:style-name="ce20" table:formula="of:=[.R25]/41" office:value-type="float" office:value="0.0518639024390244" calcext:value-type="float">
            <text:p>0.051864</text:p>
          </table:table-cell>
          <table:table-cell table:style-name="ce20" table:formula="of:=[.S25]/41" office:value-type="float" office:value="0.00950841463414634" calcext:value-type="float">
            <text:p>0.009508</text:p>
          </table:table-cell>
          <table:table-cell table:style-name="ce20" table:formula="of:=[.T25]/41" office:value-type="float" office:value="0.11393756097561" calcext:value-type="float">
            <text:p>0.113938</text:p>
          </table:table-cell>
          <table:table-cell table:style-name="ce20" table:formula="of:=[.U25]/41" office:value-type="float" office:value="0.00673951219512195" calcext:value-type="float">
            <text:p>0.006740</text:p>
          </table:table-cell>
          <table:table-cell table:style-name="ce20" table:formula="of:=[.V25]/41" office:value-type="float" office:value="0.141463658536585" calcext:value-type="float">
            <text:p>0.141464</text:p>
          </table:table-cell>
          <table:table-cell table:style-name="ce20" table:formula="of:=[.W25]/41" office:value-type="float" office:value="0.149327073170732" calcext:value-type="float">
            <text:p>0.149327</text:p>
          </table:table-cell>
          <table:table-cell table:style-name="ce20" table:formula="of:=[.X25]/41" office:value-type="float" office:value="0" calcext:value-type="float">
            <text:p>0.000000</text:p>
          </table:table-cell>
          <table:table-cell table:style-name="ce20" table:formula="of:=[.Y25]/41" office:value-type="float" office:value="0.0195534390243902" calcext:value-type="float">
            <text:p>0.019553</text:p>
          </table:table-cell>
          <table:table-cell table:style-name="ce20" table:formula="of:=[.Z25]/41" office:value-type="float" office:value="0.0934351219512195" calcext:value-type="float">
            <text:p>0.093435</text:p>
          </table:table-cell>
          <table:table-cell table:style-name="ce20" table:formula="of:=[.AA25]/41" office:value-type="float" office:value="0.0487434146341463" calcext:value-type="float">
            <text:p>0.048743</text:p>
          </table:table-cell>
          <table:table-cell table:style-name="ce20" table:formula="of:=[.AB25]/41" office:value-type="float" office:value="0.114903170731707" calcext:value-type="float">
            <text:p>0.114903</text:p>
          </table:table-cell>
          <table:table-cell table:style-name="ce20" table:formula="of:=[.AC25]/41" office:value-type="float" office:value="0.114903170731707" calcext:value-type="float">
            <text:p>0.114903</text:p>
          </table:table-cell>
          <table:table-cell table:style-name="ce20" table:formula="of:=[.AD25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table:style-name="ce16" office:value-type="float" office:value="19" calcext:value-type="float">
            <text:p>19</text:p>
          </table:table-cell>
          <table:table-cell table:style-name="ce20" table:formula="of:=[.F26]/41" office:value-type="float" office:value="0.0328739024390244" calcext:value-type="float">
            <text:p>0.032874</text:p>
          </table:table-cell>
          <table:table-cell table:style-name="ce20" table:formula="of:=[.F26]/41" office:value-type="float" office:value="0.0328739024390244" calcext:value-type="float">
            <text:p>0.032874</text:p>
          </table:table-cell>
          <table:table-cell table:style-name="ce20" table:formula="of:=[.G26]/41" office:value-type="float" office:value="0.006872" calcext:value-type="float">
            <text:p>0.006872</text:p>
          </table:table-cell>
          <table:table-cell table:style-name="ce20" table:formula="of:=[.H26]/41" office:value-type="float" office:value="0.0588409756097561" calcext:value-type="float">
            <text:p>0.058841</text:p>
          </table:table-cell>
          <table:table-cell table:style-name="ce20" table:formula="of:=[.I26]/41" office:value-type="float" office:value="0.0673234146341463" calcext:value-type="float">
            <text:p>0.067323</text:p>
          </table:table-cell>
          <table:table-cell table:style-name="ce20" table:formula="of:=[.J26]/41" office:value-type="float" office:value="0.0600175609756098" calcext:value-type="float">
            <text:p>0.060018</text:p>
          </table:table-cell>
          <table:table-cell table:style-name="ce20" table:formula="of:=[.K26]/41" office:value-type="float" office:value="0.0737882926829268" calcext:value-type="float">
            <text:p>0.073788</text:p>
          </table:table-cell>
          <table:table-cell table:style-name="ce20" table:formula="of:=[.L26]/41" office:value-type="float" office:value="0.0314521951219512" calcext:value-type="float">
            <text:p>0.031452</text:p>
          </table:table-cell>
          <table:table-cell table:style-name="ce20" table:formula="of:=[.M26]/41" office:value-type="float" office:value="0.0582926829268293" calcext:value-type="float">
            <text:p>0.058293</text:p>
          </table:table-cell>
          <table:table-cell table:style-name="ce20" table:formula="of:=[.N26]/41" office:value-type="float" office:value="0.0673053658536585" calcext:value-type="float">
            <text:p>0.067305</text:p>
          </table:table-cell>
          <table:table-cell table:style-name="ce20" table:formula="of:=[.O26]/41" office:value-type="float" office:value="0.0222225365853658" calcext:value-type="float">
            <text:p>0.022223</text:p>
          </table:table-cell>
          <table:table-cell table:style-name="ce20" table:formula="of:=[.P26]/41" office:value-type="float" office:value="0.0113728780487805" calcext:value-type="float">
            <text:p>0.011373</text:p>
          </table:table-cell>
          <table:table-cell table:style-name="ce20" table:formula="of:=[.Q26]/41" office:value-type="float" office:value="0.153966585365854" calcext:value-type="float">
            <text:p>0.153967</text:p>
          </table:table-cell>
          <table:table-cell table:style-name="ce20" table:formula="of:=[.R26]/41" office:value-type="float" office:value="0.0324856097560976" calcext:value-type="float">
            <text:p>0.032486</text:p>
          </table:table-cell>
          <table:table-cell table:style-name="ce20" table:formula="of:=[.S26]/41" office:value-type="float" office:value="0.0141996585365854" calcext:value-type="float">
            <text:p>0.014200</text:p>
          </table:table-cell>
          <table:table-cell table:style-name="ce20" table:formula="of:=[.T26]/41" office:value-type="float" office:value="0.101334146341463" calcext:value-type="float">
            <text:p>0.101334</text:p>
          </table:table-cell>
          <table:table-cell table:style-name="ce20" table:formula="of:=[.U26]/41" office:value-type="float" office:value="0.0195507317073171" calcext:value-type="float">
            <text:p>0.019551</text:p>
          </table:table-cell>
          <table:table-cell table:style-name="ce20" table:formula="of:=[.V26]/41" office:value-type="float" office:value="0.131812195121951" calcext:value-type="float">
            <text:p>0.131812</text:p>
          </table:table-cell>
          <table:table-cell table:style-name="ce20" table:formula="of:=[.W26]/41" office:value-type="float" office:value="0.134426829268293" calcext:value-type="float">
            <text:p>0.134427</text:p>
          </table:table-cell>
          <table:table-cell table:style-name="ce20" table:formula="of:=[.X26]/41" office:value-type="float" office:value="0.0195534390243902" calcext:value-type="float">
            <text:p>0.019553</text:p>
          </table:table-cell>
          <table:table-cell table:style-name="ce20" table:formula="of:=[.Y26]/41" office:value-type="float" office:value="0" calcext:value-type="float">
            <text:p>0.000000</text:p>
          </table:table-cell>
          <table:table-cell table:style-name="ce20" table:formula="of:=[.Z26]/41" office:value-type="float" office:value="0.078430243902439" calcext:value-type="float">
            <text:p>0.078430</text:p>
          </table:table-cell>
          <table:table-cell table:style-name="ce20" table:formula="of:=[.AA26]/41" office:value-type="float" office:value="0.0601278048780488" calcext:value-type="float">
            <text:p>0.060128</text:p>
          </table:table-cell>
          <table:table-cell table:style-name="ce20" table:formula="of:=[.AB26]/41" office:value-type="float" office:value="0.0972858536585366" calcext:value-type="float">
            <text:p>0.097286</text:p>
          </table:table-cell>
          <table:table-cell table:style-name="ce20" table:formula="of:=[.AC26]/41" office:value-type="float" office:value="0.0972858536585366" calcext:value-type="float">
            <text:p>0.097286</text:p>
          </table:table-cell>
          <table:table-cell table:style-name="ce20" table:formula="of:=[.AD26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table:style-name="ce16" office:value-type="float" office:value="20" calcext:value-type="float">
            <text:p>20</text:p>
          </table:table-cell>
          <table:table-cell table:style-name="ce20" table:formula="of:=[.F27]/41" office:value-type="float" office:value="0.0840736585365854" calcext:value-type="float">
            <text:p>0.084074</text:p>
          </table:table-cell>
          <table:table-cell table:style-name="ce20" table:formula="of:=[.F27]/41" office:value-type="float" office:value="0.0840736585365854" calcext:value-type="float">
            <text:p>0.084074</text:p>
          </table:table-cell>
          <table:table-cell table:style-name="ce20" table:formula="of:=[.G27]/41" office:value-type="float" office:value="0.0847429268292683" calcext:value-type="float">
            <text:p>0.084743</text:p>
          </table:table-cell>
          <table:table-cell table:style-name="ce20" table:formula="of:=[.H27]/41" office:value-type="float" office:value="0.0686719512195122" calcext:value-type="float">
            <text:p>0.068672</text:p>
          </table:table-cell>
          <table:table-cell table:style-name="ce20" table:formula="of:=[.I27]/41" office:value-type="float" office:value="0.0305585365853658" calcext:value-type="float">
            <text:p>0.030559</text:p>
          </table:table-cell>
          <table:table-cell table:style-name="ce20" table:formula="of:=[.J27]/41" office:value-type="float" office:value="0.0835719512195122" calcext:value-type="float">
            <text:p>0.083572</text:p>
          </table:table-cell>
          <table:table-cell table:style-name="ce20" table:formula="of:=[.K27]/41" office:value-type="float" office:value="0.00918509756097561" calcext:value-type="float">
            <text:p>0.009185</text:p>
          </table:table-cell>
          <table:table-cell table:style-name="ce20" table:formula="of:=[.L27]/41" office:value-type="float" office:value="0.0923319512195122" calcext:value-type="float">
            <text:p>0.092332</text:p>
          </table:table-cell>
          <table:table-cell table:style-name="ce20" table:formula="of:=[.M27]/41" office:value-type="float" office:value="0.0636960975609756" calcext:value-type="float">
            <text:p>0.063696</text:p>
          </table:table-cell>
          <table:table-cell table:style-name="ce20" table:formula="of:=[.N27]/41" office:value-type="float" office:value="0.0308287804878049" calcext:value-type="float">
            <text:p>0.030829</text:p>
          </table:table-cell>
          <table:table-cell table:style-name="ce20" table:formula="of:=[.O27]/41" office:value-type="float" office:value="0.071940487804878" calcext:value-type="float">
            <text:p>0.071940</text:p>
          </table:table-cell>
          <table:table-cell table:style-name="ce20" table:formula="of:=[.P27]/41" office:value-type="float" office:value="0.0684424390243902" calcext:value-type="float">
            <text:p>0.068442</text:p>
          </table:table-cell>
          <table:table-cell table:style-name="ce20" table:formula="of:=[.Q27]/41" office:value-type="float" office:value="0.0772539024390244" calcext:value-type="float">
            <text:p>0.077254</text:p>
          </table:table-cell>
          <table:table-cell table:style-name="ce20" table:formula="of:=[.R27]/41" office:value-type="float" office:value="0.0648834146341463" calcext:value-type="float">
            <text:p>0.064883</text:p>
          </table:table-cell>
          <table:table-cell table:style-name="ce20" table:formula="of:=[.S27]/41" office:value-type="float" office:value="0.0921039024390244" calcext:value-type="float">
            <text:p>0.092104</text:p>
          </table:table-cell>
          <table:table-cell table:style-name="ce20" table:formula="of:=[.T27]/41" office:value-type="float" office:value="0.0274263414634146" calcext:value-type="float">
            <text:p>0.027426</text:p>
          </table:table-cell>
          <table:table-cell table:style-name="ce20" table:formula="of:=[.U27]/41" office:value-type="float" office:value="0.0887268292682927" calcext:value-type="float">
            <text:p>0.088727</text:p>
          </table:table-cell>
          <table:table-cell table:style-name="ce20" table:formula="of:=[.V27]/41" office:value-type="float" office:value="0.0638034146341464" calcext:value-type="float">
            <text:p>0.063803</text:p>
          </table:table-cell>
          <table:table-cell table:style-name="ce20" table:formula="of:=[.W27]/41" office:value-type="float" office:value="0.0560434146341463" calcext:value-type="float">
            <text:p>0.056043</text:p>
          </table:table-cell>
          <table:table-cell table:style-name="ce20" table:formula="of:=[.X27]/41" office:value-type="float" office:value="0.0934351219512195" calcext:value-type="float">
            <text:p>0.093435</text:p>
          </table:table-cell>
          <table:table-cell table:style-name="ce20" table:formula="of:=[.Y27]/41" office:value-type="float" office:value="0.078430243902439" calcext:value-type="float">
            <text:p>0.078430</text:p>
          </table:table-cell>
          <table:table-cell table:style-name="ce20" table:formula="of:=[.Z27]/41" office:value-type="float" office:value="0" calcext:value-type="float">
            <text:p>0.000000</text:p>
          </table:table-cell>
          <table:table-cell table:style-name="ce20" table:formula="of:=[.AA27]/41" office:value-type="float" office:value="0.0982770731707317" calcext:value-type="float">
            <text:p>0.098277</text:p>
          </table:table-cell>
          <table:table-cell table:style-name="ce20" table:formula="of:=[.AB27]/41" office:value-type="float" office:value="0.104853414634146" calcext:value-type="float">
            <text:p>0.104853</text:p>
          </table:table-cell>
          <table:table-cell table:style-name="ce20" table:formula="of:=[.AC27]/41" office:value-type="float" office:value="0.104853414634146" calcext:value-type="float">
            <text:p>0.104853</text:p>
          </table:table-cell>
          <table:table-cell table:style-name="ce20" table:formula="of:=[.AD27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table:style-name="ce16" office:value-type="float" office:value="21" calcext:value-type="float">
            <text:p>21</text:p>
          </table:table-cell>
          <table:table-cell table:style-name="ce20" table:formula="of:=[.F28]/41" office:value-type="float" office:value="0.0929819512195122" calcext:value-type="float">
            <text:p>0.092982</text:p>
          </table:table-cell>
          <table:table-cell table:style-name="ce20" table:formula="of:=[.F28]/41" office:value-type="float" office:value="0.0929819512195122" calcext:value-type="float">
            <text:p>0.092982</text:p>
          </table:table-cell>
          <table:table-cell table:style-name="ce20" table:formula="of:=[.G28]/41" office:value-type="float" office:value="0.063329512195122" calcext:value-type="float">
            <text:p>0.063330</text:p>
          </table:table-cell>
          <table:table-cell table:style-name="ce20" table:formula="of:=[.H28]/41" office:value-type="float" office:value="0.0322078048780488" calcext:value-type="float">
            <text:p>0.032208</text:p>
          </table:table-cell>
          <table:table-cell table:style-name="ce20" table:formula="of:=[.I28]/41" office:value-type="float" office:value="0.0703690243902439" calcext:value-type="float">
            <text:p>0.070369</text:p>
          </table:table-cell>
          <table:table-cell table:style-name="ce20" table:formula="of:=[.J28]/41" office:value-type="float" office:value="0.0171865365853659" calcext:value-type="float">
            <text:p>0.017187</text:p>
          </table:table-cell>
          <table:table-cell table:style-name="ce20" table:formula="of:=[.K28]/41" office:value-type="float" office:value="0.0994078048780488" calcext:value-type="float">
            <text:p>0.099408</text:p>
          </table:table-cell>
          <table:table-cell table:style-name="ce20" table:formula="of:=[.L28]/41" office:value-type="float" office:value="0.0314124390243902" calcext:value-type="float">
            <text:p>0.031412</text:p>
          </table:table-cell>
          <table:table-cell table:style-name="ce20" table:formula="of:=[.M28]/41" office:value-type="float" office:value="0.0368885365853659" calcext:value-type="float">
            <text:p>0.036889</text:p>
          </table:table-cell>
          <table:table-cell table:style-name="ce20" table:formula="of:=[.N28]/41" office:value-type="float" office:value="0.0701448780487805" calcext:value-type="float">
            <text:p>0.070145</text:p>
          </table:table-cell>
          <table:table-cell table:style-name="ce20" table:formula="of:=[.O28]/41" office:value-type="float" office:value="0.0409046341463415" calcext:value-type="float">
            <text:p>0.040905</text:p>
          </table:table-cell>
          <table:table-cell table:style-name="ce20" table:formula="of:=[.P28]/41" office:value-type="float" office:value="0.0558578048780488" calcext:value-type="float">
            <text:p>0.055858</text:p>
          </table:table-cell>
          <table:table-cell table:style-name="ce20" table:formula="of:=[.Q28]/41" office:value-type="float" office:value="0.156169512195122" calcext:value-type="float">
            <text:p>0.156170</text:p>
          </table:table-cell>
          <table:table-cell table:style-name="ce20" table:formula="of:=[.R28]/41" office:value-type="float" office:value="0.0883385365853659" calcext:value-type="float">
            <text:p>0.088339</text:p>
          </table:table-cell>
          <table:table-cell table:style-name="ce20" table:formula="of:=[.S28]/41" office:value-type="float" office:value="0.0577656097560976" calcext:value-type="float">
            <text:p>0.057766</text:p>
          </table:table-cell>
          <table:table-cell table:style-name="ce20" table:formula="of:=[.T28]/41" office:value-type="float" office:value="0.108126097560976" calcext:value-type="float">
            <text:p>0.108126</text:p>
          </table:table-cell>
          <table:table-cell table:style-name="ce20" table:formula="of:=[.U28]/41" office:value-type="float" office:value="0.0435239024390244" calcext:value-type="float">
            <text:p>0.043524</text:p>
          </table:table-cell>
          <table:table-cell table:style-name="ce20" table:formula="of:=[.V28]/41" office:value-type="float" office:value="0.124305609756098" calcext:value-type="float">
            <text:p>0.124306</text:p>
          </table:table-cell>
          <table:table-cell table:style-name="ce20" table:formula="of:=[.W28]/41" office:value-type="float" office:value="0.147856829268293" calcext:value-type="float">
            <text:p>0.147857</text:p>
          </table:table-cell>
          <table:table-cell table:style-name="ce20" table:formula="of:=[.X28]/41" office:value-type="float" office:value="0.0487434146341463" calcext:value-type="float">
            <text:p>0.048743</text:p>
          </table:table-cell>
          <table:table-cell table:style-name="ce20" table:formula="of:=[.Y28]/41" office:value-type="float" office:value="0.0601278048780488" calcext:value-type="float">
            <text:p>0.060128</text:p>
          </table:table-cell>
          <table:table-cell table:style-name="ce20" table:formula="of:=[.Z28]/41" office:value-type="float" office:value="0.0982770731707317" calcext:value-type="float">
            <text:p>0.098277</text:p>
          </table:table-cell>
          <table:table-cell table:style-name="ce20" table:formula="of:=[.AA28]/41" office:value-type="float" office:value="0" calcext:value-type="float">
            <text:p>0.000000</text:p>
          </table:table-cell>
          <table:table-cell table:style-name="ce20" table:formula="of:=[.AB28]/41" office:value-type="float" office:value="0.155525609756098" calcext:value-type="float">
            <text:p>0.155526</text:p>
          </table:table-cell>
          <table:table-cell table:style-name="ce20" table:formula="of:=[.AC28]/41" office:value-type="float" office:value="0.155525609756098" calcext:value-type="float">
            <text:p>0.155526</text:p>
          </table:table-cell>
          <table:table-cell table:style-name="ce20" table:formula="of:=[.AD28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style-name="ce20" table:formula="of:=[.F29]/41" office:value-type="float" office:value="0.0662639024390244" calcext:value-type="float">
            <text:p>0.066264</text:p>
          </table:table-cell>
          <table:table-cell table:style-name="ce20" table:formula="of:=[.F29]/41" office:value-type="float" office:value="0.0662639024390244" calcext:value-type="float">
            <text:p>0.066264</text:p>
          </table:table-cell>
          <table:table-cell table:style-name="ce20" table:formula="of:=[.G29]/41" office:value-type="float" office:value="0.0967346341463415" calcext:value-type="float">
            <text:p>0.096735</text:p>
          </table:table-cell>
          <table:table-cell table:style-name="ce20" table:formula="of:=[.H29]/41" office:value-type="float" office:value="0.142601219512195" calcext:value-type="float">
            <text:p>0.142601</text:p>
          </table:table-cell>
          <table:table-cell table:style-name="ce20" table:formula="of:=[.I29]/41" office:value-type="float" office:value="0.123006341463415" calcext:value-type="float">
            <text:p>0.123006</text:p>
          </table:table-cell>
          <table:table-cell table:style-name="ce20" table:formula="of:=[.J29]/41" office:value-type="float" office:value="0.150543414634146" calcext:value-type="float">
            <text:p>0.150543</text:p>
          </table:table-cell>
          <table:table-cell table:style-name="ce20" table:formula="of:=[.K29]/41" office:value-type="float" office:value="0.0957139024390244" calcext:value-type="float">
            <text:p>0.095714</text:p>
          </table:table-cell>
          <table:table-cell table:style-name="ce20" table:formula="of:=[.L29]/41" office:value-type="float" office:value="0.128731463414634" calcext:value-type="float">
            <text:p>0.128731</text:p>
          </table:table-cell>
          <table:table-cell table:style-name="ce20" table:formula="of:=[.M29]/41" office:value-type="float" office:value="0.139433658536585" calcext:value-type="float">
            <text:p>0.139434</text:p>
          </table:table-cell>
          <table:table-cell table:style-name="ce20" table:formula="of:=[.N29]/41" office:value-type="float" office:value="0.123208292682927" calcext:value-type="float">
            <text:p>0.123208</text:p>
          </table:table-cell>
          <table:table-cell table:style-name="ce20" table:formula="of:=[.O29]/41" office:value-type="float" office:value="0.11464243902439" calcext:value-type="float">
            <text:p>0.114642</text:p>
          </table:table-cell>
          <table:table-cell table:style-name="ce20" table:formula="of:=[.P29]/41" office:value-type="float" office:value="0.0996782926829268" calcext:value-type="float">
            <text:p>0.099678</text:p>
          </table:table-cell>
          <table:table-cell table:style-name="ce20" table:formula="of:=[.Q29]/41" office:value-type="float" office:value="0.168503902439024" calcext:value-type="float">
            <text:p>0.168504</text:p>
          </table:table-cell>
          <table:table-cell table:style-name="ce20" table:formula="of:=[.R29]/41" office:value-type="float" office:value="0.0672456097560976" calcext:value-type="float">
            <text:p>0.067246</text:p>
          </table:table-cell>
          <table:table-cell table:style-name="ce20" table:formula="of:=[.S29]/41" office:value-type="float" office:value="0.105998536585366" calcext:value-type="float">
            <text:p>0.105999</text:p>
          </table:table-cell>
          <table:table-cell table:style-name="ce20" table:formula="of:=[.T29]/41" office:value-type="float" office:value="0.130445365853659" calcext:value-type="float">
            <text:p>0.130445</text:p>
          </table:table-cell>
          <table:table-cell table:style-name="ce20" table:formula="of:=[.U29]/41" office:value-type="float" office:value="0.11666756097561" calcext:value-type="float">
            <text:p>0.116668</text:p>
          </table:table-cell>
          <table:table-cell table:style-name="ce20" table:formula="of:=[.V29]/41" office:value-type="float" office:value="0.166752682926829" calcext:value-type="float">
            <text:p>0.166753</text:p>
          </table:table-cell>
          <table:table-cell table:style-name="ce20" table:formula="of:=[.W29]/41" office:value-type="float" office:value="0.138052926829268" calcext:value-type="float">
            <text:p>0.138053</text:p>
          </table:table-cell>
          <table:table-cell table:style-name="ce20" table:formula="of:=[.X29]/41" office:value-type="float" office:value="0.114903170731707" calcext:value-type="float">
            <text:p>0.114903</text:p>
          </table:table-cell>
          <table:table-cell table:style-name="ce20" table:formula="of:=[.Y29]/41" office:value-type="float" office:value="0.0972858536585366" calcext:value-type="float">
            <text:p>0.097286</text:p>
          </table:table-cell>
          <table:table-cell table:style-name="ce20" table:formula="of:=[.Z29]/41" office:value-type="float" office:value="0.104853414634146" calcext:value-type="float">
            <text:p>0.104853</text:p>
          </table:table-cell>
          <table:table-cell table:style-name="ce20" table:formula="of:=[.AA29]/41" office:value-type="float" office:value="0.155525609756098" calcext:value-type="float">
            <text:p>0.155526</text:p>
          </table:table-cell>
          <table:table-cell table:style-name="ce20" table:formula="of:=[.AB29]/41" office:value-type="float" office:value="0" calcext:value-type="float">
            <text:p>0.000000</text:p>
          </table:table-cell>
          <table:table-cell table:style-name="ce20" table:formula="of:=[.AC29]/41" office:value-type="float" office:value="0" calcext:value-type="float">
            <text:p>0.000000</text:p>
          </table:table-cell>
          <table:table-cell table:style-name="ce20" table:formula="of:=[.AD29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style-name="ce20" table:formula="of:=[.F30]/41" office:value-type="float" office:value="0.0662639024390244" calcext:value-type="float">
            <text:p>0.066264</text:p>
          </table:table-cell>
          <table:table-cell table:style-name="ce20" table:formula="of:=[.F30]/41" office:value-type="float" office:value="0.0662639024390244" calcext:value-type="float">
            <text:p>0.066264</text:p>
          </table:table-cell>
          <table:table-cell table:style-name="ce20" table:formula="of:=[.G30]/41" office:value-type="float" office:value="0.0967346341463415" calcext:value-type="float">
            <text:p>0.096735</text:p>
          </table:table-cell>
          <table:table-cell table:style-name="ce20" table:formula="of:=[.H30]/41" office:value-type="float" office:value="0.142601219512195" calcext:value-type="float">
            <text:p>0.142601</text:p>
          </table:table-cell>
          <table:table-cell table:style-name="ce20" table:formula="of:=[.I30]/41" office:value-type="float" office:value="0.123006341463415" calcext:value-type="float">
            <text:p>0.123006</text:p>
          </table:table-cell>
          <table:table-cell table:style-name="ce20" table:formula="of:=[.J30]/41" office:value-type="float" office:value="0.150543414634146" calcext:value-type="float">
            <text:p>0.150543</text:p>
          </table:table-cell>
          <table:table-cell table:style-name="ce20" table:formula="of:=[.K30]/41" office:value-type="float" office:value="0.0957139024390244" calcext:value-type="float">
            <text:p>0.095714</text:p>
          </table:table-cell>
          <table:table-cell table:style-name="ce20" table:formula="of:=[.L30]/41" office:value-type="float" office:value="0.128731463414634" calcext:value-type="float">
            <text:p>0.128731</text:p>
          </table:table-cell>
          <table:table-cell table:style-name="ce20" table:formula="of:=[.M30]/41" office:value-type="float" office:value="0.139433658536585" calcext:value-type="float">
            <text:p>0.139434</text:p>
          </table:table-cell>
          <table:table-cell table:style-name="ce20" table:formula="of:=[.N30]/41" office:value-type="float" office:value="0.123208292682927" calcext:value-type="float">
            <text:p>0.123208</text:p>
          </table:table-cell>
          <table:table-cell table:style-name="ce20" table:formula="of:=[.O30]/41" office:value-type="float" office:value="0.11464243902439" calcext:value-type="float">
            <text:p>0.114642</text:p>
          </table:table-cell>
          <table:table-cell table:style-name="ce20" table:formula="of:=[.P30]/41" office:value-type="float" office:value="0.0996782926829268" calcext:value-type="float">
            <text:p>0.099678</text:p>
          </table:table-cell>
          <table:table-cell table:style-name="ce20" table:formula="of:=[.Q30]/41" office:value-type="float" office:value="0.168503902439024" calcext:value-type="float">
            <text:p>0.168504</text:p>
          </table:table-cell>
          <table:table-cell table:style-name="ce20" table:formula="of:=[.R30]/41" office:value-type="float" office:value="0.0672456097560976" calcext:value-type="float">
            <text:p>0.067246</text:p>
          </table:table-cell>
          <table:table-cell table:style-name="ce20" table:formula="of:=[.S30]/41" office:value-type="float" office:value="0.105998536585366" calcext:value-type="float">
            <text:p>0.105999</text:p>
          </table:table-cell>
          <table:table-cell table:style-name="ce20" table:formula="of:=[.T30]/41" office:value-type="float" office:value="0.130445365853659" calcext:value-type="float">
            <text:p>0.130445</text:p>
          </table:table-cell>
          <table:table-cell table:style-name="ce20" table:formula="of:=[.U30]/41" office:value-type="float" office:value="0.11666756097561" calcext:value-type="float">
            <text:p>0.116668</text:p>
          </table:table-cell>
          <table:table-cell table:style-name="ce20" table:formula="of:=[.V30]/41" office:value-type="float" office:value="0.166752682926829" calcext:value-type="float">
            <text:p>0.166753</text:p>
          </table:table-cell>
          <table:table-cell table:style-name="ce20" table:formula="of:=[.W30]/41" office:value-type="float" office:value="0.138052926829268" calcext:value-type="float">
            <text:p>0.138053</text:p>
          </table:table-cell>
          <table:table-cell table:style-name="ce20" table:formula="of:=[.X30]/41" office:value-type="float" office:value="0.114903170731707" calcext:value-type="float">
            <text:p>0.114903</text:p>
          </table:table-cell>
          <table:table-cell table:style-name="ce20" table:formula="of:=[.Y30]/41" office:value-type="float" office:value="0.0972858536585366" calcext:value-type="float">
            <text:p>0.097286</text:p>
          </table:table-cell>
          <table:table-cell table:style-name="ce20" table:formula="of:=[.Z30]/41" office:value-type="float" office:value="0.104853414634146" calcext:value-type="float">
            <text:p>0.104853</text:p>
          </table:table-cell>
          <table:table-cell table:style-name="ce20" table:formula="of:=[.AA30]/41" office:value-type="float" office:value="0.155525609756098" calcext:value-type="float">
            <text:p>0.155526</text:p>
          </table:table-cell>
          <table:table-cell table:style-name="ce20" table:formula="of:=[.AB30]/41" office:value-type="float" office:value="0" calcext:value-type="float">
            <text:p>0.000000</text:p>
          </table:table-cell>
          <table:table-cell table:style-name="ce20" table:formula="of:=[.AC30]/41" office:value-type="float" office:value="0" calcext:value-type="float">
            <text:p>0.000000</text:p>
          </table:table-cell>
          <table:table-cell table:style-name="ce20" table:formula="of:=[.AD30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style-name="ce20" table:formula="of:=[.F31]/41" office:value-type="float" office:value="0" calcext:value-type="float">
            <text:p>0.000000</text:p>
          </table:table-cell>
          <table:table-cell table:style-name="ce20" table:formula="of:=[.F31]/41" office:value-type="float" office:value="0" calcext:value-type="float">
            <text:p>0.000000</text:p>
          </table:table-cell>
          <table:table-cell table:style-name="ce20" table:formula="of:=[.G31]/41" office:value-type="float" office:value="0" calcext:value-type="float">
            <text:p>0.000000</text:p>
          </table:table-cell>
          <table:table-cell table:style-name="ce20" table:formula="of:=[.H31]/41" office:value-type="float" office:value="0" calcext:value-type="float">
            <text:p>0.000000</text:p>
          </table:table-cell>
          <table:table-cell table:style-name="ce20" table:formula="of:=[.I31]/41" office:value-type="float" office:value="0" calcext:value-type="float">
            <text:p>0.000000</text:p>
          </table:table-cell>
          <table:table-cell table:style-name="ce20" table:formula="of:=[.J31]/41" office:value-type="float" office:value="0" calcext:value-type="float">
            <text:p>0.000000</text:p>
          </table:table-cell>
          <table:table-cell table:style-name="ce20" table:formula="of:=[.K31]/41" office:value-type="float" office:value="0" calcext:value-type="float">
            <text:p>0.000000</text:p>
          </table:table-cell>
          <table:table-cell table:style-name="ce20" table:formula="of:=[.L31]/41" office:value-type="float" office:value="0" calcext:value-type="float">
            <text:p>0.000000</text:p>
          </table:table-cell>
          <table:table-cell table:style-name="ce20" table:formula="of:=[.M31]/41" office:value-type="float" office:value="0" calcext:value-type="float">
            <text:p>0.000000</text:p>
          </table:table-cell>
          <table:table-cell table:style-name="ce20" table:formula="of:=[.N31]/41" office:value-type="float" office:value="0" calcext:value-type="float">
            <text:p>0.000000</text:p>
          </table:table-cell>
          <table:table-cell table:style-name="ce20" table:formula="of:=[.O31]/41" office:value-type="float" office:value="0" calcext:value-type="float">
            <text:p>0.000000</text:p>
          </table:table-cell>
          <table:table-cell table:style-name="ce20" table:formula="of:=[.P31]/41" office:value-type="float" office:value="0" calcext:value-type="float">
            <text:p>0.000000</text:p>
          </table:table-cell>
          <table:table-cell table:style-name="ce20" table:formula="of:=[.Q31]/41" office:value-type="float" office:value="0" calcext:value-type="float">
            <text:p>0.000000</text:p>
          </table:table-cell>
          <table:table-cell table:style-name="ce20" table:formula="of:=[.R31]/41" office:value-type="float" office:value="0" calcext:value-type="float">
            <text:p>0.000000</text:p>
          </table:table-cell>
          <table:table-cell table:style-name="ce20" table:formula="of:=[.S31]/41" office:value-type="float" office:value="0" calcext:value-type="float">
            <text:p>0.000000</text:p>
          </table:table-cell>
          <table:table-cell table:style-name="ce20" table:formula="of:=[.T31]/41" office:value-type="float" office:value="0" calcext:value-type="float">
            <text:p>0.000000</text:p>
          </table:table-cell>
          <table:table-cell table:style-name="ce20" table:formula="of:=[.U31]/41" office:value-type="float" office:value="0" calcext:value-type="float">
            <text:p>0.000000</text:p>
          </table:table-cell>
          <table:table-cell table:style-name="ce20" table:formula="of:=[.V31]/41" office:value-type="float" office:value="0" calcext:value-type="float">
            <text:p>0.000000</text:p>
          </table:table-cell>
          <table:table-cell table:style-name="ce20" table:formula="of:=[.W31]/41" office:value-type="float" office:value="0" calcext:value-type="float">
            <text:p>0.000000</text:p>
          </table:table-cell>
          <table:table-cell table:style-name="ce20" table:formula="of:=[.X31]/41" office:value-type="float" office:value="0" calcext:value-type="float">
            <text:p>0.000000</text:p>
          </table:table-cell>
          <table:table-cell table:style-name="ce20" table:formula="of:=[.Y31]/41" office:value-type="float" office:value="0" calcext:value-type="float">
            <text:p>0.000000</text:p>
          </table:table-cell>
          <table:table-cell table:style-name="ce20" table:formula="of:=[.Z31]/41" office:value-type="float" office:value="0" calcext:value-type="float">
            <text:p>0.000000</text:p>
          </table:table-cell>
          <table:table-cell table:style-name="ce20" table:formula="of:=[.AA31]/41" office:value-type="float" office:value="0" calcext:value-type="float">
            <text:p>0.000000</text:p>
          </table:table-cell>
          <table:table-cell table:style-name="ce20" table:formula="of:=[.AB31]/41" office:value-type="float" office:value="0" calcext:value-type="float">
            <text:p>0.000000</text:p>
          </table:table-cell>
          <table:table-cell table:style-name="ce20" table:formula="of:=[.AC31]/41" office:value-type="float" office:value="0" calcext:value-type="float">
            <text:p>0.000000</text:p>
          </table:table-cell>
          <table:table-cell table:style-name="ce20" table:formula="of:=[.AD31]/41" office:value-type="float" office:value="0" calcext:value-type="float">
            <text:p>0.00000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style-name="ce20" table:formula="of:=[.F32]/41" office:value-type="float" office:value="0" calcext:value-type="float">
            <text:p>0.000000</text:p>
          </table:table-cell>
          <table:table-cell table:style-name="ce20" table:formula="of:=[.F32]/41" office:value-type="float" office:value="0" calcext:value-type="float">
            <text:p>0.000000</text:p>
          </table:table-cell>
          <table:table-cell table:style-name="ce20" table:formula="of:=[.G32]/41" office:value-type="float" office:value="0" calcext:value-type="float">
            <text:p>0.000000</text:p>
          </table:table-cell>
          <table:table-cell table:style-name="ce20" table:formula="of:=[.H32]/41" office:value-type="float" office:value="0" calcext:value-type="float">
            <text:p>0.000000</text:p>
          </table:table-cell>
          <table:table-cell table:style-name="ce20" table:formula="of:=[.I32]/41" office:value-type="float" office:value="0" calcext:value-type="float">
            <text:p>0.000000</text:p>
          </table:table-cell>
          <table:table-cell table:style-name="ce20" table:formula="of:=[.J32]/41" office:value-type="float" office:value="0" calcext:value-type="float">
            <text:p>0.000000</text:p>
          </table:table-cell>
          <table:table-cell table:style-name="ce20" table:formula="of:=[.K32]/41" office:value-type="float" office:value="0" calcext:value-type="float">
            <text:p>0.000000</text:p>
          </table:table-cell>
          <table:table-cell table:style-name="ce20" table:formula="of:=[.L32]/41" office:value-type="float" office:value="0" calcext:value-type="float">
            <text:p>0.000000</text:p>
          </table:table-cell>
          <table:table-cell table:style-name="ce20" table:formula="of:=[.M32]/41" office:value-type="float" office:value="0" calcext:value-type="float">
            <text:p>0.000000</text:p>
          </table:table-cell>
          <table:table-cell table:style-name="ce20" table:formula="of:=[.N32]/41" office:value-type="float" office:value="0" calcext:value-type="float">
            <text:p>0.000000</text:p>
          </table:table-cell>
          <table:table-cell table:style-name="ce20" table:formula="of:=[.O32]/41" office:value-type="float" office:value="0" calcext:value-type="float">
            <text:p>0.000000</text:p>
          </table:table-cell>
          <table:table-cell table:style-name="ce20" table:formula="of:=[.P32]/41" office:value-type="float" office:value="0" calcext:value-type="float">
            <text:p>0.000000</text:p>
          </table:table-cell>
          <table:table-cell table:style-name="ce20" table:formula="of:=[.Q32]/41" office:value-type="float" office:value="0" calcext:value-type="float">
            <text:p>0.000000</text:p>
          </table:table-cell>
          <table:table-cell table:style-name="ce20" table:formula="of:=[.R32]/41" office:value-type="float" office:value="0" calcext:value-type="float">
            <text:p>0.000000</text:p>
          </table:table-cell>
          <table:table-cell table:style-name="ce20" table:formula="of:=[.S32]/41" office:value-type="float" office:value="0" calcext:value-type="float">
            <text:p>0.000000</text:p>
          </table:table-cell>
          <table:table-cell table:style-name="ce20" table:formula="of:=[.T32]/41" office:value-type="float" office:value="0" calcext:value-type="float">
            <text:p>0.000000</text:p>
          </table:table-cell>
          <table:table-cell table:style-name="ce20" table:formula="of:=[.U32]/41" office:value-type="float" office:value="0" calcext:value-type="float">
            <text:p>0.000000</text:p>
          </table:table-cell>
          <table:table-cell table:style-name="ce20" table:formula="of:=[.V32]/41" office:value-type="float" office:value="0" calcext:value-type="float">
            <text:p>0.000000</text:p>
          </table:table-cell>
          <table:table-cell table:style-name="ce20" table:formula="of:=[.W32]/41" office:value-type="float" office:value="0" calcext:value-type="float">
            <text:p>0.000000</text:p>
          </table:table-cell>
          <table:table-cell table:style-name="ce20" table:formula="of:=[.X32]/41" office:value-type="float" office:value="0" calcext:value-type="float">
            <text:p>0.000000</text:p>
          </table:table-cell>
          <table:table-cell table:style-name="ce20" table:formula="of:=[.Y32]/41" office:value-type="float" office:value="0" calcext:value-type="float">
            <text:p>0.000000</text:p>
          </table:table-cell>
          <table:table-cell table:style-name="ce20" table:formula="of:=[.Z32]/41" office:value-type="float" office:value="0" calcext:value-type="float">
            <text:p>0.000000</text:p>
          </table:table-cell>
          <table:table-cell table:style-name="ce20" table:formula="of:=[.AA32]/41" office:value-type="float" office:value="0" calcext:value-type="float">
            <text:p>0.000000</text:p>
          </table:table-cell>
          <table:table-cell table:style-name="ce20" table:formula="of:=[.AB32]/41" office:value-type="float" office:value="0" calcext:value-type="float">
            <text:p>0.000000</text:p>
          </table:table-cell>
          <table:table-cell table:style-name="ce20" table:formula="of:=[.AC32]/41" office:value-type="float" office:value="0" calcext:value-type="float">
            <text:p>0.000000</text:p>
          </table:table-cell>
          <table:table-cell table:style-name="ce20" table:formula="of:=[.AD32]/41" office:value-type="float" office:value="0" calcext:value-type="float">
            <text:p>0.000000</text:p>
          </table:table-cell>
        </table:table-row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fip</text:p>
          </table:table-cell>
          <table:table-cell office:value-type="string" calcext:value-type="string">
            <text:p>Profits:</text:p>
          </table:table-cell>
          <table:table-cell table:number-columns-repeated="3"/>
          <table:table-cell table:style-name="ce26"/>
          <table:table-cell table:number-columns-repeated="24"/>
        </table:table-row>
        <table:table-row table:style-name="ro1">
          <table:table-cell table:number-columns-repeated="3" table:style-name="ce12" office:value-type="float" office:value="0" calcext:value-type="float">
            <text:p>0</text:p>
          </table:table-cell>
          <table:table-cell office:value-type="float" office:value="6.47488" calcext:value-type="float">
            <text:p>6.47488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number-columns-repeated="3" table:style-name="ce12" office:value-type="float" office:value="1" calcext:value-type="float">
            <text:p>1</text:p>
          </table:table-cell>
          <table:table-cell office:value-type="float" office:value="4.63822" calcext:value-type="float">
            <text:p>4.63822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number-columns-repeated="3" table:style-name="ce12" office:value-type="float" office:value="2" calcext:value-type="float">
            <text:p>2</text:p>
          </table:table-cell>
          <table:table-cell office:value-type="float" office:value="3.4513" calcext:value-type="float">
            <text:p>3.4513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number-columns-repeated="3" table:style-name="ce12" office:value-type="float" office:value="3" calcext:value-type="float">
            <text:p>3</text:p>
          </table:table-cell>
          <table:table-cell office:value-type="float" office:value="3.25147" calcext:value-type="float">
            <text:p>3.25147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number-columns-repeated="3" table:style-name="ce12" office:value-type="float" office:value="4" calcext:value-type="float">
            <text:p>4</text:p>
          </table:table-cell>
          <table:table-cell office:value-type="float" office:value="4.84992" calcext:value-type="float">
            <text:p>4.84992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office:value-type="float" office:value="6.84146" calcext:value-type="float">
            <text:p>6.84146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2" table:style-name="ce17" office:value-type="float" office:value="11" calcext:value-type="float">
            <text:p>11</text:p>
          </table:table-cell>
          <table:table-cell office:value-type="float" office:value="3.80413" calcext:value-type="float">
            <text:p>3.80413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number-columns-repeated="2" table:style-name="ce17" office:value-type="float" office:value="12" calcext:value-type="float">
            <text:p>12</text:p>
          </table:table-cell>
          <table:table-cell office:value-type="float" office:value="4.50492" calcext:value-type="float">
            <text:p>4.50492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number-columns-repeated="2" table:style-name="ce17" office:value-type="float" office:value="13" calcext:value-type="float">
            <text:p>13</text:p>
          </table:table-cell>
          <table:table-cell office:value-type="float" office:value="3.22321" calcext:value-type="float">
            <text:p>3.22321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number-columns-repeated="2" table:style-name="ce17" office:value-type="float" office:value="14" calcext:value-type="float">
            <text:p>14</text:p>
          </table:table-cell>
          <table:table-cell office:value-type="float" office:value="3.67332" calcext:value-type="float">
            <text:p>3.67332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15" calcext:value-type="float">
            <text:p>15</text:p>
          </table:table-cell>
          <table:table-cell office:value-type="float" office:value="4.22112" calcext:value-type="float">
            <text:p>4.22112</text:p>
          </table:table-cell>
          <table:table-cell table:number-columns-repeated="2"/>
          <table:table-cell table:style-name="ce26"/>
          <table:table-cell table:number-columns-repeated="24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29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4.8100654795042" calcext:value-type="float">
            <text:p>14.8100654795042</text:p>
          </table:table-cell>
          <table:table-cell table:number-columns-repeated="28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26" office:value-type="string" calcext:value-type="string">
            <text:p>3.22447083144493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32" table:formula="of:=[.C79]+[.C80]" office:value-type="float" office:value="18.0345363109491" calcext:value-type="float">
            <text:p>18.03453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undle value: </text:p>
          </table:table-cell>
          <table:table-cell table:style-name="ce27" office:value-type="float" office:value="29.5428197386609" calcext:value-type="float">
            <text:p>29.54282</text:p>
          </table:table-cell>
          <table:table-cell table:style-name="ce26"/>
          <table:table-cell table:number-columns-repeated="28"/>
        </table:table-row>
        <table:table-row table:style-name="ro1">
          <table:table-cell/>
          <table:table-cell table:style-name="ce27"/>
          <table:table-cell table:style-name="ce26"/>
          <table:table-cell table:number-columns-repeated="2"/>
          <table:table-cell table:style-name="ce37" office:value-type="string" calcext:value-type="string" table:number-columns-spanned="3" table:number-rows-spanned="1">
            <text:p>cost matrix (with cost factor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Customer</text:p>
          </table:table-cell>
          <table:table-cell table:style-name="ce31" office:value-type="float" office:value="19.7781596936747" calcext:value-type="float">
            <text:p>19.77816</text:p>
          </table:table-cell>
          <table:table-cell table:style-name="ce26"/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rcel</text:p>
          </table:table-cell>
          <table:table-cell table:style-name="ce31" office:value-type="float" office:value="22.4640412329711" calcext:value-type="float">
            <text:p>22.46404</text:p>
          </table:table-cell>
          <table:table-cell table:style-name="ce26"/>
          <table:table-cell/>
          <table:table-cell table:style-name="ce12" office:value-type="float" office:value="0" calcext:value-type="float">
            <text:p>0</text:p>
          </table:table-cell>
          <table:table-cell table:formula="of:=[.$H$1]*[.F7]" office:value-type="float" office:value="0" calcext:value-type="float">
            <text:p>0</text:p>
          </table:table-cell>
          <table:table-cell table:formula="of:=[.$H$1]*[.G7]" office:value-type="float" office:value="0.5829856" calcext:value-type="float">
            <text:p>0.5829856</text:p>
          </table:table-cell>
          <table:table-cell table:formula="of:=[.$H$1]*[.H7]" office:value-type="float" office:value="1.6608852" calcext:value-type="float">
            <text:p>1.6608852</text:p>
          </table:table-cell>
          <table:table-cell table:formula="of:=[.$H$1]*[.I7]" office:value-type="float" office:value="1.598454" calcext:value-type="float">
            <text:p>1.598454</text:p>
          </table:table-cell>
          <table:table-cell table:formula="of:=[.$H$1]*[.J7]" office:value-type="float" office:value="1.7301474" calcext:value-type="float">
            <text:p>1.7301474</text:p>
          </table:table-cell>
          <table:table-cell table:formula="of:=[.$H$1]*[.K7]" office:value-type="float" office:value="1.4447036" calcext:value-type="float">
            <text:p>1.4447036</text:p>
          </table:table-cell>
          <table:table-cell table:formula="of:=[.$H$1]*[.L7]" office:value-type="float" office:value="1.203521" calcext:value-type="float">
            <text:p>1.203521</text:p>
          </table:table-cell>
          <table:table-cell table:formula="of:=[.$H$1]*[.M7]" office:value-type="float" office:value="1.6298766" calcext:value-type="float">
            <text:p>1.6298766</text:p>
          </table:table-cell>
          <table:table-cell table:formula="of:=[.$H$1]*[.N7]" office:value-type="float" office:value="1.5999858" calcext:value-type="float">
            <text:p>1.5999858</text:p>
          </table:table-cell>
          <table:table-cell table:formula="of:=[.$H$1]*[.O7]" office:value-type="float" office:value="1.0119908" calcext:value-type="float">
            <text:p>1.0119908</text:p>
          </table:table-cell>
          <table:table-cell table:formula="of:=[.$H$1]*[.P7]" office:value-type="float" office:value="0.7358942" calcext:value-type="float">
            <text:p>0.7358942</text:p>
          </table:table-cell>
          <table:table-cell table:formula="of:=[.$H$1]*[.Q7]" office:value-type="float" office:value="3.0385208" calcext:value-type="float">
            <text:p>3.0385208</text:p>
          </table:table-cell>
          <table:table-cell table:formula="of:=[.$H$1]*[.R7]" office:value-type="float" office:value="0.3625628" calcext:value-type="float">
            <text:p>0.3625628</text:p>
          </table:table-cell>
          <table:table-cell table:formula="of:=[.$H$1]*[.S7]" office:value-type="float" office:value="0.7504486" calcext:value-type="float">
            <text:p>0.7504486</text:p>
          </table:table-cell>
          <table:table-cell table:formula="of:=[.$H$1]*[.T7]" office:value-type="float" office:value="2.0885978" calcext:value-type="float">
            <text:p>2.0885978</text:p>
          </table:table-cell>
          <table:table-cell table:formula="of:=[.$H$1]*[.U7]" office:value-type="float" office:value="0.9684196" calcext:value-type="float">
            <text:p>0.9684196</text:p>
          </table:table-cell>
          <table:table-cell table:formula="of:=[.$H$1]*[.V7]" office:value-type="float" office:value="2.7414712" calcext:value-type="float">
            <text:p>2.7414712</text:p>
          </table:table-cell>
          <table:table-cell table:formula="of:=[.$H$1]*[.W7]" office:value-type="float" office:value="2.5772328" calcext:value-type="float">
            <text:p>2.5772328</text:p>
          </table:table-cell>
          <table:table-cell table:formula="of:=[.$H$1]*[.X7]" office:value-type="float" office:value="0.9218492" calcext:value-type="float">
            <text:p>0.9218492</text:p>
          </table:table-cell>
          <table:table-cell table:formula="of:=[.$H$1]*[.Y7]" office:value-type="float" office:value="0.6200018" calcext:value-type="float">
            <text:p>0.6200018</text:p>
          </table:table-cell>
          <table:table-cell table:formula="of:=[.$H$1]*[.Z7]" office:value-type="float" office:value="1.5856292" calcext:value-type="float">
            <text:p>1.5856292</text:p>
          </table:table-cell>
          <table:table-cell table:formula="of:=[.$H$1]*[.AA7]" office:value-type="float" office:value="1.7536396" calcext:value-type="float">
            <text:p>1.7536396</text:p>
          </table:table-cell>
          <table:table-cell table:formula="of:=[.$H$1]*[.AB7]" office:value-type="float" office:value="1.2497372" calcext:value-type="float">
            <text:p>1.2497372</text:p>
          </table:table-cell>
          <table:table-cell table:formula="of:=[.$H$1]*[.AC7]" office:value-type="float" office:value="1.2497372" calcext:value-type="float">
            <text:p>1.2497372</text:p>
          </table:table-cell>
          <table:table-cell table:formula="of:=[.$H$1]*[.AD7]" office:value-type="float" office:value="0" calcext:value-type="float">
            <text:p>0</text:p>
          </table:table-cell>
          <table:table-cell table:formula="of:=[.$H$1]*[.AE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s:</text:p>
          </table:table-cell>
          <table:table-cell table:style-name="ce27" office:value-type="float" office:value="12.6993811879848" calcext:value-type="float">
            <text:p>12.69938</text:p>
          </table:table-cell>
          <table:table-cell table:style-name="ce26"/>
          <table:table-cell/>
          <table:table-cell table:style-name="ce12" office:value-type="float" office:value="1" calcext:value-type="float">
            <text:p>1</text:p>
          </table:table-cell>
          <table:table-cell table:formula="of:=[.$H$1]*[.F8]" office:value-type="float" office:value="0.5829856" calcext:value-type="float">
            <text:p>0.5829856</text:p>
          </table:table-cell>
          <table:table-cell table:formula="of:=[.$H$1]*[.F8]" office:value-type="float" office:value="0.5829856" calcext:value-type="float">
            <text:p>0.5829856</text:p>
          </table:table-cell>
          <table:table-cell table:formula="of:=[.$H$1]*[.G8]" office:value-type="float" office:value="0" calcext:value-type="float">
            <text:p>0</text:p>
          </table:table-cell>
          <table:table-cell table:formula="of:=[.$H$1]*[.H8]" office:value-type="float" office:value="1.21969" calcext:value-type="float">
            <text:p>1.21969</text:p>
          </table:table-cell>
          <table:table-cell table:formula="of:=[.$H$1]*[.I8]" office:value-type="float" office:value="1.3992786" calcext:value-type="float">
            <text:p>1.3992786</text:p>
          </table:table-cell>
          <table:table-cell table:formula="of:=[.$H$1]*[.J8]" office:value-type="float" office:value="1.2214472" calcext:value-type="float">
            <text:p>1.2214472</text:p>
          </table:table-cell>
          <table:table-cell table:formula="of:=[.$H$1]*[.K8]" office:value-type="float" office:value="1.505051" calcext:value-type="float">
            <text:p>1.505051</text:p>
          </table:table-cell>
          <table:table-cell table:formula="of:=[.$H$1]*[.L8]" office:value-type="float" office:value="0.62445" calcext:value-type="float">
            <text:p>0.62445</text:p>
          </table:table-cell>
          <table:table-cell table:formula="of:=[.$H$1]*[.M8]" office:value-type="float" office:value="1.2145472" calcext:value-type="float">
            <text:p>1.2145472</text:p>
          </table:table-cell>
          <table:table-cell table:formula="of:=[.$H$1]*[.N8]" office:value-type="float" office:value="1.3989474" calcext:value-type="float">
            <text:p>1.3989474</text:p>
          </table:table-cell>
          <table:table-cell table:formula="of:=[.$H$1]*[.O8]" office:value-type="float" office:value="0.524101" calcext:value-type="float">
            <text:p>0.524101</text:p>
          </table:table-cell>
          <table:table-cell table:formula="of:=[.$H$1]*[.P8]" office:value-type="float" office:value="0.34403492" calcext:value-type="float">
            <text:p>0.34403492</text:p>
          </table:table-cell>
          <table:table-cell table:formula="of:=[.$H$1]*[.Q8]" office:value-type="float" office:value="3.0287274" calcext:value-type="float">
            <text:p>3.0287274</text:p>
          </table:table-cell>
          <table:table-cell table:formula="of:=[.$H$1]*[.R8]" office:value-type="float" office:value="0.6515946" calcext:value-type="float">
            <text:p>0.6515946</text:p>
          </table:table-cell>
          <table:table-cell table:formula="of:=[.$H$1]*[.S8]" office:value-type="float" office:value="0.19056926" calcext:value-type="float">
            <text:p>0.19056926</text:p>
          </table:table-cell>
          <table:table-cell table:formula="of:=[.$H$1]*[.T8]" office:value-type="float" office:value="2.0368754" calcext:value-type="float">
            <text:p>2.0368754</text:p>
          </table:table-cell>
          <table:table-cell table:formula="of:=[.$H$1]*[.U8]" office:value-type="float" office:value="0.3873338" calcext:value-type="float">
            <text:p>0.3873338</text:p>
          </table:table-cell>
          <table:table-cell table:formula="of:=[.$H$1]*[.V8]" office:value-type="float" office:value="2.6152104" calcext:value-type="float">
            <text:p>2.6152104</text:p>
          </table:table-cell>
          <table:table-cell table:formula="of:=[.$H$1]*[.W8]" office:value-type="float" office:value="2.6528292" calcext:value-type="float">
            <text:p>2.6528292</text:p>
          </table:table-cell>
          <table:table-cell table:formula="of:=[.$H$1]*[.X8]" office:value-type="float" office:value="0.34319542" calcext:value-type="float">
            <text:p>0.34319542</text:p>
          </table:table-cell>
          <table:table-cell table:formula="of:=[.$H$1]*[.Y8]" office:value-type="float" office:value="0.12960592" calcext:value-type="float">
            <text:p>0.12960592</text:p>
          </table:table-cell>
          <table:table-cell table:formula="of:=[.$H$1]*[.Z8]" office:value-type="float" office:value="1.5982516" calcext:value-type="float">
            <text:p>1.5982516</text:p>
          </table:table-cell>
          <table:table-cell table:formula="of:=[.$H$1]*[.AA8]" office:value-type="float" office:value="1.1943946" calcext:value-type="float">
            <text:p>1.1943946</text:p>
          </table:table-cell>
          <table:table-cell table:formula="of:=[.$H$1]*[.AB8]" office:value-type="float" office:value="1.8244152" calcext:value-type="float">
            <text:p>1.8244152</text:p>
          </table:table-cell>
          <table:table-cell table:formula="of:=[.$H$1]*[.AC8]" office:value-type="float" office:value="1.8244152" calcext:value-type="float">
            <text:p>1.8244152</text:p>
          </table:table-cell>
          <table:table-cell table:formula="of:=[.$H$1]*[.AD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6"/>
          <table:table-cell/>
          <table:table-cell table:style-name="ce12" office:value-type="float" office:value="2" calcext:value-type="float">
            <text:p>2</text:p>
          </table:table-cell>
          <table:table-cell table:formula="of:=[.$H$1]*[.F9]" office:value-type="float" office:value="1.6608852" calcext:value-type="float">
            <text:p>1.6608852</text:p>
          </table:table-cell>
          <table:table-cell table:formula="of:=[.$H$1]*[.F9]" office:value-type="float" office:value="1.6608852" calcext:value-type="float">
            <text:p>1.6608852</text:p>
          </table:table-cell>
          <table:table-cell table:formula="of:=[.$H$1]*[.G9]" office:value-type="float" office:value="1.21969" calcext:value-type="float">
            <text:p>1.21969</text:p>
          </table:table-cell>
          <table:table-cell table:formula="of:=[.$H$1]*[.H9]" office:value-type="float" office:value="0" calcext:value-type="float">
            <text:p>0</text:p>
          </table:table-cell>
          <table:table-cell table:formula="of:=[.$H$1]*[.I9]" office:value-type="float" office:value="0.7385024" calcext:value-type="float">
            <text:p>0.7385024</text:p>
          </table:table-cell>
          <table:table-cell table:formula="of:=[.$H$1]*[.J9]" office:value-type="float" office:value="0.29231804" calcext:value-type="float">
            <text:p>0.29231804</text:p>
          </table:table-cell>
          <table:table-cell table:formula="of:=[.$H$1]*[.K9]" office:value-type="float" office:value="1.3455368" calcext:value-type="float">
            <text:p>1.3455368</text:p>
          </table:table-cell>
          <table:table-cell table:formula="of:=[.$H$1]*[.L9]" office:value-type="float" office:value="0.8416666" calcext:value-type="float">
            <text:p>0.8416666</text:p>
          </table:table-cell>
          <table:table-cell table:formula="of:=[.$H$1]*[.M9]" office:value-type="float" office:value="0.09436578" calcext:value-type="float">
            <text:p>0.09436578</text:p>
          </table:table-cell>
          <table:table-cell table:formula="of:=[.$H$1]*[.N9]" office:value-type="float" office:value="0.7338886" calcext:value-type="float">
            <text:p>0.7338886</text:p>
          </table:table-cell>
          <table:table-cell table:formula="of:=[.$H$1]*[.O9]" office:value-type="float" office:value="0.6957868" calcext:value-type="float">
            <text:p>0.6957868</text:p>
          </table:table-cell>
          <table:table-cell table:formula="of:=[.$H$1]*[.P9]" office:value-type="float" office:value="0.933455" calcext:value-type="float">
            <text:p>0.933455</text:p>
          </table:table-cell>
          <table:table-cell table:formula="of:=[.$H$1]*[.Q9]" office:value-type="float" office:value="2.3404524" calcext:value-type="float">
            <text:p>2.3404524</text:p>
          </table:table-cell>
          <table:table-cell table:formula="of:=[.$H$1]*[.R9]" office:value-type="float" office:value="1.4542164" calcext:value-type="float">
            <text:p>1.4542164</text:p>
          </table:table-cell>
          <table:table-cell table:formula="of:=[.$H$1]*[.S9]" office:value-type="float" office:value="1.2073482" calcext:value-type="float">
            <text:p>1.2073482</text:p>
          </table:table-cell>
          <table:table-cell table:formula="of:=[.$H$1]*[.T9]" office:value-type="float" office:value="1.4349746" calcext:value-type="float">
            <text:p>1.4349746</text:p>
          </table:table-cell>
          <table:table-cell table:formula="of:=[.$H$1]*[.U9]" office:value-type="float" office:value="0.9659356" calcext:value-type="float">
            <text:p>0.9659356</text:p>
          </table:table-cell>
          <table:table-cell table:formula="of:=[.$H$1]*[.V9]" office:value-type="float" office:value="1.7530554" calcext:value-type="float">
            <text:p>1.7530554</text:p>
          </table:table-cell>
          <table:table-cell table:formula="of:=[.$H$1]*[.W9]" office:value-type="float" office:value="2.1864628" calcext:value-type="float">
            <text:p>2.1864628</text:p>
          </table:table-cell>
          <table:table-cell table:formula="of:=[.$H$1]*[.X9]" office:value-type="float" office:value="1.0928542" calcext:value-type="float">
            <text:p>1.0928542</text:p>
          </table:table-cell>
          <table:table-cell table:formula="of:=[.$H$1]*[.Y9]" office:value-type="float" office:value="1.1097408" calcext:value-type="float">
            <text:p>1.1097408</text:p>
          </table:table-cell>
          <table:table-cell table:formula="of:=[.$H$1]*[.Z9]" office:value-type="float" office:value="1.295153" calcext:value-type="float">
            <text:p>1.295153</text:p>
          </table:table-cell>
          <table:table-cell table:formula="of:=[.$H$1]*[.AA9]" office:value-type="float" office:value="0.6074392" calcext:value-type="float">
            <text:p>0.6074392</text:p>
          </table:table-cell>
          <table:table-cell table:formula="of:=[.$H$1]*[.AB9]" office:value-type="float" office:value="2.689459" calcext:value-type="float">
            <text:p>2.689459</text:p>
          </table:table-cell>
          <table:table-cell table:formula="of:=[.$H$1]*[.AC9]" office:value-type="float" office:value="2.689459" calcext:value-type="float">
            <text:p>2.689459</text:p>
          </table:table-cell>
          <table:table-cell table:formula="of:=[.$H$1]*[.AD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ution with parcel 15</text:p>
          </table:table-cell>
          <table:table-cell/>
          <table:table-cell table:style-name="ce26"/>
          <table:table-cell/>
          <table:table-cell table:style-name="ce12" office:value-type="float" office:value="3" calcext:value-type="float">
            <text:p>3</text:p>
          </table:table-cell>
          <table:table-cell table:formula="of:=[.$H$1]*[.F10]" office:value-type="float" office:value="1.598454" calcext:value-type="float">
            <text:p>1.598454</text:p>
          </table:table-cell>
          <table:table-cell table:formula="of:=[.$H$1]*[.F10]" office:value-type="float" office:value="1.598454" calcext:value-type="float">
            <text:p>1.598454</text:p>
          </table:table-cell>
          <table:table-cell table:formula="of:=[.$H$1]*[.G10]" office:value-type="float" office:value="1.3992786" calcext:value-type="float">
            <text:p>1.3992786</text:p>
          </table:table-cell>
          <table:table-cell table:formula="of:=[.$H$1]*[.H10]" office:value-type="float" office:value="0.7385024" calcext:value-type="float">
            <text:p>0.7385024</text:p>
          </table:table-cell>
          <table:table-cell table:formula="of:=[.$H$1]*[.I10]" office:value-type="float" office:value="0" calcext:value-type="float">
            <text:p>0</text:p>
          </table:table-cell>
          <table:table-cell table:formula="of:=[.$H$1]*[.J10]" office:value-type="float" office:value="1.0282794" calcext:value-type="float">
            <text:p>1.0282794</text:p>
          </table:table-cell>
          <table:table-cell table:formula="of:=[.$H$1]*[.K10]" office:value-type="float" office:value="0.6671242" calcext:value-type="float">
            <text:p>0.6671242</text:p>
          </table:table-cell>
          <table:table-cell table:formula="of:=[.$H$1]*[.L10]" office:value-type="float" office:value="1.3412404" calcext:value-type="float">
            <text:p>1.3412404</text:p>
          </table:table-cell>
          <table:table-cell table:formula="of:=[.$H$1]*[.M10]" office:value-type="float" office:value="0.6442806" calcext:value-type="float">
            <text:p>0.6442806</text:p>
          </table:table-cell>
          <table:table-cell table:formula="of:=[.$H$1]*[.N10]" office:value-type="float" office:value="0.00512095" calcext:value-type="float">
            <text:p>0.00512095</text:p>
          </table:table-cell>
          <table:table-cell table:formula="of:=[.$H$1]*[.O10]" office:value-type="float" office:value="1.0013832" calcext:value-type="float">
            <text:p>1.0013832</text:p>
          </table:table-cell>
          <table:table-cell table:formula="of:=[.$H$1]*[.P10]" office:value-type="float" office:value="1.0558334" calcext:value-type="float">
            <text:p>1.0558334</text:p>
          </table:table-cell>
          <table:table-cell table:formula="of:=[.$H$1]*[.Q10]" office:value-type="float" office:value="1.7010708" calcext:value-type="float">
            <text:p>1.7010708</text:p>
          </table:table-cell>
          <table:table-cell table:formula="of:=[.$H$1]*[.R10]" office:value-type="float" office:value="1.2752442" calcext:value-type="float">
            <text:p>1.2752442</text:p>
          </table:table-cell>
          <table:table-cell table:formula="of:=[.$H$1]*[.S10]" office:value-type="float" office:value="1.4859518" calcext:value-type="float">
            <text:p>1.4859518</text:p>
          </table:table-cell>
          <table:table-cell table:formula="of:=[.$H$1]*[.T10]" office:value-type="float" office:value="0.7305214" calcext:value-type="float">
            <text:p>0.7305214</text:p>
          </table:table-cell>
          <table:table-cell table:formula="of:=[.$H$1]*[.U10]" office:value-type="float" office:value="1.3423628" calcext:value-type="float">
            <text:p>1.3423628</text:p>
          </table:table-cell>
          <table:table-cell table:formula="of:=[.$H$1]*[.V10]" office:value-type="float" office:value="1.2193542" calcext:value-type="float">
            <text:p>1.2193542</text:p>
          </table:table-cell>
          <table:table-cell table:formula="of:=[.$H$1]*[.W10]" office:value-type="float" office:value="1.4671516" calcext:value-type="float">
            <text:p>1.4671516</text:p>
          </table:table-cell>
          <table:table-cell table:formula="of:=[.$H$1]*[.X10]" office:value-type="float" office:value="1.454727" calcext:value-type="float">
            <text:p>1.454727</text:p>
          </table:table-cell>
          <table:table-cell table:formula="of:=[.$H$1]*[.Y10]" office:value-type="float" office:value="1.2697196" calcext:value-type="float">
            <text:p>1.2697196</text:p>
          </table:table-cell>
          <table:table-cell table:formula="of:=[.$H$1]*[.Z10]" office:value-type="float" office:value="0.576334" calcext:value-type="float">
            <text:p>0.576334</text:p>
          </table:table-cell>
          <table:table-cell table:formula="of:=[.$H$1]*[.AA10]" office:value-type="float" office:value="1.3271598" calcext:value-type="float">
            <text:p>1.3271598</text:p>
          </table:table-cell>
          <table:table-cell table:formula="of:=[.$H$1]*[.AB10]" office:value-type="float" office:value="2.3198996" calcext:value-type="float">
            <text:p>2.3198996</text:p>
          </table:table-cell>
          <table:table-cell table:formula="of:=[.$H$1]*[.AC10]" office:value-type="float" office:value="2.3198996" calcext:value-type="float">
            <text:p>2.3198996</text:p>
          </table:table-cell>
          <table:table-cell table:formula="of:=[.$H$1]*[.AD10]" office:value-type="float" office:value="0" calcext:value-type="float">
            <text:p>0</text:p>
          </table:table-cell>
        </table:table-row>
        <table:table-row table:style-name="ro1">
          <table:table-cell table:formula="of:=[.D74]" office:value-type="float" office:value="4.22112" calcext:value-type="float">
            <text:p>4.22112</text:p>
          </table:table-cell>
          <table:table-cell table:formula="of:=[.U91]+[.H100]-[.H91]" office:value-type="float" office:value="1.8279894" calcext:value-type="float">
            <text:p>1.8279894</text:p>
          </table:table-cell>
          <table:table-cell table:style-name="ce62" table:formula="of:=[.A89]-[.B89]" office:value-type="float" office:value="2.3931306" calcext:value-type="float">
            <text:p>2.39313060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H$1]*[.F11]" office:value-type="float" office:value="1.7301474" calcext:value-type="float">
            <text:p>1.7301474</text:p>
          </table:table-cell>
          <table:table-cell table:formula="of:=[.$H$1]*[.F11]" office:value-type="float" office:value="1.7301474" calcext:value-type="float">
            <text:p>1.7301474</text:p>
          </table:table-cell>
          <table:table-cell table:formula="of:=[.$H$1]*[.G11]" office:value-type="float" office:value="1.2214472" calcext:value-type="float">
            <text:p>1.2214472</text:p>
          </table:table-cell>
          <table:table-cell table:formula="of:=[.$H$1]*[.H11]" office:value-type="float" office:value="0.29231804" calcext:value-type="float">
            <text:p>0.29231804</text:p>
          </table:table-cell>
          <table:table-cell table:formula="of:=[.$H$1]*[.I11]" office:value-type="float" office:value="1.0282794" calcext:value-type="float">
            <text:p>1.0282794</text:p>
          </table:table-cell>
          <table:table-cell table:formula="of:=[.$H$1]*[.J11]" office:value-type="float" office:value="0" calcext:value-type="float">
            <text:p>0</text:p>
          </table:table-cell>
          <table:table-cell table:formula="of:=[.$H$1]*[.K11]" office:value-type="float" office:value="1.6154188" calcext:value-type="float">
            <text:p>1.6154188</text:p>
          </table:table-cell>
          <table:table-cell table:formula="of:=[.$H$1]*[.L11]" office:value-type="float" office:value="0.7156082" calcext:value-type="float">
            <text:p>0.7156082</text:p>
          </table:table-cell>
          <table:table-cell table:formula="of:=[.$H$1]*[.M11]" office:value-type="float" office:value="0.38515386" calcext:value-type="float">
            <text:p>0.38515386</text:p>
          </table:table-cell>
          <table:table-cell table:formula="of:=[.$H$1]*[.N11]" office:value-type="float" office:value="1.0237714" calcext:value-type="float">
            <text:p>1.0237714</text:p>
          </table:table-cell>
          <table:table-cell table:formula="of:=[.$H$1]*[.O11]" office:value-type="float" office:value="0.7189938" calcext:value-type="float">
            <text:p>0.7189938</text:p>
          </table:table-cell>
          <table:table-cell table:formula="of:=[.$H$1]*[.P11]" office:value-type="float" office:value="0.99613" calcext:value-type="float">
            <text:p>0.99613</text:p>
          </table:table-cell>
          <table:table-cell table:formula="of:=[.$H$1]*[.Q11]" office:value-type="float" office:value="2.622414" calcext:value-type="float">
            <text:p>2.622414</text:p>
          </table:table-cell>
          <table:table-cell table:formula="of:=[.$H$1]*[.R11]" office:value-type="float" office:value="1.5776252" calcext:value-type="float">
            <text:p>1.5776252</text:p>
          </table:table-cell>
          <table:table-cell table:formula="of:=[.$H$1]*[.S11]" office:value-type="float" office:value="1.1637172" calcext:value-type="float">
            <text:p>1.1637172</text:p>
          </table:table-cell>
          <table:table-cell table:formula="of:=[.$H$1]*[.T11]" office:value-type="float" office:value="1.7268722" calcext:value-type="float">
            <text:p>1.7268722</text:p>
          </table:table-cell>
          <table:table-cell table:formula="of:=[.$H$1]*[.U11]" office:value-type="float" office:value="0.8981408" calcext:value-type="float">
            <text:p>0.8981408</text:p>
          </table:table-cell>
          <table:table-cell table:formula="of:=[.$H$1]*[.V11]" office:value-type="float" office:value="2.0205132" calcext:value-type="float">
            <text:p>2.0205132</text:p>
          </table:table-cell>
          <table:table-cell table:formula="of:=[.$H$1]*[.W11]" office:value-type="float" office:value="2.4786594" calcext:value-type="float">
            <text:p>2.4786594</text:p>
          </table:table-cell>
          <table:table-cell table:formula="of:=[.$H$1]*[.X11]" office:value-type="float" office:value="1.017934" calcext:value-type="float">
            <text:p>1.017934</text:p>
          </table:table-cell>
          <table:table-cell table:formula="of:=[.$H$1]*[.Y11]" office:value-type="float" office:value="1.1319312" calcext:value-type="float">
            <text:p>1.1319312</text:p>
          </table:table-cell>
          <table:table-cell table:formula="of:=[.$H$1]*[.Z11]" office:value-type="float" office:value="1.576167" calcext:value-type="float">
            <text:p>1.576167</text:p>
          </table:table-cell>
          <table:table-cell table:formula="of:=[.$H$1]*[.AA11]" office:value-type="float" office:value="0.32413808" calcext:value-type="float">
            <text:p>0.32413808</text:p>
          </table:table-cell>
          <table:table-cell table:formula="of:=[.$H$1]*[.AB11]" office:value-type="float" office:value="2.8392488" calcext:value-type="float">
            <text:p>2.8392488</text:p>
          </table:table-cell>
          <table:table-cell table:formula="of:=[.$H$1]*[.AC11]" office:value-type="float" office:value="2.8392488" calcext:value-type="float">
            <text:p>2.8392488</text:p>
          </table:table-cell>
          <table:table-cell table:formula="of:=[.$H$1]*[.AD11]" office:value-type="float" office:value="0" calcext:value-type="float">
            <text:p>0</text:p>
          </table:table-cell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formula="of:=[.AA92]+[.J106]-[.J92]" office:value-type="float" office:value="1.8841876" calcext:value-type="float">
            <text:p>1.8841876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formula="of:=[.$H$1]*[.F12]" office:value-type="float" office:value="1.4447036" calcext:value-type="float">
            <text:p>1.4447036</text:p>
          </table:table-cell>
          <table:table-cell table:formula="of:=[.$H$1]*[.F12]" office:value-type="float" office:value="1.4447036" calcext:value-type="float">
            <text:p>1.4447036</text:p>
          </table:table-cell>
          <table:table-cell table:formula="of:=[.$H$1]*[.G12]" office:value-type="float" office:value="1.505051" calcext:value-type="float">
            <text:p>1.505051</text:p>
          </table:table-cell>
          <table:table-cell table:formula="of:=[.$H$1]*[.H12]" office:value-type="float" office:value="1.3455368" calcext:value-type="float">
            <text:p>1.3455368</text:p>
          </table:table-cell>
          <table:table-cell table:formula="of:=[.$H$1]*[.I12]" office:value-type="float" office:value="0.6671242" calcext:value-type="float">
            <text:p>0.6671242</text:p>
          </table:table-cell>
          <table:table-cell table:formula="of:=[.$H$1]*[.J12]" office:value-type="float" office:value="1.6154188" calcext:value-type="float">
            <text:p>1.6154188</text:p>
          </table:table-cell>
          <table:table-cell table:formula="of:=[.$H$1]*[.K12]" office:value-type="float" office:value="0" calcext:value-type="float">
            <text:p>0</text:p>
          </table:table-cell>
          <table:table-cell table:formula="of:=[.$H$1]*[.L12]" office:value-type="float" office:value="1.7071244" calcext:value-type="float">
            <text:p>1.7071244</text:p>
          </table:table-cell>
          <table:table-cell table:formula="of:=[.$H$1]*[.M12]" office:value-type="float" office:value="1.2537714" calcext:value-type="float">
            <text:p>1.2537714</text:p>
          </table:table-cell>
          <table:table-cell table:formula="of:=[.$H$1]*[.N12]" office:value-type="float" office:value="0.6721934" calcext:value-type="float">
            <text:p>0.6721934</text:p>
          </table:table-cell>
          <table:table-cell table:formula="of:=[.$H$1]*[.O12]" office:value-type="float" office:value="1.31652" calcext:value-type="float">
            <text:p>1.31652</text:p>
          </table:table-cell>
          <table:table-cell table:formula="of:=[.$H$1]*[.P12]" office:value-type="float" office:value="1.216194" calcext:value-type="float">
            <text:p>1.216194</text:p>
          </table:table-cell>
          <table:table-cell table:formula="of:=[.$H$1]*[.Q12]" office:value-type="float" office:value="1.594199" calcext:value-type="float">
            <text:p>1.594199</text:p>
          </table:table-cell>
          <table:table-cell table:formula="of:=[.$H$1]*[.R12]" office:value-type="float" office:value="1.082196" calcext:value-type="float">
            <text:p>1.082196</text:p>
          </table:table-cell>
          <table:table-cell table:formula="of:=[.$H$1]*[.S12]" office:value-type="float" office:value="1.65531" calcext:value-type="float">
            <text:p>1.65531</text:p>
          </table:table-cell>
          <table:table-cell table:formula="of:=[.$H$1]*[.T12]" office:value-type="float" office:value="0.683997" calcext:value-type="float">
            <text:p>0.683997</text:p>
          </table:table-cell>
          <table:table-cell table:formula="of:=[.$H$1]*[.U12]" office:value-type="float" office:value="1.6168908" calcext:value-type="float">
            <text:p>1.6168908</text:p>
          </table:table-cell>
          <table:table-cell table:formula="of:=[.$H$1]*[.V12]" office:value-type="float" office:value="1.3730724" calcext:value-type="float">
            <text:p>1.3730724</text:p>
          </table:table-cell>
          <table:table-cell table:formula="of:=[.$H$1]*[.W12]" office:value-type="float" office:value="1.153933" calcext:value-type="float">
            <text:p>1.153933</text:p>
          </table:table-cell>
          <table:table-cell table:formula="of:=[.$H$1]*[.X12]" office:value-type="float" office:value="1.6965444" calcext:value-type="float">
            <text:p>1.6965444</text:p>
          </table:table-cell>
          <table:table-cell table:formula="of:=[.$H$1]*[.Y12]" office:value-type="float" office:value="1.3916472" calcext:value-type="float">
            <text:p>1.3916472</text:p>
          </table:table-cell>
          <table:table-cell table:formula="of:=[.$H$1]*[.Z12]" office:value-type="float" office:value="0.17323094" calcext:value-type="float">
            <text:p>0.17323094</text:p>
          </table:table-cell>
          <table:table-cell table:formula="of:=[.$H$1]*[.AA12]" office:value-type="float" office:value="1.8748312" calcext:value-type="float">
            <text:p>1.8748312</text:p>
          </table:table-cell>
          <table:table-cell table:formula="of:=[.$H$1]*[.AB12]" office:value-type="float" office:value="1.8051642" calcext:value-type="float">
            <text:p>1.8051642</text:p>
          </table:table-cell>
          <table:table-cell table:formula="of:=[.$H$1]*[.AC12]" office:value-type="float" office:value="1.8051642" calcext:value-type="float">
            <text:p>1.8051642</text:p>
          </table:table-cell>
          <table:table-cell table:formula="of:=[.$H$1]*[.AD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C89]-[.B90]" office:value-type="float" office:value="0.508943" calcext:value-type="float">
            <text:p>0.508943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formula="of:=[.$H$1]*[.F13]" office:value-type="float" office:value="1.203521" calcext:value-type="float">
            <text:p>1.203521</text:p>
          </table:table-cell>
          <table:table-cell table:formula="of:=[.$H$1]*[.F13]" office:value-type="float" office:value="1.203521" calcext:value-type="float">
            <text:p>1.203521</text:p>
          </table:table-cell>
          <table:table-cell table:formula="of:=[.$H$1]*[.G13]" office:value-type="float" office:value="0.62445" calcext:value-type="float">
            <text:p>0.62445</text:p>
          </table:table-cell>
          <table:table-cell table:formula="of:=[.$H$1]*[.H13]" office:value-type="float" office:value="0.8416666" calcext:value-type="float">
            <text:p>0.8416666</text:p>
          </table:table-cell>
          <table:table-cell table:formula="of:=[.$H$1]*[.I13]" office:value-type="float" office:value="1.3412404" calcext:value-type="float">
            <text:p>1.3412404</text:p>
          </table:table-cell>
          <table:table-cell table:formula="of:=[.$H$1]*[.J13]" office:value-type="float" office:value="0.7156082" calcext:value-type="float">
            <text:p>0.7156082</text:p>
          </table:table-cell>
          <table:table-cell table:formula="of:=[.$H$1]*[.K13]" office:value-type="float" office:value="1.7071244" calcext:value-type="float">
            <text:p>1.7071244</text:p>
          </table:table-cell>
          <table:table-cell table:formula="of:=[.$H$1]*[.L13]" office:value-type="float" office:value="0" calcext:value-type="float">
            <text:p>0</text:p>
          </table:table-cell>
          <table:table-cell table:formula="of:=[.$H$1]*[.M13]" office:value-type="float" office:value="0.8829056" calcext:value-type="float">
            <text:p>0.8829056</text:p>
          </table:table-cell>
          <table:table-cell table:formula="of:=[.$H$1]*[.N13]" office:value-type="float" office:value="1.3386828" calcext:value-type="float">
            <text:p>1.3386828</text:p>
          </table:table-cell>
          <table:table-cell table:formula="of:=[.$H$1]*[.O13]" office:value-type="float" office:value="0.39193748" calcext:value-type="float">
            <text:p>0.39193748</text:p>
          </table:table-cell>
          <table:table-cell table:formula="of:=[.$H$1]*[.P13]" office:value-type="float" office:value="0.5939198" calcext:value-type="float">
            <text:p>0.5939198</text:p>
          </table:table-cell>
          <table:table-cell table:formula="of:=[.$H$1]*[.Q13]" office:value-type="float" office:value="3.0420766" calcext:value-type="float">
            <text:p>3.0420766</text:p>
          </table:table-cell>
          <table:table-cell table:formula="of:=[.$H$1]*[.R13]" office:value-type="float" office:value="1.1880558" calcext:value-type="float">
            <text:p>1.1880558</text:p>
          </table:table-cell>
          <table:table-cell table:formula="of:=[.$H$1]*[.S13]" office:value-type="float" office:value="0.499215" calcext:value-type="float">
            <text:p>0.499215</text:p>
          </table:table-cell>
          <table:table-cell table:formula="of:=[.$H$1]*[.T13]" office:value-type="float" office:value="2.0651056" calcext:value-type="float">
            <text:p>2.0651056</text:p>
          </table:table-cell>
          <table:table-cell table:formula="of:=[.$H$1]*[.U13]" office:value-type="float" office:value="0.23768108" calcext:value-type="float">
            <text:p>0.23768108</text:p>
          </table:table-cell>
          <table:table-cell table:formula="of:=[.$H$1]*[.V13]" office:value-type="float" office:value="2.5203814" calcext:value-type="float">
            <text:p>2.5203814</text:p>
          </table:table-cell>
          <table:table-cell table:formula="of:=[.$H$1]*[.W13]" office:value-type="float" office:value="2.7727282" calcext:value-type="float">
            <text:p>2.7727282</text:p>
          </table:table-cell>
          <table:table-cell table:formula="of:=[.$H$1]*[.X13]" office:value-type="float" office:value="0.32686266" calcext:value-type="float">
            <text:p>0.32686266</text:p>
          </table:table-cell>
          <table:table-cell table:formula="of:=[.$H$1]*[.Y13]" office:value-type="float" office:value="0.5931884" calcext:value-type="float">
            <text:p>0.5931884</text:p>
          </table:table-cell>
          <table:table-cell table:formula="of:=[.$H$1]*[.Z13]" office:value-type="float" office:value="1.7413806" calcext:value-type="float">
            <text:p>1.7413806</text:p>
          </table:table-cell>
          <table:table-cell table:formula="of:=[.$H$1]*[.AA13]" office:value-type="float" office:value="0.5924386" calcext:value-type="float">
            <text:p>0.5924386</text:p>
          </table:table-cell>
          <table:table-cell table:formula="of:=[.$H$1]*[.AB13]" office:value-type="float" office:value="2.4278754" calcext:value-type="float">
            <text:p>2.4278754</text:p>
          </table:table-cell>
          <table:table-cell table:formula="of:=[.$H$1]*[.AC13]" office:value-type="float" office:value="2.4278754" calcext:value-type="float">
            <text:p>2.4278754</text:p>
          </table:table-cell>
          <table:table-cell table:formula="of:=[.$H$1]*[.AD1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5" office:value-type="float" office:value="7" calcext:value-type="float">
            <text:p>7</text:p>
          </table:table-cell>
          <table:table-cell table:formula="of:=[.$H$1]*[.F14]" office:value-type="float" office:value="1.6298766" calcext:value-type="float">
            <text:p>1.6298766</text:p>
          </table:table-cell>
          <table:table-cell table:formula="of:=[.$H$1]*[.F14]" office:value-type="float" office:value="1.6298766" calcext:value-type="float">
            <text:p>1.6298766</text:p>
          </table:table-cell>
          <table:table-cell table:formula="of:=[.$H$1]*[.G14]" office:value-type="float" office:value="1.2145472" calcext:value-type="float">
            <text:p>1.2145472</text:p>
          </table:table-cell>
          <table:table-cell table:formula="of:=[.$H$1]*[.H14]" office:value-type="float" office:value="0.09436578" calcext:value-type="float">
            <text:p>0.09436578</text:p>
          </table:table-cell>
          <table:table-cell table:formula="of:=[.$H$1]*[.I14]" office:value-type="float" office:value="0.6442806" calcext:value-type="float">
            <text:p>0.6442806</text:p>
          </table:table-cell>
          <table:table-cell table:formula="of:=[.$H$1]*[.J14]" office:value-type="float" office:value="0.38515386" calcext:value-type="float">
            <text:p>0.38515386</text:p>
          </table:table-cell>
          <table:table-cell table:formula="of:=[.$H$1]*[.K14]" office:value-type="float" office:value="1.2537714" calcext:value-type="float">
            <text:p>1.2537714</text:p>
          </table:table-cell>
          <table:table-cell table:formula="of:=[.$H$1]*[.L14]" office:value-type="float" office:value="0.8829056" calcext:value-type="float">
            <text:p>0.8829056</text:p>
          </table:table-cell>
          <table:table-cell table:formula="of:=[.$H$1]*[.M14]" office:value-type="float" office:value="0" calcext:value-type="float">
            <text:p>0</text:p>
          </table:table-cell>
          <table:table-cell table:formula="of:=[.$H$1]*[.N14]" office:value-type="float" office:value="0.6396852" calcext:value-type="float">
            <text:p>0.6396852</text:p>
          </table:table-cell>
          <table:table-cell table:formula="of:=[.$H$1]*[.O14]" office:value-type="float" office:value="0.694876" calcext:value-type="float">
            <text:p>0.694876</text:p>
          </table:table-cell>
          <table:table-cell table:formula="of:=[.$H$1]*[.P14]" office:value-type="float" office:value="0.9126124" calcext:value-type="float">
            <text:p>0.9126124</text:p>
          </table:table-cell>
          <table:table-cell table:formula="of:=[.$H$1]*[.Q14]" office:value-type="float" office:value="2.2576386" calcext:value-type="float">
            <text:p>2.2576386</text:p>
          </table:table-cell>
          <table:table-cell table:formula="of:=[.$H$1]*[.R14]" office:value-type="float" office:value="1.406887" calcext:value-type="float">
            <text:p>1.406887</text:p>
          </table:table-cell>
          <table:table-cell table:formula="of:=[.$H$1]*[.S14]" office:value-type="float" office:value="1.2170036" calcext:value-type="float">
            <text:p>1.2170036</text:p>
          </table:table-cell>
          <table:table-cell table:formula="of:=[.$H$1]*[.T14]" office:value-type="float" office:value="1.3441568" calcext:value-type="float">
            <text:p>1.3441568</text:p>
          </table:table-cell>
          <table:table-cell table:formula="of:=[.$H$1]*[.U14]" office:value-type="float" office:value="0.986953" calcext:value-type="float">
            <text:p>0.986953</text:p>
          </table:table-cell>
          <table:table-cell table:formula="of:=[.$H$1]*[.V14]" office:value-type="float" office:value="1.6792116" calcext:value-type="float">
            <text:p>1.6792116</text:p>
          </table:table-cell>
          <table:table-cell table:formula="of:=[.$H$1]*[.W14]" office:value-type="float" office:value="2.0948722" calcext:value-type="float">
            <text:p>2.0948722</text:p>
          </table:table-cell>
          <table:table-cell table:formula="of:=[.$H$1]*[.X14]" office:value-type="float" office:value="1.113982" calcext:value-type="float">
            <text:p>1.113982</text:p>
          </table:table-cell>
          <table:table-cell table:formula="of:=[.$H$1]*[.Y14]" office:value-type="float" office:value="1.0994" calcext:value-type="float">
            <text:p>1.0994</text:p>
          </table:table-cell>
          <table:table-cell table:formula="of:=[.$H$1]*[.Z14]" office:value-type="float" office:value="1.2013084" calcext:value-type="float">
            <text:p>1.2013084</text:p>
          </table:table-cell>
          <table:table-cell table:formula="of:=[.$H$1]*[.AA14]" office:value-type="float" office:value="0.6957178" calcext:value-type="float">
            <text:p>0.6957178</text:p>
          </table:table-cell>
          <table:table-cell table:formula="of:=[.$H$1]*[.AB14]" office:value-type="float" office:value="2.6297188" calcext:value-type="float">
            <text:p>2.6297188</text:p>
          </table:table-cell>
          <table:table-cell table:formula="of:=[.$H$1]*[.AC14]" office:value-type="float" office:value="2.6297188" calcext:value-type="float">
            <text:p>2.6297188</text:p>
          </table:table-cell>
          <table:table-cell table:formula="of:=[.$H$1]*[.AD1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5" office:value-type="float" office:value="8" calcext:value-type="float">
            <text:p>8</text:p>
          </table:table-cell>
          <table:table-cell table:formula="of:=[.$H$1]*[.F15]" office:value-type="float" office:value="1.5999858" calcext:value-type="float">
            <text:p>1.5999858</text:p>
          </table:table-cell>
          <table:table-cell table:formula="of:=[.$H$1]*[.F15]" office:value-type="float" office:value="1.5999858" calcext:value-type="float">
            <text:p>1.5999858</text:p>
          </table:table-cell>
          <table:table-cell table:formula="of:=[.$H$1]*[.G15]" office:value-type="float" office:value="1.3989474" calcext:value-type="float">
            <text:p>1.3989474</text:p>
          </table:table-cell>
          <table:table-cell table:formula="of:=[.$H$1]*[.H15]" office:value-type="float" office:value="0.7338886" calcext:value-type="float">
            <text:p>0.7338886</text:p>
          </table:table-cell>
          <table:table-cell table:formula="of:=[.$H$1]*[.I15]" office:value-type="float" office:value="0.00512095" calcext:value-type="float">
            <text:p>0.00512095</text:p>
          </table:table-cell>
          <table:table-cell table:formula="of:=[.$H$1]*[.J15]" office:value-type="float" office:value="1.0237714" calcext:value-type="float">
            <text:p>1.0237714</text:p>
          </table:table-cell>
          <table:table-cell table:formula="of:=[.$H$1]*[.K15]" office:value-type="float" office:value="0.6721934" calcext:value-type="float">
            <text:p>0.6721934</text:p>
          </table:table-cell>
          <table:table-cell table:formula="of:=[.$H$1]*[.L15]" office:value-type="float" office:value="1.3386828" calcext:value-type="float">
            <text:p>1.3386828</text:p>
          </table:table-cell>
          <table:table-cell table:formula="of:=[.$H$1]*[.M15]" office:value-type="float" office:value="0.6396852" calcext:value-type="float">
            <text:p>0.6396852</text:p>
          </table:table-cell>
          <table:table-cell table:formula="of:=[.$H$1]*[.N15]" office:value-type="float" office:value="0" calcext:value-type="float">
            <text:p>0</text:p>
          </table:table-cell>
          <table:table-cell table:formula="of:=[.$H$1]*[.O15]" office:value-type="float" office:value="0.9996122" calcext:value-type="float">
            <text:p>0.9996122</text:p>
          </table:table-cell>
          <table:table-cell table:formula="of:=[.$H$1]*[.P15]" office:value-type="float" office:value="1.055424" calcext:value-type="float">
            <text:p>1.055424</text:p>
          </table:table-cell>
          <table:table-cell table:formula="of:=[.$H$1]*[.Q15]" office:value-type="float" office:value="1.7035272" calcext:value-type="float">
            <text:p>1.7035272</text:p>
          </table:table-cell>
          <table:table-cell table:formula="of:=[.$H$1]*[.R15]" office:value-type="float" office:value="1.277328" calcext:value-type="float">
            <text:p>1.277328</text:p>
          </table:table-cell>
          <table:table-cell table:formula="of:=[.$H$1]*[.S15]" office:value-type="float" office:value="1.4850272" calcext:value-type="float">
            <text:p>1.4850272</text:p>
          </table:table-cell>
          <table:table-cell table:formula="of:=[.$H$1]*[.T15]" office:value-type="float" office:value="0.7337966" calcext:value-type="float">
            <text:p>0.7337966</text:p>
          </table:table-cell>
          <table:table-cell table:formula="of:=[.$H$1]*[.U15]" office:value-type="float" office:value="1.3406332" calcext:value-type="float">
            <text:p>1.3406332</text:p>
          </table:table-cell>
          <table:table-cell table:formula="of:=[.$H$1]*[.V15]" office:value-type="float" office:value="1.2202236" calcext:value-type="float">
            <text:p>1.2202236</text:p>
          </table:table-cell>
          <table:table-cell table:formula="of:=[.$H$1]*[.W15]" office:value-type="float" office:value="1.4709788" calcext:value-type="float">
            <text:p>1.4709788</text:p>
          </table:table-cell>
          <table:table-cell table:formula="of:=[.$H$1]*[.X15]" office:value-type="float" office:value="1.4532044" calcext:value-type="float">
            <text:p>1.4532044</text:p>
          </table:table-cell>
          <table:table-cell table:formula="of:=[.$H$1]*[.Y15]" office:value-type="float" office:value="1.2693792" calcext:value-type="float">
            <text:p>1.2693792</text:p>
          </table:table-cell>
          <table:table-cell table:formula="of:=[.$H$1]*[.Z15]" office:value-type="float" office:value="0.5814308" calcext:value-type="float">
            <text:p>0.5814308</text:p>
          </table:table-cell>
          <table:table-cell table:formula="of:=[.$H$1]*[.AA15]" office:value-type="float" office:value="1.3229324" calcext:value-type="float">
            <text:p>1.3229324</text:p>
          </table:table-cell>
          <table:table-cell table:formula="of:=[.$H$1]*[.AB15]" office:value-type="float" office:value="2.3237084" calcext:value-type="float">
            <text:p>2.3237084</text:p>
          </table:table-cell>
          <table:table-cell table:formula="of:=[.$H$1]*[.AC15]" office:value-type="float" office:value="2.3237084" calcext:value-type="float">
            <text:p>2.3237084</text:p>
          </table:table-cell>
          <table:table-cell table:formula="of:=[.$H$1]*[.AD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 C12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formula="of:=[.$H$1]*[.F16]" office:value-type="float" office:value="1.0119908" calcext:value-type="float">
            <text:p>1.0119908</text:p>
          </table:table-cell>
          <table:table-cell table:formula="of:=[.$H$1]*[.F16]" office:value-type="float" office:value="1.0119908" calcext:value-type="float">
            <text:p>1.0119908</text:p>
          </table:table-cell>
          <table:table-cell table:formula="of:=[.$H$1]*[.G16]" office:value-type="float" office:value="0.524101" calcext:value-type="float">
            <text:p>0.524101</text:p>
          </table:table-cell>
          <table:table-cell table:formula="of:=[.$H$1]*[.H16]" office:value-type="float" office:value="0.6957868" calcext:value-type="float">
            <text:p>0.6957868</text:p>
          </table:table-cell>
          <table:table-cell table:formula="of:=[.$H$1]*[.I16]" office:value-type="float" office:value="1.0013832" calcext:value-type="float">
            <text:p>1.0013832</text:p>
          </table:table-cell>
          <table:table-cell table:formula="of:=[.$H$1]*[.J16]" office:value-type="float" office:value="0.7189938" calcext:value-type="float">
            <text:p>0.7189938</text:p>
          </table:table-cell>
          <table:table-cell table:formula="of:=[.$H$1]*[.K16]" office:value-type="float" office:value="1.31652" calcext:value-type="float">
            <text:p>1.31652</text:p>
          </table:table-cell>
          <table:table-cell table:formula="of:=[.$H$1]*[.L16]" office:value-type="float" office:value="0.39193748" calcext:value-type="float">
            <text:p>0.39193748</text:p>
          </table:table-cell>
          <table:table-cell table:formula="of:=[.$H$1]*[.M16]" office:value-type="float" office:value="0.694876" calcext:value-type="float">
            <text:p>0.694876</text:p>
          </table:table-cell>
          <table:table-cell table:formula="of:=[.$H$1]*[.N16]" office:value-type="float" office:value="0.9996122" calcext:value-type="float">
            <text:p>0.9996122</text:p>
          </table:table-cell>
          <table:table-cell table:formula="of:=[.$H$1]*[.O16]" office:value-type="float" office:value="0" calcext:value-type="float">
            <text:p>0</text:p>
          </table:table-cell>
          <table:table-cell table:formula="of:=[.$H$1]*[.P16]" office:value-type="float" office:value="0.28468802" calcext:value-type="float">
            <text:p>0.28468802</text:p>
          </table:table-cell>
          <table:table-cell table:formula="of:=[.$H$1]*[.Q16]" office:value-type="float" office:value="2.6959542" calcext:value-type="float">
            <text:p>2.6959542</text:p>
          </table:table-cell>
          <table:table-cell table:formula="of:=[.$H$1]*[.R16]" office:value-type="float" office:value="0.8946172" calcext:value-type="float">
            <text:p>0.8946172</text:p>
          </table:table-cell>
          <table:table-cell table:formula="of:=[.$H$1]*[.S16]" office:value-type="float" office:value="0.5276568" calcext:value-type="float">
            <text:p>0.5276568</text:p>
          </table:table-cell>
          <table:table-cell table:formula="of:=[.$H$1]*[.T16]" office:value-type="float" office:value="1.7080628" calcext:value-type="float">
            <text:p>1.7080628</text:p>
          </table:table-cell>
          <table:table-cell table:formula="of:=[.$H$1]*[.U16]" office:value-type="float" office:value="0.3411291" calcext:value-type="float">
            <text:p>0.3411291</text:p>
          </table:table-cell>
          <table:table-cell table:formula="of:=[.$H$1]*[.V16]" office:value-type="float" office:value="2.2111694" calcext:value-type="float">
            <text:p>2.2111694</text:p>
          </table:table-cell>
          <table:table-cell table:formula="of:=[.$H$1]*[.W16]" office:value-type="float" office:value="2.3980444" calcext:value-type="float">
            <text:p>2.3980444</text:p>
          </table:table-cell>
          <table:table-cell table:formula="of:=[.$H$1]*[.X16]" office:value-type="float" office:value="0.45754176" calcext:value-type="float">
            <text:p>0.45754176</text:p>
          </table:table-cell>
          <table:table-cell table:formula="of:=[.$H$1]*[.Y16]" office:value-type="float" office:value="0.41911704" calcext:value-type="float">
            <text:p>0.41911704</text:p>
          </table:table-cell>
          <table:table-cell table:formula="of:=[.$H$1]*[.Z16]" office:value-type="float" office:value="1.3567976" calcext:value-type="float">
            <text:p>1.3567976</text:p>
          </table:table-cell>
          <table:table-cell table:formula="of:=[.$H$1]*[.AA16]" office:value-type="float" office:value="0.7714614" calcext:value-type="float">
            <text:p>0.7714614</text:p>
          </table:table-cell>
          <table:table-cell table:formula="of:=[.$H$1]*[.AB16]" office:value-type="float" office:value="2.1621564" calcext:value-type="float">
            <text:p>2.1621564</text:p>
          </table:table-cell>
          <table:table-cell table:formula="of:=[.$H$1]*[.AC16]" office:value-type="float" office:value="2.1621564" calcext:value-type="float">
            <text:p>2.1621564</text:p>
          </table:table-cell>
          <table:table-cell table:formula="of:=[.$H$1]*[.AD1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office:value-type="float" office:value="10" calcext:value-type="float">
            <text:p>10</text:p>
          </table:table-cell>
          <table:table-cell table:formula="of:=[.$H$1]*[.F17]" office:value-type="float" office:value="0.7358942" calcext:value-type="float">
            <text:p>0.7358942</text:p>
          </table:table-cell>
          <table:table-cell table:formula="of:=[.$H$1]*[.F17]" office:value-type="float" office:value="0.7358942" calcext:value-type="float">
            <text:p>0.7358942</text:p>
          </table:table-cell>
          <table:table-cell table:formula="of:=[.$H$1]*[.G17]" office:value-type="float" office:value="0.34403492" calcext:value-type="float">
            <text:p>0.34403492</text:p>
          </table:table-cell>
          <table:table-cell table:formula="of:=[.$H$1]*[.H17]" office:value-type="float" office:value="0.933455" calcext:value-type="float">
            <text:p>0.933455</text:p>
          </table:table-cell>
          <table:table-cell table:formula="of:=[.$H$1]*[.I17]" office:value-type="float" office:value="1.0558334" calcext:value-type="float">
            <text:p>1.0558334</text:p>
          </table:table-cell>
          <table:table-cell table:formula="of:=[.$H$1]*[.J17]" office:value-type="float" office:value="0.99613" calcext:value-type="float">
            <text:p>0.99613</text:p>
          </table:table-cell>
          <table:table-cell table:formula="of:=[.$H$1]*[.K17]" office:value-type="float" office:value="1.216194" calcext:value-type="float">
            <text:p>1.216194</text:p>
          </table:table-cell>
          <table:table-cell table:formula="of:=[.$H$1]*[.L17]" office:value-type="float" office:value="0.5939198" calcext:value-type="float">
            <text:p>0.5939198</text:p>
          </table:table-cell>
          <table:table-cell table:formula="of:=[.$H$1]*[.M17]" office:value-type="float" office:value="0.9126124" calcext:value-type="float">
            <text:p>0.9126124</text:p>
          </table:table-cell>
          <table:table-cell table:formula="of:=[.$H$1]*[.N17]" office:value-type="float" office:value="1.055424" calcext:value-type="float">
            <text:p>1.055424</text:p>
          </table:table-cell>
          <table:table-cell table:formula="of:=[.$H$1]*[.O17]" office:value-type="float" office:value="0.28468802" calcext:value-type="float">
            <text:p>0.28468802</text:p>
          </table:table-cell>
          <table:table-cell table:formula="of:=[.$H$1]*[.P17]" office:value-type="float" office:value="0" calcext:value-type="float">
            <text:p>0</text:p>
          </table:table-cell>
          <table:table-cell table:formula="of:=[.$H$1]*[.Q17]" office:value-type="float" office:value="2.700706" calcext:value-type="float">
            <text:p>2.700706</text:p>
          </table:table-cell>
          <table:table-cell table:formula="of:=[.$H$1]*[.R17]" office:value-type="float" office:value="0.6147992" calcext:value-type="float">
            <text:p>0.6147992</text:p>
          </table:table-cell>
          <table:table-cell table:formula="of:=[.$H$1]*[.S17]" office:value-type="float" office:value="0.44839052" calcext:value-type="float">
            <text:p>0.44839052</text:p>
          </table:table-cell>
          <table:table-cell table:formula="of:=[.$H$1]*[.T17]" office:value-type="float" office:value="1.7069588" calcext:value-type="float">
            <text:p>1.7069588</text:p>
          </table:table-cell>
          <table:table-cell table:formula="of:=[.$H$1]*[.U17]" office:value-type="float" office:value="0.42453032" calcext:value-type="float">
            <text:p>0.42453032</text:p>
          </table:table-cell>
          <table:table-cell table:formula="of:=[.$H$1]*[.V17]" office:value-type="float" office:value="2.2730992" calcext:value-type="float">
            <text:p>2.2730992</text:p>
          </table:table-cell>
          <table:table-cell table:formula="of:=[.$H$1]*[.W17]" office:value-type="float" office:value="2.347679" calcext:value-type="float">
            <text:p>2.347679</text:p>
          </table:table-cell>
          <table:table-cell table:formula="of:=[.$H$1]*[.X17]" office:value-type="float" office:value="0.4838142" calcext:value-type="float">
            <text:p>0.4838142</text:p>
          </table:table-cell>
          <table:table-cell table:formula="of:=[.$H$1]*[.Y17]" office:value-type="float" office:value="0.21449248" calcext:value-type="float">
            <text:p>0.21449248</text:p>
          </table:table-cell>
          <table:table-cell table:formula="of:=[.$H$1]*[.Z17]" office:value-type="float" office:value="1.2908244" calcext:value-type="float">
            <text:p>1.2908244</text:p>
          </table:table-cell>
          <table:table-cell table:formula="of:=[.$H$1]*[.AA17]" office:value-type="float" office:value="1.0534782" calcext:value-type="float">
            <text:p>1.0534782</text:p>
          </table:table-cell>
          <table:table-cell table:formula="of:=[.$H$1]*[.AB17]" office:value-type="float" office:value="1.8799326" calcext:value-type="float">
            <text:p>1.8799326</text:p>
          </table:table-cell>
          <table:table-cell table:formula="of:=[.$H$1]*[.AC17]" office:value-type="float" office:value="1.8799326" calcext:value-type="float">
            <text:p>1.8799326</text:p>
          </table:table-cell>
          <table:table-cell table:formula="of:=[.$H$1]*[.AD1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office:value-type="float" office:value="11" calcext:value-type="float">
            <text:p>11</text:p>
          </table:table-cell>
          <table:table-cell table:formula="of:=[.$H$1]*[.F18]" office:value-type="float" office:value="3.0385208" calcext:value-type="float">
            <text:p>3.0385208</text:p>
          </table:table-cell>
          <table:table-cell table:formula="of:=[.$H$1]*[.F18]" office:value-type="float" office:value="3.0385208" calcext:value-type="float">
            <text:p>3.0385208</text:p>
          </table:table-cell>
          <table:table-cell table:formula="of:=[.$H$1]*[.G18]" office:value-type="float" office:value="3.0287274" calcext:value-type="float">
            <text:p>3.0287274</text:p>
          </table:table-cell>
          <table:table-cell table:formula="of:=[.$H$1]*[.H18]" office:value-type="float" office:value="2.3404524" calcext:value-type="float">
            <text:p>2.3404524</text:p>
          </table:table-cell>
          <table:table-cell table:formula="of:=[.$H$1]*[.I18]" office:value-type="float" office:value="1.7010708" calcext:value-type="float">
            <text:p>1.7010708</text:p>
          </table:table-cell>
          <table:table-cell table:formula="of:=[.$H$1]*[.J18]" office:value-type="float" office:value="2.622414" calcext:value-type="float">
            <text:p>2.622414</text:p>
          </table:table-cell>
          <table:table-cell table:formula="of:=[.$H$1]*[.K18]" office:value-type="float" office:value="1.594199" calcext:value-type="float">
            <text:p>1.594199</text:p>
          </table:table-cell>
          <table:table-cell table:formula="of:=[.$H$1]*[.L18]" office:value-type="float" office:value="3.0420766" calcext:value-type="float">
            <text:p>3.0420766</text:p>
          </table:table-cell>
          <table:table-cell table:formula="of:=[.$H$1]*[.M18]" office:value-type="float" office:value="2.2576386" calcext:value-type="float">
            <text:p>2.2576386</text:p>
          </table:table-cell>
          <table:table-cell table:formula="of:=[.$H$1]*[.N18]" office:value-type="float" office:value="1.7035272" calcext:value-type="float">
            <text:p>1.7035272</text:p>
          </table:table-cell>
          <table:table-cell table:formula="of:=[.$H$1]*[.O18]" office:value-type="float" office:value="2.6959542" calcext:value-type="float">
            <text:p>2.6959542</text:p>
          </table:table-cell>
          <table:table-cell table:formula="of:=[.$H$1]*[.P18]" office:value-type="float" office:value="2.700706" calcext:value-type="float">
            <text:p>2.700706</text:p>
          </table:table-cell>
          <table:table-cell table:formula="of:=[.$H$1]*[.Q18]" office:value-type="float" office:value="0" calcext:value-type="float">
            <text:p>0</text:p>
          </table:table-cell>
          <table:table-cell table:formula="of:=[.$H$1]*[.R18]" office:value-type="float" office:value="2.675958" calcext:value-type="float">
            <text:p>2.675958</text:p>
          </table:table-cell>
          <table:table-cell table:formula="of:=[.$H$1]*[.S18]" office:value-type="float" office:value="3.1477478" calcext:value-type="float">
            <text:p>3.1477478</text:p>
          </table:table-cell>
          <table:table-cell table:formula="of:=[.$H$1]*[.T18]" office:value-type="float" office:value="0.9939864" calcext:value-type="float">
            <text:p>0.9939864</text:p>
          </table:table-cell>
          <table:table-cell table:formula="of:=[.$H$1]*[.U18]" office:value-type="float" office:value="3.0347304" calcext:value-type="float">
            <text:p>3.0347304</text:p>
          </table:table-cell>
          <table:table-cell table:formula="of:=[.$H$1]*[.V18]" office:value-type="float" office:value="0.675487" calcext:value-type="float">
            <text:p>0.675487</text:p>
          </table:table-cell>
          <table:table-cell table:formula="of:=[.$H$1]*[.W18]" office:value-type="float" office:value="0.5897614" calcext:value-type="float">
            <text:p>0.5897614</text:p>
          </table:table-cell>
          <table:table-cell table:formula="of:=[.$H$1]*[.X18]" office:value-type="float" office:value="3.1409214" calcext:value-type="float">
            <text:p>3.1409214</text:p>
          </table:table-cell>
          <table:table-cell table:formula="of:=[.$H$1]*[.Y18]" office:value-type="float" office:value="2.9038098" calcext:value-type="float">
            <text:p>2.9038098</text:p>
          </table:table-cell>
          <table:table-cell table:formula="of:=[.$H$1]*[.Z18]" office:value-type="float" office:value="1.4570086" calcext:value-type="float">
            <text:p>1.4570086</text:p>
          </table:table-cell>
          <table:table-cell table:formula="of:=[.$H$1]*[.AA18]" office:value-type="float" office:value="2.945357" calcext:value-type="float">
            <text:p>2.945357</text:p>
          </table:table-cell>
          <table:table-cell table:formula="of:=[.$H$1]*[.AB18]" office:value-type="float" office:value="3.1779836" calcext:value-type="float">
            <text:p>3.1779836</text:p>
          </table:table-cell>
          <table:table-cell table:formula="of:=[.$H$1]*[.AC18]" office:value-type="float" office:value="3.1779836" calcext:value-type="float">
            <text:p>3.1779836</text:p>
          </table:table-cell>
          <table:table-cell table:formula="of:=[.$H$1]*[.AD1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office:value-type="float" office:value="12" calcext:value-type="float">
            <text:p>12</text:p>
          </table:table-cell>
          <table:table-cell table:formula="of:=[.$H$1]*[.F19]" office:value-type="float" office:value="0.3625628" calcext:value-type="float">
            <text:p>0.3625628</text:p>
          </table:table-cell>
          <table:table-cell table:formula="of:=[.$H$1]*[.F19]" office:value-type="float" office:value="0.3625628" calcext:value-type="float">
            <text:p>0.3625628</text:p>
          </table:table-cell>
          <table:table-cell table:formula="of:=[.$H$1]*[.G19]" office:value-type="float" office:value="0.6515946" calcext:value-type="float">
            <text:p>0.6515946</text:p>
          </table:table-cell>
          <table:table-cell table:formula="of:=[.$H$1]*[.H19]" office:value-type="float" office:value="1.4542164" calcext:value-type="float">
            <text:p>1.4542164</text:p>
          </table:table-cell>
          <table:table-cell table:formula="of:=[.$H$1]*[.I19]" office:value-type="float" office:value="1.2752442" calcext:value-type="float">
            <text:p>1.2752442</text:p>
          </table:table-cell>
          <table:table-cell table:formula="of:=[.$H$1]*[.J19]" office:value-type="float" office:value="1.5776252" calcext:value-type="float">
            <text:p>1.5776252</text:p>
          </table:table-cell>
          <table:table-cell table:formula="of:=[.$H$1]*[.K19]" office:value-type="float" office:value="1.082196" calcext:value-type="float">
            <text:p>1.082196</text:p>
          </table:table-cell>
          <table:table-cell table:formula="of:=[.$H$1]*[.L19]" office:value-type="float" office:value="1.1880558" calcext:value-type="float">
            <text:p>1.1880558</text:p>
          </table:table-cell>
          <table:table-cell table:formula="of:=[.$H$1]*[.M19]" office:value-type="float" office:value="1.406887" calcext:value-type="float">
            <text:p>1.406887</text:p>
          </table:table-cell>
          <table:table-cell table:formula="of:=[.$H$1]*[.N19]" office:value-type="float" office:value="1.277328" calcext:value-type="float">
            <text:p>1.277328</text:p>
          </table:table-cell>
          <table:table-cell table:formula="of:=[.$H$1]*[.O19]" office:value-type="float" office:value="0.8946172" calcext:value-type="float">
            <text:p>0.8946172</text:p>
          </table:table-cell>
          <table:table-cell table:formula="of:=[.$H$1]*[.P19]" office:value-type="float" office:value="0.6147992" calcext:value-type="float">
            <text:p>0.6147992</text:p>
          </table:table-cell>
          <table:table-cell table:formula="of:=[.$H$1]*[.Q19]" office:value-type="float" office:value="2.675958" calcext:value-type="float">
            <text:p>2.675958</text:p>
          </table:table-cell>
          <table:table-cell table:formula="of:=[.$H$1]*[.R19]" office:value-type="float" office:value="0" calcext:value-type="float">
            <text:p>0</text:p>
          </table:table-cell>
          <table:table-cell table:formula="of:=[.$H$1]*[.S19]" office:value-type="float" office:value="0.842145" calcext:value-type="float">
            <text:p>0.842145</text:p>
          </table:table-cell>
          <table:table-cell table:formula="of:=[.$H$1]*[.T19]" office:value-type="float" office:value="1.7291032" calcext:value-type="float">
            <text:p>1.7291032</text:p>
          </table:table-cell>
          <table:table-cell table:formula="of:=[.$H$1]*[.U19]" office:value-type="float" office:value="0.9778082" calcext:value-type="float">
            <text:p>0.9778082</text:p>
          </table:table-cell>
          <table:table-cell table:formula="of:=[.$H$1]*[.V19]" office:value-type="float" office:value="2.3883062" calcext:value-type="float">
            <text:p>2.3883062</text:p>
          </table:table-cell>
          <table:table-cell table:formula="of:=[.$H$1]*[.W19]" office:value-type="float" office:value="2.218189" calcext:value-type="float">
            <text:p>2.218189</text:p>
          </table:table-cell>
          <table:table-cell table:formula="of:=[.$H$1]*[.X19]" office:value-type="float" office:value="0.9781532" calcext:value-type="float">
            <text:p>0.9781532</text:p>
          </table:table-cell>
          <table:table-cell table:formula="of:=[.$H$1]*[.Y19]" office:value-type="float" office:value="0.6126786" calcext:value-type="float">
            <text:p>0.6126786</text:p>
          </table:table-cell>
          <table:table-cell table:formula="of:=[.$H$1]*[.Z19]" office:value-type="float" office:value="1.2237012" calcext:value-type="float">
            <text:p>1.2237012</text:p>
          </table:table-cell>
          <table:table-cell table:formula="of:=[.$H$1]*[.AA19]" office:value-type="float" office:value="1.6660648" calcext:value-type="float">
            <text:p>1.6660648</text:p>
          </table:table-cell>
          <table:table-cell table:formula="of:=[.$H$1]*[.AB19]" office:value-type="float" office:value="1.2682522" calcext:value-type="float">
            <text:p>1.2682522</text:p>
          </table:table-cell>
          <table:table-cell table:formula="of:=[.$H$1]*[.AC19]" office:value-type="float" office:value="1.2682522" calcext:value-type="float">
            <text:p>1.2682522</text:p>
          </table:table-cell>
          <table:table-cell table:formula="of:=[.$H$1]*[.AD1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office:value-type="float" office:value="13" calcext:value-type="float">
            <text:p>13</text:p>
          </table:table-cell>
          <table:table-cell table:formula="of:=[.$H$1]*[.F20]" office:value-type="float" office:value="0.7504486" calcext:value-type="float">
            <text:p>0.7504486</text:p>
          </table:table-cell>
          <table:table-cell table:formula="of:=[.$H$1]*[.F20]" office:value-type="float" office:value="0.7504486" calcext:value-type="float">
            <text:p>0.7504486</text:p>
          </table:table-cell>
          <table:table-cell table:formula="of:=[.$H$1]*[.G20]" office:value-type="float" office:value="0.19056926" calcext:value-type="float">
            <text:p>0.19056926</text:p>
          </table:table-cell>
          <table:table-cell table:formula="of:=[.$H$1]*[.H20]" office:value-type="float" office:value="1.2073482" calcext:value-type="float">
            <text:p>1.2073482</text:p>
          </table:table-cell>
          <table:table-cell table:formula="of:=[.$H$1]*[.I20]" office:value-type="float" office:value="1.4859518" calcext:value-type="float">
            <text:p>1.4859518</text:p>
          </table:table-cell>
          <table:table-cell table:formula="of:=[.$H$1]*[.J20]" office:value-type="float" office:value="1.1637172" calcext:value-type="float">
            <text:p>1.1637172</text:p>
          </table:table-cell>
          <table:table-cell table:formula="of:=[.$H$1]*[.K20]" office:value-type="float" office:value="1.65531" calcext:value-type="float">
            <text:p>1.65531</text:p>
          </table:table-cell>
          <table:table-cell table:formula="of:=[.$H$1]*[.L20]" office:value-type="float" office:value="0.499215" calcext:value-type="float">
            <text:p>0.499215</text:p>
          </table:table-cell>
          <table:table-cell table:formula="of:=[.$H$1]*[.M20]" office:value-type="float" office:value="1.2170036" calcext:value-type="float">
            <text:p>1.2170036</text:p>
          </table:table-cell>
          <table:table-cell table:formula="of:=[.$H$1]*[.N20]" office:value-type="float" office:value="1.4850272" calcext:value-type="float">
            <text:p>1.4850272</text:p>
          </table:table-cell>
          <table:table-cell table:formula="of:=[.$H$1]*[.O20]" office:value-type="float" office:value="0.5276568" calcext:value-type="float">
            <text:p>0.5276568</text:p>
          </table:table-cell>
          <table:table-cell table:formula="of:=[.$H$1]*[.P20]" office:value-type="float" office:value="0.44839052" calcext:value-type="float">
            <text:p>0.44839052</text:p>
          </table:table-cell>
          <table:table-cell table:formula="of:=[.$H$1]*[.Q20]" office:value-type="float" office:value="3.1477478" calcext:value-type="float">
            <text:p>3.1477478</text:p>
          </table:table-cell>
          <table:table-cell table:formula="of:=[.$H$1]*[.R20]" office:value-type="float" office:value="0.842145" calcext:value-type="float">
            <text:p>0.842145</text:p>
          </table:table-cell>
          <table:table-cell table:formula="of:=[.$H$1]*[.S20]" office:value-type="float" office:value="0" calcext:value-type="float">
            <text:p>0</text:p>
          </table:table-cell>
          <table:table-cell table:formula="of:=[.$H$1]*[.T20]" office:value-type="float" office:value="2.1537798" calcext:value-type="float">
            <text:p>2.1537798</text:p>
          </table:table-cell>
          <table:table-cell table:formula="of:=[.$H$1]*[.U20]" office:value-type="float" office:value="0.27074818" calcext:value-type="float">
            <text:p>0.27074818</text:p>
          </table:table-cell>
          <table:table-cell table:formula="of:=[.$H$1]*[.V20]" office:value-type="float" office:value="2.7052324" calcext:value-type="float">
            <text:p>2.7052324</text:p>
          </table:table-cell>
          <table:table-cell table:formula="of:=[.$H$1]*[.W20]" office:value-type="float" office:value="2.7940354" calcext:value-type="float">
            <text:p>2.7940354</text:p>
          </table:table-cell>
          <table:table-cell table:formula="of:=[.$H$1]*[.X20]" office:value-type="float" office:value="0.1793287" calcext:value-type="float">
            <text:p>0.1793287</text:p>
          </table:table-cell>
          <table:table-cell table:formula="of:=[.$H$1]*[.Y20]" office:value-type="float" office:value="0.26780556" calcext:value-type="float">
            <text:p>0.26780556</text:p>
          </table:table-cell>
          <table:table-cell table:formula="of:=[.$H$1]*[.Z20]" office:value-type="float" office:value="1.7370796" calcext:value-type="float">
            <text:p>1.7370796</text:p>
          </table:table-cell>
          <table:table-cell table:formula="of:=[.$H$1]*[.AA20]" office:value-type="float" office:value="1.0894594" calcext:value-type="float">
            <text:p>1.0894594</text:p>
          </table:table-cell>
          <table:table-cell table:formula="of:=[.$H$1]*[.AB20]" office:value-type="float" office:value="1.9991324" calcext:value-type="float">
            <text:p>1.9991324</text:p>
          </table:table-cell>
          <table:table-cell table:formula="of:=[.$H$1]*[.AC20]" office:value-type="float" office:value="1.9991324" calcext:value-type="float">
            <text:p>1.9991324</text:p>
          </table:table-cell>
          <table:table-cell table:formula="of:=[.$H$1]*[.AD2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office:value-type="float" office:value="14" calcext:value-type="float">
            <text:p>14</text:p>
          </table:table-cell>
          <table:table-cell table:formula="of:=[.$H$1]*[.F21]" office:value-type="float" office:value="2.0885978" calcext:value-type="float">
            <text:p>2.0885978</text:p>
          </table:table-cell>
          <table:table-cell table:formula="of:=[.$H$1]*[.F21]" office:value-type="float" office:value="2.0885978" calcext:value-type="float">
            <text:p>2.0885978</text:p>
          </table:table-cell>
          <table:table-cell table:formula="of:=[.$H$1]*[.G21]" office:value-type="float" office:value="2.0368754" calcext:value-type="float">
            <text:p>2.0368754</text:p>
          </table:table-cell>
          <table:table-cell table:formula="of:=[.$H$1]*[.H21]" office:value-type="float" office:value="1.4349746" calcext:value-type="float">
            <text:p>1.4349746</text:p>
          </table:table-cell>
          <table:table-cell table:formula="of:=[.$H$1]*[.I21]" office:value-type="float" office:value="0.7305214" calcext:value-type="float">
            <text:p>0.7305214</text:p>
          </table:table-cell>
          <table:table-cell table:formula="of:=[.$H$1]*[.J21]" office:value-type="float" office:value="1.7268722" calcext:value-type="float">
            <text:p>1.7268722</text:p>
          </table:table-cell>
          <table:table-cell table:formula="of:=[.$H$1]*[.K21]" office:value-type="float" office:value="0.683997" calcext:value-type="float">
            <text:p>0.683997</text:p>
          </table:table-cell>
          <table:table-cell table:formula="of:=[.$H$1]*[.L21]" office:value-type="float" office:value="2.0651056" calcext:value-type="float">
            <text:p>2.0651056</text:p>
          </table:table-cell>
          <table:table-cell table:formula="of:=[.$H$1]*[.M21]" office:value-type="float" office:value="1.3441568" calcext:value-type="float">
            <text:p>1.3441568</text:p>
          </table:table-cell>
          <table:table-cell table:formula="of:=[.$H$1]*[.N21]" office:value-type="float" office:value="0.7337966" calcext:value-type="float">
            <text:p>0.7337966</text:p>
          </table:table-cell>
          <table:table-cell table:formula="of:=[.$H$1]*[.O21]" office:value-type="float" office:value="1.7080628" calcext:value-type="float">
            <text:p>1.7080628</text:p>
          </table:table-cell>
          <table:table-cell table:formula="of:=[.$H$1]*[.P21]" office:value-type="float" office:value="1.7069588" calcext:value-type="float">
            <text:p>1.7069588</text:p>
          </table:table-cell>
          <table:table-cell table:formula="of:=[.$H$1]*[.Q21]" office:value-type="float" office:value="0.9939864" calcext:value-type="float">
            <text:p>0.9939864</text:p>
          </table:table-cell>
          <table:table-cell table:formula="of:=[.$H$1]*[.R21]" office:value-type="float" office:value="1.7291032" calcext:value-type="float">
            <text:p>1.7291032</text:p>
          </table:table-cell>
          <table:table-cell table:formula="of:=[.$H$1]*[.S21]" office:value-type="float" office:value="2.1537798" calcext:value-type="float">
            <text:p>2.1537798</text:p>
          </table:table-cell>
          <table:table-cell table:formula="of:=[.$H$1]*[.T21]" office:value-type="float" office:value="0" calcext:value-type="float">
            <text:p>0</text:p>
          </table:table-cell>
          <table:table-cell table:formula="of:=[.$H$1]*[.U21]" office:value-type="float" office:value="2.0447966" calcext:value-type="float">
            <text:p>2.0447966</text:p>
          </table:table-cell>
          <table:table-cell table:formula="of:=[.$H$1]*[.V21]" office:value-type="float" office:value="0.6907728" calcext:value-type="float">
            <text:p>0.6907728</text:p>
          </table:table-cell>
          <table:table-cell table:formula="of:=[.$H$1]*[.W21]" office:value-type="float" office:value="0.7531396" calcext:value-type="float">
            <text:p>0.7531396</text:p>
          </table:table-cell>
          <table:table-cell table:formula="of:=[.$H$1]*[.X21]" office:value-type="float" office:value="2.1488624" calcext:value-type="float">
            <text:p>2.1488624</text:p>
          </table:table-cell>
          <table:table-cell table:formula="of:=[.$H$1]*[.Y21]" office:value-type="float" office:value="1.911162" calcext:value-type="float">
            <text:p>1.911162</text:p>
          </table:table-cell>
          <table:table-cell table:formula="of:=[.$H$1]*[.Z21]" office:value-type="float" office:value="0.5172608" calcext:value-type="float">
            <text:p>0.5172608</text:p>
          </table:table-cell>
          <table:table-cell table:formula="of:=[.$H$1]*[.AA21]" office:value-type="float" office:value="2.0392582" calcext:value-type="float">
            <text:p>2.0392582</text:p>
          </table:table-cell>
          <table:table-cell table:formula="of:=[.$H$1]*[.AB21]" office:value-type="float" office:value="2.4601996" calcext:value-type="float">
            <text:p>2.4601996</text:p>
          </table:table-cell>
          <table:table-cell table:formula="of:=[.$H$1]*[.AC21]" office:value-type="float" office:value="2.4601996" calcext:value-type="float">
            <text:p>2.4601996</text:p>
          </table:table-cell>
          <table:table-cell table:formula="of:=[.$H$1]*[.AD2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7" office:value-type="float" office:value="15" calcext:value-type="float">
            <text:p>15</text:p>
          </table:table-cell>
          <table:table-cell table:formula="of:=[.$H$1]*[.F22]" office:value-type="float" office:value="0.9684196" calcext:value-type="float">
            <text:p>0.9684196</text:p>
          </table:table-cell>
          <table:table-cell table:formula="of:=[.$H$1]*[.F22]" office:value-type="float" office:value="0.9684196" calcext:value-type="float">
            <text:p>0.9684196</text:p>
          </table:table-cell>
          <table:table-cell table:formula="of:=[.$H$1]*[.G22]" office:value-type="float" office:value="0.3873338" calcext:value-type="float">
            <text:p>0.3873338</text:p>
          </table:table-cell>
          <table:table-cell table:formula="of:=[.$H$1]*[.H22]" office:value-type="float" office:value="0.9659356" calcext:value-type="float">
            <text:p>0.9659356</text:p>
          </table:table-cell>
          <table:table-cell table:formula="of:=[.$H$1]*[.I22]" office:value-type="float" office:value="1.3423628" calcext:value-type="float">
            <text:p>1.3423628</text:p>
          </table:table-cell>
          <table:table-cell table:formula="of:=[.$H$1]*[.J22]" office:value-type="float" office:value="0.8981408" calcext:value-type="float">
            <text:p>0.8981408</text:p>
          </table:table-cell>
          <table:table-cell table:formula="of:=[.$H$1]*[.K22]" office:value-type="float" office:value="1.6168908" calcext:value-type="float">
            <text:p>1.6168908</text:p>
          </table:table-cell>
          <table:table-cell table:formula="of:=[.$H$1]*[.L22]" office:value-type="float" office:value="0.23768108" calcext:value-type="float">
            <text:p>0.23768108</text:p>
          </table:table-cell>
          <table:table-cell table:formula="of:=[.$H$1]*[.M22]" office:value-type="float" office:value="0.986953" calcext:value-type="float">
            <text:p>0.986953</text:p>
          </table:table-cell>
          <table:table-cell table:formula="of:=[.$H$1]*[.N22]" office:value-type="float" office:value="1.3406332" calcext:value-type="float">
            <text:p>1.3406332</text:p>
          </table:table-cell>
          <table:table-cell table:formula="of:=[.$H$1]*[.O22]" office:value-type="float" office:value="0.3411291" calcext:value-type="float">
            <text:p>0.3411291</text:p>
          </table:table-cell>
          <table:table-cell table:formula="of:=[.$H$1]*[.P22]" office:value-type="float" office:value="0.42453032" calcext:value-type="float">
            <text:p>0.42453032</text:p>
          </table:table-cell>
          <table:table-cell table:formula="of:=[.$H$1]*[.Q22]" office:value-type="float" office:value="3.0347304" calcext:value-type="float">
            <text:p>3.0347304</text:p>
          </table:table-cell>
          <table:table-cell table:formula="of:=[.$H$1]*[.R22]" office:value-type="float" office:value="0.9778082" calcext:value-type="float">
            <text:p>0.9778082</text:p>
          </table:table-cell>
          <table:table-cell table:formula="of:=[.$H$1]*[.S22]" office:value-type="float" office:value="0.27074818" calcext:value-type="float">
            <text:p>0.27074818</text:p>
          </table:table-cell>
          <table:table-cell table:formula="of:=[.$H$1]*[.T22]" office:value-type="float" office:value="2.0447966" calcext:value-type="float">
            <text:p>2.0447966</text:p>
          </table:table-cell>
          <table:table-cell table:formula="of:=[.$H$1]*[.U22]" office:value-type="float" office:value="0" calcext:value-type="float">
            <text:p>0</text:p>
          </table:table-cell>
          <table:table-cell table:formula="of:=[.$H$1]*[.V22]" office:value-type="float" office:value="2.5516108" calcext:value-type="float">
            <text:p>2.5516108</text:p>
          </table:table-cell>
          <table:table-cell table:formula="of:=[.$H$1]*[.W22]" office:value-type="float" office:value="2.7234714" calcext:value-type="float">
            <text:p>2.7234714</text:p>
          </table:table-cell>
          <table:table-cell table:formula="of:=[.$H$1]*[.X22]" office:value-type="float" office:value="0.1271072" calcext:value-type="float">
            <text:p>0.1271072</text:p>
          </table:table-cell>
          <table:table-cell table:formula="of:=[.$H$1]*[.Y22]" office:value-type="float" office:value="0.3687268" calcext:value-type="float">
            <text:p>0.3687268</text:p>
          </table:table-cell>
          <table:table-cell table:formula="of:=[.$H$1]*[.Z22]" office:value-type="float" office:value="1.673388" calcext:value-type="float">
            <text:p>1.673388</text:p>
          </table:table-cell>
          <table:table-cell table:formula="of:=[.$H$1]*[.AA22]" office:value-type="float" office:value="0.8208608" calcext:value-type="float">
            <text:p>0.8208608</text:p>
          </table:table-cell>
          <table:table-cell table:formula="of:=[.$H$1]*[.AB22]" office:value-type="float" office:value="2.2003502" calcext:value-type="float">
            <text:p>2.2003502</text:p>
          </table:table-cell>
          <table:table-cell table:formula="of:=[.$H$1]*[.AC22]" office:value-type="float" office:value="2.2003502" calcext:value-type="float">
            <text:p>2.2003502</text:p>
          </table:table-cell>
          <table:table-cell table:formula="of:=[.$H$1]*[.AD2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16" calcext:value-type="float">
            <text:p>16</text:p>
          </table:table-cell>
          <table:table-cell table:formula="of:=[.$H$1]*[.F23]" office:value-type="float" office:value="2.7414712" calcext:value-type="float">
            <text:p>2.7414712</text:p>
          </table:table-cell>
          <table:table-cell table:formula="of:=[.$H$1]*[.F23]" office:value-type="float" office:value="2.7414712" calcext:value-type="float">
            <text:p>2.7414712</text:p>
          </table:table-cell>
          <table:table-cell table:formula="of:=[.$H$1]*[.G23]" office:value-type="float" office:value="2.6152104" calcext:value-type="float">
            <text:p>2.6152104</text:p>
          </table:table-cell>
          <table:table-cell table:formula="of:=[.$H$1]*[.H23]" office:value-type="float" office:value="1.7530554" calcext:value-type="float">
            <text:p>1.7530554</text:p>
          </table:table-cell>
          <table:table-cell table:formula="of:=[.$H$1]*[.I23]" office:value-type="float" office:value="1.2193542" calcext:value-type="float">
            <text:p>1.2193542</text:p>
          </table:table-cell>
          <table:table-cell table:formula="of:=[.$H$1]*[.J23]" office:value-type="float" office:value="2.0205132" calcext:value-type="float">
            <text:p>2.0205132</text:p>
          </table:table-cell>
          <table:table-cell table:formula="of:=[.$H$1]*[.K23]" office:value-type="float" office:value="1.3730724" calcext:value-type="float">
            <text:p>1.3730724</text:p>
          </table:table-cell>
          <table:table-cell table:formula="of:=[.$H$1]*[.L23]" office:value-type="float" office:value="2.5203814" calcext:value-type="float">
            <text:p>2.5203814</text:p>
          </table:table-cell>
          <table:table-cell table:formula="of:=[.$H$1]*[.M23]" office:value-type="float" office:value="1.6792116" calcext:value-type="float">
            <text:p>1.6792116</text:p>
          </table:table-cell>
          <table:table-cell table:formula="of:=[.$H$1]*[.N23]" office:value-type="float" office:value="1.2202236" calcext:value-type="float">
            <text:p>1.2202236</text:p>
          </table:table-cell>
          <table:table-cell table:formula="of:=[.$H$1]*[.O23]" office:value-type="float" office:value="2.2111694" calcext:value-type="float">
            <text:p>2.2111694</text:p>
          </table:table-cell>
          <table:table-cell table:formula="of:=[.$H$1]*[.P23]" office:value-type="float" office:value="2.2730992" calcext:value-type="float">
            <text:p>2.2730992</text:p>
          </table:table-cell>
          <table:table-cell table:formula="of:=[.$H$1]*[.Q23]" office:value-type="float" office:value="0.675487" calcext:value-type="float">
            <text:p>0.675487</text:p>
          </table:table-cell>
          <table:table-cell table:formula="of:=[.$H$1]*[.R23]" office:value-type="float" office:value="2.3883062" calcext:value-type="float">
            <text:p>2.3883062</text:p>
          </table:table-cell>
          <table:table-cell table:formula="of:=[.$H$1]*[.S23]" office:value-type="float" office:value="2.7052324" calcext:value-type="float">
            <text:p>2.7052324</text:p>
          </table:table-cell>
          <table:table-cell table:formula="of:=[.$H$1]*[.T23]" office:value-type="float" office:value="0.6907728" calcext:value-type="float">
            <text:p>0.6907728</text:p>
          </table:table-cell>
          <table:table-cell table:formula="of:=[.$H$1]*[.U23]" office:value-type="float" office:value="2.5516108" calcext:value-type="float">
            <text:p>2.5516108</text:p>
          </table:table-cell>
          <table:table-cell table:formula="of:=[.$H$1]*[.V23]" office:value-type="float" office:value="0" calcext:value-type="float">
            <text:p>0</text:p>
          </table:table-cell>
          <table:table-cell table:formula="of:=[.$H$1]*[.W23]" office:value-type="float" office:value="0.9194158" calcext:value-type="float">
            <text:p>0.9194158</text:p>
          </table:table-cell>
          <table:table-cell table:formula="of:=[.$H$1]*[.X23]" office:value-type="float" office:value="2.6680046" calcext:value-type="float">
            <text:p>2.6680046</text:p>
          </table:table-cell>
          <table:table-cell table:formula="of:=[.$H$1]*[.Y23]" office:value-type="float" office:value="2.485978" calcext:value-type="float">
            <text:p>2.485978</text:p>
          </table:table-cell>
          <table:table-cell table:formula="of:=[.$H$1]*[.Z23]" office:value-type="float" office:value="1.2033324" calcext:value-type="float">
            <text:p>1.2033324</text:p>
          </table:table-cell>
          <table:table-cell table:formula="of:=[.$H$1]*[.AA23]" office:value-type="float" office:value="2.3444038" calcext:value-type="float">
            <text:p>2.3444038</text:p>
          </table:table-cell>
          <table:table-cell table:formula="of:=[.$H$1]*[.AB23]" office:value-type="float" office:value="3.1449556" calcext:value-type="float">
            <text:p>3.1449556</text:p>
          </table:table-cell>
          <table:table-cell table:formula="of:=[.$H$1]*[.AC23]" office:value-type="float" office:value="3.1449556" calcext:value-type="float">
            <text:p>3.1449556</text:p>
          </table:table-cell>
          <table:table-cell table:formula="of:=[.$H$1]*[.AD2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17" calcext:value-type="float">
            <text:p>17</text:p>
          </table:table-cell>
          <table:table-cell table:formula="of:=[.$H$1]*[.F24]" office:value-type="float" office:value="2.5772328" calcext:value-type="float">
            <text:p>2.5772328</text:p>
          </table:table-cell>
          <table:table-cell table:formula="of:=[.$H$1]*[.F24]" office:value-type="float" office:value="2.5772328" calcext:value-type="float">
            <text:p>2.5772328</text:p>
          </table:table-cell>
          <table:table-cell table:formula="of:=[.$H$1]*[.G24]" office:value-type="float" office:value="2.6528292" calcext:value-type="float">
            <text:p>2.6528292</text:p>
          </table:table-cell>
          <table:table-cell table:formula="of:=[.$H$1]*[.H24]" office:value-type="float" office:value="2.1864628" calcext:value-type="float">
            <text:p>2.1864628</text:p>
          </table:table-cell>
          <table:table-cell table:formula="of:=[.$H$1]*[.I24]" office:value-type="float" office:value="1.4671516" calcext:value-type="float">
            <text:p>1.4671516</text:p>
          </table:table-cell>
          <table:table-cell table:formula="of:=[.$H$1]*[.J24]" office:value-type="float" office:value="2.4786594" calcext:value-type="float">
            <text:p>2.4786594</text:p>
          </table:table-cell>
          <table:table-cell table:formula="of:=[.$H$1]*[.K24]" office:value-type="float" office:value="1.153933" calcext:value-type="float">
            <text:p>1.153933</text:p>
          </table:table-cell>
          <table:table-cell table:formula="of:=[.$H$1]*[.L24]" office:value-type="float" office:value="2.7727282" calcext:value-type="float">
            <text:p>2.7727282</text:p>
          </table:table-cell>
          <table:table-cell table:formula="of:=[.$H$1]*[.M24]" office:value-type="float" office:value="2.0948722" calcext:value-type="float">
            <text:p>2.0948722</text:p>
          </table:table-cell>
          <table:table-cell table:formula="of:=[.$H$1]*[.N24]" office:value-type="float" office:value="1.4709788" calcext:value-type="float">
            <text:p>1.4709788</text:p>
          </table:table-cell>
          <table:table-cell table:formula="of:=[.$H$1]*[.O24]" office:value-type="float" office:value="2.3980444" calcext:value-type="float">
            <text:p>2.3980444</text:p>
          </table:table-cell>
          <table:table-cell table:formula="of:=[.$H$1]*[.P24]" office:value-type="float" office:value="2.347679" calcext:value-type="float">
            <text:p>2.347679</text:p>
          </table:table-cell>
          <table:table-cell table:formula="of:=[.$H$1]*[.Q24]" office:value-type="float" office:value="0.5897614" calcext:value-type="float">
            <text:p>0.5897614</text:p>
          </table:table-cell>
          <table:table-cell table:formula="of:=[.$H$1]*[.R24]" office:value-type="float" office:value="2.218189" calcext:value-type="float">
            <text:p>2.218189</text:p>
          </table:table-cell>
          <table:table-cell table:formula="of:=[.$H$1]*[.S24]" office:value-type="float" office:value="2.7940354" calcext:value-type="float">
            <text:p>2.7940354</text:p>
          </table:table-cell>
          <table:table-cell table:formula="of:=[.$H$1]*[.T24]" office:value-type="float" office:value="0.7531396" calcext:value-type="float">
            <text:p>0.7531396</text:p>
          </table:table-cell>
          <table:table-cell table:formula="of:=[.$H$1]*[.U24]" office:value-type="float" office:value="2.7234714" calcext:value-type="float">
            <text:p>2.7234714</text:p>
          </table:table-cell>
          <table:table-cell table:formula="of:=[.$H$1]*[.V24]" office:value-type="float" office:value="0.9194158" calcext:value-type="float">
            <text:p>0.9194158</text:p>
          </table:table-cell>
          <table:table-cell table:formula="of:=[.$H$1]*[.W24]" office:value-type="float" office:value="0" calcext:value-type="float">
            <text:p>0</text:p>
          </table:table-cell>
          <table:table-cell table:formula="of:=[.$H$1]*[.X24]" office:value-type="float" office:value="2.8163086" calcext:value-type="float">
            <text:p>2.8163086</text:p>
          </table:table-cell>
          <table:table-cell table:formula="of:=[.$H$1]*[.Y24]" office:value-type="float" office:value="2.53529" calcext:value-type="float">
            <text:p>2.53529</text:p>
          </table:table-cell>
          <table:table-cell table:formula="of:=[.$H$1]*[.Z24]" office:value-type="float" office:value="1.0569788" calcext:value-type="float">
            <text:p>1.0569788</text:p>
          </table:table-cell>
          <table:table-cell table:formula="of:=[.$H$1]*[.AA24]" office:value-type="float" office:value="2.7885798" calcext:value-type="float">
            <text:p>2.7885798</text:p>
          </table:table-cell>
          <table:table-cell table:formula="of:=[.$H$1]*[.AB24]" office:value-type="float" office:value="2.6036782" calcext:value-type="float">
            <text:p>2.6036782</text:p>
          </table:table-cell>
          <table:table-cell table:formula="of:=[.$H$1]*[.AC24]" office:value-type="float" office:value="2.6036782" calcext:value-type="float">
            <text:p>2.6036782</text:p>
          </table:table-cell>
          <table:table-cell table:formula="of:=[.$H$1]*[.AD2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18" calcext:value-type="float">
            <text:p>18</text:p>
          </table:table-cell>
          <table:table-cell table:formula="of:=[.$H$1]*[.F25]" office:value-type="float" office:value="0.9218492" calcext:value-type="float">
            <text:p>0.9218492</text:p>
          </table:table-cell>
          <table:table-cell table:formula="of:=[.$H$1]*[.F25]" office:value-type="float" office:value="0.9218492" calcext:value-type="float">
            <text:p>0.9218492</text:p>
          </table:table-cell>
          <table:table-cell table:formula="of:=[.$H$1]*[.G25]" office:value-type="float" office:value="0.34319542" calcext:value-type="float">
            <text:p>0.34319542</text:p>
          </table:table-cell>
          <table:table-cell table:formula="of:=[.$H$1]*[.H25]" office:value-type="float" office:value="1.0928542" calcext:value-type="float">
            <text:p>1.0928542</text:p>
          </table:table-cell>
          <table:table-cell table:formula="of:=[.$H$1]*[.I25]" office:value-type="float" office:value="1.454727" calcext:value-type="float">
            <text:p>1.454727</text:p>
          </table:table-cell>
          <table:table-cell table:formula="of:=[.$H$1]*[.J25]" office:value-type="float" office:value="1.017934" calcext:value-type="float">
            <text:p>1.017934</text:p>
          </table:table-cell>
          <table:table-cell table:formula="of:=[.$H$1]*[.K25]" office:value-type="float" office:value="1.6965444" calcext:value-type="float">
            <text:p>1.6965444</text:p>
          </table:table-cell>
          <table:table-cell table:formula="of:=[.$H$1]*[.L25]" office:value-type="float" office:value="0.32686266" calcext:value-type="float">
            <text:p>0.32686266</text:p>
          </table:table-cell>
          <table:table-cell table:formula="of:=[.$H$1]*[.M25]" office:value-type="float" office:value="1.113982" calcext:value-type="float">
            <text:p>1.113982</text:p>
          </table:table-cell>
          <table:table-cell table:formula="of:=[.$H$1]*[.N25]" office:value-type="float" office:value="1.4532044" calcext:value-type="float">
            <text:p>1.4532044</text:p>
          </table:table-cell>
          <table:table-cell table:formula="of:=[.$H$1]*[.O25]" office:value-type="float" office:value="0.45754176" calcext:value-type="float">
            <text:p>0.45754176</text:p>
          </table:table-cell>
          <table:table-cell table:formula="of:=[.$H$1]*[.P25]" office:value-type="float" office:value="0.4838142" calcext:value-type="float">
            <text:p>0.4838142</text:p>
          </table:table-cell>
          <table:table-cell table:formula="of:=[.$H$1]*[.Q25]" office:value-type="float" office:value="3.1409214" calcext:value-type="float">
            <text:p>3.1409214</text:p>
          </table:table-cell>
          <table:table-cell table:formula="of:=[.$H$1]*[.R25]" office:value-type="float" office:value="0.9781532" calcext:value-type="float">
            <text:p>0.9781532</text:p>
          </table:table-cell>
          <table:table-cell table:formula="of:=[.$H$1]*[.S25]" office:value-type="float" office:value="0.1793287" calcext:value-type="float">
            <text:p>0.1793287</text:p>
          </table:table-cell>
          <table:table-cell table:formula="of:=[.$H$1]*[.T25]" office:value-type="float" office:value="2.1488624" calcext:value-type="float">
            <text:p>2.1488624</text:p>
          </table:table-cell>
          <table:table-cell table:formula="of:=[.$H$1]*[.U25]" office:value-type="float" office:value="0.1271072" calcext:value-type="float">
            <text:p>0.1271072</text:p>
          </table:table-cell>
          <table:table-cell table:formula="of:=[.$H$1]*[.V25]" office:value-type="float" office:value="2.6680046" calcext:value-type="float">
            <text:p>2.6680046</text:p>
          </table:table-cell>
          <table:table-cell table:formula="of:=[.$H$1]*[.W25]" office:value-type="float" office:value="2.8163086" calcext:value-type="float">
            <text:p>2.8163086</text:p>
          </table:table-cell>
          <table:table-cell table:formula="of:=[.$H$1]*[.X25]" office:value-type="float" office:value="0" calcext:value-type="float">
            <text:p>0</text:p>
          </table:table-cell>
          <table:table-cell table:formula="of:=[.$H$1]*[.Y25]" office:value-type="float" office:value="0.36877786" calcext:value-type="float">
            <text:p>0.36877786</text:p>
          </table:table-cell>
          <table:table-cell table:formula="of:=[.$H$1]*[.Z25]" office:value-type="float" office:value="1.7621864" calcext:value-type="float">
            <text:p>1.7621864</text:p>
          </table:table-cell>
          <table:table-cell table:formula="of:=[.$H$1]*[.AA25]" office:value-type="float" office:value="0.9193008" calcext:value-type="float">
            <text:p>0.9193008</text:p>
          </table:table-cell>
          <table:table-cell table:formula="of:=[.$H$1]*[.AB25]" office:value-type="float" office:value="2.1670738" calcext:value-type="float">
            <text:p>2.1670738</text:p>
          </table:table-cell>
          <table:table-cell table:formula="of:=[.$H$1]*[.AC25]" office:value-type="float" office:value="2.1670738" calcext:value-type="float">
            <text:p>2.1670738</text:p>
          </table:table-cell>
          <table:table-cell table:formula="of:=[.$H$1]*[.AD2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19" calcext:value-type="float">
            <text:p>19</text:p>
          </table:table-cell>
          <table:table-cell table:formula="of:=[.$H$1]*[.F26]" office:value-type="float" office:value="0.6200018" calcext:value-type="float">
            <text:p>0.6200018</text:p>
          </table:table-cell>
          <table:table-cell table:formula="of:=[.$H$1]*[.F26]" office:value-type="float" office:value="0.6200018" calcext:value-type="float">
            <text:p>0.6200018</text:p>
          </table:table-cell>
          <table:table-cell table:formula="of:=[.$H$1]*[.G26]" office:value-type="float" office:value="0.12960592" calcext:value-type="float">
            <text:p>0.12960592</text:p>
          </table:table-cell>
          <table:table-cell table:formula="of:=[.$H$1]*[.H26]" office:value-type="float" office:value="1.1097408" calcext:value-type="float">
            <text:p>1.1097408</text:p>
          </table:table-cell>
          <table:table-cell table:formula="of:=[.$H$1]*[.I26]" office:value-type="float" office:value="1.2697196" calcext:value-type="float">
            <text:p>1.2697196</text:p>
          </table:table-cell>
          <table:table-cell table:formula="of:=[.$H$1]*[.J26]" office:value-type="float" office:value="1.1319312" calcext:value-type="float">
            <text:p>1.1319312</text:p>
          </table:table-cell>
          <table:table-cell table:formula="of:=[.$H$1]*[.K26]" office:value-type="float" office:value="1.3916472" calcext:value-type="float">
            <text:p>1.3916472</text:p>
          </table:table-cell>
          <table:table-cell table:formula="of:=[.$H$1]*[.L26]" office:value-type="float" office:value="0.5931884" calcext:value-type="float">
            <text:p>0.5931884</text:p>
          </table:table-cell>
          <table:table-cell table:formula="of:=[.$H$1]*[.M26]" office:value-type="float" office:value="1.0994" calcext:value-type="float">
            <text:p>1.0994</text:p>
          </table:table-cell>
          <table:table-cell table:formula="of:=[.$H$1]*[.N26]" office:value-type="float" office:value="1.2693792" calcext:value-type="float">
            <text:p>1.2693792</text:p>
          </table:table-cell>
          <table:table-cell table:formula="of:=[.$H$1]*[.O26]" office:value-type="float" office:value="0.41911704" calcext:value-type="float">
            <text:p>0.41911704</text:p>
          </table:table-cell>
          <table:table-cell table:formula="of:=[.$H$1]*[.P26]" office:value-type="float" office:value="0.21449248" calcext:value-type="float">
            <text:p>0.21449248</text:p>
          </table:table-cell>
          <table:table-cell table:formula="of:=[.$H$1]*[.Q26]" office:value-type="float" office:value="2.9038098" calcext:value-type="float">
            <text:p>2.9038098</text:p>
          </table:table-cell>
          <table:table-cell table:formula="of:=[.$H$1]*[.R26]" office:value-type="float" office:value="0.6126786" calcext:value-type="float">
            <text:p>0.6126786</text:p>
          </table:table-cell>
          <table:table-cell table:formula="of:=[.$H$1]*[.S26]" office:value-type="float" office:value="0.26780556" calcext:value-type="float">
            <text:p>0.26780556</text:p>
          </table:table-cell>
          <table:table-cell table:formula="of:=[.$H$1]*[.T26]" office:value-type="float" office:value="1.911162" calcext:value-type="float">
            <text:p>1.911162</text:p>
          </table:table-cell>
          <table:table-cell table:formula="of:=[.$H$1]*[.U26]" office:value-type="float" office:value="0.3687268" calcext:value-type="float">
            <text:p>0.3687268</text:p>
          </table:table-cell>
          <table:table-cell table:formula="of:=[.$H$1]*[.V26]" office:value-type="float" office:value="2.485978" calcext:value-type="float">
            <text:p>2.485978</text:p>
          </table:table-cell>
          <table:table-cell table:formula="of:=[.$H$1]*[.W26]" office:value-type="float" office:value="2.53529" calcext:value-type="float">
            <text:p>2.53529</text:p>
          </table:table-cell>
          <table:table-cell table:formula="of:=[.$H$1]*[.X26]" office:value-type="float" office:value="0.36877786" calcext:value-type="float">
            <text:p>0.36877786</text:p>
          </table:table-cell>
          <table:table-cell table:formula="of:=[.$H$1]*[.Y26]" office:value-type="float" office:value="0" calcext:value-type="float">
            <text:p>0</text:p>
          </table:table-cell>
          <table:table-cell table:formula="of:=[.$H$1]*[.Z26]" office:value-type="float" office:value="1.4791944" calcext:value-type="float">
            <text:p>1.4791944</text:p>
          </table:table-cell>
          <table:table-cell table:formula="of:=[.$H$1]*[.AA26]" office:value-type="float" office:value="1.1340104" calcext:value-type="float">
            <text:p>1.1340104</text:p>
          </table:table-cell>
          <table:table-cell table:formula="of:=[.$H$1]*[.AB26]" office:value-type="float" office:value="1.8348112" calcext:value-type="float">
            <text:p>1.8348112</text:p>
          </table:table-cell>
          <table:table-cell table:formula="of:=[.$H$1]*[.AC26]" office:value-type="float" office:value="1.8348112" calcext:value-type="float">
            <text:p>1.8348112</text:p>
          </table:table-cell>
          <table:table-cell table:formula="of:=[.$H$1]*[.AD2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20" calcext:value-type="float">
            <text:p>20</text:p>
          </table:table-cell>
          <table:table-cell table:formula="of:=[.$H$1]*[.F27]" office:value-type="float" office:value="1.5856292" calcext:value-type="float">
            <text:p>1.5856292</text:p>
          </table:table-cell>
          <table:table-cell table:formula="of:=[.$H$1]*[.F27]" office:value-type="float" office:value="1.5856292" calcext:value-type="float">
            <text:p>1.5856292</text:p>
          </table:table-cell>
          <table:table-cell table:formula="of:=[.$H$1]*[.G27]" office:value-type="float" office:value="1.5982516" calcext:value-type="float">
            <text:p>1.5982516</text:p>
          </table:table-cell>
          <table:table-cell table:formula="of:=[.$H$1]*[.H27]" office:value-type="float" office:value="1.295153" calcext:value-type="float">
            <text:p>1.295153</text:p>
          </table:table-cell>
          <table:table-cell table:formula="of:=[.$H$1]*[.I27]" office:value-type="float" office:value="0.576334" calcext:value-type="float">
            <text:p>0.576334</text:p>
          </table:table-cell>
          <table:table-cell table:formula="of:=[.$H$1]*[.J27]" office:value-type="float" office:value="1.576167" calcext:value-type="float">
            <text:p>1.576167</text:p>
          </table:table-cell>
          <table:table-cell table:formula="of:=[.$H$1]*[.K27]" office:value-type="float" office:value="0.17323094" calcext:value-type="float">
            <text:p>0.17323094</text:p>
          </table:table-cell>
          <table:table-cell table:formula="of:=[.$H$1]*[.L27]" office:value-type="float" office:value="1.7413806" calcext:value-type="float">
            <text:p>1.7413806</text:p>
          </table:table-cell>
          <table:table-cell table:formula="of:=[.$H$1]*[.M27]" office:value-type="float" office:value="1.2013084" calcext:value-type="float">
            <text:p>1.2013084</text:p>
          </table:table-cell>
          <table:table-cell table:formula="of:=[.$H$1]*[.N27]" office:value-type="float" office:value="0.5814308" calcext:value-type="float">
            <text:p>0.5814308</text:p>
          </table:table-cell>
          <table:table-cell table:formula="of:=[.$H$1]*[.O27]" office:value-type="float" office:value="1.3567976" calcext:value-type="float">
            <text:p>1.3567976</text:p>
          </table:table-cell>
          <table:table-cell table:formula="of:=[.$H$1]*[.P27]" office:value-type="float" office:value="1.2908244" calcext:value-type="float">
            <text:p>1.2908244</text:p>
          </table:table-cell>
          <table:table-cell table:formula="of:=[.$H$1]*[.Q27]" office:value-type="float" office:value="1.4570086" calcext:value-type="float">
            <text:p>1.4570086</text:p>
          </table:table-cell>
          <table:table-cell table:formula="of:=[.$H$1]*[.R27]" office:value-type="float" office:value="1.2237012" calcext:value-type="float">
            <text:p>1.2237012</text:p>
          </table:table-cell>
          <table:table-cell table:formula="of:=[.$H$1]*[.S27]" office:value-type="float" office:value="1.7370796" calcext:value-type="float">
            <text:p>1.7370796</text:p>
          </table:table-cell>
          <table:table-cell table:formula="of:=[.$H$1]*[.T27]" office:value-type="float" office:value="0.5172608" calcext:value-type="float">
            <text:p>0.5172608</text:p>
          </table:table-cell>
          <table:table-cell table:formula="of:=[.$H$1]*[.U27]" office:value-type="float" office:value="1.673388" calcext:value-type="float">
            <text:p>1.673388</text:p>
          </table:table-cell>
          <table:table-cell table:formula="of:=[.$H$1]*[.V27]" office:value-type="float" office:value="1.2033324" calcext:value-type="float">
            <text:p>1.2033324</text:p>
          </table:table-cell>
          <table:table-cell table:formula="of:=[.$H$1]*[.W27]" office:value-type="float" office:value="1.0569788" calcext:value-type="float">
            <text:p>1.0569788</text:p>
          </table:table-cell>
          <table:table-cell table:formula="of:=[.$H$1]*[.X27]" office:value-type="float" office:value="1.7621864" calcext:value-type="float">
            <text:p>1.7621864</text:p>
          </table:table-cell>
          <table:table-cell table:formula="of:=[.$H$1]*[.Y27]" office:value-type="float" office:value="1.4791944" calcext:value-type="float">
            <text:p>1.4791944</text:p>
          </table:table-cell>
          <table:table-cell table:formula="of:=[.$H$1]*[.Z27]" office:value-type="float" office:value="0" calcext:value-type="float">
            <text:p>0</text:p>
          </table:table-cell>
          <table:table-cell table:formula="of:=[.$H$1]*[.AA27]" office:value-type="float" office:value="1.8535056" calcext:value-type="float">
            <text:p>1.8535056</text:p>
          </table:table-cell>
          <table:table-cell table:formula="of:=[.$H$1]*[.AB27]" office:value-type="float" office:value="1.9775354" calcext:value-type="float">
            <text:p>1.9775354</text:p>
          </table:table-cell>
          <table:table-cell table:formula="of:=[.$H$1]*[.AC27]" office:value-type="float" office:value="1.9775354" calcext:value-type="float">
            <text:p>1.9775354</text:p>
          </table:table-cell>
          <table:table-cell table:formula="of:=[.$H$1]*[.AD2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6" office:value-type="float" office:value="21" calcext:value-type="float">
            <text:p>21</text:p>
          </table:table-cell>
          <table:table-cell table:formula="of:=[.$H$1]*[.F28]" office:value-type="float" office:value="1.7536396" calcext:value-type="float">
            <text:p>1.7536396</text:p>
          </table:table-cell>
          <table:table-cell table:formula="of:=[.$H$1]*[.F28]" office:value-type="float" office:value="1.7536396" calcext:value-type="float">
            <text:p>1.7536396</text:p>
          </table:table-cell>
          <table:table-cell table:formula="of:=[.$H$1]*[.G28]" office:value-type="float" office:value="1.1943946" calcext:value-type="float">
            <text:p>1.1943946</text:p>
          </table:table-cell>
          <table:table-cell table:formula="of:=[.$H$1]*[.H28]" office:value-type="float" office:value="0.6074392" calcext:value-type="float">
            <text:p>0.6074392</text:p>
          </table:table-cell>
          <table:table-cell table:formula="of:=[.$H$1]*[.I28]" office:value-type="float" office:value="1.3271598" calcext:value-type="float">
            <text:p>1.3271598</text:p>
          </table:table-cell>
          <table:table-cell table:formula="of:=[.$H$1]*[.J28]" office:value-type="float" office:value="0.32413808" calcext:value-type="float">
            <text:p>0.32413808</text:p>
          </table:table-cell>
          <table:table-cell table:formula="of:=[.$H$1]*[.K28]" office:value-type="float" office:value="1.8748312" calcext:value-type="float">
            <text:p>1.8748312</text:p>
          </table:table-cell>
          <table:table-cell table:formula="of:=[.$H$1]*[.L28]" office:value-type="float" office:value="0.5924386" calcext:value-type="float">
            <text:p>0.5924386</text:p>
          </table:table-cell>
          <table:table-cell table:formula="of:=[.$H$1]*[.M28]" office:value-type="float" office:value="0.6957178" calcext:value-type="float">
            <text:p>0.6957178</text:p>
          </table:table-cell>
          <table:table-cell table:formula="of:=[.$H$1]*[.N28]" office:value-type="float" office:value="1.3229324" calcext:value-type="float">
            <text:p>1.3229324</text:p>
          </table:table-cell>
          <table:table-cell table:formula="of:=[.$H$1]*[.O28]" office:value-type="float" office:value="0.7714614" calcext:value-type="float">
            <text:p>0.7714614</text:p>
          </table:table-cell>
          <table:table-cell table:formula="of:=[.$H$1]*[.P28]" office:value-type="float" office:value="1.0534782" calcext:value-type="float">
            <text:p>1.0534782</text:p>
          </table:table-cell>
          <table:table-cell table:formula="of:=[.$H$1]*[.Q28]" office:value-type="float" office:value="2.945357" calcext:value-type="float">
            <text:p>2.945357</text:p>
          </table:table-cell>
          <table:table-cell table:formula="of:=[.$H$1]*[.R28]" office:value-type="float" office:value="1.6660648" calcext:value-type="float">
            <text:p>1.6660648</text:p>
          </table:table-cell>
          <table:table-cell table:formula="of:=[.$H$1]*[.S28]" office:value-type="float" office:value="1.0894594" calcext:value-type="float">
            <text:p>1.0894594</text:p>
          </table:table-cell>
          <table:table-cell table:formula="of:=[.$H$1]*[.T28]" office:value-type="float" office:value="2.0392582" calcext:value-type="float">
            <text:p>2.0392582</text:p>
          </table:table-cell>
          <table:table-cell table:formula="of:=[.$H$1]*[.U28]" office:value-type="float" office:value="0.8208608" calcext:value-type="float">
            <text:p>0.8208608</text:p>
          </table:table-cell>
          <table:table-cell table:formula="of:=[.$H$1]*[.V28]" office:value-type="float" office:value="2.3444038" calcext:value-type="float">
            <text:p>2.3444038</text:p>
          </table:table-cell>
          <table:table-cell table:formula="of:=[.$H$1]*[.W28]" office:value-type="float" office:value="2.7885798" calcext:value-type="float">
            <text:p>2.7885798</text:p>
          </table:table-cell>
          <table:table-cell table:formula="of:=[.$H$1]*[.X28]" office:value-type="float" office:value="0.9193008" calcext:value-type="float">
            <text:p>0.9193008</text:p>
          </table:table-cell>
          <table:table-cell table:formula="of:=[.$H$1]*[.Y28]" office:value-type="float" office:value="1.1340104" calcext:value-type="float">
            <text:p>1.1340104</text:p>
          </table:table-cell>
          <table:table-cell table:formula="of:=[.$H$1]*[.Z28]" office:value-type="float" office:value="1.8535056" calcext:value-type="float">
            <text:p>1.8535056</text:p>
          </table:table-cell>
          <table:table-cell table:formula="of:=[.$H$1]*[.AA28]" office:value-type="float" office:value="0" calcext:value-type="float">
            <text:p>0</text:p>
          </table:table-cell>
          <table:table-cell table:formula="of:=[.$H$1]*[.AB28]" office:value-type="float" office:value="2.933213" calcext:value-type="float">
            <text:p>2.933213</text:p>
          </table:table-cell>
          <table:table-cell table:formula="of:=[.$H$1]*[.AC28]" office:value-type="float" office:value="2.933213" calcext:value-type="float">
            <text:p>2.933213</text:p>
          </table:table-cell>
          <table:table-cell table:formula="of:=[.$H$1]*[.AD2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$H$1]*[.F29]" office:value-type="float" office:value="1.2497372" calcext:value-type="float">
            <text:p>1.2497372</text:p>
          </table:table-cell>
          <table:table-cell table:formula="of:=[.$H$1]*[.F29]" office:value-type="float" office:value="1.2497372" calcext:value-type="float">
            <text:p>1.2497372</text:p>
          </table:table-cell>
          <table:table-cell table:formula="of:=[.$H$1]*[.G29]" office:value-type="float" office:value="1.8244152" calcext:value-type="float">
            <text:p>1.8244152</text:p>
          </table:table-cell>
          <table:table-cell table:formula="of:=[.$H$1]*[.H29]" office:value-type="float" office:value="2.689459" calcext:value-type="float">
            <text:p>2.689459</text:p>
          </table:table-cell>
          <table:table-cell table:formula="of:=[.$H$1]*[.I29]" office:value-type="float" office:value="2.3198996" calcext:value-type="float">
            <text:p>2.3198996</text:p>
          </table:table-cell>
          <table:table-cell table:formula="of:=[.$H$1]*[.J29]" office:value-type="float" office:value="2.8392488" calcext:value-type="float">
            <text:p>2.8392488</text:p>
          </table:table-cell>
          <table:table-cell table:formula="of:=[.$H$1]*[.K29]" office:value-type="float" office:value="1.8051642" calcext:value-type="float">
            <text:p>1.8051642</text:p>
          </table:table-cell>
          <table:table-cell table:formula="of:=[.$H$1]*[.L29]" office:value-type="float" office:value="2.4278754" calcext:value-type="float">
            <text:p>2.4278754</text:p>
          </table:table-cell>
          <table:table-cell table:formula="of:=[.$H$1]*[.M29]" office:value-type="float" office:value="2.6297188" calcext:value-type="float">
            <text:p>2.6297188</text:p>
          </table:table-cell>
          <table:table-cell table:formula="of:=[.$H$1]*[.N29]" office:value-type="float" office:value="2.3237084" calcext:value-type="float">
            <text:p>2.3237084</text:p>
          </table:table-cell>
          <table:table-cell table:formula="of:=[.$H$1]*[.O29]" office:value-type="float" office:value="2.1621564" calcext:value-type="float">
            <text:p>2.1621564</text:p>
          </table:table-cell>
          <table:table-cell table:formula="of:=[.$H$1]*[.P29]" office:value-type="float" office:value="1.8799326" calcext:value-type="float">
            <text:p>1.8799326</text:p>
          </table:table-cell>
          <table:table-cell table:formula="of:=[.$H$1]*[.Q29]" office:value-type="float" office:value="3.1779836" calcext:value-type="float">
            <text:p>3.1779836</text:p>
          </table:table-cell>
          <table:table-cell table:formula="of:=[.$H$1]*[.R29]" office:value-type="float" office:value="1.2682522" calcext:value-type="float">
            <text:p>1.2682522</text:p>
          </table:table-cell>
          <table:table-cell table:formula="of:=[.$H$1]*[.S29]" office:value-type="float" office:value="1.9991324" calcext:value-type="float">
            <text:p>1.9991324</text:p>
          </table:table-cell>
          <table:table-cell table:formula="of:=[.$H$1]*[.T29]" office:value-type="float" office:value="2.4601996" calcext:value-type="float">
            <text:p>2.4601996</text:p>
          </table:table-cell>
          <table:table-cell table:formula="of:=[.$H$1]*[.U29]" office:value-type="float" office:value="2.2003502" calcext:value-type="float">
            <text:p>2.2003502</text:p>
          </table:table-cell>
          <table:table-cell table:formula="of:=[.$H$1]*[.V29]" office:value-type="float" office:value="3.1449556" calcext:value-type="float">
            <text:p>3.1449556</text:p>
          </table:table-cell>
          <table:table-cell table:formula="of:=[.$H$1]*[.W29]" office:value-type="float" office:value="2.6036782" calcext:value-type="float">
            <text:p>2.6036782</text:p>
          </table:table-cell>
          <table:table-cell table:formula="of:=[.$H$1]*[.X29]" office:value-type="float" office:value="2.1670738" calcext:value-type="float">
            <text:p>2.1670738</text:p>
          </table:table-cell>
          <table:table-cell table:formula="of:=[.$H$1]*[.Y29]" office:value-type="float" office:value="1.8348112" calcext:value-type="float">
            <text:p>1.8348112</text:p>
          </table:table-cell>
          <table:table-cell table:formula="of:=[.$H$1]*[.Z29]" office:value-type="float" office:value="1.9775354" calcext:value-type="float">
            <text:p>1.9775354</text:p>
          </table:table-cell>
          <table:table-cell table:formula="of:=[.$H$1]*[.AA29]" office:value-type="float" office:value="2.933213" calcext:value-type="float">
            <text:p>2.933213</text:p>
          </table:table-cell>
          <table:table-cell table:formula="of:=[.$H$1]*[.AB29]" office:value-type="float" office:value="0" calcext:value-type="float">
            <text:p>0</text:p>
          </table:table-cell>
          <table:table-cell table:formula="of:=[.$H$1]*[.AC29]" office:value-type="float" office:value="0" calcext:value-type="float">
            <text:p>0</text:p>
          </table:table-cell>
          <table:table-cell table:formula="of:=[.$H$1]*[.AD2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$H$1]*[.F30]" office:value-type="float" office:value="1.2497372" calcext:value-type="float">
            <text:p>1.2497372</text:p>
          </table:table-cell>
          <table:table-cell table:formula="of:=[.$H$1]*[.F30]" office:value-type="float" office:value="1.2497372" calcext:value-type="float">
            <text:p>1.2497372</text:p>
          </table:table-cell>
          <table:table-cell table:formula="of:=[.$H$1]*[.G30]" office:value-type="float" office:value="1.8244152" calcext:value-type="float">
            <text:p>1.8244152</text:p>
          </table:table-cell>
          <table:table-cell table:formula="of:=[.$H$1]*[.H30]" office:value-type="float" office:value="2.689459" calcext:value-type="float">
            <text:p>2.689459</text:p>
          </table:table-cell>
          <table:table-cell table:formula="of:=[.$H$1]*[.I30]" office:value-type="float" office:value="2.3198996" calcext:value-type="float">
            <text:p>2.3198996</text:p>
          </table:table-cell>
          <table:table-cell table:formula="of:=[.$H$1]*[.J30]" office:value-type="float" office:value="2.8392488" calcext:value-type="float">
            <text:p>2.8392488</text:p>
          </table:table-cell>
          <table:table-cell table:formula="of:=[.$H$1]*[.K30]" office:value-type="float" office:value="1.8051642" calcext:value-type="float">
            <text:p>1.8051642</text:p>
          </table:table-cell>
          <table:table-cell table:formula="of:=[.$H$1]*[.L30]" office:value-type="float" office:value="2.4278754" calcext:value-type="float">
            <text:p>2.4278754</text:p>
          </table:table-cell>
          <table:table-cell table:formula="of:=[.$H$1]*[.M30]" office:value-type="float" office:value="2.6297188" calcext:value-type="float">
            <text:p>2.6297188</text:p>
          </table:table-cell>
          <table:table-cell table:formula="of:=[.$H$1]*[.N30]" office:value-type="float" office:value="2.3237084" calcext:value-type="float">
            <text:p>2.3237084</text:p>
          </table:table-cell>
          <table:table-cell table:formula="of:=[.$H$1]*[.O30]" office:value-type="float" office:value="2.1621564" calcext:value-type="float">
            <text:p>2.1621564</text:p>
          </table:table-cell>
          <table:table-cell table:formula="of:=[.$H$1]*[.P30]" office:value-type="float" office:value="1.8799326" calcext:value-type="float">
            <text:p>1.8799326</text:p>
          </table:table-cell>
          <table:table-cell table:formula="of:=[.$H$1]*[.Q30]" office:value-type="float" office:value="3.1779836" calcext:value-type="float">
            <text:p>3.1779836</text:p>
          </table:table-cell>
          <table:table-cell table:formula="of:=[.$H$1]*[.R30]" office:value-type="float" office:value="1.2682522" calcext:value-type="float">
            <text:p>1.2682522</text:p>
          </table:table-cell>
          <table:table-cell table:formula="of:=[.$H$1]*[.S30]" office:value-type="float" office:value="1.9991324" calcext:value-type="float">
            <text:p>1.9991324</text:p>
          </table:table-cell>
          <table:table-cell table:formula="of:=[.$H$1]*[.T30]" office:value-type="float" office:value="2.4601996" calcext:value-type="float">
            <text:p>2.4601996</text:p>
          </table:table-cell>
          <table:table-cell table:formula="of:=[.$H$1]*[.U30]" office:value-type="float" office:value="2.2003502" calcext:value-type="float">
            <text:p>2.2003502</text:p>
          </table:table-cell>
          <table:table-cell table:formula="of:=[.$H$1]*[.V30]" office:value-type="float" office:value="3.1449556" calcext:value-type="float">
            <text:p>3.1449556</text:p>
          </table:table-cell>
          <table:table-cell table:formula="of:=[.$H$1]*[.W30]" office:value-type="float" office:value="2.6036782" calcext:value-type="float">
            <text:p>2.6036782</text:p>
          </table:table-cell>
          <table:table-cell table:formula="of:=[.$H$1]*[.X30]" office:value-type="float" office:value="2.1670738" calcext:value-type="float">
            <text:p>2.1670738</text:p>
          </table:table-cell>
          <table:table-cell table:formula="of:=[.$H$1]*[.Y30]" office:value-type="float" office:value="1.8348112" calcext:value-type="float">
            <text:p>1.8348112</text:p>
          </table:table-cell>
          <table:table-cell table:formula="of:=[.$H$1]*[.Z30]" office:value-type="float" office:value="1.9775354" calcext:value-type="float">
            <text:p>1.9775354</text:p>
          </table:table-cell>
          <table:table-cell table:formula="of:=[.$H$1]*[.AA30]" office:value-type="float" office:value="2.933213" calcext:value-type="float">
            <text:p>2.933213</text:p>
          </table:table-cell>
          <table:table-cell table:formula="of:=[.$H$1]*[.AB30]" office:value-type="float" office:value="0" calcext:value-type="float">
            <text:p>0</text:p>
          </table:table-cell>
          <table:table-cell table:formula="of:=[.$H$1]*[.AC30]" office:value-type="float" office:value="0" calcext:value-type="float">
            <text:p>0</text:p>
          </table:table-cell>
          <table:table-cell table:formula="of:=[.$H$1]*[.AD3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$H$1]*[.F31]" office:value-type="float" office:value="0" calcext:value-type="float">
            <text:p>0</text:p>
          </table:table-cell>
          <table:table-cell table:formula="of:=[.$H$1]*[.F31]" office:value-type="float" office:value="0" calcext:value-type="float">
            <text:p>0</text:p>
          </table:table-cell>
          <table:table-cell table:formula="of:=[.$H$1]*[.G31]" office:value-type="float" office:value="0" calcext:value-type="float">
            <text:p>0</text:p>
          </table:table-cell>
          <table:table-cell table:formula="of:=[.$H$1]*[.H31]" office:value-type="float" office:value="0" calcext:value-type="float">
            <text:p>0</text:p>
          </table:table-cell>
          <table:table-cell table:formula="of:=[.$H$1]*[.I31]" office:value-type="float" office:value="0" calcext:value-type="float">
            <text:p>0</text:p>
          </table:table-cell>
          <table:table-cell table:formula="of:=[.$H$1]*[.J31]" office:value-type="float" office:value="0" calcext:value-type="float">
            <text:p>0</text:p>
          </table:table-cell>
          <table:table-cell table:formula="of:=[.$H$1]*[.K31]" office:value-type="float" office:value="0" calcext:value-type="float">
            <text:p>0</text:p>
          </table:table-cell>
          <table:table-cell table:formula="of:=[.$H$1]*[.L31]" office:value-type="float" office:value="0" calcext:value-type="float">
            <text:p>0</text:p>
          </table:table-cell>
          <table:table-cell table:formula="of:=[.$H$1]*[.M31]" office:value-type="float" office:value="0" calcext:value-type="float">
            <text:p>0</text:p>
          </table:table-cell>
          <table:table-cell table:formula="of:=[.$H$1]*[.N31]" office:value-type="float" office:value="0" calcext:value-type="float">
            <text:p>0</text:p>
          </table:table-cell>
          <table:table-cell table:formula="of:=[.$H$1]*[.O31]" office:value-type="float" office:value="0" calcext:value-type="float">
            <text:p>0</text:p>
          </table:table-cell>
          <table:table-cell table:formula="of:=[.$H$1]*[.P31]" office:value-type="float" office:value="0" calcext:value-type="float">
            <text:p>0</text:p>
          </table:table-cell>
          <table:table-cell table:formula="of:=[.$H$1]*[.Q31]" office:value-type="float" office:value="0" calcext:value-type="float">
            <text:p>0</text:p>
          </table:table-cell>
          <table:table-cell table:formula="of:=[.$H$1]*[.R31]" office:value-type="float" office:value="0" calcext:value-type="float">
            <text:p>0</text:p>
          </table:table-cell>
          <table:table-cell table:formula="of:=[.$H$1]*[.S31]" office:value-type="float" office:value="0" calcext:value-type="float">
            <text:p>0</text:p>
          </table:table-cell>
          <table:table-cell table:formula="of:=[.$H$1]*[.T31]" office:value-type="float" office:value="0" calcext:value-type="float">
            <text:p>0</text:p>
          </table:table-cell>
          <table:table-cell table:formula="of:=[.$H$1]*[.U31]" office:value-type="float" office:value="0" calcext:value-type="float">
            <text:p>0</text:p>
          </table:table-cell>
          <table:table-cell table:formula="of:=[.$H$1]*[.V31]" office:value-type="float" office:value="0" calcext:value-type="float">
            <text:p>0</text:p>
          </table:table-cell>
          <table:table-cell table:formula="of:=[.$H$1]*[.W31]" office:value-type="float" office:value="0" calcext:value-type="float">
            <text:p>0</text:p>
          </table:table-cell>
          <table:table-cell table:formula="of:=[.$H$1]*[.X31]" office:value-type="float" office:value="0" calcext:value-type="float">
            <text:p>0</text:p>
          </table:table-cell>
          <table:table-cell table:formula="of:=[.$H$1]*[.Y31]" office:value-type="float" office:value="0" calcext:value-type="float">
            <text:p>0</text:p>
          </table:table-cell>
          <table:table-cell table:formula="of:=[.$H$1]*[.Z31]" office:value-type="float" office:value="0" calcext:value-type="float">
            <text:p>0</text:p>
          </table:table-cell>
          <table:table-cell table:formula="of:=[.$H$1]*[.AA31]" office:value-type="float" office:value="0" calcext:value-type="float">
            <text:p>0</text:p>
          </table:table-cell>
          <table:table-cell table:formula="of:=[.$H$1]*[.AB31]" office:value-type="float" office:value="0" calcext:value-type="float">
            <text:p>0</text:p>
          </table:table-cell>
          <table:table-cell table:formula="of:=[.$H$1]*[.AC31]" office:value-type="float" office:value="0" calcext:value-type="float">
            <text:p>0</text:p>
          </table:table-cell>
          <table:table-cell table:formula="of:=[.$H$1]*[.AD3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$H$1]*[.F32]" office:value-type="float" office:value="0" calcext:value-type="float">
            <text:p>0</text:p>
          </table:table-cell>
          <table:table-cell table:formula="of:=[.$H$1]*[.F32]" office:value-type="float" office:value="0" calcext:value-type="float">
            <text:p>0</text:p>
          </table:table-cell>
          <table:table-cell table:formula="of:=[.$H$1]*[.G32]" office:value-type="float" office:value="0" calcext:value-type="float">
            <text:p>0</text:p>
          </table:table-cell>
          <table:table-cell table:formula="of:=[.$H$1]*[.H32]" office:value-type="float" office:value="0" calcext:value-type="float">
            <text:p>0</text:p>
          </table:table-cell>
          <table:table-cell table:formula="of:=[.$H$1]*[.I32]" office:value-type="float" office:value="0" calcext:value-type="float">
            <text:p>0</text:p>
          </table:table-cell>
          <table:table-cell table:formula="of:=[.$H$1]*[.J32]" office:value-type="float" office:value="0" calcext:value-type="float">
            <text:p>0</text:p>
          </table:table-cell>
          <table:table-cell table:formula="of:=[.$H$1]*[.K32]" office:value-type="float" office:value="0" calcext:value-type="float">
            <text:p>0</text:p>
          </table:table-cell>
          <table:table-cell table:formula="of:=[.$H$1]*[.L32]" office:value-type="float" office:value="0" calcext:value-type="float">
            <text:p>0</text:p>
          </table:table-cell>
          <table:table-cell table:formula="of:=[.$H$1]*[.M32]" office:value-type="float" office:value="0" calcext:value-type="float">
            <text:p>0</text:p>
          </table:table-cell>
          <table:table-cell table:formula="of:=[.$H$1]*[.N32]" office:value-type="float" office:value="0" calcext:value-type="float">
            <text:p>0</text:p>
          </table:table-cell>
          <table:table-cell table:formula="of:=[.$H$1]*[.O32]" office:value-type="float" office:value="0" calcext:value-type="float">
            <text:p>0</text:p>
          </table:table-cell>
          <table:table-cell table:formula="of:=[.$H$1]*[.P32]" office:value-type="float" office:value="0" calcext:value-type="float">
            <text:p>0</text:p>
          </table:table-cell>
          <table:table-cell table:formula="of:=[.$H$1]*[.Q32]" office:value-type="float" office:value="0" calcext:value-type="float">
            <text:p>0</text:p>
          </table:table-cell>
          <table:table-cell table:formula="of:=[.$H$1]*[.R32]" office:value-type="float" office:value="0" calcext:value-type="float">
            <text:p>0</text:p>
          </table:table-cell>
          <table:table-cell table:formula="of:=[.$H$1]*[.S32]" office:value-type="float" office:value="0" calcext:value-type="float">
            <text:p>0</text:p>
          </table:table-cell>
          <table:table-cell table:formula="of:=[.$H$1]*[.T32]" office:value-type="float" office:value="0" calcext:value-type="float">
            <text:p>0</text:p>
          </table:table-cell>
          <table:table-cell table:formula="of:=[.$H$1]*[.U32]" office:value-type="float" office:value="0" calcext:value-type="float">
            <text:p>0</text:p>
          </table:table-cell>
          <table:table-cell table:formula="of:=[.$H$1]*[.V32]" office:value-type="float" office:value="0" calcext:value-type="float">
            <text:p>0</text:p>
          </table:table-cell>
          <table:table-cell table:formula="of:=[.$H$1]*[.W32]" office:value-type="float" office:value="0" calcext:value-type="float">
            <text:p>0</text:p>
          </table:table-cell>
          <table:table-cell table:formula="of:=[.$H$1]*[.X32]" office:value-type="float" office:value="0" calcext:value-type="float">
            <text:p>0</text:p>
          </table:table-cell>
          <table:table-cell table:formula="of:=[.$H$1]*[.Y32]" office:value-type="float" office:value="0" calcext:value-type="float">
            <text:p>0</text:p>
          </table:table-cell>
          <table:table-cell table:formula="of:=[.$H$1]*[.Z32]" office:value-type="float" office:value="0" calcext:value-type="float">
            <text:p>0</text:p>
          </table:table-cell>
          <table:table-cell table:formula="of:=[.$H$1]*[.AA32]" office:value-type="float" office:value="0" calcext:value-type="float">
            <text:p>0</text:p>
          </table:table-cell>
          <table:table-cell table:formula="of:=[.$H$1]*[.AB32]" office:value-type="float" office:value="0" calcext:value-type="float">
            <text:p>0</text:p>
          </table:table-cell>
          <table:table-cell table:formula="of:=[.$H$1]*[.AC32]" office:value-type="float" office:value="0" calcext:value-type="float">
            <text:p>0</text:p>
          </table:table-cell>
          <table:table-cell table:formula="of:=[.$H$1]*[.AD32]" office:value-type="float" office:value="0" calcext:value-type="float">
            <text:p>0</text:p>
          </table:table-cell>
        </table:table-row>
        <table:table-row table:style-name="ro1" table:number-rows-repeated="26">
          <table:table-cell table:number-columns-repeated="31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4 - 9 - 14 - 1 - 6 - 18 - 3 - 8 - 27 - 2 - 7 - 23 - 0 - 5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23 - 9 - 4 - 18 - 10 - 1 - 19 - 13 - 3 - 22 - 8 - 2 - 17 - 5 - 0 - 14 - 24</text:p>
          </table:table-cell>
          <table:table-cell table:number-columns-repeated="4"/>
          <table:table-cell table:style-name="ce5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5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table:number-columns-repeated="6"/>
          <table:table-cell table:style-name="ce38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1" loext:min-decimal-places="1" number:min-integer-digits="1" number:grouping="true"/>
    </number:number-style>
    <number:number-style style:name="N133">
      <number:number number:decimal-places="3" loext:min-decimal-places="3" number:min-integer-digits="1" number:grouping="true"/>
    </number:number-style>
    <number:number-style style:name="N134">
      <number:number number:decimal-places="4" loext:min-decimal-places="4" number:min-integer-digits="1" number:grouping="true"/>
    </number:number-style>
    <number:number-style style:name="N135">
      <number:number number:decimal-places="5" loext:min-decimal-places="5" number:min-integer-digits="1" number:grouping="true"/>
    </number:number-style>
    <number:number-style style:name="N136">
      <number:number number:decimal-places="6" loext:min-decimal-places="6" number:min-integer-digits="1" number:grouping="true"/>
    </number:number-style>
    <number:number-style style:name="N137">
      <number:number number:decimal-places="7" loext:min-decimal-places="7" number:min-integer-digits="1" number:grouping="true"/>
    </number:number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9" loext:min-decimal-places="9" number:min-integer-digits="1" number:grouping="true"/>
    </number:number-style>
    <number:number-style style:name="N140">
      <number:number number:decimal-places="14" loext:min-decimal-places="14" number:min-integer-digits="1"/>
    </number:number-style>
    <number:number-style style:name="N141">
      <number:number number:decimal-places="15" loext:min-decimal-places="15" number:min-integer-digits="1"/>
    </number:number-style>
    <number:number-style style:name="N142">
      <number:number number:decimal-places="16" loext:min-decimal-places="16" number:min-integer-digits="1"/>
    </number:number-style>
    <number:number-style style:name="N143">
      <number:number number:decimal-places="17" loext:min-decimal-places="17" number:min-integer-digits="1"/>
    </number:number-style>
    <number:number-style style:name="N144">
      <number:number number:decimal-places="18" loext:min-decimal-places="18" number:min-integer-digits="1"/>
    </number:number-style>
    <number:number-style style:name="N14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09:35:20.553242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6:56:46.557206862</meta:creation-date>
    <dc:date>2022-07-21T16:25:01.685338011</dc:date>
    <meta:editing-duration>P9DT2H12M37S</meta:editing-duration>
    <meta:editing-cycles>18</meta:editing-cycles>
    <meta:generator>LibreOffice/6.4.7.2$Linux_X86_64 LibreOffice_project/40$Build-2</meta:generator>
    <meta:document-statistic meta:table-count="5" meta:cell-count="11270" meta:object-count="0"/>
  </office:meta>
</office:document-meta>
</file>